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32" manifest:media-type=""/>
  <manifest:file-entry manifest:full-path="ObjectReplacements/Object 2" manifest:media-type=""/>
  <manifest:file-entry manifest:full-path="ObjectReplacements/Object 33" manifest:media-type=""/>
  <manifest:file-entry manifest:full-path="ObjectReplacements/Object 3" manifest:media-type=""/>
  <manifest:file-entry manifest:full-path="ObjectReplacements/Object 34" manifest:media-type=""/>
  <manifest:file-entry manifest:full-path="ObjectReplacements/Object 4" manifest:media-type=""/>
  <manifest:file-entry manifest:full-path="ObjectReplacements/Object 35" manifest:media-type=""/>
  <manifest:file-entry manifest:full-path="ObjectReplacements/Object 5" manifest:media-type=""/>
  <manifest:file-entry manifest:full-path="ObjectReplacements/Object 36" manifest:media-type=""/>
  <manifest:file-entry manifest:full-path="ObjectReplacements/Object 6" manifest:media-type=""/>
  <manifest:file-entry manifest:full-path="ObjectReplacements/Object 37" manifest:media-type=""/>
  <manifest:file-entry manifest:full-path="ObjectReplacements/Object 7" manifest:media-type=""/>
  <manifest:file-entry manifest:full-path="ObjectReplacements/Object 38" manifest:media-type=""/>
  <manifest:file-entry manifest:full-path="ObjectReplacements/Object 8" manifest:media-type=""/>
  <manifest:file-entry manifest:full-path="ObjectReplacements/Object 39"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31"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application/x-openoffice-gdimetafile;windows_formatname=&quot;GDIMetaFile&quot;"/>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Replacements/Object 64"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70" manifest:media-type=""/>
  <manifest:file-entry manifest:full-path="ObjectReplacements/Object 71" manifest:media-type=""/>
  <manifest:file-entry manifest:full-path="ObjectReplacements/Object 72" manifest:media-type=""/>
  <manifest:file-entry manifest:full-path="ObjectReplacements/Object 73" manifest:media-type=""/>
  <manifest:file-entry manifest:full-path="ObjectReplacements/Object 74" manifest:media-type=""/>
  <manifest:file-entry manifest:full-path="ObjectReplacements/Object 75" manifest:media-type=""/>
  <manifest:file-entry manifest:full-path="ObjectReplacements/Object 76" manifest:media-type=""/>
  <manifest:file-entry manifest:full-path="ObjectReplacements/Object 77" manifest:media-type=""/>
  <manifest:file-entry manifest:full-path="ObjectReplacements/Object 78" manifest:media-type=""/>
  <manifest:file-entry manifest:full-path="ObjectReplacements/Object 79" manifest:media-type=""/>
  <manifest:file-entry manifest:full-path="ObjectReplacements/Object 80" manifest:media-type=""/>
  <manifest:file-entry manifest:full-path="ObjectReplacements/Object 81" manifest:media-type=""/>
  <manifest:file-entry manifest:full-path="ObjectReplacements/Object 82" manifest:media-type=""/>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93" manifest:media-type=""/>
  <manifest:file-entry manifest:full-path="ObjectReplacements/Object 94" manifest:media-type=""/>
  <manifest:file-entry manifest:full-path="ObjectReplacements/Object 95" manifest:media-type=""/>
  <manifest:file-entry manifest:full-path="ObjectReplacements/Object 96" manifest:media-type=""/>
  <manifest:file-entry manifest:full-path="ObjectReplacements/Object 97" manifest:media-type=""/>
  <manifest:file-entry manifest:full-path="ObjectReplacements/Object 98" manifest:media-type=""/>
  <manifest:file-entry manifest:full-path="ObjectReplacements/Object 99" manifest:media-type=""/>
  <manifest:file-entry manifest:full-path="ObjectReplacements/Object 100" manifest:media-type=""/>
  <manifest:file-entry manifest:full-path="ObjectReplacements/Object 101" manifest:media-type=""/>
  <manifest:file-entry manifest:full-path="ObjectReplacements/Object 102" manifest:media-type=""/>
  <manifest:file-entry manifest:full-path="ObjectReplacements/Object 103" manifest:media-type=""/>
  <manifest:file-entry manifest:full-path="ObjectReplacements/Object 104" manifest:media-type=""/>
  <manifest:file-entry manifest:full-path="ObjectReplacements/Object 105" manifest:media-type=""/>
  <manifest:file-entry manifest:full-path="ObjectReplacements/Object 106" manifest:media-type=""/>
  <manifest:file-entry manifest:full-path="ObjectReplacements/Object 107" manifest:media-type=""/>
  <manifest:file-entry manifest:full-path="ObjectReplacements/Object 108" manifest:media-type=""/>
  <manifest:file-entry manifest:full-path="ObjectReplacements/Object 109" manifest:media-type=""/>
  <manifest:file-entry manifest:full-path="ObjectReplacements/Object 110" manifest:media-type=""/>
  <manifest:file-entry manifest:full-path="ObjectReplacements/Object 111" manifest:media-type=""/>
  <manifest:file-entry manifest:full-path="ObjectReplacements/Object 112" manifest:media-type=""/>
  <manifest:file-entry manifest:full-path="ObjectReplacements/Object 113" manifest:media-type=""/>
  <manifest:file-entry manifest:full-path="ObjectReplacements/Object 114" manifest:media-type=""/>
  <manifest:file-entry manifest:full-path="ObjectReplacements/Object 115" manifest:media-type=""/>
  <manifest:file-entry manifest:full-path="ObjectReplacements/Object 116" manifest:media-type=""/>
  <manifest:file-entry manifest:full-path="ObjectReplacements/Object 117" manifest:media-type=""/>
  <manifest:file-entry manifest:full-path="ObjectReplacements/Object 118" manifest:media-type=""/>
  <manifest:file-entry manifest:full-path="ObjectReplacements/Object 119" manifest:media-type=""/>
  <manifest:file-entry manifest:full-path="ObjectReplacements/Object 120" manifest:media-type=""/>
  <manifest:file-entry manifest:full-path="ObjectReplacements/Object 121" manifest:media-type=""/>
  <manifest:file-entry manifest:full-path="ObjectReplacements/Object 122" manifest:media-type=""/>
  <manifest:file-entry manifest:full-path="ObjectReplacements/Object 123" manifest:media-type=""/>
  <manifest:file-entry manifest:full-path="ObjectReplacements/Object 124" manifest:media-type=""/>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 manifest:media-type="application/vnd.sun.star.oleobject"/>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swiss"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Arial"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Mangal" svg:font-family="Mangal" style:font-pitch="variable"/>
    <style:font-face style:name="NSimSun" svg:font-family="NSimSun" style:font-family-generic="roman" style:font-pitch="variable"/>
    <style:font-face style:name="NSimSun1" svg:font-family="NSimSun" style:font-family-generic="system" style:font-pitch="variable"/>
    <style:font-face style:name="Symbol" svg:font-family="Symbol, 'Symbol type B'" style:font-family-generic="roman"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Таблица1" style:family="table">
      <style:table-properties style:width="15.24cm" fo:margin-left="0.318cm" table:align="left" style:writing-mode="lr-tb"/>
    </style:style>
    <style:style style:name="Таблица1.A" style:family="table-column">
      <style:table-column-properties style:column-width="2.223cm"/>
    </style:style>
    <style:style style:name="Таблица1.B" style:family="table-column">
      <style:table-column-properties style:column-width="13.018cm"/>
    </style:style>
    <style:style style:name="Таблица1.1" style:family="table-row">
      <style:table-row-properties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2" style:family="table">
      <style:table-properties style:width="15.24cm" fo:margin-left="0.318cm" table:align="left" style:writing-mode="lr-tb"/>
    </style:style>
    <style:style style:name="Таблица2.A" style:family="table-column">
      <style:table-column-properties style:column-width="3.21cm"/>
    </style:style>
    <style:style style:name="Таблица2.B" style:family="table-column">
      <style:table-column-properties style:column-width="6.015cm"/>
    </style:style>
    <style:style style:name="Таблица2.1" style:family="table-row">
      <style:table-row-properties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3" style:family="table">
      <style:table-properties style:width="15.24cm" fo:margin-left="0.318cm" table:align="left" style:writing-mode="lr-tb"/>
    </style:style>
    <style:style style:name="Таблица3.A" style:family="table-column">
      <style:table-column-properties style:column-width="2.223cm"/>
    </style:style>
    <style:style style:name="Таблица3.B" style:family="table-column">
      <style:table-column-properties style:column-width="13.018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4" style:family="table">
      <style:table-properties style:width="15.24cm" fo:margin-left="0.318cm" table:align="left" style:writing-mode="lr-tb"/>
    </style:style>
    <style:style style:name="Таблица4.A" style:family="table-column">
      <style:table-column-properties style:column-width="3.21cm"/>
    </style:style>
    <style:style style:name="Таблица4.B" style:family="table-column">
      <style:table-column-properties style:column-width="6.015cm"/>
    </style:style>
    <style:style style:name="Таблица4.1" style:family="table-row">
      <style:table-row-properties fo:keep-together="auto"/>
    </style:style>
    <style:style style:name="Таблица4.A1" style:family="table-cell">
      <style:table-cell-properties style:vertical-align="top" fo:padding-left="0.191cm" fo:padding-right="0.191cm" fo:padding-top="0cm" fo:padding-bottom="0cm" fo:border="none" style:writing-mode="lr-tb"/>
    </style:style>
    <style:style style:name="Таблица5" style:family="table">
      <style:table-properties style:width="15.24cm" fo:margin-left="0.318cm" table:align="left" style:writing-mode="lr-tb"/>
    </style:style>
    <style:style style:name="Таблица5.A" style:family="table-column">
      <style:table-column-properties style:column-width="2.223cm"/>
    </style:style>
    <style:style style:name="Таблица5.B" style:family="table-column">
      <style:table-column-properties style:column-width="13.018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none" style:writing-mode="lr-tb"/>
    </style:style>
    <style:style style:name="Таблица6" style:family="table">
      <style:table-properties style:width="15.24cm" fo:margin-left="0.318cm" table:align="left" style:writing-mode="lr-tb"/>
    </style:style>
    <style:style style:name="Таблица6.A" style:family="table-column">
      <style:table-column-properties style:column-width="3.21cm"/>
    </style:style>
    <style:style style:name="Таблица6.B" style:family="table-column">
      <style:table-column-properties style:column-width="6.015cm"/>
    </style:style>
    <style:style style:name="Таблица6.1" style:family="table-row">
      <style:table-row-properties fo:keep-together="auto"/>
    </style:style>
    <style:style style:name="Таблица6.A1" style:family="table-cell">
      <style:table-cell-properties style:vertical-align="top" fo:padding-left="0.191cm" fo:padding-right="0.191cm" fo:padding-top="0cm" fo:padding-bottom="0cm" fo:border="none" style:writing-mode="lr-tb"/>
    </style:style>
    <style:style style:name="Таблица7" style:family="table">
      <style:table-properties style:width="15.24cm" fo:margin-left="0.318cm" table:align="left" style:writing-mode="lr-tb"/>
    </style:style>
    <style:style style:name="Таблица7.A" style:family="table-column">
      <style:table-column-properties style:column-width="2.223cm"/>
    </style:style>
    <style:style style:name="Таблица7.B" style:family="table-column">
      <style:table-column-properties style:column-width="13.018cm"/>
    </style:style>
    <style:style style:name="Таблица7.1" style:family="table-row">
      <style:table-row-properties fo:keep-together="auto"/>
    </style:style>
    <style:style style:name="Таблица7.A1" style:family="table-cell">
      <style:table-cell-properties style:vertical-align="top" fo:padding-left="0.191cm" fo:padding-right="0.191cm" fo:padding-top="0cm" fo:padding-bottom="0cm" fo:border="none" style:writing-mode="lr-tb"/>
    </style:style>
    <style:style style:name="Таблица8" style:family="table">
      <style:table-properties style:width="15.24cm" fo:margin-left="0.318cm" table:align="left" style:writing-mode="lr-tb"/>
    </style:style>
    <style:style style:name="Таблица8.A" style:family="table-column">
      <style:table-column-properties style:column-width="3.21cm"/>
    </style:style>
    <style:style style:name="Таблица8.B" style:family="table-column">
      <style:table-column-properties style:column-width="6.015cm"/>
    </style:style>
    <style:style style:name="Таблица8.1" style:family="table-row">
      <style:table-row-properties fo:keep-together="auto"/>
    </style:style>
    <style:style style:name="Таблица8.A1" style:family="table-cell">
      <style:table-cell-properties style:vertical-align="top" fo:padding-left="0.191cm" fo:padding-right="0.191cm" fo:padding-top="0cm" fo:padding-bottom="0cm" fo:border="none" style:writing-mode="lr-tb"/>
    </style:style>
    <style:style style:name="Таблица9" style:family="table">
      <style:table-properties style:width="15.24cm" fo:margin-left="0.318cm" table:align="left" style:writing-mode="lr-tb"/>
    </style:style>
    <style:style style:name="Таблица9.A" style:family="table-column">
      <style:table-column-properties style:column-width="2.223cm"/>
    </style:style>
    <style:style style:name="Таблица9.B" style:family="table-column">
      <style:table-column-properties style:column-width="13.018cm"/>
    </style:style>
    <style:style style:name="Таблица9.1" style:family="table-row">
      <style:table-row-properties fo:keep-together="auto"/>
    </style:style>
    <style:style style:name="Таблица9.A1" style:family="table-cell">
      <style:table-cell-properties style:vertical-align="top" fo:padding-left="0.191cm" fo:padding-right="0.191cm" fo:padding-top="0cm" fo:padding-bottom="0cm" fo:border="none" style:writing-mode="lr-tb"/>
    </style:style>
    <style:style style:name="Таблица10" style:family="table">
      <style:table-properties style:width="15.24cm" fo:margin-left="0.318cm" table:align="left" style:writing-mode="lr-tb"/>
    </style:style>
    <style:style style:name="Таблица10.A" style:family="table-column">
      <style:table-column-properties style:column-width="3.21cm"/>
    </style:style>
    <style:style style:name="Таблица10.B" style:family="table-column">
      <style:table-column-properties style:column-width="6.015cm"/>
    </style:style>
    <style:style style:name="Таблица10.1" style:family="table-row">
      <style:table-row-properties fo:keep-together="auto"/>
    </style:style>
    <style:style style:name="Таблица10.A1" style:family="table-cell">
      <style:table-cell-properties style:vertical-align="top" fo:padding-left="0.191cm" fo:padding-right="0.191cm" fo:padding-top="0cm" fo:padding-bottom="0cm" fo:border="none" style:writing-mode="lr-tb"/>
    </style:style>
    <style:style style:name="Таблица11" style:family="table">
      <style:table-properties style:width="15.24cm" fo:margin-left="0.318cm" table:align="left" style:writing-mode="lr-tb"/>
    </style:style>
    <style:style style:name="Таблица11.A" style:family="table-column">
      <style:table-column-properties style:column-width="2.223cm"/>
    </style:style>
    <style:style style:name="Таблица11.B" style:family="table-column">
      <style:table-column-properties style:column-width="13.018cm"/>
    </style:style>
    <style:style style:name="Таблица11.1" style:family="table-row">
      <style:table-row-properties fo:keep-together="auto"/>
    </style:style>
    <style:style style:name="Таблица11.A1" style:family="table-cell">
      <style:table-cell-properties style:vertical-align="top" fo:padding-left="0.191cm" fo:padding-right="0.191cm" fo:padding-top="0cm" fo:padding-bottom="0cm" fo:border="none" style:writing-mode="lr-tb"/>
    </style:style>
    <style:style style:name="Таблица12" style:family="table">
      <style:table-properties style:width="15.24cm" fo:margin-left="0.318cm" table:align="left" style:writing-mode="lr-tb"/>
    </style:style>
    <style:style style:name="Таблица12.A" style:family="table-column">
      <style:table-column-properties style:column-width="3.21cm"/>
    </style:style>
    <style:style style:name="Таблица12.B" style:family="table-column">
      <style:table-column-properties style:column-width="6.015cm"/>
    </style:style>
    <style:style style:name="Таблица12.1" style:family="table-row">
      <style:table-row-properties fo:keep-together="auto"/>
    </style:style>
    <style:style style:name="Таблица12.A1" style:family="table-cell">
      <style:table-cell-properties style:vertical-align="top" fo:padding-left="0.191cm" fo:padding-right="0.191cm" fo:padding-top="0cm" fo:padding-bottom="0cm" fo:border="none" style:writing-mode="lr-tb"/>
    </style:style>
    <style:style style:name="Таблица13" style:family="table">
      <style:table-properties style:width="15.24cm" fo:margin-left="0.318cm" table:align="left" style:writing-mode="lr-tb"/>
    </style:style>
    <style:style style:name="Таблица13.A" style:family="table-column">
      <style:table-column-properties style:column-width="2.223cm"/>
    </style:style>
    <style:style style:name="Таблица13.B" style:family="table-column">
      <style:table-column-properties style:column-width="13.018cm"/>
    </style:style>
    <style:style style:name="Таблица13.1" style:family="table-row">
      <style:table-row-properties fo:keep-together="auto"/>
    </style:style>
    <style:style style:name="Таблица13.A1" style:family="table-cell">
      <style:table-cell-properties style:vertical-align="top" fo:padding-left="0.191cm" fo:padding-right="0.191cm" fo:padding-top="0cm" fo:padding-bottom="0cm" fo:border="none" style:writing-mode="lr-tb"/>
    </style:style>
    <style:style style:name="Таблица14" style:family="table">
      <style:table-properties style:width="15.24cm" fo:margin-left="0.318cm" table:align="left" style:writing-mode="lr-tb"/>
    </style:style>
    <style:style style:name="Таблица14.A" style:family="table-column">
      <style:table-column-properties style:column-width="3.21cm"/>
    </style:style>
    <style:style style:name="Таблица14.B" style:family="table-column">
      <style:table-column-properties style:column-width="6.015cm"/>
    </style:style>
    <style:style style:name="Таблица14.1" style:family="table-row">
      <style:table-row-properties fo:keep-together="auto"/>
    </style:style>
    <style:style style:name="Таблица14.A1" style:family="table-cell">
      <style:table-cell-properties style:vertical-align="top" fo:padding-left="0.191cm" fo:padding-right="0.191cm" fo:padding-top="0cm" fo:padding-bottom="0cm" fo:border="none" style:writing-mode="lr-tb"/>
    </style:style>
    <style:style style:name="Таблица15" style:family="table">
      <style:table-properties style:width="15.24cm" fo:margin-left="0.318cm" table:align="left" style:writing-mode="lr-tb"/>
    </style:style>
    <style:style style:name="Таблица15.A" style:family="table-column">
      <style:table-column-properties style:column-width="2.223cm"/>
    </style:style>
    <style:style style:name="Таблица15.B" style:family="table-column">
      <style:table-column-properties style:column-width="13.018cm"/>
    </style:style>
    <style:style style:name="Таблица15.1" style:family="table-row">
      <style:table-row-properties fo:keep-together="auto"/>
    </style:style>
    <style:style style:name="Таблица15.A1" style:family="table-cell">
      <style:table-cell-properties style:vertical-align="top" fo:padding-left="0.191cm" fo:padding-right="0.191cm" fo:padding-top="0cm" fo:padding-bottom="0cm" fo:border="none" style:writing-mode="lr-tb"/>
    </style:style>
    <style:style style:name="Таблица16" style:family="table">
      <style:table-properties style:width="15.24cm" fo:margin-left="0.318cm" table:align="left" style:writing-mode="lr-tb"/>
    </style:style>
    <style:style style:name="Таблица16.A" style:family="table-column">
      <style:table-column-properties style:column-width="3.21cm"/>
    </style:style>
    <style:style style:name="Таблица16.B" style:family="table-column">
      <style:table-column-properties style:column-width="6.015cm"/>
    </style:style>
    <style:style style:name="Таблица16.1" style:family="table-row">
      <style:table-row-properties fo:keep-together="auto"/>
    </style:style>
    <style:style style:name="Таблица16.A1" style:family="table-cell">
      <style:table-cell-properties style:vertical-align="top" fo:padding-left="0.191cm" fo:padding-right="0.191cm" fo:padding-top="0cm" fo:padding-bottom="0cm" fo:border="none" style:writing-mode="lr-tb"/>
    </style:style>
    <style:style style:name="Таблица17" style:family="table">
      <style:table-properties style:width="15.24cm" fo:margin-left="0.318cm" table:align="left" style:writing-mode="lr-tb"/>
    </style:style>
    <style:style style:name="Таблица17.A" style:family="table-column">
      <style:table-column-properties style:column-width="2.223cm"/>
    </style:style>
    <style:style style:name="Таблица17.B" style:family="table-column">
      <style:table-column-properties style:column-width="13.018cm"/>
    </style:style>
    <style:style style:name="Таблица17.1" style:family="table-row">
      <style:table-row-properties fo:keep-together="auto"/>
    </style:style>
    <style:style style:name="Таблица17.A1" style:family="table-cell">
      <style:table-cell-properties style:vertical-align="top" fo:padding-left="0.191cm" fo:padding-right="0.191cm" fo:padding-top="0cm" fo:padding-bottom="0cm" fo:border="none" style:writing-mode="lr-tb"/>
    </style:style>
    <style:style style:name="Таблица18" style:family="table">
      <style:table-properties style:width="15.24cm" fo:margin-left="0.318cm" table:align="left" style:writing-mode="lr-tb"/>
    </style:style>
    <style:style style:name="Таблица18.A" style:family="table-column">
      <style:table-column-properties style:column-width="3.21cm"/>
    </style:style>
    <style:style style:name="Таблица18.B" style:family="table-column">
      <style:table-column-properties style:column-width="6.015cm"/>
    </style:style>
    <style:style style:name="Таблица18.1" style:family="table-row">
      <style:table-row-properties fo:keep-together="auto"/>
    </style:style>
    <style:style style:name="Таблица18.A1" style:family="table-cell">
      <style:table-cell-properties style:vertical-align="top" fo:padding-left="0.191cm" fo:padding-right="0.191cm" fo:padding-top="0cm" fo:padding-bottom="0cm" fo:border="none" style:writing-mode="lr-tb"/>
    </style:style>
    <style:style style:name="Таблица19" style:family="table">
      <style:table-properties style:width="15.24cm" fo:margin-left="0.318cm" table:align="left" style:writing-mode="lr-tb"/>
    </style:style>
    <style:style style:name="Таблица19.A" style:family="table-column">
      <style:table-column-properties style:column-width="2.223cm"/>
    </style:style>
    <style:style style:name="Таблица19.B" style:family="table-column">
      <style:table-column-properties style:column-width="13.018cm"/>
    </style:style>
    <style:style style:name="Таблица19.1" style:family="table-row">
      <style:table-row-properties fo:keep-together="auto"/>
    </style:style>
    <style:style style:name="Таблица19.A1" style:family="table-cell">
      <style:table-cell-properties style:vertical-align="top" fo:padding-left="0.191cm" fo:padding-right="0.191cm" fo:padding-top="0cm" fo:padding-bottom="0cm" fo:border="none" style:writing-mode="lr-tb"/>
    </style:style>
    <style:style style:name="Таблица20" style:family="table">
      <style:table-properties style:width="15.24cm" fo:margin-left="0.318cm" table:align="left" style:writing-mode="lr-tb"/>
    </style:style>
    <style:style style:name="Таблица20.A" style:family="table-column">
      <style:table-column-properties style:column-width="3.21cm"/>
    </style:style>
    <style:style style:name="Таблица20.B" style:family="table-column">
      <style:table-column-properties style:column-width="6.015cm"/>
    </style:style>
    <style:style style:name="Таблица20.1" style:family="table-row">
      <style:table-row-properties fo:keep-together="auto"/>
    </style:style>
    <style:style style:name="Таблица20.A1" style:family="table-cell">
      <style:table-cell-properties style:vertical-align="top" fo:padding-left="0.191cm" fo:padding-right="0.191cm" fo:padding-top="0cm" fo:padding-bottom="0cm" fo:border="none" style:writing-mode="lr-tb"/>
    </style:style>
    <style:style style:name="Таблица21" style:family="table">
      <style:table-properties style:width="15.24cm" fo:margin-left="0.318cm" table:align="left" style:writing-mode="lr-tb"/>
    </style:style>
    <style:style style:name="Таблица21.A" style:family="table-column">
      <style:table-column-properties style:column-width="2.223cm"/>
    </style:style>
    <style:style style:name="Таблица21.B" style:family="table-column">
      <style:table-column-properties style:column-width="13.018cm"/>
    </style:style>
    <style:style style:name="Таблица21.1" style:family="table-row">
      <style:table-row-properties fo:keep-together="auto"/>
    </style:style>
    <style:style style:name="Таблица21.A1" style:family="table-cell">
      <style:table-cell-properties style:vertical-align="top" fo:padding-left="0.191cm" fo:padding-right="0.191cm" fo:padding-top="0cm" fo:padding-bottom="0cm" fo:border="none" style:writing-mode="lr-tb"/>
    </style:style>
    <style:style style:name="Таблица22" style:family="table">
      <style:table-properties style:width="15.24cm" fo:margin-left="0.318cm" table:align="left" style:writing-mode="lr-tb"/>
    </style:style>
    <style:style style:name="Таблица22.A" style:family="table-column">
      <style:table-column-properties style:column-width="3.21cm"/>
    </style:style>
    <style:style style:name="Таблица22.B" style:family="table-column">
      <style:table-column-properties style:column-width="6.015cm"/>
    </style:style>
    <style:style style:name="Таблица22.1" style:family="table-row">
      <style:table-row-properties fo:keep-together="auto"/>
    </style:style>
    <style:style style:name="Таблица22.A1" style:family="table-cell">
      <style:table-cell-properties style:vertical-align="top" fo:padding-left="0.191cm" fo:padding-right="0.191cm" fo:padding-top="0cm" fo:padding-bottom="0cm" fo:border="none" style:writing-mode="lr-tb"/>
    </style:style>
    <style:style style:name="Таблица23" style:family="table">
      <style:table-properties style:width="15.24cm" fo:margin-left="0.318cm" table:align="left" style:writing-mode="lr-tb"/>
    </style:style>
    <style:style style:name="Таблица23.A" style:family="table-column">
      <style:table-column-properties style:column-width="2.223cm"/>
    </style:style>
    <style:style style:name="Таблица23.B" style:family="table-column">
      <style:table-column-properties style:column-width="13.018cm"/>
    </style:style>
    <style:style style:name="Таблица23.1" style:family="table-row">
      <style:table-row-properties fo:keep-together="auto"/>
    </style:style>
    <style:style style:name="Таблица23.A1" style:family="table-cell">
      <style:table-cell-properties style:vertical-align="top" fo:padding-left="0.191cm" fo:padding-right="0.191cm" fo:padding-top="0cm" fo:padding-bottom="0cm" fo:border="none" style:writing-mode="lr-tb"/>
    </style:style>
    <style:style style:name="Таблица24" style:family="table">
      <style:table-properties style:width="15.24cm" fo:margin-left="0.318cm" table:align="left" style:writing-mode="lr-tb"/>
    </style:style>
    <style:style style:name="Таблица24.A" style:family="table-column">
      <style:table-column-properties style:column-width="3.21cm"/>
    </style:style>
    <style:style style:name="Таблица24.B" style:family="table-column">
      <style:table-column-properties style:column-width="6.015cm"/>
    </style:style>
    <style:style style:name="Таблица24.1" style:family="table-row">
      <style:table-row-properties fo:keep-together="auto"/>
    </style:style>
    <style:style style:name="Таблица24.A1" style:family="table-cell">
      <style:table-cell-properties style:vertical-align="top" fo:padding-left="0.191cm" fo:padding-right="0.191cm" fo:padding-top="0cm" fo:padding-bottom="0cm" fo:border="none" style:writing-mode="lr-tb"/>
    </style:style>
    <style:style style:name="Таблица25" style:family="table">
      <style:table-properties style:width="15.24cm" fo:margin-left="0.318cm" table:align="left" style:writing-mode="lr-tb"/>
    </style:style>
    <style:style style:name="Таблица25.A" style:family="table-column">
      <style:table-column-properties style:column-width="2.223cm"/>
    </style:style>
    <style:style style:name="Таблица25.B" style:family="table-column">
      <style:table-column-properties style:column-width="13.018cm"/>
    </style:style>
    <style:style style:name="Таблица25.1" style:family="table-row">
      <style:table-row-properties fo:keep-together="auto"/>
    </style:style>
    <style:style style:name="Таблица25.A1" style:family="table-cell">
      <style:table-cell-properties style:vertical-align="top" fo:padding-left="0.191cm" fo:padding-right="0.191cm" fo:padding-top="0cm" fo:padding-bottom="0cm" fo:border="none" style:writing-mode="lr-tb"/>
    </style:style>
    <style:style style:name="Таблица26" style:family="table">
      <style:table-properties style:width="15.24cm" fo:margin-left="0.318cm" table:align="left" style:writing-mode="lr-tb"/>
    </style:style>
    <style:style style:name="Таблица26.A" style:family="table-column">
      <style:table-column-properties style:column-width="3.21cm"/>
    </style:style>
    <style:style style:name="Таблица26.B" style:family="table-column">
      <style:table-column-properties style:column-width="6.015cm"/>
    </style:style>
    <style:style style:name="Таблица26.1" style:family="table-row">
      <style:table-row-properties fo:keep-together="auto"/>
    </style:style>
    <style:style style:name="Таблица26.A1" style:family="table-cell">
      <style:table-cell-properties style:vertical-align="top" fo:padding-left="0.191cm" fo:padding-right="0.191cm" fo:padding-top="0cm" fo:padding-bottom="0cm" fo:border="none" style:writing-mode="lr-tb"/>
    </style:style>
    <style:style style:name="Таблица27" style:family="table">
      <style:table-properties style:width="15.24cm" fo:margin-left="0.318cm" table:align="left" style:writing-mode="lr-tb"/>
    </style:style>
    <style:style style:name="Таблица27.A" style:family="table-column">
      <style:table-column-properties style:column-width="2.223cm"/>
    </style:style>
    <style:style style:name="Таблица27.B" style:family="table-column">
      <style:table-column-properties style:column-width="13.018cm"/>
    </style:style>
    <style:style style:name="Таблица27.1" style:family="table-row">
      <style:table-row-properties fo:keep-together="auto"/>
    </style:style>
    <style:style style:name="Таблица27.A1" style:family="table-cell">
      <style:table-cell-properties style:vertical-align="top" fo:padding-left="0.191cm" fo:padding-right="0.191cm" fo:padding-top="0cm" fo:padding-bottom="0cm" fo:border="none" style:writing-mode="lr-tb"/>
    </style:style>
    <style:style style:name="Таблица28" style:family="table">
      <style:table-properties style:width="15.24cm" fo:margin-left="0.318cm" table:align="left" style:writing-mode="lr-tb"/>
    </style:style>
    <style:style style:name="Таблица28.A" style:family="table-column">
      <style:table-column-properties style:column-width="3.21cm"/>
    </style:style>
    <style:style style:name="Таблица28.B" style:family="table-column">
      <style:table-column-properties style:column-width="6.015cm"/>
    </style:style>
    <style:style style:name="Таблица28.1" style:family="table-row">
      <style:table-row-properties fo:keep-together="auto"/>
    </style:style>
    <style:style style:name="Таблица28.A1" style:family="table-cell">
      <style:table-cell-properties style:vertical-align="top" fo:padding-left="0.191cm" fo:padding-right="0.191cm" fo:padding-top="0cm" fo:padding-bottom="0cm" fo:border="none" style:writing-mode="lr-tb"/>
    </style:style>
    <style:style style:name="Таблица29" style:family="table">
      <style:table-properties style:width="15.24cm" fo:margin-left="0.318cm" table:align="left" style:writing-mode="lr-tb"/>
    </style:style>
    <style:style style:name="Таблица29.A" style:family="table-column">
      <style:table-column-properties style:column-width="2.223cm"/>
    </style:style>
    <style:style style:name="Таблица29.B" style:family="table-column">
      <style:table-column-properties style:column-width="13.018cm"/>
    </style:style>
    <style:style style:name="Таблица29.1" style:family="table-row">
      <style:table-row-properties fo:keep-together="auto"/>
    </style:style>
    <style:style style:name="Таблица29.A1" style:family="table-cell">
      <style:table-cell-properties style:vertical-align="top" fo:padding-left="0.191cm" fo:padding-right="0.191cm" fo:padding-top="0cm" fo:padding-bottom="0cm" fo:border="none" style:writing-mode="lr-tb"/>
    </style:style>
    <style:style style:name="Таблица30" style:family="table">
      <style:table-properties style:width="15.24cm" fo:margin-left="0.318cm" table:align="left" style:writing-mode="lr-tb"/>
    </style:style>
    <style:style style:name="Таблица30.A" style:family="table-column">
      <style:table-column-properties style:column-width="3.21cm"/>
    </style:style>
    <style:style style:name="Таблица30.B" style:family="table-column">
      <style:table-column-properties style:column-width="6.015cm"/>
    </style:style>
    <style:style style:name="Таблица30.1" style:family="table-row">
      <style:table-row-properties fo:keep-together="auto"/>
    </style:style>
    <style:style style:name="Таблица30.A1" style:family="table-cell">
      <style:table-cell-properties style:vertical-align="top" fo:padding-left="0.191cm" fo:padding-right="0.191cm" fo:padding-top="0cm" fo:padding-bottom="0cm" fo:border="none" style:writing-mode="lr-tb"/>
    </style:style>
    <style:style style:name="Таблица31" style:family="table">
      <style:table-properties style:width="15.24cm" fo:margin-left="0.318cm" table:align="left" style:writing-mode="lr-tb"/>
    </style:style>
    <style:style style:name="Таблица31.A" style:family="table-column">
      <style:table-column-properties style:column-width="2.223cm"/>
    </style:style>
    <style:style style:name="Таблица31.B" style:family="table-column">
      <style:table-column-properties style:column-width="13.018cm"/>
    </style:style>
    <style:style style:name="Таблица31.1" style:family="table-row">
      <style:table-row-properties fo:keep-together="auto"/>
    </style:style>
    <style:style style:name="Таблица31.A1" style:family="table-cell">
      <style:table-cell-properties style:vertical-align="top" fo:padding-left="0.191cm" fo:padding-right="0.191cm" fo:padding-top="0cm" fo:padding-bottom="0cm" fo:border="none" style:writing-mode="lr-tb"/>
    </style:style>
    <style:style style:name="Таблица32" style:family="table">
      <style:table-properties style:width="15.24cm" fo:margin-left="0.318cm" table:align="left" style:writing-mode="lr-tb"/>
    </style:style>
    <style:style style:name="Таблица32.A" style:family="table-column">
      <style:table-column-properties style:column-width="3.21cm"/>
    </style:style>
    <style:style style:name="Таблица32.B" style:family="table-column">
      <style:table-column-properties style:column-width="6.015cm"/>
    </style:style>
    <style:style style:name="Таблица32.1" style:family="table-row">
      <style:table-row-properties fo:keep-together="auto"/>
    </style:style>
    <style:style style:name="Таблица32.A1" style:family="table-cell">
      <style:table-cell-properties style:vertical-align="top" fo:padding-left="0.191cm" fo:padding-right="0.191cm" fo:padding-top="0cm" fo:padding-bottom="0cm" fo:border="none" style:writing-mode="lr-tb"/>
    </style:style>
    <style:style style:name="Таблица33" style:family="table">
      <style:table-properties style:width="15.24cm" fo:margin-left="0.318cm" table:align="left" style:writing-mode="lr-tb"/>
    </style:style>
    <style:style style:name="Таблица33.A" style:family="table-column">
      <style:table-column-properties style:column-width="2.223cm"/>
    </style:style>
    <style:style style:name="Таблица33.B" style:family="table-column">
      <style:table-column-properties style:column-width="13.018cm"/>
    </style:style>
    <style:style style:name="Таблица33.1" style:family="table-row">
      <style:table-row-properties fo:keep-together="auto"/>
    </style:style>
    <style:style style:name="Таблица33.A1" style:family="table-cell">
      <style:table-cell-properties style:vertical-align="top" fo:padding-left="0.191cm" fo:padding-right="0.191cm" fo:padding-top="0cm" fo:padding-bottom="0cm" fo:border="none" style:writing-mode="lr-tb"/>
    </style:style>
    <style:style style:name="Таблица34" style:family="table">
      <style:table-properties style:width="15.24cm" fo:margin-left="0.318cm" table:align="left" style:writing-mode="lr-tb"/>
    </style:style>
    <style:style style:name="Таблица34.A" style:family="table-column">
      <style:table-column-properties style:column-width="3.21cm"/>
    </style:style>
    <style:style style:name="Таблица34.B" style:family="table-column">
      <style:table-column-properties style:column-width="6.015cm"/>
    </style:style>
    <style:style style:name="Таблица34.1" style:family="table-row">
      <style:table-row-properties fo:keep-together="auto"/>
    </style:style>
    <style:style style:name="Таблица34.A1" style:family="table-cell">
      <style:table-cell-properties style:vertical-align="top" fo:padding-left="0.191cm" fo:padding-right="0.191cm" fo:padding-top="0cm" fo:padding-bottom="0cm" fo:border="none" style:writing-mode="lr-tb"/>
    </style:style>
    <style:style style:name="Таблица35" style:family="table">
      <style:table-properties style:width="15.24cm" fo:margin-left="0.318cm" table:align="left" style:writing-mode="lr-tb"/>
    </style:style>
    <style:style style:name="Таблица35.A" style:family="table-column">
      <style:table-column-properties style:column-width="2.223cm"/>
    </style:style>
    <style:style style:name="Таблица35.B" style:family="table-column">
      <style:table-column-properties style:column-width="13.018cm"/>
    </style:style>
    <style:style style:name="Таблица35.1" style:family="table-row">
      <style:table-row-properties fo:keep-together="auto"/>
    </style:style>
    <style:style style:name="Таблица35.A1" style:family="table-cell">
      <style:table-cell-properties style:vertical-align="top" fo:padding-left="0.191cm" fo:padding-right="0.191cm" fo:padding-top="0cm" fo:padding-bottom="0cm" fo:border="none" style:writing-mode="lr-tb"/>
    </style:style>
    <style:style style:name="Таблица36" style:family="table">
      <style:table-properties style:width="15.24cm" fo:margin-left="0.318cm" table:align="left" style:writing-mode="lr-tb"/>
    </style:style>
    <style:style style:name="Таблица36.A" style:family="table-column">
      <style:table-column-properties style:column-width="3.21cm"/>
    </style:style>
    <style:style style:name="Таблица36.B" style:family="table-column">
      <style:table-column-properties style:column-width="6.015cm"/>
    </style:style>
    <style:style style:name="Таблица36.1" style:family="table-row">
      <style:table-row-properties fo:keep-together="auto"/>
    </style:style>
    <style:style style:name="Таблица36.A1" style:family="table-cell">
      <style:table-cell-properties style:vertical-align="top" fo:padding-left="0.191cm" fo:padding-right="0.191cm" fo:padding-top="0cm" fo:padding-bottom="0cm" fo:border="none" style:writing-mode="lr-tb"/>
    </style:style>
    <style:style style:name="Таблица37" style:family="table">
      <style:table-properties style:width="15.24cm" fo:margin-left="0.318cm" table:align="left" style:writing-mode="lr-tb"/>
    </style:style>
    <style:style style:name="Таблица37.A" style:family="table-column">
      <style:table-column-properties style:column-width="2.223cm"/>
    </style:style>
    <style:style style:name="Таблица37.B" style:family="table-column">
      <style:table-column-properties style:column-width="13.018cm"/>
    </style:style>
    <style:style style:name="Таблица37.1" style:family="table-row">
      <style:table-row-properties fo:keep-together="auto"/>
    </style:style>
    <style:style style:name="Таблица37.A1" style:family="table-cell">
      <style:table-cell-properties style:vertical-align="top" fo:padding-left="0.191cm" fo:padding-right="0.191cm" fo:padding-top="0cm" fo:padding-bottom="0cm" fo:border="none" style:writing-mode="lr-tb"/>
    </style:style>
    <style:style style:name="Таблица38" style:family="table">
      <style:table-properties style:width="15.24cm" fo:margin-left="0.318cm" table:align="left" style:writing-mode="lr-tb"/>
    </style:style>
    <style:style style:name="Таблица38.A" style:family="table-column">
      <style:table-column-properties style:column-width="3.21cm"/>
    </style:style>
    <style:style style:name="Таблица38.B" style:family="table-column">
      <style:table-column-properties style:column-width="6.015cm"/>
    </style:style>
    <style:style style:name="Таблица38.1" style:family="table-row">
      <style:table-row-properties fo:keep-together="auto"/>
    </style:style>
    <style:style style:name="Таблица38.A1" style:family="table-cell">
      <style:table-cell-properties style:vertical-align="top" fo:padding-left="0.191cm" fo:padding-right="0.191cm" fo:padding-top="0cm" fo:padding-bottom="0cm" fo:border="none" style:writing-mode="lr-tb"/>
    </style:style>
    <style:style style:name="Таблица39" style:family="table">
      <style:table-properties style:width="15.24cm" fo:margin-left="0.318cm" table:align="left" style:writing-mode="lr-tb"/>
    </style:style>
    <style:style style:name="Таблица39.A" style:family="table-column">
      <style:table-column-properties style:column-width="2.223cm"/>
    </style:style>
    <style:style style:name="Таблица39.B" style:family="table-column">
      <style:table-column-properties style:column-width="13.018cm"/>
    </style:style>
    <style:style style:name="Таблица39.1" style:family="table-row">
      <style:table-row-properties fo:keep-together="auto"/>
    </style:style>
    <style:style style:name="Таблица39.A1" style:family="table-cell">
      <style:table-cell-properties style:vertical-align="top" fo:padding-left="0.191cm" fo:padding-right="0.191cm" fo:padding-top="0cm" fo:padding-bottom="0cm" fo:border="none" style:writing-mode="lr-tb"/>
    </style:style>
    <style:style style:name="Таблица40" style:family="table">
      <style:table-properties style:width="15.24cm" fo:margin-left="0.318cm" table:align="left" style:writing-mode="lr-tb"/>
    </style:style>
    <style:style style:name="Таблица40.A" style:family="table-column">
      <style:table-column-properties style:column-width="3.21cm"/>
    </style:style>
    <style:style style:name="Таблица40.B" style:family="table-column">
      <style:table-column-properties style:column-width="6.015cm"/>
    </style:style>
    <style:style style:name="Таблица40.1" style:family="table-row">
      <style:table-row-properties fo:keep-together="auto"/>
    </style:style>
    <style:style style:name="Таблица40.A1" style:family="table-cell">
      <style:table-cell-properties style:vertical-align="top" fo:padding-left="0.191cm" fo:padding-right="0.191cm" fo:padding-top="0cm" fo:padding-bottom="0cm" fo:border="none" style:writing-mode="lr-tb"/>
    </style:style>
    <style:style style:name="Таблица41" style:family="table">
      <style:table-properties style:width="15.24cm" fo:margin-left="0.318cm" table:align="left" style:writing-mode="lr-tb"/>
    </style:style>
    <style:style style:name="Таблица41.A" style:family="table-column">
      <style:table-column-properties style:column-width="2.223cm"/>
    </style:style>
    <style:style style:name="Таблица41.B" style:family="table-column">
      <style:table-column-properties style:column-width="13.018cm"/>
    </style:style>
    <style:style style:name="Таблица41.1" style:family="table-row">
      <style:table-row-properties fo:keep-together="auto"/>
    </style:style>
    <style:style style:name="Таблица41.A1" style:family="table-cell">
      <style:table-cell-properties style:vertical-align="top" fo:padding-left="0.191cm" fo:padding-right="0.191cm" fo:padding-top="0cm" fo:padding-bottom="0cm" fo:border="none" style:writing-mode="lr-tb"/>
    </style:style>
    <style:style style:name="Таблица42" style:family="table">
      <style:table-properties style:width="15.24cm" fo:margin-left="0.318cm" table:align="left" style:writing-mode="lr-tb"/>
    </style:style>
    <style:style style:name="Таблица42.A" style:family="table-column">
      <style:table-column-properties style:column-width="3.21cm"/>
    </style:style>
    <style:style style:name="Таблица42.B" style:family="table-column">
      <style:table-column-properties style:column-width="6.015cm"/>
    </style:style>
    <style:style style:name="Таблица42.1" style:family="table-row">
      <style:table-row-properties fo:keep-together="auto"/>
    </style:style>
    <style:style style:name="Таблица42.A1" style:family="table-cell">
      <style:table-cell-properties style:vertical-align="top" fo:padding-left="0.191cm" fo:padding-right="0.191cm" fo:padding-top="0cm" fo:padding-bottom="0cm" fo:border="none" style:writing-mode="lr-tb"/>
    </style:style>
    <style:style style:name="Таблица43" style:family="table">
      <style:table-properties style:width="15.24cm" fo:margin-left="0.318cm" table:align="left" style:writing-mode="lr-tb"/>
    </style:style>
    <style:style style:name="Таблица43.A" style:family="table-column">
      <style:table-column-properties style:column-width="2.223cm"/>
    </style:style>
    <style:style style:name="Таблица43.B" style:family="table-column">
      <style:table-column-properties style:column-width="13.018cm"/>
    </style:style>
    <style:style style:name="Таблица43.1" style:family="table-row">
      <style:table-row-properties fo:keep-together="auto"/>
    </style:style>
    <style:style style:name="Таблица43.A1" style:family="table-cell">
      <style:table-cell-properties style:vertical-align="top" fo:padding-left="0.191cm" fo:padding-right="0.191cm" fo:padding-top="0cm" fo:padding-bottom="0cm" fo:border="none" style:writing-mode="lr-tb"/>
    </style:style>
    <style:style style:name="Таблица44" style:family="table">
      <style:table-properties style:width="15.24cm" fo:margin-left="0.318cm" table:align="left" style:writing-mode="lr-tb"/>
    </style:style>
    <style:style style:name="Таблица44.A" style:family="table-column">
      <style:table-column-properties style:column-width="3.21cm"/>
    </style:style>
    <style:style style:name="Таблица44.B" style:family="table-column">
      <style:table-column-properties style:column-width="6.015cm"/>
    </style:style>
    <style:style style:name="Таблица44.1" style:family="table-row">
      <style:table-row-properties fo:keep-together="auto"/>
    </style:style>
    <style:style style:name="Таблица44.A1" style:family="table-cell">
      <style:table-cell-properties style:vertical-align="top" fo:padding-left="0.191cm" fo:padding-right="0.191cm" fo:padding-top="0cm" fo:padding-bottom="0cm" fo:border="none" style:writing-mode="lr-tb"/>
    </style:style>
    <style:style style:name="Таблица45" style:family="table">
      <style:table-properties style:width="15.24cm" fo:margin-left="0.318cm" table:align="left" style:writing-mode="lr-tb"/>
    </style:style>
    <style:style style:name="Таблица45.A" style:family="table-column">
      <style:table-column-properties style:column-width="2.223cm"/>
    </style:style>
    <style:style style:name="Таблица45.B" style:family="table-column">
      <style:table-column-properties style:column-width="13.018cm"/>
    </style:style>
    <style:style style:name="Таблица45.1" style:family="table-row">
      <style:table-row-properties fo:keep-together="auto"/>
    </style:style>
    <style:style style:name="Таблица45.A1" style:family="table-cell">
      <style:table-cell-properties style:vertical-align="top" fo:padding-left="0.191cm" fo:padding-right="0.191cm" fo:padding-top="0cm" fo:padding-bottom="0cm" fo:border="none" style:writing-mode="lr-tb"/>
    </style:style>
    <style:style style:name="Таблица46" style:family="table">
      <style:table-properties style:width="15.24cm" fo:margin-left="0.318cm" table:align="left" style:writing-mode="lr-tb"/>
    </style:style>
    <style:style style:name="Таблица46.A" style:family="table-column">
      <style:table-column-properties style:column-width="3.21cm"/>
    </style:style>
    <style:style style:name="Таблица46.B" style:family="table-column">
      <style:table-column-properties style:column-width="6.015cm"/>
    </style:style>
    <style:style style:name="Таблица46.1" style:family="table-row">
      <style:table-row-properties fo:keep-together="auto"/>
    </style:style>
    <style:style style:name="Таблица46.A1" style:family="table-cell">
      <style:table-cell-properties style:vertical-align="top" fo:padding-left="0.191cm" fo:padding-right="0.191cm" fo:padding-top="0cm" fo:padding-bottom="0cm" fo:border="none" style:writing-mode="lr-tb"/>
    </style:style>
    <style:style style:name="Таблица47" style:family="table">
      <style:table-properties style:width="15.24cm" fo:margin-left="0.318cm" table:align="left" style:writing-mode="lr-tb"/>
    </style:style>
    <style:style style:name="Таблица47.A" style:family="table-column">
      <style:table-column-properties style:column-width="2.223cm"/>
    </style:style>
    <style:style style:name="Таблица47.B" style:family="table-column">
      <style:table-column-properties style:column-width="13.018cm"/>
    </style:style>
    <style:style style:name="Таблица47.1" style:family="table-row">
      <style:table-row-properties fo:keep-together="auto"/>
    </style:style>
    <style:style style:name="Таблица47.A1" style:family="table-cell">
      <style:table-cell-properties style:vertical-align="top" fo:padding-left="0.191cm" fo:padding-right="0.191cm" fo:padding-top="0cm" fo:padding-bottom="0cm" fo:border="none" style:writing-mode="lr-tb"/>
    </style:style>
    <style:style style:name="Таблица48" style:family="table">
      <style:table-properties style:width="15.24cm" fo:margin-left="0.318cm" table:align="left" style:writing-mode="lr-tb"/>
    </style:style>
    <style:style style:name="Таблица48.A" style:family="table-column">
      <style:table-column-properties style:column-width="3.21cm"/>
    </style:style>
    <style:style style:name="Таблица48.B" style:family="table-column">
      <style:table-column-properties style:column-width="6.015cm"/>
    </style:style>
    <style:style style:name="Таблица48.1" style:family="table-row">
      <style:table-row-properties fo:keep-together="auto"/>
    </style:style>
    <style:style style:name="Таблица48.A1" style:family="table-cell">
      <style:table-cell-properties style:vertical-align="top" fo:padding-left="0.191cm" fo:padding-right="0.191cm" fo:padding-top="0cm" fo:padding-bottom="0cm" fo:border="none" style:writing-mode="lr-tb"/>
    </style:style>
    <style:style style:name="Таблица49" style:family="table">
      <style:table-properties style:width="26.084cm" fo:margin-left="-0.191cm" table:align="left" style:writing-mode="lr-tb"/>
    </style:style>
    <style:style style:name="Таблица49.A" style:family="table-column">
      <style:table-column-properties style:column-width="3.048cm"/>
    </style:style>
    <style:style style:name="Таблица49.B" style:family="table-column">
      <style:table-column-properties style:column-width="3.242cm"/>
    </style:style>
    <style:style style:name="Таблица49.C" style:family="table-column">
      <style:table-column-properties style:column-width="3.175cm"/>
    </style:style>
    <style:style style:name="Таблица49.E" style:family="table-column">
      <style:table-column-properties style:column-width="3.179cm"/>
    </style:style>
    <style:style style:name="Таблица49.F" style:family="table-column">
      <style:table-column-properties style:column-width="3.104cm"/>
    </style:style>
    <style:style style:name="Таблица49.G" style:family="table-column">
      <style:table-column-properties style:column-width="2.542cm"/>
    </style:style>
    <style:style style:name="Таблица49.H" style:family="table-column">
      <style:table-column-properties style:column-width="4.62cm"/>
    </style:style>
    <style:style style:name="Таблица49.1" style:family="table-row">
      <style:table-row-properties fo:keep-together="auto"/>
    </style:style>
    <style:style style:name="Таблица49.A1" style:family="table-cell">
      <style:table-cell-properties style:vertical-align="middle" fo:padding-left="0.191cm" fo:padding-right="0.191cm" fo:padding-top="0cm" fo:padding-bottom="0cm" fo:border="0.5pt solid #000000" style:writing-mode="lr-tb"/>
    </style:style>
    <style:style style:name="Таблица49.C1" style:family="table-cell">
      <style:table-cell-properties style:vertical-align="top" fo:padding-left="0.191cm" fo:padding-right="0.191cm" fo:padding-top="0cm" fo:padding-bottom="0cm" fo:border="0.5pt solid #000000" style:writing-mode="lr-tb"/>
    </style:style>
    <style:style style:name="Таблица50" style:family="table">
      <style:table-properties style:width="26.084cm" fo:margin-left="-0.191cm" table:align="left" style:writing-mode="lr-tb"/>
    </style:style>
    <style:style style:name="Таблица50.A" style:family="table-column">
      <style:table-column-properties style:column-width="3.048cm"/>
    </style:style>
    <style:style style:name="Таблица50.B" style:family="table-column">
      <style:table-column-properties style:column-width="3.242cm"/>
    </style:style>
    <style:style style:name="Таблица50.C" style:family="table-column">
      <style:table-column-properties style:column-width="3.175cm"/>
    </style:style>
    <style:style style:name="Таблица50.E" style:family="table-column">
      <style:table-column-properties style:column-width="3.179cm"/>
    </style:style>
    <style:style style:name="Таблица50.F" style:family="table-column">
      <style:table-column-properties style:column-width="3.104cm"/>
    </style:style>
    <style:style style:name="Таблица50.G" style:family="table-column">
      <style:table-column-properties style:column-width="2.542cm"/>
    </style:style>
    <style:style style:name="Таблица50.H" style:family="table-column">
      <style:table-column-properties style:column-width="4.62cm"/>
    </style:style>
    <style:style style:name="Таблица50.1" style:family="table-row">
      <style:table-row-properties fo:keep-together="auto"/>
    </style:style>
    <style:style style:name="Таблица50.A1" style:family="table-cell">
      <style:table-cell-properties style:vertical-align="middle" fo:padding-left="0.191cm" fo:padding-right="0.191cm" fo:padding-top="0cm" fo:padding-bottom="0cm" fo:border="0.5pt solid #000000" style:writing-mode="lr-tb"/>
    </style:style>
    <style:style style:name="Таблица50.C1" style:family="table-cell">
      <style:table-cell-properties style:vertical-align="top" fo:padding-left="0.191cm" fo:padding-right="0.191cm" fo:padding-top="0cm" fo:padding-bottom="0cm" fo:border="0.5pt solid #000000" style:writing-mode="lr-tb"/>
    </style:style>
    <style:style style:name="Таблица51" style:family="table">
      <style:table-properties style:width="26.084cm" fo:margin-left="-0.191cm" table:align="left" style:writing-mode="lr-tb"/>
    </style:style>
    <style:style style:name="Таблица51.A" style:family="table-column">
      <style:table-column-properties style:column-width="3.048cm"/>
    </style:style>
    <style:style style:name="Таблица51.B" style:family="table-column">
      <style:table-column-properties style:column-width="3.242cm"/>
    </style:style>
    <style:style style:name="Таблица51.C" style:family="table-column">
      <style:table-column-properties style:column-width="3.175cm"/>
    </style:style>
    <style:style style:name="Таблица51.E" style:family="table-column">
      <style:table-column-properties style:column-width="3.179cm"/>
    </style:style>
    <style:style style:name="Таблица51.F" style:family="table-column">
      <style:table-column-properties style:column-width="3.104cm"/>
    </style:style>
    <style:style style:name="Таблица51.G" style:family="table-column">
      <style:table-column-properties style:column-width="2.542cm"/>
    </style:style>
    <style:style style:name="Таблица51.H" style:family="table-column">
      <style:table-column-properties style:column-width="2.506cm"/>
    </style:style>
    <style:style style:name="Таблица51.I" style:family="table-column">
      <style:table-column-properties style:column-width="2.113cm"/>
    </style:style>
    <style:style style:name="Таблица51.1" style:family="table-row">
      <style:table-row-properties fo:keep-together="auto"/>
    </style:style>
    <style:style style:name="Таблица51.A1" style:family="table-cell">
      <style:table-cell-properties style:vertical-align="top" fo:padding-left="0.191cm" fo:padding-right="0.191cm" fo:padding-top="0cm" fo:padding-bottom="0cm" fo:border="0.5pt solid #000000" style:writing-mode="lr-tb"/>
    </style:style>
    <style:style style:name="Таблица51.A2" style:family="table-cell">
      <style:table-cell-properties style:vertical-align="middle" fo:padding-left="0.191cm" fo:padding-right="0.191cm" fo:padding-top="0cm" fo:padding-bottom="0cm" fo:border="0.5pt solid #000000" style:writing-mode="lr-tb"/>
    </style:style>
    <style:style style:name="Таблица51.5" style:family="table-row">
      <style:table-row-properties style:min-row-height="2.025cm" fo:keep-together="auto"/>
    </style:style>
    <style:style style:name="Таблица52" style:family="table">
      <style:table-properties style:width="26.084cm" fo:margin-left="-0.191cm" table:align="left" style:writing-mode="lr-tb"/>
    </style:style>
    <style:style style:name="Таблица52.A" style:family="table-column">
      <style:table-column-properties style:column-width="3.048cm"/>
    </style:style>
    <style:style style:name="Таблица52.B" style:family="table-column">
      <style:table-column-properties style:column-width="3.242cm"/>
    </style:style>
    <style:style style:name="Таблица52.C" style:family="table-column">
      <style:table-column-properties style:column-width="3.175cm"/>
    </style:style>
    <style:style style:name="Таблица52.E" style:family="table-column">
      <style:table-column-properties style:column-width="3.179cm"/>
    </style:style>
    <style:style style:name="Таблица52.F" style:family="table-column">
      <style:table-column-properties style:column-width="3.104cm"/>
    </style:style>
    <style:style style:name="Таблица52.G" style:family="table-column">
      <style:table-column-properties style:column-width="2.542cm"/>
    </style:style>
    <style:style style:name="Таблица52.H" style:family="table-column">
      <style:table-column-properties style:column-width="4.62cm"/>
    </style:style>
    <style:style style:name="Таблица52.1" style:family="table-row">
      <style:table-row-properties fo:keep-together="auto"/>
    </style:style>
    <style:style style:name="Таблица52.A1" style:family="table-cell">
      <style:table-cell-properties style:vertical-align="top" fo:padding-left="0.191cm" fo:padding-right="0.191cm" fo:padding-top="0cm" fo:padding-bottom="0cm" fo:border="0.5pt solid #000000" style:writing-mode="lr-tb"/>
    </style:style>
    <style:style style:name="Таблица52.A2" style:family="table-cell">
      <style:table-cell-properties style:vertical-align="middle" fo:padding-left="0.191cm" fo:padding-right="0.191cm" fo:padding-top="0cm" fo:padding-bottom="0cm" fo:border="0.5pt solid #000000" style:writing-mode="lr-tb"/>
    </style:style>
    <style:style style:name="Таблица53" style:family="table">
      <style:table-properties style:width="26.084cm" fo:margin-left="-0.191cm" table:align="left" style:writing-mode="lr-tb"/>
    </style:style>
    <style:style style:name="Таблица53.A" style:family="table-column">
      <style:table-column-properties style:column-width="3.048cm"/>
    </style:style>
    <style:style style:name="Таблица53.B" style:family="table-column">
      <style:table-column-properties style:column-width="3.242cm"/>
    </style:style>
    <style:style style:name="Таблица53.C" style:family="table-column">
      <style:table-column-properties style:column-width="3.175cm"/>
    </style:style>
    <style:style style:name="Таблица53.E" style:family="table-column">
      <style:table-column-properties style:column-width="3.179cm"/>
    </style:style>
    <style:style style:name="Таблица53.F" style:family="table-column">
      <style:table-column-properties style:column-width="3.104cm"/>
    </style:style>
    <style:style style:name="Таблица53.G" style:family="table-column">
      <style:table-column-properties style:column-width="2.542cm"/>
    </style:style>
    <style:style style:name="Таблица53.H" style:family="table-column">
      <style:table-column-properties style:column-width="4.62cm"/>
    </style:style>
    <style:style style:name="Таблица53.1" style:family="table-row">
      <style:table-row-properties fo:keep-together="auto"/>
    </style:style>
    <style:style style:name="Таблица53.A1" style:family="table-cell">
      <style:table-cell-properties style:vertical-align="top" fo:padding-left="0.191cm" fo:padding-right="0.191cm" fo:padding-top="0cm" fo:padding-bottom="0cm" fo:border="0.5pt solid #000000" style:writing-mode="lr-tb"/>
    </style:style>
    <style:style style:name="Таблица53.A2" style:family="table-cell">
      <style:table-cell-properties style:vertical-align="middle" fo:padding-left="0.191cm" fo:padding-right="0.191cm" fo:padding-top="0cm" fo:padding-bottom="0cm" fo:border="0.5pt solid #000000" style:writing-mode="lr-tb"/>
    </style:style>
    <style:style style:name="Таблица54" style:family="table">
      <style:table-properties style:width="26.084cm" fo:margin-left="-0.191cm" table:align="left" style:writing-mode="lr-tb"/>
    </style:style>
    <style:style style:name="Таблица54.A" style:family="table-column">
      <style:table-column-properties style:column-width="3.048cm"/>
    </style:style>
    <style:style style:name="Таблица54.B" style:family="table-column">
      <style:table-column-properties style:column-width="3.242cm"/>
    </style:style>
    <style:style style:name="Таблица54.C" style:family="table-column">
      <style:table-column-properties style:column-width="3.175cm"/>
    </style:style>
    <style:style style:name="Таблица54.E" style:family="table-column">
      <style:table-column-properties style:column-width="3.179cm"/>
    </style:style>
    <style:style style:name="Таблица54.F" style:family="table-column">
      <style:table-column-properties style:column-width="3.104cm"/>
    </style:style>
    <style:style style:name="Таблица54.G" style:family="table-column">
      <style:table-column-properties style:column-width="2.542cm"/>
    </style:style>
    <style:style style:name="Таблица54.H" style:family="table-column">
      <style:table-column-properties style:column-width="4.62cm"/>
    </style:style>
    <style:style style:name="Таблица54.1" style:family="table-row">
      <style:table-row-properties fo:keep-together="auto"/>
    </style:style>
    <style:style style:name="Таблица54.A1" style:family="table-cell">
      <style:table-cell-properties style:vertical-align="top" fo:padding-left="0.191cm" fo:padding-right="0.191cm" fo:padding-top="0cm" fo:padding-bottom="0cm" fo:border="0.5pt solid #000000" style:writing-mode="lr-tb"/>
    </style:style>
    <style:style style:name="Таблица54.A2" style:family="table-cell">
      <style:table-cell-properties style:vertical-align="middle" fo:padding-left="0.191cm" fo:padding-right="0.191cm" fo:padding-top="0cm" fo:padding-bottom="0cm" fo:border="0.5pt solid #000000" style:writing-mode="lr-tb"/>
    </style:style>
    <style:style style:name="Таблица55" style:family="table">
      <style:table-properties style:width="26.084cm" fo:margin-left="-0.191cm" table:align="left" style:writing-mode="lr-tb"/>
    </style:style>
    <style:style style:name="Таблица55.A" style:family="table-column">
      <style:table-column-properties style:column-width="3.048cm"/>
    </style:style>
    <style:style style:name="Таблица55.B" style:family="table-column">
      <style:table-column-properties style:column-width="3.242cm"/>
    </style:style>
    <style:style style:name="Таблица55.C" style:family="table-column">
      <style:table-column-properties style:column-width="3.175cm"/>
    </style:style>
    <style:style style:name="Таблица55.E" style:family="table-column">
      <style:table-column-properties style:column-width="3.179cm"/>
    </style:style>
    <style:style style:name="Таблица55.F" style:family="table-column">
      <style:table-column-properties style:column-width="3.104cm"/>
    </style:style>
    <style:style style:name="Таблица55.G" style:family="table-column">
      <style:table-column-properties style:column-width="2.542cm"/>
    </style:style>
    <style:style style:name="Таблица55.H" style:family="table-column">
      <style:table-column-properties style:column-width="4.62cm"/>
    </style:style>
    <style:style style:name="Таблица55.1" style:family="table-row">
      <style:table-row-properties fo:keep-together="auto"/>
    </style:style>
    <style:style style:name="Таблица55.A1" style:family="table-cell">
      <style:table-cell-properties style:vertical-align="top" fo:padding-left="0.191cm" fo:padding-right="0.191cm" fo:padding-top="0cm" fo:padding-bottom="0cm" fo:border="0.5pt solid #000000" style:writing-mode="lr-tb"/>
    </style:style>
    <style:style style:name="Таблица55.A2" style:family="table-cell">
      <style:table-cell-properties style:vertical-align="middle" fo:padding-left="0.191cm" fo:padding-right="0.191cm" fo:padding-top="0cm" fo:padding-bottom="0cm" fo:border="0.5pt solid #000000" style:writing-mode="lr-tb"/>
    </style:style>
    <style:style style:name="Таблица56" style:family="table">
      <style:table-properties style:width="26.084cm" fo:margin-left="-0.191cm" table:align="left" style:writing-mode="lr-tb"/>
    </style:style>
    <style:style style:name="Таблица56.A" style:family="table-column">
      <style:table-column-properties style:column-width="3.048cm"/>
    </style:style>
    <style:style style:name="Таблица56.B" style:family="table-column">
      <style:table-column-properties style:column-width="3.242cm"/>
    </style:style>
    <style:style style:name="Таблица56.C" style:family="table-column">
      <style:table-column-properties style:column-width="3.175cm"/>
    </style:style>
    <style:style style:name="Таблица56.E" style:family="table-column">
      <style:table-column-properties style:column-width="3.179cm"/>
    </style:style>
    <style:style style:name="Таблица56.F" style:family="table-column">
      <style:table-column-properties style:column-width="3.104cm"/>
    </style:style>
    <style:style style:name="Таблица56.G" style:family="table-column">
      <style:table-column-properties style:column-width="2.542cm"/>
    </style:style>
    <style:style style:name="Таблица56.H" style:family="table-column">
      <style:table-column-properties style:column-width="4.62cm"/>
    </style:style>
    <style:style style:name="Таблица56.1" style:family="table-row">
      <style:table-row-properties fo:keep-together="auto"/>
    </style:style>
    <style:style style:name="Таблица56.A1" style:family="table-cell">
      <style:table-cell-properties style:vertical-align="top" fo:padding-left="0.191cm" fo:padding-right="0.191cm" fo:padding-top="0cm" fo:padding-bottom="0cm" fo:border="0.5pt solid #000000" style:writing-mode="lr-tb"/>
    </style:style>
    <style:style style:name="Таблица56.A2" style:family="table-cell">
      <style:table-cell-properties style:vertical-align="middle" fo:padding-left="0.191cm" fo:padding-right="0.191cm" fo:padding-top="0cm" fo:padding-bottom="0cm" fo:border="0.5pt solid #000000" style:writing-mode="lr-tb"/>
    </style:style>
    <style:style style:name="Таблица57" style:family="table">
      <style:table-properties style:width="26.084cm" fo:margin-left="-0.191cm" table:align="left" style:writing-mode="lr-tb"/>
    </style:style>
    <style:style style:name="Таблица57.A" style:family="table-column">
      <style:table-column-properties style:column-width="3.048cm"/>
    </style:style>
    <style:style style:name="Таблица57.B" style:family="table-column">
      <style:table-column-properties style:column-width="3.242cm"/>
    </style:style>
    <style:style style:name="Таблица57.C" style:family="table-column">
      <style:table-column-properties style:column-width="3.175cm"/>
    </style:style>
    <style:style style:name="Таблица57.E" style:family="table-column">
      <style:table-column-properties style:column-width="3.179cm"/>
    </style:style>
    <style:style style:name="Таблица57.F" style:family="table-column">
      <style:table-column-properties style:column-width="3.104cm"/>
    </style:style>
    <style:style style:name="Таблица57.G" style:family="table-column">
      <style:table-column-properties style:column-width="2.542cm"/>
    </style:style>
    <style:style style:name="Таблица57.H" style:family="table-column">
      <style:table-column-properties style:column-width="4.62cm"/>
    </style:style>
    <style:style style:name="Таблица57.1" style:family="table-row">
      <style:table-row-properties fo:keep-together="auto"/>
    </style:style>
    <style:style style:name="Таблица57.A1" style:family="table-cell">
      <style:table-cell-properties style:vertical-align="top" fo:padding-left="0.191cm" fo:padding-right="0.191cm" fo:padding-top="0cm" fo:padding-bottom="0cm" fo:border="0.5pt solid #000000" style:writing-mode="lr-tb"/>
    </style:style>
    <style:style style:name="Таблица57.A2" style:family="table-cell">
      <style:table-cell-properties style:vertical-align="middle" fo:padding-left="0.191cm" fo:padding-right="0.191cm" fo:padding-top="0cm" fo:padding-bottom="0cm" fo:border="0.5pt solid #000000" style:writing-mode="lr-tb"/>
    </style:style>
    <style:style style:name="Таблица58" style:family="table">
      <style:table-properties style:width="26.543cm" fo:margin-left="-0.191cm" table:align="left" style:writing-mode="lr-tb"/>
    </style:style>
    <style:style style:name="Таблица58.A" style:family="table-column">
      <style:table-column-properties style:column-width="3.048cm"/>
    </style:style>
    <style:style style:name="Таблица58.B" style:family="table-column">
      <style:table-column-properties style:column-width="3.81cm"/>
    </style:style>
    <style:style style:name="Таблица58.C" style:family="table-column">
      <style:table-column-properties style:column-width="4.128cm"/>
    </style:style>
    <style:style style:name="Таблица58.E" style:family="table-column">
      <style:table-column-properties style:column-width="4.763cm"/>
    </style:style>
    <style:style style:name="Таблица58.F" style:family="table-column">
      <style:table-column-properties style:column-width="3.493cm"/>
    </style:style>
    <style:style style:name="Таблица58.G" style:family="table-column">
      <style:table-column-properties style:column-width="3.175cm"/>
    </style:style>
    <style:style style:name="Таблица58.1" style:family="table-row">
      <style:table-row-properties fo:keep-together="auto"/>
    </style:style>
    <style:style style:name="Таблица58.A1" style:family="table-cell">
      <style:table-cell-properties style:vertical-align="top" fo:padding-left="0.191cm" fo:padding-right="0.191cm" fo:padding-top="0cm" fo:padding-bottom="0cm" fo:border="0.5pt solid #000000" style:writing-mode="lr-tb"/>
    </style:style>
    <style:style style:name="Таблица58.2" style:family="table-row">
      <style:table-row-properties style:min-row-height="0.815cm" fo:keep-together="auto"/>
    </style:style>
    <style:style style:name="Таблица59" style:family="table">
      <style:table-properties style:width="26.543cm" fo:margin-left="-0.191cm" table:align="left" style:writing-mode="lr-tb"/>
    </style:style>
    <style:style style:name="Таблица59.A" style:family="table-column">
      <style:table-column-properties style:column-width="3.048cm"/>
    </style:style>
    <style:style style:name="Таблица59.B" style:family="table-column">
      <style:table-column-properties style:column-width="3.81cm"/>
    </style:style>
    <style:style style:name="Таблица59.C" style:family="table-column">
      <style:table-column-properties style:column-width="4.128cm"/>
    </style:style>
    <style:style style:name="Таблица59.E" style:family="table-column">
      <style:table-column-properties style:column-width="4.763cm"/>
    </style:style>
    <style:style style:name="Таблица59.F" style:family="table-column">
      <style:table-column-properties style:column-width="3.493cm"/>
    </style:style>
    <style:style style:name="Таблица59.G" style:family="table-column">
      <style:table-column-properties style:column-width="3.175cm"/>
    </style:style>
    <style:style style:name="Таблица59.1" style:family="table-row">
      <style:table-row-properties fo:keep-together="auto"/>
    </style:style>
    <style:style style:name="Таблица59.A1" style:family="table-cell">
      <style:table-cell-properties style:vertical-align="top" fo:padding-left="0.191cm" fo:padding-right="0.191cm" fo:padding-top="0cm" fo:padding-bottom="0cm" fo:border="0.5pt solid #000000" style:writing-mode="lr-tb"/>
    </style:style>
    <style:style style:name="Таблица60" style:family="table">
      <style:table-properties style:width="26.543cm" fo:margin-left="-0.191cm" table:align="left" style:writing-mode="lr-tb"/>
    </style:style>
    <style:style style:name="Таблица60.A" style:family="table-column">
      <style:table-column-properties style:column-width="3.048cm"/>
    </style:style>
    <style:style style:name="Таблица60.B" style:family="table-column">
      <style:table-column-properties style:column-width="3.81cm"/>
    </style:style>
    <style:style style:name="Таблица60.C" style:family="table-column">
      <style:table-column-properties style:column-width="4.128cm"/>
    </style:style>
    <style:style style:name="Таблица60.E" style:family="table-column">
      <style:table-column-properties style:column-width="4.763cm"/>
    </style:style>
    <style:style style:name="Таблица60.F" style:family="table-column">
      <style:table-column-properties style:column-width="3.493cm"/>
    </style:style>
    <style:style style:name="Таблица60.G" style:family="table-column">
      <style:table-column-properties style:column-width="3.175cm"/>
    </style:style>
    <style:style style:name="Таблица60.1" style:family="table-row">
      <style:table-row-properties fo:keep-together="auto"/>
    </style:style>
    <style:style style:name="Таблица60.A1" style:family="table-cell">
      <style:table-cell-properties style:vertical-align="top" fo:padding-left="0.191cm" fo:padding-right="0.191cm" fo:padding-top="0cm" fo:padding-bottom="0cm" fo:border="0.5pt solid #000000" style:writing-mode="lr-tb"/>
    </style:style>
    <style:style style:name="Таблица61" style:family="table">
      <style:table-properties style:width="26.543cm" fo:margin-left="-0.191cm" table:align="left" style:writing-mode="lr-tb"/>
    </style:style>
    <style:style style:name="Таблица61.A" style:family="table-column">
      <style:table-column-properties style:column-width="3.048cm"/>
    </style:style>
    <style:style style:name="Таблица61.B" style:family="table-column">
      <style:table-column-properties style:column-width="3.81cm"/>
    </style:style>
    <style:style style:name="Таблица61.C" style:family="table-column">
      <style:table-column-properties style:column-width="4.128cm"/>
    </style:style>
    <style:style style:name="Таблица61.D" style:family="table-column">
      <style:table-column-properties style:column-width="2.064cm"/>
    </style:style>
    <style:style style:name="Таблица61.F" style:family="table-column">
      <style:table-column-properties style:column-width="4.763cm"/>
    </style:style>
    <style:style style:name="Таблица61.G" style:family="table-column">
      <style:table-column-properties style:column-width="3.493cm"/>
    </style:style>
    <style:style style:name="Таблица61.H" style:family="table-column">
      <style:table-column-properties style:column-width="3.175cm"/>
    </style:style>
    <style:style style:name="Таблица61.1" style:family="table-row">
      <style:table-row-properties fo:keep-together="auto"/>
    </style:style>
    <style:style style:name="Таблица61.A1" style:family="table-cell">
      <style:table-cell-properties style:vertical-align="top" fo:padding-left="0.191cm" fo:padding-right="0.191cm" fo:padding-top="0cm" fo:padding-bottom="0cm" fo:border="0.5pt solid #000000" style:writing-mode="lr-tb"/>
    </style:style>
    <style:style style:name="Таблица61.4" style:family="table-row">
      <style:table-row-properties style:min-row-height="0.679cm" fo:keep-together="auto"/>
    </style:style>
    <style:style style:name="Таблица62" style:family="table">
      <style:table-properties style:width="19.161cm" fo:margin-left="-0.191cm" table:align="left" style:writing-mode="lr-tb"/>
    </style:style>
    <style:style style:name="Таблица62.A" style:family="table-column">
      <style:table-column-properties style:column-width="5.098cm"/>
    </style:style>
    <style:style style:name="Таблица62.B" style:family="table-column">
      <style:table-column-properties style:column-width="3.055cm"/>
    </style:style>
    <style:style style:name="Таблица62.C" style:family="table-column">
      <style:table-column-properties style:column-width="11.008cm"/>
    </style:style>
    <style:style style:name="Таблица62.1" style:family="table-row">
      <style:table-row-properties fo:keep-together="auto"/>
    </style:style>
    <style:style style:name="Таблица62.A1" style:family="table-cell">
      <style:table-cell-properties style:vertical-align="top" fo:padding-left="0.191cm" fo:padding-right="0.191cm" fo:padding-top="0cm" fo:padding-bottom="0cm" fo:border="0.5pt solid #000000" style:writing-mode="lr-tb"/>
    </style:style>
    <style:style style:name="Таблица62.A2" style:family="table-cell">
      <style:table-cell-properties style:vertical-align="middle" fo:padding-left="0.191cm" fo:padding-right="0.191cm" fo:padding-top="0cm" fo:padding-bottom="0cm" fo:border="0.5pt solid #000000"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Contents_20_1">
      <style:paragraph-properties>
        <style:tab-stops>
          <style:tab-stop style:position="16.484cm" style:type="right" style:leader-style="dotted" style:leader-text="."/>
        </style:tab-stops>
      </style:paragraph-properties>
    </style:style>
    <style:style style:name="P3" style:family="paragraph" style:parent-style-name="Contents_20_2">
      <style:paragraph-properties>
        <style:tab-stops>
          <style:tab-stop style:position="16.484cm" style:type="right" style:leader-style="dotted" style:leader-text="."/>
        </style:tab-stops>
      </style:paragraph-properties>
    </style:style>
    <style:style style:name="P4" style:family="paragraph" style:parent-style-name="Contents_20_3">
      <style:paragraph-properties>
        <style:tab-stops>
          <style:tab-stop style:position="16.484cm" style:type="right" style:leader-style="dotted" style:leader-text="."/>
        </style:tab-stops>
      </style:paragraph-properties>
    </style:style>
    <style:style style:name="P5" style:family="paragraph" style:parent-style-name="Contents_20_2">
      <style:paragraph-properties>
        <style:tab-stops>
          <style:tab-stop style:position="16.484cm" style:type="right" style:leader-style="dotted" style:leader-text="."/>
        </style:tab-stops>
      </style:paragraph-properties>
      <style:text-properties fo:font-weight="normal" style:font-weight-asian="normal"/>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break-before="page"/>
    </style:style>
    <style:style style:name="P8" style:family="paragraph" style:parent-style-name="Standard">
      <style:paragraph-properties fo:margin-top="0.212cm" fo:margin-bottom="0.212cm" style:contextual-spacing="false" fo:text-align="center" style:justify-single-word="false" fo:orphans="0" fo:widows="0" style:text-autospace="none"/>
    </style:style>
    <style:style style:name="P9" style:family="paragraph" style:parent-style-name="Standard">
      <style:paragraph-properties fo:text-align="center" style:justify-single-word="false" fo:orphans="0" fo:widows="0" style:text-autospace="none"/>
    </style:style>
    <style:style style:name="P10" style:family="paragraph" style:parent-style-name="Standard">
      <style:paragraph-properties fo:margin-top="0cm" fo:margin-bottom="0.106cm" style:contextual-spacing="false" fo:text-align="center" style:justify-single-word="false" fo:break-before="page"/>
    </style:style>
    <style:style style:name="P11" style:family="paragraph" style:parent-style-name="Standard">
      <style:paragraph-properties fo:margin-top="0cm" fo:margin-bottom="0.106cm" style:contextual-spacing="false" fo:text-align="center" style:justify-single-word="false"/>
    </style:style>
    <style:style style:name="P12" style:family="paragraph" style:parent-style-name="Standard">
      <style:paragraph-properties fo:margin-top="0cm" fo:margin-bottom="0.212cm" style:contextual-spacing="false" fo:text-align="center" style:justify-single-word="false" fo:break-before="page"/>
    </style:style>
    <style:style style:name="P13" style:family="paragraph" style:parent-style-name="Standard">
      <style:paragraph-properties fo:margin-top="0cm" fo:margin-bottom="0.212cm" style:contextual-spacing="false" fo:text-align="center" style:justify-single-word="false"/>
    </style:style>
    <style:style style:name="P14" style:family="paragraph" style:parent-style-name="Основной_20_текст_20_3">
      <style:paragraph-properties fo:text-align="center" style:justify-single-word="false" fo:padding-left="0cm" fo:padding-right="0cm" fo:padding-top="0cm" fo:padding-bottom="0.035cm" fo:border-left="none" fo:border-right="none" fo:border-top="none" fo:border-bottom="1.5pt solid #000000" style:shadow="none"/>
    </style:style>
    <style:style style:name="P15" style:family="paragraph" style:parent-style-name="Standard">
      <style:paragraph-properties fo:margin-top="0.212cm" fo:margin-bottom="0.212cm" style:contextual-spacing="false" fo:text-align="center" style:justify-single-word="false" fo:orphans="0" fo:widows="0" style:text-autospace="none"/>
      <style:text-properties fo:language="en" fo:country="US" style:font-name-asian="Calibri"/>
    </style:style>
    <style:style style:name="P16" style:family="paragraph" style:parent-style-name="Standard">
      <style:paragraph-properties fo:text-align="center" style:justify-single-word="false" fo:orphans="0" fo:widows="0" style:text-autospace="none"/>
      <style:text-properties fo:language="en" fo:country="US" style:font-name-asian="Calibri"/>
    </style:style>
    <style:style style:name="P17" style:family="paragraph" style:parent-style-name="Standard">
      <style:paragraph-properties fo:margin-top="1.058cm" fo:margin-bottom="0.212cm" style:contextual-spacing="false" fo:text-align="center" style:justify-single-word="false" fo:orphans="0" fo:widows="0" style:text-autospace="none"/>
      <style:text-properties fo:language="en" fo:country="US" style:font-name-asian="Calibri"/>
    </style:style>
    <style:style style:name="P18" style:family="paragraph" style:parent-style-name="Standard">
      <style:paragraph-properties fo:text-align="center" style:justify-single-word="false" fo:orphans="0" fo:widows="0" style:text-autospace="none" style:snap-to-layout-grid="false"/>
      <style:text-properties fo:language="en" fo:country="US" style:font-name-asian="Calibri"/>
    </style:style>
    <style:style style:name="P19" style:family="paragraph" style:parent-style-name="Standard">
      <style:paragraph-properties fo:orphans="0" fo:widows="0" style:text-autospace="none"/>
      <style:text-properties fo:language="en" fo:country="US" style:font-name-asian="Calibri"/>
    </style:style>
    <style:style style:name="P20" style:family="paragraph" style:parent-style-name="Standard">
      <style:paragraph-properties fo:text-align="center" style:justify-single-word="false" fo:orphans="0" fo:widows="0" style:text-autospace="none"/>
      <style:text-properties fo:language="en" fo:country="US" fo:font-style="italic" style:font-name-asian="Calibri" style:font-style-asian="italic"/>
    </style:style>
    <style:style style:name="P21" style:family="paragraph" style:parent-style-name="Standard">
      <style:paragraph-properties fo:margin-top="0.847cm" fo:margin-bottom="0.423cm" style:contextual-spacing="false" fo:text-align="center" style:justify-single-word="false"/>
      <style:text-properties fo:font-size="16pt" fo:font-weight="bold" style:font-size-asian="16pt" style:font-weight-asian="bold" style:font-size-complex="16pt" style:font-style-complex="italic"/>
    </style:style>
    <style:style style:name="P22" style:family="paragraph" style:parent-style-name="Standard">
      <style:paragraph-properties fo:text-align="center" style:justify-single-word="false"/>
      <style:text-properties fo:font-size="16pt" fo:font-weight="bold" style:font-size-asian="16pt" style:font-weight-asian="bold" style:font-size-complex="16pt" style:font-style-complex="italic"/>
    </style:style>
    <style:style style:name="P23" style:family="paragraph" style:parent-style-name="Standard">
      <style:paragraph-properties fo:text-align="center" style:justify-single-word="false"/>
      <style:text-properties style:font-name="Arial2" fo:font-size="16pt" fo:language="en" fo:country="US" style:font-size-asian="16pt" style:font-name-complex="Arial2" style:font-size-complex="16pt"/>
    </style:style>
    <style:style style:name="P24" style:family="paragraph" style:parent-style-name="Standard">
      <style:paragraph-properties fo:text-align="center" style:justify-single-word="false"/>
      <style:text-properties style:font-name="Arial2" fo:font-size="16pt" style:font-size-asian="16pt" style:font-name-complex="Arial2" style:font-size-complex="16pt"/>
    </style:style>
    <style:style style:name="P25" style:family="paragraph" style:parent-style-name="Standard">
      <style:paragraph-properties fo:text-align="center" style:justify-single-word="false" fo:break-before="page"/>
      <style:text-properties style:font-name="Arial2" fo:font-size="16pt" style:font-size-asian="16pt" style:font-name-complex="Arial2" style:font-size-complex="16pt"/>
    </style:style>
    <style:style style:name="P26" style:family="paragraph" style:parent-style-name="Standard">
      <style:paragraph-properties fo:text-align="center" style:justify-single-word="false"/>
      <style:text-properties style:font-name="Arial2" fo:font-size="16pt" fo:font-weight="bold" style:font-size-asian="16pt" style:font-weight-asian="bold" style:font-name-complex="Arial2" style:font-size-complex="16pt"/>
    </style:style>
    <style:style style:name="P27" style:family="paragraph" style:parent-style-name="Standard">
      <style:paragraph-properties fo:text-align="center" style:justify-single-word="false"/>
      <style:text-properties style:font-name="Arial2" fo:font-size="20pt" fo:language="en" fo:country="US" style:font-size-asian="20pt" style:font-name-complex="Arial2" style:font-size-complex="20pt"/>
    </style:style>
    <style:style style:name="P28" style:family="paragraph" style:parent-style-name="Standard">
      <style:paragraph-properties fo:text-align="center" style:justify-single-word="false"/>
      <style:text-properties style:font-name="Arial2" fo:font-size="20pt" style:font-size-asian="20pt" style:font-name-complex="Arial2" style:font-size-complex="20pt"/>
    </style:style>
    <style:style style:name="P29" style:family="paragraph" style:parent-style-name="Standard">
      <style:paragraph-properties fo:margin-top="0.847cm" fo:margin-bottom="0.423cm" style:contextual-spacing="false" fo:text-align="center" style:justify-single-word="false"/>
      <style:text-properties fo:text-transform="uppercase" style:font-name="Arial2" fo:font-size="14pt" fo:language="none" fo:country="none" fo:font-weight="bold" style:font-size-asian="14pt" style:language-asian="none" style:country-asian="none" style:font-weight-asian="bold" style:font-name-complex="Arial2" style:font-size-complex="14pt" style:font-style-complex="italic" style:font-weight-complex="bold"/>
    </style:style>
    <style:style style:name="P30" style:family="paragraph" style:parent-style-name="Standard">
      <style:paragraph-properties fo:margin-top="0.847cm" fo:margin-bottom="0.423cm" style:contextual-spacing="false" fo:text-align="center" style:justify-single-word="false"/>
      <style:text-properties fo:font-size="14pt" style:font-size-asian="14pt" style:font-size-complex="14pt" style:font-style-complex="italic"/>
    </style:style>
    <style:style style:name="P31" style:family="paragraph" style:parent-style-name="Standard">
      <loext:graphic-properties draw:fill="solid" draw:fill-color="#ffffff"/>
      <style:paragraph-properties fo:margin-left="0cm" fo:margin-right="0cm" fo:text-indent="1.251cm" style:auto-text-indent="false" fo:background-color="#ffffff"/>
      <style:text-properties fo:font-size="14pt" style:font-size-asian="14pt" style:font-size-complex="14pt" style:font-style-complex="italic"/>
    </style:style>
    <style:style style:name="P32" style:family="paragraph" style:parent-style-name="Standard">
      <style:paragraph-properties fo:margin-left="0cm" fo:margin-right="0cm" fo:text-indent="1.251cm" style:auto-text-indent="false"/>
      <style:text-properties fo:font-size="14pt" style:font-size-asian="14pt" style:font-size-complex="14pt"/>
    </style:style>
    <style:style style:name="P33" style:family="paragraph" style:parent-style-name="Standard">
      <loext:graphic-properties draw:fill="solid" draw:fill-color="#ffffff"/>
      <style:paragraph-properties fo:margin-left="0cm" fo:margin-right="0cm" fo:text-indent="1.251cm" style:auto-text-indent="false" fo:background-color="#ffffff"/>
      <style:text-properties fo:font-size="14pt" style:font-size-asian="14pt" style:font-size-complex="14pt"/>
    </style:style>
    <style:style style:name="P34" style:family="paragraph" style:parent-style-name="Standard">
      <loext:graphic-properties draw:fill="solid" draw:fill-color="#ffffff"/>
      <style:paragraph-properties fo:margin-left="0cm" fo:margin-right="0cm" fo:text-align="justify" style:justify-single-word="false" fo:text-indent="1.251cm" style:auto-text-indent="false" fo:background-color="#ffffff"/>
      <style:text-properties fo:font-size="14pt" style:font-size-asian="14pt" style:font-size-complex="14pt"/>
    </style:style>
    <style:style style:name="P35" style:family="paragraph" style:parent-style-name="Standard">
      <style:text-properties fo:font-size="14pt" style:font-size-asian="14pt" style:font-size-complex="14pt"/>
    </style:style>
    <style:style style:name="P36" style:family="paragraph" style:parent-style-name="Standard">
      <loext:graphic-properties draw:fill="solid" draw:fill-color="#ffffff"/>
      <style:paragraph-properties fo:background-color="#ffffff"/>
      <style:text-properties fo:font-size="14pt" style:font-size-asian="14pt" style:font-size-complex="14pt"/>
    </style:style>
    <style:style style:name="P37" style:family="paragraph" style:parent-style-name="Standard">
      <loext:graphic-properties draw:fill="solid" draw:fill-color="#ffffff"/>
      <style:paragraph-properties fo:margin-left="0cm" fo:margin-right="0cm" fo:text-indent="1.251cm" style:auto-text-indent="false" fo:background-color="#ffffff">
        <style:tab-stops>
          <style:tab-stop style:position="5.359cm"/>
        </style:tab-stops>
      </style:paragraph-properties>
      <style:text-properties fo:font-size="14pt" style:font-size-asian="14pt" style:font-size-complex="14pt"/>
    </style:style>
    <style:style style:name="P38" style:family="paragraph" style:parent-style-name="Standard">
      <style:paragraph-properties fo:text-align="center" style:justify-single-word="false"/>
      <style:text-properties fo:font-size="14pt" style:font-size-asian="14pt" style:font-size-complex="14pt"/>
    </style:style>
    <style:style style:name="P39" style:family="paragraph" style:parent-style-name="Standard">
      <loext:graphic-properties draw:fill="solid" draw:fill-color="#ffffff"/>
      <style:paragraph-properties fo:background-color="#ffffff"/>
      <style:text-properties fo:font-size="14pt" fo:language="none" fo:country="none" style:font-size-asian="14pt" style:language-asian="none" style:country-asian="none" style:font-size-complex="14pt"/>
    </style:style>
    <style:style style:name="P40" style:family="paragraph" style:parent-style-name="Standard">
      <loext:graphic-properties draw:fill="solid" draw:fill-color="#ffffff"/>
      <style:paragraph-properties fo:margin-left="0cm" fo:margin-right="0cm" fo:text-indent="1.251cm" style:auto-text-indent="false" fo:background-color="#ffffff"/>
      <style:text-properties fo:font-size="14pt" fo:language="none" fo:country="none" style:font-size-asian="14pt" style:language-asian="none" style:country-asian="none" style:font-size-complex="14pt"/>
    </style:style>
    <style:style style:name="P41" style:family="paragraph" style:parent-style-name="Standard">
      <style:paragraph-properties fo:margin-left="0cm" fo:margin-right="0cm" fo:text-indent="1.251cm" style:auto-text-indent="false"/>
    </style:style>
    <style:style style:name="P42" style:family="paragraph" style:parent-style-name="Standard">
      <loext:graphic-properties draw:fill="solid" draw:fill-color="#ffffff"/>
      <style:paragraph-properties fo:margin-left="0cm" fo:margin-right="0cm" fo:text-indent="1.251cm" style:auto-text-indent="false" fo:background-color="#ffffff"/>
    </style:style>
    <style:style style:name="P43" style:family="paragraph" style:parent-style-name="Standard">
      <loext:graphic-properties draw:fill="solid" draw:fill-color="#ffffff"/>
      <style:paragraph-properties fo:margin-left="0cm" fo:margin-right="0cm" fo:text-indent="1.251cm" style:auto-text-indent="false" fo:break-before="page" fo:background-color="#ffffff"/>
    </style:style>
    <style:style style:name="P44" style:family="paragraph" style:parent-style-name="Standard">
      <loext:graphic-properties draw:fill="solid" draw:fill-color="#ffffff"/>
      <style:paragraph-properties fo:margin-left="0cm" fo:margin-right="0cm" fo:text-align="justify" style:justify-single-word="false" fo:text-indent="1.251cm" style:auto-text-indent="false" fo:background-color="#ffffff"/>
    </style:style>
    <style:style style:name="P45" style:family="paragraph" style:parent-style-name="Standard">
      <loext:graphic-properties draw:fill="solid" draw:fill-color="#ffffff"/>
      <style:paragraph-properties fo:margin-left="0cm" fo:margin-right="0cm" fo:text-align="justify" style:justify-single-word="false" fo:text-indent="1.251cm" style:auto-text-indent="false" fo:background-color="#ffffff">
        <style:tab-stops>
          <style:tab-stop style:position="6.622cm" style:leader-style="dotted" style:leader-text="."/>
        </style:tab-stops>
      </style:paragraph-properties>
    </style:style>
    <style:style style:name="P46" style:family="paragraph" style:parent-style-name="Standard">
      <loext:graphic-properties draw:fill="solid" draw:fill-color="#ffffff"/>
      <style:paragraph-properties fo:margin-left="3.747cm" fo:margin-right="0cm" fo:text-align="justify" style:justify-single-word="false" fo:text-indent="-2.496cm" style:auto-text-indent="false" fo:background-color="#ffffff"/>
    </style:style>
    <style:style style:name="P47" style:family="paragraph" style:parent-style-name="Standard">
      <style:paragraph-properties fo:margin-top="0.212cm" fo:margin-bottom="0.212cm" style:contextual-spacing="false" fo:orphans="0" fo:widows="0" style:text-autospace="none"/>
    </style:style>
    <style:style style:name="P48" style:family="paragraph" style:parent-style-name="Standard">
      <style:paragraph-properties fo:orphans="0" fo:widows="0" style:text-autospace="none"/>
    </style:style>
    <style:style style:name="P49" style:family="paragraph" style:parent-style-name="Standard">
      <style:paragraph-properties fo:margin-left="0.319cm" fo:margin-right="0cm" fo:margin-top="0.212cm" fo:margin-bottom="0.212cm" style:contextual-spacing="false" fo:orphans="0" fo:widows="0" fo:text-indent="0cm" style:auto-text-indent="false" style:text-autospace="none"/>
    </style:style>
    <style:style style:name="P50" style:family="paragraph" style:parent-style-name="Standard">
      <loext:graphic-properties draw:fill="solid" draw:fill-color="#ffffff"/>
      <style:paragraph-properties fo:margin-left="0cm" fo:margin-right="0cm" fo:text-indent="1.251cm" style:auto-text-indent="false" fo:background-color="#ffffff">
        <style:tab-stops>
          <style:tab-stop style:position="4.445cm"/>
        </style:tab-stops>
      </style:paragraph-properties>
    </style:style>
    <style:style style:name="P51" style:family="paragraph" style:parent-style-name="Standard">
      <loext:graphic-properties draw:fill="solid" draw:fill-color="#ffffff"/>
      <style:paragraph-properties fo:margin-left="3.747cm" fo:margin-right="0cm" fo:text-indent="1.251cm" style:auto-text-indent="false" fo:background-color="#ffffff"/>
    </style:style>
    <style:style style:name="P52" style:family="paragraph" style:parent-style-name="Standard">
      <style:text-properties style:font-name="Times New Roman" fo:font-size="14pt" fo:letter-spacing="-0.023cm" style:font-size-asian="14pt" style:font-name-complex="Times New Roman" style:font-size-complex="14pt" style:text-scale="76%"/>
    </style:style>
    <style:style style:name="P53" style:family="paragraph" style:parent-style-name="Без_20_интервала">
      <style:text-properties style:font-name="Times New Roman" fo:font-size="14pt" style:font-size-asian="14pt" style:font-name-complex="Times New Roman" style:font-size-complex="14pt"/>
    </style:style>
    <style:style style:name="P54" style:family="paragraph" style:parent-style-name="Без_20_интервала">
      <style:text-properties style:font-name="Times New Roman" fo:font-size="14pt" fo:letter-spacing="0.012cm" style:font-size-asian="14pt" style:font-name-complex="Times New Roman" style:font-size-complex="14pt"/>
    </style:style>
    <style:style style:name="P55" style:family="paragraph" style:parent-style-name="Без_20_интервала">
      <style:paragraph-properties fo:margin-top="0.847cm" fo:margin-bottom="0.423cm" style:contextual-spacing="false" fo:text-align="center" style:justify-single-word="false"/>
      <style:text-properties style:font-name="Times New Roman" fo:font-size="14pt" style:text-underline-style="solid" style:text-underline-width="auto" style:text-underline-color="font-color" style:font-size-asian="14pt" style:font-name-complex="Times New Roman" style:font-size-complex="14pt"/>
    </style:style>
    <style:style style:name="P56" style:family="paragraph" style:parent-style-name="Без_20_интервала">
      <style:text-properties style:font-name="Times New Roman" fo:font-size="12pt" style:font-size-asian="12pt" style:font-name-complex="Times New Roman" style:font-size-complex="12pt"/>
    </style:style>
    <style:style style:name="P57" style:family="paragraph" style:parent-style-name="Без_20_интервала">
      <style:paragraph-properties fo:margin-top="0.212cm" fo:margin-bottom="0.212cm" style:contextual-spacing="false"/>
      <style:text-properties style:font-name="Times New Roman" fo:font-size="12pt" style:font-size-asian="12pt" style:font-name-complex="Times New Roman" style:font-size-complex="12pt"/>
    </style:style>
    <style:style style:name="P58" style:family="paragraph" style:parent-style-name="Без_20_интервала">
      <style:paragraph-properties fo:margin-top="0.212cm" fo:margin-bottom="0.212cm" style:contextual-spacing="false" fo:text-align="center" style:justify-single-word="false"/>
      <style:text-properties style:font-name="Times New Roman" fo:font-size="12pt" style:font-size-asian="12pt" style:font-name-complex="Times New Roman" style:font-size-complex="12pt"/>
    </style:style>
    <style:style style:name="P59" style:family="paragraph" style:parent-style-name="Без_20_интервала">
      <style:paragraph-properties fo:margin-top="0.212cm" fo:margin-bottom="0cm" style:contextual-spacing="false"/>
      <style:text-properties style:font-name="Times New Roman" fo:font-size="12pt" style:font-size-asian="12pt" style:font-name-complex="Times New Roman" style:font-size-complex="12pt"/>
    </style:style>
    <style:style style:name="P60" style:family="paragraph" style:parent-style-name="Без_20_интервала">
      <style:paragraph-properties fo:margin-top="0.212cm" fo:margin-bottom="0.212cm" style:contextual-spacing="false" fo:line-height="0.388cm" fo:text-align="center" style:justify-single-word="false"/>
      <style:text-properties style:font-name="Times New Roman" fo:font-size="12pt" style:font-size-asian="12pt" style:font-name-complex="Times New Roman" style:font-size-complex="12pt"/>
    </style:style>
    <style:style style:name="P61" style:family="paragraph" style:parent-style-name="Без_20_интервала">
      <style:paragraph-properties fo:margin-top="0.212cm" fo:margin-bottom="0cm" style:contextual-spacing="false" fo:line-height="0.388cm"/>
      <style:text-properties style:font-name="Times New Roman" fo:font-size="12pt" style:font-size-asian="12pt" style:font-name-complex="Times New Roman" style:font-size-complex="12pt"/>
    </style:style>
    <style:style style:name="P62" style:family="paragraph" style:parent-style-name="Без_20_интервала">
      <style:paragraph-properties fo:margin-top="0.212cm" fo:margin-bottom="0.212cm" style:contextual-spacing="false" fo:line-height="0.388cm"/>
      <style:text-properties style:font-name="Times New Roman" fo:font-size="12pt" style:font-size-asian="12pt" style:font-name-complex="Times New Roman" style:font-size-complex="12pt"/>
    </style:style>
    <style:style style:name="P63" style:family="paragraph" style:parent-style-name="Без_20_интервала">
      <style:paragraph-properties fo:margin-top="0cm" fo:margin-bottom="0.212cm" style:contextual-spacing="false"/>
      <style:text-properties style:font-name="Times New Roman" fo:font-size="12pt" style:font-size-asian="12pt" style:font-name-complex="Times New Roman" style:font-size-complex="12pt"/>
    </style:style>
    <style:style style:name="P64" style:family="paragraph" style:parent-style-name="Без_20_интервала">
      <style:paragraph-properties fo:margin-top="0.212cm" fo:margin-bottom="0.212cm" style:contextual-spacing="false" fo:text-align="center" style:justify-single-word="false"/>
      <style:text-properties style:font-name="Times New Roman" fo:font-size="12pt" fo:background-color="#ffff00" style:font-size-asian="12pt" style:font-name-complex="Times New Roman" style:font-size-complex="12pt"/>
    </style:style>
    <style:style style:name="P65" style:family="paragraph" style:parent-style-name="Standard">
      <style:paragraph-properties fo:text-align="center" style:justify-single-word="false"/>
      <style:text-properties fo:color="#000000" loext:opacity="100%" fo:font-size="14pt" style:text-underline-style="solid" style:text-underline-width="auto" style:text-underline-color="font-color" style:font-size-asian="14pt" style:font-size-complex="14pt"/>
    </style:style>
    <style:style style:name="P66" style:family="paragraph" style:parent-style-name="Standard">
      <style:paragraph-properties fo:text-align="center" style:justify-single-word="false"/>
      <style:text-properties fo:color="#000000" loext:opacity="100%" fo:font-size="14pt" fo:letter-spacing="-0.035cm" style:text-underline-style="solid" style:text-underline-width="auto" style:text-underline-color="font-color" fo:font-weight="bold" style:font-size-asian="14pt" style:font-weight-asian="bold" style:font-size-complex="14pt"/>
    </style:style>
    <style:style style:name="P67" style:family="paragraph" style:parent-style-name="Без_20_интервала">
      <style:paragraph-properties fo:margin-top="0.212cm" fo:margin-bottom="0.212cm" style:contextual-spacing="false"/>
      <style:text-properties fo:color="#000000" loext:opacity="100%" style:font-name="Times New Roman" fo:font-size="12pt" fo:letter-spacing="0.011cm" style:font-size-asian="12pt" style:font-name-complex="Times New Roman" style:font-size-complex="12pt"/>
    </style:style>
    <style:style style:name="P68" style:family="paragraph" style:parent-style-name="Без_20_интервала">
      <style:paragraph-properties fo:margin-top="0.212cm" fo:margin-bottom="0cm" style:contextual-spacing="false"/>
      <style:text-properties fo:color="#000000" loext:opacity="100%" style:font-name="Times New Roman" fo:font-size="12pt" fo:letter-spacing="0.011cm" style:font-size-asian="12pt" style:font-name-complex="Times New Roman" style:font-size-complex="12pt"/>
    </style:style>
    <style:style style:name="P69" style:family="paragraph" style:parent-style-name="Без_20_интервала">
      <style:paragraph-properties fo:margin-top="0.212cm" fo:margin-bottom="0.212cm" style:contextual-spacing="false" fo:line-height="0.388cm"/>
      <style:text-properties fo:color="#000000" loext:opacity="100%" style:font-name="Times New Roman" fo:font-size="12pt" fo:letter-spacing="0.011cm" style:font-size-asian="12pt" style:font-name-complex="Times New Roman" style:font-size-complex="12pt"/>
    </style:style>
    <style:style style:name="P70" style:family="paragraph" style:parent-style-name="Без_20_интервала">
      <style:text-properties fo:color="#000000" loext:opacity="100%" style:font-name="Times New Roman" fo:font-size="12pt" fo:letter-spacing="0.011cm" style:font-size-asian="12pt" style:font-name-complex="Times New Roman" style:font-size-complex="12pt"/>
    </style:style>
    <style:style style:name="P71" style:family="paragraph" style:parent-style-name="Без_20_интервала">
      <style:paragraph-properties fo:margin-top="0.212cm" fo:margin-bottom="0.212cm" style:contextual-spacing="false"/>
      <style:text-properties fo:color="#000000" loext:opacity="100%" style:font-name="Times New Roman" fo:font-size="14pt" fo:letter-spacing="0.011cm" style:font-size-asian="14pt" style:font-name-complex="Times New Roman" style:font-size-complex="14pt"/>
    </style:style>
    <style:style style:name="P72" style:family="paragraph" style:parent-style-name="Standard">
      <style:paragraph-properties fo:margin-top="0.212cm" fo:margin-bottom="0.212cm" style:contextual-spacing="false" fo:text-align="center" style:justify-single-word="false" fo:orphans="0" fo:widows="0" style:text-autospace="none"/>
      <style:text-properties style:font-name-asian="Calibri"/>
    </style:style>
    <style:style style:name="P73" style:family="paragraph" style:parent-style-name="Standard">
      <style:paragraph-properties fo:text-align="center" style:justify-single-word="false" fo:orphans="0" fo:widows="0" style:text-autospace="none"/>
      <style:text-properties style:font-name-asian="Calibri"/>
    </style:style>
    <style:style style:name="P74" style:family="paragraph" style:parent-style-name="Standard">
      <style:paragraph-properties fo:text-align="center" style:justify-single-word="false" fo:orphans="0" fo:widows="0" style:text-autospace="none" style:snap-to-layout-grid="false"/>
      <style:text-properties style:font-name-asian="Calibri"/>
    </style:style>
    <style:style style:name="P75" style:family="paragraph" style:parent-style-name="Standard">
      <style:paragraph-properties fo:margin-top="0.212cm" fo:margin-bottom="0.212cm" style:contextual-spacing="false" fo:text-align="center" style:justify-single-word="false" fo:orphans="0" fo:widows="0" style:text-autospace="none"/>
      <style:text-properties fo:language="none" fo:country="none" style:font-name-asian="Calibri" style:language-asian="none" style:country-asian="none"/>
    </style:style>
    <style:style style:name="P76" style:family="paragraph" style:parent-style-name="Standard">
      <style:paragraph-properties fo:text-align="center" style:justify-single-word="false" fo:orphans="0" fo:widows="0" style:text-autospace="none"/>
      <style:text-properties fo:language="none" fo:country="none" style:font-name-asian="Calibri" style:language-asian="none" style:country-asian="none"/>
    </style:style>
    <style:style style:name="P77" style:family="paragraph" style:parent-style-name="Standard">
      <style:paragraph-properties fo:margin-top="0.212cm" fo:margin-bottom="0.212cm" style:contextual-spacing="false" fo:text-align="center" style:justify-single-word="false" fo:orphans="0" fo:widows="0" style:text-autospace="none"/>
      <style:text-properties fo:font-size="10pt" style:font-size-asian="10pt" style:font-size-complex="10pt"/>
    </style:style>
    <style:style style:name="P78" style:family="paragraph" style:parent-style-name="Standard">
      <style:paragraph-properties fo:margin-top="0.212cm" fo:margin-bottom="0.212cm" style:contextual-spacing="false" fo:text-align="center" style:justify-single-word="false" fo:orphans="0" fo:widows="0" style:text-autospace="none"/>
      <style:text-properties fo:font-size="10pt" style:font-name-asian="Calibri" style:font-size-asian="10pt" style:font-size-complex="10pt"/>
    </style:style>
    <style:style style:name="P79" style:family="paragraph" style:parent-style-name="Standard">
      <style:paragraph-properties fo:text-align="center" style:justify-single-word="false" fo:orphans="0" fo:widows="0" style:text-autospace="none"/>
      <style:text-properties fo:font-size="10pt" style:font-name-asian="Calibri" style:font-size-asian="10pt" style:font-size-complex="10pt"/>
    </style:style>
    <style:style style:name="P80" style:family="paragraph" style:parent-style-name="Standard">
      <style:paragraph-properties fo:text-align="center" style:justify-single-word="false" fo:orphans="0" fo:widows="0" style:text-autospace="none" style:snap-to-layout-grid="false"/>
      <style:text-properties fo:font-size="10pt" style:font-name-asian="Calibri" style:font-size-asian="10pt" style:font-size-complex="10pt"/>
    </style:style>
    <style:style style:name="P81" style:family="paragraph" style:parent-style-name="Standard">
      <style:paragraph-properties fo:margin-top="0.212cm" fo:margin-bottom="0.212cm" style:contextual-spacing="false" fo:orphans="0" fo:widows="0" style:text-autospace="none"/>
      <style:text-properties fo:font-size="10pt" style:font-name-asian="Calibri" style:font-size-asian="10pt" style:font-size-complex="10pt"/>
    </style:style>
    <style:style style:name="P82" style:family="paragraph" style:parent-style-name="Standard">
      <style:paragraph-properties fo:margin-top="0.212cm" fo:margin-bottom="0.212cm" style:contextual-spacing="false" fo:text-align="center" style:justify-single-word="false" fo:orphans="0" fo:widows="0" style:text-autospace="none"/>
      <style:text-properties fo:font-size="10pt" fo:language="en" fo:country="US" style:font-name-asian="Calibri" style:font-size-asian="10pt" style:font-size-complex="10pt"/>
    </style:style>
    <style:style style:name="P83" style:family="paragraph" style:parent-style-name="Standard">
      <style:paragraph-properties fo:margin-top="0.635cm" fo:margin-bottom="0.212cm" style:contextual-spacing="false" fo:text-align="center" style:justify-single-word="false" fo:orphans="0" fo:widows="0" style:text-autospace="none"/>
      <style:text-properties fo:font-size="10pt" fo:language="en" fo:country="US" style:font-name-asian="Calibri" style:font-size-asian="10pt" style:font-size-complex="10pt"/>
    </style:style>
    <style:style style:name="P84" style:family="paragraph" style:parent-style-name="Standard">
      <style:paragraph-properties fo:margin-top="0.423cm" fo:margin-bottom="0.212cm" style:contextual-spacing="false" fo:text-align="center" style:justify-single-word="false" fo:orphans="0" fo:widows="0" style:text-autospace="none"/>
      <style:text-properties fo:font-size="10pt" fo:language="en" fo:country="US" style:font-name-asian="Calibri" style:font-size-asian="10pt" style:font-size-complex="10pt"/>
    </style:style>
    <style:style style:name="P85" style:family="paragraph" style:parent-style-name="Standard">
      <style:paragraph-properties fo:text-align="center" style:justify-single-word="false" fo:orphans="0" fo:widows="0" style:text-autospace="none"/>
      <style:text-properties fo:font-size="10pt" fo:language="en" fo:country="US" style:font-name-asian="Calibri" style:font-size-asian="10pt" style:font-size-complex="10pt"/>
    </style:style>
    <style:style style:name="P86" style:family="paragraph" style:parent-style-name="Standard">
      <style:paragraph-properties fo:text-align="center" style:justify-single-word="false" fo:orphans="0" fo:widows="0" style:text-autospace="none"/>
      <style:text-properties fo:font-size="10pt" fo:language="none" fo:country="none" style:font-name-asian="Calibri" style:font-size-asian="10pt" style:language-asian="none" style:country-asian="none" style:font-size-complex="10pt"/>
    </style:style>
    <style:style style:name="P87" style:family="paragraph" style:parent-style-name="Standard">
      <style:paragraph-properties fo:margin-top="0.212cm" fo:margin-bottom="0.212cm" style:contextual-spacing="false" fo:text-align="center" style:justify-single-word="false" fo:orphans="0" fo:widows="0" style:text-autospace="none"/>
      <style:text-properties fo:font-size="10pt" fo:language="none" fo:country="none" style:font-name-asian="Calibri" style:font-size-asian="10pt" style:language-asian="none" style:country-asian="none" style:font-size-complex="10pt"/>
    </style:style>
    <style:style style:name="P88" style:family="paragraph" style:parent-style-name="Standard">
      <style:paragraph-properties fo:margin-top="0.212cm" fo:margin-bottom="0.212cm" style:contextual-spacing="false" fo:text-align="center" style:justify-single-word="false" fo:orphans="0" fo:widows="0" style:text-autospace="none"/>
      <style:text-properties style:font-name="Symbol" style:font-name-asian="Symbol" style:font-name-complex="Symbol"/>
    </style:style>
    <style:style style:name="P89" style:family="paragraph" style:parent-style-name="Standard">
      <style:paragraph-properties fo:text-align="center" style:justify-single-word="false" fo:orphans="0" fo:widows="0" style:text-autospace="none"/>
      <style:text-properties fo:font-style="italic" style:font-name-asian="Calibri" style:font-style-asian="italic"/>
    </style:style>
    <style:style style:name="P90" style:family="paragraph" style:parent-style-name="Без_20_интервала">
      <style:paragraph-properties fo:margin-top="0cm" fo:margin-bottom="0.212cm" style:contextual-spacing="false" fo:break-before="page"/>
    </style:style>
    <style:style style:name="P91" style:family="paragraph" style:parent-style-name="Без_20_интервала">
      <style:paragraph-properties fo:margin-top="0cm" fo:margin-bottom="0.212cm" style:contextual-spacing="false"/>
    </style:style>
    <style:style style:name="P92" style:family="paragraph" style:parent-style-name="Без_20_интервала">
      <style:paragraph-properties fo:margin-top="0.212cm" fo:margin-bottom="0.212cm" style:contextual-spacing="false"/>
    </style:style>
    <style:style style:name="P93" style:family="paragraph" style:parent-style-name="Без_20_интервала">
      <style:paragraph-properties fo:margin-top="0.212cm" fo:margin-bottom="0.212cm" style:contextual-spacing="false" fo:line-height="0.388cm"/>
    </style:style>
    <style:style style:name="P94" style:family="paragraph" style:parent-style-name="Без_20_интервала">
      <style:paragraph-properties fo:margin-top="0cm" fo:margin-bottom="0.212cm" style:contextual-spacing="false" fo:line-height="0.388cm"/>
    </style:style>
    <style:style style:name="P95" style:family="paragraph" style:parent-style-name="Без_20_интервала">
      <style:paragraph-properties fo:margin-top="0cm" fo:margin-bottom="0.212cm" style:contextual-spacing="false"/>
      <style:text-properties fo:background-color="#ffff00"/>
    </style:style>
    <style:style style:name="P96" style:family="paragraph" style:parent-style-name="Основной_20_текст_20_2">
      <style:paragraph-properties fo:line-height="100%" fo:text-align="center" style:justify-single-word="false"/>
      <style:text-properties fo:font-weight="bold" style:font-weight-asian="bold"/>
    </style:style>
    <style:style style:name="P97" style:family="paragraph" style:parent-style-name="Основной_20_текст_20_3">
      <style:paragraph-properties fo:text-align="center" style:justify-single-word="false" fo:padding-left="0cm" fo:padding-right="0cm" fo:padding-top="0cm" fo:padding-bottom="0.035cm" fo:border-left="none" fo:border-right="none" fo:border-top="none" fo:border-bottom="1.5pt solid #000000" style:shadow="none"/>
      <style:text-properties fo:font-size="12pt" fo:language="en" fo:country="US" style:font-size-asian="12pt" style:font-size-complex="12pt"/>
    </style:style>
    <style:style style:name="P98" style:family="paragraph" style:parent-style-name="Standard">
      <style:paragraph-properties fo:text-align="center" style:justify-single-word="false"/>
      <style:text-properties style:font-name="Arial2" fo:font-size="20pt" style:font-size-asian="20pt" style:font-name-complex="Arial2" style:font-size-complex="20pt"/>
    </style:style>
    <style:style style:name="P99" style:family="paragraph" style:parent-style-name="Standard">
      <style:paragraph-properties fo:text-align="center" style:justify-single-word="false"/>
      <style:text-properties style:font-name="Arial2" fo:font-size="16pt" style:font-size-asian="16pt" style:font-name-complex="Arial2" style:font-size-complex="16pt"/>
    </style:style>
    <style:style style:name="P100" style:family="paragraph" style:parent-style-name="Standard" style:list-style-name="">
      <style:paragraph-properties fo:margin-top="0.847cm" fo:margin-bottom="0.423cm" style:contextual-spacing="false" fo:text-align="center" style:justify-single-word="false" fo:break-before="page"/>
      <style:text-properties fo:font-size="14pt" fo:font-weight="bold" style:font-size-asian="14pt" style:font-weight-asian="bold" style:font-size-complex="14pt"/>
    </style:style>
    <style:style style:name="P101" style:family="paragraph" style:parent-style-name="Standard" style:list-style-name="">
      <style:paragraph-properties fo:margin-top="0.847cm" fo:margin-bottom="0.423cm" style:contextual-spacing="false" fo:text-align="center" style:justify-single-word="false"/>
      <style:text-properties fo:font-size="14pt" style:font-size-asian="14pt" style:font-size-complex="14pt"/>
    </style:style>
    <style:style style:name="P102" style:family="paragraph" style:parent-style-name="Standard" style:list-style-name="">
      <loext:graphic-properties draw:fill="solid" draw:fill-color="#ffffff"/>
      <style:paragraph-properties fo:margin-top="0.847cm" fo:margin-bottom="0.423cm" style:contextual-spacing="false" fo:text-align="center" style:justify-single-word="false" fo:background-color="#ffffff"/>
      <style:text-properties fo:font-size="14pt" style:font-size-asian="14pt" style:font-size-complex="14pt"/>
    </style:style>
    <style:style style:name="P103" style:family="paragraph" style:parent-style-name="Standard" style:list-style-name="">
      <loext:graphic-properties draw:fill="solid" draw:fill-color="#ffffff"/>
      <style:paragraph-properties fo:margin-top="0.847cm" fo:margin-bottom="0.423cm" style:contextual-spacing="false" fo:text-align="center" style:justify-single-word="false" fo:background-color="#ffffff"/>
      <style:text-properties fo:font-size="14pt" style:font-size-asian="14pt" style:font-size-complex="14pt"/>
    </style:style>
    <style:style style:name="P104" style:family="paragraph" style:parent-style-name="Standard" style:list-style-name="">
      <loext:graphic-properties draw:fill="solid" draw:fill-color="#ffffff"/>
      <style:paragraph-properties fo:margin-top="0.847cm" fo:margin-bottom="0.423cm" style:contextual-spacing="false" fo:text-align="center" style:justify-single-word="false" fo:break-before="page" fo:background-color="#ffffff"/>
      <style:text-properties fo:font-size="14pt" style:font-size-asian="14pt" style:font-size-complex="14pt"/>
    </style:style>
    <style:style style:name="P105" style:family="paragraph" style:parent-style-name="Standard" style:list-style-name="" style:master-page-name="Преобразование_20_2">
      <style:paragraph-properties fo:text-align="center" style:justify-single-word="false" style:page-number="auto"/>
      <style:text-properties fo:font-size="14pt" style:font-size-asian="14pt" style:font-size-complex="14pt"/>
    </style:style>
    <style:style style:name="P106" style:family="paragraph" style:parent-style-name="Standard" style:list-style-name="">
      <style:paragraph-properties fo:text-align="center" style:justify-single-word="false"/>
      <style:text-properties fo:font-size="14pt" style:font-size-asian="14pt" style:font-size-complex="14pt"/>
    </style:style>
    <style:style style:name="P107" style:family="paragraph" style:parent-style-name="Standard">
      <style:paragraph-properties fo:margin-left="0cm" fo:margin-right="0cm" fo:text-indent="1.251cm" style:auto-text-indent="false"/>
      <style:text-properties fo:font-size="14pt" style:font-size-asian="14pt" style:font-size-complex="14pt"/>
    </style:style>
    <style:style style:name="P108" style:family="paragraph" style:parent-style-name="Standard" style:list-style-name="WW8Num5">
      <loext:graphic-properties draw:fill="solid" draw:fill-color="#ffffff"/>
      <style:paragraph-properties fo:margin-left="0cm" fo:margin-right="0cm" fo:orphans="0" fo:widows="0" fo:text-indent="1.251cm" style:auto-text-indent="false" fo:background-color="#ffffff" style:text-autospace="none">
        <style:tab-stops>
          <style:tab-stop style:position="1.406cm"/>
        </style:tab-stops>
      </style:paragraph-properties>
      <style:text-properties fo:font-size="14pt" style:font-size-asian="14pt" style:font-size-complex="14pt"/>
    </style:style>
    <style:style style:name="P109" style:family="paragraph" style:parent-style-name="Standard">
      <loext:graphic-properties draw:fill="solid" draw:fill-color="#ffffff"/>
      <style:paragraph-properties fo:margin-left="0cm" fo:margin-right="0cm" fo:margin-top="0.212cm" fo:margin-bottom="0cm" style:contextual-spacing="false" fo:text-indent="1.251cm" style:auto-text-indent="false" fo:background-color="#ffffff"/>
      <style:text-properties fo:font-size="14pt" style:font-size-asian="14pt" style:font-size-complex="14pt" style:font-style-complex="italic"/>
    </style:style>
    <style:style style:name="P110" style:family="paragraph" style:parent-style-name="Standard" style:list-style-name="">
      <loext:graphic-properties draw:fill="solid" draw:fill-color="#ffffff"/>
      <style:paragraph-properties fo:margin-top="0.847cm" fo:margin-bottom="0.423cm" style:contextual-spacing="false" fo:text-align="center" style:justify-single-word="false" fo:background-color="#ffffff"/>
    </style:style>
    <style:style style:name="P111" style:family="paragraph" style:parent-style-name="Standard" style:list-style-name="">
      <loext:graphic-properties draw:fill="solid" draw:fill-color="#ffffff"/>
      <style:paragraph-properties fo:margin-top="0.847cm" fo:margin-bottom="0.423cm" style:contextual-spacing="false" fo:text-align="center" style:justify-single-word="false" fo:break-before="page" fo:background-color="#ffffff"/>
    </style:style>
    <style:style style:name="P112" style:family="paragraph" style:parent-style-name="Standard" style:list-style-name="">
      <style:paragraph-properties fo:text-align="center" style:justify-single-word="false"/>
    </style:style>
    <style:style style:name="P113" style:family="paragraph" style:parent-style-name="Standard" style:list-style-name="">
      <style:paragraph-properties fo:text-align="center" style:justify-single-word="false" fo:break-before="page"/>
    </style:style>
    <style:style style:name="P114" style:family="paragraph" style:parent-style-name="Standard" style:master-page-name="Преобразование_20_1">
      <style:paragraph-properties fo:text-align="center" style:justify-single-word="false" style:page-number="auto"/>
      <style:text-properties style:font-name="Times New Roman" fo:font-size="14pt" style:font-size-asian="14pt" style:font-name-complex="Times New Roman" style:font-size-complex="14pt"/>
    </style:style>
    <style:style style:name="P115" style:family="paragraph" style:parent-style-name="Standard" style:list-style-name="WW8Num20"/>
    <style:style style:name="P116" style:family="paragraph" style:parent-style-name="Без_20_интервала" style:list-style-name="WW8Num25">
      <style:paragraph-properties fo:margin-left="0.63cm" fo:margin-right="0cm" fo:text-indent="-0.63cm" style:auto-text-indent="false"/>
    </style:style>
    <style:style style:name="P117" style:family="paragraph" style:parent-style-name="Без_20_интервала">
      <style:paragraph-properties fo:margin-top="0.212cm" fo:margin-bottom="0.212cm" style:contextual-spacing="false"/>
      <style:text-properties style:font-name="Times New Roman" fo:font-size="12pt" style:font-size-asian="12pt" style:font-name-complex="Times New Roman" style:font-size-complex="12pt"/>
    </style:style>
    <style:style style:name="P118" style:family="paragraph" style:parent-style-name="Без_20_интервала" style:list-style-name="WW8Num15">
      <style:paragraph-properties fo:margin-left="0.63cm" fo:margin-right="0cm" fo:line-height="0.388cm" fo:text-indent="-0.63cm" style:auto-text-indent="false"/>
      <style:text-properties style:font-name="Times New Roman" fo:font-size="12pt" style:font-size-asian="12pt" style:font-name-complex="Times New Roman" style:font-size-complex="12pt"/>
    </style:style>
    <style:style style:name="P119" style:family="paragraph" style:parent-style-name="Без_20_интервала" style:list-style-name="WW8Num25">
      <style:paragraph-properties fo:margin-left="0.63cm" fo:margin-right="0cm" fo:line-height="0.388cm" fo:text-indent="-0.63cm" style:auto-text-indent="false"/>
    </style:style>
    <style:style style:name="P120" style:family="paragraph" style:parent-style-name="Без_20_интервала" style:list-style-name="WW8Num15">
      <style:paragraph-properties fo:margin-left="0.63cm" fo:margin-right="0cm" fo:line-height="0.388cm" fo:text-indent="-0.63cm" style:auto-text-indent="false"/>
    </style:style>
    <style:style style:name="P121" style:family="paragraph">
      <loext:graphic-properties draw:fill="none" draw:fill-color="#ffffff"/>
      <style:paragraph-properties fo:text-align="center" style:writing-mode="lr-tb"/>
    </style:style>
    <style:style style:name="P122" style:family="paragraph">
      <loext:graphic-properties draw:fill="none" draw:fill-color="#ffffff"/>
      <style:paragraph-properties style:writing-mode="lr-tb"/>
    </style:style>
    <style:style style:name="P123" style:family="paragraph">
      <style:paragraph-properties style:writing-mode="lr-tb"/>
    </style:style>
    <style:style style:name="P124" style:family="paragraph">
      <style:paragraph-properties fo:text-align="center" style:writing-mode="lr-tb"/>
    </style:style>
    <style:style style:name="P125" style:family="paragraph">
      <style:paragraph-properties fo:margin-left="-0.319cm" fo:margin-right="-0.199cm" fo:margin-top="0.212cm" fo:margin-bottom="0cm" fo:text-align="center" fo:text-indent="0cm" style:writing-mode="lr-tb"/>
    </style:style>
    <style:style style:name="P126" style:family="paragraph">
      <loext:graphic-properties draw:fill="solid" draw:fill-color="#ffffff"/>
      <style:paragraph-properties fo:margin-left="-0.319cm" fo:margin-right="-0.199cm" fo:margin-top="0.212cm" fo:margin-bottom="0cm" fo:text-align="center" fo:text-indent="0cm" style:writing-mode="lr-tb"/>
    </style:style>
    <style:style style:name="P127" style:family="paragraph">
      <loext:graphic-properties draw:fill="solid" draw:fill-color="#ffffff"/>
      <style:paragraph-properties style:writing-mode="lr-tb"/>
    </style:style>
    <style:style style:name="T1" style:family="text">
      <style:text-properties fo:font-size="12pt" fo:font-weight="bold" style:font-size-asian="12pt" style:font-weight-asian="bold" style:font-size-complex="12pt"/>
    </style:style>
    <style:style style:name="T2" style:family="text">
      <style:text-properties fo:font-size="12pt" fo:language="en" fo:country="US" style:font-size-asian="12pt" style:font-size-complex="12pt"/>
    </style:style>
    <style:style style:name="T3" style:family="text">
      <style:text-properties fo:language="en" fo:country="US" style:language-asian="none" style:country-asian="none"/>
    </style:style>
    <style:style style:name="T4" style:family="text">
      <style:text-properties fo:language="en" fo:country="US" style:font-name-asian="Calibri"/>
    </style:style>
    <style:style style:name="T5" style:family="text">
      <style:text-properties fo:language="en" fo:country="US" fo:font-style="italic" style:font-name-asian="Calibri" style:font-style-asian="italic"/>
    </style:style>
    <style:style style:name="T6" style:family="text">
      <style:text-properties style:font-name="Arial2" fo:font-size="16pt" style:font-size-asian="16pt" style:font-name-complex="Arial2" style:font-size-complex="16pt"/>
    </style:style>
    <style:style style:name="T7" style:family="text">
      <style:text-properties style:font-name="Arial2" fo:font-size="20pt" style:font-size-asian="20pt" style:font-name-complex="Arial2" style:font-size-complex="20pt"/>
    </style:style>
    <style:style style:name="T8" style:family="text">
      <style:text-properties style:font-name="Arial2" fo:font-size="20pt" style:font-name-asian="Arial2" style:font-size-asian="20pt" style:font-name-complex="Arial2" style:font-size-complex="20pt"/>
    </style:style>
    <style:style style:name="T9" style:family="text">
      <style:text-properties fo:text-transform="uppercase"/>
    </style:style>
    <style:style style:name="T10" style:family="text">
      <style:text-properties fo:text-transform="uppercase" style:font-name="Arial2" fo:font-size="16pt" style:font-size-asian="16pt" style:font-name-complex="Arial2" style:font-size-complex="16pt"/>
    </style:style>
    <style:style style:name="T11" style:family="text">
      <style:text-properties fo:text-transform="uppercase" fo:language="none" fo:country="none" style:language-asian="none" style:country-asian="none"/>
    </style:style>
    <style:style style:name="T12" style:family="text">
      <style:text-properties fo:text-transform="uppercase" fo:language="en" fo:country="US"/>
    </style:style>
    <style:style style:name="T13" style:family="text">
      <style:text-properties fo:language="none" fo:country="none" style:language-asian="none" style:country-asian="none"/>
    </style:style>
    <style:style style:name="T14" style:family="text">
      <style:text-properties fo:font-variant="normal" fo:text-transform="none" fo:language="none" fo:country="none" fo:font-weight="normal" style:language-asian="none" style:country-asian="none" style:font-weight-asian="normal" style:font-weight-complex="normal"/>
    </style:style>
    <style:style style:name="T15" style:family="text">
      <style:text-properties fo:font-size="14pt" style:font-size-asian="14pt"/>
    </style:style>
    <style:style style:name="T16" style:family="text">
      <style:text-properties fo:font-size="14pt" style:font-size-asian="14pt" style:font-size-complex="14pt"/>
    </style:style>
    <style:style style:name="T17" style:family="text">
      <style:text-properties fo:font-size="14pt" style:font-size-asian="14pt" style:font-size-complex="14pt" style:font-style-complex="italic"/>
    </style:style>
    <style:style style:name="T18" style:family="text">
      <style:text-properties fo:font-size="14pt" style:font-size-asian="14pt" style:font-name-complex="Courier New" style:font-size-complex="14pt"/>
    </style:style>
    <style:style style:name="T19" style:family="text">
      <style:text-properties fo:font-size="14pt" fo:language="en" fo:country="US" style:font-size-asian="14pt" style:font-size-complex="14pt"/>
    </style:style>
    <style:style style:name="T20" style:family="text">
      <style:text-properties fo:font-size="14pt" fo:language="en" fo:country="US" style:font-size-asian="14pt" style:font-size-complex="14pt" style:font-style-complex="italic"/>
    </style:style>
    <style:style style:name="T21" style:family="text">
      <style:text-properties fo:font-size="14pt" fo:language="en" fo:country="US" style:font-size-asian="14pt" style:font-name-complex="Courier New" style:font-size-complex="14pt"/>
    </style:style>
    <style:style style:name="T22" style:family="text">
      <style:text-properties fo:font-size="14pt" fo:language="en" fo:country="US" fo:font-style="italic" style:font-size-asian="14pt" style:font-style-asian="italic" style:font-size-complex="14pt"/>
    </style:style>
    <style:style style:name="T23" style:family="text">
      <style:text-properties fo:font-size="14pt" fo:language="en" fo:country="US" fo:font-style="italic" style:font-size-asian="14pt" style:font-style-asian="italic" style:font-size-complex="14pt" style:font-style-complex="italic"/>
    </style:style>
    <style:style style:name="T24" style:family="text">
      <style:text-properties fo:font-size="14pt" fo:language="en" fo:country="US" fo:font-style="italic" style:font-size-asian="14pt" style:font-style-asian="italic" style:font-name-complex="Courier New" style:font-size-complex="14pt"/>
    </style:style>
    <style:style style:name="T25" style:family="text">
      <style:text-properties fo:font-size="14pt" fo:language="en" fo:country="US" fo:font-style="italic" style:text-underline-style="solid" style:text-underline-width="auto" style:text-underline-color="font-color" style:font-size-asian="14pt" style:font-style-asian="italic" style:font-name-complex="Courier New" style:font-size-complex="14pt"/>
    </style:style>
    <style:style style:name="T26" style:family="text">
      <style:text-properties fo:font-size="14pt" fo:language="en" fo:country="US" fo:font-style="italic" style:text-underline-style="solid" style:text-underline-width="auto" style:text-underline-color="font-color" style:font-size-asian="14pt" style:font-style-asian="italic" style:font-size-complex="14pt"/>
    </style:style>
    <style:style style:name="T27" style:family="text">
      <style:text-properties fo:font-size="14pt" fo:language="en" fo:country="US" fo:font-style="italic" style:text-underline-style="solid" style:text-underline-width="auto" style:text-underline-color="font-color" style:font-size-asian="14pt" style:font-style-asian="italic" style:font-size-complex="14pt" style:font-style-complex="italic"/>
    </style:style>
    <style:style style:name="T28" style:family="text">
      <style:text-properties fo:font-size="14pt" fo:font-style="italic" style:font-size-asian="14pt" style:font-style-asian="italic"/>
    </style:style>
    <style:style style:name="T29" style:family="text">
      <style:text-properties fo:font-size="14pt" fo:font-style="italic" style:font-size-asian="14pt" style:font-style-asian="italic" style:font-size-complex="14pt"/>
    </style:style>
    <style:style style:name="T30" style:family="text">
      <style:text-properties fo:font-size="14pt" fo:font-style="italic" style:font-size-asian="14pt" style:font-style-asian="italic" style:font-size-complex="14pt" style:font-style-complex="italic"/>
    </style:style>
    <style:style style:name="T31" style:family="text">
      <style:text-properties fo:font-size="14pt" fo:font-style="italic" style:text-underline-style="solid" style:text-underline-width="auto" style:text-underline-color="font-color" style:font-size-asian="14pt" style:font-style-asian="italic" style:font-size-complex="14pt"/>
    </style:style>
    <style:style style:name="T32" style:family="text">
      <style:text-properties fo:font-size="14pt" fo:font-style="italic" style:text-underline-style="solid" style:text-underline-width="auto" style:text-underline-color="font-color" style:font-size-asian="14pt" style:font-style-asian="italic" style:font-size-complex="14pt" style:font-style-complex="italic"/>
    </style:style>
    <style:style style:name="T33" style:family="text">
      <style:text-properties fo:font-size="14pt" style:text-underline-style="solid" style:text-underline-width="auto" style:text-underline-color="font-color" style:font-size-asian="14pt" style:font-size-complex="14pt"/>
    </style:style>
    <style:style style:name="T34" style:family="text">
      <style:text-properties fo:font-size="14pt" style:text-underline-style="solid" style:text-underline-width="auto" style:text-underline-color="font-color" style:font-size-asian="14pt" style:font-name-complex="Courier New" style:font-size-complex="14pt"/>
    </style:style>
    <style:style style:name="T35" style:family="text">
      <style:text-properties fo:font-size="14pt" fo:letter-spacing="0.035cm" style:font-size-asian="14pt" style:font-size-complex="14pt"/>
    </style:style>
    <style:style style:name="T36" style:family="text">
      <style:text-properties style:font-name="Symbol" style:font-name-asian="Symbol" style:font-name-complex="Symbol"/>
    </style:style>
    <style:style style:name="T37" style:family="text">
      <style:text-properties style:font-name="Symbol" fo:font-size="14pt" style:font-name-asian="Symbol" style:font-size-asian="14pt" style:font-name-complex="Symbol" style:font-size-complex="14pt"/>
    </style:style>
    <style:style style:name="T38" style:family="text">
      <style:text-properties style:font-name="Symbol" fo:font-size="14pt" style:font-name-asian="Symbol" style:font-size-asian="14pt" style:font-name-complex="Symbol" style:font-size-complex="14pt" style:font-style-complex="italic"/>
    </style:style>
    <style:style style:name="T39" style:family="text">
      <style:text-properties style:font-name="Symbol" fo:font-size="14pt" fo:font-style="italic" style:font-name-asian="Symbol" style:font-size-asian="14pt" style:font-style-asian="italic" style:font-name-complex="Symbol" style:font-size-complex="14pt" style:font-style-complex="italic"/>
    </style:style>
    <style:style style:name="T40" style:family="text">
      <style:text-properties style:font-name="Symbol" fo:font-size="14pt" fo:letter-spacing="0.012cm" style:font-name-asian="Symbol" style:font-size-asian="14pt" style:font-name-complex="Symbol" style:font-size-complex="14pt"/>
    </style:style>
    <style:style style:name="T41" style:family="text">
      <style:text-properties style:font-name="Symbol" fo:font-size="14pt" fo:language="en" fo:country="US" style:font-name-asian="Symbol" style:font-size-asian="14pt" style:font-name-complex="Symbol" style:font-size-complex="14pt"/>
    </style:style>
    <style:style style:name="T42" style:family="text">
      <style:text-properties style:font-name="Symbol" fo:font-size="10pt" style:font-name-asian="Symbol" style:font-size-asian="10pt" style:font-name-complex="Symbol" style:font-size-complex="10pt"/>
    </style:style>
    <style:style style:name="T43" style:family="text">
      <style:text-properties fo:font-style="italic" style:font-name-asian="Calibri" style:font-style-asian="italic"/>
    </style:style>
    <style:style style:name="T44" style:family="text">
      <style:text-properties style:text-position="sub 58%" fo:font-size="14pt" fo:font-style="italic" style:font-size-asian="14pt" style:font-style-asian="italic" style:font-size-complex="14pt" style:font-style-complex="italic"/>
    </style:style>
    <style:style style:name="T45" style:family="text">
      <style:text-properties style:text-position="sub 58%" fo:font-size="14pt" fo:language="en" fo:country="US" fo:font-style="italic" style:font-size-asian="14pt" style:font-style-asian="italic" style:font-size-complex="14pt"/>
    </style:style>
    <style:style style:name="T46" style:family="text">
      <style:text-properties style:text-position="sub 58%" fo:font-size="14pt" fo:language="en" fo:country="US" fo:font-style="italic" style:font-size-asian="14pt" style:font-style-asian="italic" style:font-size-complex="14pt" style:font-style-complex="italic"/>
    </style:style>
    <style:style style:name="T47" style:family="text">
      <style:text-properties style:text-position="sub 58%" fo:font-size="14pt" style:font-size-asian="14pt" style:font-size-complex="14pt"/>
    </style:style>
    <style:style style:name="T48" style:family="text">
      <style:text-properties style:text-position="sub 58%" style:font-name="Times New Roman" fo:font-size="14pt" style:font-size-asian="14pt" style:font-name-complex="Times New Roman" style:font-size-complex="14pt"/>
    </style:style>
    <style:style style:name="T49" style:family="text">
      <style:text-properties style:text-position="sub 58%" style:font-name="Times New Roman" fo:font-size="14pt" fo:language="en" fo:country="US" style:font-size-asian="14pt" style:font-name-complex="Times New Roman" style:font-size-complex="14pt"/>
    </style:style>
    <style:style style:name="T50" style:family="text">
      <style:text-properties style:text-position="sub 58%" style:font-name="Times New Roman" fo:font-size="12pt" style:font-size-asian="12pt" style:font-name-complex="Times New Roman" style:font-size-complex="12pt"/>
    </style:style>
    <style:style style:name="T51" style:family="text">
      <style:text-properties style:text-position="sub 58%" style:font-name="Times New Roman" fo:font-size="12pt" fo:language="en" fo:country="US" style:font-size-asian="12pt" style:font-name-complex="Times New Roman" style:font-size-complex="12pt"/>
    </style:style>
    <style:style style:name="T52" style:family="text">
      <style:text-properties style:text-position="sub 58%" style:font-name-asian="Calibri"/>
    </style:style>
    <style:style style:name="T53" style:family="text">
      <style:text-properties fo:color="#008000" loext:opacity="100%" fo:font-size="14pt" style:font-size-asian="14pt" style:font-size-complex="14pt"/>
    </style:style>
    <style:style style:name="T54" style:family="text">
      <style:text-properties fo:color="#008000" loext:opacity="100%" fo:font-size="14pt" style:font-size-asian="14pt" style:font-size-complex="14pt" style:font-style-complex="italic"/>
    </style:style>
    <style:style style:name="T55" style:family="text">
      <style:text-properties fo:color="#008000" loext:opacity="100%" fo:font-size="14pt" fo:font-style="italic" style:font-size-asian="14pt" style:font-style-asian="italic" style:font-size-complex="14pt" style:font-style-complex="italic"/>
    </style:style>
    <style:style style:name="T56" style:family="text">
      <style:text-properties fo:font-variant="small-caps" fo:font-size="14pt" fo:font-style="italic" style:font-size-asian="14pt" style:font-style-asian="italic" style:font-size-complex="14pt" style:font-style-complex="italic"/>
    </style:style>
    <style:style style:name="T57" style:family="text">
      <style:text-properties fo:font-variant="small-caps" fo:font-size="14pt" fo:language="en" fo:country="US" fo:font-style="italic" style:font-size-asian="14pt" style:font-style-asian="italic" style:font-size-complex="14pt" style:font-style-complex="italic"/>
    </style:style>
    <style:style style:name="T58" style:family="text">
      <style:text-properties fo:font-variant="small-caps" fo:font-size="14pt" style:font-size-asian="14pt" style:font-size-complex="14pt" style:font-style-complex="italic"/>
    </style:style>
    <style:style style:name="T59" style:family="text">
      <style:text-properties fo:font-variant="small-caps" fo:font-size="14pt" style:text-underline-style="solid" style:text-underline-width="auto" style:text-underline-color="font-color" style:font-size-asian="14pt" style:font-size-complex="14pt"/>
    </style:style>
    <style:style style:name="T60" style:family="text">
      <style:text-properties style:font-name="Times New Roman" fo:font-size="14pt" fo:letter-spacing="0.002cm" style:font-size-asian="14pt" style:font-name-complex="Times New Roman" style:font-size-complex="14pt"/>
    </style:style>
    <style:style style:name="T61" style:family="text">
      <style:text-properties style:font-name="Times New Roman" fo:font-size="14pt" fo:letter-spacing="0.007cm" style:font-size-asian="14pt" style:font-name-complex="Times New Roman" style:font-size-complex="14pt"/>
    </style:style>
    <style:style style:name="T62" style:family="text">
      <style:text-properties style:font-name="Times New Roman" fo:font-size="14pt" fo:letter-spacing="0.018cm" style:font-size-asian="14pt" style:font-name-complex="Times New Roman" style:font-size-complex="14pt"/>
    </style:style>
    <style:style style:name="T63" style:family="text">
      <style:text-properties style:font-name="Times New Roman" fo:font-size="14pt" style:font-size-asian="14pt" style:font-name-complex="Times New Roman" style:font-size-complex="14pt"/>
    </style:style>
    <style:style style:name="T64" style:family="text">
      <style:text-properties style:font-name="Times New Roman" fo:font-size="14pt" style:font-size-asian="14pt" style:font-name-complex="Times New Roman" style:font-size-complex="14pt" style:text-scale="76%"/>
    </style:style>
    <style:style style:name="T65" style:family="text">
      <style:text-properties style:font-name="Times New Roman" fo:font-size="14pt" fo:letter-spacing="0.011cm" style:font-size-asian="14pt" style:font-name-complex="Times New Roman" style:font-size-complex="14pt"/>
    </style:style>
    <style:style style:name="T66" style:family="text">
      <style:text-properties style:font-name="Times New Roman" fo:font-size="14pt" fo:letter-spacing="0.011cm" fo:language="en" fo:country="US" style:font-size-asian="14pt" style:font-name-complex="Times New Roman" style:font-size-complex="14pt"/>
    </style:style>
    <style:style style:name="T67" style:family="text">
      <style:text-properties style:font-name="Times New Roman" fo:font-size="14pt" fo:letter-spacing="0.012cm" style:font-size-asian="14pt" style:font-name-complex="Times New Roman" style:font-size-complex="14pt"/>
    </style:style>
    <style:style style:name="T68" style:family="text">
      <style:text-properties style:font-name="Times New Roman" fo:font-size="14pt" fo:language="en" fo:country="US" style:font-size-asian="14pt" style:font-name-complex="Times New Roman" style:font-size-complex="14pt"/>
    </style:style>
    <style:style style:name="T69" style:family="text">
      <style:text-properties style:font-name="Times New Roman" fo:font-size="14pt" fo:letter-spacing="-0.007cm" style:font-size-asian="14pt" style:font-name-complex="Times New Roman" style:font-size-complex="14pt"/>
    </style:style>
    <style:style style:name="T70" style:family="text">
      <style:text-properties style:font-name="Times New Roman" fo:font-size="14pt" fo:letter-spacing="0.005cm" style:font-size-asian="14pt" style:font-name-complex="Times New Roman" style:font-size-complex="14pt"/>
    </style:style>
    <style:style style:name="T71" style:family="text">
      <style:text-properties style:font-name="Times New Roman" fo:font-size="12pt" style:font-size-asian="12pt" style:font-name-complex="Times New Roman" style:font-size-complex="12pt"/>
    </style:style>
    <style:style style:name="T72" style:family="text">
      <style:text-properties style:font-name="Times New Roman" fo:font-size="12pt" fo:language="en" fo:country="US" style:font-size-asian="12pt" style:font-name-complex="Times New Roman" style:font-size-complex="12pt"/>
    </style:style>
    <style:style style:name="T73" style:family="text">
      <style:text-properties fo:color="#000000" loext:opacity="100%" style:font-name="Times New Roman" fo:font-size="14pt" fo:letter-spacing="0.011cm" style:font-size-asian="14pt" style:font-name-complex="Times New Roman" style:font-size-complex="14pt"/>
    </style:style>
    <style:style style:name="T74" style:family="text">
      <style:text-properties fo:color="#000000" loext:opacity="100%" style:font-name="Times New Roman" fo:font-size="14pt" fo:letter-spacing="0.011cm" fo:language="en" fo:country="US" style:font-size-asian="14pt" style:font-name-complex="Times New Roman" style:font-size-complex="14pt"/>
    </style:style>
    <style:style style:name="T75" style:family="text">
      <style:text-properties fo:color="#000000" loext:opacity="100%" style:font-name="Times New Roman" fo:font-size="14pt" fo:letter-spacing="-0.005cm" style:font-size-asian="14pt" style:font-name-complex="Times New Roman" style:font-size-complex="14pt" style:text-scale="77%"/>
    </style:style>
    <style:style style:name="T76" style:family="text">
      <style:text-properties fo:color="#000000" loext:opacity="100%" style:font-name="Times New Roman" fo:font-size="14pt" fo:letter-spacing="-0.005cm" fo:language="en" fo:country="US" style:font-size-asian="14pt" style:font-name-complex="Times New Roman" style:font-size-complex="14pt" style:text-scale="77%"/>
    </style:style>
    <style:style style:name="T77" style:family="text">
      <style:text-properties fo:color="#000000" loext:opacity="100%" style:font-name="Times New Roman" fo:font-size="14pt" fo:letter-spacing="-0.007cm" style:font-size-asian="14pt" style:font-name-complex="Times New Roman" style:font-size-complex="14pt"/>
    </style:style>
    <style:style style:name="T78" style:family="text">
      <style:text-properties fo:color="#000000" loext:opacity="100%" style:font-name="Times New Roman" fo:font-size="12pt" fo:letter-spacing="0.011cm" style:font-size-asian="12pt" style:font-name-complex="Times New Roman" style:font-size-complex="12pt"/>
    </style:style>
    <style:style style:name="T79" style:family="text">
      <style:text-properties fo:color="#000000" loext:opacity="100%" style:font-name="Times New Roman" fo:font-size="12pt" fo:letter-spacing="0.011cm" fo:language="en" fo:country="US" style:font-size-asian="12pt" style:font-name-complex="Times New Roman" style:font-size-complex="12pt"/>
    </style:style>
    <style:style style:name="T80" style:family="text">
      <style:text-properties fo:color="#000000" loext:opacity="100%" style:font-name="Times New Roman" fo:font-size="12pt" fo:letter-spacing="-0.005cm" fo:language="en" fo:country="US" style:font-size-asian="12pt" style:font-name-complex="Times New Roman" style:font-size-complex="12pt" style:text-scale="77%"/>
    </style:style>
    <style:style style:name="T81" style:family="text">
      <style:text-properties fo:color="#000000" loext:opacity="100%" style:font-name="Times New Roman" fo:font-size="12pt" style:font-size-asian="12pt" style:font-name-complex="Times New Roman" style:font-size-complex="12pt"/>
    </style:style>
    <style:style style:name="T82" style:family="text">
      <style:text-properties fo:color="#000000" loext:opacity="100%" style:text-position="sub 58%" style:font-name="Times New Roman" fo:font-size="14pt" fo:letter-spacing="0.011cm" style:font-size-asian="14pt" style:font-name-complex="Times New Roman" style:font-size-complex="14pt"/>
    </style:style>
    <style:style style:name="T83" style:family="text">
      <style:text-properties fo:color="#000000" loext:opacity="100%" style:text-position="sub 58%" style:font-name="Times New Roman" fo:font-size="14pt" fo:letter-spacing="0.011cm" fo:language="en" fo:country="US" style:font-size-asian="14pt" style:font-name-complex="Times New Roman" style:font-size-complex="14pt"/>
    </style:style>
    <style:style style:name="T84" style:family="text">
      <style:text-properties fo:color="#000000" loext:opacity="100%" style:text-position="sub 58%" style:font-name="Times New Roman" fo:font-size="12pt" fo:letter-spacing="0.011cm" style:font-size-asian="12pt" style:font-name-complex="Times New Roman" style:font-size-complex="12pt"/>
    </style:style>
    <style:style style:name="T85" style:family="text">
      <style:text-properties fo:color="#000000" loext:opacity="100%" style:text-position="sub 58%" style:font-name="Times New Roman" fo:font-size="12pt" fo:letter-spacing="0.011cm" fo:language="en" fo:country="US" style:font-size-asian="12pt" style:font-name-complex="Times New Roman" style:font-size-complex="12pt"/>
    </style:style>
    <style:style style:name="T86" style:family="text">
      <style:text-properties style:font-name-asian="Calibri"/>
    </style:style>
    <style:style style:name="T87" style:family="text">
      <style:text-properties style:font-name-asian="Times New Roman"/>
    </style:style>
    <style:style style:name="T88" style:family="text">
      <style:text-properties fo:font-size="10pt" style:font-name-asian="Calibri" style:font-size-asian="10pt" style:font-size-complex="10pt"/>
    </style:style>
    <style:style style:name="T89" style:family="text">
      <style:text-properties fo:font-size="10pt" fo:language="en" fo:country="US" style:font-name-asian="Calibri" style:font-size-asian="10pt" style:font-size-complex="10pt"/>
    </style:style>
    <style:style style:name="T90" style:family="text">
      <style:text-properties fo:font-size="10pt" fo:language="en" fo:country="US" fo:font-style="italic" style:font-name-asian="Calibri" style:font-size-asian="10pt" style:font-style-asian="italic" style:font-size-complex="10pt"/>
    </style:style>
    <style:style style:name="T91" style:family="text">
      <style:text-properties fo:font-size="10pt" fo:language="none" fo:country="none" fo:font-style="italic" style:font-name-asian="Calibri" style:font-size-asian="10pt" style:language-asian="none" style:country-asian="none" style:font-style-asian="italic" style:font-size-complex="10pt"/>
    </style:style>
    <style:style style:name="T92" style:family="text"/>
    <style:style style:name="T93" style:family="text">
      <style:text-properties style:use-window-font-color="true" loext:opacity="0%" style:font-name="Times New Roman" fo:font-size="12pt" fo:language="ru" fo:country="RU" style:font-name-asian="Times New Roman" style:font-size-asian="12pt" style:font-name-complex="Times New Roman" style:font-size-complex="12pt" style:language-complex="ar" style:country-complex="SA"/>
    </style:style>
    <style:style style:name="T94" style:family="text">
      <style:text-properties style:use-window-font-color="true" loext:opacity="0%" style:font-name="Times New Roman" fo:font-size="9pt" fo:language="ru" fo:country="RU" style:font-name-asian="Times New Roman" style:font-size-asian="9pt" style:font-name-complex="Times New Roman" style:font-size-complex="9pt" style:language-complex="ar" style:country-complex="SA"/>
    </style:style>
    <style:style style:name="T95" style:family="text">
      <style:text-properties style:use-window-font-color="true" loext:opacity="0%" style:text-position="sub 58%" style:font-name="Times New Roman" fo:font-size="9pt" fo:language="ru" fo:country="RU" style:font-name-asian="Times New Roman" style:font-size-asian="9pt" style:font-name-complex="Times New Roman" style:font-size-complex="9pt" style:language-complex="ar" style:country-complex="SA"/>
    </style:style>
    <style:style style:name="T96" style:family="text">
      <style:text-properties style:use-window-font-color="true" loext:opacity="0%" style:font-name="Times New Roman" fo:font-size="10pt" fo:language="ru" fo:country="RU" style:font-name-asian="Times New Roman" style:font-size-asian="10pt" style:font-name-complex="Times New Roman" style:font-size-complex="10pt" style:language-complex="ar" style:country-complex="SA"/>
    </style:style>
    <style:style style:name="T97" style:family="text">
      <style:text-properties style:use-window-font-color="true" loext:opacity="0%" style:text-position="sub 58%" style:font-name="Times New Roman" fo:font-size="10pt" fo:language="ru" fo:country="RU" style:font-name-asian="Times New Roman" style:font-size-asian="10pt" style:font-name-complex="Times New Roman" style:font-size-complex="10pt" style:language-complex="ar" style:country-complex="SA"/>
    </style:style>
    <style:style style:name="T9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99" style:family="text">
      <style:text-properties style:use-window-font-color="true" loext:opacity="0%" style:font-name="Times New Roman" fo:font-size="9pt" fo:language="ru" fo:country="RU" fo:font-style="italic" style:font-name-asian="Times New Roman" style:font-size-asian="9pt" style:font-style-asian="italic" style:font-name-complex="Times New Roman" style:font-size-complex="9pt" style:language-complex="ar" style:country-complex="SA"/>
    </style:style>
    <style:style style:name="T100" style:family="text">
      <style:text-properties style:use-window-font-color="true" loext:opacity="0%" style:font-name="Times New Roman" fo:font-size="9pt" fo:language="en" fo:country="US" fo:font-style="italic" style:font-name-asian="Times New Roman" style:font-size-asian="9pt" style:font-style-asian="italic" style:font-name-complex="Times New Roman" style:font-size-complex="9pt" style:language-complex="ar" style:country-complex="SA"/>
    </style:style>
    <style:style style:name="T101" style:family="text">
      <style:text-properties style:use-window-font-color="true" loext:opacity="0%" style:font-name="Times New Roman" fo:font-size="9pt" fo:language="en" fo:country="US" style:font-name-asian="Times New Roman" style:font-size-asian="9pt" style:font-name-complex="Times New Roman" style:font-size-complex="9pt" style:language-complex="ar" style:country-complex="SA"/>
    </style:style>
    <style:style style:name="T102" style:family="text">
      <style:text-properties style:use-window-font-color="true" loext:opacity="0%" style:font-name="Times New Roman" fo:font-size="12pt" fo:language="ru" fo:country="RU" style:font-name-asian="Times New Roman" style:font-size-asian="12pt" style:font-name-complex="Times New Roman" style:font-size-complex="9pt" style:language-complex="ar" style:country-complex="SA"/>
    </style:style>
    <style:style style:name="T103" style:family="text">
      <style:text-properties style:use-window-font-color="true" loext:opacity="0%" style:font-name="Times New Roman" fo:font-size="10pt" fo:language="en" fo:country="US" style:font-name-asian="Times New Roman" style:font-size-asian="10pt" style:font-name-complex="Times New Roman" style:font-size-complex="10pt" style:language-complex="ar" style:country-complex="SA"/>
    </style:style>
    <style:style style:name="T104" style:family="text">
      <style:text-properties style:use-window-font-color="true" loext:opacity="0%" style:font-name="Times New Roman" fo:font-size="10pt" fo:language="en" fo:country="US" fo:font-style="italic" style:font-name-asian="Times New Roman" style:font-size-asian="10pt" style:font-style-asian="italic" style:font-name-complex="Times New Roman" style:font-size-complex="10pt" style:language-complex="ar" style:country-complex="SA"/>
    </style:style>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style:style style:name="fr2"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3" style:family="graphic" style:parent-style-name="OLE">
      <style:graphic-properties fo:margin-left="0cm" fo:margin-right="0cm" fo:margin-top="0cm" fo:margin-bottom="0cm" style:vertical-pos="middle" style:vertical-rel="text" fo:padding="0.002cm" fo:border="none" draw:ole-draw-aspect="1"/>
    </style:style>
    <style:style style:name="fr4" style:family="graphic" style:parent-style-name="OLE">
      <style:graphic-properties fo:margin-left="0cm" fo:margin-right="0cm" fo:margin-top="0cm" fo:margin-bottom="0cm" style:vertical-pos="from-top" fo:padding="0.002cm" fo:border="none" draw:ole-draw-aspect="1"/>
    </style:style>
    <style:style style:name="fr5" style:family="graphic" style:parent-style-name="OLE">
      <style:graphic-properties fo:margin-left="0cm" fo:margin-right="0cm" fo:margin-top="0cm" fo:margin-bottom="0cm" style:vertical-pos="top" style:vertical-rel="baseline" fo:padding="0.002cm" fo:border="none" draw:visible-area-left="0cm" draw:visible-area-top="0cm" draw:visible-area-width="15.59cm" draw:visible-area-height="10.057cm" draw:ole-draw-aspect="1"/>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3"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4" style:family="graphic">
      <style:graphic-properties draw:stroke="solid" svg:stroke-width="0.026cm" svg:stroke-color="#000000" draw:stroke-linejoin="round" draw:fill="none" draw:fill-color="#ffffff" draw:textarea-horizontal-align="left" draw:textarea-vertical-align="top" draw:auto-grow-height="false" fo:min-height="2.401cm" fo:min-width="4.831cm" fo:padding-top="0.229cm" fo:padding-bottom="0.229cm" fo:padding-left="0.441cm" fo:padding-right="0.441cm" fo:wrap-option="wrap" draw:shadow-color="#808080" style:run-through="foreground"/>
    </style:style>
    <style:style style:name="gr5" style:family="graphic">
      <style:graphic-properties draw:stroke="solid" svg:stroke-width="0.026cm" svg:stroke-color="#000000" draw:stroke-linejoin="miter" draw:fill="none" draw:fill-color="#ffffff" draw:textarea-horizontal-align="left" draw:textarea-vertical-align="top" draw:auto-grow-height="false" fo:min-height="1.131cm" fo:min-width="0cm" fo:padding-top="0.229cm" fo:padding-bottom="0.229cm" fo:padding-left="0.441cm" fo:padding-right="0.441cm" fo:wrap-option="wrap" draw:shadow-color="#808080" style:run-through="foreground"/>
    </style:style>
    <style:style style:name="gr6" style:family="graphic">
      <style:graphic-properties draw:stroke="solid" svg:stroke-width="0.026cm" svg:stroke-color="#000000" draw:stroke-linejoin="miter" draw:fill="none" draw:fill-color="#ffffff" draw:textarea-horizontal-align="left" draw:textarea-vertical-align="top" draw:auto-grow-height="false" fo:min-height="1.766cm" fo:min-width="0cm" fo:padding-top="0.229cm" fo:padding-bottom="0.229cm" fo:padding-left="0.441cm" fo:padding-right="0.441cm" fo:wrap-option="wrap" draw:shadow-color="#808080" style:run-through="foreground"/>
    </style:style>
    <style:style style:name="gr7" style:family="graphic">
      <style:graphic-properties draw:stroke="solid" svg:stroke-width="0.026cm" svg:stroke-color="#000000" draw:stroke-linejoin="miter" draw:fill="none" draw:fill-color="#ffffff" draw:textarea-horizontal-align="left" draw:textarea-vertical-align="top" draw:auto-grow-height="false" fo:min-height="2.083cm" fo:min-width="0cm" fo:padding-top="0.229cm" fo:padding-bottom="0.229cm" fo:padding-left="0.441cm" fo:padding-right="0.441cm" fo:wrap-option="wrap" draw:shadow-color="#808080" style:run-through="foreground"/>
    </style:style>
    <style:style style:name="gr8" style:family="graphic">
      <style:graphic-properties draw:stroke="solid" svg:stroke-width="0.026cm" svg:stroke-color="#000000" draw:stroke-linejoin="miter" draw:fill="none" draw:fill-color="#fffff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9" style:family="graphic">
      <style:graphic-properties draw:stroke="solid" svg:stroke-width="0.026cm" svg:stroke-color="#000000" draw:stroke-linejoin="miter" draw:fill="none" draw:fill-color="#ffffff" draw:textarea-horizontal-align="left" draw:textarea-vertical-align="top" draw:auto-grow-height="false" fo:min-height="2.401cm" fo:min-width="0.388cm" fo:padding-top="0.229cm" fo:padding-bottom="0.229cm" fo:padding-left="0.441cm" fo:padding-right="0.441cm" fo:wrap-option="wrap" draw:shadow-color="#808080" style:run-through="foreground"/>
    </style:style>
    <style:style style:name="gr10" style:family="graphic">
      <style:graphic-properties draw:stroke="solid" svg:stroke-width="0.026cm" svg:stroke-color="#000000" draw:stroke-linejoin="miter" draw:fill="none" draw:fill-color="#ffffff" draw:textarea-horizontal-align="left" draw:textarea-vertical-align="top" draw:auto-grow-height="false" fo:min-height="1.764cm" fo:min-width="0cm" fo:padding-top="0.229cm" fo:padding-bottom="0.229cm" fo:padding-left="0.441cm" fo:padding-right="0.441cm" fo:wrap-option="wrap" draw:shadow-color="#808080" style:run-through="foreground"/>
    </style:style>
    <style:style style:name="gr11" style:family="graphic">
      <style:graphic-properties draw:stroke="solid" svg:stroke-width="0.026cm" svg:stroke-color="#000000" draw:stroke-linejoin="miter" draw:fill="none" draw:fill-color="#ffffff" draw:textarea-horizontal-align="left" draw:textarea-vertical-align="top" draw:auto-grow-height="false" fo:min-height="1.129cm" fo:min-width="0cm" fo:padding-top="0.229cm" fo:padding-bottom="0.229cm" fo:padding-left="0.441cm" fo:padding-right="0.441cm" fo:wrap-option="wrap" draw:shadow-color="#808080" style:run-through="foreground"/>
    </style:style>
    <style:style style:name="gr12" style:family="graphic">
      <style:graphic-properties draw:stroke="solid" svg:stroke-width="0.026cm" svg:stroke-color="#000000" draw:stroke-linejoin="miter" draw:fill="none" draw:fill-color="#ffffff" draw:textarea-horizontal-align="left" draw:textarea-vertical-align="top" draw:auto-grow-height="false" fo:min-height="0.494cm" fo:min-width="0cm" fo:padding-top="0.229cm" fo:padding-bottom="0.229cm" fo:padding-left="0.441cm" fo:padding-right="0.441cm" fo:wrap-option="wrap" draw:shadow-color="#808080"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paragraph-properties style:writing-mode="lr-tb"/>
    </style:style>
    <style:style style:name="gr14"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paragraph-properties style:writing-mode="lr-tb"/>
    </style:style>
    <style:style style:name="gr15"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6" style:family="graphic">
      <style:graphic-properties fo:margin-left="0cm" fo:margin-right="0cm" fo:margin-top="0cm" fo:margin-bottom="0cm" style:run-through="foreground" style:wrap="run-through" style:number-wrapped-paragraphs="no-limit" style:vertical-pos="from-top" style:horizontal-pos="from-left" style:horizontal-rel="char" draw:wrap-influence-on-position="once-concurrent" loext:allow-overlap="true" style:flow-with-text="true"/>
    </style:style>
    <style:style style:name="gr17" style:family="graphic">
      <style:graphic-properties style:run-through="foreground"/>
    </style:style>
    <style:style style:name="gr18" style:family="graphic">
      <style:graphic-properties draw:stroke="solid" svg:stroke-width="0.026cm" svg:stroke-color="#000000" draw:stroke-linejoin="miter" draw:fill="none" draw:fill-color="#ffffff" draw:textarea-horizontal-align="left" draw:textarea-vertical-align="top" draw:auto-grow-height="false" fo:min-height="0.734cm" fo:min-width="0cm" fo:padding-top="0.229cm" fo:padding-bottom="0.229cm" fo:padding-left="0.441cm" fo:padding-right="0.441cm" fo:wrap-option="wrap" draw:shadow-color="#808080" style:run-through="foreground"/>
    </style:style>
    <style:style style:name="gr19" style:family="graphic">
      <style:graphic-properties draw:stroke="solid" svg:stroke-width="0.026cm" svg:stroke-color="#000000" draw:stroke-linejoin="miter" draw:fill="none" draw:fill-color="#ffffff" draw:textarea-horizontal-align="left" draw:textarea-vertical-align="top" draw:auto-grow-height="false" fo:min-height="0.434cm" fo:min-width="0cm" fo:padding-top="0.229cm" fo:padding-bottom="0.229cm" fo:padding-left="0.441cm" fo:padding-right="0.441cm" fo:wrap-option="wrap" draw:shadow-color="#808080" style:run-through="foreground"/>
    </style:style>
    <style:style style:name="gr20" style:family="graphic">
      <style:graphic-properties draw:stroke="solid" svg:stroke-width="0.026cm" svg:stroke-color="#000000" draw:stroke-linejoin="miter" draw:fill="none" draw:fill-color="#ffffff" draw:textarea-horizontal-align="left" draw:textarea-vertical-align="top" draw:auto-grow-height="false" fo:min-height="1.337cm" fo:min-width="0cm" fo:padding-top="0.229cm" fo:padding-bottom="0.229cm" fo:padding-left="0.441cm" fo:padding-right="0.441cm" fo:wrap-option="wrap" draw:shadow-color="#808080" style:run-through="foreground"/>
    </style:style>
    <style:style style:name="gr21" style:family="graphic">
      <style:graphic-properties draw:stroke="solid" svg:stroke-width="0.026cm" svg:stroke-color="#000000" draw:stroke-linejoin="miter" draw:fill="solid" draw:fill-color="#ffffff" draw:textarea-horizontal-align="left" draw:textarea-vertical-align="top" draw:auto-grow-height="false" fo:min-height="0.48cm" fo:min-width="1.326cm" fo:padding-top="0.229cm" fo:padding-bottom="0.229cm" fo:padding-left="0.441cm" fo:padding-right="0.441cm" fo:wrap-option="wrap" draw:shadow-color="#808080" style:run-through="foreground"/>
    </style:style>
    <style:style style:name="gr22" style:family="graphic">
      <style:graphic-properties draw:stroke="solid" svg:stroke-width="0.026cm" svg:stroke-color="#ffffff" draw:stroke-linejoin="miter" draw:fill="solid" draw:fill-color="#ffffff" draw:textarea-horizontal-align="left" draw:textarea-vertical-align="top" draw:auto-grow-height="false" fo:min-height="0.48cm" fo:min-width="0.884cm" fo:padding-top="0.229cm" fo:padding-bottom="0.229cm" fo:padding-left="0.441cm" fo:padding-right="0.441cm" fo:wrap-option="wrap" draw:shadow-color="#808080" style:run-through="foreground"/>
    </style:style>
    <style:style style:name="gr23" style:family="graphic">
      <style:graphic-properties draw:stroke="solid" svg:stroke-width="0.026cm" svg:stroke-color="#000000" draw:stroke-linejoin="miter" draw:fill="solid" draw:fill-color="#ffffff" draw:textarea-horizontal-align="left" draw:textarea-vertical-align="top" draw:auto-grow-height="false" fo:min-height="0.811cm" fo:min-width="1.341cm" fo:padding-top="0.229cm" fo:padding-bottom="0.229cm" fo:padding-left="0.441cm" fo:padding-right="0.441cm" fo:wrap-option="wrap" draw:shadow-color="#808080" style:run-through="foreground"/>
    </style:style>
    <style:style style:name="gr24" style:family="graphic">
      <style:graphic-properties draw:stroke="solid" svg:stroke-width="0.026cm" svg:stroke-color="#ffffff" draw:stroke-linejoin="miter" draw:fill="solid" draw:fill-color="#ffffff" draw:textarea-horizontal-align="left" draw:textarea-vertical-align="top" draw:auto-grow-height="false" fo:min-height="0.811cm" fo:min-width="0.896cm" fo:padding-top="0.229cm" fo:padding-bottom="0.229cm" fo:padding-left="0.441cm" fo:padding-right="0.441cm" fo:wrap-option="wrap" draw:shadow-color="#808080" style:run-through="foreground"/>
    </style:style>
    <style:style style:name="gr25" style:family="graphic">
      <style:graphic-properties draw:stroke="solid" svg:stroke-width="0.026cm" svg:stroke-color="#000000" draw:stroke-linejoin="miter" draw:fill="solid" draw:fill-color="#ffffff" draw:textarea-horizontal-align="left" draw:textarea-vertical-align="top" draw:auto-grow-height="false" fo:min-height="0.811cm" fo:min-width="1.009cm" fo:padding-top="0.229cm" fo:padding-bottom="0.229cm" fo:padding-left="0.441cm" fo:padding-right="0.441cm" fo:wrap-option="wrap" draw:shadow-color="#808080" style:run-through="foreground"/>
    </style:style>
    <style:style style:name="gr26" style:family="graphic">
      <style:graphic-properties draw:stroke="solid" svg:stroke-width="0.026cm" svg:stroke-color="#ffffff" draw:stroke-linejoin="miter" draw:fill="solid" draw:fill-color="#ffffff" draw:textarea-horizontal-align="left" draw:textarea-vertical-align="top" draw:auto-grow-height="false" fo:min-height="0.811cm" fo:min-width="0.63cm" fo:padding-top="0.229cm" fo:padding-bottom="0.229cm" fo:padding-left="0.441cm" fo:padding-right="0.441cm" fo:wrap-option="wrap" draw:shadow-color="#808080" style:run-through="foreground"/>
    </style:style>
    <style:style style:name="gr27" style:family="graphic">
      <style:graphic-properties draw:stroke="solid" svg:stroke-width="0.026cm" svg:stroke-color="#000000" draw:stroke-linejoin="miter" draw:fill="none" draw:fill-color="#ffffff" draw:textarea-horizontal-align="left" draw:textarea-vertical-align="top" draw:auto-grow-height="false" fo:min-height="1.034cm" fo:min-width="0cm" fo:padding-top="0.229cm" fo:padding-bottom="0.229cm" fo:padding-left="0.441cm" fo:padding-right="0.441cm" fo:wrap-option="wrap" draw:shadow-color="#808080" style:run-through="foreground"/>
    </style:style>
    <style:style style:name="gr28" style:family="graphic">
      <style:graphic-properties draw:stroke="solid" svg:stroke-width="0.026cm" svg:stroke-color="#000000" draw:stroke-linejoin="miter" draw:fill="none" draw:fill-color="#ffffff" draw:textarea-horizontal-align="left" draw:textarea-vertical-align="top" draw:auto-grow-height="false" fo:min-height="1.637cm" fo:min-width="0cm" fo:padding-top="0.229cm" fo:padding-bottom="0.229cm" fo:padding-left="0.441cm" fo:padding-right="0.441cm" fo:wrap-option="wrap" draw:shadow-color="#808080" style:run-through="foreground"/>
    </style:style>
    <style:style style:name="gr29" style:family="graphic">
      <style:graphic-properties draw:stroke="solid" svg:stroke-width="0.026cm" svg:stroke-color="#000000" draw:stroke-linejoin="miter" draw:fill="solid" draw:fill-color="#ffffff" draw:textarea-horizontal-align="left" draw:textarea-vertical-align="top" draw:auto-grow-height="false" fo:min-height="0.48cm" fo:min-width="1.009cm" fo:padding-top="0.229cm" fo:padding-bottom="0.229cm" fo:padding-left="0.441cm" fo:padding-right="0.441cm" fo:wrap-option="wrap" draw:shadow-color="#808080" style:run-through="foreground"/>
    </style:style>
    <style:style style:name="gr30" style:family="graphic">
      <style:graphic-properties draw:stroke="solid" svg:stroke-width="0.026cm" svg:stroke-color="#ffffff" draw:stroke-linejoin="miter" draw:fill="solid" draw:fill-color="#ffffff" draw:textarea-horizontal-align="left" draw:textarea-vertical-align="top" draw:auto-grow-height="false" fo:min-height="0.48cm" fo:min-width="0.63cm" fo:padding-top="0.229cm" fo:padding-bottom="0.229cm" fo:padding-left="0.441cm" fo:padding-right="0.441cm" fo:wrap-option="wrap" draw:shadow-color="#808080" style:run-through="foreground"/>
    </style:style>
    <style:style style:name="gr31" style:family="graphic">
      <style:graphic-properties draw:stroke="solid" svg:stroke-width="0.026cm" svg:stroke-color="#000000" draw:stroke-linejoin="miter" draw:fill="solid" draw:fill-color="#ffffff" draw:textarea-horizontal-align="left" draw:textarea-vertical-align="top" draw:auto-grow-height="false" fo:min-height="1.115cm" fo:min-width="1.023cm" fo:padding-top="0.229cm" fo:padding-bottom="0.229cm" fo:padding-left="0.441cm" fo:padding-right="0.441cm" fo:wrap-option="wrap" draw:shadow-color="#808080" style:run-through="foreground"/>
    </style:style>
    <style:style style:name="gr32" style:family="graphic">
      <style:graphic-properties draw:stroke="solid" svg:stroke-width="0.026cm" svg:stroke-color="#ffffff" draw:stroke-linejoin="miter" draw:fill="solid" draw:fill-color="#ffffff" draw:textarea-horizontal-align="left" draw:textarea-vertical-align="top" draw:auto-grow-height="false" fo:min-height="1.115cm" fo:min-width="0.642cm" fo:padding-top="0.229cm" fo:padding-bottom="0.229cm" fo:padding-left="0.441cm" fo:padding-right="0.441cm" fo:wrap-option="wrap" draw:shadow-color="#808080" style:run-through="foreground"/>
    </style:style>
    <style:style style:name="gr33" style:family="graphic">
      <style:graphic-properties draw:stroke="solid" svg:stroke-width="0.026cm" svg:stroke-color="#000000" draw:stroke-linejoin="miter" draw:fill="solid" draw:fill-color="#ffffff" draw:textarea-horizontal-align="left" draw:textarea-vertical-align="top" draw:auto-grow-height="false" fo:min-height="2.067cm" fo:min-width="1.023cm" fo:padding-top="0.229cm" fo:padding-bottom="0.229cm" fo:padding-left="0.441cm" fo:padding-right="0.441cm" fo:wrap-option="wrap" draw:shadow-color="#808080" style:run-through="foreground"/>
    </style:style>
    <style:style style:name="gr34" style:family="graphic">
      <style:graphic-properties draw:stroke="solid" svg:stroke-width="0.026cm" svg:stroke-color="#ffffff" draw:stroke-linejoin="miter" draw:fill="solid" draw:fill-color="#ffffff" draw:textarea-horizontal-align="left" draw:textarea-vertical-align="top" draw:auto-grow-height="false" fo:min-height="2.067cm" fo:min-width="0.642cm" fo:padding-top="0.229cm" fo:padding-bottom="0.229cm" fo:padding-left="0.441cm" fo:padding-right="0.441cm" fo:wrap-option="wrap" draw:shadow-color="#808080" style:run-through="foreground"/>
    </style:style>
    <style:style style:name="gr35" style:family="graphic">
      <style:graphic-properties fo:margin-left="0cm" fo:margin-right="0cm" fo:margin-top="0cm" fo:margin-bottom="0cm" style:run-through="foreground" style:wrap="run-through" style:number-wrapped-paragraphs="no-limit" style:vertical-pos="from-top" style:horizontal-pos="from-left" style:horizontal-rel="char" draw:wrap-influence-on-position="once-concurrent" loext:allow-overlap="true" style:flow-with-text="false"/>
    </style:style>
    <style:style style:name="gr36" style:family="graphic">
      <style:graphic-properties draw:stroke="solid" svg:stroke-width="0.026cm" svg:stroke-color="#000000" draw:stroke-linejoin="miter" draw:fill="solid" draw:fill-color="#ffffff" draw:textarea-horizontal-align="left" draw:textarea-vertical-align="top" draw:auto-grow-height="false" fo:min-height="0.811cm" fo:min-width="0cm" fo:padding-top="0.229cm" fo:padding-bottom="0.229cm" fo:padding-left="0.441cm" fo:padding-right="0.441cm" fo:wrap-option="wrap" draw:shadow-color="#808080" style:run-through="foreground"/>
    </style:style>
    <style:style style:name="gr37" style:family="graphic">
      <style:graphic-properties draw:stroke="solid" svg:stroke-width="0.026cm" svg:stroke-color="#000000" draw:stroke-linejoin="miter" draw:fill="solid" draw:fill-color="#ffffff" draw:textarea-horizontal-align="left" draw:textarea-vertical-align="top" draw:auto-grow-height="false" fo:min-height="2.081cm" fo:min-width="1.341cm" fo:padding-top="0.229cm" fo:padding-bottom="0.229cm" fo:padding-left="0.441cm" fo:padding-right="0.441cm" fo:wrap-option="wrap" draw:shadow-color="#808080" style:run-through="foreground"/>
    </style:style>
    <style:style style:name="gr38" style:family="graphic">
      <style:graphic-properties draw:stroke="solid" svg:stroke-width="0.026cm" svg:stroke-color="#000000" draw:stroke-linejoin="miter" draw:fill="solid" draw:fill-color="#ffffff" draw:textarea-horizontal-align="left" draw:textarea-vertical-align="top" draw:auto-grow-height="false" fo:min-height="1.129cm" fo:min-width="0.071cm" fo:padding-top="0.229cm" fo:padding-bottom="0.229cm" fo:padding-left="0.441cm" fo:padding-right="0.441cm"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МИНИСТЕРСТВО ОБРАЗОВАНИЯ И НАУКИ РОССИЙСКОЙ ФЕДЕРАЦИИ</text:p>
      <text:p text:style-name="P96">ФЕДЕРАЛЬНОЕ ГОСУДАРСТВЕННОЕ БЮДЖЕТНОЕ ОБРАЗОВАТЕЛЬНОЕ УЧРЕЖДЕНИЕ ВЫСШЕГО ПРОФЕССИОНАЛЬНОГО ОБРАЗОВАНИЯ</text:p>
      <text:p text:style-name="P96">МОСКОВСКИЙ АВИАЦИОННЫЙ ИНСТИТУТ <text:line-break/>(НАЦИОНАЛЬНЫЙ ИССЛЕДОВАТЕЛЬСКИЙ УНИВЕРСИТЕТ)</text:p>
      <text:p text:style-name="P14"><text:span text:style-name="T1">«МАИ»</text:span><text:span text:style-name="T2"> </text:span></text:p>
      <text:p text:style-name="P97"/>
      <text:p text:style-name="P23"/>
      <text:p text:style-name="P6"><text:span text:style-name="T6">О.М. </text:span><text:span text:style-name="T10">Брехов</text:span><text:span text:style-name="T6">, <text:s/>Г. А. ЗВОНАРЕВА, <text:s/>А.В. КОРНЕЕНКОВА</text:span></text:p>
      <text:p text:style-name="P24"/>
      <text:p text:style-name="P24"/>
      <text:p text:style-name="P23"/>
      <text:p text:style-name="P23"/>
      <text:p text:style-name="P23"/>
      <text:p text:style-name="P23"/>
      <text:p text:style-name="P23"/>
      <text:p text:style-name="P23"/>
      <text:p text:style-name="P24">УЧЕБНО-МЕТОДИЧЕСКОЕ ПОСОБИЕ</text:p>
      <text:p text:style-name="P27"/>
      <text:p text:style-name="P28">для выполнения курсовых работ по курсу</text:p>
      <text:p text:style-name="P26"/>
      <text:p text:style-name="P6"><text:span text:style-name="T8"><text:s/></text:span><text:span text:style-name="T7">«Моделирование ЭВМ и систем»</text:span></text:p>
      <text:p text:style-name="P28"/>
      <text:p text:style-name="P28"/>
      <text:p text:style-name="P28"/>
      <text:p text:style-name="P28"/>
      <text:p text:style-name="P28"/>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Москва 2011</text:p>
      <text:p text:style-name="P25"/>
      <text:p text:style-name="P21">ОГЛАВЛЕНИЕ</text:p>
      <text:p text:style-name="P22"/>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_RefHeading___Toc200344946" text:style-name="Internet_20_link" text:visited-style-name="Visited_20_Internet_20_Link"><text:span text:style-name="T11">Исследование</text:span><text:span text:style-name="T9"> производительности комплекса технических</text:span><text:span text:style-name="T12"> </text:span><text:span text:style-name="T9">средств САПР</text:span><text:span text:style-name="T13"><text:tab/>3</text:span></text:a></text:p>
          <text:p text:style-name="P3"><text:a xlink:type="simple" xlink:href="#__RefHeading___Toc200344947" text:style-name="Internet_20_link" text:visited-style-name="Visited_20_Internet_20_Link"><text:span text:style-name="T13">1.1 Постановка задачи<text:tab/>3</text:span></text:a></text:p>
          <text:p text:style-name="P3"><text:a xlink:type="simple" xlink:href="#__RefHeading___Toc200344948" text:style-name="Internet_20_link" text:visited-style-name="Visited_20_Internet_20_Link"><text:span text:style-name="T13">1.2 Составление имитационной модели комплекса технических средств САПР<text:tab/>5</text:span></text:a></text:p>
          <text:p text:style-name="P3"><text:a xlink:type="simple" xlink:href="#__RefHeading___Toc200344949" text:style-name="Internet_20_link" text:visited-style-name="Visited_20_Internet_20_Link"><text:span text:style-name="T13">1.3. Общие сведения о языке моделирования </text:span><text:span text:style-name="T3">GPSS</text:span><text:span text:style-name="T13">.<text:tab/>7</text:span></text:a></text:p>
          <text:p text:style-name="P4"><text:a xlink:type="simple" xlink:href="#__RefHeading___Toc200344950" text:style-name="Internet_20_link" text:visited-style-name="Visited_20_Internet_20_Link"><text:span text:style-name="T13">1.3.1. Блоки генерации и удаления заявок<text:tab/>8</text:span></text:a></text:p>
          <text:p text:style-name="P4"><text:a xlink:type="simple" xlink:href="#__RefHeading___Toc200344951" text:style-name="Internet_20_link" text:visited-style-name="Visited_20_Internet_20_Link"><text:span text:style-name="T13">1.3.2. Блоки, описывающие действие транзакта по отношению к обслуживающему устройству<text:tab/>10</text:span></text:a></text:p>
          <text:p text:style-name="P4"><text:a xlink:type="simple" xlink:href="#__RefHeading___Toc200344952" text:style-name="Internet_20_link" text:visited-style-name="Visited_20_Internet_20_Link"><text:span text:style-name="T13">1.3.3. Блоки, управляющие маршрутизацией транзактов<text:tab/>12</text:span></text:a></text:p>
          <text:p text:style-name="P4"><text:a xlink:type="simple" xlink:href="#__RefHeading___Toc200344953" text:style-name="Internet_20_link" text:visited-style-name="Visited_20_Internet_20_Link"><text:span text:style-name="T13">1.3.4. Вспомогательные блоки<text:tab/>14</text:span></text:a></text:p>
          <text:p text:style-name="P3"><text:a xlink:type="simple" xlink:href="#__RefHeading___Toc200344954" text:style-name="Internet_20_link" text:visited-style-name="Visited_20_Internet_20_Link"><text:span text:style-name="T13">1.</text:span><text:span text:style-name="T3">4</text:span><text:span text:style-name="T13"> Задание<text:tab/>18</text:span></text:a></text:p>
          <text:p text:style-name="P2"><text:a xlink:type="simple" xlink:href="#__RefHeading___Toc200344955" text:style-name="Internet_20_link" text:visited-style-name="Visited_20_Internet_20_Link"><text:span text:style-name="T13">ПРИЛОЖЕНИЕ 1. <text:s/>Список блоков </text:span><text:span text:style-name="T3">GPSS</text:span><text:span text:style-name="T13"><text:tab/>43</text:span></text:a></text:p>
          <text:p text:style-name="P2"><text:a xlink:type="simple" xlink:href="#__RefHeading___Toc200344956" text:style-name="Internet_20_link" text:visited-style-name="Visited_20_Internet_20_Link"><text:span text:style-name="T13">ПРИЛОЖЕНИЕ 2. <text:s/>Список операторов </text:span><text:span text:style-name="T3">GPSS</text:span><text:span text:style-name="T13">, не являющихся блоками<text:tab/>52</text:span></text:a></text:p>
          <text:p text:style-name="P2"><text:a xlink:type="simple" xlink:href="#__RefHeading___Toc200344957" text:style-name="Internet_20_link" text:visited-style-name="Visited_20_Internet_20_Link"><text:span text:style-name="T13">ПРИЛОЖЕНИЕ 3. <text:s/>Список стандартных числовых атрибутов<text:tab/>56</text:span></text:a></text:p>
          <text:p text:style-name="P2"><text:a xlink:type="simple" xlink:href="#__RefHeading___Toc200344958" text:style-name="Internet_20_link" text:visited-style-name="Visited_20_Internet_20_Link"><text:span text:style-name="T14">Список литературы<text:tab/>57</text:span></text:a></text:p>
        </text:index-body>
      </text:table-of-content>
      <text:p text:style-name="P29"/>
      <text:p text:style-name="P30"/>
      <text:h text:style-name="P100" text:outline-level="1"><text:bookmark-start text:name="__RefHeading___Toc200344946"/>Исследование производительности комплекса технических<text:line-break/>средств САПР<text:bookmark-end text:name="__RefHeading___Toc200344946"/></text:h>
      <text:h text:style-name="P101" text:outline-level="2"><text:bookmark-start text:name="__RefHeading___Toc200344947"/>1.1 Постановка задачи<text:bookmark-end text:name="__RefHeading___Toc200344947"/></text:h>
      <text:p text:style-name="P32">Одной из основных задач, решаемых на системотехническом уровне проектирования вычислительных систем (ВС), является исследование производительности выбранного варианта ее структуры. Для решения этой задачи помимо аналитических и экспериментальных методов используется имитационное моделирование.</text:p>
      <text:p text:style-name="P32">Имитационная модель представляет собой алгоритм, отображающий функционирование исследуемой системы во времени и позволяющий определять производительность сложных систем на основе как детерминированных, так и статистических сведений об их рабочей нагрузке. При проектировании ВС основным источником неопределенности, как правило, является ее рабочая нагрузка, т.е. данные о характере, объеме, последовательности и времени поступления задач на вход, а также объеме требуемых исходной, промежуточной и выходной информации, которые заранее точно определить невозможно (в особенности при проектировании универсальной ВС для решения широкого круга задач). Поэтому взамен детерминированных часто используют статистические сведения о потоке решаемых задач, получаемые на основе регрессионного анализа или других методов статистической обработки, а сама исследуемая ВС представляется в виде некоторой системы массового обслуживания (СМО).</text:p>
      <text:p text:style-name="P32">ВС, рассматриваемая как СМО, состоит из объектов (элементов) двух основных типов:</text:p>
      <text:p text:style-name="P41"><text:span text:style-name="T37"></text:span><text:span text:style-name="T16"> <text:s/>объекты обслуживания </text:span><text:span text:style-name="T37"></text:span><text:span text:style-name="T16"> решаемые в ВС задачи, называемые также заявками или динамическими объектами (в СМО </text:span><text:span text:style-name="T19">GPSS</text:span><text:span text:style-name="T16"> </text:span><text:span text:style-name="T37"></text:span><text:span text:style-name="T16"> транзактами);</text:span></text:p>
      <text:p text:style-name="P41"><text:span text:style-name="T37"></text:span><text:span text:style-name="T16"> <text:s/>средства обслуживания </text:span><text:span text:style-name="T37"></text:span><text:span text:style-name="T16"> аппаратные и программные средства ВС, называемые обслуживающими аппаратами (ОА) и часто объединяемые под названиями ресурсы, каналы или статические объекты, причем ОА делятся, в свою очередь, на устройства и памяти.</text:span></text:p>
      <text:p text:style-name="P32">Наряду с устройствами и памятями в моделях СМО в качестве элементов используются источники заявок и узлы. Источники заявок имитируют процесс поступления заданий в ВС и могут быть зависимыми и независимыми. Узлы – суть элементы, с помощью которых в модели отображаются пути прохождения заявок в системе, позволяя имитировать разветвления, выход заявок из системы, изменения их параметров.</text:p>
      <text:p text:style-name="P41"><text:span text:style-name="T16">Состояние каждого </text:span><text:span text:style-name="T22">i</text:span><text:span text:style-name="T16">-го транзакта </text:span><text:span text:style-name="T22">A</text:span><text:span text:style-name="T45">i</text:span><text:span text:style-name="T16"> в СМО характеризуется двоичной переменной </text:span><text:span text:style-name="T22">v</text:span><text:span text:style-name="T45">i</text:span><text:span text:style-name="T16">, причем <text:s/></text:span><text:span text:style-name="T22">v</text:span><text:span text:style-name="T45">i</text:span><text:span text:style-name="T16"> = 1, когда транзакт </text:span><text:span text:style-name="T22">A</text:span><text:span text:style-name="T45">i</text:span><text:span text:style-name="T16"> обслуживается в некотором ОА, и </text:span><text:span text:style-name="T22">v</text:span><text:span text:style-name="T45">i</text:span><text:span text:style-name="T16"> = 0, когда он ожидает обслуживания в одной из очередей, организуемых операционной системой моделируемой ВС в соответствии с некоторой дисциплиной обслуживания.</text:span></text:p>
      <text:p text:style-name="P41"><text:soft-page-break/><text:span text:style-name="T16">Состояние каждого </text:span><text:span text:style-name="T22">j</text:span><text:span text:style-name="T16">-го ОА системы характеризуется двоичной переменной </text:span><text:span text:style-name="T22">w</text:span><text:span text:style-name="T45">j</text:span><text:span text:style-name="T16"> = 1, когда ОА занят, и </text:span><text:span text:style-name="T22">w</text:span><text:span text:style-name="T45">j</text:span><text:span text:style-name="T16"> = 0, когда он свободен, а также целочисленной переменной </text:span><text:span text:style-name="T22">r</text:span><text:span text:style-name="T45">j</text:span><text:span text:style-name="T16">, соответствующей длине очереди транзактов, ожидающих обслуживания в ОА.</text:span></text:p>
      <text:p text:style-name="P41"><text:span text:style-name="T16">Таким образом, текущее состояние ВС в модели характеризуется векторами состояния </text:span><text:span text:style-name="T22">V</text:span><text:span text:style-name="T16">{</text:span><text:span text:style-name="T22">i</text:span><text:span text:style-name="T16"> = 1,…, </text:span><text:span text:style-name="T22">k</text:span><text:span text:style-name="T16">}, </text:span><text:span text:style-name="T22">W</text:span><text:span text:style-name="T16">{</text:span><text:span text:style-name="T22">j</text:span><text:span text:style-name="T16"> = 1,…, </text:span><text:span text:style-name="T22">m</text:span><text:span text:style-name="T16">}, </text:span><text:span text:style-name="T22">R</text:span><text:span text:style-name="T16">{</text:span><text:span text:style-name="T22">j</text:span><text:span text:style-name="T16"> = 1,…, </text:span><text:span text:style-name="T22">m</text:span><text:span text:style-name="T16">}. Изменение хотя бы одного из их компонентов называется событием, причем предполагается, что такие события происходят мгновенно, в дискретные моменты времени </text:span><text:span text:style-name="T22">t</text:span><text:span text:style-name="T45">q</text:span><text:span text:style-name="T16">, соответствующие границам тактов </text:span><text:span text:style-name="T22">t</text:span><text:span text:style-name="T16">, на которые разбит интервал моделирования </text:span><text:span text:style-name="T22">T</text:span><text:span text:style-name="T16"> = </text:span><text:span text:style-name="T22">Qt</text:span><text:span text:style-name="T16">. Функционирование ВС моделируется процессом прохождения транзактов через ОА, образующие СМО. С целью экономии машинного времени, затрачиваемого на моделирование, в САПР используется так называемый событийный алгоритм, при котором в каждый дискретный момент времени </text:span><text:span text:style-name="T22">q</text:span><text:span text:style-name="T16"> (</text:span><text:span text:style-name="T22">q</text:span><text:span text:style-name="T16"> </text:span><text:span text:style-name="T37"></text:span><text:span text:style-name="T16"> номер такта) рассматриваются лишь те транзакты и ОА, с которыми связано какое-либо событие [1]. В противном случае на каждом такте модельного времени пришлось бы осуществлять полный просмотр всех транзактов и ОА модели. Поскольку в каждый момент времени события происходят лишь в малой части от общего количества транзактов и ОА, то событийный алгоритм позволяет существенно сократить трудоемкость, а, следовательно, и время моделирования ВС.</text:span></text:p>
      <text:p text:style-name="P41"><text:span text:style-name="T16">Исходными данными для построения имитационной модели ВС служат: структурный состав ВС, связи между отдельными ее устройствами, дисциплина обслуживания заявок в устройствах, маршрут обработки каждой заявки в ВС. Эти данные позволяют построить структуру сетевой имитационной модели (СИМ) для данной ВС. Другая часть исходных данных </text:span><text:span text:style-name="T37"></text:span><text:span text:style-name="T16"> сведения о рабочей нагрузке и внутренних параметрах ВС (производительность отдельных ее устройств, объемы их памяти и т.п.) </text:span><text:span text:style-name="T37"></text:span><text:span text:style-name="T16"> используется для определения параметров модели.</text:span></text:p>
      <text:p text:style-name="P34">В результате моделирования получают следующие выходные параметры:</text:p>
      <text:list text:style-name="WW8Num5">
        <text:list-item>
          <text:p text:style-name="P108">производительность системы, определяемую как среднее количество обрабатываемых системой заявок в единицу времени, вычисляемое либо по количеству заявок, обработанных в течение заданного интервала времени, либо по времени, необходимому для обслуживания в ВС заданного числа заявок;</text:p>
        </text:list-item>
        <text:list-item>
          <text:p text:style-name="P108">коэффициенты загрузки отдельных устройств ВС, определяемые как отношение суммарного времени занятого состояния соответствующего ОА к общему времени моделирования;</text:p>
        </text:list-item>
        <text:list-item>
          <text:p text:style-name="P108">средние длины очередей к ОА, образующих ВС;</text:p>
        </text:list-item>
        <text:list-item>
          <text:p text:style-name="P108">вероятности обслуживания заявки и т.п.</text:p>
        </text:list-item>
      </text:list>
      <text:p text:style-name="P42"><text:span text:style-name="T16">Составные</text:span><text:span text:style-name="T18"> </text:span><text:span text:style-name="T16">части</text:span><text:span text:style-name="T18"> </text:span><text:span text:style-name="T16">имитационных</text:span><text:span text:style-name="T18"> </text:span><text:span text:style-name="T16">моделей</text:span><text:span text:style-name="T18"> </text:span><text:span text:style-name="T16">ВС</text:span><text:span text:style-name="T18"> </text:span><text:span text:style-name="T16">представлены</text:span><text:span text:style-name="T18"> </text:span><text:span text:style-name="T16">моделями</text:span><text:span text:style-name="T18"> </text:span><text:span text:style-name="T16">источников</text:span><text:span text:style-name="T18"> </text:span><text:span text:style-name="T16">заявок</text:span><text:span text:style-name="T18">, </text:span><text:span text:style-name="T16">обслуживающих</text:span><text:span text:style-name="T18"> </text:span><text:span text:style-name="T16">аппаратов</text:span><text:span text:style-name="T18">-</text:span><text:span text:style-name="T16">устройств</text:span><text:span text:style-name="T18">, </text:span><text:span text:style-name="T16">памятей и</text:span><text:span text:style-name="T18"> </text:span><text:span text:style-name="T16">средств</text:span><text:span text:style-name="T18"> </text:span><text:span text:style-name="T16">маршрутизации</text:span><text:span text:style-name="T18"> </text:span><text:span text:style-name="T16">заявок</text:span><text:span text:style-name="T18"> </text:span><text:span text:style-name="T37"></text:span><text:span text:style-name="T18"> </text:span><text:span text:style-name="T16">различных</text:span><text:span text:style-name="T18"> </text:span><text:span text:style-name="T16">узлов</text:span><text:span text:style-name="T18"> </text:span><text:span text:style-name="T16">СИМ</text:span><text:span text:style-name="T18">.</text:span></text:p>
      <text:p text:style-name="P44"><text:span text:style-name="T33">Модель</text:span><text:span text:style-name="T34"> </text:span><text:span text:style-name="T33">источника</text:span><text:span text:style-name="T34"> </text:span><text:span text:style-name="T33">заявок</text:span><text:span text:style-name="T18"> </text:span><text:span text:style-name="T16">представляет</text:span><text:span text:style-name="T18"> с</text:span><text:span text:style-name="T16">обой</text:span><text:span text:style-name="T18"> </text:span><text:span text:style-name="T16">алгоритм</text:span><text:span text:style-name="T18">, </text:span><text:span text:style-name="T16">по</text:span><text:span text:style-name="T18"> к</text:span><text:span text:style-name="T16">оторому</text:span><text:span text:style-name="T18"> </text:span><text:span text:style-name="T16">вычисляются</text:span><text:span text:style-name="T18"> </text:span><text:span text:style-name="T16">моменты</text:span><text:span text:style-name="T18"> </text:span><text:span text:style-name="T16">появления</text:span><text:span text:style-name="T18"> </text:span><text:span text:style-name="T16">заявок</text:span><text:span text:style-name="T18">. </text:span><text:span text:style-name="T16">Модель</text:span><text:span text:style-name="T18"> </text:span><text:span text:style-name="T16">независимого</text:span><text:span text:style-name="T18"> </text:span><text:span text:style-name="T16">источника</text:span><text:span text:style-name="T18"> </text:span><text:span text:style-name="T16">заявок</text:span><text:span text:style-name="T18"> </text:span><text:span text:style-name="T16">обычно</text:span><text:span text:style-name="T18"> </text:span><text:span text:style-name="T16">реализуется</text:span><text:span text:style-name="T18"> </text:span><text:span text:style-name="T16">генератором</text:span><text:span text:style-name="T18"> </text:span><text:span text:style-name="T16">случайных</text:span><text:span text:style-name="T18"> </text:span><text:span text:style-name="T16">чисел</text:span><text:span text:style-name="T18"> (</text:span><text:span text:style-name="T16">ГСЧ</text:span><text:span text:style-name="T18">) с </text:span><text:span text:style-name="T16">законом</text:span><text:span text:style-name="T18"> </text:span><text:span text:style-name="T16">распределения</text:span><text:span text:style-name="T18">, </text:span><text:span text:style-name="T16">определяемым</text:span><text:span text:style-name="T18"> </text:span><text:span text:style-name="T16">исходными</text:span><text:span text:style-name="T18"> </text:span><text:span text:style-name="T16">данными</text:span><text:span text:style-name="T18"> </text:span><text:span text:style-name="T16">о</text:span><text:span text:style-name="T18"> </text:span><text:span text:style-name="T16">рабочей нагрузке</text:span><text:span text:style-name="T18">, с </text:span><text:soft-page-break/><text:span text:style-name="T16">помощью</text:span><text:span text:style-name="T18"> </text:span><text:span text:style-name="T16">которого</text:span><text:span text:style-name="T18"> </text:span><text:span text:style-name="T16">вычисляются</text:span><text:span text:style-name="T18"> </text:span><text:span text:style-name="T16">интервалы</text:span><text:span text:style-name="T18"> </text:span><text:span text:style-name="T16">времени</text:span><text:span text:style-name="T18"> </text:span><text:span text:style-name="T16">между появлениями</text:span><text:span text:style-name="T18"> </text:span><text:span text:style-name="T16">двух</text:span><text:span text:style-name="T18"> </text:span><text:span text:style-name="T16">последовательных</text:span><text:span text:style-name="T18"> </text:span><text:span text:style-name="T16">заявок</text:span><text:span text:style-name="T18"> </text:span><text:span text:style-name="T16">данного</text:span><text:span text:style-name="T18"> </text:span><text:span text:style-name="T16">типа</text:span><text:span text:style-name="T18">. </text:span><text:span text:style-name="T16">В</text:span><text:span text:style-name="T18"> </text:span><text:span text:style-name="T16">зависимых источниках</text:span><text:span text:style-name="T18"> </text:span><text:span text:style-name="T16">очередная</text:span><text:span text:style-name="T18"> </text:span><text:span text:style-name="T16">заявка</text:span><text:span text:style-name="T18"> </text:span><text:span text:style-name="T16">на</text:span><text:span text:style-name="T18"> </text:span><text:span text:style-name="T16">выходе</text:span><text:span text:style-name="T18"> </text:span><text:span text:style-name="T16">вырабатывается</text:span><text:span text:style-name="T18"> </text:span><text:span text:style-name="T16">при</text:span><text:span text:style-name="T18"> </text:span><text:span text:style-name="T16">поступлении</text:span><text:span text:style-name="T18"> </text:span><text:span text:style-name="T16">на</text:span><text:span text:style-name="T18"> </text:span><text:span text:style-name="T16">его</text:span><text:span text:style-name="T18"> </text:span><text:span text:style-name="T16">вход</text:span><text:span text:style-name="T18"> </text:span><text:span text:style-name="T16">некоторой</text:span><text:span text:style-name="T18"> </text:span><text:span text:style-name="T16">другой</text:span><text:span text:style-name="T18">, </text:span><text:span text:style-name="T16">синхронизирующей</text:span><text:span text:style-name="T18"> </text:span><text:span text:style-name="T16">заявки</text:span><text:span text:style-name="T18">.</text:span></text:p>
      <text:p text:style-name="P42"><text:span text:style-name="T33">Модель</text:span><text:span text:style-name="T34"> </text:span><text:span text:style-name="T33">устройства</text:span><text:span text:style-name="T34"> </text:span><text:span text:style-name="T33">ВС</text:span><text:span text:style-name="T18"> </text:span><text:span text:style-name="T16">есть</text:span><text:span text:style-name="T18"> </text:span><text:span text:style-name="T16">алгоритм</text:span><text:span text:style-name="T18"> </text:span><text:span text:style-name="T16">определения</text:span><text:span text:style-name="T18"> </text:span><text:span text:style-name="T16">времени</text:span><text:span text:style-name="T18"> </text:span><text:span text:style-name="T16">обслуживания</text:span><text:span text:style-name="T18"> </text:span><text:span text:style-name="T16">заявки</text:span><text:span text:style-name="T18">. </text:span><text:span text:style-name="T16">Поскольку</text:span><text:span text:style-name="T18"> </text:span><text:span text:style-name="T16">время</text:span><text:span text:style-name="T18"> </text:span><text:span text:style-name="T16">обслуживания</text:span><text:span text:style-name="T18"> </text:span><text:span text:style-name="T16">в</text:span><text:span text:style-name="T18"> </text:span><text:span text:style-name="T16">ОА</text:span><text:span text:style-name="T18"> </text:span><text:span text:style-name="T16">зависит</text:span><text:span text:style-name="T18"> </text:span><text:span text:style-name="T16">и</text:span><text:span text:style-name="T18"> </text:span><text:span text:style-name="T16">от объема</text:span><text:span text:style-name="T18"> </text:span><text:span text:style-name="T16">задания</text:span><text:span text:style-name="T18">, </text:span><text:span text:style-name="T16">который</text:span><text:span text:style-name="T18"> </text:span><text:span text:style-name="T16">точно</text:span><text:span text:style-name="T18"> </text:span><text:span text:style-name="T16">неизвестен</text:span><text:span text:style-name="T18"> </text:span><text:span text:style-name="T16">и</text:span><text:span text:style-name="T18"> </text:span><text:span text:style-name="T16">имитируется</text:span><text:span text:style-name="T18"> </text:span><text:span text:style-name="T16">типом</text:span><text:span text:style-name="T18"> </text:span><text:span text:style-name="T16">заявки</text:span><text:span text:style-name="T18">, </text:span><text:span text:style-name="T16">и</text:span><text:span text:style-name="T18"> </text:span><text:span text:style-name="T16">от</text:span><text:span text:style-name="T18"> </text:span><text:span text:style-name="T16">производительности</text:span><text:span text:style-name="T18"> </text:span><text:span text:style-name="T16">устройства</text:span><text:span text:style-name="T18"> (</text:span><text:span text:style-name="T16">внутренний</text:span><text:span text:style-name="T18"> </text:span><text:span text:style-name="T16">параметр</text:span><text:span text:style-name="T18"> </text:span><text:span text:style-name="T16">устройства</text:span><text:span text:style-name="T18"> </text:span><text:span text:style-name="T16">ВС</text:span><text:span text:style-name="T18">), </text:span><text:span text:style-name="T16">то</text:span><text:span text:style-name="T18"> </text:span><text:span text:style-name="T16">в</text:span><text:span text:style-name="T18"> </text:span><text:span text:style-name="T16">модели</text:span><text:span text:style-name="T18"> </text:span><text:span text:style-name="T16">этот</text:span><text:span text:style-name="T18"> </text:span><text:span text:style-name="T16">алгоритм</text:span><text:span text:style-name="T18"> </text:span><text:span text:style-name="T16">часто</text:span><text:span text:style-name="T18"> </text:span><text:span text:style-name="T16">реализуется</text:span><text:span text:style-name="T18"> </text:span><text:span text:style-name="T16">с</text:span><text:span text:style-name="T18"> </text:span><text:span text:style-name="T16">помощью</text:span><text:span text:style-name="T18"> </text:span><text:span text:style-name="T16">ГСЧ</text:span><text:span text:style-name="T18"> </text:span><text:span text:style-name="T16">с</text:span><text:span text:style-name="T18"> </text:span><text:span text:style-name="T16">заданными</text:span><text:span text:style-name="T18"> </text:span><text:span text:style-name="T16">законами</text:span><text:span text:style-name="T18"> </text:span><text:span text:style-name="T16">распределения</text:span><text:span text:style-name="T18"> </text:span><text:span text:style-name="T16">для</text:span><text:span text:style-name="T18"> </text:span><text:span text:style-name="T16">заявок</text:span><text:span text:style-name="T18"> </text:span><text:span text:style-name="T16">каждого из</text:span><text:span text:style-name="T18"> </text:span><text:span text:style-name="T16">типов</text:span><text:span text:style-name="T18">. </text:span><text:span text:style-name="T16">Кроме</text:span><text:span text:style-name="T18"> </text:span><text:span text:style-name="T16">того</text:span><text:span text:style-name="T18">, </text:span><text:span text:style-name="T16">в</text:span><text:span text:style-name="T18"> </text:span><text:span text:style-name="T16">модель</text:span><text:span text:style-name="T18"> </text:span><text:span text:style-name="T16">ОА</text:span><text:span text:style-name="T18"> </text:span><text:span text:style-name="T16">входит</text:span><text:span text:style-name="T18"> </text:span><text:span text:style-name="T16">алгоритм</text:span><text:span text:style-name="T18">, </text:span><text:span text:style-name="T16">управляющий</text:span><text:span text:style-name="T18"> </text:span><text:span text:style-name="T16">очередями</text:span><text:span text:style-name="T18"> </text:span><text:span text:style-name="T16">на</text:span><text:span text:style-name="T18"> </text:span><text:span text:style-name="T16">его</text:span><text:span text:style-name="T18"> </text:span><text:span text:style-name="T16">входе</text:span><text:span text:style-name="T18"> </text:span><text:span text:style-name="T16">в</text:span><text:span text:style-name="T18"> </text:span><text:span text:style-name="T16">соответствии</text:span><text:span text:style-name="T18"> </text:span><text:span text:style-name="T16">с</text:span><text:span text:style-name="T18"> </text:span><text:span text:style-name="T16">дисциплиной</text:span><text:span text:style-name="T18"> </text:span><text:span text:style-name="T16">обслуживания</text:span><text:span text:style-name="T18"> </text:span><text:span text:style-name="T16">и приоритетами</text:span><text:span text:style-name="T18"> </text:span><text:span text:style-name="T16">поступающих</text:span><text:span text:style-name="T18"> </text:span><text:span text:style-name="T16">заявок</text:span><text:span text:style-name="T18">.</text:span></text:p>
      <text:p text:style-name="P44"><text:span text:style-name="T33">Модель</text:span><text:span text:style-name="T34"> </text:span><text:span text:style-name="T33">памяти</text:span><text:span text:style-name="T18"> </text:span><text:span text:style-name="T16">есть</text:span><text:span text:style-name="T18"> </text:span><text:span text:style-name="T16">алгоритм</text:span><text:span text:style-name="T18"> </text:span><text:span text:style-name="T16">для</text:span><text:span text:style-name="T18"> </text:span><text:span text:style-name="T16">определения</text:span><text:span text:style-name="T18"> </text:span><text:span text:style-name="T16">объема</text:span><text:span text:style-name="T18"> </text:span><text:span text:style-name="T16">памяти</text:span><text:span text:style-name="T18">, </text:span><text:span text:style-name="T16">требующейся</text:span><text:span text:style-name="T18"> </text:span><text:span text:style-name="T16">при</text:span><text:span text:style-name="T18"> </text:span><text:span text:style-name="T16">обслуживании</text:span><text:span text:style-name="T18"> </text:span><text:span text:style-name="T16">заявок</text:span><text:span text:style-name="T18"> </text:span><text:span text:style-name="T16">различных</text:span><text:span text:style-name="T18"> </text:span><text:span text:style-name="T16">типов</text:span><text:span text:style-name="T18">. </text:span><text:span text:style-name="T16">Он</text:span><text:span text:style-name="T18"> </text:span><text:span text:style-name="T16">также</text:span><text:span text:style-name="T18"> </text:span><text:span text:style-name="T16">часто</text:span><text:span text:style-name="T18"> </text:span><text:span text:style-name="T16">реализуется</text:span><text:span text:style-name="T18"> </text:span><text:span text:style-name="T16">как</text:span><text:span text:style-name="T18"> </text:span><text:span text:style-name="T16">ГСЧ</text:span><text:span text:style-name="T18">. </text:span><text:span text:style-name="T16">Внутренними</text:span><text:span text:style-name="T18"> </text:span><text:span text:style-name="T16">параметрами</text:span><text:span text:style-name="T18"> </text:span><text:span text:style-name="T16">памяти</text:span><text:span text:style-name="T18"> </text:span><text:span text:style-name="T16">являются ее</text:span><text:span text:style-name="T18"> </text:span><text:span text:style-name="T16">объем</text:span><text:span text:style-name="T18"> </text:span><text:span text:style-name="T16">и</text:span><text:span text:style-name="T18"> </text:span><text:span text:style-name="T16">дисциплина</text:span><text:span text:style-name="T18"> </text:span><text:span text:style-name="T16">обслуживания</text:span><text:span text:style-name="T18">. </text:span><text:span text:style-name="T16">Заявка</text:span><text:span text:style-name="T18">, </text:span><text:span text:style-name="T16">поступившая</text:span><text:span text:style-name="T18"> </text:span><text:span text:style-name="T16">в</text:span><text:span text:style-name="T18"> </text:span><text:span text:style-name="T16">память</text:span><text:span text:style-name="T18">, </text:span><text:span text:style-name="T16">занимает</text:span><text:span text:style-name="T18"> </text:span><text:span text:style-name="T16">в</text:span><text:span text:style-name="T18"> </text:span><text:span text:style-name="T16">ней</text:span><text:span text:style-name="T18"> </text:span><text:span text:style-name="T16">вычисленный</text:span><text:span text:style-name="T18"> </text:span><text:span text:style-name="T16">объем</text:span><text:span text:style-name="T18">, </text:span><text:span text:style-name="T16">но</text:span><text:span text:style-name="T18"> </text:span><text:span text:style-name="T16">продолжает</text:span><text:span text:style-name="T18"> </text:span><text:span text:style-name="T16">свой</text:span><text:span text:style-name="T18"> </text:span><text:span text:style-name="T16">маршрут</text:span><text:span text:style-name="T18"> </text:span><text:span text:style-name="T16">в</text:span><text:span text:style-name="T18"> </text:span><text:span text:style-name="T16">модели</text:span><text:span text:style-name="T18">, </text:span><text:span text:style-name="T16">а</text:span><text:span text:style-name="T18"> </text:span><text:span text:style-name="T16">освобождение</text:span><text:span text:style-name="T18"> </text:span><text:span text:style-name="T16">памяти</text:span><text:span text:style-name="T18"> </text:span><text:span text:style-name="T16">происходит</text:span><text:span text:style-name="T18"> </text:span><text:span text:style-name="T16">в</text:span><text:span text:style-name="T18"> </text:span><text:span text:style-name="T16">момент</text:span><text:span text:style-name="T18"> </text:span><text:span text:style-name="T16">встречи</text:span><text:span text:style-name="T18"> </text:span><text:span text:style-name="T16">этой</text:span><text:span text:style-name="T18"> </text:span><text:span text:style-name="T16">заявки</text:span><text:span text:style-name="T18"> с </text:span><text:span text:style-name="T16">элементом</text:span><text:span text:style-name="T18"> </text:span><text:span text:style-name="T16">освобождения</text:span><text:span text:style-name="T18"> </text:span><text:span text:style-name="T16">памяти</text:span><text:span text:style-name="T18">.</text:span></text:p>
      <text:p text:style-name="P42"><text:span text:style-name="T16">Узлы</text:span><text:span text:style-name="T18"> </text:span><text:span text:style-name="T16">СИМ</text:span><text:span text:style-name="T18"> </text:span><text:span text:style-name="T16">разделяются</text:span><text:span text:style-name="T18"> </text:span><text:span text:style-name="T16">на</text:span><text:span text:style-name="T18"> </text:span><text:span text:style-name="T16">три</text:span><text:span text:style-name="T18"> </text:span><text:span text:style-name="T16">типа</text:span><text:span text:style-name="T18">: </text:span><text:span text:style-name="T29">М</text:span><text:span text:style-name="T18">, </text:span><text:span text:style-name="T24">P</text:span><text:span text:style-name="T18"> </text:span><text:span text:style-name="T16">и</text:span><text:span text:style-name="T18"> </text:span><text:span text:style-name="T22">R</text:span><text:span text:style-name="T18">.</text:span></text:p>
      <text:p text:style-name="P42"><text:span text:style-name="T33">Узлы</text:span><text:span text:style-name="T34"> </text:span><text:span text:style-name="T33">типа</text:span><text:span text:style-name="T34"> </text:span><text:span text:style-name="T31">М</text:span><text:span text:style-name="T18"> </text:span><text:span text:style-name="T16">осуществляют</text:span><text:span text:style-name="T18"> </text:span><text:span text:style-name="T16">изменение</text:span><text:span text:style-name="T18"> </text:span><text:span text:style-name="T16">имени</text:span><text:span text:style-name="T18"> (</text:span><text:span text:style-name="T16">параметра</text:span><text:span text:style-name="T18">) </text:span><text:span text:style-name="T16">заявки</text:span><text:span text:style-name="T18">, </text:span><text:span text:style-name="T16">фиксируя</text:span><text:span text:style-name="T18"> </text:span><text:span text:style-name="T16">тем</text:span><text:span text:style-name="T18"> </text:span><text:span text:style-name="T16">самым</text:span><text:span text:style-name="T18"> </text:span><text:span text:style-name="T16">этапы</text:span><text:span text:style-name="T18"> </text:span><text:span text:style-name="T16">ее</text:span><text:span text:style-name="T18"> </text:span><text:span text:style-name="T16">прохождения</text:span><text:span text:style-name="T18"> </text:span><text:span text:style-name="T16">по</text:span><text:span text:style-name="T18"> </text:span><text:span text:style-name="T16">модели</text:span><text:span text:style-name="T18">.</text:span></text:p>
      <text:p text:style-name="P42"><text:span text:style-name="T33">Узлы</text:span><text:span text:style-name="T34"> </text:span><text:span text:style-name="T33">типа</text:span><text:span text:style-name="T34"> </text:span><text:span text:style-name="T25">R</text:span><text:span text:style-name="T18"> </text:span><text:span text:style-name="T16">в</text:span><text:span text:style-name="T18"> </text:span><text:span text:style-name="T16">зависимости</text:span><text:span text:style-name="T18"> </text:span><text:span text:style-name="T16">от</text:span><text:span text:style-name="T18"> </text:span><text:span text:style-name="T16">имени</text:span><text:span text:style-name="T18"> </text:span><text:span text:style-name="T16">направляют</text:span><text:span text:style-name="T18"> </text:span><text:span text:style-name="T16">заявку</text:span><text:span text:style-name="T18"> </text:span><text:span text:style-name="T16">по</text:span><text:span text:style-name="T18"> </text:span><text:span text:style-name="T16">одному</text:span><text:span text:style-name="T18"> </text:span><text:span text:style-name="T16">из</text:span><text:span text:style-name="T18"> </text:span><text:span text:style-name="T16">возможных</text:span><text:span text:style-name="T18"> </text:span><text:span text:style-name="T16">маршрутов</text:span><text:span text:style-name="T18">. </text:span><text:span text:style-name="T16">С</text:span><text:span text:style-name="T18"> </text:span><text:span text:style-name="T16">помощью</text:span><text:span text:style-name="T18"> </text:span><text:span text:style-name="T16">узлов</text:span><text:span text:style-name="T18"> </text:span><text:span text:style-name="T16">типа</text:span><text:span text:style-name="T18"> </text:span><text:span text:style-name="T29">М</text:span><text:span text:style-name="T18"> </text:span><text:span text:style-name="T16">и</text:span><text:span text:style-name="T18"> </text:span><text:span text:style-name="T24">R</text:span><text:span text:style-name="T16"> осуществляется</text:span><text:span text:style-name="T18"> </text:span><text:span text:style-name="T16">жесткая</text:span><text:span text:style-name="T18"> (</text:span><text:span text:style-name="T16">детерминированная</text:span><text:span text:style-name="T18">) </text:span><text:span text:style-name="T16">маршрутизация</text:span><text:span text:style-name="T18"> </text:span><text:span text:style-name="T16">заявок</text:span><text:span text:style-name="T18"> </text:span><text:span text:style-name="T16">в</text:span><text:span text:style-name="T18"> </text:span><text:span text:style-name="T16">СИМ</text:span><text:span text:style-name="T18">.</text:span></text:p>
      <text:p text:style-name="P42"><text:span text:style-name="T33">Узлы</text:span><text:span text:style-name="T34"> </text:span><text:span text:style-name="T33">типа</text:span><text:span text:style-name="T34"> </text:span><text:span text:style-name="T25">P</text:span><text:span text:style-name="T18"> </text:span><text:span text:style-name="T16">направляют</text:span><text:span text:style-name="T18"> </text:span><text:span text:style-name="T16">поступившую</text:span><text:span text:style-name="T18"> </text:span><text:span text:style-name="T16">в</text:span><text:span text:style-name="T18"> </text:span><text:span text:style-name="T16">них</text:span><text:span text:style-name="T18"> </text:span><text:span text:style-name="T16">заявку</text:span><text:span text:style-name="T18"> </text:span><text:span text:style-name="T16">по</text:span><text:span text:style-name="T18"> </text:span><text:span text:style-name="T16">одному</text:span><text:span text:style-name="T18"> </text:span><text:span text:style-name="T16">из двух</text:span><text:span text:style-name="T18"> </text:span><text:span text:style-name="T16">возможных</text:span><text:span text:style-name="T18"> </text:span><text:span text:style-name="T16">выходных</text:span><text:span text:style-name="T18"> </text:span><text:span text:style-name="T16">маршрутов</text:span><text:span text:style-name="T18"> </text:span><text:span text:style-name="T16">в</text:span><text:span text:style-name="T18"> </text:span><text:span text:style-name="T16">соответствии</text:span><text:span text:style-name="T18"> </text:span><text:span text:style-name="T16">с</text:span><text:span text:style-name="T18"> </text:span><text:span text:style-name="T16">заданными</text:span><text:span text:style-name="T18"> </text:span><text:span text:style-name="T16">их вероятностями</text:span><text:span text:style-name="T18">.</text:span></text:p>
      <text:h text:style-name="P102" text:outline-level="2"><text:bookmark-start text:name="__RefHeading___Toc200344948"/>1.2 Составление имитационной модели комплекса технических<text:line-break/>средств САПР<text:bookmark-end text:name="__RefHeading___Toc200344948"/></text:h>
      <text:p text:style-name="P42"><draw:g text:anchor-type="char" draw:z-index="285" draw:name="Фигура1" draw:style-name="gr1"><draw:rect draw:style-name="gr2" draw:text-style-name="P121" svg:width="9.208cm" svg:height="6.668cm" svg:x="0cm" svg:y="2.173cm"><text:p/></draw:rect><draw:frame draw:style-name="gr14" draw:text-style-name="P126" svg:width="1.588cm" svg:height="1.273cm" svg:x="1.284cm" svg:y="2.503cm"><draw:text-box><text:p text:style-name="P125"><text:span text:style-name="T93">АРМ 1</text:span></text:p></draw:text-box></draw:frame><draw:frame draw:style-name="gr14" draw:text-style-name="P126" svg:width="1.59cm" svg:height="1.271cm" svg:x="1.282cm" svg:y="4.41cm"><draw:text-box><text:p text:style-name="P125"><text:span text:style-name="T93">АРМ 2</text:span></text:p></draw:text-box></draw:frame><draw:frame draw:style-name="gr14" draw:text-style-name="P126" svg:width="1.588cm" svg:height="1.271cm" svg:x="1.284cm" svg:y="6.315cm"><draw:text-box><text:p text:style-name="P125"><text:span text:style-name="T93">АРМ 3</text:span></text:p></draw:text-box></draw:frame><draw:frame draw:style-name="gr14" draw:text-style-name="P126" svg:width="1.588cm" svg:height="1.271cm" svg:x="4.459cm" svg:y="4.41cm"><draw:text-box><text:p text:style-name="P125"><text:span text:style-name="T93">КММ</text:span></text:p></draw:text-box></draw:frame><draw:frame draw:style-name="gr14" draw:text-style-name="P126" svg:width="1.588cm" svg:height="1.271cm" svg:x="7.317cm" svg:y="4.41cm"><draw:text-box><text:p text:style-name="P125"><text:span text:style-name="T93">ЦВК</text:span></text:p></draw:text-box></draw:frame><draw:line draw:style-name="gr15" draw:text-style-name="P121" svg:x1="0.014cm" svg:y1="3.14cm" svg:x2="1.282cm" svg:y2="3.142cm"><text:p/></draw:line><draw:line draw:style-name="gr15" draw:text-style-name="P121" svg:x1="0.014cm" svg:y1="5.045cm" svg:x2="1.282cm" svg:y2="5.047cm"><text:p/></draw:line><draw:line draw:style-name="gr15" draw:text-style-name="P121" svg:x1="0.014cm" svg:y1="6.95cm" svg:x2="1.282cm" svg:y2="6.952cm"><text:p/></draw:line><draw:line draw:style-name="gr15" draw:text-style-name="P121" svg:x1="2.872cm" svg:y1="5.045cm" svg:x2="4.46cm" svg:y2="5.047cm"><text:p/></draw:line><draw:line draw:style-name="gr15" draw:text-style-name="P121" svg:x1="2.872cm" svg:y1="3.14cm" svg:x2="3.505cm" svg:y2="3.142cm"><text:p/></draw:line><draw:line draw:style-name="gr15" draw:text-style-name="P121" svg:x1="2.872cm" svg:y1="6.95cm" svg:x2="3.505cm" svg:y2="6.952cm"><text:p/></draw:line><draw:line draw:style-name="gr15" draw:text-style-name="P121" svg:x1="3.507cm" svg:y1="3.14cm" svg:x2="3.509cm" svg:y2="6.95cm"><text:p/></draw:line><draw:line draw:style-name="gr15" draw:text-style-name="P121" svg:x1="6.047cm" svg:y1="5.045cm" svg:x2="7.315cm" svg:y2="5.047cm"><text:p/></draw:line><draw:frame draw:style-name="gr13" draw:text-style-name="P121" svg:width="3.493cm" svg:height="0.953cm" svg:x="2.858cm" svg:y="7.888cm"><draw:text-box><text:p text:style-name="P124"><text:span text:style-name="T93">Рис. 1</text:span></text:p></draw:text-box></draw:frame></draw:g><text:span text:style-name="T16">Пусть</text:span><text:span text:style-name="T18"> </text:span><text:span text:style-name="T16">необходимо</text:span><text:span text:style-name="T18"> </text:span><text:span text:style-name="T16">исследовать</text:span><text:span text:style-name="T18"> </text:span><text:span text:style-name="T16">производительность</text:span><text:span text:style-name="T18"> </text:span><text:span text:style-name="T16">комплекса технических</text:span><text:span text:style-name="T18"> </text:span><text:span text:style-name="T16">средств</text:span><text:span text:style-name="T18"> </text:span><text:span text:style-name="T16">САПР</text:span><text:span text:style-name="T18">, </text:span><text:span text:style-name="T16">содержащего</text:span><text:span text:style-name="T18"> </text:span><text:span text:style-name="T16">три</text:span><text:span text:style-name="T18"> </text:span><text:span text:style-name="T16">АРМ</text:span><text:span text:style-name="T18"> </text:span><text:span text:style-name="T16">и</text:span><text:span text:style-name="T18"> </text:span><text:span text:style-name="T16">центральный</text:span><text:span text:style-name="T18"> </text:span><text:span text:style-name="T16">вычислительный</text:span><text:span text:style-name="T18"> </text:span><text:span text:style-name="T16">комплекс</text:span><text:span text:style-name="T18"> (</text:span><text:span text:style-name="T16">ЦВК</text:span><text:span text:style-name="T18">), </text:span><text:span text:style-name="T16">показанного</text:span><text:span text:style-name="T18"> </text:span><text:span text:style-name="T16">на</text:span><text:span text:style-name="T18"> </text:span><text:span text:style-name="T16">рис</text:span><text:span text:style-name="T18"> 1. </text:span><text:span text:style-name="T16">Проектирование</text:span><text:span text:style-name="T18"> </text:span><text:span text:style-name="T16">ведется</text:span><text:span text:style-name="T18"> </text:span><text:span text:style-name="T16">путем</text:span><text:span text:style-name="T18"> </text:span><text:span text:style-name="T16">диалога</text:span><text:span text:style-name="T18"> </text:span><text:span text:style-name="T16">проектировщиков</text:span><text:span text:style-name="T18"> </text:span><text:span text:style-name="T16">через</text:span><text:span text:style-name="T18"> </text:span><text:span text:style-name="T16">терминальные</text:span><text:span text:style-name="T18"> </text:span><text:span text:style-name="T16">устройства</text:span><text:span text:style-name="T18"> </text:span><text:span text:style-name="T16">Т соответствующих</text:span><text:span text:style-name="T18"> </text:span><text:span text:style-name="T16">АРМ</text:span><text:span text:style-name="T18">. </text:span><text:span text:style-name="T16">Задачи</text:span><text:span text:style-name="T18">, </text:span><text:span text:style-name="T16">решаемые</text:span><text:span text:style-name="T18"> </text:span><text:span text:style-name="T16">на</text:span><text:span text:style-name="T18"> </text:span><text:span text:style-name="T16">каждом</text:span><text:span text:style-name="T18"> </text:span><text:span text:style-name="T16">АРМ</text:span><text:span text:style-name="T18">, </text:span><text:span text:style-name="T16">требуют последовательного</text:span><text:span text:style-name="T18"> </text:span><text:span text:style-name="T16">применения</text:span><text:span text:style-name="T18"> </text:span><text:span text:style-name="T16">различных</text:span><text:span text:style-name="T18"> </text:span><text:span text:style-name="T16">модулей</text:span><text:span text:style-name="T18"> </text:span><text:span text:style-name="T16">из</text:span><text:span text:style-name="T18"> </text:span><text:span text:style-name="T16">пакета</text:span><text:span text:style-name="T18"> </text:span><text:span text:style-name="T16">прикладных</text:span><text:span text:style-name="T18"> </text:span><text:span text:style-name="T16">программ</text:span><text:span text:style-name="T18"> (</text:span><text:span text:style-name="T16">ППП</text:span><text:span text:style-name="T18">), </text:span><text:span text:style-name="T16">причем</text:span><text:span text:style-name="T18"> </text:span><text:span text:style-name="T16">маршрут</text:span><text:span text:style-name="T18"> </text:span><text:span text:style-name="T16">последовательно</text:span><text:span text:style-name="T18"> </text:span><text:span text:style-name="T16">решаемых</text:span><text:span text:style-name="T18"> </text:span><text:span text:style-name="T16">этапов</text:span><text:span text:style-name="T18"> </text:span><text:span text:style-name="T16">зависит</text:span><text:span text:style-name="T18"> </text:span><text:span text:style-name="T16">от</text:span><text:span text:style-name="T18"> </text:span><text:span text:style-name="T16">получаемых</text:span><text:span text:style-name="T18"> </text:span><text:span text:style-name="T16">результатов</text:span><text:span text:style-name="T18"> </text:span><text:span text:style-name="T16">и</text:span><text:span text:style-name="T18"> </text:span><text:span text:style-name="T16">определяется</text:span><text:span text:style-name="T18"> </text:span><text:soft-page-break/><text:span text:style-name="T16">лишь</text:span><text:span text:style-name="T18"> </text:span><text:span text:style-name="T16">при</text:span><text:span text:style-name="T18"> </text:span><text:span text:style-name="T16">их анализе</text:span><text:span text:style-name="T18">. </text:span><text:span text:style-name="T16">Наиболее</text:span><text:span text:style-name="T18"> </text:span><text:span text:style-name="T16">трудоемкие</text:span><text:span text:style-name="T18"> </text:span><text:span text:style-name="T16">этапы</text:span><text:span text:style-name="T18"> (</text:span><text:span text:style-name="T16">анализ</text:span><text:span text:style-name="T18"> </text:span><text:span text:style-name="T16">полных</text:span><text:span text:style-name="T18"> </text:span><text:span text:style-name="T16">моделей</text:span><text:span text:style-name="T18">, </text:span><text:span text:style-name="T16">а</text:span><text:span text:style-name="T18"> </text:span><text:span text:style-name="T16">также</text:span><text:span text:style-name="T18"> </text:span><text:span text:style-name="T16">некоторые</text:span><text:span text:style-name="T18"> </text:span><text:span text:style-name="T16">задачи</text:span><text:span text:style-name="T18"> </text:span><text:span text:style-name="T16">технического</text:span><text:span text:style-name="T18"> </text:span><text:span text:style-name="T16">проектирования</text:span><text:span text:style-name="T18">) </text:span><text:span text:style-name="T16">из</text:span><text:span text:style-name="T18">-</text:span><text:span text:style-name="T16">за</text:span><text:span text:style-name="T18"> </text:span><text:span text:style-name="T16">их</text:span><text:span text:style-name="T18"> </text:span><text:span text:style-name="T16">большой размерности</text:span><text:span text:style-name="T18"> </text:span><text:span text:style-name="T16">решаются</text:span><text:span text:style-name="T18"> </text:span><text:span text:style-name="T16">на</text:span><text:span text:style-name="T18"> </text:span><text:span text:style-name="T16">ЦВК</text:span><text:span text:style-name="T18">, </text:span><text:span text:style-name="T16">в то</text:span><text:span text:style-name="T18"> </text:span><text:span text:style-name="T16">время</text:span><text:span text:style-name="T18"> </text:span><text:span text:style-name="T16">как</text:span><text:span text:style-name="T18"> </text:span><text:span text:style-name="T16">упорядочение</text:span><text:span text:style-name="T18"> </text:span><text:span text:style-name="T16">и</text:span><text:span text:style-name="T18"> </text:span><text:span text:style-name="T16">различные</text:span><text:span text:style-name="T18"> </text:span><text:span text:style-name="T16">программы</text:span><text:span text:style-name="T18"> </text:span><text:span text:style-name="T16">интерпретации</text:span><text:span text:style-name="T18"> </text:span><text:span text:style-name="T16">и</text:span><text:span text:style-name="T18"> </text:span><text:span text:style-name="T16">оценки</text:span><text:span text:style-name="T18"> </text:span><text:span text:style-name="T16">результатов</text:span><text:span text:style-name="T18"> </text:span><text:span text:style-name="T16">решаются</text:span><text:span text:style-name="T18"> </text:span><text:span text:style-name="T16">на</text:span><text:span text:style-name="T18"> </text:span><text:span text:style-name="T16">персональных</text:span><text:span text:style-name="T18"> </text:span><text:span text:style-name="T16">ЭВМ</text:span><text:span text:style-name="T18">, </text:span><text:span text:style-name="T16">входящих</text:span><text:span text:style-name="T18"> </text:span><text:span text:style-name="T16">в</text:span><text:span text:style-name="T18"> с</text:span><text:span text:style-name="T16">остав</text:span><text:span text:style-name="T18"> </text:span><text:span text:style-name="T16">АРМ</text:span><text:span text:style-name="T18">. </text:span><text:span text:style-name="T16">Поэтому</text:span><text:span text:style-name="T18"> </text:span><text:span text:style-name="T16">место</text:span><text:span text:style-name="T18"> </text:span><text:span text:style-name="T16">проведения</text:span><text:span text:style-name="T18"> </text:span><text:span text:style-name="T16">следующего</text:span><text:span text:style-name="T18"> </text:span><text:span text:style-name="T16">этапа</text:span><text:span text:style-name="T18"> </text:span><text:span text:style-name="T16">обработки</text:span><text:span text:style-name="T18"> </text:span><text:span text:style-name="T16">задается</text:span><text:span text:style-name="T18"> </text:span><text:span text:style-name="T16">с</text:span><text:span text:style-name="T18"> </text:span><text:span text:style-name="T16">некоторой</text:span><text:span text:style-name="T18"> </text:span><text:span text:style-name="T16">вероятностью</text:span><text:span text:style-name="T18"> </text:span><text:span text:style-name="T16">Р</text:span><text:span text:style-name="T47">1</text:span><text:span text:style-name="T16">, Р</text:span><text:span text:style-name="T47">2</text:span><text:span text:style-name="T16">, </text:span><text:span text:style-name="T19">P</text:span><text:span text:style-name="T47">3</text:span><text:span text:style-name="T16">. Так</text:span><text:span text:style-name="T18">, </text:span><text:span text:style-name="T16">заявка</text:span><text:span text:style-name="T18"> </text:span><text:span text:style-name="T16">после</text:span><text:span text:style-name="T18"> </text:span><text:span text:style-name="T16">обработки</text:span><text:span text:style-name="T18"> </text:span><text:span text:style-name="T16">на</text:span><text:span text:style-name="T18"> </text:span><text:span text:style-name="T16">АРМ</text:span><text:span text:style-name="T18"> 1 </text:span><text:span text:style-name="T16">с</text:span><text:span text:style-name="T18"> </text:span><text:span text:style-name="T16">вероятностью</text:span><text:span text:style-name="T18"> </text:span><text:span text:style-name="T16">Р</text:span><text:span text:style-name="T47">1</text:span><text:span text:style-name="T16">, поступает обратно</text:span><text:span text:style-name="T18"> </text:span><text:span text:style-name="T16">на</text:span><text:span text:style-name="T18"> </text:span><text:span text:style-name="T16">АРМ</text:span><text:span text:style-name="T18">, </text:span><text:span text:style-name="T16">а</text:span><text:span text:style-name="T18"> с </text:span><text:span text:style-name="T16">вероятностью</text:span><text:span text:style-name="T18"> </text:span><text:span text:style-name="T16">1 – Р</text:span><text:span text:style-name="T47">1</text:span><text:span text:style-name="T16"> требует</text:span><text:span text:style-name="T18"> </text:span><text:span text:style-name="T16">обработки</text:span><text:span text:style-name="T18"> </text:span><text:span text:style-name="T16">на</text:span><text:span text:style-name="T18"> </text:span><text:span text:style-name="T16">ЦВК</text:span><text:span text:style-name="T18">. </text:span><text:span text:style-name="T16">АРМ</text:span><text:span text:style-name="T18"> </text:span><text:span text:style-name="T16">связаны</text:span><text:span text:style-name="T18"> </text:span><text:span text:style-name="T16">с</text:span><text:span text:style-name="T18"> </text:span><text:span text:style-name="T16">ЦВК</text:span><text:span text:style-name="T18"> </text:span><text:span text:style-name="T16">через</text:span><text:span text:style-name="T18"> </text:span><text:span text:style-name="T16">коммутирующий</text:span><text:span text:style-name="T18"> </text:span><text:span text:style-name="T16">процессор</text:span><text:span text:style-name="T18"> </text:span><text:span text:style-name="T37"></text:span><text:span text:style-name="T18"> </text:span><text:span text:style-name="T16">коммутатор</text:span><text:span text:style-name="T18"> </text:span><text:span text:style-name="T16">малых машин</text:span><text:span text:style-name="T18"> (</text:span><text:span text:style-name="T16">КММ</text:span><text:span text:style-name="T18">). </text:span><text:span text:style-name="T16">На</text:span><text:span text:style-name="T18"> </text:span><text:span text:style-name="T16">КММ</text:span><text:span text:style-name="T18"> </text:span><text:span text:style-name="T16">поступают</text:span><text:span text:style-name="T18"> </text:span><text:span text:style-name="T16">требования</text:span><text:span text:style-name="T18"> </text:span><text:span text:style-name="T16">на</text:span><text:span text:style-name="T18"> </text:span><text:span text:style-name="T16">обработку</text:span><text:span text:style-name="T18"> (</text:span><text:span text:style-name="T16">заявки</text:span><text:span text:style-name="T18">) </text:span><text:span text:style-name="T16">от всех</text:span><text:span text:style-name="T18"> </text:span><text:span text:style-name="T16">трех</text:span><text:span text:style-name="T18"> </text:span><text:span text:style-name="T16">АРМ</text:span><text:span text:style-name="T18">, </text:span><text:span text:style-name="T16">а</text:span><text:span text:style-name="T18"> </text:span><text:span text:style-name="T16">также</text:span><text:span text:style-name="T18"> </text:span><text:span text:style-name="T16">результаты</text:span><text:span text:style-name="T18"> </text:span><text:span text:style-name="T16">их</text:span><text:span text:style-name="T18"> </text:span><text:span text:style-name="T16">обработки</text:span><text:span text:style-name="T18"> </text:span><text:span text:style-name="T16">на</text:span><text:span text:style-name="T18"> </text:span><text:span text:style-name="T16">ЦВК</text:span><text:span text:style-name="T18">, </text:span><text:span text:style-name="T16">которые должны</text:span><text:span text:style-name="T18"> </text:span><text:span text:style-name="T16">быть</text:span><text:span text:style-name="T18"> </text:span><text:span text:style-name="T16">направлены</text:span><text:span text:style-name="T18"> </text:span><text:span text:style-name="T16">на</text:span><text:span text:style-name="T18"> </text:span><text:span text:style-name="T16">соответствующие</text:span><text:span text:style-name="T18"> </text:span><text:span text:style-name="T16">АРМ</text:span><text:span text:style-name="T18">, </text:span><text:span text:style-name="T16">где</text:span><text:span text:style-name="T18"> </text:span><text:span text:style-name="T16">они</text:span><text:span text:style-name="T18"> </text:span><text:span text:style-name="T16">интерпретируются</text:span><text:span text:style-name="T18"> </text:span><text:span text:style-name="T16">в</text:span><text:span text:style-name="T18"> </text:span><text:span text:style-name="T16">удобную</text:span><text:span text:style-name="T18"> </text:span><text:span text:style-name="T16">для</text:span><text:span text:style-name="T18"> </text:span><text:span text:style-name="T16">восприятия</text:span><text:span text:style-name="T18"> </text:span><text:span text:style-name="T16">форму</text:span><text:span text:style-name="T18"> </text:span><text:span text:style-name="T16">и</text:span><text:span text:style-name="T18"> </text:span><text:span text:style-name="T16">через</text:span><text:span text:style-name="T18"> </text:span><text:span text:style-name="T16">терминал</text:span><text:span text:style-name="T18"> </text:span><text:span text:style-name="T16">предъявляются</text:span><text:span text:style-name="T18"> </text:span><text:span text:style-name="T16">пользователю</text:span><text:span text:style-name="T18">. </text:span><text:span text:style-name="T16">В</text:span><text:span text:style-name="T18"> </text:span><text:span text:style-name="T16">зависимости</text:span><text:span text:style-name="T18"> </text:span><text:span text:style-name="T16">от</text:span><text:span text:style-name="T18"> </text:span><text:span text:style-name="T16">полученного</text:span><text:span text:style-name="T18"> </text:span><text:span text:style-name="T16">результата</text:span><text:span text:style-name="T18"> </text:span><text:span text:style-name="T16">он либо</text:span><text:span text:style-name="T18"> </text:span><text:span text:style-name="T16">считает</text:span><text:span text:style-name="T18"> </text:span><text:span text:style-name="T16">этап</text:span><text:span text:style-name="T18"> </text:span><text:span text:style-name="T16">решения</text:span><text:span text:style-name="T18"> </text:span><text:span text:style-name="T16">завершенным</text:span><text:span text:style-name="T18"> </text:span><text:span text:style-name="T16">и</text:span><text:span text:style-name="T18"> </text:span><text:span text:style-name="T16">переходит</text:span><text:span text:style-name="T18"> </text:span><text:span text:style-name="T16">к</text:span><text:span text:style-name="T18"> </text:span><text:span text:style-name="T16">следующему этапу</text:span><text:span text:style-name="T18"> </text:span><text:span text:style-name="T16">маршрута</text:span><text:span text:style-name="T18"> (</text:span><text:span text:style-name="T16">генерируется</text:span><text:span text:style-name="T18"> </text:span><text:span text:style-name="T16">зависимая</text:span><text:span text:style-name="T18"> </text:span><text:span text:style-name="T16">заявка</text:span><text:span text:style-name="T18">), </text:span><text:span text:style-name="T16">либо</text:span><text:span text:style-name="T18"> </text:span><text:span text:style-name="T16">меняет</text:span><text:span text:style-name="T18"> </text:span><text:span text:style-name="T16">некоторые</text:span><text:span text:style-name="T18"> </text:span><text:span text:style-name="T16">внутренние</text:span><text:span text:style-name="T18"> </text:span><text:span text:style-name="T16">параметры</text:span><text:span text:style-name="T18"> </text:span><text:span text:style-name="T16">модели</text:span><text:span text:style-name="T18"> </text:span><text:span text:style-name="T16">и</text:span><text:span text:style-name="T18"> </text:span><text:span text:style-name="T16">повторяет</text:span><text:span text:style-name="T18"> </text:span><text:span text:style-name="T16">прежний</text:span><text:span text:style-name="T18"> </text:span><text:span text:style-name="T16">этап</text:span><text:span text:style-name="T18">, </text:span><text:span text:style-name="T16">либо заканчивает</text:span><text:span text:style-name="T18"> </text:span><text:span text:style-name="T16">проектную</text:span><text:span text:style-name="T18"> </text:span><text:span text:style-name="T16">процедуру</text:span><text:span text:style-name="T18">.</text:span></text:p>
      <text:p text:style-name="P42"><text:span text:style-name="T16">Поскольку</text:span><text:span text:style-name="T18"> </text:span><text:span text:style-name="T16">в</text:span><text:span text:style-name="T18"> </text:span><text:span text:style-name="T16">соответствии</text:span><text:span text:style-name="T18"> </text:span><text:span text:style-name="T16">со</text:span><text:span text:style-name="T18"> </text:span><text:span text:style-name="T16">сценарием</text:span><text:span text:style-name="T18"> </text:span><text:span text:style-name="T16">работы</text:span><text:span text:style-name="T18"> </text:span><text:span text:style-name="T16">комплекса</text:span><text:span text:style-name="T18"> </text:span><text:span text:style-name="T16">на</text:span><text:span text:style-name="T18"> </text:span><text:span text:style-name="T16">КММ могут</text:span><text:span text:style-name="T18"> </text:span><text:span text:style-name="T16">поступить</text:span><text:span text:style-name="T18"> </text:span><text:span text:style-name="T16">одновременно</text:span><text:span text:style-name="T18"> </text:span><text:span text:style-name="T16">несколько</text:span><text:span text:style-name="T18"> </text:span><text:span text:style-name="T16">заявок</text:span><text:span text:style-name="T18">, </text:span><text:span text:style-name="T16">то</text:span><text:span text:style-name="T18"> </text:span><text:span text:style-name="T16">на</text:span><text:span text:style-name="T18"> </text:span><text:span text:style-name="T16">его</text:span><text:span text:style-name="T18"> </text:span><text:span text:style-name="T16">входе должна</text:span><text:span text:style-name="T18"> </text:span><text:span text:style-name="T16">соблюдаться</text:span><text:span text:style-name="T18"> </text:span><text:span text:style-name="T16">очередность</text:span><text:span text:style-name="T18"> </text:span><text:span text:style-name="T16">их</text:span><text:span text:style-name="T18"> </text:span><text:span text:style-name="T16">обработки</text:span><text:span text:style-name="T18"> </text:span><text:span text:style-name="T16">в</text:span><text:span text:style-name="T18"> </text:span><text:span text:style-name="T16">соответствии</text:span><text:span text:style-name="T18"> </text:span><text:span text:style-name="T16">с</text:span><text:span text:style-name="T18"> </text:span><text:span text:style-name="T16">их приоритетами</text:span><text:span text:style-name="T18">. </text:span><text:span text:style-name="T16">По</text:span><text:span text:style-name="T18"> </text:span><text:span text:style-name="T16">той</text:span><text:span text:style-name="T18"> </text:span><text:span text:style-name="T16">же</text:span><text:span text:style-name="T18"> </text:span><text:span text:style-name="T16">причине</text:span><text:span text:style-name="T18"> </text:span><text:span text:style-name="T16">очередь</text:span><text:span text:style-name="T18"> </text:span><text:span text:style-name="T16">на</text:span><text:span text:style-name="T18"> </text:span><text:span text:style-name="T16">обработку</text:span><text:span text:style-name="T18"> </text:span><text:span text:style-name="T16">организуется и</text:span><text:span text:style-name="T18"> </text:span><text:span text:style-name="T16">на</text:span><text:span text:style-name="T18"> </text:span><text:span text:style-name="T16">входе</text:span><text:span text:style-name="T18"> </text:span><text:span text:style-name="T16">ЦВК</text:span><text:span text:style-name="T18">. </text:span><text:span text:style-name="T16">Распределение</text:span><text:span text:style-name="T18"> </text:span><text:span text:style-name="T16">заявок</text:span><text:span text:style-name="T18"> </text:span><text:span text:style-name="T16">между</text:span><text:span text:style-name="T18"> </text:span><text:span text:style-name="T16">средствами</text:span><text:span text:style-name="T18"> </text:span><text:span text:style-name="T16">комплекса отображается</text:span><text:span text:style-name="T18"> </text:span><text:span text:style-name="T16">в</text:span><text:span text:style-name="T18"> </text:span><text:span text:style-name="T16">СИМ</text:span><text:span text:style-name="T18"> с </text:span><text:span text:style-name="T16">помощью</text:span><text:span text:style-name="T18"> </text:span><text:span text:style-name="T16">узла</text:span><text:span text:style-name="T18"> </text:span><text:span text:style-name="T16">типа</text:span><text:span text:style-name="T18"> </text:span><text:span text:style-name="T19">R</text:span><text:span text:style-name="T16"> </text:span><text:span text:style-name="T18">(</text:span><text:span text:style-name="T21">R</text:span><text:span text:style-name="T18">1), </text:span><text:span text:style-name="T16">а</text:span><text:span text:style-name="T18"> </text:span><text:span text:style-name="T16">для</text:span><text:span text:style-name="T18"> </text:span><text:span text:style-name="T16">того</text:span><text:span text:style-name="T18"> </text:span><text:span text:style-name="T16">чтобы он</text:span><text:span text:style-name="T18"> </text:span><text:span text:style-name="T16">мог</text:span><text:span text:style-name="T18"> </text:span><text:span text:style-name="T16">различать</text:span><text:span text:style-name="T18"> </text:span><text:span text:style-name="T16">заявки</text:span><text:span text:style-name="T18">, </text:span><text:span text:style-name="T16">поступающие</text:span><text:span text:style-name="T18"> </text:span><text:span text:style-name="T16">от</text:span><text:span text:style-name="T18"> </text:span><text:span text:style-name="T16">соответствующих</text:span><text:span text:style-name="T18"> </text:span><text:span text:style-name="T16">АРМ</text:span><text:span text:style-name="T18"> </text:span><text:span text:style-name="T16">и</text:span><text:span text:style-name="T18"> </text:span><text:span text:style-name="T16">ЦВК</text:span><text:span text:style-name="T18">, </text:span><text:span text:style-name="T16">используются</text:span><text:span text:style-name="T18"> </text:span><text:span text:style-name="T16">узлы</text:span><text:span text:style-name="T18"> </text:span><text:span text:style-name="T16">типа</text:span><text:span text:style-name="T18"> </text:span><text:span text:style-name="T16">М</text:span><text:span text:style-name="T18"> (</text:span><text:span text:style-name="T21">M</text:span><text:span text:style-name="T18">1÷</text:span><text:span text:style-name="T21">M</text:span><text:span text:style-name="T18">6). </text:span><text:span text:style-name="T16">На</text:span><text:span text:style-name="T18"> </text:span><text:span text:style-name="T16">рис</text:span><text:span text:style-name="T18"> 2 </text:span><text:span text:style-name="T16">представлена</text:span><text:span text:style-name="T18"> </text:span><text:span text:style-name="T16">СИМ</text:span><text:span text:style-name="T18"> </text:span><text:span text:style-name="T16">для вышеизложенного</text:span><text:span text:style-name="T18"> </text:span><text:span text:style-name="T16">сценария</text:span><text:span text:style-name="T18"> </text:span><text:span text:style-name="T16">применения</text:span><text:span text:style-name="T18"> </text:span><text:span text:style-name="T16">комплекса</text:span><text:span text:style-name="T18"> </text:span><text:span text:style-name="T16">технических</text:span><text:span text:style-name="T18"> </text:span><text:span text:style-name="T16">средств САПР</text:span><text:span text:style-name="T18">, </text:span><text:span text:style-name="T16">составленная</text:span><text:span text:style-name="T18"> </text:span><text:span text:style-name="T16">в</text:span><text:span text:style-name="T18"> </text:span><text:span text:style-name="T16">терминах</text:span><text:span text:style-name="T18"> </text:span><text:span text:style-name="T16">теории</text:span><text:span text:style-name="T18"> </text:span><text:span text:style-name="T16">СМО</text:span><text:span text:style-name="T18">.</text:span></text:p>
      <text:p text:style-name="P33"/>
      <text:p text:style-name="P36"><draw:frame draw:style-name="fr5" draw:name="Объект1" text:anchor-type="as-char" svg:width="15.589cm" svg:height="10.056cm" draw:z-index="0"><draw:object-ole xlink:href="./Object 2" xlink:type="simple" xlink:show="embed" xlink:actuate="onLoad"/><draw:image xlink:href="./ObjectReplacements/Object 2" xlink:type="simple" xlink:show="embed" xlink:actuate="onLoad"/></draw:frame></text:p>
      <text:p text:style-name="P39"><draw:frame draw:style-name="fr1" draw:name="Врезка1" text:anchor-type="char" svg:x="6.033cm" svg:y="0.104cm" svg:width="3.493cm" svg:height="0.953cm" draw:z-index="286"><draw:text-box><text:p text:style-name="P6">Рис. 2</text:p></draw:text-box></draw:frame></text:p>
      <text:p text:style-name="P36"><text:soft-page-break/></text:p>
      <text:p text:style-name="P43"><text:span text:style-name="T16">Описание модели вводится в ЭВМ с использованием входного языка схемного либо процедурного типа. В языках схемного типа по установленной форме вводится перечень объектов СМО с указанием их параметров и перечень связей между ними, после чего программно генерируется модель СИМ [1]. В языках процедурного типа с помощью фиксированного перечня операторов описываются маршруты прохождения заявок через СИМ. Подобный язык используется и в общецелевой моделирующей системе </text:span><text:span text:style-name="T19">GPSS</text:span><text:span text:style-name="T16">. Набор его операторов-блоков отображает структуру СИМ, а их последовательность </text:span><text:span text:style-name="T37"></text:span><text:span text:style-name="T16"> маршруты транзактов в ней.</text:span></text:p>
      <text:h text:style-name="P110" text:outline-level="2"><text:bookmark-start text:name="__RefHeading___Toc200344949"/><text:span text:style-name="T16">1.3. Общие сведения о языке моделирования </text:span><text:span text:style-name="T19">GPSS</text:span><text:span text:style-name="T16">.</text:span><text:bookmark-end text:name="__RefHeading___Toc200344949"/></text:h>
      <text:p text:style-name="P42"><text:span text:style-name="T19">GPSS</text:span><text:span text:style-name="T16"> является языком дискретного моделирования. Машинная программа, интерпретирующая модель на языке </text:span><text:span text:style-name="T19">GPSS</text:span><text:span text:style-name="T16">, называется интерпретатором </text:span><text:span text:style-name="T19">GPSS</text:span><text:span text:style-name="T16">. Модель на </text:span><text:span text:style-name="T19">GPSS</text:span><text:span text:style-name="T16"> представляет собой совокупность блоков. Передача управления от блока к блоку и их выполнение происходит при движении перемещающихся элементов, называемых транзактами. Таким образом, транзакты </text:span><text:span text:style-name="T37"></text:span><text:span text:style-name="T16"> это динамические объекты </text:span><text:span text:style-name="T19">GPSS</text:span><text:span text:style-name="T16"> модели. Транзакты вводятся и выводятся из модели в соответствии с условиями моделирования. В начальный момент моделирования в модели нет ни одного транзакта. В общем случае в модели может существовать большое число транзактов, однако в один и тот же момент времени в модели продвигается только один транзакт. При продвижении транзакта от блока (оператора) к блоку выполняются действия, предписанные данному блоку, т.е. происходит обращение к соответствующей подпрограмме. Движение транзакта происходит до тех пор, пока транзакт не входит в блок, функцией которого являются вывод транзакта из модели, задержка транзакта на некоторое время либо отказ транзакту во входе до изменения определенных условий. При прекращении движения одного транзакта в модели начинается продвижение следующего транзакта. Соответствие между транзактами и элементами моделируемой системы устанавливает разработчик в процессе разработки модели.</text:span></text:p>
      <text:p text:style-name="P42"><text:span text:style-name="T16">При продвижении моделирования в хронологической последовательности совершаются некоторые события. Чтобы отслеживать правильную временную последовательность наступления событий в интерпретатор </text:span><text:span text:style-name="T19">GPSS</text:span><text:span text:style-name="T16">, включена специальная переменная, которая называется таймером модельного времени. Таймер регистрирует только целые значения. Соответствие между единицей модельного времени и моделируемым временным интервалом устанавливается разработчиком модели (в зависимости от условий моделируемой задачи это может быть секунда, минута, час, год и т.п.).</text:span></text:p>
      <text:p text:style-name="P45"><text:span text:style-name="T16">При написании программы на </text:span><text:span text:style-name="T20">GPSS</text:span><text:span text:style-name="T30"> </text:span><text:span text:style-name="T16">необходимо учитывать, что каждый блок записывается в отдельной записи, которая разбивается на ряд полей. Позиции 2÷6 </text:span><text:span text:style-name="T37"></text:span><text:span text:style-name="T16"> поле метки, в нем может быть записано символическое имя блока (метка); позиции 8÷18 </text:span><text:span text:style-name="T37"></text:span><text:span text:style-name="T16"> поле операции, которое должно содержать служебное слово языка </text:span><text:span text:style-name="T20">GPSS</text:span><text:span text:style-name="T30">, </text:span><text:span text:style-name="T16">предназначенное для задания операции; начиная с 19 позиции идут поля операндов.</text:span></text:p>
      <text:p text:style-name="P42"><text:soft-page-break/><text:span text:style-name="T16">Символические имена блоков (метки) могут состоять не более чем из 5 символов, причем первые три символа должны быть алфавитными (в </text:span><text:span text:style-name="T19">GPSS</text:span><text:span text:style-name="T16"> допускается использование символов только латинского алфавита). Обычно разработчик присваивает символические имена тем блокам, на которые передается управление.</text:span></text:p>
      <text:p text:style-name="P42"><text:span text:style-name="T16">Операция определяет основное функциональное назначение блока (например, </text:span><text:span text:style-name="T22">GENERATE</text:span><text:span text:style-name="T16">, </text:span><text:span text:style-name="T22">TERMINATE</text:span><text:span text:style-name="T16">, </text:span><text:span text:style-name="T22">ASSIGN</text:span><text:span text:style-name="T16"> и т.п.). Некоторые из блоков в поле операции могут содержать указания о дополнительных операциях (например, </text:span><text:span text:style-name="T22">TEST</text:span><text:span text:style-name="T16"> </text:span><text:span text:style-name="T29">Е</text:span><text:span text:style-name="T16">).</text:span></text:p>
      <text:p text:style-name="P42"><text:span text:style-name="T16">Операнды задают информацию, специфичную для данного блока. Наибольшее количество операндов равно семи. В общем случае операнды обозначаются буквами </text:span><text:span text:style-name="T22">A</text:span><text:span text:style-name="T16">, </text:span><text:span text:style-name="T22">B</text:span><text:span text:style-name="T16">, </text:span><text:span text:style-name="T22">C</text:span><text:span text:style-name="T16">, </text:span><text:span text:style-name="T22">D</text:span><text:span text:style-name="T16">, </text:span><text:span text:style-name="T22">E</text:span><text:span text:style-name="T16">, </text:span><text:span text:style-name="T22">F</text:span><text:span text:style-name="T16">, </text:span><text:span text:style-name="T22">G</text:span><text:span text:style-name="T16"> . В зависимости от типа блока некоторые операнды могут быть опущены. Друг от друга операнды отделяются запятыми. Если какой-либо из операндов опускается, то соответствующая ему запятая сохраняется при условии, что правее его имеется, хотя бы один неопущенный операнд. Пробелы между операндами не допускаются. Пробел в поле операндов указывает на то, что операнды закончены, и далее следует комментарий.</text:span><text:span text:style-name="T53"> </text:span><text:span text:style-name="T16">Комментарий также можно задавать отдельной записью, если в первой позиции указать символ *.</text:span></text:p>
      <text:h text:style-name="P102" text:outline-level="3"><text:bookmark-start text:name="__RefHeading___Toc200344950"/>1.3.1. Блоки генерации и удаления заявок<text:bookmark-end text:name="__RefHeading___Toc200344950"/></text:h>
      <text:p text:style-name="P42"><text:span text:style-name="T33">Блок </text:span><text:span text:style-name="T26">GEN</text:span><text:span text:style-name="T31">Е</text:span><text:span text:style-name="T26">RATE</text:span><text:span text:style-name="T16"> предназначен для ввода транзактов в модель; операнды </text:span><text:span text:style-name="T29">А</text:span><text:span text:style-name="T16"> и </text:span><text:span text:style-name="T29">В</text:span><text:span text:style-name="T16"> блока </text:span><text:span text:style-name="T22">GENER</text:span><text:span text:style-name="T29">АТЕ</text:span><text:span text:style-name="T16"> задают интервалы времени, через которые транзакты поступают в модель. При равномерном распределении интервалов времени поступления транзактов в модель операнд </text:span><text:span text:style-name="T29">А</text:span><text:span text:style-name="T16"> определяет среднее время между приходами транзактов, а операнд </text:span><text:span text:style-name="T29">В</text:span><text:span text:style-name="T16"> задает половину поля допуска интервалов времени поступления.</text:span></text:p>
      <text:p text:style-name="P42"><text:span text:style-name="T35">Пример</text:span><text:span text:style-name="T16"> 1.<text:tab/></text:span><text:span text:style-name="T19">GENER</text:span><text:span text:style-name="T16">АТЕ 6,2 </text:span><text:span text:style-name="T37">¾</text:span><text:span text:style-name="T16"> среднее время между поступлениями транзактов в модель равно 6 тактов модельного времени, поле допуска равно 4 тактам. Таким образом, интервалы времени поступления транзактов в модель могут быть равны 4, 5, 6, 7, 8. </text:span></text:p>
      <text:p text:style-name="P42"><text:span text:style-name="T16">Служебное слово </text:span><text:span text:style-name="T19">GPSS</text:span><text:span text:style-name="T16"> </text:span><text:span text:style-name="T22">GENERATE</text:span><text:span text:style-name="T16"> кодируется в позициях 8÷15, операнды 6, 2 </text:span><text:span text:style-name="T37">¾</text:span><text:span text:style-name="T16"> в позициях 19÷21.</text:span></text:p>
      <text:p text:style-name="P42"><text:span text:style-name="T16">Если операнды </text:span><text:span text:style-name="T29">А</text:span><text:span text:style-name="T16"> или (и) </text:span><text:span text:style-name="T29">В</text:span><text:span text:style-name="T16"> не заданы, то по умолчанию принимаются нулевые значения.</text:span></text:p>
      <text:p text:style-name="P44"><text:span text:style-name="T16">Для задания детерминированных интервалов времени достаточно задать только операнд </text:span><text:span text:style-name="T29">А</text:span><text:span text:style-name="T16">.</text:span></text:p>
      <text:p text:style-name="P42"><text:span text:style-name="T35">Пример</text:span><text:span text:style-name="T16"> 2.<text:tab/></text:span><text:span text:style-name="T19">GENERATE</text:span><text:span text:style-name="T16"> 5 </text:span><text:span text:style-name="T37">¾</text:span><text:span text:style-name="T16"> транзакты в модель поступают через 5 единиц времени.</text:span></text:p>
      <text:p text:style-name="P42"><text:span text:style-name="T16">Операнд </text:span><text:span text:style-name="T29">С</text:span><text:span text:style-name="T16"> задает смещение интервалов времени, т.е. момент времени, когда в модель должен поступить первый транзакт. Когда операнд </text:span><text:span text:style-name="T29">С</text:span><text:span text:style-name="T16"> не используется, первый приход транзакта в модель определяется операндами </text:span><text:span text:style-name="T29">А</text:span><text:span text:style-name="T16"> и </text:span><text:span text:style-name="T29">В</text:span><text:span text:style-name="T16">.</text:span></text:p>
      <text:p text:style-name="P42"><text:span text:style-name="T35">Пример</text:span><text:span text:style-name="T16"> 3.<text:tab/></text:span><text:span text:style-name="T19">GENERATE</text:span><text:span text:style-name="T16"> 4,2,16 </text:span><text:span text:style-name="T37">¾</text:span><text:span text:style-name="T16"> первый транзакт поступает в модель в момент времени, равный 16, далее интервалы времени прихода транзактов в модель распределены равномерно с параметрами 4 ± 2 (2, 3, 4, 5, 6).</text:span></text:p>
      <text:p text:style-name="P33"><text:soft-page-break/></text:p>
      <text:p text:style-name="P42"><text:span text:style-name="T16">Операнд </text:span><text:span text:style-name="T22">D</text:span><text:span text:style-name="T16"> задает максимальное число транзактов, которые могут войти в модель через блок </text:span><text:span text:style-name="T19">GENERATE</text:span><text:span text:style-name="T16">. Если операнд </text:span><text:span text:style-name="T22">D</text:span><text:span text:style-name="T16"> не задан, то блок </text:span><text:span text:style-name="T19">GENERATE</text:span><text:span text:style-name="T16"> генерирует транзакты в соответствии с операндами </text:span><text:span text:style-name="T29">А</text:span><text:span text:style-name="T16"> и </text:span><text:span text:style-name="T22">B</text:span><text:span text:style-name="T16"> в течение всего времени моделирования.</text:span></text:p>
      <text:p text:style-name="P44"><text:span text:style-name="T16">Операнд </text:span><text:span text:style-name="T29">Е</text:span><text:span text:style-name="T16"> определяет уровень приоритета транзактов, входящих через данный блок </text:span><text:span text:style-name="T19">GENERATE</text:span><text:span text:style-name="T16">. Приоритеты в </text:span><text:span text:style-name="T19">GPSS</text:span><text:span text:style-name="T16"> могут иметь значения от 0 до 127. 0 соответствует наименьшему значению приоритета, число 127 </text:span><text:span text:style-name="T37">¾</text:span><text:span text:style-name="T16"> наибольшему значению приоритета.</text:span></text:p>
      <text:p text:style-name="P42"><text:span text:style-name="T35">Пример</text:span><text:span text:style-name="T16"> 4.<text:tab/></text:span><text:span text:style-name="T19">GENERA</text:span><text:span text:style-name="T16">ТЕ 7,,,5,15 – операнды </text:span><text:span text:style-name="T29">В</text:span><text:span text:style-name="T16"> и </text:span><text:span text:style-name="T29">С</text:span><text:span text:style-name="T16"> равны 0 по умолчанию. Первый транзакт поступит в модель в момент времени, равный 7, далее через 7 единиц времени в модель будет поступать по одному транзакту. Всего в модель поступит 5 транзактов с уровнем приоритета, равным 15.</text:span></text:p>
      <text:p text:style-name="P42"><text:span text:style-name="T35">Пример</text:span><text:span text:style-name="T16"> 5.<text:tab/></text:span><text:span text:style-name="T19">GENERATE</text:span><text:span text:style-name="T16"> ,,,1 </text:span><text:span text:style-name="T37">¾</text:span><text:span text:style-name="T16"> в начальный момент времени в модель поступит один транзакт. На этом генерация транзактов завершится.</text:span></text:p>
      <text:p text:style-name="P42"><text:span text:style-name="T33">Блок </text:span><text:span text:style-name="T26">TERMINATE</text:span><text:span text:style-name="T16"> предназначен для удаления транзактов из модели. Разрешается использовать блок </text:span><text:span text:style-name="T22">TERMINATE</text:span><text:span text:style-name="T16"> без операндов. В этом случае транзакт, поступающий в блок </text:span><text:span text:style-name="T22">TERMINATE</text:span><text:span text:style-name="T16">, выводится из модели. Блок </text:span><text:span text:style-name="T22">TERMINATE</text:span><text:span text:style-name="T16"> может использоваться с операндом </text:span><text:span text:style-name="T29">А</text:span><text:span text:style-name="T16">. Операнд </text:span><text:span text:style-name="T29">А</text:span><text:span text:style-name="T16"> задает число, которое вычитается из специального счетчика завершений всякий раз, когда транзакт входит в блок </text:span><text:span text:style-name="T22">TERMINATE</text:span><text:span text:style-name="T16">. Начальное значение счетчика завершений задается с помощью оператора </text:span><text:span text:style-name="T22">START</text:span><text:span text:style-name="T16">. Операнд </text:span><text:span text:style-name="T29">А</text:span><text:span text:style-name="T16"> оператора </text:span><text:span text:style-name="T22">START</text:span><text:span text:style-name="T16"> определяет начальное значение счетчика завершений. Когда интерпретатор обнаруживает в программе оператор </text:span><text:span text:style-name="T22">START</text:span><text:span text:style-name="T16">, начинается моделирование. В модели существует только один счетчик завершений, хотя блоков </text:span><text:span text:style-name="T22">TERMINATE</text:span><text:span text:style-name="T16"> с операндом </text:span><text:span text:style-name="T29">А</text:span><text:span text:style-name="T16"> или без него может быть несколько. Когда содержимое счетчика завершений станет равным нулю, моделирование заканчивается.</text:span></text:p>
      <text:p text:style-name="P42"><text:span text:style-name="T35">Пример</text:span><text:span text:style-name="T16"> 6.<text:tab/>Провести моделирование системы в течение 100 единиц времени</text:span></text:p>
      <text:p text:style-name="P50"><text:span text:style-name="T19">GENERATE</text:span><text:span text:style-name="T16"><text:tab/>„100,1</text:span></text:p>
      <text:p text:style-name="P50"><text:span text:style-name="T19">TERMINATE</text:span><text:span text:style-name="T16"><text:tab/>1</text:span></text:p>
      <text:p text:style-name="P50"><text:span text:style-name="T19">START</text:span><text:span text:style-name="T16"><text:tab/>1</text:span></text:p>
      <text:p text:style-name="P37"/>
      <text:p text:style-name="P42"><text:span text:style-name="T16">Блоки </text:span><text:span text:style-name="T22">GENERATE</text:span><text:span text:style-name="T16"> и </text:span><text:span text:style-name="T22">TERMINATE</text:span><text:span text:style-name="T16"> в примере используются для управления процессом моделирования. В момент времени, равный 100, в модель будет введен один транзакт, который сразу после этого поступает на блок </text:span><text:span text:style-name="T22">TERMINATE</text:span><text:span text:style-name="T16">. При этом транзакт из модели выводится, а из счетчика завершений (начальное значение счетчика завершений определяется операндом </text:span><text:span text:style-name="T29">А</text:span><text:span text:style-name="T16"> оператора </text:span><text:span text:style-name="T22">START</text:span><text:span text:style-name="T16"> и равно 1) вычитается 1. Обнуление счетчика завершений приводит к прекращению моделирования. В этом случае другие блоки </text:span><text:span text:style-name="T22">TERMINATE</text:span><text:span text:style-name="T16"> в модели должны использоваться без операнда </text:span><text:span text:style-name="T29">А</text:span><text:span text:style-name="T16">.</text:span></text:p>
      <text:h text:style-name="P104" text:outline-level="3"><text:bookmark-start text:name="__RefHeading___Toc200344951"/>1.3.2. Блоки, описывающие действие транзакта по отношению к обслуживающему устройству<text:bookmark-end text:name="__RefHeading___Toc200344951"/></text:h>
      <text:p text:style-name="P42"><text:span text:style-name="T16">Блоки </text:span><text:span text:style-name="T23">SEIZE</text:span><text:span text:style-name="T30"> </text:span><text:span text:style-name="T16">и </text:span><text:span text:style-name="T23">RELEASE</text:span><text:span text:style-name="T30"> </text:span><text:span text:style-name="T16">предназначены соответственно для моделирования занятия свободных устройств и освобождения уже занятых. Одновременно одно устройство может обслуживать только одну заявку. Если устройство обслуживает заявку и в это время поступает еще одна заявка, то она может быть поставлена в очередь на обслуживание, либо направлена куда-нибудь в другое место, либо прервать обслуживание предшествующей заявки и занять обслуживающее устройство. После занятия устройства надо пропустить некоторое время, необходимое для обслуживания заявки. По истечению времени обслуживания устройство необходимо освободить.</text:span></text:p>
      <text:p text:style-name="P42"><text:span text:style-name="T16">Вход транзакта в блок </text:span><text:span text:style-name="T23">SEIZE</text:span><text:span text:style-name="T30"> </text:span><text:span text:style-name="T16">моделирует занятие устройства, вход транзакта в блок </text:span><text:span text:style-name="T23">RELEASE</text:span><text:span text:style-name="T30"> </text:span><text:span text:style-name="T16">моделирует освобождение устройства. Блоки </text:span><text:span text:style-name="T23">SEIZE</text:span><text:span text:style-name="T30"> </text:span><text:span text:style-name="T16">и </text:span><text:span text:style-name="T23">RELEASE</text:span><text:span text:style-name="T30"> </text:span><text:span text:style-name="T16">используют операнд </text:span><text:span text:style-name="T30">А</text:span><text:span text:style-name="T16">, который обозначает имя устройства. Имя устройства может содержать от трех до пяти алфавитно-цифровых символов, первые три символа должны быть буквы. Кроме символических имен для устройств разрешается задавать числовые имена, при этом числа должны быть положительными, целыми. Наибольший разрешенный номер зависит от объема памяти модели. Так, при использовании памяти, равной 64 Кбайт, для интерпретатора </text:span><text:span text:style-name="T19">G</text:span><text:span text:style-name="T20">PSS</text:span><text:span text:style-name="T30"> </text:span><text:span text:style-name="T16">наибольший разрешенный номер устройства равен 35.</text:span></text:p>
      <text:p text:style-name="P44"><text:span text:style-name="T16">Наличие устройств в модели не требует дополнительного описания , помимо его указания в качестве операнда </text:span><text:span text:style-name="T30">А </text:span><text:span text:style-name="T16">в блоке </text:span><text:span text:style-name="T23">SEIZE</text:span><text:span text:style-name="T16">. Использование блока </text:span><text:span text:style-name="T23">SEIZE</text:span><text:span text:style-name="T30"> </text:span><text:span text:style-name="T23">ARM</text:span><text:span text:style-name="T30"> </text:span><text:span text:style-name="T16">устанавливает наличие устройства </text:span><text:span text:style-name="T23">ARM</text:span><text:span text:style-name="T30"> </text:span><text:span text:style-name="T16">в модели.</text:span></text:p>
      <text:p text:style-name="P42"><text:span text:style-name="T16">По окончании моделирования об использованных устройствах собирается следующая статистика: доля времени, в течение которого соответствующие устройства обрабатывали заявки </text:span><text:span text:style-name="T17">(</text:span><text:span text:style-name="T23">TOTAL</text:span><text:span text:style-name="T30"> </text:span><text:span text:style-name="T23">TIME</text:span><text:span text:style-name="T30">, </text:span><text:span text:style-name="T23">UTIL</text:span><text:span text:style-name="T30">.</text:span><text:span text:style-name="T17">)</text:span><text:span text:style-name="T30">, </text:span><text:span text:style-name="T16">количество обслуженных заявок (</text:span><text:span text:style-name="T22">ENTRIES</text:span><text:span text:style-name="T17">)</text:span><text:span text:style-name="T16">, средняя продолжительность обслуживания одной заявки </text:span><text:span text:style-name="T17">(</text:span><text:span text:style-name="T23">AVERAGE</text:span><text:span text:style-name="T30"> </text:span><text:span text:style-name="T23">TIME</text:span><text:span text:style-name="T30">/</text:span><text:span text:style-name="T23">XACT</text:span><text:span text:style-name="T30">,</text:span><text:span text:style-name="T15"> </text:span><text:span text:style-name="T28">AVE. TIME</text:span><text:span text:style-name="T16">) и др.</text:span></text:p>
      <text:p text:style-name="P42"><text:span text:style-name="T16">Отметим также, что если устройство занято, и одновременно в блок </text:span><text:span text:style-name="T57">SEIZE</text:span><text:span text:style-name="T56">, </text:span><text:span text:style-name="T16">моделирующий момент занятия этого устройства, пытается войти другой транзакт, то блок </text:span><text:span text:style-name="T23">SEIZE</text:span><text:span text:style-name="T30"> </text:span><text:span text:style-name="T16">отказывает транзакту во входе. Транзакт ожидает разрешения войти в блок </text:span><text:span text:style-name="T23">SEIZE</text:span><text:span text:style-name="T30"> </text:span><text:span text:style-name="T16">в предшествующем блоке. Ожидающий транзакт сможет войти в </text:span><text:span text:style-name="T17">блок </text:span><text:span text:style-name="T23">SEIZE</text:span><text:span text:style-name="T30">, </text:span><text:span text:style-name="T16">т.е. имитировать занятие устройств, только после того, как транзакт, моделирующий обслуживаемую в устройстве заявку, пройдет через соответствующий блок </text:span><text:span text:style-name="T23">RELEASE</text:span><text:span text:style-name="T30">. </text:span><text:span text:style-name="T16">Если в процессе моделирования в блок </text:span><text:span text:style-name="T23">SEIZE</text:span><text:span text:style-name="T30"> </text:span><text:span text:style-name="T16">пытаются одновременно войти несколько транзактов, то в случае одинаковых приоритетов, первым блок </text:span><text:span text:style-name="T23">SEIZE</text:span><text:span text:style-name="T30"> </text:span><text:span text:style-name="T16">займет транзакт, который первым пришел на обслуживание (дисциплина </text:span><text:span text:style-name="T23">FIFO</text:span><text:span text:style-name="T17">)</text:span><text:span text:style-name="T16">. В случае разных приоритетов блок </text:span><text:span text:style-name="T23">SEIZE</text:span><text:span text:style-name="T30"> </text:span><text:span text:style-name="T16">первым займет транзакт с наибольшим приоритетом.</text:span></text:p>
      <text:p text:style-name="P42"><text:span text:style-name="T33">Блок </text:span><text:span text:style-name="T27">PRIORITY</text:span><text:span text:style-name="T30"> </text:span><text:span text:style-name="T16">позволяет изменять уровень приоритета транзактов в процессе моделирования. Первоначальный уровень приоритета транзакта задается операндом </text:span><text:span text:style-name="T30">Е </text:span><text:span text:style-name="T16">блока </text:span><text:span text:style-name="T23">GENERATE</text:span><text:span text:style-name="T30"> </text:span><text:span text:style-name="T16">при вводе транзакта в модель. Блок </text:span><text:soft-page-break/><text:span text:style-name="T23">PRIORITY</text:span><text:span text:style-name="T30"> </text:span><text:span text:style-name="T16">имеет операнд </text:span><text:span text:style-name="T30">А</text:span><text:span text:style-name="T17">,</text:span><text:span text:style-name="T30"> </text:span><text:span text:style-name="T16">который и определяет новый уровень приоритета попавшего в него транзакта.</text:span></text:p>
      <text:p text:style-name="P42"><text:span text:style-name="T35">Пример</text:span><text:span text:style-name="T16"> 7.<text:tab/></text:span><text:span text:style-name="T20">PRIORITY</text:span><text:span text:style-name="T30"> </text:span><text:span text:style-name="T17">20</text:span><text:span text:style-name="T30"> </text:span><text:span text:style-name="T37"></text:span><text:span text:style-name="T16"> после прохождения транзактом этого блока его уровень приоритета будет равен 20.</text:span></text:p>
      <text:p text:style-name="P42"><text:span text:style-name="T33">Блок </text:span><text:span text:style-name="T27">ADVANCE</text:span><text:span text:style-name="T16">. При рассмотрении блоков </text:span><text:span text:style-name="T23">SEIZE</text:span><text:span text:style-name="T30">, </text:span><text:span text:style-name="T23">RELEASE</text:span><text:span text:style-name="T30"> </text:span><text:span text:style-name="T16">отмечалось, что после занятия прибора необходимо пропустить некоторое время, требуемое для обслуживания заявки. В течение этого времени движение транзакта должно быть приостановлено. Для реализации задержки в </text:span><text:span text:style-name="T20">GPSS</text:span><text:span text:style-name="T30"> </text:span><text:span text:style-name="T16">используется блок </text:span><text:span text:style-name="T23">ADVANCE</text:span><text:span text:style-name="T30">. </text:span><text:span text:style-name="T16">Операнд </text:span><text:span text:style-name="T30">А </text:span><text:span text:style-name="T16">определяет среднюю величину задержки, операнд </text:span><text:span text:style-name="T22">B</text:span><text:span text:style-name="T16"> определяет половину поля допуска; задание распределений в блоке </text:span><text:span text:style-name="T23">ADVANCE</text:span><text:span text:style-name="T30">, </text:span><text:span text:style-name="T16">отличных от равномерного, будет рассмотрено при определении дискретных функций языка</text:span><text:span text:style-name="T17"> </text:span><text:span text:style-name="T20">GPSS</text:span><text:span text:style-name="T30">.</text:span></text:p>
      <text:p text:style-name="P42"><text:span text:style-name="T35">Пример</text:span><text:span text:style-name="T16"> 8.<text:tab/></text:span><text:span text:style-name="T20">ADVANCE</text:span><text:span text:style-name="T17"> </text:span><text:span text:style-name="T16">4 </text:span><text:span text:style-name="T37"></text:span><text:span text:style-name="T16"> операнд </text:span><text:span text:style-name="T30">В </text:span><text:span text:style-name="T16">по умолчанию равен 0. Таким образом, транзакт, попадающий в рассматриваемый блок, задерживается на 4 единицы времени.</text:span></text:p>
      <text:p text:style-name="P42"><text:span text:style-name="T16">В блоке </text:span><text:span text:style-name="T23">ADVANCE</text:span><text:span text:style-name="T30"> </text:span><text:span text:style-name="T16">одновременно может находиться произвольное число транзактов. Пребывание различных транзактов в блоке </text:span><text:span text:style-name="T23">ADVANCE</text:span><text:span text:style-name="T16"> не влияет друг на друга. Блок </text:span><text:span text:style-name="T23">ADVANCE</text:span><text:span text:style-name="T30"> </text:span><text:span text:style-name="T16">может использоваться без операндов </text:span><text:span text:style-name="T30">А </text:span><text:span text:style-name="T16">и </text:span><text:span text:style-name="T23">B</text:span><text:span text:style-name="T16">. В этом случае он используется в качестве фиктивного блока, не вызывая никакой задержки. При моделировании функционирования устройств часто используется связка блоков </text:span><text:span text:style-name="T23">SEIZE</text:span><text:span text:style-name="T30">, </text:span><text:span text:style-name="T23">ADVANCE</text:span><text:span text:style-name="T30">, </text:span><text:span text:style-name="T23">RELEASE</text:span><text:span text:style-name="T30">. </text:span><text:span text:style-name="T16">Однако использование блока </text:span><text:span text:style-name="T23">ADVANCE</text:span><text:span text:style-name="T30"> </text:span><text:span text:style-name="T16">не обязательно связано с использованием блоков </text:span><text:span text:style-name="T23">SEIZE</text:span><text:span text:style-name="T30"> </text:span><text:span text:style-name="T16">и </text:span><text:span text:style-name="T23">RELEASE</text:span><text:span text:style-name="T30">.</text:span></text:p>
      <text:p text:style-name="P42"><text:span text:style-name="T33">Блоки </text:span><text:span text:style-name="T27">QUEUE</text:span><text:span text:style-name="T32"> </text:span><text:span text:style-name="T33">и </text:span><text:span text:style-name="T27">DEPART</text:span><text:span text:style-name="T30"> </text:span><text:span text:style-name="T16">предназначены для автоматического сбора статистических данных, описывающих ожидание заявок в очереди. Операнд </text:span><text:span text:style-name="T30">А </text:span><text:span text:style-name="T16">блоков </text:span><text:span text:style-name="T23">QUEUE</text:span><text:span text:style-name="T30"> </text:span><text:span text:style-name="T17">и</text:span><text:span text:style-name="T30"> </text:span><text:span text:style-name="T23">DEPART</text:span><text:span text:style-name="T30"> </text:span><text:span text:style-name="T16">обозначает имя соответствующей очереди. Имена очередей назначаются в соответствии с теми же правилами, что и для устройств. Максимальное количество очередей при использовании памяти, равной 64 Кбайт, составляет 70. При входе в блок </text:span><text:span text:style-name="T23">QUEUE</text:span><text:span text:style-name="T30"> </text:span><text:span text:style-name="T16">транзакт становится элементом очереди, при входе в блок </text:span><text:span text:style-name="T23">DEPART</text:span><text:span text:style-name="T30"> </text:span><text:span text:style-name="T16">транзакт перестает быть элементом очереди. Необходимо помнить о том, что блоки </text:span><text:span text:style-name="T23">QUEUE</text:span><text:span text:style-name="T30"> </text:span><text:span text:style-name="T16">и </text:span><text:span text:style-name="T23">DEPART</text:span><text:span text:style-name="T30"> </text:span><text:span text:style-name="T16">предназначены только для сбора статистики об очередях, а не для обеспечения возможности ожидания обслуживания в очереди, и в тех случаях, когда такая статистика разработчику модели не нужна, указанные блоки использовать не следует.</text:span></text:p>
      <text:p text:style-name="P42"><text:span text:style-name="T16">По окончании моделирования об очередях распечатывается следующая статистика: максимальное содержимое очереди за время моделирования </text:span><text:span text:style-name="T17">(</text:span><text:span text:style-name="T23">MAXIMUM</text:span><text:span text:style-name="T30"> </text:span><text:span text:style-name="T23">CONTENTS</text:span><text:span text:style-name="T30">, </text:span><text:span text:style-name="T23">MAX</text:span><text:span text:style-name="T30">.</text:span><text:span text:style-name="T17">)</text:span><text:span text:style-name="T30">, </text:span><text:span text:style-name="T16">среднее значение содержимого очереди </text:span><text:span text:style-name="T17">(</text:span><text:span text:style-name="T23">AVERAGE</text:span><text:span text:style-name="T30"> </text:span><text:span text:style-name="T23">CONTENTS</text:span><text:span text:style-name="T30">, </text:span><text:span text:style-name="T23">AVE</text:span><text:span text:style-name="T30">. </text:span><text:span text:style-name="T23">CONT</text:span><text:span text:style-name="T30">.</text:span><text:span text:style-name="T17">)</text:span><text:span text:style-name="T30">, </text:span><text:span text:style-name="T16">общее число входов в очередь </text:span><text:span text:style-name="T17">(</text:span><text:span text:style-name="T23">TOTAL</text:span><text:span text:style-name="T30"> </text:span><text:span text:style-name="T23">ENTRIES</text:span><text:span text:style-name="T30">, </text:span><text:span text:style-name="T23">ENTRY</text:span><text:span text:style-name="T17">)</text:span><text:span text:style-name="T30">, </text:span><text:span text:style-name="T16">число входов в очередь без последующего ожидания (нулевые входы) </text:span><text:span text:style-name="T17">(</text:span><text:span text:style-name="T23">ZERO</text:span><text:span text:style-name="T30"> </text:span><text:span text:style-name="T23">ENTRIES</text:span><text:span text:style-name="T30">, </text:span><text:span text:style-name="T23">ENTRY</text:span><text:span text:style-name="T30">(0)</text:span><text:span text:style-name="T16">), процент нулевых входов от общего числа входов (</text:span><text:span text:style-name="T22">PERCENT</text:span><text:span text:style-name="T29"> </text:span><text:span text:style-name="T22">ZEROS</text:span><text:span text:style-name="T17">),</text:span><text:span text:style-name="T30"> </text:span><text:span text:style-name="T16">среднее время, проведенное в очереди с учетом нулевых входов (</text:span><text:span text:style-name="T23">AVERAGE</text:span><text:span text:style-name="T30"> </text:span><text:span text:style-name="T23">TIME</text:span><text:span text:style-name="T30">/</text:span><text:span text:style-name="T23">UNIT</text:span><text:span text:style-name="T30">, </text:span><text:span text:style-name="T23">AVE</text:span><text:span text:style-name="T30">.</text:span><text:span text:style-name="T23">TIME</text:span><text:span text:style-name="T17">)</text:span><text:span text:style-name="T30">, </text:span><text:span text:style-name="T16">среднее время, проведенное в очереди без учета нулевых входов (</text:span><text:span text:style-name="T29">$</text:span><text:span text:style-name="T23">AVERAGE</text:span><text:span text:style-name="T30"> </text:span><text:span text:style-name="T23">TIME</text:span><text:span text:style-name="T30">/</text:span><text:span text:style-name="T23">UNIT</text:span><text:span text:style-name="T30">,</text:span><text:span text:style-name="T17"> </text:span><text:span text:style-name="T23">AVE</text:span><text:span text:style-name="T30">.(-0)) </text:span><text:span text:style-name="T16">и т.п.</text:span></text:p>
      <text:h text:style-name="P104" text:outline-level="3"><text:bookmark-start text:name="__RefHeading___Toc200344952"/>1.3.3. Блоки, управляющие маршрутизацией транзактов<text:bookmark-end text:name="__RefHeading___Toc200344952"/></text:h>
      <text:p text:style-name="P42"><text:span text:style-name="T33">Блок </text:span><text:span text:style-name="T27">TRANSFER</text:span><text:span text:style-name="T30"> </text:span><text:span text:style-name="T16">используется для перехода транзактов в блок, отличный от последующего. Рассмотрим работу блока </text:span><text:span text:style-name="T23">TRANSFER</text:span><text:span text:style-name="T30"> </text:span><text:span text:style-name="T16">в режиме безусловной передачи и в режиме статистической передачи. В режиме безусловной передачи операнд </text:span><text:span text:style-name="T30">А </text:span><text:span text:style-name="T16">не используется, вместо него ставится "," (запятая). Операнд </text:span><text:span text:style-name="T30">В </text:span><text:span text:style-name="T16">определяет имя блока, которому передается управление.</text:span></text:p>
      <text:p text:style-name="P42"><text:span text:style-name="T35">Пример</text:span><text:span text:style-name="T16"> 9.<text:tab/></text:span><text:span text:style-name="T20">TRANSFER</text:span><text:span text:style-name="T17"> ,</text:span><text:span text:style-name="T16">СОМ </text:span><text:span text:style-name="T37"></text:span><text:span text:style-name="T16"> управление будет передано блоку с именем (меткой) СОМ.</text:span></text:p>
      <text:p text:style-name="P42"><text:span text:style-name="T16">В режиме статистической передачи в качестве операнда </text:span><text:span text:style-name="T30">А </text:span><text:span text:style-name="T16">задается вероятность, в соответствии с которой транзакт переходит к блоку, имя которого определено операндом </text:span><text:span text:style-name="T30">С</text:span><text:span text:style-name="T16">. В остальных случаях транзакт переходит к блоку, имя которого указано в операнде </text:span><text:span text:style-name="T23">B</text:span><text:span text:style-name="T55">. </text:span><text:span text:style-name="T16">На 19 позиции в режиме статистической передачи всегда должна стоять "." (точка).</text:span></text:p>
      <text:p text:style-name="P42"><text:span text:style-name="T35">Пример</text:span><text:span text:style-name="T16"> 10</text:span><text:span text:style-name="T30">.<text:tab/></text:span><text:span text:style-name="T20">TRANSFER</text:span><text:span text:style-name="T16"> .6,СОМ1,СОМ2 </text:span><text:span text:style-name="T37"></text:span><text:span text:style-name="T16"> с вероятностью 0,6 транзакт переходит к блоку (пытается войти в блок) с именем СОМ2, и с вероятностью 1 – 0,6 = 0,4 транзакт переходит к блоку (пытается войти в блок) с именем СОМ1.</text:span></text:p>
      <text:p text:style-name="P42"><text:span text:style-name="T33">Сохраняемые величины. Блок </text:span><text:span text:style-name="T27">SAVEVALUE</text:span><text:span text:style-name="T30">. </text:span><text:span text:style-name="T16">Сохраняемые величины существуют на протяжении всего времени моделирования. Они позволяют транзактам обмениваться данными. Начальные значения сохраняемых величин могут быть назначены до начала моделирования, а в процессе моделирования их можно изменять. К сохраняемым величинам можно обращаться из любой точки модели в процессе моделирования. В </text:span><text:span text:style-name="T20">GPSS</text:span><text:span text:style-name="T30"> </text:span><text:span text:style-name="T16">они являются стандартными числовыми атрибутами. Стандартные числовые атрибуты </text:span><text:span text:style-name="T37"></text:span><text:span text:style-name="T16"> это набор данных, доступных в процессе моделирования. Имя стандартного числового атрибута состоит из двух частей. Первая часть указывает групповое имя и одновременно определяет тип элемента (т.е. устройство, сохраняемая величина и т.п.). Вторая часть определяет конкретный элемент группы (т.е. конкретное устройство или конкретную сохраняемую величину и т.п.) и записывается числовым или символическим именем. Если используется символическое имя, то между групповым именем и символическим записывается знак $, в противном случае групповое имя и числовое записываются подряд.</text:span></text:p>
      <text:p text:style-name="P44"><text:span text:style-name="T16">Каждой сохраняемой величине необходимо дать символическое или числовое имя. Различают полусловные и полнословные сохраняемые величины. Полусловные сохраняемые величины могут изменяться от –32768 до +32767, а полнословные от –2147483648 до +214748347. При объеме памяти 64 Кбайт максимальное число полусловных величин равно 50, а полнословных величин равно 100. Сохраняемые величины являются целыми числами. В </text:span><text:span text:style-name="T20">GPSS</text:span><text:span text:style-name="T30"> </text:span><text:span text:style-name="T16">принято, что групповое имя полусловных сохраняемых величин обозначается </text:span><text:span text:style-name="T22">XH</text:span><text:span text:style-name="T16">, а полнословных </text:span><text:span text:style-name="T37"></text:span><text:span text:style-name="T16"> обозначается </text:span><text:span text:style-name="T23">X</text:span><text:span text:style-name="T30">.</text:span></text:p>
      <text:p text:style-name="P46"><text:span text:style-name="T35">Пример </text:span><text:span text:style-name="T16">11.<text:tab/></text:span><text:span text:style-name="T19">X</text:span><text:span text:style-name="T16">$</text:span><text:span text:style-name="T19">DATA</text:span><text:span text:style-name="T30"> </text:span><text:span text:style-name="T38"></text:span><text:span text:style-name="T17"> </text:span><text:span text:style-name="T16">полнословная сохраняемая величина имеет символическое имя </text:span><text:span text:style-name="T22">DATA</text:span><text:span text:style-name="T30">.</text:span></text:p>
      <text:p text:style-name="P51"><text:span text:style-name="T17">ХН3</text:span><text:span text:style-name="T30"> </text:span><text:span text:style-name="T38"></text:span><text:span text:style-name="T16"> полусловная сохраняемая величина имеет числовое имя, равное 3.</text:span></text:p>
      <text:p text:style-name="P34"><text:soft-page-break/>В конце моделирования автоматически распечатываются ненулевые значения сохраняемых величин.</text:p>
      <text:p text:style-name="P42"><text:span text:style-name="T16">Значение сохраняемой величины в процессе моделирования можно изменить с помощью </text:span><text:span text:style-name="T17">блока </text:span><text:span text:style-name="T23">SAVEVALUE</text:span><text:span text:style-name="T30">. </text:span><text:span text:style-name="T16">Операнд </text:span><text:span text:style-name="T30">А </text:span><text:span text:style-name="T16">определяет символическое или числовое имя изменяемой сохраняемой величины; операнд </text:span><text:span text:style-name="T30">В </text:span><text:span text:style-name="T16">определяет новое значение сохраняемой величины. Операнд </text:span><text:span text:style-name="T30">С </text:span><text:span text:style-name="T16">предназначен для указания типа сохраняемой величины. Буква </text:span><text:span text:style-name="T30">Н </text:span><text:span text:style-name="T17">ис</text:span><text:span text:style-name="T16">пользуется для определения полусловных сохраняемых величин. По умолчанию тип сохраняемой величины </text:span><text:span text:style-name="T38"></text:span><text:span text:style-name="T16"> полнословный.</text:span></text:p>
      <text:p text:style-name="P42"><text:span text:style-name="T35">Пример</text:span><text:span text:style-name="T16"> 12.<text:tab/></text:span><text:span text:style-name="T20">SAVEVALUE</text:span><text:span text:style-name="T17"> </text:span><text:span text:style-name="T20">DATA</text:span><text:span text:style-name="T17">,20</text:span><text:span text:style-name="T30"> </text:span><text:span text:style-name="T38"></text:span><text:span text:style-name="T16"> полнословной сохраняемой величине с символическим именем </text:span><text:span text:style-name="T23">DATA</text:span><text:span text:style-name="T30"> </text:span><text:span text:style-name="T16">присваивается значение, равное 20.</text:span></text:p>
      <text:p text:style-name="P42"><text:span text:style-name="T17">Блок</text:span><text:span text:style-name="T30"> </text:span><text:span text:style-name="T23">SAVEVALUE</text:span><text:span text:style-name="T30"> </text:span><text:span text:style-name="T17">может</text:span><text:span text:style-name="T30"> </text:span><text:span text:style-name="T16">работать в режиме приращения и</text:span><text:span text:style-name="T30"> </text:span><text:span text:style-name="T16">уменьшения. В режиме приращения значение операнда </text:span><text:span text:style-name="T22">B</text:span><text:span text:style-name="T16"> прибавляется к значению сохраняемой величины, определенной операндом </text:span><text:span text:style-name="T30">А.</text:span><text:span text:style-name="T16"> В режиме вычитания значение операнда </text:span><text:span text:style-name="T22">B</text:span><text:span text:style-name="T16"> вычитается из значения сохраняемой величины, определенной операндом </text:span><text:span text:style-name="T30">А </text:span><text:span text:style-name="T16">. Режимы приращения и вычитания задаются с помощью знаков соответственно + или – между</text:span><text:span text:style-name="T53"> </text:span><text:span text:style-name="T16">операндом </text:span><text:span text:style-name="T30">А </text:span><text:span text:style-name="T16">и операндом </text:span><text:span text:style-name="T22">B</text:span><text:span text:style-name="T16"> до запятой, разделяющей эти операнды.</text:span></text:p>
      <text:p text:style-name="P42"><text:span text:style-name="T35">Пример</text:span><text:span text:style-name="T16"> 13.<text:tab/></text:span><text:span text:style-name="T20">SAVEVALUE</text:span><text:span text:style-name="T30"> </text:span><text:span text:style-name="T20">DATA</text:span><text:span text:style-name="T17">+,1</text:span><text:span text:style-name="T30"> </text:span><text:span text:style-name="T16">к значению полнословной сохраняемой величины с символическим именем </text:span><text:span text:style-name="T23">DATA</text:span><text:span text:style-name="T30"> </text:span><text:span text:style-name="T16">прибавится 1.</text:span></text:p>
      <text:p text:style-name="P42"><text:span text:style-name="T33">Параметры транзактов. Блок </text:span><text:span text:style-name="T27">ASSIGN</text:span><text:span text:style-name="T30">. </text:span><text:span text:style-name="T16">Параметры транзакта </text:span><text:span text:style-name="T38"></text:span><text:span text:style-name="T16"> это стандартные числовые атрибуты, принадлежащие транзакту. Каждый транзакт может иметь до 100 параметров. Групповое имя параметров транзакта как стандартного числового атрибута обозначается символом </text:span><text:span text:style-name="T30">Р</text:span><text:span text:style-name="T16">. Числовое имя (вторая часть стандартного числового атрибута) может принимать значения от 1 до 100.</text:span></text:p>
      <text:p text:style-name="P42"><text:span text:style-name="T35">Пример</text:span><text:span text:style-name="T16"> 14.<text:tab/></text:span><text:span text:style-name="T19">P</text:span><text:span text:style-name="T16">22 </text:span><text:span text:style-name="T38"></text:span><text:span text:style-name="T16"> ссылка производится на 22-й параметр транзакта. Количество параметров задается при генерации транзактов операндом </text:span><text:span text:style-name="T22">F</text:span><text:span text:style-name="T30"> </text:span><text:span text:style-name="T16">блока </text:span><text:span text:style-name="T23">GENERATE</text:span><text:span text:style-name="T30">. </text:span><text:span text:style-name="T16">По умолчанию количество параметров транзакта равно 12.</text:span></text:p>
      <text:p text:style-name="P42"><text:span text:style-name="T16">Значениями параметров транзакта могут быть целые числа </text:span><text:span text:style-name="T19">c</text:span><text:span text:style-name="T16">о знаками плюс или минус. Максимальное значение определяется типом параметров, который указывается при генерации транзакта в параметре </text:span><text:span text:style-name="T22">G</text:span><text:span text:style-name="T30"> </text:span><text:span text:style-name="T16">блока </text:span><text:span text:style-name="T23">GENERATE</text:span><text:span text:style-name="T30">. </text:span><text:span text:style-name="T16">По умолчанию тип параметров </text:span><text:span text:style-name="T38"></text:span><text:span text:style-name="T16"> полусловный (диапазон изменения значений параметров транзакта равен ±32767). Для задания полнословного типа (диапазон изменения значений параметров транзакта равен ±241748347) необходимо использовать символ </text:span><text:span text:style-name="T23">F</text:span><text:span text:style-name="T30"> </text:span><text:span text:style-name="T16">. Первоначальное значение всех параметров равно 0. Параметры транзакта можно использовать в качестве операндов блоков модели (см. пример </text:span><text:span text:style-name="T17">№</text:span><text:span text:style-name="T30"> </text:span><text:span text:style-name="T16">15).</text:span></text:p>
      <text:p text:style-name="P42"><text:span text:style-name="T16">При моделировании транзакты проходят через блоки модели. Если в качестве операндов блока используются параметры транзакта, то выбираются значения параметров того транзакта, который проходит через данный блок модели. В процессе моделирования параметрам транзакта можно присваивать различные значения с помощью блока </text:span><text:span text:style-name="T23">ASSIGN</text:span><text:span text:style-name="T30">, </text:span><text:span text:style-name="T16">Параметр </text:span><text:span text:style-name="T30">А </text:span><text:span text:style-name="T16">блока </text:span><text:span text:style-name="T23">ASSIGN</text:span><text:span text:style-name="T16"> определяет номер параметра транзакта, которому присваивается значение, соответствующее операнду.</text:span></text:p>
      <text:p text:style-name="P42"><text:soft-page-break/><text:span text:style-name="T35">Пример</text:span><text:span text:style-name="T16"> 15.<text:tab/></text:span><text:span text:style-name="T20">ASSIGN</text:span><text:span text:style-name="T17"> 6,8.</text:span><text:span text:style-name="T30"> </text:span><text:span text:style-name="T16">6-му параметру присваивается значение, равное 8.</text:span></text:p>
      <text:p text:style-name="P42"><text:span text:style-name="T16">Блок </text:span><text:span text:style-name="T23">ASSIGN</text:span><text:span text:style-name="T16"> может работать в режиме приращения и уменьшения. В режиме приращения значение параметра, номер которого задан в операнде </text:span><text:span text:style-name="T30">А</text:span><text:span text:style-name="T16">, увеличивается на величину, заданную операндом </text:span><text:span text:style-name="T22">B</text:span><text:span text:style-name="T16">. В режиме уменьшения значение параметра, номер которого задан в операнде </text:span><text:span text:style-name="T30">А</text:span><text:span text:style-name="T16">, уменьшается на величину, заданную операндом</text:span><text:span text:style-name="T30">. </text:span><text:span text:style-name="T16">Для обозначения режимов приращения и уменьшения используются соответственно знаки + и –, стоящие между операндом </text:span><text:span text:style-name="T30">А </text:span><text:span text:style-name="T16">и операндом </text:span><text:span text:style-name="T22">B</text:span><text:span text:style-name="T16"> до запятой, разделяющей эти операнды.</text:span></text:p>
      <text:p text:style-name="P42"><text:span text:style-name="T35">Пример</text:span><text:span text:style-name="T16"> 16.<text:tab/></text:span><text:span text:style-name="T20">ASSIGN</text:span><text:span text:style-name="T17"> 8</text:span><text:span text:style-name="T16">+,5 </text:span><text:span text:style-name="T37"></text:span><text:span text:style-name="T16"> содержимое 8 параметра увеличится на значение, равное 5.</text:span></text:p>
      <text:p text:style-name="P42"><text:span text:style-name="T33">Блок </text:span><text:span text:style-name="T27">TEST</text:span><text:span text:style-name="T30"> </text:span><text:span text:style-name="T16">может использоваться либо в режиме отказа, либо в режиме условного перехода. Ниже рассматривается работа блока </text:span><text:span text:style-name="T57">TEST</text:span><text:span text:style-name="T58"> в </text:span><text:span text:style-name="T16">режиме условного перехода. В поле операции, начиная с 8 позиции, записывается служебное слово </text:span><text:span text:style-name="T20">GPSS</text:span><text:span text:style-name="T30"> </text:span><text:span text:style-name="T23">TEST</text:span><text:span text:style-name="T30"> </text:span><text:span text:style-name="T17">и</text:span><text:span text:style-name="T30"> </text:span><text:span text:style-name="T16">через пробел вспомогательная операция. В качестве вспомогательной операции могут использоваться символы </text:span><text:span text:style-name="T22">G</text:span><text:span text:style-name="T29">, </text:span><text:span text:style-name="T22">GE</text:span><text:span text:style-name="T29">, </text:span><text:span text:style-name="T22">E</text:span><text:span text:style-name="T29">, </text:span><text:span text:style-name="T22">NE</text:span><text:span text:style-name="T29">, </text:span><text:span text:style-name="T22">L</text:span><text:span text:style-name="T29">, </text:span><text:span text:style-name="T22">LE</text:span><text:span text:style-name="T30">, </text:span><text:span text:style-name="T16">означающие соответственно </text:span><text:span text:style-name="T17">&gt;,</text:span><text:span text:style-name="T30"> </text:span><text:span text:style-name="T29">≥</text:span><text:span text:style-name="T16">, =, ≠, </text:span><text:span text:style-name="T17">&lt;,</text:span><text:span text:style-name="T16"> ≤</text:span><text:span text:style-name="T30">. </text:span><text:span text:style-name="T16">В качестве операндов </text:span><text:span text:style-name="T30">А </text:span><text:span text:style-name="T16">и </text:span><text:span text:style-name="T22">B</text:span><text:span text:style-name="T30"> </text:span><text:span text:style-name="T16">используются сравниваемые величины. Операнд </text:span><text:span text:style-name="T30">С </text:span><text:span text:style-name="T16">определяет имя блока (метку), к которому должен перейти транзакт в случае невыполнения условия. При выполнении условия транзакт переходит к следующему блоку.</text:span></text:p>
      <text:p text:style-name="P42"><text:span text:style-name="T35">Пример</text:span><text:span text:style-name="T16"> 1</text:span><text:span text:style-name="T19">7</text:span><text:span text:style-name="T30">.<text:tab/></text:span><text:span text:style-name="T20">TEST</text:span><text:span text:style-name="T17"> </text:span><text:span text:style-name="T20">GE</text:span><text:span text:style-name="T17"> </text:span><text:span text:style-name="T20">P</text:span><text:span text:style-name="T17">2,</text:span><text:span text:style-name="T20">X</text:span><text:span text:style-name="T17">3,</text:span><text:span text:style-name="T20">MET</text:span><text:span text:style-name="T17"> </text:span><text:span text:style-name="T38"></text:span><text:span text:style-name="T30"> </text:span><text:span text:style-name="T16">если значение 2-го параметра больше или равно 3-й сохраняемой величине, то транзакт переходит к следующему блоку. В противном случае, транзакт перейдет к блоку с именем МЕТ.</text:span></text:p>
      <text:h text:style-name="P102" text:outline-level="3"><text:bookmark-start text:name="__RefHeading___Toc200344953"/>1.3.4. Вспомогательные блоки<text:bookmark-end text:name="__RefHeading___Toc200344953"/></text:h>
      <text:p text:style-name="P42"><draw:g text:anchor-type="char" draw:z-index="287" draw:name="Фигура2" draw:style-name="gr1"><draw:rect draw:style-name="gr2" draw:text-style-name="P121" svg:width="8.256cm" svg:height="6.986cm" svg:x="8.255cm" svg:y="2.586cm"><text:p/></draw:rect><draw:line draw:style-name="gr3" draw:text-style-name="P121" svg:x1="8.587cm" svg:y1="7.368cm" svg:x2="15.89cm" svg:y2="7.364cm"><text:p/></draw:line><draw:line draw:style-name="gr3" draw:text-style-name="P121" svg:x1="8.904cm" svg:y1="7.682cm" svg:x2="8.906cm" svg:y2="3.237cm"><text:p/></draw:line><draw:custom-shape draw:style-name="gr4" draw:text-style-name="P122" svg:width="5.714cm" svg:height="2.86cm" svg:x="8.904cm" svg:y="4.507cm"><text:p/><draw:enhanced-geometry svg:viewBox="0 0 3240 1800" draw:type="non-primitive" draw:enhanced-path="M 0 1800 C 210 1800 420 1800 540 1620 660 1440 630 960 720 720 810 480 930 300 1080 180 1230 60 1440 0 1620 0 1800 0 1980 60 2160 180 2340 300 2520 450 2700 720 2880 990 3150 1620 3240 1800 N"/></draw:custom-shape><draw:custom-shape draw:style-name="gr5" draw:text-style-name="P122" svg:width="0.318cm" svg:height="1.59cm" svg:x="9.857cm" svg:y="5.777cm"><text:p/><draw:enhanced-geometry svg:viewBox="0 0 21600 21600" draw:glue-points="10800 0 0 10800 10800 21600 21600 10800" draw:type="flowchart-process" draw:enhanced-path="M 0 0 L 21600 0 21600 21600 0 21600 0 0 Z N"/></draw:custom-shape><draw:custom-shape draw:style-name="gr6" draw:text-style-name="P122" svg:width="0.318cm" svg:height="2.225cm" svg:x="10.174cm" svg:y="5.142cm"><text:p/><draw:enhanced-geometry svg:viewBox="0 0 21600 21600" draw:glue-points="10800 0 0 10800 10800 21600 21600 10800" draw:type="flowchart-process" draw:enhanced-path="M 0 0 L 21600 0 21600 21600 0 21600 0 0 Z N"/></draw:custom-shape><draw:custom-shape draw:style-name="gr7" draw:text-style-name="P122" svg:width="0.636cm" svg:height="2.543cm" svg:x="10.492cm" svg:y="4.824cm"><text:p/><draw:enhanced-geometry svg:viewBox="0 0 21600 21600" draw:glue-points="10800 0 0 10800 10800 21600 21600 10800" draw:type="flowchart-process" draw:enhanced-path="M 0 0 L 21600 0 21600 21600 0 21600 0 0 Z N"/></draw:custom-shape><draw:custom-shape draw:style-name="gr8" draw:text-style-name="P122" svg:width="0.318cm" svg:height="0.32cm" svg:x="9.539cm" svg:y="7.047cm"><text:p/><draw:enhanced-geometry svg:viewBox="0 0 21600 21600" draw:glue-points="10800 0 0 10800 10800 21600 21600 10800" draw:type="flowchart-process" draw:enhanced-path="M 0 0 L 21600 0 21600 21600 0 21600 0 0 Z N"/></draw:custom-shape><draw:custom-shape draw:style-name="gr9" draw:text-style-name="P122" svg:width="1.271cm" svg:height="2.86cm" svg:x="11.127cm" svg:y="4.507cm"><text:p/><draw:enhanced-geometry svg:viewBox="0 0 21600 21600" draw:glue-points="10800 0 0 10800 10800 21600 21600 10800" draw:type="flowchart-process" draw:enhanced-path="M 0 0 L 21600 0 21600 21600 0 21600 0 0 Z N"/></draw:custom-shape><draw:custom-shape draw:style-name="gr7" draw:text-style-name="P122" svg:width="0.636cm" svg:height="2.543cm" svg:x="12.397cm" svg:y="4.824cm"><text:p/><draw:enhanced-geometry svg:viewBox="0 0 21600 21600" draw:glue-points="10800 0 0 10800 10800 21600 21600 10800" draw:type="flowchart-process" draw:enhanced-path="M 0 0 L 21600 0 21600 21600 0 21600 0 0 Z N"/></draw:custom-shape><draw:custom-shape draw:style-name="gr10" draw:text-style-name="P122" svg:width="0.636cm" svg:height="2.223cm" svg:x="13.032cm" svg:y="5.142cm"><text:p/><draw:enhanced-geometry svg:viewBox="0 0 21600 21600" draw:glue-points="10800 0 0 10800 10800 21600 21600 10800" draw:type="flowchart-process" draw:enhanced-path="M 0 0 L 21600 0 21600 21600 0 21600 0 0 Z N"/></draw:custom-shape><draw:custom-shape draw:style-name="gr11" draw:text-style-name="P122" svg:width="0.318cm" svg:height="1.588cm" svg:x="13.667cm" svg:y="5.777cm"><text:p/><draw:enhanced-geometry svg:viewBox="0 0 21600 21600" draw:glue-points="10800 0 0 10800 10800 21600 21600 10800" draw:type="flowchart-process" draw:enhanced-path="M 0 0 L 21600 0 21600 21600 0 21600 0 0 Z N"/></draw:custom-shape><draw:custom-shape draw:style-name="gr12" draw:text-style-name="P122" svg:width="0.318cm" svg:height="0.953cm" svg:x="13.984cm" svg:y="6.412cm"><text:p/><draw:enhanced-geometry svg:viewBox="0 0 21600 21600" draw:glue-points="10800 0 0 10800 10800 21600 21600 10800" draw:type="flowchart-process" draw:enhanced-path="M 0 0 L 21600 0 21600 21600 0 21600 0 0 Z N"/></draw:custom-shape><draw:custom-shape draw:style-name="gr8" draw:text-style-name="P122" svg:width="0.318cm" svg:height="0.318cm" svg:x="14.302cm" svg:y="7.047cm"><text:p/><draw:enhanced-geometry svg:viewBox="0 0 21600 21600" draw:glue-points="10800 0 0 10800 10800 21600 21600 10800" draw:type="flowchart-process" draw:enhanced-path="M 0 0 L 21600 0 21600 21600 0 21600 0 0 Z N"/></draw:custom-shape><draw:frame draw:style-name="gr13" draw:text-style-name="P122" svg:width="0.953cm" svg:height="0.636cm" svg:x="15.254cm" svg:y="7.364cm"><draw:text-box><text:p text:style-name="P123"><text:span text:style-name="T93">Р</text:span></text:p></draw:text-box></draw:frame><draw:frame draw:style-name="gr13" draw:text-style-name="P122" svg:width="7.317cm" svg:height="0.636cm" svg:x="8.255cm" svg:y="7.364cm"><draw:text-box><text:p text:style-name="P123"><text:span text:style-name="T94">0 <text:s text:c="8"/>Р</text:span><text:span text:style-name="T95">1</text:span><text:span text:style-name="T94"> Р</text:span><text:span text:style-name="T95">2</text:span><text:span text:style-name="T94"> Р</text:span><text:span text:style-name="T95">3</text:span><text:span text:style-name="T94"> Р</text:span><text:span text:style-name="T95">4</text:span><text:span text:style-name="T94"> <text:s text:c="3"/>Р</text:span><text:span text:style-name="T95">5 <text:s text:c="13"/></text:span><text:span text:style-name="T94"><text:s text:c="3"/>Р</text:span><text:span text:style-name="T95">6</text:span><text:span text:style-name="T94"> <text:s text:c="3"/>Р</text:span><text:span text:style-name="T95">7</text:span><text:span text:style-name="T94"> <text:s text:c="3"/>Р</text:span><text:span text:style-name="T95">8</text:span><text:span text:style-name="T94"> Р</text:span><text:span text:style-name="T95">9</text:span><text:span text:style-name="T94"> Р</text:span><text:span text:style-name="T95">10</text:span><text:span text:style-name="T96"> 1</text:span></text:p><text:p text:style-name="P123"><text:span text:style-name="T95"/></text:p><text:p text:style-name="P123"><text:span text:style-name="T97"/></text:p><text:p text:style-name="P123"><text:span text:style-name="T97"/></text:p><text:p text:style-name="P123"><text:span text:style-name="T97"/></text:p><text:p text:style-name="P123"><text:span text:style-name="T97"/></text:p><text:p text:style-name="P123"><text:span text:style-name="T97"/></text:p><text:p text:style-name="P123"><text:span text:style-name="T97"/></text:p><text:p text:style-name="P123"><text:span text:style-name="T97"/></text:p><text:p text:style-name="P123"><text:span text:style-name="T97"/></text:p><text:p text:style-name="P123"><text:span text:style-name="T97"/></text:p></draw:text-box></draw:frame><draw:frame draw:style-name="gr13" draw:text-style-name="P122" svg:width="1.588cm" svg:height="0.953cm" svg:x="8.904cm" svg:y="3.237cm"><draw:text-box><text:p text:style-name="P123"><text:span text:style-name="T98">FN, f</text:span></text:p></draw:text-box></draw:frame><draw:frame draw:style-name="gr13" draw:text-style-name="P121" svg:width="3.176cm" svg:height="0.953cm" svg:x="10.795cm" svg:y="8.301cm"><draw:text-box><text:p text:style-name="P124"><text:span text:style-name="T93">Рис. 3</text:span></text:p></draw:text-box></draw:frame></draw:g><text:span text:style-name="T33">Задание функций</text:span><text:span text:style-name="T59"> </text:span><text:span text:style-name="T33">распределения. Оператор </text:span><text:span text:style-name="T26">FUNCTION</text:span><text:span text:style-name="T30">. </text:span><text:span text:style-name="T17">Ф</text:span><text:span text:style-name="T16">ункции </text:span><text:span text:style-name="T23">f</text:span><text:span text:style-name="T16"> распределения</text:span><text:span text:style-name="T53">, </text:span><text:span text:style-name="T16">отличного от равномерного, задаются в </text:span><text:span text:style-name="T20">GPSS</text:span><text:span text:style-name="T17"> в</text:span><text:span text:style-name="T30"> </text:span><text:span text:style-name="T16">виде их кусочно-постоянной аппроксимации, как это показано на рис. 3. Здесь на оси абсцисс отложены значения случайной величины </text:span><text:span text:style-name="T22">P</text:span><text:span text:style-name="T16">, равномерно распределенной на интервале </text:span><text:span text:style-name="T17">[0,1]</text:span><text:span text:style-name="T16">, используемой в качестве аргумента для аппроксимирующей функции. Значения </text:span><text:span text:style-name="T30">Р</text:span><text:span text:style-name="T44">1</text:span><text:span text:style-name="T30">, </text:span><text:span text:style-name="T23">P</text:span><text:span text:style-name="T44">2</text:span><text:span text:style-name="T30">,…,</text:span><text:span text:style-name="T23">P</text:span><text:span text:style-name="T46">i</text:span><text:span text:style-name="T30">,…, 1 </text:span><text:span text:style-name="T39"></text:span><text:span text:style-name="T16"> суть правые границы участков кусочно-постоянной аппроксимации исходной функции </text:span><text:span text:style-name="T23">f</text:span><text:span text:style-name="T16">. Количество правых границ точно соответствует числу участков аппроксимации, а следовательно, и значений аппроксимирующей функции. Для задания аппроксимирующих значений используется оператор </text:span><text:span text:style-name="T22">FUNCTION</text:span><text:span text:style-name="T30">. </text:span><text:span text:style-name="T16">Функции </text:span><text:span text:style-name="T20">GPSS</text:span><text:span text:style-name="T30"> </text:span><text:span text:style-name="T16">являются стандартными числовыми атрибутами с групповым именем </text:span><text:span text:style-name="T22">FN</text:span><text:span text:style-name="T29">.</text:span><text:span text:style-name="T30"> </text:span><text:span text:style-name="T16">Функции могут иметь имена как символические, так и числовые. Символические имена могут состоять не более, чем из 5 </text:span><text:soft-page-break/><text:span text:style-name="T16">символов, причем первые три символа должны быть алфавитными. Имена функций задаются в</text:span><text:span text:style-name="T53"> </text:span><text:span text:style-name="T16">позициях 2÷6. В поле операции, начиная с</text:span><text:span text:style-name="T53"> </text:span><text:span text:style-name="T16">позиции 9, записывается служебное слово</text:span><text:span text:style-name="T29"> </text:span><text:span text:style-name="T22">FUNCTION</text:span><text:span text:style-name="T29">.</text:span><text:span text:style-name="T30"> </text:span><text:span text:style-name="T16">В поле операндов задается номер генератора случайных чисел, позволяющего получить равномерно распределенные числа в интервале от 0 до 1 и число значений, которые может принимать случайная переменная. Операнд </text:span><text:span text:style-name="T30">А</text:span><text:span text:style-name="T55"> </text:span><text:span text:style-name="T17">оператора</text:span><text:span text:style-name="T30"> </text:span><text:span text:style-name="T22">FUNCTION</text:span><text:span text:style-name="T16"> записывается в виде </text:span><text:span text:style-name="T23">RN</text:span><text:span text:style-name="T46">j</text:span><text:span text:style-name="T30">; </text:span><text:span text:style-name="T16">где </text:span><text:span text:style-name="T23">j</text:span><text:span text:style-name="T30"> = </text:span><text:span text:style-name="T16">1…8 </text:span><text:span text:style-name="T37"></text:span><text:span text:style-name="T16"> номер генератора случайных чисел. При моделировании можно попользовать любой из восьми генераторов случайных чисел. Операнд </text:span><text:span text:style-name="T23">B</text:span><text:span text:style-name="T30"> </text:span><text:span text:style-name="T17">с</text:span><text:span text:style-name="T16">остоит из символа </text:span><text:span text:style-name="T23">D</text:span><text:span text:style-name="T30"> </text:span><text:span text:style-name="T16">и числа значений, которые может получить случайная переменная.</text:span><text:span text:style-name="T53"> </text:span><text:span text:style-name="T16">В следующей записи, начиная с первой</text:span><text:span text:style-name="T53"> </text:span><text:span text:style-name="T16">позиции, задается кусочно-постоянная аппроксимация функции </text:span><text:span text:style-name="T23">f</text:span><text:span text:style-name="T30"> </text:span><text:span text:style-name="T16">в виде последовательности пар чисел. В каждой паре на первом месте задается аргумент, в качестве которого здесь принимается правая граница интервала аппроксимации (</text:span><text:span text:style-name="T23">P</text:span><text:span text:style-name="T46">i</text:span><text:span text:style-name="T16">) и затем отделенное от него запятой соответствующее числовое значение аппроксимирующей функции. Пары значений отделяются друг от друга символом / (косой чертой) и должны располагаться в порядке возрастания значений аргумента </text:span><text:span text:style-name="T23">P</text:span><text:span text:style-name="T46">i</text:span><text:span text:style-name="T16">.</text:span></text:p>
      <text:p text:style-name="P42"><text:span text:style-name="T35">Пример</text:span><text:span text:style-name="T16"> 18.<text:tab/>Случайная величина принимает значение 4 с вероятностью </text:span><text:span text:style-name="T23">P</text:span><text:span text:style-name="T44">1</text:span><text:span text:style-name="T30"> </text:span><text:span text:style-name="T16">= 0,2, значение 8 с вероятностью </text:span><text:span text:style-name="T30">Р</text:span><text:span text:style-name="T44">2</text:span><text:span text:style-name="T30"> = </text:span><text:span text:style-name="T16">0,5 и значение 5 с вероятностью </text:span><text:span text:style-name="T30">Р</text:span><text:span text:style-name="T44">3</text:span><text:span text:style-name="T30"> </text:span><text:span text:style-name="T16">= 0,3. Определить соответствующую функцию на языке </text:span><text:span text:style-name="T20">GPSS</text:span><text:span text:style-name="T30">:</text:span></text:p>
      <text:p text:style-name="P42"><text:span text:style-name="T20">VER</text:span><text:span text:style-name="T17"> <text:s/></text:span><text:span text:style-name="T19">FUNCTION</text:span><text:span text:style-name="T17"> <text:s/></text:span><text:span text:style-name="T20">RN</text:span><text:span text:style-name="T17">4,</text:span><text:span text:style-name="T20">D</text:span><text:span text:style-name="T17">3</text:span></text:p>
      <text:p text:style-name="P42"><text:span text:style-name="T54">.</text:span><text:span text:style-name="T17">2,4/</text:span><text:span text:style-name="T54">.</text:span><text:span text:style-name="T17">7,8/1,5</text:span></text:p>
      <text:p text:style-name="P31"/>
      <text:p text:style-name="P31"/>
      <text:p text:style-name="P40"><draw:g text:anchor-type="as-char" svg:y="0cm" draw:z-index="1" draw:name="Фигура3" draw:style-name="gr35"><draw:rect draw:style-name="gr2" draw:text-style-name="P121" svg:width="12.701cm" svg:height="6.986cm" svg:x="0cm" svg:y="0cm"><text:p/></draw:rect><draw:line draw:style-name="gr3" draw:text-style-name="P121" svg:x1="0.318cm" svg:y1="4.447cm" svg:x2="5.4cm" svg:y2="4.449cm"><text:p/></draw:line><draw:line draw:style-name="gr3" draw:text-style-name="P121" svg:x1="7.303cm" svg:y1="4.447cm" svg:x2="12.385cm" svg:y2="4.449cm"><text:p/></draw:line><draw:line draw:style-name="gr3" draw:text-style-name="P121" svg:x1="0.635cm" svg:y1="4.763cm" svg:x2="0.637cm" svg:y2="0.318cm"><text:p/></draw:line><draw:line draw:style-name="gr3" draw:text-style-name="P121" svg:x1="7.62cm" svg:y1="4.763cm" svg:x2="7.622cm" svg:y2="0.318cm"><text:p/></draw:line><draw:custom-shape draw:style-name="gr36" draw:text-style-name="P127" svg:width="0.636cm" svg:height="1.271cm" svg:x="0.635cm" svg:y="3.175cm"><text:p/><draw:enhanced-geometry svg:viewBox="0 0 21600 21600" draw:glue-points="10800 0 0 10800 10800 21600 21600 10800" draw:type="flowchart-process" draw:enhanced-path="M 0 0 L 21600 0 21600 21600 0 21600 0 0 Z N"/></draw:custom-shape><draw:custom-shape draw:style-name="gr37" draw:text-style-name="P127" svg:width="2.223cm" svg:height="2.541cm" svg:x="1.27cm" svg:y="1.905cm"><text:p/><draw:enhanced-geometry svg:viewBox="0 0 21600 21600" draw:glue-points="10800 0 0 10800 10800 21600 21600 10800" draw:type="flowchart-process" draw:enhanced-path="M 0 0 L 21600 0 21600 21600 0 21600 0 0 Z N"/></draw:custom-shape><draw:custom-shape draw:style-name="gr38" draw:text-style-name="P127" svg:width="0.953cm" svg:height="1.588cm" svg:x="3.493cm" svg:y="2.858cm"><text:p/><draw:enhanced-geometry svg:viewBox="0 0 21600 21600" draw:glue-points="10800 0 0 10800 10800 21600 21600 10800" draw:type="flowchart-process" draw:enhanced-path="M 0 0 L 21600 0 21600 21600 0 21600 0 0 Z N"/></draw:custom-shape><draw:custom-shape draw:style-name="gr38" draw:text-style-name="P127" svg:width="0.953cm" svg:height="1.588cm" svg:x="7.62cm" svg:y="2.858cm"><text:p/><draw:enhanced-geometry svg:viewBox="0 0 21600 21600" draw:glue-points="10800 0 0 10800 10800 21600 21600 10800" draw:type="flowchart-process" draw:enhanced-path="M 0 0 L 21600 0 21600 21600 0 21600 0 0 Z N"/></draw:custom-shape><draw:custom-shape draw:style-name="gr36" draw:text-style-name="P127" svg:width="0.636cm" svg:height="1.271cm" svg:x="8.573cm" svg:y="3.175cm"><text:p/><draw:enhanced-geometry svg:viewBox="0 0 21600 21600" draw:glue-points="10800 0 0 10800 10800 21600 21600 10800" draw:type="flowchart-process" draw:enhanced-path="M 0 0 L 21600 0 21600 21600 0 21600 0 0 Z N"/></draw:custom-shape><draw:custom-shape draw:style-name="gr37" draw:text-style-name="P127" svg:width="2.223cm" svg:height="2.541cm" svg:x="9.208cm" svg:y="1.905cm"><text:p/><draw:enhanced-geometry svg:viewBox="0 0 21600 21600" draw:glue-points="10800 0 0 10800 10800 21600 21600 10800" draw:type="flowchart-process" draw:enhanced-path="M 0 0 L 21600 0 21600 21600 0 21600 0 0 Z N"/></draw:custom-shape><draw:frame draw:style-name="gr13" draw:text-style-name="P122" svg:width="5.716cm" svg:height="0.953cm" svg:x="0cm" svg:y="4.445cm"><draw:text-box><text:p text:style-name="P123"><text:span text:style-name="T93">0 <text:s text:c="5"/>0,2 <text:s text:c="15"/>0,7 <text:s text:c="4"/>1 <text:s text:c="4"/>Р</text:span></text:p></draw:text-box></draw:frame><draw:frame draw:style-name="gr13" draw:text-style-name="P122" svg:width="5.716cm" svg:height="0.953cm" svg:x="6.985cm" svg:y="4.445cm"><draw:text-box><text:p text:style-name="P123"><text:span text:style-name="T93">0 <text:s text:c="7"/>0,3 <text:s/>0,5 <text:s text:c="16"/>1 <text:s text:c="4"/>Р</text:span></text:p></draw:text-box></draw:frame><draw:frame draw:style-name="gr13" draw:text-style-name="P122" svg:width="1.588cm" svg:height="0.953cm" svg:x="0.635cm" svg:y="0cm"><draw:text-box><text:p text:style-name="P123"><text:span text:style-name="T98">VER</text:span></text:p></draw:text-box></draw:frame><draw:frame draw:style-name="gr13" draw:text-style-name="P122" svg:width="1.588cm" svg:height="0.953cm" svg:x="7.62cm" svg:y="0cm"><draw:text-box><text:p text:style-name="P123"><text:span text:style-name="T98">VER</text:span></text:p></draw:text-box></draw:frame><draw:frame draw:style-name="gr13" draw:text-style-name="P121" svg:width="0.636cm" svg:height="0.953cm" svg:x="1.905cm" svg:y="1.27cm"><draw:text-box><text:p text:style-name="P124"><text:span text:style-name="T93">8</text:span></text:p></draw:text-box></draw:frame><draw:frame draw:style-name="gr13" draw:text-style-name="P121" svg:width="0.636cm" svg:height="0.953cm" svg:x="0.635cm" svg:y="2.54cm"><draw:text-box><text:p text:style-name="P124"><text:span text:style-name="T93">4</text:span></text:p></draw:text-box></draw:frame><draw:frame draw:style-name="gr13" draw:text-style-name="P121" svg:width="0.953cm" svg:height="0.953cm" svg:x="3.493cm" svg:y="2.223cm"><draw:text-box><text:p text:style-name="P124"><text:span text:style-name="T93">5</text:span></text:p></draw:text-box></draw:frame><draw:frame draw:style-name="gr13" draw:text-style-name="P121" svg:width="0.953cm" svg:height="0.953cm" svg:x="7.62cm" svg:y="2.223cm"><draw:text-box><text:p text:style-name="P124"><text:span text:style-name="T93">5</text:span></text:p></draw:text-box></draw:frame><draw:frame draw:style-name="gr13" draw:text-style-name="P121" svg:width="0.636cm" svg:height="0.953cm" svg:x="9.843cm" svg:y="1.27cm"><draw:text-box><text:p text:style-name="P124"><text:span text:style-name="T93">8</text:span></text:p></draw:text-box></draw:frame><draw:frame draw:style-name="gr13" draw:text-style-name="P121" svg:width="0.636cm" svg:height="0.953cm" svg:x="8.573cm" svg:y="2.54cm"><draw:text-box><text:p text:style-name="P124"><text:span text:style-name="T93">4</text:span></text:p></draw:text-box></draw:frame><draw:frame draw:style-name="gr13" draw:text-style-name="P122" svg:width="8.573cm" svg:height="1.271cm" svg:x="1.905cm" svg:y="5.715cm"><draw:text-box><text:p text:style-name="P123"><text:span text:style-name="T93">а) <text:s text:c="66"/>б)</text:span></text:p><text:p text:style-name="P123"><text:span text:style-name="T93"><text:s text:c="34"/></text:span><text:span text:style-name="T93">Рис. 4</text:span></text:p></draw:text-box></draw:frame></draw:g></text:p>
      <text:p text:style-name="P33"/>
      <text:p text:style-name="P42"><text:span text:style-name="T16">Здесь .2 </text:span><text:span text:style-name="T37"></text:span><text:span text:style-name="T16"> правая граница интервала аппроксимации функции </text:span><text:span text:style-name="T23">VER</text:span><text:span text:style-name="T30"> </text:span><text:span text:style-name="T16">на котором она принимает значение</text:span><text:span text:style-name="T53"> </text:span><text:span text:style-name="T16">4; .7 </text:span><text:span text:style-name="T37"></text:span><text:span text:style-name="T16"> правая граница интервала (.7</text:span><text:span text:style-name="T19"> </text:span><text:span text:style-name="T16">=</text:span><text:span text:style-name="T19"> </text:span><text:span text:style-name="T16">.2</text:span><text:span text:style-name="T19"> </text:span><text:span text:style-name="T16">+</text:span><text:span text:style-name="T19"> </text:span><text:span text:style-name="T16">.5), на котором функция </text:span><text:span text:style-name="T23">VER</text:span><text:span text:style-name="T16"> равна 8 и, наконец, 1 </text:span><text:span text:style-name="T37"></text:span><text:span text:style-name="T16"> правая граница последнего интервала (1 = .2 + .5 + .3),на котором функция </text:span><text:span text:style-name="T23">VER</text:span><text:span text:style-name="T30"> </text:span><text:span text:style-name="T16">равна 5. На месте операнда </text:span><text:span text:style-name="T30">А </text:span><text:span text:style-name="T16">указан используемый здесь 4-й генератор случайных равномерно распределенных чисел</text:span><text:span text:style-name="T17"> (</text:span><text:span text:style-name="T23">RN</text:span><text:span text:style-name="T30">4</text:span><text:span text:style-name="T17">)</text:span><text:span text:style-name="T30">, </text:span><text:span text:style-name="T16">а на месте операнда </text:span><text:span text:style-name="T23">B</text:span><text:span text:style-name="T30"> </text:span><text:span text:style-name="T37"></text:span><text:span text:style-name="T16"> </text:span><text:span text:style-name="T23">D</text:span><text:span text:style-name="T30">3 </text:span><text:span text:style-name="T37"></text:span><text:span text:style-name="T30"> </text:span><text:span text:style-name="T16">размерность (число пар значений) массива задания функции </text:span><text:span text:style-name="T23">VER</text:span><text:span text:style-name="T30">. </text:span><text:span text:style-name="T16">На рис 4,а показан вид заданной функции </text:span><text:span text:style-name="T23">VER</text:span><text:span text:style-name="T30">. </text:span><text:span text:style-name="T16">Из-за свойств равномерного распределения подобное задание не является единственным. Так, на рис. 4,б </text:span><text:soft-page-break/><text:span text:style-name="T16">показан другой способ задания функции</text:span><text:span text:style-name="T30">, </text:span><text:span text:style-name="T23">VER</text:span><text:span text:style-name="T30">,</text:span><text:span text:style-name="T16"> полностью идентичный первому. В этом случае</text:span><text:span text:style-name="T53"> </text:span><text:span text:style-name="T16">запись с парами значений будет содержать</text:span></text:p>
      <text:p text:style-name="P109">.3,5/. 5,4/1,8</text:p>
      <text:p text:style-name="P33"/>
      <text:p text:style-name="P42"><text:span text:style-name="T16">Распределение, отличное от равномерного, в блоке </text:span><text:span text:style-name="T23">ADVANCE</text:span><text:span text:style-name="T30"> </text:span><text:span text:style-name="T16">указывается следующим образом: в качестве операнда </text:span><text:span text:style-name="T30">А </text:span><text:span text:style-name="T16">задается соответствующая функция распределения. Операнд </text:span><text:span text:style-name="T23">B</text:span><text:span text:style-name="T30"> </text:span><text:span text:style-name="T16">задается равным 0 или принимается по умолчанию.</text:span></text:p>
      <text:p text:style-name="P44"><text:span text:style-name="T35">Пример</text:span><text:span text:style-name="T16"> 19.<text:tab/>Время задержки определяется в соответствии с функцией распределения, заданной в предыдущем примере. Определить блок </text:span><text:span text:style-name="T23">ADVANCE</text:span><text:span text:style-name="T30">:</text:span></text:p>
      <text:p text:style-name="P42"><text:span text:style-name="T20">ADVANCE</text:span><text:span text:style-name="T17"> <text:s/></text:span><text:span text:style-name="T20">FN</text:span><text:span text:style-name="T17">$</text:span><text:span text:style-name="T20">VER</text:span></text:p>
      <text:p text:style-name="P31"/>
      <text:p text:style-name="P42"><text:span text:style-name="T16">Знак </text:span><text:span text:style-name="T30">$ </text:span><text:span text:style-name="T16">используется для разделения группового имени </text:span><text:span text:style-name="T23">FN</text:span><text:span text:style-name="T30"> </text:span><text:span text:style-name="T17">и </text:span><text:span text:style-name="T16">символического имени </text:span><text:span text:style-name="T23">VER</text:span><text:span text:style-name="T30">.</text:span></text:p>
      <text:p text:style-name="P42"><text:span text:style-name="T33">Задание начальных значений сохраняемым величинам. Карта </text:span><text:span text:style-name="T27">INITIAL</text:span><text:span text:style-name="T30">. </text:span><text:span text:style-name="T16">Для присвоения сохраняемым величинам начальных значений используется карта </text:span><text:span text:style-name="T23">INITIAL</text:span><text:span text:style-name="T30">. </text:span><text:span text:style-name="T16">Начиная с 8-й позиции, в поле операторов записывается служебное олово </text:span><text:span text:style-name="T20">GPSS</text:span><text:span text:style-name="T30"> </text:span><text:span text:style-name="T23">INITIAL</text:span><text:span text:style-name="T30">. </text:span><text:span text:style-name="T16">В поле операторов, начиная с 19-й</text:span><text:span text:style-name="T53"> </text:span><text:span text:style-name="T16">позиции, записывается конструкция вида: имя сохраняемой величины, значение. Имя сохраняемой величины состоит из группового имени и символического или числового.</text:span></text:p>
      <text:p text:style-name="P42"><text:span text:style-name="T35">Пример</text:span><text:span text:style-name="T16"> 20.<text:tab/></text:span><text:span text:style-name="T20">INITIAL</text:span><text:span text:style-name="T17"> </text:span><text:span text:style-name="T20">X</text:span><text:span text:style-name="T17">$</text:span><text:span text:style-name="T20">REM</text:span><text:span text:style-name="T30">,</text:span><text:span text:style-name="T17">25 </text:span><text:span text:style-name="T37"></text:span><text:span text:style-name="T16"> полнословной величине с символическим именем </text:span><text:span text:style-name="T23">REM</text:span><text:span text:style-name="T30"> </text:span><text:span text:style-name="T16">присваивается начальное значение, равное 25.</text:span></text:p>
      <text:p text:style-name="P42"><text:span text:style-name="T16">С помощью одной карты </text:span><text:span text:style-name="T23">INITIAL</text:span><text:span text:style-name="T30"> </text:span><text:span text:style-name="T16">можно определить начальные значения для нескольких сохраняемых величин. В этом случае для разделения пар </text:span><text:span text:style-name="T37"></text:span><text:span text:style-name="T16"> имя сохраняемой величины и значение </text:span><text:span text:style-name="T37"></text:span><text:span text:style-name="T16"> используется знак / (косой чертой).</text:span></text:p>
      <text:p text:style-name="P42"><text:span text:style-name="T35">Пример </text:span><text:span text:style-name="T16">21.<text:tab/></text:span><text:span text:style-name="T20">INITIAL</text:span><text:span text:style-name="T30"> </text:span><text:span text:style-name="T20">XH</text:span><text:span text:style-name="T17">$</text:span><text:span text:style-name="T20">PAR</text:span><text:span text:style-name="T17">1,35/Х7,</text:span><text:span text:style-name="T16">83 </text:span><text:span text:style-name="T37"></text:span><text:span text:style-name="T16"> полусловной сохраняемой величине с символическим именем </text:span><text:span text:style-name="T23">PAR</text:span><text:span text:style-name="T30">1 </text:span><text:span text:style-name="T16">присвоится начальное значение 35, а полнословной сохраняемой величине с числовым именем 7 присвоится начальное значение, равное 83.</text:span></text:p>
      <text:p text:style-name="P42"><text:span text:style-name="T16">В модели разрешается использовать несколько</text:span><text:span text:style-name="T53"> </text:span><text:span text:style-name="T16">записей </text:span><text:span text:style-name="T23">INITIAL</text:span><text:span text:style-name="T30">, </text:span><text:span text:style-name="T16">которые рекомендуется располагать до блока </text:span><text:span text:style-name="T22">GENERATE</text:span><text:span text:style-name="T30">. </text:span><text:span text:style-name="T16">Перед началом моделирования интерпретатор </text:span><text:span text:style-name="T20">GPSS</text:span><text:span text:style-name="T30"> </text:span><text:span text:style-name="T16">обнуляет значения сохраняемых величин.</text:span></text:p>
      <text:p text:style-name="P42"><text:span text:style-name="T33">Арифметические переменные. Карта </text:span><text:span text:style-name="T27">VARIABLE</text:span><text:span text:style-name="T30">. </text:span><text:span text:style-name="T16">Арифметические переменные являются стандартными числовыми атрибутами. Групповое имя для арифметических переменных </text:span><text:span text:style-name="T37"></text:span><text:span text:style-name="T16"> </text:span><text:span text:style-name="T23">V</text:span><text:span text:style-name="T30">. </text:span><text:span text:style-name="T16">Арифметические переменные в </text:span><text:span text:style-name="T20">GPSS</text:span><text:span text:style-name="T30"> </text:span><text:span text:style-name="T16">бывают целыми и действительными. Ниже будут рассматриваться целые арифметические переменные. Целые арифметические переменные задаются с помощью карты</text:span><text:span text:style-name="T30"> </text:span><text:span text:style-name="T23">VARIABLE</text:span><text:span text:style-name="T30">. </text:span><text:span text:style-name="T16">В поле имени задается имя переменной. Имя может содержать от трех до пяти алфавитно-цифровых символов, причем первые три символа должны быть буквами. В поле операции записывается служебное олово </text:span><text:span text:style-name="T20">GPSS</text:span><text:span text:style-name="T30"> </text:span><text:span text:style-name="T23">VARIABLE</text:span><text:span text:style-name="T16">. В поле операндов определяется арифметическое выражение. Пробелы при записи арифметических выражений не допускаются. Арифметическое выражение должно начинаться</text:span><text:span text:style-name="T53"> </text:span><text:soft-page-break/><text:span text:style-name="T16">с 19 позиции. Арифметическое выражение представляет собой стандартные числовые атрибуты, константы, соединенные знаками арифметических операций: +, –, *, </text:span><text:span text:style-name="T30">/,@, </text:span><text:span text:style-name="T16">означающие соответственно сложение, вычитание, умножение, деление, деление по модулю. При делении результатом операции является целая часть частного. При делении по модулю результатом операции является остаток. Отметим, что все данные, участвующие в арифметическом выражении, должны быть целыми. Результатом выполнения арифметического выражения также являются целые числа. Знак "–" в арифметическом выражении используется только в качестве бинарного. Арифметические выражения вычисляются в той точке модели, где происходит обращение к соответствующему стандартному числовому атрибуту.</text:span></text:p>
      <text:p text:style-name="P42"><text:span text:style-name="T35">Пример</text:span><text:span text:style-name="T16"> 22.<text:tab/></text:span><text:span text:style-name="T19">PARM <text:s/>VARIABLE <text:s text:c="2"/>X$DATA+5</text:span></text:p>
      <text:p text:style-name="P42"><text:span text:style-name="T19"><text:tab/><text:tab/><text:tab/></text:span><text:span text:style-name="T16"><text:tab/> <text:s text:c="2"/></text:span><text:span text:style-name="T19">ADVANCE <text:s text:c="3"/>V$PARM</text:span></text:p>
      <text:p text:style-name="P42"><text:span text:style-name="T16">При входе транзакта в блок </text:span><text:span text:style-name="T22">ADVANCE</text:span><text:span text:style-name="T16"> он</text:span><text:span text:style-name="T30"> </text:span><text:span text:style-name="T16">задерживается на количество единиц времени, определенное с помощью карты </text:span><text:span text:style-name="T23">VARIABLE</text:span><text:span text:style-name="T30">. </text:span><text:span text:style-name="T16">Сначала определяется значение арифметической переменной </text:span><text:span text:style-name="T22">PARM</text:span><text:span text:style-name="T30"> </text:span><text:span text:style-name="T16">как суммы сохраняемой величины с символическим именем </text:span><text:span text:style-name="T22">DATA</text:span><text:span text:style-name="T30"> </text:span><text:span text:style-name="T17">и</text:span><text:span text:style-name="T30"> </text:span><text:span text:style-name="T16">константы, равной 5, а затем определенное значение подставляется в качестве операнда </text:span><text:span text:style-name="T30">А </text:span><text:span text:style-name="T16">в блок </text:span><text:span text:style-name="T22">ADVANCE</text:span><text:span text:style-name="T30">.</text:span></text:p>
      <text:h text:style-name="P111" text:outline-level="2"><text:bookmark-start text:name="__RefHeading___Toc200344954"/><text:span text:style-name="T16">1.</text:span><text:span text:style-name="T19">4</text:span><text:span text:style-name="T16"> Задание</text:span><text:bookmark-end text:name="__RefHeading___Toc200344954"/></text:h>
      <text:p text:style-name="Без_20_интервала"><text:span text:style-name="T60">Составить <text:s/>программу моделирования для имитации функционирова­</text:span><text:span text:style-name="T61">ния комплекса технических средств САПР в соответствии с вариантом </text:span><text:span text:style-name="T62">задания.</text:span></text:p>
      <text:p text:style-name="Без_20_интервала"><text:span text:style-name="T65">Принять, что после обработки на АРМ заявка </text:span><text:span text:style-name="T66">c</text:span><text:span text:style-name="T65"> вероятностью 0,7 </text:span><text:span text:style-name="T67">поступает на терминал, а с вероятностью 0,3 передается через КММ </text:span><text:span text:style-name="T61">на ЦВК. Для вариантов "а)</text:span><text:span text:style-name="T67">"</text:span><text:span text:style-name="T61"> следует </text:span><text:span text:style-name="T67">определить количество заявок, обработан­ных за заданный промежуток времени. Для вариантов "б)" </text:span><text:span text:style-name="T40"></text:span><text:span text:style-name="T67"> определить время, в течение которого бу­</text:span><text:span text:style-name="T65">дет обработано заданное число заявок. Проанализировать собранную </text:span><text:span text:style-name="T67">статистику.</text:span></text:p>
      <text:p text:style-name="P54"/>
      <text:p text:style-name="Без_20_интервала"><text:span text:style-name="T68">t</text:span><text:span text:style-name="T49">i</text:span><text:span text:style-name="T63"> </text:span><text:span text:style-name="T41"></text:span><text:span text:style-name="T63"> интервал времени, через который заявки поступают в систему (на АРМ</text:span><text:span text:style-name="T49">i</text:span><text:span text:style-name="T63">)<text:line-break/>∆</text:span><text:span text:style-name="T68">t</text:span><text:span text:style-name="T49">i</text:span><text:span text:style-name="T63"> </text:span><text:span text:style-name="T41"></text:span><text:span text:style-name="T63"> время поступления первой заявки (если не равно 0)<text:line-break/></text:span><text:span text:style-name="T68">n</text:span><text:span text:style-name="T49">i</text:span><text:span text:style-name="T63"> </text:span><text:span text:style-name="T41"></text:span><text:span text:style-name="T63"> количество заявок<text:line-break/></text:span><text:span text:style-name="T68">tk</text:span><text:span text:style-name="T49">i</text:span><text:span text:style-name="T63"> </text:span><text:span text:style-name="T41"></text:span><text:span text:style-name="T63"> время обслуживания на КММ заявки, приходящей с АРМ</text:span><text:span text:style-name="T49">i</text:span><text:span text:style-name="T63"> <text:line-break/></text:span><text:span text:style-name="T68">T</text:span><text:span text:style-name="T63"> </text:span><text:span text:style-name="T41"></text:span><text:span text:style-name="T63"> время обработки заявок</text:span></text:p>
      <text:p text:style-name="P56"/>
      <text:p text:style-name="P55">Требования к оформлению курсовой работы</text:p>
      <text:p text:style-name="P53">Курсовая работа должна содержать:</text:p>
      <text:p text:style-name="P53">1. задание;</text:p>
      <text:p text:style-name="P53">2. структурную схему моделируемой системы;</text:p>
      <text:p text:style-name="P53">3. структурные схемы алгоритмов моделирования процессов в имитируемой системе;</text:p>
      <text:p text:style-name="P53">4.описание имитационной модели;</text:p>
      <text:p text:style-name="Без_20_интервала"><text:span text:style-name="T63">5. программу моделирования на </text:span><text:span text:style-name="T68">G</text:span><text:span text:style-name="T63">PSS;</text:span></text:p>
      <text:p text:style-name="Без_20_интервала"><text:span text:style-name="T63">6. результаты моделирования и их анализ</text:span><text:span text:style-name="T64">.</text:span></text:p>
      <text:p text:style-name="P52"/>
      <text:p text:style-name="Standard"/>
      <text:p text:style-name="P65">Варианты заданий</text:p>
      <text:p text:style-name="P66"/>
      <text:p text:style-name="P90"><text:span text:style-name="T73">1) Система включает в себя устройства </text:span><text:span text:style-name="T74">T</text:span><text:span text:style-name="T82">1</text:span><text:span text:style-name="T75">,</text:span><text:span text:style-name="T73"> </text:span><text:span text:style-name="T74">T</text:span><text:span text:style-name="T82">2</text:span><text:span text:style-name="T75">, </text:span><text:span text:style-name="T74">T</text:span><text:span text:style-name="T82">3</text:span><text:span text:style-name="T75">, </text:span><text:span text:style-name="T82"><text:s/></text:span><text:span text:style-name="T76">A</text:span><text:span text:style-name="T63">PM</text:span><text:span text:style-name="T48">1</text:span><text:span text:style-name="T63">, APM</text:span><text:span text:style-name="T48">2</text:span><text:span text:style-name="T63">, APM</text:span><text:span text:style-name="T48">3</text:span><text:span text:style-name="T63">, </text:span>КММ, ЦВК. Порядок обработки заявок:</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57">КММ</text:p>
          </table:table-cell>
          <table:table-cell table:style-name="Таблица1.A1" office:value-type="string">
            <text:p text:style-name="P92"><text:span text:style-name="T71">заявки, поступившие с АРМ</text:span><text:span text:style-name="T50">1</text:span><text:span text:style-name="T71">,<text:line-break/>заявки, поступившие с АРМ</text:span><text:span text:style-name="T50">2</text:span><text:span text:style-name="T71"> и АРМ</text:span><text:span text:style-name="T50">3</text:span><text:span text:style-name="T71"> (равноприоритетны),<text:line-break/>заявки любого типа, поступившие с ЦВК (равноприоритетны).</text:span></text:p>
          </table:table-cell>
        </table:table-row>
        <table:table-row table:style-name="Таблица1.1">
          <table:table-cell table:style-name="Таблица1.A1" office:value-type="string">
            <text:p text:style-name="P92"><text:span text:style-name="T79">T</text:span><text:span text:style-name="T85">i</text:span><text:span text:style-name="T78"><text:line-break/>(</text:span><text:span text:style-name="T79">i</text:span><text:span text:style-name="T78"> = 1,2,3)</text:span></text:p>
          </table:table-cell>
          <table:table-cell table:style-name="Таблица1.A1" office:value-type="string">
            <text:p text:style-name="P92"><text:span text:style-name="T78">заявки, </text:span><text:span text:style-name="T71">поступившие</text:span><text:span text:style-name="T78"> с ЦВК,<text:line-break/>заявки, </text:span><text:span text:style-name="T71">поступившие с АРМ</text:span><text:span text:style-name="T51">i</text:span></text:p>
          </table:table-cell>
        </table:table-row>
      </table:table>
      <text:p text:style-name="P92"><text:span text:style-name="T73">Все заявки, поступающие на АРМ</text:span><text:span text:style-name="T83">i</text:span><text:span text:style-name="T73"> (</text:span><text:span text:style-name="T74">i</text:span> = 1,2,3), равноприоритетны.</text:p>
      <table:table table:name="Таблица2" table:style-name="Таблица2">
        <table:table-column table:style-name="Таблица2.A"/>
        <table:table-column table:style-name="Таблица2.B" table:number-columns-repeated="2"/>
        <table:table-row table:style-name="Таблица2.1">
          <table:table-cell table:style-name="Таблица2.A1" office:value-type="string">
            <text:p text:style-name="P58">Параметры модели</text:p>
          </table:table-cell>
          <table:table-cell table:style-name="Таблица2.A1" office:value-type="string">
            <text:p text:style-name="P58">Вариант а)</text:p>
          </table:table-cell>
          <table:table-cell table:style-name="Таблица2.A1" office:value-type="string">
            <text:p text:style-name="P58">Вариант б)</text:p>
          </table:table-cell>
        </table:table-row>
        <table:table-row table:style-name="Таблица2.1">
          <table:table-cell table:style-name="Таблица2.A1" office:value-type="string">
            <text:p text:style-name="P57">Поступление заявок в систему</text:p>
          </table:table-cell>
          <table:table-cell table:style-name="Таблица2.A1" office:value-type="string">
            <text:p text:style-name="P92"><text:span text:style-name="T72">t</text:span><text:span text:style-name="T50">1</text:span><text:span text:style-name="T71"> = 90 ± 10, <text:s/></text:span><text:span text:style-name="T72">n</text:span><text:span text:style-name="T50">1</text:span><text:span text:style-name="T71"> = 30<text:line-break/></text:span><text:span text:style-name="T72">t</text:span><text:span text:style-name="T51">2</text:span><text:span text:style-name="T71"> = 250<text:line-break/></text:span><text:span text:style-name="T72">t</text:span><text:span text:style-name="T51">3</text:span><text:span text:style-name="T72"> = 120 ± 35, <text:s/>n</text:span><text:span text:style-name="T51">3</text:span><text:span text:style-name="T72"> = 45</text:span></text:p>
          </table:table-cell>
          <table:table-cell table:style-name="Таблица2.A1" office:value-type="string">
            <text:p text:style-name="P92"><text:span text:style-name="T72">t</text:span><text:span text:style-name="T50">1</text:span><text:span text:style-name="T71"> = 180 ± 25, <text:s/></text:span><text:span text:style-name="T72">n</text:span><text:span text:style-name="T50">1</text:span><text:span text:style-name="T71"> = 40<text:line-break/></text:span><text:span text:style-name="T72">t</text:span><text:span text:style-name="T51">2</text:span><text:span text:style-name="T71"> = 95, <text:s/></text:span><text:span text:style-name="T72">n</text:span><text:span text:style-name="T50">2</text:span><text:span text:style-name="T71"> = 35<text:line-break/></text:span><text:span text:style-name="T72">t</text:span><text:span text:style-name="T51">3</text:span><text:span text:style-name="T72"> = </text:span><text:span text:style-name="T71">210</text:span><text:span text:style-name="T72"> ± </text:span><text:span text:style-name="T71">63, <text:s/>∆</text:span><text:span text:style-name="T72">t</text:span><text:span text:style-name="T50">3</text:span><text:span text:style-name="T71"> = 45</text:span><text:span text:style-name="T72">, <text:s/>n</text:span><text:span text:style-name="T51">3</text:span><text:span text:style-name="T72"> = </text:span><text:span text:style-name="T71">5</text:span><text:span text:style-name="T72">5</text:span></text:p>
          </table:table-cell>
        </table:table-row>
        <table:table-row table:style-name="Таблица2.1">
          <table:table-cell table:style-name="Таблица2.A1" office:value-type="string">
            <text:p text:style-name="P92"><text:span text:style-name="T79">T</text:span><text:span text:style-name="T84">1</text:span></text:p>
            <text:p text:style-name="P92"><text:span text:style-name="T79">T</text:span><text:span text:style-name="T84">2</text:span></text:p>
            <text:p text:style-name="P92"><text:span text:style-name="T79">T</text:span><text:span text:style-name="T84">3</text:span></text:p>
          </table:table-cell>
          <table:table-cell table:style-name="Таблица2.A1" office:value-type="string">
            <text:p text:style-name="P92"><text:span text:style-name="T72">T = </text:span><text:span text:style-name="T71">30 ± 10</text:span></text:p>
            <text:p text:style-name="P92"><text:span text:style-name="T72">T = </text:span><text:span text:style-name="T71">40 ± 15</text:span></text:p>
            <text:p text:style-name="P92"><text:span text:style-name="T72">T = </text:span><text:span text:style-name="T71">35 ± 12</text:span></text:p>
          </table:table-cell>
          <table:table-cell table:style-name="Таблица2.A1" office:value-type="string">
            <text:p text:style-name="P57"><draw:frame draw:style-name="fr3" draw:name="Объект2" text:anchor-type="as-char" svg:width="4.434cm" svg:height="0.623cm" draw:z-index="2"><draw:object xlink:href="./Object 3" xlink:type="simple" xlink:show="embed" xlink:actuate="onLoad"/><draw:image xlink:href="./ObjectReplacements/Object 3" xlink:type="simple" xlink:show="embed" xlink:actuate="onLoad"/></draw:frame></text:p>
          </table:table-cell>
        </table:table-row>
        <table:table-row table:style-name="Таблица2.1">
          <table:table-cell table:style-name="Таблица2.A1" office:value-type="string">
            <text:p text:style-name="P92"><text:span text:style-name="T81">АРМ</text:span><text:span text:style-name="T50">1</text:span></text:p>
            <text:p text:style-name="P92"><text:span text:style-name="T71">APM</text:span><text:span text:style-name="T50">2</text:span></text:p>
            <text:p text:style-name="P92"><text:span text:style-name="T71">APM</text:span><text:span text:style-name="T50">3</text:span></text:p>
          </table:table-cell>
          <table:table-cell table:style-name="Таблица2.A1" office:value-type="string">
            <text:p text:style-name="P57"><draw:frame draw:style-name="fr3" draw:name="Объект3" text:anchor-type="as-char" svg:width="7.98cm" svg:height="0.623cm" draw:z-index="3"><draw:object xlink:href="./Object 4" xlink:type="simple" xlink:show="embed" xlink:actuate="onLoad"/><draw:image xlink:href="./ObjectReplacements/Object 4" xlink:type="simple" xlink:show="embed" xlink:actuate="onLoad"/></draw:frame></text:p>
          </table:table-cell>
          <table:table-cell table:style-name="Таблица2.A1" office:value-type="string">
            <text:p text:style-name="P92"><text:span text:style-name="T72">T = </text:span><text:span text:style-name="T71">15 ± 3</text:span></text:p>
            <text:p text:style-name="P92"><text:span text:style-name="T72">T = </text:span><text:span text:style-name="T71">20 ± 4</text:span></text:p>
            <text:p text:style-name="P92"><text:span text:style-name="T72">T = </text:span><text:span text:style-name="T71">30 ± 5</text:span></text:p>
          </table:table-cell>
        </table:table-row>
        <table:table-row table:style-name="Таблица2.1">
          <table:table-cell table:style-name="Таблица2.A1" office:value-type="string">
            <text:p text:style-name="P57">ЦВК</text:p>
          </table:table-cell>
          <table:table-cell table:style-name="Таблица2.A1" office:value-type="string">
            <text:p text:style-name="P92"><text:span text:style-name="T72">T = </text:span><text:span text:style-name="T71">50 ± 5</text:span></text:p>
          </table:table-cell>
          <table:table-cell table:style-name="Таблица2.A1" office:value-type="string">
            <text:p text:style-name="P57"><draw:frame draw:style-name="fr3" draw:name="Объект4" text:anchor-type="as-char" svg:width="4.422cm" svg:height="0.623cm" draw:z-index="4"><draw:object xlink:href="./Object 5" xlink:type="simple" xlink:show="embed" xlink:actuate="onLoad"/><draw:image xlink:href="./ObjectReplacements/Object 5" xlink:type="simple" xlink:show="embed" xlink:actuate="onLoad"/></draw:frame></text:p>
          </table:table-cell>
        </table:table-row>
        <table:table-row table:style-name="Таблица2.1">
          <table:table-cell table:style-name="Таблица2.A1" office:value-type="string">
            <text:p text:style-name="P57">КММ</text:p>
          </table:table-cell>
          <table:table-cell table:style-name="Таблица2.A1" office:value-type="string">
            <text:p text:style-name="P57"><draw:frame draw:style-name="fr3" draw:name="Объект5" text:anchor-type="as-char" svg:width="5.456cm" svg:height="1.561cm" draw:z-index="5"><draw:object xlink:href="./Object 6" xlink:type="simple" xlink:show="embed" xlink:actuate="onLoad"/><draw:image xlink:href="./ObjectReplacements/Object 6" xlink:type="simple" xlink:show="embed" xlink:actuate="onLoad"/></draw:frame></text:p>
          </table:table-cell>
          <table:table-cell table:style-name="Таблица2.A1" office:value-type="string">
            <text:p text:style-name="P57"><draw:frame draw:style-name="fr3" draw:name="Объект6" text:anchor-type="as-char" svg:width="5.697cm" svg:height="0.979cm" draw:z-index="6"><draw:object xlink:href="./Object 7" xlink:type="simple" xlink:show="embed" xlink:actuate="onLoad"/><draw:image xlink:href="./ObjectReplacements/Object 7" xlink:type="simple" xlink:show="embed" xlink:actuate="onLoad"/></draw:frame></text:p>
          </table:table-cell>
        </table:table-row>
        <table:table-row table:style-name="Таблица2.1">
          <table:table-cell table:style-name="Таблица2.A1" office:value-type="string">
            <text:p text:style-name="P57">Условия окончания обслуживания заявок</text:p>
          </table:table-cell>
          <table:table-cell table:style-name="Таблица2.A1" office:value-type="string">
            <text:p text:style-name="P59">Систему покидает:</text:p>
            <text:list xml:id="list3260707786" text:style-name="WW8Num25">
              <text:list-item>
                <text:p text:style-name="P116"><text:span text:style-name="T71">каждая 5-я заявка, поступившая на </text:span><text:span text:style-name="T79">T</text:span><text:span text:style-name="T84">1</text:span><text:span text:style-name="T78"> с ЦВК;</text:span></text:p>
              </text:list-item>
              <text:list-item>
                <text:p text:style-name="P116"><text:span text:style-name="T71">каждая 4-я заявка, поступившая на </text:span><text:span text:style-name="T79">T</text:span><text:span text:style-name="T84">2</text:span><text:span text:style-name="T78"> с ЦВК;</text:span></text:p>
              </text:list-item>
              <text:list-item>
                <text:p text:style-name="P116"><text:span text:style-name="T71">каждая 3-я заявка, поступившая на </text:span><text:span text:style-name="T79">T</text:span><text:span text:style-name="T84">3</text:span><text:span text:style-name="T78"> с ЦВК;</text:span></text:p>
              </text:list-item>
            </text:list>
            <text:p text:style-name="P91"><text:span text:style-name="T78">(до обработки на </text:span><text:span text:style-name="T79">T</text:span><text:span text:style-name="T85">i</text:span><text:span text:style-name="T78">)</text:span></text:p>
          </table:table-cell>
          <table:table-cell table:style-name="Таблица2.A1" office:value-type="string">
            <text:p text:style-name="P92"><text:span text:style-name="T71">Максимально возможная длина очереди к ЦВК равна 10. КММ отбрасывает (уничтожает) заявки, приходящие с АРМ</text:span><text:span text:style-name="T51">i</text:span><text:span text:style-name="T71">, если очередь на ЦВК максимальной длины. </text:span></text:p>
          </table:table-cell>
        </table:table-row>
        <table:table-row table:style-name="Таблица2.1">
          <table:table-cell table:style-name="Таблица2.A1" office:value-type="string">
            <text:p text:style-name="P57">Условие окончания моделирования</text:p>
          </table:table-cell>
          <table:table-cell table:style-name="Таблица2.A1" office:value-type="string">
            <text:p text:style-name="P57">Время: 15000 тактов</text:p>
          </table:table-cell>
          <table:table-cell table:style-name="Таблица2.A1" office:value-type="string">
            <text:p text:style-name="P92"><text:span text:style-name="T71">Количество обработанных на АРМ</text:span><text:span text:style-name="T50">3</text:span><text:span text:style-name="T71"> заявок достигло 500</text:span></text:p>
          </table:table-cell>
        </table:table-row>
        <table:table-row table:style-name="Таблица2.1">
          <table:table-cell table:style-name="Таблица2.A1" office:value-type="string">
            <text:p text:style-name="P57"><text:s/>Определить</text:p>
          </table:table-cell>
          <table:table-cell table:style-name="Таблица2.A1" office:value-type="string">
            <text:p text:style-name="P57">Количество заявок, обработанных на ЦВК на момент, когда систему покинет первая заявка</text:p>
          </table:table-cell>
          <table:table-cell table:style-name="Таблица2.A1" office:value-type="string">
            <text:p text:style-name="P57">Количество заявок каждого типа, прекративших обслуживание</text:p>
          </table:table-cell>
        </table:table-row>
      </table:table>
      <text:p text:style-name="P91"><text:span text:style-name="T63">2) </text:span><text:span text:style-name="T73">Система включает в себя устройства </text:span><text:span text:style-name="T74">T</text:span><text:span text:style-name="T82">1</text:span><text:span text:style-name="T75">,</text:span><text:span text:style-name="T73"> </text:span><text:span text:style-name="T74">T</text:span><text:span text:style-name="T82">2</text:span><text:span text:style-name="T75">, </text:span><text:span text:style-name="T74">T</text:span><text:span text:style-name="T82">3</text:span><text:span text:style-name="T75">, </text:span><text:span text:style-name="T82"><text:s/></text:span><text:span text:style-name="T76">A</text:span><text:span text:style-name="T63">PM</text:span><text:span text:style-name="T48">1</text:span><text:span text:style-name="T63">, APM</text:span><text:span text:style-name="T48">2</text:span><text:span text:style-name="T63">, APM</text:span><text:span text:style-name="T48">3</text:span><text:span text:style-name="T63">, </text:span>КММ, ЦВК. Порядок обработки заявок:</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57">КММ</text:p>
          </table:table-cell>
          <table:table-cell table:style-name="Таблица3.A1" office:value-type="string">
            <text:p text:style-name="P92"><text:span text:style-name="T71">заявки, поступившие с АРМ</text:span><text:span text:style-name="T50">3</text:span><text:span text:style-name="T71">,<text:line-break/></text:span><text:soft-page-break/><text:span text:style-name="T71">заявки, поступившие с АРМ</text:span><text:span text:style-name="T50">2</text:span><text:span text:style-name="T71">,<text:line-break/>заявки, поступившие с АРМ</text:span><text:span text:style-name="T50">1</text:span><text:span text:style-name="T71">,<text:line-break/>заявки третьего типа, поступившие с ЦВК,<text:line-break/>заявки второго типа, поступившие с ЦВК,<text:line-break/>заявки первого типа, поступившие с ЦВК</text:span></text:p>
          </table:table-cell>
        </table:table-row>
        <table:table-row table:style-name="Таблица3.1">
          <table:table-cell table:style-name="Таблица3.A1" office:value-type="string">
            <text:p text:style-name="P92"><text:span text:style-name="T79">T</text:span><text:span text:style-name="T85">i</text:span><text:span text:style-name="T78"><text:line-break/>(</text:span><text:span text:style-name="T79">i</text:span><text:span text:style-name="T78"> = 1,2,3)</text:span></text:p>
          </table:table-cell>
          <table:table-cell table:style-name="Таблица3.A1" office:value-type="string">
            <text:p text:style-name="P92"><text:span text:style-name="T78">заявки, </text:span><text:span text:style-name="T71">поступившие с АРМ</text:span><text:span text:style-name="T51">i</text:span><text:span text:style-name="T71">,</text:span><text:span text:style-name="T78"><text:line-break/>заявки, </text:span><text:span text:style-name="T71">поступившие</text:span><text:span text:style-name="T78"> с ЦВК</text:span></text:p>
          </table:table-cell>
        </table:table-row>
      </table:table>
      <text:p text:style-name="P92"><text:span text:style-name="T73">Все заявки, поступающие на АРМ</text:span><text:span text:style-name="T83">i</text:span><text:span text:style-name="T73"> (</text:span><text:span text:style-name="T74">i</text:span> = 1,2,3), равноприоритетны.</text:p>
      <table:table table:name="Таблица4" table:style-name="Таблица4">
        <table:table-column table:style-name="Таблица4.A"/>
        <table:table-column table:style-name="Таблица4.B" table:number-columns-repeated="2"/>
        <table:table-row table:style-name="Таблица4.1">
          <table:table-cell table:style-name="Таблица4.A1" office:value-type="string">
            <text:p text:style-name="P58">Параметры модели</text:p>
          </table:table-cell>
          <table:table-cell table:style-name="Таблица4.A1" office:value-type="string">
            <text:p text:style-name="P58">Вариант а)</text:p>
          </table:table-cell>
          <table:table-cell table:style-name="Таблица4.A1" office:value-type="string">
            <text:p text:style-name="P58">Вариант б)</text:p>
          </table:table-cell>
        </table:table-row>
        <table:table-row table:style-name="Таблица4.1">
          <table:table-cell table:style-name="Таблица4.A1" office:value-type="string">
            <text:p text:style-name="P57">Поступление заявок в систему</text:p>
          </table:table-cell>
          <table:table-cell table:style-name="Таблица4.A1" office:value-type="string">
            <text:p text:style-name="P92"><text:span text:style-name="T72">t</text:span><text:span text:style-name="T50">1</text:span><text:span text:style-name="T71"> = 100, <text:s text:c="2"/>∆</text:span><text:span text:style-name="T72">t</text:span><text:span text:style-name="T50">1</text:span><text:span text:style-name="T71"> = 40<text:line-break/></text:span><text:span text:style-name="T72">t</text:span><text:span text:style-name="T51">2</text:span><text:span text:style-name="T71"> = </text:span><text:span text:style-name="T72">1</text:span><text:span text:style-name="T71">8</text:span><text:span text:style-name="T72">0 ± </text:span><text:span text:style-name="T71">4</text:span><text:span text:style-name="T72">5</text:span><text:span text:style-name="T71">, </text:span><text:span text:style-name="T72"><text:s/>n</text:span><text:span text:style-name="T50">2</text:span><text:span text:style-name="T71"> = 25<text:line-break/></text:span><text:span text:style-name="T72">t</text:span><text:span text:style-name="T51">3</text:span><text:span text:style-name="T72"> = </text:span><text:span text:style-name="T71">100</text:span><text:span text:style-name="T72">, <text:s/>n</text:span><text:span text:style-name="T51">3</text:span><text:span text:style-name="T72"> = </text:span><text:span text:style-name="T71">38</text:span></text:p>
          </table:table-cell>
          <table:table-cell table:style-name="Таблица4.A1" office:value-type="string">
            <text:p text:style-name="P92"><text:span text:style-name="T72">t</text:span><text:span text:style-name="T50">1</text:span><text:span text:style-name="T71"> = 150, <text:s/>∆</text:span><text:span text:style-name="T72">t</text:span><text:span text:style-name="T50">1</text:span><text:span text:style-name="T71"> = 30, <text:s/></text:span><text:span text:style-name="T72">n</text:span><text:span text:style-name="T50">1</text:span><text:span text:style-name="T71"> = 48<text:line-break/></text:span><text:span text:style-name="T72">t</text:span><text:span text:style-name="T51">2</text:span><text:span text:style-name="T71"> = 140, <text:s/></text:span><text:span text:style-name="T72">n</text:span><text:span text:style-name="T50">2</text:span><text:span text:style-name="T71"> = 23<text:line-break/></text:span><text:span text:style-name="T72">t</text:span><text:span text:style-name="T51">3</text:span><text:span text:style-name="T72"> = </text:span><text:span text:style-name="T71">200</text:span><text:span text:style-name="T72"> ± </text:span><text:span text:style-name="T71">55, <text:s/></text:span><text:span text:style-name="T72">n</text:span><text:span text:style-name="T51">3</text:span><text:span text:style-name="T72"> = </text:span><text:span text:style-name="T71">34</text:span></text:p>
          </table:table-cell>
        </table:table-row>
        <table:table-row table:style-name="Таблица4.1">
          <table:table-cell table:style-name="Таблица4.A1" office:value-type="string">
            <text:p text:style-name="P92"><text:span text:style-name="T79">T</text:span><text:span text:style-name="T84">1</text:span></text:p>
            <text:p text:style-name="P92"><text:span text:style-name="T79">T</text:span><text:span text:style-name="T84">2</text:span></text:p>
            <text:p text:style-name="P92"><text:span text:style-name="T79">T</text:span><text:span text:style-name="T84">3</text:span></text:p>
          </table:table-cell>
          <table:table-cell table:style-name="Таблица4.A1" office:value-type="string">
            <text:p text:style-name="P57"><draw:frame draw:style-name="fr3" draw:name="Объект7" text:anchor-type="as-char" svg:width="4.422cm" svg:height="0.623cm" draw:z-index="7"><draw:object xlink:href="./Object 8" xlink:type="simple" xlink:show="embed" xlink:actuate="onLoad"/><draw:image xlink:href="./ObjectReplacements/Object 8" xlink:type="simple" xlink:show="embed" xlink:actuate="onLoad"/></draw:frame></text:p>
          </table:table-cell>
          <table:table-cell table:style-name="Таблица4.A1" office:value-type="string">
            <text:p text:style-name="P92"><text:span text:style-name="T72">T = </text:span><text:span text:style-name="T71">25 ± 7</text:span></text:p>
            <text:p text:style-name="P92"><text:span text:style-name="T72">T = </text:span><text:span text:style-name="T71">33 ± 5</text:span></text:p>
            <text:p text:style-name="P92"><text:span text:style-name="T72">T = </text:span><text:span text:style-name="T71">20 ± 3</text:span></text:p>
          </table:table-cell>
        </table:table-row>
        <table:table-row table:style-name="Таблица4.1">
          <table:table-cell table:style-name="Таблица4.A1" office:value-type="string">
            <text:p text:style-name="P92"><text:span text:style-name="T80">A</text:span><text:span text:style-name="T71">PM</text:span><text:span text:style-name="T50">1</text:span></text:p>
            <text:p text:style-name="P92"><text:span text:style-name="T71">APM</text:span><text:span text:style-name="T50">2</text:span></text:p>
            <text:p text:style-name="P92"><text:span text:style-name="T71">APM</text:span><text:span text:style-name="T50">3</text:span></text:p>
          </table:table-cell>
          <table:table-cell table:style-name="Таблица4.A1" office:value-type="string">
            <text:p text:style-name="P92"><text:span text:style-name="T72">T = </text:span><text:span text:style-name="T71">15 ± 5</text:span></text:p>
            <text:p text:style-name="P92"><text:span text:style-name="T72">T = </text:span><text:span text:style-name="T71">20 ± 4</text:span></text:p>
            <text:p text:style-name="P92"><text:span text:style-name="T72">T = </text:span><text:span text:style-name="T71">10 ± 3</text:span></text:p>
          </table:table-cell>
          <table:table-cell table:style-name="Таблица4.A1" office:value-type="string">
            <text:p text:style-name="P57"><draw:frame draw:style-name="fr3" draw:name="Объект8" text:anchor-type="as-char" svg:width="4.299cm" svg:height="0.623cm" draw:z-index="8"><draw:object xlink:href="./Object 9" xlink:type="simple" xlink:show="embed" xlink:actuate="onLoad"/><draw:image xlink:href="./ObjectReplacements/Object 9" xlink:type="simple" xlink:show="embed" xlink:actuate="onLoad"/></draw:frame></text:p>
          </table:table-cell>
        </table:table-row>
        <table:table-row table:style-name="Таблица4.1">
          <table:table-cell table:style-name="Таблица4.A1" office:value-type="string">
            <text:p text:style-name="P57">ЦВК</text:p>
          </table:table-cell>
          <table:table-cell table:style-name="Таблица4.A1" office:value-type="string">
            <text:p text:style-name="P57"><draw:frame draw:style-name="fr3" draw:name="Объект9" text:anchor-type="as-char" svg:width="4.434cm" svg:height="0.623cm" draw:z-index="9"><draw:object xlink:href="./Object 10" xlink:type="simple" xlink:show="embed" xlink:actuate="onLoad"/><draw:image xlink:href="./ObjectReplacements/Object 10" xlink:type="simple" xlink:show="embed" xlink:actuate="onLoad"/></draw:frame></text:p>
          </table:table-cell>
          <table:table-cell table:style-name="Таблица4.A1" office:value-type="string">
            <text:p text:style-name="P92"><text:span text:style-name="T72">T = </text:span><text:span text:style-name="T71">45 ± 8</text:span></text:p>
          </table:table-cell>
        </table:table-row>
        <table:table-row table:style-name="Таблица4.1">
          <table:table-cell table:style-name="Таблица4.A1" office:value-type="string">
            <text:p text:style-name="P57">КММ</text:p>
          </table:table-cell>
          <table:table-cell table:style-name="Таблица4.A1" office:value-type="string">
            <text:p text:style-name="P57"><draw:frame draw:style-name="fr3" draw:name="Объект10" text:anchor-type="as-char" svg:width="8.717cm" svg:height="2.143cm" draw:z-index="10"><draw:object xlink:href="./Object 11" xlink:type="simple" xlink:show="embed" xlink:actuate="onLoad"/><draw:image xlink:href="./ObjectReplacements/Object 11" xlink:type="simple" xlink:show="embed" xlink:actuate="onLoad"/></draw:frame></text:p>
          </table:table-cell>
          <table:table-cell table:style-name="Таблица4.A1" office:value-type="string">
            <text:p text:style-name="P57"><draw:frame draw:style-name="fr3" draw:name="Объект11" text:anchor-type="as-char" svg:width="5.56cm" svg:height="0.979cm" draw:z-index="11"><draw:object xlink:href="./Object 12" xlink:type="simple" xlink:show="embed" xlink:actuate="onLoad"/><draw:image xlink:href="./ObjectReplacements/Object 12" xlink:type="simple" xlink:show="embed" xlink:actuate="onLoad"/></draw:frame></text:p>
          </table:table-cell>
        </table:table-row>
        <table:table-row table:style-name="Таблица4.1">
          <table:table-cell table:style-name="Таблица4.A1" office:value-type="string">
            <text:p text:style-name="P57">Условия окончания обслуживания заявок</text:p>
          </table:table-cell>
          <table:table-cell table:style-name="Таблица4.A1" office:value-type="string">
            <text:p text:style-name="P92"><text:span text:style-name="T71">Заявки, поступающие на АРМ</text:span><text:span text:style-name="T50">1</text:span><text:span text:style-name="T71">, уничтожаются, если на АРМ</text:span><text:span text:style-name="T50">1</text:span><text:span text:style-name="T71"> уже обработано 50 заявок</text:span></text:p>
          </table:table-cell>
          <table:table-cell table:style-name="Таблица4.A1" office:value-type="string">
            <text:p text:style-name="P92"><text:span text:style-name="T71">Каждая 20-я заявка, поступающая на </text:span><text:span text:style-name="T72">T</text:span><text:span text:style-name="T51">i</text:span><text:span text:style-name="T71">, уничтожается до обслуживания на </text:span><text:span text:style-name="T72">T</text:span><text:span text:style-name="T51">i</text:span><text:span text:style-name="T71"> (</text:span><text:span text:style-name="T79">i</text:span><text:span text:style-name="T78"> = 1,2,3</text:span><text:span text:style-name="T71">)</text:span></text:p>
          </table:table-cell>
        </table:table-row>
        <table:table-row table:style-name="Таблица4.1">
          <table:table-cell table:style-name="Таблица4.A1" office:value-type="string">
            <text:p text:style-name="P57">Условие окончания моделирования</text:p>
          </table:table-cell>
          <table:table-cell table:style-name="Таблица4.A1" office:value-type="string">
            <text:p text:style-name="P57">Время: 12000 тактов</text:p>
          </table:table-cell>
          <table:table-cell table:style-name="Таблица4.A1" office:value-type="string">
            <text:p text:style-name="P92"><text:span text:style-name="T71">Суммарное количество обработанных на АРМ</text:span><text:span text:style-name="T50">2</text:span><text:span text:style-name="T71"> и АРМ</text:span><text:span text:style-name="T50">3</text:span><text:span text:style-name="T71"> заявок достигло 800</text:span></text:p>
          </table:table-cell>
        </table:table-row>
        <table:table-row table:style-name="Таблица4.1">
          <table:table-cell table:style-name="Таблица4.A1" office:value-type="string">
            <text:p text:style-name="P57"><text:s/>Определить</text:p>
          </table:table-cell>
          <table:table-cell table:style-name="Таблица4.A1" office:value-type="string">
            <text:p text:style-name="P92"><text:span text:style-name="T71">Количество заявок, обработанных на ЦВК: всего и поступивших с каждого из АРМ</text:span><text:span text:style-name="T51">i</text:span><text:span text:style-name="T71"> (</text:span><text:span text:style-name="T79">i</text:span><text:span text:style-name="T78"> = 1,2,3</text:span><text:span text:style-name="T71">) в отдельности</text:span></text:p>
          </table:table-cell>
          <table:table-cell table:style-name="Таблица4.A1" office:value-type="string">
            <text:p text:style-name="P92"><text:span text:style-name="T71">Количество обработанных и уничтоженных заявок для каждого </text:span><text:span text:style-name="T72">T</text:span><text:span text:style-name="T51">i</text:span><text:span text:style-name="T71"> (</text:span><text:span text:style-name="T79">i</text:span><text:span text:style-name="T78"> = 1,2,3</text:span><text:span text:style-name="T71">)</text:span></text:p>
          </table:table-cell>
        </table:table-row>
      </table:table>
      <text:p text:style-name="P91"><text:span text:style-name="T63">3) </text:span><text:span text:style-name="T73">Система включает в себя устройства </text:span><text:span text:style-name="T74">T</text:span><text:span text:style-name="T82">1</text:span><text:span text:style-name="T75">,</text:span><text:span text:style-name="T73"> </text:span><text:span text:style-name="T74">T</text:span><text:span text:style-name="T82">2</text:span><text:span text:style-name="T75">, </text:span><text:span text:style-name="T74">T</text:span><text:span text:style-name="T82">3</text:span><text:span text:style-name="T75">, </text:span><text:span text:style-name="T82"><text:s/></text:span><text:span text:style-name="T76">A</text:span><text:span text:style-name="T63">PM</text:span><text:span text:style-name="T48">1</text:span><text:span text:style-name="T63">, APM</text:span><text:span text:style-name="T48">2</text:span><text:span text:style-name="T63">, APM</text:span><text:span text:style-name="T48">3</text:span><text:span text:style-name="T63">, </text:span>КММ, ЦВК. Порядок обработки заявок:</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57">КММ</text:p>
          </table:table-cell>
          <table:table-cell table:style-name="Таблица5.A1" office:value-type="string">
            <text:p text:style-name="P92"><text:span text:style-name="T71">заявки, поступившие с АРМ</text:span><text:span text:style-name="T50">1</text:span><text:span text:style-name="T71">, АРМ</text:span><text:span text:style-name="T50">2</text:span><text:span text:style-name="T71">, АРМ</text:span><text:span text:style-name="T50">3</text:span><text:span text:style-name="T71"> (равноприоритетны),<text:line-break/>заявки любого типа, поступившие с ЦВК (равноприоритетны)</text:span></text:p>
          </table:table-cell>
        </table:table-row>
        <table:table-row table:style-name="Таблица5.1">
          <table:table-cell table:style-name="Таблица5.A1" office:value-type="string">
            <text:p text:style-name="P92"><text:span text:style-name="T79">T</text:span><text:span text:style-name="T85">i</text:span><text:span text:style-name="T78"><text:line-break/></text:span><text:soft-page-break/><text:span text:style-name="T78">(</text:span><text:span text:style-name="T79">i</text:span><text:span text:style-name="T78"> = 1,2,3)</text:span></text:p>
          </table:table-cell>
          <table:table-cell table:style-name="Таблица5.A1" office:value-type="string">
            <text:p text:style-name="P67">все поступающие заявки равноприоритетны</text:p>
          </table:table-cell>
        </table:table-row>
      </table:table>
      <text:p text:style-name="P71"><text:s/></text:p>
      <table:table table:name="Таблица6" table:style-name="Таблица6">
        <table:table-column table:style-name="Таблица6.A"/>
        <table:table-column table:style-name="Таблица6.B" table:number-columns-repeated="2"/>
        <table:table-row table:style-name="Таблица6.1">
          <table:table-cell table:style-name="Таблица6.A1" office:value-type="string">
            <text:p text:style-name="P58">Параметры модели</text:p>
          </table:table-cell>
          <table:table-cell table:style-name="Таблица6.A1" office:value-type="string">
            <text:p text:style-name="P58">Вариант а)</text:p>
          </table:table-cell>
          <table:table-cell table:style-name="Таблица6.A1" office:value-type="string">
            <text:p text:style-name="P58">Вариант б)</text:p>
          </table:table-cell>
        </table:table-row>
        <table:table-row table:style-name="Таблица6.1">
          <table:table-cell table:style-name="Таблица6.A1" office:value-type="string">
            <text:p text:style-name="P57">Поступление заявок в систему</text:p>
          </table:table-cell>
          <table:table-cell table:style-name="Таблица6.A1" office:value-type="string">
            <text:p text:style-name="P92"><text:span text:style-name="T72">t</text:span><text:span text:style-name="T50">1</text:span><text:span text:style-name="T71"> = 150, <text:s text:c="2"/>∆</text:span><text:span text:style-name="T72">t</text:span><text:span text:style-name="T50">1</text:span><text:span text:style-name="T71"> = 47<text:line-break/></text:span><text:span text:style-name="T72">t</text:span><text:span text:style-name="T51">2</text:span><text:span text:style-name="T71"> = 95 </text:span><text:span text:style-name="T72">±</text:span><text:span text:style-name="T71"> 1</text:span><text:span text:style-name="T72">5</text:span><text:span text:style-name="T71">, </text:span><text:span text:style-name="T72"><text:s/>n</text:span><text:span text:style-name="T50">2</text:span><text:span text:style-name="T71"> = 42<text:line-break/></text:span><text:span text:style-name="T72">t</text:span><text:span text:style-name="T51">3</text:span><text:span text:style-name="T72"> = </text:span><text:span text:style-name="T71">125 </text:span><text:span text:style-name="T72">±</text:span><text:span text:style-name="T71"> 40</text:span><text:span text:style-name="T72">, <text:s/>n</text:span><text:span text:style-name="T51">3</text:span><text:span text:style-name="T72"> = </text:span><text:span text:style-name="T71">37</text:span></text:p>
          </table:table-cell>
          <table:table-cell table:style-name="Таблица6.A1" office:value-type="string">
            <text:p text:style-name="P92"><text:span text:style-name="T72">t</text:span><text:span text:style-name="T50">1</text:span><text:span text:style-name="T71"> = 100 </text:span><text:span text:style-name="T72">±</text:span><text:span text:style-name="T71"> 30, <text:s/></text:span><text:span text:style-name="T72">n</text:span><text:span text:style-name="T50">1</text:span><text:span text:style-name="T71"> = 56<text:line-break/></text:span><text:span text:style-name="T72">t</text:span><text:span text:style-name="T51">2</text:span><text:span text:style-name="T71"> = 195 </text:span><text:span text:style-name="T72">±</text:span><text:span text:style-name="T71"> 15<text:line-break/></text:span><text:span text:style-name="T72">t</text:span><text:span text:style-name="T51">3</text:span><text:span text:style-name="T72"> = </text:span><text:span text:style-name="T71">150</text:span></text:p>
          </table:table-cell>
        </table:table-row>
        <table:table-row table:style-name="Таблица6.1">
          <table:table-cell table:style-name="Таблица6.A1" office:value-type="string">
            <text:p text:style-name="P92"><text:span text:style-name="T79">T</text:span><text:span text:style-name="T84">1</text:span></text:p>
            <text:p text:style-name="P92"><text:span text:style-name="T79">T</text:span><text:span text:style-name="T84">2</text:span></text:p>
            <text:p text:style-name="P92"><text:span text:style-name="T79">T</text:span><text:span text:style-name="T84">3</text:span></text:p>
          </table:table-cell>
          <table:table-cell table:style-name="Таблица6.A1" office:value-type="string">
            <text:p text:style-name="P92"><text:span text:style-name="T72">T = </text:span><text:span text:style-name="T71">28 ± 10</text:span></text:p>
            <text:p text:style-name="P92"><text:span text:style-name="T72">T = </text:span><text:span text:style-name="T71">32 ± 15</text:span></text:p>
            <text:p text:style-name="P92"><text:span text:style-name="T72">T = </text:span><text:span text:style-name="T71">30 ± 18</text:span></text:p>
          </table:table-cell>
          <table:table-cell table:style-name="Таблица6.A1" office:value-type="string">
            <text:p text:style-name="P57"><draw:frame draw:style-name="fr3" draw:name="Объект12" text:anchor-type="as-char" svg:width="7.982cm" svg:height="0.623cm" draw:z-index="12"><draw:object xlink:href="./Object 13" xlink:type="simple" xlink:show="embed" xlink:actuate="onLoad"/><draw:image xlink:href="./ObjectReplacements/Object 13" xlink:type="simple" xlink:show="embed" xlink:actuate="onLoad"/></draw:frame></text:p>
          </table:table-cell>
        </table:table-row>
        <table:table-row table:style-name="Таблица6.1">
          <table:table-cell table:style-name="Таблица6.A1" office:value-type="string">
            <text:p text:style-name="P92"><text:span text:style-name="T80">A</text:span><text:span text:style-name="T71">PM</text:span><text:span text:style-name="T50">1</text:span></text:p>
            <text:p text:style-name="P92"><text:span text:style-name="T71">APM</text:span><text:span text:style-name="T50">2</text:span></text:p>
            <text:p text:style-name="P92"><text:span text:style-name="T71">APM</text:span><text:span text:style-name="T50">3</text:span></text:p>
          </table:table-cell>
          <table:table-cell table:style-name="Таблица6.A1" office:value-type="string">
            <text:p text:style-name="P92"><text:span text:style-name="T72">T = </text:span><text:span text:style-name="T71">28 ± 3</text:span></text:p>
            <text:p text:style-name="P92"><text:span text:style-name="T72">T = </text:span><text:span text:style-name="T71">25 ± 4</text:span></text:p>
            <text:p text:style-name="P92"><text:span text:style-name="T72">T = </text:span><text:span text:style-name="T71">27 ± 4</text:span></text:p>
          </table:table-cell>
          <table:table-cell table:style-name="Таблица6.A1" office:value-type="string">
            <text:p text:style-name="P92"><text:span text:style-name="T72">T = </text:span><text:span text:style-name="T71">20 ± 2</text:span></text:p>
            <text:p text:style-name="P92"><text:span text:style-name="T72">T = </text:span><text:span text:style-name="T71">28 ± 4</text:span></text:p>
            <text:p text:style-name="P92"><text:span text:style-name="T72">T = </text:span><text:span text:style-name="T71">18 ± 3</text:span></text:p>
          </table:table-cell>
        </table:table-row>
        <table:table-row table:style-name="Таблица6.1">
          <table:table-cell table:style-name="Таблица6.A1" office:value-type="string">
            <text:p text:style-name="P57">ЦВК</text:p>
          </table:table-cell>
          <table:table-cell table:style-name="Таблица6.A1" office:value-type="string">
            <text:p text:style-name="P57"><draw:frame draw:style-name="fr3" draw:name="Объект13" text:anchor-type="as-char" svg:width="4.426cm" svg:height="0.623cm" draw:z-index="13"><draw:object xlink:href="./Object 14" xlink:type="simple" xlink:show="embed" xlink:actuate="onLoad"/><draw:image xlink:href="./ObjectReplacements/Object 14" xlink:type="simple" xlink:show="embed" xlink:actuate="onLoad"/></draw:frame></text:p>
          </table:table-cell>
          <table:table-cell table:style-name="Таблица6.A1" office:value-type="string">
            <text:p text:style-name="P92"><text:span text:style-name="T72">T = </text:span><text:span text:style-name="T71">35 ± 10</text:span></text:p>
          </table:table-cell>
        </table:table-row>
        <table:table-row table:style-name="Таблица6.1">
          <table:table-cell table:style-name="Таблица6.A1" office:value-type="string">
            <text:p text:style-name="P57">КММ</text:p>
          </table:table-cell>
          <table:table-cell table:style-name="Таблица6.A1" office:value-type="string">
            <text:p text:style-name="P57"><draw:frame draw:style-name="fr3" draw:name="Объект14" text:anchor-type="as-char" svg:width="8.92cm" svg:height="0.979cm" draw:z-index="14"><draw:object xlink:href="./Object 15" xlink:type="simple" xlink:show="embed" xlink:actuate="onLoad"/><draw:image xlink:href="./ObjectReplacements/Object 15" xlink:type="simple" xlink:show="embed" xlink:actuate="onLoad"/></draw:frame></text:p>
          </table:table-cell>
          <table:table-cell table:style-name="Таблица6.A1" office:value-type="string">
            <text:p text:style-name="P57"><draw:frame draw:style-name="fr3" draw:name="Объект15" text:anchor-type="as-char" svg:width="1.492cm" svg:height="1.727cm" draw:z-index="15"><draw:object xlink:href="./Object 16" xlink:type="simple" xlink:show="embed" xlink:actuate="onLoad"/><draw:image xlink:href="./ObjectReplacements/Object 16" xlink:type="simple" xlink:show="embed" xlink:actuate="onLoad"/></draw:frame></text:p>
          </table:table-cell>
        </table:table-row>
        <table:table-row table:style-name="Таблица6.1">
          <table:table-cell table:style-name="Таблица6.A1" office:value-type="string">
            <text:p text:style-name="P57">Условия окончания обслуживания заявок</text:p>
          </table:table-cell>
          <table:table-cell table:style-name="Таблица6.A1" office:value-type="string">
            <text:p text:style-name="P92"><text:span text:style-name="T71">Заявки, поступающие на АРМ</text:span><text:span text:style-name="T51">i</text:span><text:span text:style-name="T71">, уничтожаются без обработки, если очередь к АРМ</text:span><text:span text:style-name="T51">i</text:span><text:span text:style-name="T71"> уже содержит хотя бы одну заявку</text:span></text:p>
          </table:table-cell>
          <table:table-cell table:style-name="Таблица6.A1" office:value-type="string">
            <text:p text:style-name="P92"><text:span text:style-name="T71">Максимально возможная длина очереди к каждому </text:span><text:span text:style-name="T72">T</text:span><text:span text:style-name="T51">i</text:span><text:span text:style-name="T71"> равна 2. Заявка уничтожается до обработки на </text:span><text:span text:style-name="T72">T</text:span><text:span text:style-name="T51">i</text:span><text:span text:style-name="T71">, если очередь к </text:span><text:span text:style-name="T72">T</text:span><text:span text:style-name="T51">i</text:span><text:span text:style-name="T71"> максимальной длины.</text:span></text:p>
          </table:table-cell>
        </table:table-row>
        <table:table-row table:style-name="Таблица6.1">
          <table:table-cell table:style-name="Таблица6.A1" office:value-type="string">
            <text:p text:style-name="P57">Условие окончания моделирования</text:p>
          </table:table-cell>
          <table:table-cell table:style-name="Таблица6.A1" office:value-type="string">
            <text:p text:style-name="P57">Время: 13000 тактов</text:p>
          </table:table-cell>
          <table:table-cell table:style-name="Таблица6.A1" office:value-type="string">
            <text:p text:style-name="P92"><text:span text:style-name="T71">Суммарное количество обработанных на АРМ</text:span><text:span text:style-name="T50">1</text:span><text:span text:style-name="T71"> и АРМ</text:span><text:span text:style-name="T50">2</text:span><text:span text:style-name="T71"> заявок достигло 1000</text:span></text:p>
          </table:table-cell>
        </table:table-row>
        <table:table-row table:style-name="Таблица6.1">
          <table:table-cell table:style-name="Таблица6.A1" office:value-type="string">
            <text:p text:style-name="P57"><text:s/>Определить</text:p>
          </table:table-cell>
          <table:table-cell table:style-name="Таблица6.A1" office:value-type="string">
            <text:p text:style-name="P92"><text:span text:style-name="T71">Количество заявок, обработанных на ЦВК на момент, когда 20 заявок прошли через АРМ</text:span><text:span text:style-name="T50">2</text:span></text:p>
          </table:table-cell>
          <table:table-cell table:style-name="Таблица6.A1" office:value-type="string">
            <text:p text:style-name="P92"><text:span text:style-name="T71">Количество обработанных и уничтоженных заявок для каждого </text:span><text:span text:style-name="T72">T</text:span><text:span text:style-name="T51">i</text:span><text:span text:style-name="T71"> (</text:span><text:span text:style-name="T79">i</text:span><text:span text:style-name="T78"> = 1,2,3</text:span><text:span text:style-name="T71">)</text:span></text:p>
          </table:table-cell>
        </table:table-row>
      </table:table>
      <text:p text:style-name="P91"><text:span text:style-name="T69">4)</text:span><text:span text:style-name="T63"> </text:span><text:span text:style-name="T73">Система включает в себя устройства </text:span><text:span text:style-name="T74">T</text:span><text:span text:style-name="T82">1</text:span><text:span text:style-name="T75">,</text:span><text:span text:style-name="T73"> </text:span><text:span text:style-name="T74">T</text:span><text:span text:style-name="T82">2</text:span><text:span text:style-name="T75">, </text:span><text:span text:style-name="T74">T</text:span><text:span text:style-name="T82">3</text:span><text:span text:style-name="T75">, </text:span><text:span text:style-name="T82"><text:s/></text:span><text:span text:style-name="T76">A</text:span><text:span text:style-name="T63">PM</text:span><text:span text:style-name="T48">1</text:span><text:span text:style-name="T63">, APM</text:span><text:span text:style-name="T48">2</text:span><text:span text:style-name="T63">, APM</text:span><text:span text:style-name="T48">3</text:span><text:span text:style-name="T63">, </text:span>КММ, ЦВК. Порядок обработки заявок:</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57">КММ</text:p>
          </table:table-cell>
          <table:table-cell table:style-name="Таблица7.A1" office:value-type="string">
            <text:p text:style-name="P92"><text:span text:style-name="T71">в соответствии с алгоритмом </text:span><text:span text:style-name="T72">FIFO</text:span><text:span text:style-name="T71">, а при одновременном поступлении заявок в следующем порядке:<text:line-break/>заявки любого типа, поступившие с ЦВК (равноприоритетны),<text:line-break/>заявки, поступившие с АРМ</text:span><text:span text:style-name="T50">3</text:span><text:span text:style-name="T71">,<text:line-break/>заявки, поступившие с АРМ</text:span><text:span text:style-name="T50">2</text:span><text:span text:style-name="T71">,<text:line-break/>заявки, поступившие с АРМ</text:span><text:span text:style-name="T50">1</text:span></text:p>
          </table:table-cell>
        </table:table-row>
        <table:table-row table:style-name="Таблица7.1">
          <table:table-cell table:style-name="Таблица7.A1" office:value-type="string">
            <text:p text:style-name="P92"><text:span text:style-name="T79">T</text:span><text:span text:style-name="T85">i</text:span><text:span text:style-name="T78"><text:line-break/>(</text:span><text:span text:style-name="T79">i</text:span><text:span text:style-name="T78"> = 1,2,3)</text:span></text:p>
          </table:table-cell>
          <table:table-cell table:style-name="Таблица7.A1" office:value-type="string">
            <text:p text:style-name="P67">все поступающие заявки равноприоритетны</text:p>
          </table:table-cell>
        </table:table-row>
      </table:table>
      <text:p text:style-name="P68"><text:soft-page-break/></text:p>
      <table:table table:name="Таблица8" table:style-name="Таблица8">
        <table:table-column table:style-name="Таблица8.A"/>
        <table:table-column table:style-name="Таблица8.B" table:number-columns-repeated="2"/>
        <table:table-row table:style-name="Таблица8.1">
          <table:table-cell table:style-name="Таблица8.A1" office:value-type="string">
            <text:p text:style-name="P58">Параметры модели</text:p>
          </table:table-cell>
          <table:table-cell table:style-name="Таблица8.A1" office:value-type="string">
            <text:p text:style-name="P58">Вариант а)</text:p>
          </table:table-cell>
          <table:table-cell table:style-name="Таблица8.A1" office:value-type="string">
            <text:p text:style-name="P58">Вариант б)</text:p>
          </table:table-cell>
        </table:table-row>
        <table:table-row table:style-name="Таблица8.1">
          <table:table-cell table:style-name="Таблица8.A1" office:value-type="string">
            <text:p text:style-name="P57">Поступление заявок в систему</text:p>
          </table:table-cell>
          <table:table-cell table:style-name="Таблица8.A1" office:value-type="string">
            <text:p text:style-name="P92"><text:span text:style-name="T72">t</text:span><text:span text:style-name="T50">1</text:span><text:span text:style-name="T71"> = </text:span><text:span text:style-name="T72">1</text:span><text:span text:style-name="T71">2</text:span><text:span text:style-name="T72">0 ± </text:span><text:span text:style-name="T71">5</text:span><text:span text:style-name="T72">5</text:span><text:span text:style-name="T71"><text:line-break/></text:span><text:span text:style-name="T72">t</text:span><text:span text:style-name="T51">2</text:span><text:span text:style-name="T71"> =110, <text:s text:c="2"/>∆</text:span><text:span text:style-name="T72">t</text:span><text:span text:style-name="T50">2</text:span><text:span text:style-name="T71"> = 100, </text:span><text:span text:style-name="T72"><text:s/>n</text:span><text:span text:style-name="T50">2</text:span><text:span text:style-name="T71"> = 35<text:line-break/></text:span><text:span text:style-name="T72">t</text:span><text:span text:style-name="T51">3</text:span><text:span text:style-name="T72"> = </text:span><text:span text:style-name="T71">144</text:span><text:span text:style-name="T72">, <text:s/>n</text:span><text:span text:style-name="T51">3</text:span><text:span text:style-name="T72"> = </text:span><text:span text:style-name="T71">44</text:span></text:p>
          </table:table-cell>
          <table:table-cell table:style-name="Таблица8.A1" office:value-type="string">
            <text:p text:style-name="P92"><text:span text:style-name="T72">t</text:span><text:span text:style-name="T50">1</text:span><text:span text:style-name="T71"> = 200</text:span><text:span text:style-name="T72"> ± </text:span><text:span text:style-name="T71">50, <text:s/></text:span><text:span text:style-name="T72">n</text:span><text:span text:style-name="T50">1</text:span><text:span text:style-name="T71"> = 30<text:line-break/></text:span><text:span text:style-name="T72">t</text:span><text:span text:style-name="T51">2</text:span><text:span text:style-name="T71"> = 180, <text:s/></text:span><text:span text:style-name="T72">n</text:span><text:span text:style-name="T50">2</text:span><text:span text:style-name="T71"> = 35<text:line-break/></text:span><text:span text:style-name="T72">t</text:span><text:span text:style-name="T51">3</text:span><text:span text:style-name="T72"> =</text:span><text:span text:style-name="T71"> 155, <text:s/></text:span><text:span text:style-name="T72">n</text:span><text:span text:style-name="T51">3</text:span><text:span text:style-name="T72"> = </text:span><text:span text:style-name="T71">30</text:span></text:p>
          </table:table-cell>
        </table:table-row>
        <table:table-row table:style-name="Таблица8.1">
          <table:table-cell table:style-name="Таблица8.A1" office:value-type="string">
            <text:p text:style-name="P92"><text:span text:style-name="T79">T</text:span><text:span text:style-name="T84">1</text:span></text:p>
            <text:p text:style-name="P92"><text:span text:style-name="T79">T</text:span><text:span text:style-name="T84">2</text:span></text:p>
            <text:p text:style-name="P92"><text:span text:style-name="T79">T</text:span><text:span text:style-name="T84">3</text:span></text:p>
          </table:table-cell>
          <table:table-cell table:style-name="Таблица8.A1" office:value-type="string">
            <text:p text:style-name="P57"><draw:frame draw:style-name="fr3" draw:name="Объект16" text:anchor-type="as-char" svg:width="4.636cm" svg:height="0.623cm" draw:z-index="16"><draw:object xlink:href="./Object 17" xlink:type="simple" xlink:show="embed" xlink:actuate="onLoad"/><draw:image xlink:href="./ObjectReplacements/Object 17" xlink:type="simple" xlink:show="embed" xlink:actuate="onLoad"/></draw:frame></text:p>
          </table:table-cell>
          <table:table-cell table:style-name="Таблица8.A1" office:value-type="string">
            <text:p text:style-name="P92"><text:span text:style-name="T72">T = </text:span><text:span text:style-name="T71">20 ± 3</text:span></text:p>
            <text:p text:style-name="P92"><text:span text:style-name="T72">T = </text:span><text:span text:style-name="T71">32 ± 4</text:span></text:p>
            <text:p text:style-name="P92"><text:span text:style-name="T72">T = </text:span><text:span text:style-name="T71">28 ± 2</text:span></text:p>
          </table:table-cell>
        </table:table-row>
        <table:table-row table:style-name="Таблица8.1">
          <table:table-cell table:style-name="Таблица8.A1" office:value-type="string">
            <text:p text:style-name="P92"><text:span text:style-name="T80">A</text:span><text:span text:style-name="T71">PM</text:span><text:span text:style-name="T50">1</text:span></text:p>
            <text:p text:style-name="P92"><text:span text:style-name="T71">APM</text:span><text:span text:style-name="T50">2</text:span></text:p>
            <text:p text:style-name="P92"><text:span text:style-name="T71">APM</text:span><text:span text:style-name="T50">3</text:span></text:p>
          </table:table-cell>
          <table:table-cell table:style-name="Таблица8.A1" office:value-type="string">
            <text:p text:style-name="P57"><draw:frame draw:style-name="fr3" draw:name="Объект17" text:anchor-type="as-char" svg:width="4.417cm" svg:height="0.623cm" draw:z-index="17"><draw:object xlink:href="./Object 18" xlink:type="simple" xlink:show="embed" xlink:actuate="onLoad"/><draw:image xlink:href="./ObjectReplacements/Object 18" xlink:type="simple" xlink:show="embed" xlink:actuate="onLoad"/></draw:frame></text:p>
          </table:table-cell>
          <table:table-cell table:style-name="Таблица8.A1" office:value-type="string">
            <text:p text:style-name="P57"><draw:frame draw:style-name="fr3" draw:name="Объект18" text:anchor-type="as-char" svg:width="4.299cm" svg:height="0.623cm" draw:z-index="18"><draw:object xlink:href="./Object 19" xlink:type="simple" xlink:show="embed" xlink:actuate="onLoad"/><draw:image xlink:href="./ObjectReplacements/Object 19" xlink:type="simple" xlink:show="embed" xlink:actuate="onLoad"/></draw:frame></text:p>
          </table:table-cell>
        </table:table-row>
        <table:table-row table:style-name="Таблица8.1">
          <table:table-cell table:style-name="Таблица8.A1" office:value-type="string">
            <text:p text:style-name="P57">ЦВК</text:p>
          </table:table-cell>
          <table:table-cell table:style-name="Таблица8.A1" office:value-type="string">
            <text:p text:style-name="P92"><text:span text:style-name="T72">T = </text:span><text:span text:style-name="T71">55 ± 8</text:span></text:p>
          </table:table-cell>
          <table:table-cell table:style-name="Таблица8.A1" office:value-type="string">
            <text:p text:style-name="P92"><text:span text:style-name="T72">T = </text:span><text:span text:style-name="T71">35 ± 5</text:span></text:p>
          </table:table-cell>
        </table:table-row>
        <table:table-row table:style-name="Таблица8.1">
          <table:table-cell table:style-name="Таблица8.A1" office:value-type="string">
            <text:p text:style-name="P57">КММ</text:p>
          </table:table-cell>
          <table:table-cell table:style-name="Таблица8.A1" office:value-type="string">
            <text:p text:style-name="P57"><draw:frame draw:style-name="fr3" draw:name="Объект19" text:anchor-type="as-char" svg:width="1.499cm" svg:height="1.727cm" draw:z-index="19"><draw:object xlink:href="./Object 20" xlink:type="simple" xlink:show="embed" xlink:actuate="onLoad"/><draw:image xlink:href="./ObjectReplacements/Object 20" xlink:type="simple" xlink:show="embed" xlink:actuate="onLoad"/></draw:frame></text:p>
          </table:table-cell>
          <table:table-cell table:style-name="Таблица8.A1" office:value-type="string">
            <text:p text:style-name="P57"><draw:frame draw:style-name="fr3" draw:name="Объект20" text:anchor-type="as-char" svg:width="5.323cm" svg:height="1.561cm" draw:z-index="20"><draw:object xlink:href="./Object 21" xlink:type="simple" xlink:show="embed" xlink:actuate="onLoad"/><draw:image xlink:href="./ObjectReplacements/Object 21" xlink:type="simple" xlink:show="embed" xlink:actuate="onLoad"/></draw:frame></text:p>
          </table:table-cell>
        </table:table-row>
        <table:table-row table:style-name="Таблица8.1">
          <table:table-cell table:style-name="Таблица8.A1" office:value-type="string">
            <text:p text:style-name="P57">Условия окончания обслуживания заявок</text:p>
          </table:table-cell>
          <table:table-cell table:style-name="Таблица8.A1" office:value-type="string">
            <text:p text:style-name="P57">Максимально возможная длина очереди к ЦВК равна 5. Если очередь на ЦВК максимальной длины, заявка уничтожается без обслуживания на ЦВК</text:p>
          </table:table-cell>
          <table:table-cell table:style-name="Таблица8.A1" office:value-type="string">
            <text:p text:style-name="P57">Каждая 10-я заявка после обработки на ЦВК покидает систему</text:p>
          </table:table-cell>
        </table:table-row>
        <table:table-row table:style-name="Таблица8.1">
          <table:table-cell table:style-name="Таблица8.A1" office:value-type="string">
            <text:p text:style-name="P57">Условие окончания моделирования</text:p>
          </table:table-cell>
          <table:table-cell table:style-name="Таблица8.A1" office:value-type="string">
            <text:p text:style-name="P57">Время: 12000 тактов</text:p>
          </table:table-cell>
          <table:table-cell table:style-name="Таблица8.A1" office:value-type="string">
            <text:p text:style-name="P92"><text:span text:style-name="T71">Количество обработанных на АРМ</text:span><text:span text:style-name="T50">2</text:span><text:span text:style-name="T71"> заявок достигло 500</text:span></text:p>
          </table:table-cell>
        </table:table-row>
        <table:table-row table:style-name="Таблица8.1">
          <table:table-cell table:style-name="Таблица8.A1" office:value-type="string">
            <text:p text:style-name="P57"><text:s/>Определить</text:p>
          </table:table-cell>
          <table:table-cell table:style-name="Таблица8.A1" office:value-type="string">
            <text:p text:style-name="P92"><text:span text:style-name="T71">Количество уничтоженных заявок: всего и поступивших с каждого из АРМ</text:span><text:span text:style-name="T51">i</text:span><text:span text:style-name="T71"> (</text:span><text:span text:style-name="T79">i</text:span><text:span text:style-name="T78"> = 1,2,3</text:span><text:span text:style-name="T71">) в отдельности</text:span></text:p>
          </table:table-cell>
          <table:table-cell table:style-name="Таблица8.A1" office:value-type="string">
            <text:p text:style-name="P92"><text:span text:style-name="T71">Количество заявок, обработанных на каждом из </text:span><text:span text:style-name="T72">T</text:span><text:span text:style-name="T51">i</text:span><text:span text:style-name="T71"> (</text:span><text:span text:style-name="T79">i</text:span><text:span text:style-name="T78"> = 1,2,3</text:span><text:span text:style-name="T71">) на момент, когда систему покинет первая заявка</text:span></text:p>
          </table:table-cell>
        </table:table-row>
      </table:table>
      <text:p text:style-name="P91"><text:span text:style-name="T70">5) </text:span><text:span text:style-name="T73">Система включает в себя устройства </text:span><text:span text:style-name="T74">T</text:span><text:span text:style-name="T82">1</text:span><text:span text:style-name="T75">,</text:span><text:span text:style-name="T73"> </text:span><text:span text:style-name="T74">T</text:span><text:span text:style-name="T82">2</text:span><text:span text:style-name="T75">, </text:span><text:span text:style-name="T74">T</text:span><text:span text:style-name="T82">3</text:span><text:span text:style-name="T75">, </text:span><text:span text:style-name="T82"><text:s/></text:span><text:span text:style-name="T76">A</text:span><text:span text:style-name="T63">PM</text:span><text:span text:style-name="T48">1</text:span><text:span text:style-name="T63">, APM</text:span><text:span text:style-name="T48">2</text:span><text:span text:style-name="T63">, APM</text:span><text:span text:style-name="T48">3</text:span><text:span text:style-name="T63">, </text:span>КММ, ЦВК. Порядок обработки заявок:</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57">КММ</text:p>
          </table:table-cell>
          <table:table-cell table:style-name="Таблица9.A1" office:value-type="string">
            <text:p text:style-name="P93"><text:span text:style-name="T71">в соответствии с алгоритмом </text:span><text:span text:style-name="T72">FIFO</text:span><text:span text:style-name="T71">, а при одновременном поступлении заявок в следующем порядке:<text:line-break/>заявки первого типа, поступившие с ЦВК,<text:line-break/>заявки, поступившие с АРМ</text:span><text:span text:style-name="T50">1</text:span><text:span text:style-name="T71">,<text:line-break/>заявки второго типа, поступившие с ЦВК,<text:line-break/>заявки, поступившие с АРМ</text:span><text:span text:style-name="T50">2</text:span><text:span text:style-name="T71">,<text:line-break/>заявки третьего типа, поступившие с ЦВК,<text:line-break/>заявки, поступившие с АРМ</text:span><text:span text:style-name="T50">3</text:span></text:p>
          </table:table-cell>
        </table:table-row>
        <table:table-row table:style-name="Таблица9.1">
          <table:table-cell table:style-name="Таблица9.A1" office:value-type="string">
            <text:p text:style-name="P92"><text:span text:style-name="T79">T</text:span><text:span text:style-name="T85">i</text:span><text:span text:style-name="T78"><text:line-break/>(</text:span><text:span text:style-name="T79">i</text:span><text:span text:style-name="T78"> = 1,2,3)</text:span></text:p>
          </table:table-cell>
          <table:table-cell table:style-name="Таблица9.A1" office:value-type="string">
            <text:p text:style-name="P93"><text:span text:style-name="T78">заявки, </text:span><text:span text:style-name="T71">поступившие</text:span><text:span text:style-name="T78"> с ЦВК,<text:line-break/>заявки, </text:span><text:span text:style-name="T71">поступившие с АРМ</text:span><text:span text:style-name="T51">i</text:span></text:p>
          </table:table-cell>
        </table:table-row>
      </table:table>
      <text:p text:style-name="P92"><text:span text:style-name="T73">Все заявки, поступающие на АРМ</text:span><text:span text:style-name="T83">i</text:span><text:span text:style-name="T73"> (</text:span><text:span text:style-name="T74">i</text:span> = 1,2,3), равноприоритетны.</text:p>
      <table:table table:name="Таблица10" table:style-name="Таблица10">
        <table:table-column table:style-name="Таблица10.A"/>
        <table:table-column table:style-name="Таблица10.B" table:number-columns-repeated="2"/>
        <table:table-row table:style-name="Таблица10.1">
          <table:table-cell table:style-name="Таблица10.A1" office:value-type="string">
            <text:p text:style-name="P60">Параметры <text:soft-page-break/>модели</text:p>
          </table:table-cell>
          <table:table-cell table:style-name="Таблица10.A1" office:value-type="string">
            <text:p text:style-name="P60">Вариант а)</text:p>
          </table:table-cell>
          <table:table-cell table:style-name="Таблица10.A1" office:value-type="string">
            <text:p text:style-name="P60">Вариант б)</text:p>
          </table:table-cell>
        </table:table-row>
        <table:table-row table:style-name="Таблица10.1">
          <table:table-cell table:style-name="Таблица10.A1" office:value-type="string">
            <text:p text:style-name="P57">Поступление заявок в систему</text:p>
          </table:table-cell>
          <table:table-cell table:style-name="Таблица10.A1" office:value-type="string">
            <text:p text:style-name="P92"><text:span text:style-name="T72">t</text:span><text:span text:style-name="T50">1</text:span><text:span text:style-name="T71"> = 22</text:span><text:span text:style-name="T72">0 ± </text:span><text:span text:style-name="T71">5</text:span><text:span text:style-name="T72">5</text:span><text:span text:style-name="T71"><text:line-break/></text:span><text:span text:style-name="T72">t</text:span><text:span text:style-name="T51">2</text:span><text:span text:style-name="T71"> =19</text:span><text:span text:style-name="T72">0 ± </text:span><text:span text:style-name="T71">10<text:line-break/></text:span><text:span text:style-name="T72">t</text:span><text:span text:style-name="T51">3</text:span><text:span text:style-name="T72"> = </text:span><text:span text:style-name="T71">160</text:span><text:span text:style-name="T72">, <text:s/>n</text:span><text:span text:style-name="T51">3</text:span><text:span text:style-name="T72"> = </text:span><text:span text:style-name="T71">54</text:span></text:p>
          </table:table-cell>
          <table:table-cell table:style-name="Таблица10.A1" office:value-type="string">
            <text:p text:style-name="P92"><text:span text:style-name="T72">t</text:span><text:span text:style-name="T50">1</text:span><text:span text:style-name="T71"> = 140 ± 35<text:line-break/></text:span><text:span text:style-name="T72">t</text:span><text:span text:style-name="T50">2</text:span><text:span text:style-name="T71"> = 190 ± 10<text:line-break/></text:span><text:span text:style-name="T72">t</text:span><text:span text:style-name="T50">3</text:span><text:span text:style-name="T71"> = 230 ± 10</text:span></text:p>
          </table:table-cell>
        </table:table-row>
        <table:table-row table:style-name="Таблица10.1">
          <table:table-cell table:style-name="Таблица10.A1" office:value-type="string">
            <text:p text:style-name="P92"><text:span text:style-name="T79">T</text:span><text:span text:style-name="T84">1</text:span></text:p>
            <text:p text:style-name="P92"><text:span text:style-name="T79">T</text:span><text:span text:style-name="T84">2</text:span></text:p>
            <text:p text:style-name="P92"><text:span text:style-name="T79">T</text:span><text:span text:style-name="T84">3</text:span></text:p>
          </table:table-cell>
          <table:table-cell table:style-name="Таблица10.A1" office:value-type="string">
            <text:p text:style-name="P92"><text:span text:style-name="T72">T</text:span><text:span text:style-name="T71"> = 25 ± 10</text:span></text:p>
            <text:p text:style-name="P92"><text:span text:style-name="T72">T</text:span><text:span text:style-name="T71"> = 27 ± 7</text:span></text:p>
            <text:p text:style-name="P92"><text:span text:style-name="T72">T</text:span><text:span text:style-name="T71"> = 28 ± 5</text:span></text:p>
          </table:table-cell>
          <table:table-cell table:style-name="Таблица10.A1" office:value-type="string">
            <text:p text:style-name="P57"><draw:frame draw:style-name="fr3" draw:name="Объект21" text:anchor-type="as-char" svg:width="4.297cm" svg:height="0.623cm" draw:z-index="21"><draw:object xlink:href="./Object 22" xlink:type="simple" xlink:show="embed" xlink:actuate="onLoad"/><draw:image xlink:href="./ObjectReplacements/Object 22" xlink:type="simple" xlink:show="embed" xlink:actuate="onLoad"/></draw:frame></text:p>
          </table:table-cell>
        </table:table-row>
        <table:table-row table:style-name="Таблица10.1">
          <table:table-cell table:style-name="Таблица10.A1" office:value-type="string">
            <text:p text:style-name="P92"><text:span text:style-name="T80">A</text:span><text:span text:style-name="T71">PM</text:span><text:span text:style-name="T50">1</text:span></text:p>
            <text:p text:style-name="P92"><text:span text:style-name="T71">APM</text:span><text:span text:style-name="T50">2</text:span></text:p>
            <text:p text:style-name="P92"><text:span text:style-name="T71">APM</text:span><text:span text:style-name="T50">3</text:span></text:p>
          </table:table-cell>
          <table:table-cell table:style-name="Таблица10.A1" office:value-type="string">
            <text:p text:style-name="P57"><draw:frame draw:style-name="fr3" draw:name="Объект22" text:anchor-type="as-char" svg:width="7.992cm" svg:height="0.623cm" draw:z-index="22"><draw:object xlink:href="./Object 23" xlink:type="simple" xlink:show="embed" xlink:actuate="onLoad"/><draw:image xlink:href="./ObjectReplacements/Object 23" xlink:type="simple" xlink:show="embed" xlink:actuate="onLoad"/></draw:frame></text:p>
          </table:table-cell>
          <table:table-cell table:style-name="Таблица10.A1" office:value-type="string">
            <text:p text:style-name="P92"><text:span text:style-name="T72">T</text:span><text:span text:style-name="T71"> = 20 ± 4</text:span></text:p>
            <text:p text:style-name="P92"><text:span text:style-name="T72">T</text:span><text:span text:style-name="T71"> = 25 ± 5</text:span></text:p>
            <text:p text:style-name="P92"><text:span text:style-name="T72">T</text:span><text:span text:style-name="T71"> = 28 ± 8</text:span></text:p>
          </table:table-cell>
        </table:table-row>
        <table:table-row table:style-name="Таблица10.1">
          <table:table-cell table:style-name="Таблица10.A1" office:value-type="string">
            <text:p text:style-name="P57">ЦВК</text:p>
          </table:table-cell>
          <table:table-cell table:style-name="Таблица10.A1" office:value-type="string">
            <text:p text:style-name="P57"><draw:frame draw:style-name="fr3" draw:name="Объект23" text:anchor-type="as-char" svg:width="4.309cm" svg:height="0.623cm" draw:z-index="23"><draw:object xlink:href="./Object 24" xlink:type="simple" xlink:show="embed" xlink:actuate="onLoad"/><draw:image xlink:href="./ObjectReplacements/Object 24" xlink:type="simple" xlink:show="embed" xlink:actuate="onLoad"/></draw:frame></text:p>
          </table:table-cell>
          <table:table-cell table:style-name="Таблица10.A1" office:value-type="string">
            <text:p text:style-name="P92"><text:span text:style-name="T72">T = </text:span><text:span text:style-name="T71">48 ± 7</text:span></text:p>
          </table:table-cell>
        </table:table-row>
        <table:table-row table:style-name="Таблица10.1">
          <table:table-cell table:style-name="Таблица10.A1" office:value-type="string">
            <text:p text:style-name="P57">КММ</text:p>
          </table:table-cell>
          <table:table-cell table:style-name="Таблица10.A1" office:value-type="string">
            <text:p text:style-name="P57"><draw:frame draw:style-name="fr3" draw:name="Объект24" text:anchor-type="as-char" svg:width="1.501cm" svg:height="1.727cm" draw:z-index="24"><draw:object xlink:href="./Object 25" xlink:type="simple" xlink:show="embed" xlink:actuate="onLoad"/><draw:image xlink:href="./ObjectReplacements/Object 25" xlink:type="simple" xlink:show="embed" xlink:actuate="onLoad"/></draw:frame></text:p>
          </table:table-cell>
          <table:table-cell table:style-name="Таблица10.A1" office:value-type="string">
            <text:p text:style-name="P57"><draw:frame draw:style-name="fr3" draw:name="Объект25" text:anchor-type="as-char" svg:width="5.352cm" svg:height="1.561cm" draw:z-index="25"><draw:object xlink:href="./Object 26" xlink:type="simple" xlink:show="embed" xlink:actuate="onLoad"/><draw:image xlink:href="./ObjectReplacements/Object 26" xlink:type="simple" xlink:show="embed" xlink:actuate="onLoad"/></draw:frame></text:p>
          </table:table-cell>
        </table:table-row>
        <table:table-row table:style-name="Таблица10.1">
          <table:table-cell table:style-name="Таблица10.A1" office:value-type="string">
            <text:p text:style-name="P57">Условия окончания обслуживания заявок</text:p>
          </table:table-cell>
          <table:table-cell table:style-name="Таблица10.A1" office:value-type="string">
            <text:p text:style-name="P57">Максимальная длина очереди к ЦВК равна 10. Если очередь на ЦВК максимальной длины, заявка уничтожается без обслуживания на ЦВК</text:p>
          </table:table-cell>
          <table:table-cell table:style-name="Таблица10.A1" office:value-type="string">
            <text:p text:style-name="P92"><text:span text:style-name="T71">После обработки на </text:span><text:span text:style-name="T72">T</text:span><text:span text:style-name="T51">i</text:span><text:span text:style-name="T71"> уничтожается каждая 4</text:span><text:span text:style-name="T72">i</text:span><text:span text:style-name="T71">-тая заявка</text:span></text:p>
          </table:table-cell>
        </table:table-row>
        <table:table-row table:style-name="Таблица10.1">
          <table:table-cell table:style-name="Таблица10.A1" office:value-type="string">
            <text:p text:style-name="P57">Условие окончания моделирования</text:p>
          </table:table-cell>
          <table:table-cell table:style-name="Таблица10.A1" office:value-type="string">
            <text:p text:style-name="P57">Время: 17000 тактов</text:p>
          </table:table-cell>
          <table:table-cell table:style-name="Таблица10.A1" office:value-type="string">
            <text:p text:style-name="P57">Количество обработанных на ЦВК заявок достигло 250</text:p>
          </table:table-cell>
        </table:table-row>
        <table:table-row table:style-name="Таблица10.1">
          <table:table-cell table:style-name="Таблица10.A1" office:value-type="string">
            <text:p text:style-name="P57"><text:s/>Определить</text:p>
          </table:table-cell>
          <table:table-cell table:style-name="Таблица10.A1" office:value-type="string">
            <text:p text:style-name="P57">Количество заявок, обработанных на ЦВК на момент, когда систему покинет первая заявка</text:p>
          </table:table-cell>
          <table:table-cell table:style-name="Таблица10.A1" office:value-type="string">
            <text:p text:style-name="P92"><text:span text:style-name="T71">Количество обработанных и уничтоженных заявок для каждого </text:span><text:span text:style-name="T72">T</text:span><text:span text:style-name="T51">i</text:span><text:span text:style-name="T71"> (</text:span><text:span text:style-name="T79">i</text:span><text:span text:style-name="T78"> = 1,2,3</text:span><text:span text:style-name="T71">)</text:span></text:p>
          </table:table-cell>
        </table:table-row>
      </table:table>
      <text:p text:style-name="P91"><text:span text:style-name="T63">6) <text:s/></text:span><text:span text:style-name="T73">Система включает в себя устройства </text:span><text:span text:style-name="T74">T</text:span><text:span text:style-name="T82">1</text:span><text:span text:style-name="T75">,</text:span><text:span text:style-name="T73"> </text:span><text:span text:style-name="T74">T</text:span><text:span text:style-name="T82">2</text:span><text:span text:style-name="T75">, </text:span><text:span text:style-name="T74">T</text:span><text:span text:style-name="T82">3</text:span><text:span text:style-name="T75">, </text:span><text:span text:style-name="T82"><text:s/></text:span><text:span text:style-name="T76">A</text:span><text:span text:style-name="T63">PM</text:span><text:span text:style-name="T48">1</text:span><text:span text:style-name="T63">, APM</text:span><text:span text:style-name="T48">2</text:span><text:span text:style-name="T63">, APM</text:span><text:span text:style-name="T48">3</text:span><text:span text:style-name="T63">, </text:span>КММ, ЦВК. Порядок обработки заявок:</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57">КММ</text:p>
          </table:table-cell>
          <table:table-cell table:style-name="Таблица11.A1" office:value-type="string">
            <text:p text:style-name="P92"><text:span text:style-name="T71">в соответствии с алгоритмом </text:span><text:span text:style-name="T72">FIFO</text:span><text:span text:style-name="T71">, а при одновременном поступлении заявок в следующем порядке:<text:line-break/>заявки третьего типа, поступившие с ЦВК,<text:line-break/>заявки второго типа, поступившие с ЦВК,<text:line-break/>заявки первого типа, поступившие с ЦВК,<text:line-break/>заявки, поступившие с АРМ</text:span><text:span text:style-name="T50">1, </text:span><text:span text:style-name="T71">АРМ</text:span><text:span text:style-name="T50">2</text:span><text:span text:style-name="T71">, АРМ</text:span><text:span text:style-name="T50">3</text:span><text:span text:style-name="T71"> (равноприоритетны)</text:span></text:p>
          </table:table-cell>
        </table:table-row>
        <table:table-row table:style-name="Таблица11.1">
          <table:table-cell table:style-name="Таблица11.A1" office:value-type="string">
            <text:p text:style-name="P92"><text:span text:style-name="T79">T</text:span><text:span text:style-name="T85">i</text:span><text:span text:style-name="T78"><text:line-break/>(</text:span><text:span text:style-name="T79">i</text:span><text:span text:style-name="T78"> = 1,2,3)</text:span></text:p>
          </table:table-cell>
          <table:table-cell table:style-name="Таблица11.A1" office:value-type="string">
            <text:p text:style-name="P67">все поступающие заявки равноприоритетны</text:p>
          </table:table-cell>
        </table:table-row>
      </table:table>
      <text:p text:style-name="P71"/>
      <table:table table:name="Таблица12" table:style-name="Таблица12">
        <table:table-column table:style-name="Таблица12.A"/>
        <table:table-column table:style-name="Таблица12.B" table:number-columns-repeated="2"/>
        <table:table-row table:style-name="Таблица12.1">
          <table:table-cell table:style-name="Таблица12.A1" office:value-type="string">
            <text:p text:style-name="P58">Параметры модели</text:p>
          </table:table-cell>
          <table:table-cell table:style-name="Таблица12.A1" office:value-type="string">
            <text:p text:style-name="P58">Вариант а)</text:p>
          </table:table-cell>
          <table:table-cell table:style-name="Таблица12.A1" office:value-type="string">
            <text:p text:style-name="P58">Вариант б)</text:p>
          </table:table-cell>
        </table:table-row>
        <table:table-row table:style-name="Таблица12.1">
          <table:table-cell table:style-name="Таблица12.A1" office:value-type="string">
            <text:p text:style-name="P57">Поступление <text:soft-page-break/>заявок в систему</text:p>
          </table:table-cell>
          <table:table-cell table:style-name="Таблица12.A1" office:value-type="string">
            <text:p text:style-name="P92"><text:span text:style-name="T72">t</text:span><text:span text:style-name="T50">1</text:span><text:span text:style-name="T71"> = 240</text:span><text:span text:style-name="T72"> ± </text:span><text:span text:style-name="T71">1</text:span><text:span text:style-name="T72">5</text:span><text:span text:style-name="T71"><text:line-break/></text:span><text:soft-page-break/><text:span text:style-name="T72">t</text:span><text:span text:style-name="T51">2</text:span><text:span text:style-name="T71"> =180</text:span><text:span text:style-name="T72"> ± </text:span><text:span text:style-name="T71">1</text:span><text:span text:style-name="T72">5</text:span><text:span text:style-name="T71">, </text:span><text:span text:style-name="T72"><text:s/>n</text:span><text:span text:style-name="T50">2</text:span><text:span text:style-name="T71"> = 34<text:line-break/></text:span><text:span text:style-name="T72">t</text:span><text:span text:style-name="T51">3</text:span><text:span text:style-name="T72"> = </text:span><text:span text:style-name="T71">190</text:span><text:span text:style-name="T72">, <text:s/></text:span><text:span text:style-name="T71">∆</text:span><text:span text:style-name="T72">t</text:span><text:span text:style-name="T50">3</text:span><text:span text:style-name="T71"> = 100</text:span></text:p>
          </table:table-cell>
          <table:table-cell table:style-name="Таблица12.A1" office:value-type="string">
            <text:p text:style-name="P92"><text:span text:style-name="T72">t</text:span><text:span text:style-name="T50">1</text:span><text:span text:style-name="T71"> = 200</text:span><text:span text:style-name="T72"> ± </text:span><text:span text:style-name="T71">15, <text:s/></text:span><text:span text:style-name="T72">n</text:span><text:span text:style-name="T50">1</text:span><text:span text:style-name="T71"> = 28<text:line-break/></text:span><text:soft-page-break/><text:span text:style-name="T72">t</text:span><text:span text:style-name="T51">2</text:span><text:span text:style-name="T71"> = 160</text:span><text:span text:style-name="T72"> ± </text:span><text:span text:style-name="T71">1</text:span><text:span text:style-name="T72">5</text:span><text:span text:style-name="T71">, <text:s/></text:span><text:span text:style-name="T72">n</text:span><text:span text:style-name="T50">2</text:span><text:span text:style-name="T71"> = 34<text:line-break/></text:span><text:span text:style-name="T72">t</text:span><text:span text:style-name="T51">3</text:span><text:span text:style-name="T72"> =</text:span><text:span text:style-name="T71"> 110</text:span><text:span text:style-name="T72"> ± </text:span><text:span text:style-name="T71">20</text:span></text:p>
          </table:table-cell>
        </table:table-row>
        <table:table-row table:style-name="Таблица12.1">
          <table:table-cell table:style-name="Таблица12.A1" office:value-type="string">
            <text:p text:style-name="P92"><text:span text:style-name="T79">T</text:span><text:span text:style-name="T84">1</text:span></text:p>
            <text:p text:style-name="P92"><text:span text:style-name="T79">T</text:span><text:span text:style-name="T84">2</text:span></text:p>
            <text:p text:style-name="P92"><text:span text:style-name="T79">T</text:span><text:span text:style-name="T84">3</text:span></text:p>
          </table:table-cell>
          <table:table-cell table:style-name="Таблица12.A1" office:value-type="string">
            <text:p text:style-name="P92"><text:span text:style-name="T72">T = </text:span><text:span text:style-name="T71">30 ± 10</text:span></text:p>
            <text:p text:style-name="P92"><text:span text:style-name="T72">T = </text:span><text:span text:style-name="T71">30 ± 15</text:span></text:p>
            <text:p text:style-name="P92"><text:span text:style-name="T72">T = </text:span><text:span text:style-name="T71">35 ± 12</text:span></text:p>
          </table:table-cell>
          <table:table-cell table:style-name="Таблица12.A1" office:value-type="string">
            <text:p text:style-name="P57"><draw:frame draw:style-name="fr3" draw:name="Объект26" text:anchor-type="as-char" svg:width="7.985cm" svg:height="0.623cm" draw:z-index="26"><draw:object xlink:href="./Object 27" xlink:type="simple" xlink:show="embed" xlink:actuate="onLoad"/><draw:image xlink:href="./ObjectReplacements/Object 27" xlink:type="simple" xlink:show="embed" xlink:actuate="onLoad"/></draw:frame></text:p>
          </table:table-cell>
        </table:table-row>
        <table:table-row table:style-name="Таблица12.1">
          <table:table-cell table:style-name="Таблица12.A1" office:value-type="string">
            <text:p text:style-name="P92"><text:span text:style-name="T80">A</text:span><text:span text:style-name="T71">PM</text:span><text:span text:style-name="T50">1</text:span></text:p>
            <text:p text:style-name="P92"><text:span text:style-name="T71">APM</text:span><text:span text:style-name="T50">2</text:span></text:p>
            <text:p text:style-name="P92"><text:span text:style-name="T71">APM</text:span><text:span text:style-name="T50">3</text:span></text:p>
          </table:table-cell>
          <table:table-cell table:style-name="Таблица12.A1" office:value-type="string">
            <text:p text:style-name="P57"><draw:frame draw:style-name="fr3" draw:name="Объект27" text:anchor-type="as-char" svg:width="4.424cm" svg:height="0.623cm" draw:z-index="27"><draw:object xlink:href="./Object 28" xlink:type="simple" xlink:show="embed" xlink:actuate="onLoad"/><draw:image xlink:href="./ObjectReplacements/Object 28" xlink:type="simple" xlink:show="embed" xlink:actuate="onLoad"/></draw:frame></text:p>
          </table:table-cell>
          <table:table-cell table:style-name="Таблица12.A1" office:value-type="string">
            <text:p text:style-name="P92"><text:span text:style-name="T72">T = </text:span><text:span text:style-name="T71">22 ± 3</text:span></text:p>
            <text:p text:style-name="P92"><text:span text:style-name="T72">T = </text:span><text:span text:style-name="T71">18 ± 2</text:span></text:p>
            <text:p text:style-name="P92"><text:span text:style-name="T72">T = </text:span><text:span text:style-name="T71">35 ± 5</text:span></text:p>
          </table:table-cell>
        </table:table-row>
        <table:table-row table:style-name="Таблица12.1">
          <table:table-cell table:style-name="Таблица12.A1" office:value-type="string">
            <text:p text:style-name="P57">ЦВК</text:p>
          </table:table-cell>
          <table:table-cell table:style-name="Таблица12.A1" office:value-type="string">
            <text:p text:style-name="P92"><text:span text:style-name="T72">T = </text:span><text:span text:style-name="T71">36 ± 5</text:span></text:p>
          </table:table-cell>
          <table:table-cell table:style-name="Таблица12.A1" office:value-type="string">
            <text:p text:style-name="P57"><draw:frame draw:style-name="fr3" draw:name="Объект28" text:anchor-type="as-char" svg:width="4.424cm" svg:height="0.623cm" draw:z-index="28"><draw:object xlink:href="./Object 29" xlink:type="simple" xlink:show="embed" xlink:actuate="onLoad"/><draw:image xlink:href="./ObjectReplacements/Object 29" xlink:type="simple" xlink:show="embed" xlink:actuate="onLoad"/></draw:frame></text:p>
          </table:table-cell>
        </table:table-row>
        <table:table-row table:style-name="Таблица12.1">
          <table:table-cell table:style-name="Таблица12.A1" office:value-type="string">
            <text:p text:style-name="P57">КММ</text:p>
          </table:table-cell>
          <table:table-cell table:style-name="Таблица12.A1" office:value-type="string">
            <text:p text:style-name="P57"><draw:frame draw:style-name="fr3" draw:name="Объект29" text:anchor-type="as-char" svg:width="5.325cm" svg:height="2.143cm" draw:z-index="29"><draw:object xlink:href="./Object 30" xlink:type="simple" xlink:show="embed" xlink:actuate="onLoad"/><draw:image xlink:href="./ObjectReplacements/Object 30" xlink:type="simple" xlink:show="embed" xlink:actuate="onLoad"/></draw:frame></text:p>
          </table:table-cell>
          <table:table-cell table:style-name="Таблица12.A1" office:value-type="string">
            <text:p text:style-name="P57"><draw:frame draw:style-name="fr3" draw:name="Объект30" text:anchor-type="as-char" svg:width="1.503cm" svg:height="1.727cm" draw:z-index="30"><draw:object xlink:href="./Object 31" xlink:type="simple" xlink:show="embed" xlink:actuate="onLoad"/><draw:image xlink:href="./ObjectReplacements/Object 31" xlink:type="simple" xlink:show="embed" xlink:actuate="onLoad"/></draw:frame></text:p>
          </table:table-cell>
        </table:table-row>
        <table:table-row table:style-name="Таблица12.1">
          <table:table-cell table:style-name="Таблица12.A1" office:value-type="string">
            <text:p text:style-name="P57">Условия окончания обслуживания заявок</text:p>
          </table:table-cell>
          <table:table-cell table:style-name="Таблица12.A1" office:value-type="string">
            <text:p text:style-name="P57">После обработки на КММ систему покидает каждая 4-я заявка, направляющаяся на ЦВК</text:p>
          </table:table-cell>
          <table:table-cell table:style-name="Таблица12.A1" office:value-type="string">
            <text:p text:style-name="P92"><text:span text:style-name="T71">Заявки, поступающие на АРМ</text:span><text:span text:style-name="T50">3</text:span><text:span text:style-name="T71">, уничтожаются, если на АРМ</text:span><text:span text:style-name="T50">3</text:span><text:span text:style-name="T71"> уже обработано 100 заявок</text:span></text:p>
          </table:table-cell>
        </table:table-row>
        <table:table-row table:style-name="Таблица12.1">
          <table:table-cell table:style-name="Таблица12.A1" office:value-type="string">
            <text:p text:style-name="P57">Условие окончания моделирования</text:p>
          </table:table-cell>
          <table:table-cell table:style-name="Таблица12.A1" office:value-type="string">
            <text:p text:style-name="P57">Время: 16000 тактов</text:p>
          </table:table-cell>
          <table:table-cell table:style-name="Таблица12.A1" office:value-type="string">
            <text:p text:style-name="P92"><text:span text:style-name="T71">Суммарное количество обработанных на АРМ</text:span><text:span text:style-name="T50">1</text:span><text:span text:style-name="T71">, АРМ</text:span><text:span text:style-name="T50">2</text:span><text:span text:style-name="T71"> и АРМ</text:span><text:span text:style-name="T50">3</text:span><text:span text:style-name="T71"> заявок достигло 900</text:span></text:p>
          </table:table-cell>
        </table:table-row>
        <table:table-row table:style-name="Таблица12.1">
          <table:table-cell table:style-name="Таблица12.A1" office:value-type="string">
            <text:p text:style-name="P57"><text:s/>Определить</text:p>
          </table:table-cell>
          <table:table-cell table:style-name="Таблица12.A1" office:value-type="string">
            <text:p text:style-name="P92"><text:span text:style-name="T71">Количество уничтоженных заявок: всего и поступивших с каждого из АРМ</text:span><text:span text:style-name="T51">i</text:span><text:span text:style-name="T71"> (</text:span><text:span text:style-name="T79">i</text:span><text:span text:style-name="T78"> = 1,2,3</text:span><text:span text:style-name="T71">) в отдельности</text:span></text:p>
          </table:table-cell>
          <table:table-cell table:style-name="Таблица12.A1" office:value-type="string">
            <text:p text:style-name="P92"><text:span text:style-name="T71">Количество заявок, обработанных на ЦВК: всего и поступивших с каждого из АРМ</text:span><text:span text:style-name="T51">i</text:span><text:span text:style-name="T71"> (</text:span><text:span text:style-name="T79">i</text:span><text:span text:style-name="T78"> = 1,2,3</text:span><text:span text:style-name="T71">) в отдельности</text:span></text:p>
          </table:table-cell>
        </table:table-row>
      </table:table>
      <text:p text:style-name="P56"/>
      <text:p text:style-name="P91"><text:span text:style-name="T63">7) </text:span><text:span text:style-name="T73">Система включает в себя устройства </text:span><text:span text:style-name="T74">T</text:span><text:span text:style-name="T82">1</text:span><text:span text:style-name="T75">,</text:span><text:span text:style-name="T73"> </text:span><text:span text:style-name="T74">T</text:span><text:span text:style-name="T82">2</text:span><text:span text:style-name="T75">, </text:span><text:span text:style-name="T74">T</text:span><text:span text:style-name="T82">3</text:span><text:span text:style-name="T75">, </text:span><text:span text:style-name="T82"><text:s/></text:span><text:span text:style-name="T76">A</text:span><text:span text:style-name="T63">PM</text:span><text:span text:style-name="T48">1</text:span><text:span text:style-name="T63">, APM</text:span><text:span text:style-name="T48">2</text:span><text:span text:style-name="T63">, APM</text:span><text:span text:style-name="T48">3</text:span><text:span text:style-name="T63">, </text:span>КММ, ЦВК. Порядок обработки заявок:</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57">КММ</text:p>
          </table:table-cell>
          <table:table-cell table:style-name="Таблица13.A1" office:value-type="string">
            <text:p text:style-name="P92"><text:span text:style-name="T71">заявки, поступившие с АРМ</text:span><text:span text:style-name="T50">1</text:span><text:span text:style-name="T71">, АРМ</text:span><text:span text:style-name="T50">2</text:span><text:span text:style-name="T71">, АРМ</text:span><text:span text:style-name="T50">3</text:span><text:span text:style-name="T71"> (равноприоритетны),<text:line-break/>заявки третьего типа, поступившие с ЦВК,<text:line-break/>заявки второго типа, поступившие с ЦВК,<text:line-break/>заявки первого типа, поступившие с ЦВК</text:span></text:p>
          </table:table-cell>
        </table:table-row>
        <table:table-row table:style-name="Таблица13.1">
          <table:table-cell table:style-name="Таблица13.A1" office:value-type="string">
            <text:p text:style-name="P92"><text:span text:style-name="T79">T</text:span><text:span text:style-name="T85">i</text:span><text:span text:style-name="T78"><text:line-break/>(</text:span><text:span text:style-name="T79">i</text:span><text:span text:style-name="T78"> = 1,2,3)</text:span></text:p>
          </table:table-cell>
          <table:table-cell table:style-name="Таблица13.A1" office:value-type="string">
            <text:p text:style-name="P92"><text:span text:style-name="T78">заявки, </text:span><text:span text:style-name="T71">поступившие</text:span><text:span text:style-name="T78"> с ЦВК,<text:line-break/>заявки, </text:span><text:span text:style-name="T71">поступившие с АРМ</text:span><text:span text:style-name="T51">i</text:span></text:p>
          </table:table-cell>
        </table:table-row>
      </table:table>
      <text:p text:style-name="P92"><text:span text:style-name="T73">Все заявки, поступающие на АРМ</text:span><text:span text:style-name="T83">i</text:span><text:span text:style-name="T73"> (</text:span><text:span text:style-name="T74">i</text:span> = 1,2,3), равноприоритетны.</text:p>
      <table:table table:name="Таблица14" table:style-name="Таблица14">
        <table:table-column table:style-name="Таблица14.A"/>
        <table:table-column table:style-name="Таблица14.B" table:number-columns-repeated="2"/>
        <table:table-row table:style-name="Таблица14.1">
          <table:table-cell table:style-name="Таблица14.A1" office:value-type="string">
            <text:p text:style-name="P58">Параметры модели</text:p>
          </table:table-cell>
          <table:table-cell table:style-name="Таблица14.A1" office:value-type="string">
            <text:p text:style-name="P58">Вариант а)</text:p>
          </table:table-cell>
          <table:table-cell table:style-name="Таблица14.A1" office:value-type="string">
            <text:p text:style-name="P58">Вариант б)</text:p>
          </table:table-cell>
        </table:table-row>
        <table:table-row table:style-name="Таблица14.1">
          <table:table-cell table:style-name="Таблица14.A1" office:value-type="string">
            <text:p text:style-name="P57">Поступление заявок в систему</text:p>
          </table:table-cell>
          <table:table-cell table:style-name="Таблица14.A1" office:value-type="string">
            <text:p text:style-name="P92"><text:span text:style-name="T72">t</text:span><text:span text:style-name="T50">1</text:span><text:span text:style-name="T71"> = </text:span><text:span text:style-name="T72">1</text:span><text:span text:style-name="T71">2</text:span><text:span text:style-name="T72">0 ± 5</text:span><text:span text:style-name="T71">0, <text:s/></text:span><text:span text:style-name="T72">n</text:span><text:span text:style-name="T50">1</text:span><text:span text:style-name="T71"> = 32<text:line-break/></text:span><text:span text:style-name="T72">t</text:span><text:span text:style-name="T51">2</text:span><text:span text:style-name="T71"> =150, </text:span><text:span text:style-name="T72"><text:s/>n</text:span><text:span text:style-name="T50">2</text:span><text:span text:style-name="T71"> = 23<text:line-break/></text:span><text:span text:style-name="T72">t</text:span><text:span text:style-name="T51">3</text:span><text:span text:style-name="T72"> = </text:span><text:span text:style-name="T71">100</text:span><text:span text:style-name="T72">, </text:span><text:span text:style-name="T71"><text:s/>∆</text:span><text:span text:style-name="T72">t</text:span><text:span text:style-name="T50">3</text:span><text:span text:style-name="T71"> = 140, </text:span><text:span text:style-name="T72"><text:s/>n</text:span><text:span text:style-name="T51">3</text:span><text:span text:style-name="T72"> = </text:span><text:span text:style-name="T71">18</text:span></text:p>
          </table:table-cell>
          <table:table-cell table:style-name="Таблица14.A1" office:value-type="string">
            <text:p text:style-name="P92"><text:span text:style-name="T72">t</text:span><text:span text:style-name="T50">1</text:span><text:span text:style-name="T71"> = 93, <text:s/>∆</text:span><text:span text:style-name="T72">t</text:span><text:span text:style-name="T50">1</text:span><text:span text:style-name="T71"> = 120, <text:s/></text:span><text:span text:style-name="T72">n</text:span><text:span text:style-name="T50">1</text:span><text:span text:style-name="T71"> = 50<text:line-break/></text:span><text:span text:style-name="T72">t</text:span><text:span text:style-name="T51">2</text:span><text:span text:style-name="T71"> = 110</text:span><text:span text:style-name="T72"> ± </text:span><text:span text:style-name="T71">10, <text:s/></text:span><text:span text:style-name="T72">n</text:span><text:span text:style-name="T50">2</text:span><text:span text:style-name="T71"> = 32<text:line-break/></text:span><text:span text:style-name="T72">t</text:span><text:span text:style-name="T51">3</text:span><text:span text:style-name="T72"> = </text:span><text:span text:style-name="T71">145</text:span><text:span text:style-name="T72"> ± </text:span><text:span text:style-name="T71">18, <text:s/></text:span><text:span text:style-name="T72">n</text:span><text:span text:style-name="T51">3</text:span><text:span text:style-name="T72"> = </text:span><text:span text:style-name="T71">20</text:span></text:p>
          </table:table-cell>
        </table:table-row>
        <table:table-row table:style-name="Таблица14.1">
          <table:table-cell table:style-name="Таблица14.A1" office:value-type="string">
            <text:p text:style-name="P92"><text:span text:style-name="T79">T</text:span><text:span text:style-name="T84">1</text:span></text:p>
            <text:p text:style-name="P92"><text:soft-page-break/><text:span text:style-name="T79">T</text:span><text:span text:style-name="T84">2</text:span></text:p>
            <text:p text:style-name="P92"><text:span text:style-name="T79">T</text:span><text:span text:style-name="T84">3</text:span></text:p>
          </table:table-cell>
          <table:table-cell table:style-name="Таблица14.A1" office:value-type="string">
            <text:p text:style-name="P57"><draw:frame draw:style-name="fr3" draw:name="Объект31" text:anchor-type="as-char" svg:width="4.426cm" svg:height="0.623cm" draw:z-index="31"><draw:object xlink:href="./Object 32" xlink:type="simple" xlink:show="embed" xlink:actuate="onLoad"/><draw:image xlink:href="./ObjectReplacements/Object 32" xlink:type="simple" xlink:show="embed" xlink:actuate="onLoad"/></draw:frame></text:p>
          </table:table-cell>
          <table:table-cell table:style-name="Таблица14.A1" office:value-type="string">
            <text:p text:style-name="P92"><text:span text:style-name="T72">T = </text:span><text:span text:style-name="T71">30 ± 10</text:span></text:p>
            <text:p text:style-name="P92"><text:soft-page-break/><text:span text:style-name="T72">T = </text:span><text:span text:style-name="T71">35 ± 12</text:span></text:p>
            <text:p text:style-name="P92"><text:span text:style-name="T72">T = </text:span><text:span text:style-name="T71">27 ± 5</text:span></text:p>
          </table:table-cell>
        </table:table-row>
        <table:table-row table:style-name="Таблица14.1">
          <table:table-cell table:style-name="Таблица14.A1" office:value-type="string">
            <text:p text:style-name="P92"><text:span text:style-name="T80">A</text:span><text:span text:style-name="T71">PM</text:span><text:span text:style-name="T50">1</text:span></text:p>
            <text:p text:style-name="P92"><text:span text:style-name="T71">APM</text:span><text:span text:style-name="T50">2</text:span></text:p>
            <text:p text:style-name="P92"><text:span text:style-name="T71">APM</text:span><text:span text:style-name="T50">3</text:span></text:p>
          </table:table-cell>
          <table:table-cell table:style-name="Таблица14.A1" office:value-type="string">
            <text:p text:style-name="P92"><text:span text:style-name="T72">T = </text:span><text:span text:style-name="T71">22 ± 7</text:span></text:p>
            <text:p text:style-name="P92"><text:span text:style-name="T72">T = </text:span><text:span text:style-name="T71">27 ± 5</text:span></text:p>
            <text:p text:style-name="P92"><text:span text:style-name="T72">T = </text:span><text:span text:style-name="T71">20 ± 3</text:span></text:p>
          </table:table-cell>
          <table:table-cell table:style-name="Таблица14.A1" office:value-type="string">
            <text:p text:style-name="P57"><draw:frame draw:style-name="fr3" draw:name="Объект32" text:anchor-type="as-char" svg:width="4.3cm" svg:height="0.623cm" draw:z-index="32"><draw:object xlink:href="./Object 33" xlink:type="simple" xlink:show="embed" xlink:actuate="onLoad"/><draw:image xlink:href="./ObjectReplacements/Object 33" xlink:type="simple" xlink:show="embed" xlink:actuate="onLoad"/></draw:frame></text:p>
          </table:table-cell>
        </table:table-row>
        <table:table-row table:style-name="Таблица14.1">
          <table:table-cell table:style-name="Таблица14.A1" office:value-type="string">
            <text:p text:style-name="P57">ЦВК</text:p>
          </table:table-cell>
          <table:table-cell table:style-name="Таблица14.A1" office:value-type="string">
            <text:p text:style-name="P57"><draw:frame draw:style-name="fr3" draw:name="Объект33" text:anchor-type="as-char" svg:width="4.491cm" svg:height="0.623cm" draw:z-index="33"><draw:object xlink:href="./Object 34" xlink:type="simple" xlink:show="embed" xlink:actuate="onLoad"/><draw:image xlink:href="./ObjectReplacements/Object 34" xlink:type="simple" xlink:show="embed" xlink:actuate="onLoad"/></draw:frame></text:p>
          </table:table-cell>
          <table:table-cell table:style-name="Таблица14.A1" office:value-type="string">
            <text:p text:style-name="P92"><text:span text:style-name="T72">T = </text:span><text:span text:style-name="T71">45 ± 10</text:span></text:p>
          </table:table-cell>
        </table:table-row>
        <table:table-row table:style-name="Таблица14.1">
          <table:table-cell table:style-name="Таблица14.A1" office:value-type="string">
            <text:p text:style-name="P57">КММ</text:p>
          </table:table-cell>
          <table:table-cell table:style-name="Таблица14.A1" office:value-type="string">
            <text:p text:style-name="P57"><draw:frame draw:style-name="fr3" draw:name="Объект34" text:anchor-type="as-char" svg:width="5.329cm" svg:height="1.561cm" draw:z-index="34"><draw:object xlink:href="./Object 35" xlink:type="simple" xlink:show="embed" xlink:actuate="onLoad"/><draw:image xlink:href="./ObjectReplacements/Object 35" xlink:type="simple" xlink:show="embed" xlink:actuate="onLoad"/></draw:frame></text:p>
          </table:table-cell>
          <table:table-cell table:style-name="Таблица14.A1" office:value-type="string">
            <text:p text:style-name="P57"><draw:frame draw:style-name="fr3" draw:name="Объект35" text:anchor-type="as-char" svg:width="5.583cm" svg:height="0.979cm" draw:z-index="35"><draw:object xlink:href="./Object 36" xlink:type="simple" xlink:show="embed" xlink:actuate="onLoad"/><draw:image xlink:href="./ObjectReplacements/Object 36" xlink:type="simple" xlink:show="embed" xlink:actuate="onLoad"/></draw:frame></text:p>
          </table:table-cell>
        </table:table-row>
        <table:table-row table:style-name="Таблица14.1">
          <table:table-cell table:style-name="Таблица14.A1" office:value-type="string">
            <text:p text:style-name="P57">Условия окончания обслуживания заявок</text:p>
          </table:table-cell>
          <table:table-cell table:style-name="Таблица14.A1" office:value-type="string">
            <text:p text:style-name="P92"><text:span text:style-name="T71">Каждая 15-я заявка, поступающая на </text:span><text:span text:style-name="T72">T</text:span><text:span text:style-name="T51">i</text:span><text:span text:style-name="T71">, уничтожается после обслуживания на </text:span><text:span text:style-name="T72">T</text:span><text:span text:style-name="T51">i</text:span><text:span text:style-name="T71"> (</text:span><text:span text:style-name="T79">i</text:span><text:span text:style-name="T78"> = 1,2,3</text:span><text:span text:style-name="T71">)</text:span></text:p>
          </table:table-cell>
          <table:table-cell table:style-name="Таблица14.A1" office:value-type="string">
            <text:p text:style-name="P92"><text:span text:style-name="T71">Заявки, поступающие на АРМ</text:span><text:span text:style-name="T51">i</text:span><text:span text:style-name="T71">, уничтожаются без обработки, если очередь к АРМ</text:span><text:span text:style-name="T51">i</text:span><text:span text:style-name="T71"> уже содержит хотя бы одну заявку</text:span></text:p>
          </table:table-cell>
        </table:table-row>
        <table:table-row table:style-name="Таблица14.1">
          <table:table-cell table:style-name="Таблица14.A1" office:value-type="string">
            <text:p text:style-name="P57">Условие окончания моделирования</text:p>
          </table:table-cell>
          <table:table-cell table:style-name="Таблица14.A1" office:value-type="string">
            <text:p text:style-name="P57">Время: 14000 тактов</text:p>
          </table:table-cell>
          <table:table-cell table:style-name="Таблица14.A1" office:value-type="string">
            <text:p text:style-name="P92"><text:span text:style-name="T71">Суммарное количество обработанных на АРМ</text:span><text:span text:style-name="T50">1</text:span><text:span text:style-name="T71"> и АРМ</text:span><text:span text:style-name="T50">2</text:span><text:span text:style-name="T71"> заявок достигло 800</text:span></text:p>
          </table:table-cell>
        </table:table-row>
        <table:table-row table:style-name="Таблица14.1">
          <table:table-cell table:style-name="Таблица14.A1" office:value-type="string">
            <text:p text:style-name="P57"><text:s/>Определить</text:p>
          </table:table-cell>
          <table:table-cell table:style-name="Таблица14.A1" office:value-type="string">
            <text:p text:style-name="P92"><text:span text:style-name="T71">Количество заявок, обработанных на каждом из </text:span><text:span text:style-name="T72">T</text:span><text:span text:style-name="T51">i</text:span><text:span text:style-name="T71"> (</text:span><text:span text:style-name="T79">i</text:span><text:span text:style-name="T78"> = 1,2,3</text:span><text:span text:style-name="T71">) на момент, когда систему покинет 3-я заявка</text:span></text:p>
          </table:table-cell>
          <table:table-cell table:style-name="Таблица14.A1" office:value-type="string">
            <text:p text:style-name="P92"><text:span text:style-name="T71">Количество заявок, обработанных на ЦВК: всего и поступивших с каждого из АРМ</text:span><text:span text:style-name="T51">i</text:span><text:span text:style-name="T71"> (</text:span><text:span text:style-name="T79">i</text:span><text:span text:style-name="T78"> = 1,2,3</text:span><text:span text:style-name="T71">) в отдельности</text:span></text:p>
          </table:table-cell>
        </table:table-row>
      </table:table>
      <text:p text:style-name="P91"><text:span text:style-name="T63">8)</text:span><text:span text:style-name="T73"> Система включает в себя устройства </text:span><text:span text:style-name="T74">T</text:span><text:span text:style-name="T82">1</text:span><text:span text:style-name="T75">,</text:span><text:span text:style-name="T73"> </text:span><text:span text:style-name="T74">T</text:span><text:span text:style-name="T82">2</text:span><text:span text:style-name="T75">, </text:span><text:span text:style-name="T74">T</text:span><text:span text:style-name="T82">3</text:span><text:span text:style-name="T75">, </text:span><text:span text:style-name="T82"><text:s/></text:span><text:span text:style-name="T76">A</text:span><text:span text:style-name="T63">PM</text:span><text:span text:style-name="T48">1</text:span><text:span text:style-name="T63">, APM</text:span><text:span text:style-name="T48">2</text:span><text:span text:style-name="T63">, APM</text:span><text:span text:style-name="T48">3</text:span><text:span text:style-name="T63">, </text:span>КММ, ЦВК. Порядок обработки заявок:</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57">КММ</text:p>
          </table:table-cell>
          <table:table-cell table:style-name="Таблица15.A1" office:value-type="string">
            <text:p text:style-name="P92"><text:span text:style-name="T71">заявки, поступившие с АРМ</text:span><text:span text:style-name="T50">2</text:span><text:span text:style-name="T71">,<text:line-break/>заявки, поступившие с АРМ</text:span><text:span text:style-name="T50">3</text:span><text:span text:style-name="T71">,<text:line-break/>заявки, поступившие с АРМ</text:span><text:span text:style-name="T50">1</text:span><text:span text:style-name="T71">,<text:line-break/>заявки любого типа, поступившие с ЦВК (равноприоритетны)</text:span></text:p>
          </table:table-cell>
        </table:table-row>
        <table:table-row table:style-name="Таблица15.1">
          <table:table-cell table:style-name="Таблица15.A1" office:value-type="string">
            <text:p text:style-name="P92"><text:span text:style-name="T79">T</text:span><text:span text:style-name="T85">i</text:span><text:span text:style-name="T78"><text:line-break/>(</text:span><text:span text:style-name="T79">i</text:span><text:span text:style-name="T78"> = 1,2,3)</text:span></text:p>
          </table:table-cell>
          <table:table-cell table:style-name="Таблица15.A1" office:value-type="string">
            <text:p text:style-name="P92"><text:span text:style-name="T78">заявки, </text:span><text:span text:style-name="T71">поступившие</text:span><text:span text:style-name="T78"> с ЦВК,<text:line-break/>заявки, </text:span><text:span text:style-name="T71">поступившие с АРМ</text:span><text:span text:style-name="T51">i</text:span></text:p>
          </table:table-cell>
        </table:table-row>
      </table:table>
      <text:p text:style-name="P92"><text:span text:style-name="T73">Все заявки, поступающие на АРМ</text:span><text:span text:style-name="T83">i</text:span><text:span text:style-name="T73"> (</text:span><text:span text:style-name="T74">i</text:span> = 1,2,3), равноприоритетны.</text:p>
      <table:table table:name="Таблица16" table:style-name="Таблица16">
        <table:table-column table:style-name="Таблица16.A"/>
        <table:table-column table:style-name="Таблица16.B" table:number-columns-repeated="2"/>
        <table:table-row table:style-name="Таблица16.1">
          <table:table-cell table:style-name="Таблица16.A1" office:value-type="string">
            <text:p text:style-name="P58">Параметры модели</text:p>
          </table:table-cell>
          <table:table-cell table:style-name="Таблица16.A1" office:value-type="string">
            <text:p text:style-name="P58">Вариант а)</text:p>
          </table:table-cell>
          <table:table-cell table:style-name="Таблица16.A1" office:value-type="string">
            <text:p text:style-name="P58">Вариант б)</text:p>
          </table:table-cell>
        </table:table-row>
        <table:table-row table:style-name="Таблица16.1">
          <table:table-cell table:style-name="Таблица16.A1" office:value-type="string">
            <text:p text:style-name="P57">Поступление заявок в систему</text:p>
          </table:table-cell>
          <table:table-cell table:style-name="Таблица16.A1" office:value-type="string">
            <text:p text:style-name="P92"><text:span text:style-name="T72">t</text:span><text:span text:style-name="T50">1</text:span><text:span text:style-name="T71"> = </text:span><text:span text:style-name="T72">1</text:span><text:span text:style-name="T71">2</text:span><text:span text:style-name="T72">0 ± </text:span><text:span text:style-name="T71">10, <text:s/></text:span><text:span text:style-name="T72">n</text:span><text:span text:style-name="T50">1</text:span><text:span text:style-name="T72"> = </text:span><text:span text:style-name="T71">24<text:line-break/></text:span><text:span text:style-name="T72">t</text:span><text:span text:style-name="T51">2</text:span><text:span text:style-name="T71"> =100<text:line-break/></text:span><text:span text:style-name="T72">t</text:span><text:span text:style-name="T51">3</text:span><text:span text:style-name="T72"> = </text:span><text:span text:style-name="T71">150</text:span><text:span text:style-name="T72">, <text:s/></text:span><text:span text:style-name="T71">∆</text:span><text:span text:style-name="T72">t</text:span><text:span text:style-name="T50">1</text:span><text:span text:style-name="T71"> = 200, <text:s/></text:span><text:span text:style-name="T72">n</text:span><text:span text:style-name="T50">3</text:span><text:span text:style-name="T72"> = </text:span><text:span text:style-name="T71">34</text:span></text:p>
          </table:table-cell>
          <table:table-cell table:style-name="Таблица16.A1" office:value-type="string">
            <text:p text:style-name="P92"><text:span text:style-name="T72">t</text:span><text:span text:style-name="T50">1</text:span><text:span text:style-name="T71"> = 90, <text:s/>∆</text:span><text:span text:style-name="T72">t</text:span><text:span text:style-name="T50">1</text:span><text:span text:style-name="T71"> = 250, <text:s/></text:span><text:span text:style-name="T72">n</text:span><text:span text:style-name="T50">1</text:span><text:span text:style-name="T71"> = 30<text:line-break/></text:span><text:span text:style-name="T72">t</text:span><text:span text:style-name="T51">2</text:span><text:span text:style-name="T71"> = 145</text:span><text:span text:style-name="T72"> ± </text:span><text:span text:style-name="T71">12, <text:s/></text:span><text:span text:style-name="T72">n</text:span><text:span text:style-name="T50">2</text:span><text:span text:style-name="T71"> = 25<text:line-break/></text:span><text:span text:style-name="T72">t</text:span><text:span text:style-name="T51">3</text:span><text:span text:style-name="T72"> = </text:span><text:span text:style-name="T71">130</text:span><text:span text:style-name="T72"> ± </text:span><text:span text:style-name="T71">5, <text:s/></text:span><text:span text:style-name="T72">n</text:span><text:span text:style-name="T51">3</text:span><text:span text:style-name="T72"> = </text:span><text:span text:style-name="T71">38</text:span></text:p>
          </table:table-cell>
        </table:table-row>
        <table:table-row table:style-name="Таблица16.1">
          <table:table-cell table:style-name="Таблица16.A1" office:value-type="string">
            <text:p text:style-name="P92"><text:span text:style-name="T79">T</text:span><text:span text:style-name="T84">1</text:span></text:p>
            <text:p text:style-name="P92"><text:span text:style-name="T79">T</text:span><text:span text:style-name="T84">2</text:span></text:p>
            <text:p text:style-name="P92"><text:span text:style-name="T79">T</text:span><text:span text:style-name="T84">3</text:span></text:p>
          </table:table-cell>
          <table:table-cell table:style-name="Таблица16.A1" office:value-type="string">
            <text:p text:style-name="P92"><text:span text:style-name="T72">T = </text:span><text:span text:style-name="T71">50 ± 20</text:span></text:p>
            <text:p text:style-name="P92"><text:span text:style-name="T72">T = </text:span><text:span text:style-name="T71">45 ± 15</text:span></text:p>
            <text:p text:style-name="P92"><text:span text:style-name="T72">T = </text:span><text:span text:style-name="T71">40 ± 8</text:span></text:p>
          </table:table-cell>
          <table:table-cell table:style-name="Таблица16.A1" office:value-type="string">
            <text:p text:style-name="P57"><draw:frame draw:style-name="fr3" draw:name="Объект36" text:anchor-type="as-char" svg:width="4.507cm" svg:height="0.623cm" draw:z-index="36"><draw:object xlink:href="./Object 37" xlink:type="simple" xlink:show="embed" xlink:actuate="onLoad"/><draw:image xlink:href="./ObjectReplacements/Object 37" xlink:type="simple" xlink:show="embed" xlink:actuate="onLoad"/></draw:frame></text:p>
          </table:table-cell>
        </table:table-row>
        <table:table-row table:style-name="Таблица16.1">
          <table:table-cell table:style-name="Таблица16.A1" office:value-type="string">
            <text:p text:style-name="P92"><text:span text:style-name="T80">A</text:span><text:span text:style-name="T71">PM</text:span><text:span text:style-name="T50">1</text:span></text:p>
            <text:p text:style-name="P92"><text:soft-page-break/><text:span text:style-name="T71">APM</text:span><text:span text:style-name="T50">2</text:span></text:p>
            <text:p text:style-name="P92"><text:span text:style-name="T71">APM</text:span><text:span text:style-name="T50">3</text:span></text:p>
          </table:table-cell>
          <table:table-cell table:style-name="Таблица16.A1" office:value-type="string">
            <text:p text:style-name="P57"><draw:frame draw:style-name="fr3" draw:name="Объект37" text:anchor-type="as-char" svg:width="4.634cm" svg:height="0.623cm" draw:z-index="37"><draw:object xlink:href="./Object 38" xlink:type="simple" xlink:show="embed" xlink:actuate="onLoad"/><draw:image xlink:href="./ObjectReplacements/Object 38" xlink:type="simple" xlink:show="embed" xlink:actuate="onLoad"/></draw:frame></text:p>
          </table:table-cell>
          <table:table-cell table:style-name="Таблица16.A1" office:value-type="string">
            <text:p text:style-name="P92"><text:span text:style-name="T72">T = </text:span><text:span text:style-name="T71">30 ± 5</text:span></text:p>
            <text:p text:style-name="P92"><text:soft-page-break/><text:span text:style-name="T72">T = </text:span><text:span text:style-name="T71">22 ± 7</text:span></text:p>
            <text:p text:style-name="P92"><text:span text:style-name="T72">T = </text:span><text:span text:style-name="T71">30 ± 4</text:span></text:p>
          </table:table-cell>
        </table:table-row>
        <table:table-row table:style-name="Таблица16.1">
          <table:table-cell table:style-name="Таблица16.A1" office:value-type="string">
            <text:p text:style-name="P57">ЦВК</text:p>
          </table:table-cell>
          <table:table-cell table:style-name="Таблица16.A1" office:value-type="string">
            <text:p text:style-name="P57"><draw:frame draw:style-name="fr3" draw:name="Объект38" text:anchor-type="as-char" svg:width="4.424cm" svg:height="0.623cm" draw:z-index="38"><draw:object xlink:href="./Object 39" xlink:type="simple" xlink:show="embed" xlink:actuate="onLoad"/><draw:image xlink:href="./ObjectReplacements/Object 39" xlink:type="simple" xlink:show="embed" xlink:actuate="onLoad"/></draw:frame></text:p>
          </table:table-cell>
          <table:table-cell table:style-name="Таблица16.A1" office:value-type="string">
            <text:p text:style-name="P57"><draw:frame draw:style-name="fr3" draw:name="Объект39" text:anchor-type="as-char" svg:width="4.524cm" svg:height="0.623cm" draw:z-index="39"><draw:object xlink:href="./Object 40" xlink:type="simple" xlink:show="embed" xlink:actuate="onLoad"/><draw:image xlink:href="./ObjectReplacements/Object 40" xlink:type="simple" xlink:show="embed" xlink:actuate="onLoad"/></draw:frame></text:p>
          </table:table-cell>
        </table:table-row>
        <table:table-row table:style-name="Таблица16.1">
          <table:table-cell table:style-name="Таблица16.A1" office:value-type="string">
            <text:p text:style-name="P57">КММ</text:p>
          </table:table-cell>
          <table:table-cell table:style-name="Таблица16.A1" office:value-type="string">
            <text:p text:style-name="P57"><draw:frame draw:style-name="fr3" draw:name="Объект40" text:anchor-type="as-char" svg:width="1.501cm" svg:height="1.727cm" draw:z-index="40"><draw:object xlink:href="./Object 41" xlink:type="simple" xlink:show="embed" xlink:actuate="onLoad"/><draw:image xlink:href="./ObjectReplacements/Object 41" xlink:type="simple" xlink:show="embed" xlink:actuate="onLoad"/></draw:frame></text:p>
          </table:table-cell>
          <table:table-cell table:style-name="Таблица16.A1" office:value-type="string">
            <text:p text:style-name="P57"><draw:frame draw:style-name="fr3" draw:name="Объект41" text:anchor-type="as-char" svg:width="1.492cm" svg:height="1.727cm" draw:z-index="41"><draw:object xlink:href="./Object 42" xlink:type="simple" xlink:show="embed" xlink:actuate="onLoad"/><draw:image xlink:href="./ObjectReplacements/Object 42" xlink:type="simple" xlink:show="embed" xlink:actuate="onLoad"/></draw:frame></text:p>
          </table:table-cell>
        </table:table-row>
        <table:table-row table:style-name="Таблица16.1">
          <table:table-cell table:style-name="Таблица16.A1" office:value-type="string">
            <text:p text:style-name="P57">Условия окончания обслуживания заявок</text:p>
          </table:table-cell>
          <table:table-cell table:style-name="Таблица16.A1" office:value-type="string">
            <text:p text:style-name="P92"><text:span text:style-name="T71">Максимально возможная длина очереди к каждому </text:span><text:span text:style-name="T72">T</text:span><text:span text:style-name="T51">i</text:span><text:span text:style-name="T71"> равна 3. Заявка уничтожается до обработки на </text:span><text:span text:style-name="T72">T</text:span><text:span text:style-name="T51">i</text:span><text:span text:style-name="T71">, если очередь к </text:span><text:span text:style-name="T72">T</text:span><text:span text:style-name="T51">i</text:span><text:span text:style-name="T71"> максимальной длины.</text:span></text:p>
          </table:table-cell>
          <table:table-cell table:style-name="Таблица16.A1" office:value-type="string">
            <text:p text:style-name="P57">Каждая 15-я заявка после обработки на ЦВК покидает систему</text:p>
          </table:table-cell>
        </table:table-row>
        <table:table-row table:style-name="Таблица16.1">
          <table:table-cell table:style-name="Таблица16.A1" office:value-type="string">
            <text:p text:style-name="P57">Условие окончания моделирования</text:p>
          </table:table-cell>
          <table:table-cell table:style-name="Таблица16.A1" office:value-type="string">
            <text:p text:style-name="P57">Время: 12000 тактов</text:p>
          </table:table-cell>
          <table:table-cell table:style-name="Таблица16.A1" office:value-type="string">
            <text:p text:style-name="P92"><text:span text:style-name="T71">Суммарное количество обработанных на АРМ</text:span><text:span text:style-name="T50">1</text:span><text:span text:style-name="T71">, АРМ</text:span><text:span text:style-name="T50">2</text:span><text:span text:style-name="T71"> и АРМ</text:span><text:span text:style-name="T50">3</text:span><text:span text:style-name="T71"> заявок достигло 1300</text:span></text:p>
          </table:table-cell>
        </table:table-row>
        <table:table-row table:style-name="Таблица16.1">
          <table:table-cell table:style-name="Таблица16.A1" office:value-type="string">
            <text:p text:style-name="P57"><text:s/>Определить</text:p>
          </table:table-cell>
          <table:table-cell table:style-name="Таблица16.A1" office:value-type="string">
            <text:p text:style-name="P92"><text:span text:style-name="T71">Количество обработанных и уничтоженных заявок для каждого </text:span><text:span text:style-name="T72">T</text:span><text:span text:style-name="T51">i</text:span><text:span text:style-name="T71"> (</text:span><text:span text:style-name="T79">i</text:span><text:span text:style-name="T78"> = 1,2,3</text:span><text:span text:style-name="T71">)</text:span></text:p>
          </table:table-cell>
          <table:table-cell table:style-name="Таблица16.A1" office:value-type="string">
            <text:p text:style-name="P92"><text:span text:style-name="T71">Количество заявок, обработанных и уничтоженных на ЦВК: всего и поступивших с каждого из АРМ</text:span><text:span text:style-name="T51">i</text:span><text:span text:style-name="T71"> (</text:span><text:span text:style-name="T79">i</text:span><text:span text:style-name="T78"> = 1,2,3</text:span><text:span text:style-name="T71">) в отдельности</text:span></text:p>
          </table:table-cell>
        </table:table-row>
      </table:table>
      <text:p text:style-name="P63"/>
      <text:p text:style-name="P90"><text:span text:style-name="T63">9) <text:s/></text:span><text:span text:style-name="T73">Система включает в себя устройства </text:span><text:span text:style-name="T74">T</text:span><text:span text:style-name="T82">1</text:span><text:span text:style-name="T75">,</text:span><text:span text:style-name="T73"> </text:span><text:span text:style-name="T74">T</text:span><text:span text:style-name="T82">2</text:span><text:span text:style-name="T75">, </text:span><text:span text:style-name="T74">T</text:span><text:span text:style-name="T82">3</text:span><text:span text:style-name="T75">, </text:span><text:span text:style-name="T82"><text:s/></text:span><text:span text:style-name="T76">A</text:span><text:span text:style-name="T63">PM</text:span><text:span text:style-name="T48">1</text:span><text:span text:style-name="T63">, APM</text:span><text:span text:style-name="T48">2</text:span><text:span text:style-name="T63">, APM</text:span><text:span text:style-name="T48">3</text:span><text:span text:style-name="T63">, </text:span>КММ, ЦВК. Порядок обработки заявок:</text:p>
      <table:table table:name="Таблица17" table:style-name="Таблица17">
        <table:table-column table:style-name="Таблица17.A"/>
        <table:table-column table:style-name="Таблица17.B"/>
        <table:table-row table:style-name="Таблица17.1">
          <table:table-cell table:style-name="Таблица17.A1" office:value-type="string">
            <text:p text:style-name="P57">КММ</text:p>
          </table:table-cell>
          <table:table-cell table:style-name="Таблица17.A1" office:value-type="string">
            <text:p text:style-name="P92"><text:span text:style-name="T71">заявки первого типа, поступившие с ЦВК,<text:line-break/>заявки второго типа, поступившие с ЦВК,<text:line-break/>заявки третьего типа, поступившие с ЦВК,<text:line-break/>заявки, поступившие с АРМ</text:span><text:span text:style-name="T50">1</text:span><text:span text:style-name="T71">,<text:line-break/>заявки, поступившие с АРМ</text:span><text:span text:style-name="T50">2</text:span><text:span text:style-name="T71">,<text:line-break/>заявки, поступившие с АРМ</text:span><text:span text:style-name="T50">3</text:span></text:p>
          </table:table-cell>
        </table:table-row>
        <table:table-row table:style-name="Таблица17.1">
          <table:table-cell table:style-name="Таблица17.A1" office:value-type="string">
            <text:p text:style-name="P92"><text:span text:style-name="T79">T</text:span><text:span text:style-name="T85">i</text:span><text:span text:style-name="T78"><text:line-break/>(</text:span><text:span text:style-name="T79">i</text:span><text:span text:style-name="T78"> = 1,2,3)</text:span></text:p>
          </table:table-cell>
          <table:table-cell table:style-name="Таблица17.A1" office:value-type="string">
            <text:p text:style-name="P67">все поступающие заявки равноприоритетны</text:p>
          </table:table-cell>
        </table:table-row>
      </table:table>
      <text:p text:style-name="P71"><text:s/></text:p>
      <table:table table:name="Таблица18" table:style-name="Таблица18">
        <table:table-column table:style-name="Таблица18.A"/>
        <table:table-column table:style-name="Таблица18.B" table:number-columns-repeated="2"/>
        <table:table-row table:style-name="Таблица18.1">
          <table:table-cell table:style-name="Таблица18.A1" office:value-type="string">
            <text:p text:style-name="P58">Параметры модели</text:p>
          </table:table-cell>
          <table:table-cell table:style-name="Таблица18.A1" office:value-type="string">
            <text:p text:style-name="P58">Вариант а)</text:p>
          </table:table-cell>
          <table:table-cell table:style-name="Таблица18.A1" office:value-type="string">
            <text:p text:style-name="P58">Вариант б)</text:p>
          </table:table-cell>
        </table:table-row>
        <table:table-row table:style-name="Таблица18.1">
          <table:table-cell table:style-name="Таблица18.A1" office:value-type="string">
            <text:p text:style-name="P57">Поступление заявок в систему</text:p>
          </table:table-cell>
          <table:table-cell table:style-name="Таблица18.A1" office:value-type="string">
            <text:p text:style-name="P92"><text:span text:style-name="T72">t</text:span><text:span text:style-name="T50">1</text:span><text:span text:style-name="T71"> = </text:span><text:span text:style-name="T72">1</text:span><text:span text:style-name="T71">4</text:span><text:span text:style-name="T72">0 ± </text:span><text:span text:style-name="T71">3</text:span><text:span text:style-name="T72">5</text:span><text:span text:style-name="T71"><text:line-break/></text:span><text:span text:style-name="T72">t</text:span><text:span text:style-name="T51">2</text:span><text:span text:style-name="T71"> = </text:span><text:span text:style-name="T72">1</text:span><text:span text:style-name="T71">9</text:span><text:span text:style-name="T72">0 ± </text:span><text:span text:style-name="T71">10<text:line-break/></text:span><text:span text:style-name="T72">t</text:span><text:span text:style-name="T51">3</text:span><text:span text:style-name="T72"> = </text:span><text:span text:style-name="T71">23</text:span><text:span text:style-name="T72">0 ± </text:span><text:span text:style-name="T71">10</text:span></text:p>
          </table:table-cell>
          <table:table-cell table:style-name="Таблица18.A1" office:value-type="string">
            <text:p text:style-name="P92"><text:span text:style-name="T72">t</text:span><text:span text:style-name="T50">1</text:span><text:span text:style-name="T71"> = </text:span><text:span text:style-name="T72">1</text:span><text:span text:style-name="T71">6</text:span><text:span text:style-name="T72">0 ± </text:span><text:span text:style-name="T71">5</text:span><text:span text:style-name="T72">5</text:span><text:span text:style-name="T71"><text:line-break/></text:span><text:span text:style-name="T72">t</text:span><text:span text:style-name="T51">2</text:span><text:span text:style-name="T71"> = </text:span><text:span text:style-name="T72">1</text:span><text:span text:style-name="T71">1</text:span><text:span text:style-name="T72">0 ± </text:span><text:span text:style-name="T71">60, <text:s/></text:span><text:span text:style-name="T72">n</text:span><text:span text:style-name="T50">2</text:span><text:span text:style-name="T71"> = 45<text:line-break/></text:span><text:span text:style-name="T72">t</text:span><text:span text:style-name="T51">3</text:span><text:span text:style-name="T72"> = </text:span><text:span text:style-name="T71">180, <text:s/>∆</text:span><text:span text:style-name="T72">t</text:span><text:span text:style-name="T50">3</text:span><text:span text:style-name="T71"> = 200</text:span></text:p>
          </table:table-cell>
        </table:table-row>
        <table:table-row table:style-name="Таблица18.1">
          <table:table-cell table:style-name="Таблица18.A1" office:value-type="string">
            <text:p text:style-name="P92"><text:span text:style-name="T79">T</text:span><text:span text:style-name="T84">1</text:span></text:p>
            <text:p text:style-name="P92"><text:span text:style-name="T79">T</text:span><text:span text:style-name="T84">2</text:span></text:p>
            <text:p text:style-name="P92"><text:span text:style-name="T79">T</text:span><text:span text:style-name="T84">3</text:span></text:p>
          </table:table-cell>
          <table:table-cell table:style-name="Таблица18.A1" office:value-type="string">
            <text:p text:style-name="P92"><text:span text:style-name="T72">T = </text:span><text:span text:style-name="T71">40 ± 10</text:span></text:p>
            <text:p text:style-name="P92"><text:span text:style-name="T72">T = </text:span><text:span text:style-name="T71">30 ± 8</text:span></text:p>
            <text:p text:style-name="P92"><text:span text:style-name="T72">T = </text:span><text:span text:style-name="T71">35 ± 12</text:span></text:p>
          </table:table-cell>
          <table:table-cell table:style-name="Таблица18.A1" office:value-type="string">
            <text:p text:style-name="P57"><draw:frame draw:style-name="fr3" draw:name="Объект42" text:anchor-type="as-char" svg:width="7.855cm" svg:height="0.623cm" draw:z-index="42"><draw:object xlink:href="./Object 43" xlink:type="simple" xlink:show="embed" xlink:actuate="onLoad"/><draw:image xlink:href="./ObjectReplacements/Object 43" xlink:type="simple" xlink:show="embed" xlink:actuate="onLoad"/></draw:frame></text:p>
          </table:table-cell>
        </table:table-row>
        <table:table-row table:style-name="Таблица18.1">
          <table:table-cell table:style-name="Таблица18.A1" office:value-type="string">
            <text:p text:style-name="P92"><text:span text:style-name="T80">A</text:span><text:span text:style-name="T71">PM</text:span><text:span text:style-name="T50">1</text:span></text:p>
            <text:p text:style-name="P92"><text:span text:style-name="T71">APM</text:span><text:span text:style-name="T50">2</text:span></text:p>
            <text:p text:style-name="P92"><text:span text:style-name="T71">APM</text:span><text:span text:style-name="T50">3</text:span></text:p>
          </table:table-cell>
          <table:table-cell table:style-name="Таблица18.A1" office:value-type="string">
            <text:p text:style-name="P57"><draw:frame draw:style-name="fr3" draw:name="Объект43" text:anchor-type="as-char" svg:width="4.422cm" svg:height="0.623cm" draw:z-index="43"><draw:object xlink:href="./Object 44" xlink:type="simple" xlink:show="embed" xlink:actuate="onLoad"/><draw:image xlink:href="./ObjectReplacements/Object 44" xlink:type="simple" xlink:show="embed" xlink:actuate="onLoad"/></draw:frame></text:p>
          </table:table-cell>
          <table:table-cell table:style-name="Таблица18.A1" office:value-type="string">
            <text:p text:style-name="P57"><draw:frame draw:style-name="fr3" draw:name="Объект44" text:anchor-type="as-char" svg:width="4.299cm" svg:height="0.623cm" draw:z-index="44"><draw:object xlink:href="./Object 45" xlink:type="simple" xlink:show="embed" xlink:actuate="onLoad"/><draw:image xlink:href="./ObjectReplacements/Object 45" xlink:type="simple" xlink:show="embed" xlink:actuate="onLoad"/></draw:frame></text:p>
          </table:table-cell>
        </table:table-row>
        <table:table-row table:style-name="Таблица18.1">
          <table:table-cell table:style-name="Таблица18.A1" office:value-type="string">
            <text:p text:style-name="P57">ЦВК</text:p>
          </table:table-cell>
          <table:table-cell table:style-name="Таблица18.A1" office:value-type="string">
            <text:p text:style-name="P57"><draw:frame draw:style-name="fr3" draw:name="Объект45" text:anchor-type="as-char" svg:width="4.634cm" svg:height="0.623cm" draw:z-index="45"><draw:object xlink:href="./Object 46" xlink:type="simple" xlink:show="embed" xlink:actuate="onLoad"/><draw:image xlink:href="./ObjectReplacements/Object 46" xlink:type="simple" xlink:show="embed" xlink:actuate="onLoad"/></draw:frame></text:p>
          </table:table-cell>
          <table:table-cell table:style-name="Таблица18.A1" office:value-type="string">
            <text:p text:style-name="P92"><text:span text:style-name="T72">T = </text:span><text:span text:style-name="T71">55 ± 8</text:span></text:p>
          </table:table-cell>
        </table:table-row>
        <table:table-row table:style-name="Таблица18.1">
          <table:table-cell table:style-name="Таблица18.A1" office:value-type="string">
            <text:p text:style-name="P57">КММ</text:p>
          </table:table-cell>
          <table:table-cell table:style-name="Таблица18.A1" office:value-type="string">
            <text:p text:style-name="P57"><draw:frame draw:style-name="fr3" draw:name="Объект46" text:anchor-type="as-char" svg:width="7.061cm" svg:height="1.275cm" draw:z-index="46"><draw:object xlink:href="./Object 47" xlink:type="simple" xlink:show="embed" xlink:actuate="onLoad"/><draw:image xlink:href="./ObjectReplacements/Object 47" xlink:type="simple" xlink:show="embed" xlink:actuate="onLoad"/></draw:frame></text:p>
          </table:table-cell>
          <table:table-cell table:style-name="Таблица18.A1" office:value-type="string">
            <text:p text:style-name="P57"><draw:frame draw:style-name="fr3" draw:name="Объект47" text:anchor-type="as-char" svg:width="1.489cm" svg:height="1.727cm" draw:z-index="47"><draw:object xlink:href="./Object 48" xlink:type="simple" xlink:show="embed" xlink:actuate="onLoad"/><draw:image xlink:href="./ObjectReplacements/Object 48" xlink:type="simple" xlink:show="embed" xlink:actuate="onLoad"/></draw:frame></text:p>
          </table:table-cell>
        </table:table-row>
        <table:table-row table:style-name="Таблица18.1">
          <table:table-cell table:style-name="Таблица18.A1" office:value-type="string">
            <text:p text:style-name="P57">Условия окончания обслуживания заявок</text:p>
          </table:table-cell>
          <table:table-cell table:style-name="Таблица18.A1" office:value-type="string">
            <text:p text:style-name="P92"><text:span text:style-name="T71">После обработки на </text:span><text:span text:style-name="T72">T</text:span><text:span text:style-name="T51">i</text:span><text:span text:style-name="T71"> уничтожается каждая 8-я заявка</text:span></text:p>
          </table:table-cell>
          <table:table-cell table:style-name="Таблица18.A1" office:value-type="string">
            <text:p text:style-name="P57">Максимально возможная длина очереди к ЦВК равна 8. Если очередь на ЦВК максимальной длины, заявка уничтожается без обслуживания на ЦВК</text:p>
          </table:table-cell>
        </table:table-row>
        <table:table-row table:style-name="Таблица18.1">
          <table:table-cell table:style-name="Таблица18.A1" office:value-type="string">
            <text:p text:style-name="P57">Условие окончания моделирования</text:p>
          </table:table-cell>
          <table:table-cell table:style-name="Таблица18.A1" office:value-type="string">
            <text:p text:style-name="P57">Время: 11000 тактов</text:p>
          </table:table-cell>
          <table:table-cell table:style-name="Таблица18.A1" office:value-type="string">
            <text:p text:style-name="P57">Количество обработанных на ЦВК заявок достигло 200</text:p>
          </table:table-cell>
        </table:table-row>
        <table:table-row table:style-name="Таблица18.1">
          <table:table-cell table:style-name="Таблица18.A1" office:value-type="string">
            <text:p text:style-name="P57"><text:s/>Определить</text:p>
          </table:table-cell>
          <table:table-cell table:style-name="Таблица18.A1" office:value-type="string">
            <text:p text:style-name="P92"><text:span text:style-name="T71">Количество обработанных и уничтоженных заявок для каждого </text:span><text:span text:style-name="T72">T</text:span><text:span text:style-name="T51">i</text:span><text:span text:style-name="T71"> (</text:span><text:span text:style-name="T79">i</text:span><text:span text:style-name="T78"> = 1,2,3</text:span><text:span text:style-name="T71">)</text:span></text:p>
          </table:table-cell>
          <table:table-cell table:style-name="Таблица18.A1" office:value-type="string">
            <text:p text:style-name="P57">Количество заявок, обработанных на ЦВК на момент, когда систему покинет 1-я заявка</text:p>
          </table:table-cell>
        </table:table-row>
      </table:table>
      <text:p text:style-name="P95"><text:span text:style-name="T63">10) <text:s/></text:span><text:span text:style-name="T73">Система включает в себя устройства </text:span><text:span text:style-name="T74">T</text:span><text:span text:style-name="T82">1</text:span><text:span text:style-name="T75">,</text:span><text:span text:style-name="T73"> </text:span><text:span text:style-name="T74">T</text:span><text:span text:style-name="T82">2</text:span><text:span text:style-name="T75">, </text:span><text:span text:style-name="T74">T</text:span><text:span text:style-name="T82">3</text:span><text:span text:style-name="T75">, </text:span><text:span text:style-name="T82"><text:s/></text:span><text:span text:style-name="T76">A</text:span><text:span text:style-name="T63">PM</text:span><text:span text:style-name="T48">1</text:span><text:span text:style-name="T63">, APM</text:span><text:span text:style-name="T48">2</text:span><text:span text:style-name="T63">, APM</text:span><text:span text:style-name="T48">3</text:span><text:span text:style-name="T63">, </text:span>КММ, ЦВК. Порядок обработки заявок:</text:p>
      <table:table table:name="Таблица19" table:style-name="Таблица19">
        <table:table-column table:style-name="Таблица19.A"/>
        <table:table-column table:style-name="Таблица19.B"/>
        <text:soft-page-break/>
        <table:table-row table:style-name="Таблица19.1">
          <table:table-cell table:style-name="Таблица19.A1" office:value-type="string">
            <text:p text:style-name="P57">КММ</text:p>
          </table:table-cell>
          <table:table-cell table:style-name="Таблица19.A1" office:value-type="string">
            <text:p text:style-name="P92"><text:span text:style-name="T71">в соответствии с алгоритмом </text:span><text:span text:style-name="T72">FIFO</text:span><text:span text:style-name="T71">, а при одновременном поступлении заявок в следующем порядке:<text:line-break/>заявки, поступившие с АРМ</text:span><text:span text:style-name="T50">1</text:span><text:span text:style-name="T71">, АРМ</text:span><text:span text:style-name="T50">2</text:span><text:span text:style-name="T71"> и АРМ</text:span><text:span text:style-name="T50">3</text:span><text:span text:style-name="T71"> (равноприоритетны),<text:line-break/>заявки любого типа, поступившие с ЦВК (равноприоритетны).</text:span></text:p>
          </table:table-cell>
        </table:table-row>
        <table:table-row table:style-name="Таблица19.1">
          <table:table-cell table:style-name="Таблица19.A1" office:value-type="string">
            <text:p text:style-name="P92"><text:span text:style-name="T79">T</text:span><text:span text:style-name="T85">i</text:span><text:span text:style-name="T78"><text:line-break/>(</text:span><text:span text:style-name="T79">i</text:span><text:span text:style-name="T78"> = 1,2,3)</text:span></text:p>
          </table:table-cell>
          <table:table-cell table:style-name="Таблица19.A1" office:value-type="string">
            <text:p text:style-name="P92"><text:span text:style-name="T78">заявки, </text:span><text:span text:style-name="T71">поступившие с АРМ</text:span><text:span text:style-name="T51">i</text:span><text:span text:style-name="T78">,<text:line-break/>заявки, </text:span><text:span text:style-name="T71">поступившие</text:span><text:span text:style-name="T78"> с ЦВК</text:span></text:p>
          </table:table-cell>
        </table:table-row>
      </table:table>
      <text:p text:style-name="P92"><text:span text:style-name="T73">Все заявки, поступающие на АРМ</text:span><text:span text:style-name="T83">i</text:span><text:span text:style-name="T73"> (</text:span><text:span text:style-name="T74">i</text:span> = 1,2,3), равноприоритетны.</text:p>
      <table:table table:name="Таблица20" table:style-name="Таблица20">
        <table:table-column table:style-name="Таблица20.A"/>
        <table:table-column table:style-name="Таблица20.B" table:number-columns-repeated="2"/>
        <table:table-row table:style-name="Таблица20.1">
          <table:table-cell table:style-name="Таблица20.A1" office:value-type="string">
            <text:p text:style-name="P58">Параметры модели</text:p>
          </table:table-cell>
          <table:table-cell table:style-name="Таблица20.A1" office:value-type="string">
            <text:p text:style-name="P58">Вариант а)</text:p>
          </table:table-cell>
          <table:table-cell table:style-name="Таблица20.A1" office:value-type="string">
            <text:p text:style-name="P64">Вариант б)</text:p>
          </table:table-cell>
        </table:table-row>
        <table:table-row table:style-name="Таблица20.1">
          <table:table-cell table:style-name="Таблица20.A1" office:value-type="string">
            <text:p text:style-name="P57">Поступление заявок в систему</text:p>
          </table:table-cell>
          <table:table-cell table:style-name="Таблица20.A1" office:value-type="string">
            <text:p text:style-name="P92"><text:span text:style-name="T72">t</text:span><text:span text:style-name="T50">1</text:span><text:span text:style-name="T71"> = 180, <text:s/>∆</text:span><text:span text:style-name="T72">t</text:span><text:span text:style-name="T50">1</text:span><text:span text:style-name="T71"> = 80, <text:s/></text:span><text:span text:style-name="T72">n</text:span><text:span text:style-name="T50">1</text:span><text:span text:style-name="T71"> = 33<text:line-break/></text:span><text:span text:style-name="T72">t</text:span><text:span text:style-name="T51">2</text:span><text:span text:style-name="T71"> = 95, <text:s/></text:span><text:span text:style-name="T72">n</text:span><text:span text:style-name="T50">2</text:span><text:span text:style-name="T71"> = 45<text:line-break/></text:span><text:span text:style-name="T72">t</text:span><text:span text:style-name="T51">3</text:span><text:span text:style-name="T72"> = 1</text:span><text:span text:style-name="T71">1</text:span><text:span text:style-name="T72">0 ± </text:span><text:span text:style-name="T71">90</text:span><text:span text:style-name="T72">, <text:s/>n</text:span><text:span text:style-name="T51">3</text:span><text:span text:style-name="T72"> = 5</text:span><text:span text:style-name="T71">0</text:span></text:p>
          </table:table-cell>
          <table:table-cell table:style-name="Таблица20.A1" office:value-type="string">
            <text:p text:style-name="P92"><text:span text:style-name="T72">t</text:span><text:span text:style-name="T50">1</text:span><text:span text:style-name="T71"> = 120 ± 5, <text:s/></text:span><text:span text:style-name="T72">n</text:span><text:span text:style-name="T50">1</text:span><text:span text:style-name="T71"> = 57<text:line-break/></text:span><text:span text:style-name="T72">t</text:span><text:span text:style-name="T51">2</text:span><text:span text:style-name="T71"> = 200, <text:s/></text:span><text:span text:style-name="T72">n</text:span><text:span text:style-name="T50">2</text:span><text:span text:style-name="T71"> = 18<text:line-break/></text:span><text:span text:style-name="T72">t</text:span><text:span text:style-name="T51">3</text:span><text:span text:style-name="T72"> = </text:span><text:span text:style-name="T71">90</text:span><text:span text:style-name="T72"> ± </text:span><text:span text:style-name="T71">15, <text:s/></text:span><text:span text:style-name="T72">n</text:span><text:span text:style-name="T51">3</text:span><text:span text:style-name="T72"> = </text:span><text:span text:style-name="T71">4</text:span><text:span text:style-name="T72">5</text:span></text:p>
          </table:table-cell>
        </table:table-row>
        <table:table-row table:style-name="Таблица20.1">
          <table:table-cell table:style-name="Таблица20.A1" office:value-type="string">
            <text:p text:style-name="P92"><text:span text:style-name="T79">T</text:span><text:span text:style-name="T84">1</text:span></text:p>
            <text:p text:style-name="P92"><text:span text:style-name="T79">T</text:span><text:span text:style-name="T84">2</text:span></text:p>
            <text:p text:style-name="P92"><text:span text:style-name="T79">T</text:span><text:span text:style-name="T84">3</text:span></text:p>
          </table:table-cell>
          <table:table-cell table:style-name="Таблица20.A1" office:value-type="string">
            <text:p text:style-name="P57"><draw:frame draw:style-name="fr3" draw:name="Объект48" text:anchor-type="as-char" svg:width="4.434cm" svg:height="0.623cm" draw:z-index="48"><draw:object xlink:href="./Object 49" xlink:type="simple" xlink:show="embed" xlink:actuate="onLoad"/><draw:image xlink:href="./ObjectReplacements/Object 49" xlink:type="simple" xlink:show="embed" xlink:actuate="onLoad"/></draw:frame></text:p>
          </table:table-cell>
          <table:table-cell table:style-name="Таблица20.A1" office:value-type="string">
            <text:p text:style-name="P92"><text:span text:style-name="T72">T = </text:span><text:span text:style-name="T71">30 ± 10</text:span></text:p>
            <text:p text:style-name="P92"><text:span text:style-name="T72">T = </text:span><text:span text:style-name="T71">33 ± 5</text:span></text:p>
            <text:p text:style-name="P92"><text:span text:style-name="T72">T = </text:span><text:span text:style-name="T71">35 ± 12</text:span></text:p>
          </table:table-cell>
        </table:table-row>
        <table:table-row table:style-name="Таблица20.1">
          <table:table-cell table:style-name="Таблица20.A1" office:value-type="string">
            <text:p text:style-name="P92"><text:span text:style-name="T81">АРМ</text:span><text:span text:style-name="T50">1</text:span></text:p>
            <text:p text:style-name="P92"><text:span text:style-name="T71">APM</text:span><text:span text:style-name="T50">2</text:span></text:p>
            <text:p text:style-name="P92"><text:span text:style-name="T71">APM</text:span><text:span text:style-name="T50">3</text:span></text:p>
          </table:table-cell>
          <table:table-cell table:style-name="Таблица20.A1" office:value-type="string">
            <text:p text:style-name="P92"><text:span text:style-name="T72">T = </text:span><text:span text:style-name="T71">15 ± 3</text:span></text:p>
            <text:p text:style-name="P92"><text:span text:style-name="T72">T = </text:span><text:span text:style-name="T71">20 ± 4</text:span></text:p>
            <text:p text:style-name="P92"><text:span text:style-name="T72">T = </text:span><text:span text:style-name="T71">30 ± 5</text:span></text:p>
          </table:table-cell>
          <table:table-cell table:style-name="Таблица20.A1" office:value-type="string">
            <text:p text:style-name="P57"><draw:frame draw:style-name="fr4" draw:name="Объект49" text:anchor-type="as-char" svg:y="-0.863cm" svg:width="2.78cm" svg:height="1.637cm" draw:z-index="49"><draw:object xlink:href="./Object 50" xlink:type="simple" xlink:show="embed" xlink:actuate="onLoad"/><draw:image xlink:href="./ObjectReplacements/Object 50" xlink:type="simple" xlink:show="embed" xlink:actuate="onLoad"/></draw:frame></text:p>
          </table:table-cell>
        </table:table-row>
        <table:table-row table:style-name="Таблица20.1">
          <table:table-cell table:style-name="Таблица20.A1" office:value-type="string">
            <text:p text:style-name="P57">ЦВК</text:p>
          </table:table-cell>
          <table:table-cell table:style-name="Таблица20.A1" office:value-type="string">
            <text:p text:style-name="P57"><draw:frame draw:style-name="fr3" draw:name="Объект50" text:anchor-type="as-char" svg:width="4.417cm" svg:height="0.623cm" draw:z-index="50"><draw:object xlink:href="./Object 51" xlink:type="simple" xlink:show="embed" xlink:actuate="onLoad"/><draw:image xlink:href="./ObjectReplacements/Object 51" xlink:type="simple" xlink:show="embed" xlink:actuate="onLoad"/></draw:frame></text:p>
          </table:table-cell>
          <table:table-cell table:style-name="Таблица20.A1" office:value-type="string">
            <text:p text:style-name="P92"><text:span text:style-name="T72">T = </text:span><text:span text:style-name="T71">40 ± 5</text:span></text:p>
          </table:table-cell>
        </table:table-row>
        <table:table-row table:style-name="Таблица20.1">
          <table:table-cell table:style-name="Таблица20.A1" office:value-type="string">
            <text:p text:style-name="P57">КММ</text:p>
          </table:table-cell>
          <table:table-cell table:style-name="Таблица20.A1" office:value-type="string">
            <text:p text:style-name="P57"><draw:frame draw:style-name="fr3" draw:name="Объект51" text:anchor-type="as-char" svg:width="5.681cm" svg:height="0.979cm" draw:z-index="51"><draw:object xlink:href="./Object 52" xlink:type="simple" xlink:show="embed" xlink:actuate="onLoad"/><draw:image xlink:href="./ObjectReplacements/Object 52" xlink:type="simple" xlink:show="embed" xlink:actuate="onLoad"/></draw:frame></text:p>
          </table:table-cell>
          <table:table-cell table:style-name="Таблица20.A1" office:value-type="string">
            <text:p text:style-name="P57"><draw:frame draw:style-name="fr3" draw:name="Объект52" text:anchor-type="as-char" svg:width="5.459cm" svg:height="2.143cm" draw:z-index="52"><draw:object xlink:href="./Object 53" xlink:type="simple" xlink:show="embed" xlink:actuate="onLoad"/><draw:image xlink:href="./ObjectReplacements/Object 53" xlink:type="simple" xlink:show="embed" xlink:actuate="onLoad"/></draw:frame></text:p>
          </table:table-cell>
        </table:table-row>
        <table:table-row table:style-name="Таблица20.1">
          <table:table-cell table:style-name="Таблица20.A1" office:value-type="string">
            <text:p text:style-name="P57">Условия окончания обслуживания заявок</text:p>
          </table:table-cell>
          <table:table-cell table:style-name="Таблица20.A1" office:value-type="string">
            <text:p text:style-name="P92"><text:span text:style-name="T71">Максимально возможная длина очереди к ЦВК равна 10. КММ отбрасывает (уничтожает) заявки, приходящие с АРМ</text:span><text:span text:style-name="T51">i</text:span><text:span text:style-name="T71">, если очередь на ЦВК максимальной длины. </text:span></text:p>
          </table:table-cell>
          <table:table-cell table:style-name="Таблица20.A1" office:value-type="string">
            <text:p text:style-name="P61">Систему покидает:</text:p>
            <text:list xml:id="list203036776128133" text:continue-numbering="true" text:style-name="WW8Num25">
              <text:list-item>
                <text:p text:style-name="P119"><text:span text:style-name="T71">каждая 5-я заявка, поступившая на </text:span><text:span text:style-name="T79">T</text:span><text:span text:style-name="T84">1</text:span><text:span text:style-name="T78"> с ЦВК;</text:span></text:p>
              </text:list-item>
              <text:list-item>
                <text:p text:style-name="P119"><text:span text:style-name="T71">каждая 4-я заявка, поступившая на </text:span><text:span text:style-name="T79">T</text:span><text:span text:style-name="T84">2</text:span><text:span text:style-name="T78"> с ЦВК;</text:span></text:p>
              </text:list-item>
              <text:list-item>
                <text:p text:style-name="P119"><text:span text:style-name="T71">каждая 3-я заявка, поступившая на </text:span><text:span text:style-name="T79">T</text:span><text:span text:style-name="T84">3</text:span><text:span text:style-name="T78"> с ЦВК;</text:span></text:p>
              </text:list-item>
            </text:list>
            <text:p text:style-name="P94"><text:span text:style-name="T78">(до обработки на </text:span><text:span text:style-name="T79">T</text:span><text:span text:style-name="T85">i</text:span><text:span text:style-name="T78">)</text:span></text:p>
          </table:table-cell>
        </table:table-row>
        <table:table-row table:style-name="Таблица20.1">
          <table:table-cell table:style-name="Таблица20.A1" office:value-type="string">
            <text:p text:style-name="P57">Условие окончания моделирования</text:p>
          </table:table-cell>
          <table:table-cell table:style-name="Таблица20.A1" office:value-type="string">
            <text:p text:style-name="P57">Время: 13000 тактов </text:p>
          </table:table-cell>
          <table:table-cell table:style-name="Таблица20.A1" office:value-type="string">
            <text:p text:style-name="P57">Количество обработанных на ЦВК заявок достигло 300</text:p>
          </table:table-cell>
        </table:table-row>
        <table:table-row table:style-name="Таблица20.1">
          <table:table-cell table:style-name="Таблица20.A1" office:value-type="string">
            <text:p text:style-name="P57"><text:s/>Определить</text:p>
          </table:table-cell>
          <table:table-cell table:style-name="Таблица20.A1" office:value-type="string">
            <text:p text:style-name="P57">Количество заявок, обработанных на ЦВК на момент, когда систему покинет 4-я заявка </text:p>
          </table:table-cell>
          <table:table-cell table:style-name="Таблица20.A1" office:value-type="string">
            <text:p text:style-name="P92"><text:span text:style-name="T71">Количество заявок каждого типа, обработанных и прекративших обслуживание для каждого из </text:span><text:span text:style-name="T79">T</text:span><text:span text:style-name="T85">i</text:span><text:span text:style-name="T78"> </text:span><text:span text:style-name="T71">(</text:span><text:span text:style-name="T79">i</text:span><text:span text:style-name="T78"> = 1,2,3</text:span><text:span text:style-name="T71">)</text:span></text:p>
          </table:table-cell>
        </table:table-row>
      </table:table>
      <text:p text:style-name="P91"><text:span text:style-name="T63">11)</text:span><text:span text:style-name="T73"> Система включает в себя устройства </text:span><text:span text:style-name="T74">T</text:span><text:span text:style-name="T82">1</text:span><text:span text:style-name="T75">,</text:span><text:span text:style-name="T73"> </text:span><text:span text:style-name="T74">T</text:span><text:span text:style-name="T82">2</text:span><text:span text:style-name="T75">, </text:span><text:span text:style-name="T74">T</text:span><text:span text:style-name="T82">3</text:span><text:span text:style-name="T75">, </text:span><text:span text:style-name="T82"><text:s/></text:span><text:span text:style-name="T76">A</text:span><text:span text:style-name="T63">PM</text:span><text:span text:style-name="T48">1</text:span><text:span text:style-name="T63">, APM</text:span><text:span text:style-name="T48">2</text:span><text:span text:style-name="T63">, APM</text:span><text:span text:style-name="T48">3</text:span><text:span text:style-name="T63">, </text:span>КММ, ЦВК. Порядок обработки заявок:</text:p>
      <table:table table:name="Таблица21" table:style-name="Таблица21">
        <table:table-column table:style-name="Таблица21.A"/>
        <table:table-column table:style-name="Таблица21.B"/>
        <table:table-row table:style-name="Таблица21.1">
          <table:table-cell table:style-name="Таблица21.A1" office:value-type="string">
            <text:p text:style-name="P57">КММ</text:p>
          </table:table-cell>
          <table:table-cell table:style-name="Таблица21.A1" office:value-type="string">
            <text:p text:style-name="P93"><text:span text:style-name="T71">в соответствии с алгоритмом </text:span><text:span text:style-name="T72">FIFO</text:span><text:span text:style-name="T71">, а при одновременном поступлении заявок в следующем порядке:<text:line-break/>заявки, поступившие с АРМ</text:span><text:span text:style-name="T50">1,</text:span><text:span text:style-name="T71"><text:line-break/></text:span><text:soft-page-break/><text:span text:style-name="T71">заявки, поступившие с АРМ</text:span><text:span text:style-name="T50">2</text:span><text:span text:style-name="T71">,<text:line-break/>заявки, поступившие с АРМ</text:span><text:span text:style-name="T50">3<text:line-break/></text:span><text:span text:style-name="T71">заявки первого типа, поступившие с ЦВК,<text:line-break/>заявки второго типа, поступившие с ЦВК,<text:line-break/>заявки третьего типа, поступившие с ЦВК</text:span></text:p>
          </table:table-cell>
        </table:table-row>
        <table:table-row table:style-name="Таблица21.1">
          <table:table-cell table:style-name="Таблица21.A1" office:value-type="string">
            <text:p text:style-name="P93"><text:span text:style-name="T79">T</text:span><text:span text:style-name="T85">i</text:span><text:span text:style-name="T78"><text:line-break/>(</text:span><text:span text:style-name="T79">i</text:span><text:span text:style-name="T78"> = 1,2,3)</text:span></text:p>
          </table:table-cell>
          <table:table-cell table:style-name="Таблица21.A1" office:value-type="string">
            <text:p text:style-name="P93"><text:span text:style-name="T78">заявки, </text:span><text:span text:style-name="T71">поступившие с АРМ</text:span><text:span text:style-name="T51">i</text:span><text:span text:style-name="T78">,<text:line-break/>заявки, </text:span><text:span text:style-name="T71">поступившие</text:span><text:span text:style-name="T78"> с ЦВК</text:span></text:p>
          </table:table-cell>
        </table:table-row>
      </table:table>
      <text:p text:style-name="P92"><text:span text:style-name="T73">Все заявки, поступающие на АРМ</text:span><text:span text:style-name="T83">i</text:span><text:span text:style-name="T73"> (</text:span><text:span text:style-name="T74">i</text:span> = 1,2,3), равноприоритетны.</text:p>
      <table:table table:name="Таблица22" table:style-name="Таблица22">
        <table:table-column table:style-name="Таблица22.A"/>
        <table:table-column table:style-name="Таблица22.B" table:number-columns-repeated="2"/>
        <table:table-row table:style-name="Таблица22.1">
          <table:table-cell table:style-name="Таблица22.A1" office:value-type="string">
            <text:p text:style-name="P60">Параметры модели</text:p>
          </table:table-cell>
          <table:table-cell table:style-name="Таблица22.A1" office:value-type="string">
            <text:p text:style-name="P60">Вариант а)</text:p>
          </table:table-cell>
          <table:table-cell table:style-name="Таблица22.A1" office:value-type="string">
            <text:p text:style-name="P60">Вариант б)</text:p>
          </table:table-cell>
        </table:table-row>
        <table:table-row table:style-name="Таблица22.1">
          <table:table-cell table:style-name="Таблица22.A1" office:value-type="string">
            <text:p text:style-name="P62">Поступление заявок в систему</text:p>
          </table:table-cell>
          <table:table-cell table:style-name="Таблица22.A1" office:value-type="string">
            <text:p text:style-name="P93"><text:span text:style-name="T72">t</text:span><text:span text:style-name="T50">1</text:span><text:span text:style-name="T71"> = 130, <text:s/></text:span><text:span text:style-name="T72">n</text:span><text:span text:style-name="T50">1</text:span><text:span text:style-name="T71"> = 38<text:line-break/></text:span><text:span text:style-name="T72">t</text:span><text:span text:style-name="T51">2</text:span><text:span text:style-name="T71"> = 195</text:span><text:span text:style-name="T72"> ± </text:span><text:span text:style-name="T71">2</text:span><text:span text:style-name="T72">5</text:span><text:span text:style-name="T71">, <text:s/>∆</text:span><text:span text:style-name="T72">t</text:span><text:span text:style-name="T50">2</text:span><text:span text:style-name="T71"> = 140, </text:span><text:span text:style-name="T72">n</text:span><text:span text:style-name="T50">2</text:span><text:span text:style-name="T71"> = 24<text:line-break/></text:span><text:span text:style-name="T72">t</text:span><text:span text:style-name="T51">3</text:span><text:span text:style-name="T72"> =</text:span><text:span text:style-name="T71"> 110</text:span><text:span text:style-name="T72"> ± </text:span><text:span text:style-name="T71">30, <text:s/>∆</text:span><text:span text:style-name="T72">t</text:span><text:span text:style-name="T50">3</text:span><text:span text:style-name="T71"> = 200</text:span></text:p>
          </table:table-cell>
          <table:table-cell table:style-name="Таблица22.A1" office:value-type="string">
            <text:p text:style-name="P93"><text:span text:style-name="T72">t</text:span><text:span text:style-name="T50">1</text:span><text:span text:style-name="T71"> = 140</text:span><text:span text:style-name="T72"> ± </text:span><text:span text:style-name="T71">3</text:span><text:span text:style-name="T72">5</text:span><text:span text:style-name="T71">, </text:span><text:span text:style-name="T72"><text:s/>n</text:span><text:span text:style-name="T50">1</text:span><text:span text:style-name="T71"> = 27<text:line-break/></text:span><text:span text:style-name="T72">t</text:span><text:span text:style-name="T51">2</text:span><text:span text:style-name="T71"> = 180, </text:span><text:span text:style-name="T72"><text:s/>n</text:span><text:span text:style-name="T50">2</text:span><text:span text:style-name="T71"> = 34<text:line-break/></text:span><text:span text:style-name="T72">t</text:span><text:span text:style-name="T51">3</text:span><text:span text:style-name="T72"> = </text:span><text:span text:style-name="T71">220</text:span><text:span text:style-name="T72">, <text:s/>n</text:span><text:span text:style-name="T50">3</text:span><text:span text:style-name="T71"> = 25</text:span></text:p>
          </table:table-cell>
        </table:table-row>
        <table:table-row table:style-name="Таблица22.1">
          <table:table-cell table:style-name="Таблица22.A1" office:value-type="string">
            <text:p text:style-name="P93"><text:span text:style-name="T79">T</text:span><text:span text:style-name="T84">1</text:span></text:p>
            <text:p text:style-name="P93"><text:span text:style-name="T79">T</text:span><text:span text:style-name="T84">2</text:span></text:p>
            <text:p text:style-name="P93"><text:span text:style-name="T79">T</text:span><text:span text:style-name="T84">3</text:span></text:p>
          </table:table-cell>
          <table:table-cell table:style-name="Таблица22.A1" office:value-type="string">
            <text:p text:style-name="P57"><draw:frame draw:style-name="fr3" draw:name="Объект53" text:anchor-type="as-char" svg:width="7.862cm" svg:height="0.623cm" draw:z-index="53"><draw:object xlink:href="./Object 54" xlink:type="simple" xlink:show="embed" xlink:actuate="onLoad"/><draw:image xlink:href="./ObjectReplacements/Object 54" xlink:type="simple" xlink:show="embed" xlink:actuate="onLoad"/></draw:frame></text:p>
          </table:table-cell>
          <table:table-cell table:style-name="Таблица22.A1" office:value-type="string">
            <text:p text:style-name="P93"><text:span text:style-name="T72">T = </text:span><text:span text:style-name="T71">30 ± 10</text:span></text:p>
            <text:p text:style-name="P93"><text:span text:style-name="T72">T = </text:span><text:span text:style-name="T71">30 ± 15</text:span></text:p>
            <text:p text:style-name="P93"><text:span text:style-name="T72">T = </text:span><text:span text:style-name="T71">35 ± 12</text:span></text:p>
          </table:table-cell>
        </table:table-row>
        <table:table-row table:style-name="Таблица22.1">
          <table:table-cell table:style-name="Таблица22.A1" office:value-type="string">
            <text:p text:style-name="P93"><text:span text:style-name="T80">A</text:span><text:span text:style-name="T71">PM</text:span><text:span text:style-name="T50">1</text:span></text:p>
            <text:p text:style-name="P93"><text:span text:style-name="T71">APM</text:span><text:span text:style-name="T50">2</text:span></text:p>
            <text:p text:style-name="P93"><text:span text:style-name="T71">APM</text:span><text:span text:style-name="T50">3</text:span></text:p>
          </table:table-cell>
          <table:table-cell table:style-name="Таблица22.A1" office:value-type="string">
            <text:p text:style-name="P93"><text:span text:style-name="T72">T = </text:span><text:span text:style-name="T71">22 ± 3</text:span></text:p>
            <text:p text:style-name="P93"><text:span text:style-name="T72">T = </text:span><text:span text:style-name="T71">18 ± 2</text:span></text:p>
            <text:p text:style-name="P93"><text:span text:style-name="T72">T = </text:span><text:span text:style-name="T71">27 ± 5</text:span></text:p>
          </table:table-cell>
          <table:table-cell table:style-name="Таблица22.A1" office:value-type="string">
            <text:p text:style-name="P57"><draw:frame draw:style-name="fr3" draw:name="Объект54" text:anchor-type="as-char" svg:width="4.424cm" svg:height="0.623cm" draw:z-index="54"><draw:object xlink:href="./Object 55" xlink:type="simple" xlink:show="embed" xlink:actuate="onLoad"/><draw:image xlink:href="./ObjectReplacements/Object 55" xlink:type="simple" xlink:show="embed" xlink:actuate="onLoad"/></draw:frame></text:p>
          </table:table-cell>
        </table:table-row>
        <table:table-row table:style-name="Таблица22.1">
          <table:table-cell table:style-name="Таблица22.A1" office:value-type="string">
            <text:p text:style-name="P57">ЦВК</text:p>
          </table:table-cell>
          <table:table-cell table:style-name="Таблица22.A1" office:value-type="string">
            <text:p text:style-name="P57"><draw:frame draw:style-name="fr3" draw:name="Объект55" text:anchor-type="as-char" svg:width="4.424cm" svg:height="0.623cm" draw:z-index="55"><draw:object xlink:href="./Object 56" xlink:type="simple" xlink:show="embed" xlink:actuate="onLoad"/><draw:image xlink:href="./ObjectReplacements/Object 56" xlink:type="simple" xlink:show="embed" xlink:actuate="onLoad"/></draw:frame></text:p>
          </table:table-cell>
          <table:table-cell table:style-name="Таблица22.A1" office:value-type="string">
            <text:p text:style-name="P92"><text:span text:style-name="T72">T = </text:span><text:span text:style-name="T71">36 ± 5</text:span></text:p>
          </table:table-cell>
        </table:table-row>
        <table:table-row table:style-name="Таблица22.1">
          <table:table-cell table:style-name="Таблица22.A1" office:value-type="string">
            <text:p text:style-name="P57">КММ</text:p>
          </table:table-cell>
          <table:table-cell table:style-name="Таблица22.A1" office:value-type="string">
            <text:p text:style-name="P57"><draw:frame draw:style-name="fr3" draw:name="Объект56" text:anchor-type="as-char" svg:width="1.492cm" svg:height="1.727cm" draw:z-index="56"><draw:object xlink:href="./Object 57" xlink:type="simple" xlink:show="embed" xlink:actuate="onLoad"/><draw:image xlink:href="./ObjectReplacements/Object 57" xlink:type="simple" xlink:show="embed" xlink:actuate="onLoad"/></draw:frame></text:p>
          </table:table-cell>
          <table:table-cell table:style-name="Таблица22.A1" office:value-type="string">
            <text:p text:style-name="P57"><draw:frame draw:style-name="fr3" draw:name="Объект57" text:anchor-type="as-char" svg:width="5.325cm" svg:height="2.143cm" draw:z-index="57"><draw:object xlink:href="./Object 58" xlink:type="simple" xlink:show="embed" xlink:actuate="onLoad"/><draw:image xlink:href="./ObjectReplacements/Object 58" xlink:type="simple" xlink:show="embed" xlink:actuate="onLoad"/></draw:frame></text:p>
          </table:table-cell>
        </table:table-row>
        <table:table-row table:style-name="Таблица22.1">
          <table:table-cell table:style-name="Таблица22.A1" office:value-type="string">
            <text:p text:style-name="P62">Условия окончания обслуживания заявок</text:p>
          </table:table-cell>
          <table:table-cell table:style-name="Таблица22.A1" office:value-type="string">
            <text:p text:style-name="P93"><text:span text:style-name="T71">Заявки, поступающие на АРМ</text:span><text:span text:style-name="T50">3</text:span><text:span text:style-name="T71">, уничтожаются, если на АРМ</text:span><text:span text:style-name="T50">3</text:span><text:span text:style-name="T71"> уже обработано 70 заявок</text:span></text:p>
          </table:table-cell>
          <table:table-cell table:style-name="Таблица22.A1" office:value-type="string">
            <text:p text:style-name="P62">После обработки на КММ систему покидает каждая 5-я заявка, направляющаяся на ЦВК</text:p>
          </table:table-cell>
        </table:table-row>
        <table:table-row table:style-name="Таблица22.1">
          <table:table-cell table:style-name="Таблица22.A1" office:value-type="string">
            <text:p text:style-name="P62">Условие окончания моделирования</text:p>
          </table:table-cell>
          <table:table-cell table:style-name="Таблица22.A1" office:value-type="string">
            <text:p text:style-name="P62">Время: 15000 тактов</text:p>
          </table:table-cell>
          <table:table-cell table:style-name="Таблица22.A1" office:value-type="string">
            <text:p text:style-name="P93"><text:span text:style-name="T71">Суммарное количество обработанных на </text:span><text:span text:style-name="T72">T</text:span><text:span text:style-name="T50">1</text:span><text:span text:style-name="T71">, </text:span><text:span text:style-name="T72">T</text:span><text:span text:style-name="T50">2</text:span><text:span text:style-name="T71"> и </text:span><text:span text:style-name="T72">T</text:span><text:span text:style-name="T50">3</text:span><text:span text:style-name="T71"> заявок достигло 1100</text:span></text:p>
          </table:table-cell>
        </table:table-row>
        <table:table-row table:style-name="Таблица22.1">
          <table:table-cell table:style-name="Таблица22.A1" office:value-type="string">
            <text:p text:style-name="P62"><text:s/>Определить</text:p>
          </table:table-cell>
          <table:table-cell table:style-name="Таблица22.A1" office:value-type="string">
            <text:p text:style-name="P93"><text:span text:style-name="T71">Количество обработанных заявок для каждого </text:span><text:span text:style-name="T72">T</text:span><text:span text:style-name="T51">i</text:span><text:span text:style-name="T71"> (</text:span><text:span text:style-name="T79">i</text:span><text:span text:style-name="T78"> = 1,2,3</text:span><text:span text:style-name="T71">) на момент, когда систему покинет<text:line-break/>5-я заявка</text:span></text:p>
          </table:table-cell>
          <table:table-cell table:style-name="Таблица22.A1" office:value-type="string">
            <text:p text:style-name="P61">Количество заявок, прошедших через КММ:</text:p>
            <text:list xml:id="list4240880948" text:style-name="WW8Num15">
              <text:list-item>
                <text:p text:style-name="P120"><text:span text:style-name="T71">поступивших с АРМ</text:span><text:span text:style-name="T50">1</text:span></text:p>
              </text:list-item>
              <text:list-item>
                <text:p text:style-name="P120"><text:span text:style-name="T71">поступивших с АРМ</text:span><text:span text:style-name="T50">2</text:span></text:p>
              </text:list-item>
              <text:list-item>
                <text:p text:style-name="P120"><text:span text:style-name="T71">поступивших с АРМ</text:span><text:span text:style-name="T50">3</text:span></text:p>
              </text:list-item>
              <text:list-item>
                <text:p text:style-name="P118">первого типа, поступивших с ЦВК</text:p>
              </text:list-item>
              <text:list-item>
                <text:p text:style-name="P118">второго типа, поступивших с ЦВК</text:p>
              </text:list-item>
              <text:list-item>
                <text:p text:style-name="P118">третьего типа, поступивших с ЦВК</text:p>
              </text:list-item>
            </text:list>
          </table:table-cell>
        </table:table-row>
      </table:table>
      <text:p text:style-name="P91"><text:span text:style-name="T63">12) <text:s text:c="2"/></text:span><text:span text:style-name="T73">Система включает в себя устройства </text:span><text:span text:style-name="T74">T</text:span><text:span text:style-name="T82">1</text:span><text:span text:style-name="T75">,</text:span><text:span text:style-name="T73"> </text:span><text:span text:style-name="T74">T</text:span><text:span text:style-name="T82">2</text:span><text:span text:style-name="T75">, </text:span><text:span text:style-name="T74">T</text:span><text:span text:style-name="T82">3</text:span><text:span text:style-name="T75">, </text:span><text:span text:style-name="T82"><text:s/></text:span><text:span text:style-name="T76">A</text:span><text:span text:style-name="T63">PM</text:span><text:span text:style-name="T48">1</text:span><text:span text:style-name="T63">, APM</text:span><text:span text:style-name="T48">2</text:span><text:span text:style-name="T63">, APM</text:span><text:span text:style-name="T48">3</text:span><text:span text:style-name="T63">, </text:span>КММ, ЦВК. Порядок обработки заявок:</text:p>
      <table:table table:name="Таблица23" table:style-name="Таблица23">
        <table:table-column table:style-name="Таблица23.A"/>
        <table:table-column table:style-name="Таблица23.B"/>
        <table:table-row table:style-name="Таблица23.1">
          <table:table-cell table:style-name="Таблица23.A1" office:value-type="string">
            <text:p text:style-name="P57">КММ</text:p>
          </table:table-cell>
          <table:table-cell table:style-name="Таблица23.A1" office:value-type="string">
            <text:p text:style-name="P93"><text:span text:style-name="T71">в соответствии с алгоритмом </text:span><text:span text:style-name="T72">FIFO</text:span><text:span text:style-name="T71">, а при одновременном поступлении заявок в следующем порядке:<text:line-break/>заявки, поступившие с АРМ</text:span><text:span text:style-name="T50">1</text:span><text:span text:style-name="T71">,<text:line-break/>заявки первого типа, поступившие с ЦВК,<text:line-break/>заявки, поступившие с АРМ</text:span><text:span text:style-name="T50">2</text:span><text:span text:style-name="T71">,<text:line-break/>заявки второго типа, поступившие с ЦВК,<text:line-break/></text:span><text:soft-page-break/><text:span text:style-name="T71">заявки, поступившие с АРМ</text:span><text:span text:style-name="T50">3</text:span><text:span text:style-name="T71">,<text:line-break/>заявки третьего типа, поступившие с ЦВК</text:span></text:p>
          </table:table-cell>
        </table:table-row>
        <table:table-row table:style-name="Таблица23.1">
          <table:table-cell table:style-name="Таблица23.A1" office:value-type="string">
            <text:p text:style-name="P92"><text:span text:style-name="T79">T</text:span><text:span text:style-name="T85">i</text:span><text:span text:style-name="T78"><text:line-break/>(</text:span><text:span text:style-name="T79">i</text:span><text:span text:style-name="T78"> = 1,2,3)</text:span></text:p>
          </table:table-cell>
          <table:table-cell table:style-name="Таблица23.A1" office:value-type="string">
            <text:p text:style-name="P67">все поступающие заявки равноприоритетны</text:p>
          </table:table-cell>
        </table:table-row>
      </table:table>
      <text:p text:style-name="P71"><text:s/></text:p>
      <table:table table:name="Таблица24" table:style-name="Таблица24">
        <table:table-column table:style-name="Таблица24.A"/>
        <table:table-column table:style-name="Таблица24.B" table:number-columns-repeated="2"/>
        <table:table-row table:style-name="Таблица24.1">
          <table:table-cell table:style-name="Таблица24.A1" office:value-type="string">
            <text:p text:style-name="P58">Параметры модели</text:p>
          </table:table-cell>
          <table:table-cell table:style-name="Таблица24.A1" office:value-type="string">
            <text:p text:style-name="P58">Вариант а)</text:p>
          </table:table-cell>
          <table:table-cell table:style-name="Таблица24.A1" office:value-type="string">
            <text:p text:style-name="P58">Вариант б)</text:p>
          </table:table-cell>
        </table:table-row>
        <table:table-row table:style-name="Таблица24.1">
          <table:table-cell table:style-name="Таблица24.A1" office:value-type="string">
            <text:p text:style-name="P57">Поступление заявок в систему</text:p>
          </table:table-cell>
          <table:table-cell table:style-name="Таблица24.A1" office:value-type="string">
            <text:p text:style-name="P92"><text:span text:style-name="T72">t</text:span><text:span text:style-name="T50">1</text:span><text:span text:style-name="T71"> = 150</text:span><text:span text:style-name="T72"> ± </text:span><text:span text:style-name="T71">30, <text:s/></text:span><text:span text:style-name="T72">n</text:span><text:span text:style-name="T50">1</text:span><text:span text:style-name="T71"> = 27<text:line-break/></text:span><text:span text:style-name="T72">t</text:span><text:span text:style-name="T51">2</text:span><text:span text:style-name="T71"> = 240, <text:s/>∆</text:span><text:span text:style-name="T72">t</text:span><text:span text:style-name="T50">2</text:span><text:span text:style-name="T71"> = 120<text:line-break/></text:span><text:span text:style-name="T72">t</text:span><text:span text:style-name="T51">3</text:span><text:span text:style-name="T72"> = </text:span><text:span text:style-name="T71">180</text:span><text:span text:style-name="T72"> ± </text:span><text:span text:style-name="T71">20, <text:s/></text:span><text:span text:style-name="T72">n</text:span><text:span text:style-name="T51">3</text:span><text:span text:style-name="T72"> = </text:span><text:span text:style-name="T71">50</text:span></text:p>
          </table:table-cell>
          <table:table-cell table:style-name="Таблица24.A1" office:value-type="string">
            <text:p text:style-name="P92"><text:span text:style-name="T72">t</text:span><text:span text:style-name="T50">1</text:span><text:span text:style-name="T71"> = 180, <text:s/></text:span><text:span text:style-name="T72">n</text:span><text:span text:style-name="T50">1</text:span><text:span text:style-name="T71"> = 42<text:line-break/></text:span><text:span text:style-name="T72">t</text:span><text:span text:style-name="T51">2</text:span><text:span text:style-name="T71"> = 190 <text:s text:c="2"/></text:span><text:span text:style-name="T72">n</text:span><text:span text:style-name="T50">2</text:span><text:span text:style-name="T71"> = 15<text:line-break/></text:span><text:span text:style-name="T72">t</text:span><text:span text:style-name="T51">3</text:span><text:span text:style-name="T72"> = </text:span><text:span text:style-name="T71">90</text:span><text:span text:style-name="T72"> ± </text:span><text:span text:style-name="T71">13, <text:s/>∆</text:span><text:span text:style-name="T72">t</text:span><text:span text:style-name="T50">3</text:span><text:span text:style-name="T71"> = 120</text:span></text:p>
          </table:table-cell>
        </table:table-row>
        <table:table-row table:style-name="Таблица24.1">
          <table:table-cell table:style-name="Таблица24.A1" office:value-type="string">
            <text:p text:style-name="P92"><text:span text:style-name="T79">T</text:span><text:span text:style-name="T84">1</text:span></text:p>
            <text:p text:style-name="P92"><text:span text:style-name="T79">T</text:span><text:span text:style-name="T84">2</text:span></text:p>
            <text:p text:style-name="P92"><text:span text:style-name="T79">T</text:span><text:span text:style-name="T84">3</text:span></text:p>
          </table:table-cell>
          <table:table-cell table:style-name="Таблица24.A1" office:value-type="string">
            <text:p text:style-name="P92"><text:span text:style-name="T72">T = </text:span><text:span text:style-name="T71">25 ± 7</text:span></text:p>
            <text:p text:style-name="P92"><text:span text:style-name="T72">T = </text:span><text:span text:style-name="T71">30 ± 6</text:span></text:p>
            <text:p text:style-name="P92"><text:span text:style-name="T72">T = </text:span><text:span text:style-name="T71">20 ± 3</text:span></text:p>
          </table:table-cell>
          <table:table-cell table:style-name="Таблица24.A1" office:value-type="string">
            <text:p text:style-name="P57"><draw:frame draw:style-name="fr3" draw:name="Объект58" text:anchor-type="as-char" svg:width="7.982cm" svg:height="0.623cm" draw:z-index="58"><draw:object xlink:href="./Object 59" xlink:type="simple" xlink:show="embed" xlink:actuate="onLoad"/><draw:image xlink:href="./ObjectReplacements/Object 59" xlink:type="simple" xlink:show="embed" xlink:actuate="onLoad"/></draw:frame></text:p>
          </table:table-cell>
        </table:table-row>
        <table:table-row table:style-name="Таблица24.1">
          <table:table-cell table:style-name="Таблица24.A1" office:value-type="string">
            <text:p text:style-name="P92"><text:span text:style-name="T80">A</text:span><text:span text:style-name="T71">PM</text:span><text:span text:style-name="T50">1</text:span></text:p>
            <text:p text:style-name="P92"><text:span text:style-name="T71">APM</text:span><text:span text:style-name="T50">2</text:span></text:p>
            <text:p text:style-name="P92"><text:span text:style-name="T71">APM</text:span><text:span text:style-name="T50">3</text:span></text:p>
          </table:table-cell>
          <table:table-cell table:style-name="Таблица24.A1" office:value-type="string">
            <text:p text:style-name="P57"><draw:frame draw:style-name="fr3" draw:name="Объект59" text:anchor-type="as-char" svg:width="4.299cm" svg:height="0.623cm" draw:z-index="59"><draw:object xlink:href="./Object 60" xlink:type="simple" xlink:show="embed" xlink:actuate="onLoad"/><draw:image xlink:href="./ObjectReplacements/Object 60" xlink:type="simple" xlink:show="embed" xlink:actuate="onLoad"/></draw:frame></text:p>
          </table:table-cell>
          <table:table-cell table:style-name="Таблица24.A1" office:value-type="string">
            <text:p text:style-name="P57"><draw:frame draw:style-name="fr3" draw:name="Объект60" text:anchor-type="as-char" svg:width="7.99cm" svg:height="0.623cm" draw:z-index="60"><draw:object xlink:href="./Object 61" xlink:type="simple" xlink:show="embed" xlink:actuate="onLoad"/><draw:image xlink:href="./ObjectReplacements/Object 61" xlink:type="simple" xlink:show="embed" xlink:actuate="onLoad"/></draw:frame></text:p>
          </table:table-cell>
        </table:table-row>
        <table:table-row table:style-name="Таблица24.1">
          <table:table-cell table:style-name="Таблица24.A1" office:value-type="string">
            <text:p text:style-name="P57">ЦВК</text:p>
          </table:table-cell>
          <table:table-cell table:style-name="Таблица24.A1" office:value-type="string">
            <text:p text:style-name="P92"><text:span text:style-name="T72">T = </text:span><text:span text:style-name="T71">40 ± 8</text:span></text:p>
          </table:table-cell>
          <table:table-cell table:style-name="Таблица24.A1" office:value-type="string">
            <text:p text:style-name="P92"><text:span text:style-name="T72">T = </text:span><text:span text:style-name="T71">32 ± 4</text:span></text:p>
          </table:table-cell>
        </table:table-row>
        <table:table-row table:style-name="Таблица24.1">
          <table:table-cell table:style-name="Таблица24.A1" office:value-type="string">
            <text:p text:style-name="P57">КММ</text:p>
          </table:table-cell>
          <table:table-cell table:style-name="Таблица24.A1" office:value-type="string">
            <text:p text:style-name="P57"><draw:frame draw:style-name="fr3" draw:name="Объект61" text:anchor-type="as-char" svg:width="5.56cm" svg:height="0.979cm" draw:z-index="61"><draw:object xlink:href="./Object 62" xlink:type="simple" xlink:show="embed" xlink:actuate="onLoad"/><draw:image xlink:href="./ObjectReplacements/Object 62" xlink:type="simple" xlink:show="embed" xlink:actuate="onLoad"/></draw:frame></text:p>
          </table:table-cell>
          <table:table-cell table:style-name="Таблица24.A1" office:value-type="string">
            <text:p text:style-name="P57"><draw:frame draw:style-name="fr3" draw:name="Объект62" text:anchor-type="as-char" svg:width="1.492cm" svg:height="1.727cm" draw:z-index="62"><draw:object xlink:href="./Object 63" xlink:type="simple" xlink:show="embed" xlink:actuate="onLoad"/><draw:image xlink:href="./ObjectReplacements/Object 63" xlink:type="simple" xlink:show="embed" xlink:actuate="onLoad"/></draw:frame></text:p>
          </table:table-cell>
        </table:table-row>
        <table:table-row table:style-name="Таблица24.1">
          <table:table-cell table:style-name="Таблица24.A1" office:value-type="string">
            <text:p text:style-name="P57">Условия окончания обслуживания заявок</text:p>
          </table:table-cell>
          <table:table-cell table:style-name="Таблица24.A1" office:value-type="string">
            <text:p text:style-name="P92"><text:span text:style-name="T71">Каждая 13-я заявка, поступающая на </text:span><text:span text:style-name="T72">T</text:span><text:span text:style-name="T51">i</text:span><text:span text:style-name="T71">, уничтожается до обслуживания на </text:span><text:span text:style-name="T72">T</text:span><text:span text:style-name="T51">i</text:span><text:span text:style-name="T71"> (</text:span><text:span text:style-name="T79">i</text:span><text:span text:style-name="T78"> = 1,2,3</text:span><text:span text:style-name="T71">)</text:span></text:p>
          </table:table-cell>
          <table:table-cell table:style-name="Таблица24.A1" office:value-type="string">
            <text:p text:style-name="P92"><text:span text:style-name="T71">Максимально возможная длина очереди к каждому </text:span><text:span text:style-name="T72">T</text:span><text:span text:style-name="T51">i</text:span><text:span text:style-name="T71"> равна 2. Заявка уничтожается до обработки на </text:span><text:span text:style-name="T72">T</text:span><text:span text:style-name="T51">i</text:span><text:span text:style-name="T71">, если очередь к </text:span><text:span text:style-name="T72">T</text:span><text:span text:style-name="T51">i</text:span><text:span text:style-name="T71"> максимальной длины.</text:span></text:p>
          </table:table-cell>
        </table:table-row>
        <table:table-row table:style-name="Таблица24.1">
          <table:table-cell table:style-name="Таблица24.A1" office:value-type="string">
            <text:p text:style-name="P57">Условие окончания моделирования</text:p>
          </table:table-cell>
          <table:table-cell table:style-name="Таблица24.A1" office:value-type="string">
            <text:p text:style-name="P57">Время: 11000 тактов </text:p>
          </table:table-cell>
          <table:table-cell table:style-name="Таблица24.A1" office:value-type="string">
            <text:p text:style-name="P92"><text:span text:style-name="T71">Суммарное количество обработанных на АРМ</text:span><text:span text:style-name="T50">2</text:span><text:span text:style-name="T71"> и АРМ</text:span><text:span text:style-name="T50">3</text:span><text:span text:style-name="T71"> заявок достигло 1000</text:span></text:p>
          </table:table-cell>
        </table:table-row>
        <table:table-row table:style-name="Таблица24.1">
          <table:table-cell table:style-name="Таблица24.A1" office:value-type="string">
            <text:p text:style-name="P57"><text:s/>Определить</text:p>
          </table:table-cell>
          <table:table-cell table:style-name="Таблица24.A1" office:value-type="string">
            <text:p text:style-name="P92"><text:span text:style-name="T71">Количество заявок, обработанных на ЦВК: всего и поступивших с каждого из АРМ</text:span><text:span text:style-name="T51">i</text:span><text:span text:style-name="T71"> (</text:span><text:span text:style-name="T79">i</text:span><text:span text:style-name="T78"> = 1,2,3</text:span><text:span text:style-name="T71">) в отдельности</text:span></text:p>
          </table:table-cell>
          <table:table-cell table:style-name="Таблица24.A1" office:value-type="string">
            <text:p text:style-name="P92"><text:span text:style-name="T71">Количество обработанных и уничтоженных заявок для каждого </text:span><text:span text:style-name="T72">T</text:span><text:span text:style-name="T51">i</text:span><text:span text:style-name="T71"> (</text:span><text:span text:style-name="T79">i</text:span><text:span text:style-name="T78"> = 1,2,3</text:span><text:span text:style-name="T71">)</text:span></text:p>
          </table:table-cell>
        </table:table-row>
      </table:table>
      <text:p text:style-name="P91"><text:span text:style-name="T63">13)</text:span><text:span text:style-name="T73"> Система включает в себя устройства </text:span><text:span text:style-name="T74">T</text:span><text:span text:style-name="T82">1</text:span><text:span text:style-name="T75">,</text:span><text:span text:style-name="T73"> </text:span><text:span text:style-name="T74">T</text:span><text:span text:style-name="T82">2</text:span><text:span text:style-name="T75">, </text:span><text:span text:style-name="T74">T</text:span><text:span text:style-name="T82">3</text:span><text:span text:style-name="T75">, </text:span><text:span text:style-name="T82"><text:s/></text:span><text:span text:style-name="T76">A</text:span><text:span text:style-name="T63">PM</text:span><text:span text:style-name="T48">1</text:span><text:span text:style-name="T63">, APM</text:span><text:span text:style-name="T48">2</text:span><text:span text:style-name="T63">, APM</text:span><text:span text:style-name="T48">3</text:span><text:span text:style-name="T63">, </text:span>КММ, ЦВК. Порядок обработки заявок:</text:p>
      <table:table table:name="Таблица25" table:style-name="Таблица25">
        <table:table-column table:style-name="Таблица25.A"/>
        <table:table-column table:style-name="Таблица25.B"/>
        <table:table-row table:style-name="Таблица25.1">
          <table:table-cell table:style-name="Таблица25.A1" office:value-type="string">
            <text:p text:style-name="P57">КММ</text:p>
          </table:table-cell>
          <table:table-cell table:style-name="Таблица25.A1" office:value-type="string">
            <text:p text:style-name="P93"><text:span text:style-name="T71">заявки, поступившие с АРМ</text:span><text:span text:style-name="T50">3</text:span><text:span text:style-name="T71"> и заявки третьего типа, поступившие с ЦВК (равноприоритетны),<text:line-break/>заявки, поступившие с АРМ</text:span><text:span text:style-name="T50">2</text:span><text:span text:style-name="T71"> и заявки второго типа, поступившие с ЦВК (равноприоритетны),<text:line-break/>заявки, поступившие с АРМ</text:span><text:span text:style-name="T50">1</text:span><text:span text:style-name="T71"> и заявки первого типа, поступившие с ЦВК (равноприоритетны)</text:span></text:p>
          </table:table-cell>
        </table:table-row>
        <text:soft-page-break/>
        <table:table-row table:style-name="Таблица25.1">
          <table:table-cell table:style-name="Таблица25.A1" office:value-type="string">
            <text:p text:style-name="P93"><text:span text:style-name="T79">T</text:span><text:span text:style-name="T85">i</text:span><text:span text:style-name="T78"><text:line-break/>(</text:span><text:span text:style-name="T79">i</text:span><text:span text:style-name="T78"> = 1,2,3)</text:span></text:p>
          </table:table-cell>
          <table:table-cell table:style-name="Таблица25.A1" office:value-type="string">
            <text:p text:style-name="P93"><text:span text:style-name="T78">заявки, </text:span><text:span text:style-name="T71">поступившие с АРМ</text:span><text:span text:style-name="T51">i</text:span><text:span text:style-name="T78">,<text:line-break/>заявки, </text:span><text:span text:style-name="T71">поступившие</text:span><text:span text:style-name="T78"> с ЦВК</text:span></text:p>
          </table:table-cell>
        </table:table-row>
      </table:table>
      <text:p text:style-name="P92"><text:span text:style-name="T73">Все заявки, поступающие на АРМ</text:span><text:span text:style-name="T83">i</text:span><text:span text:style-name="T73"> (</text:span><text:span text:style-name="T74">i</text:span> = 1,2,3), равноприоритетны.</text:p>
      <table:table table:name="Таблица26" table:style-name="Таблица26">
        <table:table-column table:style-name="Таблица26.A"/>
        <table:table-column table:style-name="Таблица26.B" table:number-columns-repeated="2"/>
        <table:table-row table:style-name="Таблица26.1">
          <table:table-cell table:style-name="Таблица26.A1" office:value-type="string">
            <text:p text:style-name="P58">Параметры модели</text:p>
          </table:table-cell>
          <table:table-cell table:style-name="Таблица26.A1" office:value-type="string">
            <text:p text:style-name="P58">Вариант а)</text:p>
          </table:table-cell>
          <table:table-cell table:style-name="Таблица26.A1" office:value-type="string">
            <text:p text:style-name="P58">Вариант б)</text:p>
          </table:table-cell>
        </table:table-row>
        <table:table-row table:style-name="Таблица26.1">
          <table:table-cell table:style-name="Таблица26.A1" office:value-type="string">
            <text:p text:style-name="P57">Поступление заявок в систему</text:p>
          </table:table-cell>
          <table:table-cell table:style-name="Таблица26.A1" office:value-type="string">
            <text:p text:style-name="P92"><text:span text:style-name="T72">t</text:span><text:span text:style-name="T50">1</text:span><text:span text:style-name="T71"> = 100 </text:span><text:span text:style-name="T72">±</text:span><text:span text:style-name="T71"> 30, <text:s/></text:span><text:span text:style-name="T72">n</text:span><text:span text:style-name="T50">1</text:span><text:span text:style-name="T71"> = 56<text:line-break/></text:span><text:span text:style-name="T72">t</text:span><text:span text:style-name="T51">2</text:span><text:span text:style-name="T71"> = 195 </text:span><text:span text:style-name="T72">±</text:span><text:span text:style-name="T71"> 15<text:line-break/></text:span><text:span text:style-name="T72">t</text:span><text:span text:style-name="T51">3</text:span><text:span text:style-name="T72"> = </text:span><text:span text:style-name="T71">150</text:span></text:p>
          </table:table-cell>
          <table:table-cell table:style-name="Таблица26.A1" office:value-type="string">
            <text:p text:style-name="P92"><text:span text:style-name="T72">t</text:span><text:span text:style-name="T50">1</text:span><text:span text:style-name="T71"> = 150, <text:s text:c="2"/>∆</text:span><text:span text:style-name="T72">t</text:span><text:span text:style-name="T50">1</text:span><text:span text:style-name="T71"> = 47<text:line-break/></text:span><text:span text:style-name="T72">t</text:span><text:span text:style-name="T51">2</text:span><text:span text:style-name="T71"> = 95 </text:span><text:span text:style-name="T72">±</text:span><text:span text:style-name="T71"> 1</text:span><text:span text:style-name="T72">5</text:span><text:span text:style-name="T71">, </text:span><text:span text:style-name="T72"><text:s/>n</text:span><text:span text:style-name="T50">2</text:span><text:span text:style-name="T71"> = 42<text:line-break/></text:span><text:span text:style-name="T72">t</text:span><text:span text:style-name="T51">3</text:span><text:span text:style-name="T72"> = </text:span><text:span text:style-name="T71">125 </text:span><text:span text:style-name="T72">±</text:span><text:span text:style-name="T71"> 40</text:span><text:span text:style-name="T72">, <text:s/>n</text:span><text:span text:style-name="T51">3</text:span><text:span text:style-name="T72"> = </text:span><text:span text:style-name="T71">37</text:span></text:p>
          </table:table-cell>
        </table:table-row>
        <table:table-row table:style-name="Таблица26.1">
          <table:table-cell table:style-name="Таблица26.A1" office:value-type="string">
            <text:p text:style-name="P92"><text:span text:style-name="T79">T</text:span><text:span text:style-name="T84">1</text:span></text:p>
            <text:p text:style-name="P92"><text:span text:style-name="T79">T</text:span><text:span text:style-name="T84">2</text:span></text:p>
            <text:p text:style-name="P92"><text:span text:style-name="T79">T</text:span><text:span text:style-name="T84">3</text:span></text:p>
          </table:table-cell>
          <table:table-cell table:style-name="Таблица26.A1" office:value-type="string">
            <text:p text:style-name="P57"><draw:frame draw:style-name="fr3" draw:name="Объект63" text:anchor-type="as-char" svg:width="7.982cm" svg:height="0.623cm" draw:z-index="63"><draw:object xlink:href="./Object 64" xlink:type="simple" xlink:show="embed" xlink:actuate="onLoad"/><draw:image xlink:href="./ObjectReplacements/Object 64" xlink:type="simple" xlink:show="embed" xlink:actuate="onLoad"/></draw:frame></text:p>
          </table:table-cell>
          <table:table-cell table:style-name="Таблица26.A1" office:value-type="string">
            <text:p text:style-name="P92"><text:span text:style-name="T72">T = </text:span><text:span text:style-name="T71">28 ± 10</text:span></text:p>
            <text:p text:style-name="P92"><text:span text:style-name="T72">T = </text:span><text:span text:style-name="T71">32 ± 15</text:span></text:p>
            <text:p text:style-name="P92"><text:span text:style-name="T72">T = </text:span><text:span text:style-name="T71">30 ± 18</text:span></text:p>
          </table:table-cell>
        </table:table-row>
        <table:table-row table:style-name="Таблица26.1">
          <table:table-cell table:style-name="Таблица26.A1" office:value-type="string">
            <text:p text:style-name="P92"><text:span text:style-name="T80">A</text:span><text:span text:style-name="T71">PM</text:span><text:span text:style-name="T50">1</text:span></text:p>
            <text:p text:style-name="P92"><text:span text:style-name="T71">APM</text:span><text:span text:style-name="T50">2</text:span></text:p>
            <text:p text:style-name="P92"><text:span text:style-name="T71">APM</text:span><text:span text:style-name="T50">3</text:span></text:p>
          </table:table-cell>
          <table:table-cell table:style-name="Таблица26.A1" office:value-type="string">
            <text:p text:style-name="P92"><text:span text:style-name="T72">T = </text:span><text:span text:style-name="T71">20 ± 2</text:span></text:p>
            <text:p text:style-name="P92"><text:span text:style-name="T72">T = </text:span><text:span text:style-name="T71">28 ± 4</text:span></text:p>
            <text:p text:style-name="P92"><text:span text:style-name="T72">T = </text:span><text:span text:style-name="T71">18 ± 3</text:span></text:p>
          </table:table-cell>
          <table:table-cell table:style-name="Таблица26.A1" office:value-type="string">
            <text:p text:style-name="P92"><text:span text:style-name="T72">T = </text:span><text:span text:style-name="T71">28 ± 3</text:span></text:p>
            <text:p text:style-name="P92"><text:span text:style-name="T72">T = </text:span><text:span text:style-name="T71">25 ± 4</text:span></text:p>
            <text:p text:style-name="P92"><text:span text:style-name="T72">T = </text:span><text:span text:style-name="T71">27 ± 4</text:span></text:p>
          </table:table-cell>
        </table:table-row>
        <table:table-row table:style-name="Таблица26.1">
          <table:table-cell table:style-name="Таблица26.A1" office:value-type="string">
            <text:p text:style-name="P57">ЦВК</text:p>
          </table:table-cell>
          <table:table-cell table:style-name="Таблица26.A1" office:value-type="string">
            <text:p text:style-name="P92"><text:span text:style-name="T72">T = </text:span><text:span text:style-name="T71">35 ± 10</text:span></text:p>
          </table:table-cell>
          <table:table-cell table:style-name="Таблица26.A1" office:value-type="string">
            <text:p text:style-name="P57"><draw:frame draw:style-name="fr3" draw:name="Объект64" text:anchor-type="as-char" svg:width="4.426cm" svg:height="0.623cm" draw:z-index="64"><draw:object xlink:href="./Object 65" xlink:type="simple" xlink:show="embed" xlink:actuate="onLoad"/><draw:image xlink:href="./ObjectReplacements/Object 65" xlink:type="simple" xlink:show="embed" xlink:actuate="onLoad"/></draw:frame></text:p>
          </table:table-cell>
        </table:table-row>
        <table:table-row table:style-name="Таблица26.1">
          <table:table-cell table:style-name="Таблица26.A1" office:value-type="string">
            <text:p text:style-name="P57">КММ</text:p>
          </table:table-cell>
          <table:table-cell table:style-name="Таблица26.A1" office:value-type="string">
            <text:p text:style-name="P57"><draw:frame draw:style-name="fr3" draw:name="Объект65" text:anchor-type="as-char" svg:width="1.492cm" svg:height="1.727cm" draw:z-index="65"><draw:object xlink:href="./Object 66" xlink:type="simple" xlink:show="embed" xlink:actuate="onLoad"/><draw:image xlink:href="./ObjectReplacements/Object 66" xlink:type="simple" xlink:show="embed" xlink:actuate="onLoad"/></draw:frame></text:p>
          </table:table-cell>
          <table:table-cell table:style-name="Таблица26.A1" office:value-type="string">
            <text:p text:style-name="P57"><draw:frame draw:style-name="fr3" draw:name="Объект66" text:anchor-type="as-char" svg:width="8.92cm" svg:height="0.979cm" draw:z-index="66"><draw:object xlink:href="./Object 67" xlink:type="simple" xlink:show="embed" xlink:actuate="onLoad"/><draw:image xlink:href="./ObjectReplacements/Object 67" xlink:type="simple" xlink:show="embed" xlink:actuate="onLoad"/></draw:frame></text:p>
          </table:table-cell>
        </table:table-row>
        <table:table-row table:style-name="Таблица26.1">
          <table:table-cell table:style-name="Таблица26.A1" office:value-type="string">
            <text:p text:style-name="P62">Условия окончания обслуживания заявок</text:p>
          </table:table-cell>
          <table:table-cell table:style-name="Таблица26.A1" office:value-type="string">
            <text:p text:style-name="P93"><text:span text:style-name="T71">Максимально возможная длина очереди к каждому </text:span><text:span text:style-name="T72">T</text:span><text:span text:style-name="T51">i</text:span><text:span text:style-name="T71"> равна 2. Заявка уничтожается до обработки на </text:span><text:span text:style-name="T72">T</text:span><text:span text:style-name="T51">i</text:span><text:span text:style-name="T71">, если очередь к </text:span><text:span text:style-name="T72">T</text:span><text:span text:style-name="T51">i</text:span><text:span text:style-name="T71"> максимальной длины.</text:span></text:p>
          </table:table-cell>
          <table:table-cell table:style-name="Таблица26.A1" office:value-type="string">
            <text:p text:style-name="P93"><text:span text:style-name="T71">Заявки, поступающие на АРМ</text:span><text:span text:style-name="T51">i</text:span><text:span text:style-name="T71">, уничтожаются без обработки, если очередь к АРМ</text:span><text:span text:style-name="T51">i</text:span><text:span text:style-name="T71"> уже содержит хотя бы одну заявку</text:span></text:p>
          </table:table-cell>
        </table:table-row>
        <table:table-row table:style-name="Таблица26.1">
          <table:table-cell table:style-name="Таблица26.A1" office:value-type="string">
            <text:p text:style-name="P62">Условие окончания моделирования</text:p>
          </table:table-cell>
          <table:table-cell table:style-name="Таблица26.A1" office:value-type="string">
            <text:p text:style-name="P62">Время: 14000 тактов </text:p>
          </table:table-cell>
          <table:table-cell table:style-name="Таблица26.A1" office:value-type="string">
            <text:p text:style-name="P93"><text:span text:style-name="T71">Суммарное количество обработанных на АРМ</text:span><text:span text:style-name="T50">1</text:span><text:span text:style-name="T71">, АРМ</text:span><text:span text:style-name="T50">2</text:span><text:span text:style-name="T71"> и АРМ</text:span><text:span text:style-name="T50">2</text:span><text:span text:style-name="T71"> заявок достигло 1100</text:span></text:p>
          </table:table-cell>
        </table:table-row>
        <table:table-row table:style-name="Таблица26.1">
          <table:table-cell table:style-name="Таблица26.A1" office:value-type="string">
            <text:p text:style-name="P62"><text:s/>Определить</text:p>
          </table:table-cell>
          <table:table-cell table:style-name="Таблица26.A1" office:value-type="string">
            <text:p text:style-name="P93"><text:span text:style-name="T71">Количество обработанных и уничтоженных заявок для каждого </text:span><text:span text:style-name="T72">T</text:span><text:span text:style-name="T51">i</text:span><text:span text:style-name="T71"> (</text:span><text:span text:style-name="T79">i</text:span><text:span text:style-name="T78"> = 1,2,3</text:span><text:span text:style-name="T71">)</text:span></text:p>
          </table:table-cell>
          <table:table-cell table:style-name="Таблица26.A1" office:value-type="string">
            <text:p text:style-name="P93"><text:span text:style-name="T71">Количество заявок, обработанных на ЦВК на момент, когда 20 заявок прошли через АРМ</text:span><text:span text:style-name="T50">2</text:span></text:p>
          </table:table-cell>
        </table:table-row>
      </table:table>
      <text:p text:style-name="P91"><text:span text:style-name="T63">14) </text:span><text:span text:style-name="T73">Система включает в себя устройства </text:span><text:span text:style-name="T74">T</text:span><text:span text:style-name="T82">1</text:span><text:span text:style-name="T75">,</text:span><text:span text:style-name="T73"> </text:span><text:span text:style-name="T74">T</text:span><text:span text:style-name="T82">2</text:span><text:span text:style-name="T75">, </text:span><text:span text:style-name="T74">T</text:span><text:span text:style-name="T82">3</text:span><text:span text:style-name="T75">, </text:span><text:span text:style-name="T82"><text:s/></text:span><text:span text:style-name="T76">A</text:span><text:span text:style-name="T63">PM</text:span><text:span text:style-name="T48">1</text:span><text:span text:style-name="T63">, APM</text:span><text:span text:style-name="T48">2</text:span><text:span text:style-name="T63">, APM</text:span><text:span text:style-name="T48">3</text:span><text:span text:style-name="T63">, </text:span>КММ, ЦВК. Порядок обработки заявок:</text:p>
      <table:table table:name="Таблица27" table:style-name="Таблица27">
        <table:table-column table:style-name="Таблица27.A"/>
        <table:table-column table:style-name="Таблица27.B"/>
        <table:table-row table:style-name="Таблица27.1">
          <table:table-cell table:style-name="Таблица27.A1" office:value-type="string">
            <text:p text:style-name="P62">КММ</text:p>
          </table:table-cell>
          <table:table-cell table:style-name="Таблица27.A1" office:value-type="string">
            <text:p text:style-name="P93"><text:span text:style-name="T71">заявки, поступившие с АРМ</text:span><text:span text:style-name="T50">1</text:span><text:span text:style-name="T71">,<text:line-break/>заявки первого типа, поступившие с ЦВК,<text:line-break/>заявки, поступившие с АРМ</text:span><text:span text:style-name="T50">2</text:span><text:span text:style-name="T71">,<text:line-break/>заявки второго типа, поступившие с ЦВК,<text:line-break/>заявки, поступившие с АРМ</text:span><text:span text:style-name="T50">3</text:span><text:span text:style-name="T71">,<text:line-break/>заявки третьего типа, поступившие с ЦВК</text:span></text:p>
          </table:table-cell>
        </table:table-row>
        <table:table-row table:style-name="Таблица27.1">
          <table:table-cell table:style-name="Таблица27.A1" office:value-type="string">
            <text:p text:style-name="P93"><text:span text:style-name="T79">T</text:span><text:span text:style-name="T85">i</text:span><text:span text:style-name="T78"><text:line-break/>(</text:span><text:span text:style-name="T79">i</text:span><text:span text:style-name="T78"> = 1,2,3)</text:span></text:p>
          </table:table-cell>
          <table:table-cell table:style-name="Таблица27.A1" office:value-type="string">
            <text:p text:style-name="P93"><text:span text:style-name="T78">заявки, </text:span><text:span text:style-name="T71">поступившие</text:span><text:span text:style-name="T78"> с ЦВК,<text:line-break/>заявки, </text:span><text:span text:style-name="T71">поступившие с АРМ</text:span><text:span text:style-name="T51">i</text:span></text:p>
          </table:table-cell>
        </table:table-row>
      </table:table>
      <text:p text:style-name="P92"><text:span text:style-name="T73">Все заявки, поступающие на АРМ</text:span><text:span text:style-name="T83">i</text:span><text:span text:style-name="T73"> (</text:span><text:span text:style-name="T74">i</text:span> = 1,2,3), равноприоритетны.</text:p>
      <table:table table:name="Таблица28" table:style-name="Таблица28">
        <table:table-column table:style-name="Таблица28.A"/>
        <table:table-column table:style-name="Таблица28.B" table:number-columns-repeated="2"/>
        <text:soft-page-break/>
        <table:table-row table:style-name="Таблица28.1">
          <table:table-cell table:style-name="Таблица28.A1" office:value-type="string">
            <text:p text:style-name="P58">Параметры модели</text:p>
          </table:table-cell>
          <table:table-cell table:style-name="Таблица28.A1" office:value-type="string">
            <text:p text:style-name="P58">Вариант а)</text:p>
          </table:table-cell>
          <table:table-cell table:style-name="Таблица28.A1" office:value-type="string">
            <text:p text:style-name="P58">Вариант б)</text:p>
          </table:table-cell>
        </table:table-row>
        <table:table-row table:style-name="Таблица28.1">
          <table:table-cell table:style-name="Таблица28.A1" office:value-type="string">
            <text:p text:style-name="P57">Поступление заявок в систему</text:p>
          </table:table-cell>
          <table:table-cell table:style-name="Таблица28.A1" office:value-type="string">
            <text:p text:style-name="P92"><text:span text:style-name="T72">t</text:span><text:span text:style-name="T50">1</text:span><text:span text:style-name="T71"> = 93, <text:s/>∆</text:span><text:span text:style-name="T72">t</text:span><text:span text:style-name="T50">1</text:span><text:span text:style-name="T71"> = 120, <text:s/></text:span><text:span text:style-name="T72">n</text:span><text:span text:style-name="T50">1</text:span><text:span text:style-name="T71"> = 50<text:line-break/></text:span><text:span text:style-name="T72">t</text:span><text:span text:style-name="T51">2</text:span><text:span text:style-name="T71"> = 110</text:span><text:span text:style-name="T72"> ± </text:span><text:span text:style-name="T71">10, <text:s/></text:span><text:span text:style-name="T72">n</text:span><text:span text:style-name="T50">2</text:span><text:span text:style-name="T71"> = 32<text:line-break/></text:span><text:span text:style-name="T72">t</text:span><text:span text:style-name="T51">3</text:span><text:span text:style-name="T72"> = </text:span><text:span text:style-name="T71">145</text:span><text:span text:style-name="T72"> ± </text:span><text:span text:style-name="T71">18, <text:s/></text:span><text:span text:style-name="T72">n</text:span><text:span text:style-name="T51">3</text:span><text:span text:style-name="T72"> = </text:span><text:span text:style-name="T71">20</text:span></text:p>
          </table:table-cell>
          <table:table-cell table:style-name="Таблица28.A1" office:value-type="string">
            <text:p text:style-name="P92"><text:span text:style-name="T72">t</text:span><text:span text:style-name="T50">1</text:span><text:span text:style-name="T71"> = </text:span><text:span text:style-name="T72">1</text:span><text:span text:style-name="T71">2</text:span><text:span text:style-name="T72">0 ± 5</text:span><text:span text:style-name="T71">0, <text:s/></text:span><text:span text:style-name="T72">n</text:span><text:span text:style-name="T50">1</text:span><text:span text:style-name="T71"> = 32<text:line-break/></text:span><text:span text:style-name="T72">t</text:span><text:span text:style-name="T51">2</text:span><text:span text:style-name="T71"> =150, </text:span><text:span text:style-name="T72"><text:s/>n</text:span><text:span text:style-name="T50">2</text:span><text:span text:style-name="T71"> = 23<text:line-break/></text:span><text:span text:style-name="T72">t</text:span><text:span text:style-name="T51">3</text:span><text:span text:style-name="T72"> = </text:span><text:span text:style-name="T71">100</text:span><text:span text:style-name="T72">, </text:span><text:span text:style-name="T71"><text:s/>∆</text:span><text:span text:style-name="T72">t</text:span><text:span text:style-name="T50">3</text:span><text:span text:style-name="T71"> = 140, </text:span><text:span text:style-name="T72"><text:s/>n</text:span><text:span text:style-name="T51">3</text:span><text:span text:style-name="T72"> = </text:span><text:span text:style-name="T71">18</text:span></text:p>
          </table:table-cell>
        </table:table-row>
        <table:table-row table:style-name="Таблица28.1">
          <table:table-cell table:style-name="Таблица28.A1" office:value-type="string">
            <text:p text:style-name="P92"><text:span text:style-name="T79">T</text:span><text:span text:style-name="T84">1</text:span></text:p>
            <text:p text:style-name="P92"><text:span text:style-name="T79">T</text:span><text:span text:style-name="T84">2</text:span></text:p>
            <text:p text:style-name="P92"><text:span text:style-name="T79">T</text:span><text:span text:style-name="T84">3</text:span></text:p>
          </table:table-cell>
          <table:table-cell table:style-name="Таблица28.A1" office:value-type="string">
            <text:p text:style-name="P92"><text:span text:style-name="T72">T = </text:span><text:span text:style-name="T71">30 ± 10</text:span></text:p>
            <text:p text:style-name="P92"><text:span text:style-name="T72">T = </text:span><text:span text:style-name="T71">35 ± 12</text:span></text:p>
            <text:p text:style-name="P92"><text:span text:style-name="T72">T = </text:span><text:span text:style-name="T71">27 ± 5</text:span></text:p>
          </table:table-cell>
          <table:table-cell table:style-name="Таблица28.A1" office:value-type="string">
            <text:p text:style-name="P57"><draw:frame draw:style-name="fr3" draw:name="Объект67" text:anchor-type="as-char" svg:width="4.426cm" svg:height="0.623cm" draw:z-index="67"><draw:object xlink:href="./Object 68" xlink:type="simple" xlink:show="embed" xlink:actuate="onLoad"/><draw:image xlink:href="./ObjectReplacements/Object 68" xlink:type="simple" xlink:show="embed" xlink:actuate="onLoad"/></draw:frame></text:p>
          </table:table-cell>
        </table:table-row>
        <table:table-row table:style-name="Таблица28.1">
          <table:table-cell table:style-name="Таблица28.A1" office:value-type="string">
            <text:p text:style-name="P92"><text:span text:style-name="T80">A</text:span><text:span text:style-name="T71">PM</text:span><text:span text:style-name="T50">1</text:span></text:p>
            <text:p text:style-name="P92"><text:span text:style-name="T71">APM</text:span><text:span text:style-name="T50">2</text:span></text:p>
            <text:p text:style-name="P92"><text:span text:style-name="T71">APM</text:span><text:span text:style-name="T50">3</text:span></text:p>
          </table:table-cell>
          <table:table-cell table:style-name="Таблица28.A1" office:value-type="string">
            <text:p text:style-name="P57"><draw:frame draw:style-name="fr3" draw:name="Объект68" text:anchor-type="as-char" svg:width="4.3cm" svg:height="0.623cm" draw:z-index="68"><draw:object xlink:href="./Object 69" xlink:type="simple" xlink:show="embed" xlink:actuate="onLoad"/><draw:image xlink:href="./ObjectReplacements/Object 69" xlink:type="simple" xlink:show="embed" xlink:actuate="onLoad"/></draw:frame></text:p>
          </table:table-cell>
          <table:table-cell table:style-name="Таблица28.A1" office:value-type="string">
            <text:p text:style-name="P92"><text:span text:style-name="T72">T = </text:span><text:span text:style-name="T71">22 ± 7</text:span></text:p>
            <text:p text:style-name="P92"><text:span text:style-name="T72">T = </text:span><text:span text:style-name="T71">27 ± 5</text:span></text:p>
            <text:p text:style-name="P92"><text:span text:style-name="T72">T = </text:span><text:span text:style-name="T71">20 ± 3</text:span></text:p>
          </table:table-cell>
        </table:table-row>
        <table:table-row table:style-name="Таблица28.1">
          <table:table-cell table:style-name="Таблица28.A1" office:value-type="string">
            <text:p text:style-name="P57">ЦВК</text:p>
          </table:table-cell>
          <table:table-cell table:style-name="Таблица28.A1" office:value-type="string">
            <text:p text:style-name="P92"><text:span text:style-name="T72">T = </text:span><text:span text:style-name="T71">45 ± 10</text:span></text:p>
          </table:table-cell>
          <table:table-cell table:style-name="Таблица28.A1" office:value-type="string">
            <text:p text:style-name="P57"><draw:frame draw:style-name="fr3" draw:name="Объект69" text:anchor-type="as-char" svg:width="4.491cm" svg:height="0.623cm" draw:z-index="69"><draw:object xlink:href="./Object 70" xlink:type="simple" xlink:show="embed" xlink:actuate="onLoad"/><draw:image xlink:href="./ObjectReplacements/Object 70" xlink:type="simple" xlink:show="embed" xlink:actuate="onLoad"/></draw:frame></text:p>
          </table:table-cell>
        </table:table-row>
        <table:table-row table:style-name="Таблица28.1">
          <table:table-cell table:style-name="Таблица28.A1" office:value-type="string">
            <text:p text:style-name="P57">КММ</text:p>
          </table:table-cell>
          <table:table-cell table:style-name="Таблица28.A1" office:value-type="string">
            <text:p text:style-name="P57"><draw:frame draw:style-name="fr3" draw:name="Объект70" text:anchor-type="as-char" svg:width="5.583cm" svg:height="0.979cm" draw:z-index="70"><draw:object xlink:href="./Object 71" xlink:type="simple" xlink:show="embed" xlink:actuate="onLoad"/><draw:image xlink:href="./ObjectReplacements/Object 71" xlink:type="simple" xlink:show="embed" xlink:actuate="onLoad"/></draw:frame></text:p>
          </table:table-cell>
          <table:table-cell table:style-name="Таблица28.A1" office:value-type="string">
            <text:p text:style-name="P57"><draw:frame draw:style-name="fr3" draw:name="Объект71" text:anchor-type="as-char" svg:width="5.329cm" svg:height="1.561cm" draw:z-index="71"><draw:object xlink:href="./Object 72" xlink:type="simple" xlink:show="embed" xlink:actuate="onLoad"/><draw:image xlink:href="./ObjectReplacements/Object 72" xlink:type="simple" xlink:show="embed" xlink:actuate="onLoad"/></draw:frame></text:p>
          </table:table-cell>
        </table:table-row>
        <table:table-row table:style-name="Таблица28.1">
          <table:table-cell table:style-name="Таблица28.A1" office:value-type="string">
            <text:p text:style-name="P57">Условия окончания обслуживания заявок</text:p>
          </table:table-cell>
          <table:table-cell table:style-name="Таблица28.A1" office:value-type="string">
            <text:p text:style-name="P92"><text:span text:style-name="T71">Заявки, поступающие на АРМ</text:span><text:span text:style-name="T51">i</text:span><text:span text:style-name="T71">, уничтожаются без обработки, если очередь к АРМ</text:span><text:span text:style-name="T51">i</text:span><text:span text:style-name="T71"> уже содержит хотя бы одну заявку</text:span></text:p>
          </table:table-cell>
          <table:table-cell table:style-name="Таблица28.A1" office:value-type="string">
            <text:p text:style-name="P92"><text:span text:style-name="T71">Каждая 15-я заявка, поступающая на </text:span><text:span text:style-name="T72">T</text:span><text:span text:style-name="T51">i</text:span><text:span text:style-name="T71">, уничтожается после обслуживания на </text:span><text:span text:style-name="T72">T</text:span><text:span text:style-name="T51">i</text:span><text:span text:style-name="T71"> (</text:span><text:span text:style-name="T79">i</text:span><text:span text:style-name="T78"> = 1,2,3</text:span><text:span text:style-name="T71">)</text:span></text:p>
          </table:table-cell>
        </table:table-row>
        <table:table-row table:style-name="Таблица28.1">
          <table:table-cell table:style-name="Таблица28.A1" office:value-type="string">
            <text:p text:style-name="P57">Условие окончания моделирования</text:p>
          </table:table-cell>
          <table:table-cell table:style-name="Таблица28.A1" office:value-type="string">
            <text:p text:style-name="P57">Время: 14000 тактов </text:p>
          </table:table-cell>
          <table:table-cell table:style-name="Таблица28.A1" office:value-type="string">
            <text:p text:style-name="P57">Количество обработанных на КММ заявок достигло 500</text:p>
          </table:table-cell>
        </table:table-row>
        <table:table-row table:style-name="Таблица28.1">
          <table:table-cell table:style-name="Таблица28.A1" office:value-type="string">
            <text:p text:style-name="P57"><text:s/>Определить</text:p>
          </table:table-cell>
          <table:table-cell table:style-name="Таблица28.A1" office:value-type="string">
            <text:p text:style-name="P92"><text:span text:style-name="T71">Количество заявок, обработанных на ЦВК: всего и поступивших с каждого из АРМ</text:span><text:span text:style-name="T51">i</text:span><text:span text:style-name="T71"> (</text:span><text:span text:style-name="T79">i</text:span><text:span text:style-name="T78"> = 1,2,3</text:span><text:span text:style-name="T71">) в отдельности</text:span></text:p>
          </table:table-cell>
          <table:table-cell table:style-name="Таблица28.A1" office:value-type="string">
            <text:p text:style-name="P92"><text:span text:style-name="T71">Количество заявок, обработанных на каждом из </text:span><text:span text:style-name="T72">T</text:span><text:span text:style-name="T51">i</text:span><text:span text:style-name="T71"> (</text:span><text:span text:style-name="T79">i</text:span><text:span text:style-name="T78"> = 1,2,3</text:span><text:span text:style-name="T71">) на момент, когда систему покинет 3-я заявка</text:span></text:p>
          </table:table-cell>
        </table:table-row>
      </table:table>
      <text:p text:style-name="P91"><text:span text:style-name="T63">15) <text:s/></text:span><text:span text:style-name="T73">Система включает в себя устройства </text:span><text:span text:style-name="T74">T</text:span><text:span text:style-name="T82">1</text:span><text:span text:style-name="T75">,</text:span><text:span text:style-name="T73"> </text:span><text:span text:style-name="T74">T</text:span><text:span text:style-name="T82">2</text:span><text:span text:style-name="T75">, </text:span><text:span text:style-name="T74">T</text:span><text:span text:style-name="T82">3</text:span><text:span text:style-name="T75">, </text:span><text:span text:style-name="T82"><text:s/></text:span><text:span text:style-name="T76">A</text:span><text:span text:style-name="T63">PM</text:span><text:span text:style-name="T48">1</text:span><text:span text:style-name="T63">, APM</text:span><text:span text:style-name="T48">2</text:span><text:span text:style-name="T63">, APM</text:span><text:span text:style-name="T48">3</text:span><text:span text:style-name="T63">, </text:span>КММ, ЦВК. Порядок обработки заявок:</text:p>
      <table:table table:name="Таблица29" table:style-name="Таблица29">
        <table:table-column table:style-name="Таблица29.A"/>
        <table:table-column table:style-name="Таблица29.B"/>
        <table:table-row table:style-name="Таблица29.1">
          <table:table-cell table:style-name="Таблица29.A1" office:value-type="string">
            <text:p text:style-name="P57">КММ</text:p>
          </table:table-cell>
          <table:table-cell table:style-name="Таблица29.A1" office:value-type="string">
            <text:p text:style-name="P92"><text:span text:style-name="T71">заявки первого типа, поступившие с ЦВК,<text:line-break/>заявки второго типа, поступившие с ЦВК,<text:line-break/>заявки третьего типа, поступившие с ЦВК,<text:line-break/>заявки, поступившие с АРМ</text:span><text:span text:style-name="T50">1, </text:span><text:span text:style-name="T71">АРМ</text:span><text:span text:style-name="T50">2</text:span><text:span text:style-name="T71">, АРМ</text:span><text:span text:style-name="T50">3</text:span><text:span text:style-name="T71"> (равноприоритетны)</text:span></text:p>
          </table:table-cell>
        </table:table-row>
        <table:table-row table:style-name="Таблица29.1">
          <table:table-cell table:style-name="Таблица29.A1" office:value-type="string">
            <text:p text:style-name="P92"><text:span text:style-name="T79">T</text:span><text:span text:style-name="T85">i</text:span><text:span text:style-name="T78"><text:line-break/>(</text:span><text:span text:style-name="T79">i</text:span><text:span text:style-name="T78"> = 1,2,3)</text:span></text:p>
          </table:table-cell>
          <table:table-cell table:style-name="Таблица29.A1" office:value-type="string">
            <text:p text:style-name="P92"><text:span text:style-name="T78">заявки, </text:span><text:span text:style-name="T71">поступившие с АРМ</text:span><text:span text:style-name="T51">i</text:span><text:span text:style-name="T71">,</text:span><text:span text:style-name="T78"><text:line-break/>заявки, </text:span><text:span text:style-name="T71">поступившие</text:span><text:span text:style-name="T78"> с ЦВК</text:span></text:p>
          </table:table-cell>
        </table:table-row>
      </table:table>
      <text:p text:style-name="P92"><text:span text:style-name="T73">Все заявки, поступающие на АРМ</text:span><text:span text:style-name="T83">i</text:span><text:span text:style-name="T73"> (</text:span><text:span text:style-name="T74">i</text:span> = 1,2,3), равноприоритетны.</text:p>
      <table:table table:name="Таблица30" table:style-name="Таблица30">
        <table:table-column table:style-name="Таблица30.A"/>
        <table:table-column table:style-name="Таблица30.B" table:number-columns-repeated="2"/>
        <table:table-row table:style-name="Таблица30.1">
          <table:table-cell table:style-name="Таблица30.A1" office:value-type="string">
            <text:p text:style-name="P58">Параметры модели</text:p>
          </table:table-cell>
          <table:table-cell table:style-name="Таблица30.A1" office:value-type="string">
            <text:p text:style-name="P58">Вариант а)</text:p>
          </table:table-cell>
          <table:table-cell table:style-name="Таблица30.A1" office:value-type="string">
            <text:p text:style-name="P58">Вариант б)</text:p>
          </table:table-cell>
        </table:table-row>
        <text:soft-page-break/>
        <table:table-row table:style-name="Таблица30.1">
          <table:table-cell table:style-name="Таблица30.A1" office:value-type="string">
            <text:p text:style-name="P57">Поступление заявок в систему</text:p>
          </table:table-cell>
          <table:table-cell table:style-name="Таблица30.A1" office:value-type="string">
            <text:p text:style-name="P92"><text:span text:style-name="T72">t</text:span><text:span text:style-name="T50">1</text:span><text:span text:style-name="T71"> = 200</text:span><text:span text:style-name="T72"> ± </text:span><text:span text:style-name="T71">50, <text:s/></text:span><text:span text:style-name="T72">n</text:span><text:span text:style-name="T50">1</text:span><text:span text:style-name="T71"> = 30<text:line-break/></text:span><text:span text:style-name="T72">t</text:span><text:span text:style-name="T51">2</text:span><text:span text:style-name="T71"> = 180, <text:s/></text:span><text:span text:style-name="T72">n</text:span><text:span text:style-name="T50">2</text:span><text:span text:style-name="T71"> = 35<text:line-break/></text:span><text:span text:style-name="T72">t</text:span><text:span text:style-name="T51">3</text:span><text:span text:style-name="T72"> =</text:span><text:span text:style-name="T71"> 155, <text:s/></text:span><text:span text:style-name="T72">n</text:span><text:span text:style-name="T51">3</text:span><text:span text:style-name="T72"> = </text:span><text:span text:style-name="T71">30</text:span></text:p>
          </table:table-cell>
          <table:table-cell table:style-name="Таблица30.A1" office:value-type="string">
            <text:p text:style-name="P92"><text:span text:style-name="T72">t</text:span><text:span text:style-name="T50">1</text:span><text:span text:style-name="T71"> = </text:span><text:span text:style-name="T72">1</text:span><text:span text:style-name="T71">2</text:span><text:span text:style-name="T72">0 ± </text:span><text:span text:style-name="T71">5</text:span><text:span text:style-name="T72">5</text:span><text:span text:style-name="T71"><text:line-break/></text:span><text:span text:style-name="T72">t</text:span><text:span text:style-name="T51">2</text:span><text:span text:style-name="T71"> =110, <text:s text:c="2"/>∆</text:span><text:span text:style-name="T72">t</text:span><text:span text:style-name="T50">2</text:span><text:span text:style-name="T71"> = 100, </text:span><text:span text:style-name="T72"><text:s/>n</text:span><text:span text:style-name="T50">2</text:span><text:span text:style-name="T71"> = 35<text:line-break/></text:span><text:span text:style-name="T72">t</text:span><text:span text:style-name="T51">3</text:span><text:span text:style-name="T72"> = </text:span><text:span text:style-name="T71">144</text:span><text:span text:style-name="T72">, <text:s/>n</text:span><text:span text:style-name="T51">3</text:span><text:span text:style-name="T72"> = </text:span><text:span text:style-name="T71">44</text:span></text:p>
          </table:table-cell>
        </table:table-row>
        <table:table-row table:style-name="Таблица30.1">
          <table:table-cell table:style-name="Таблица30.A1" office:value-type="string">
            <text:p text:style-name="P92"><text:span text:style-name="T79">T</text:span><text:span text:style-name="T84">1</text:span></text:p>
            <text:p text:style-name="P92"><text:span text:style-name="T79">T</text:span><text:span text:style-name="T84">2</text:span></text:p>
            <text:p text:style-name="P92"><text:span text:style-name="T79">T</text:span><text:span text:style-name="T84">3</text:span></text:p>
          </table:table-cell>
          <table:table-cell table:style-name="Таблица30.A1" office:value-type="string">
            <text:p text:style-name="P92"><text:span text:style-name="T72">T = </text:span><text:span text:style-name="T71">20 ± 3</text:span></text:p>
            <text:p text:style-name="P92"><text:span text:style-name="T72">T = </text:span><text:span text:style-name="T71">32 ± 4</text:span></text:p>
            <text:p text:style-name="P92"><text:span text:style-name="T72">T = </text:span><text:span text:style-name="T71">28 ± 2</text:span></text:p>
          </table:table-cell>
          <table:table-cell table:style-name="Таблица30.A1" office:value-type="string">
            <text:p text:style-name="P57"><draw:frame draw:style-name="fr3" draw:name="Объект72" text:anchor-type="as-char" svg:width="4.636cm" svg:height="0.623cm" draw:z-index="72"><draw:object xlink:href="./Object 73" xlink:type="simple" xlink:show="embed" xlink:actuate="onLoad"/><draw:image xlink:href="./ObjectReplacements/Object 73" xlink:type="simple" xlink:show="embed" xlink:actuate="onLoad"/></draw:frame></text:p>
          </table:table-cell>
        </table:table-row>
        <table:table-row table:style-name="Таблица30.1">
          <table:table-cell table:style-name="Таблица30.A1" office:value-type="string">
            <text:p text:style-name="P92"><text:span text:style-name="T80">A</text:span><text:span text:style-name="T71">PM</text:span><text:span text:style-name="T50">1</text:span></text:p>
            <text:p text:style-name="P92"><text:span text:style-name="T71">APM</text:span><text:span text:style-name="T50">2</text:span></text:p>
            <text:p text:style-name="P92"><text:span text:style-name="T71">APM</text:span><text:span text:style-name="T50">3</text:span></text:p>
          </table:table-cell>
          <table:table-cell table:style-name="Таблица30.A1" office:value-type="string">
            <text:p text:style-name="P57"><draw:frame draw:style-name="fr3" draw:name="Объект73" text:anchor-type="as-char" svg:width="4.299cm" svg:height="0.623cm" draw:z-index="73"><draw:object xlink:href="./Object 74" xlink:type="simple" xlink:show="embed" xlink:actuate="onLoad"/><draw:image xlink:href="./ObjectReplacements/Object 74" xlink:type="simple" xlink:show="embed" xlink:actuate="onLoad"/></draw:frame></text:p>
          </table:table-cell>
          <table:table-cell table:style-name="Таблица30.A1" office:value-type="string">
            <text:p text:style-name="P57"><draw:frame draw:style-name="fr3" draw:name="Объект74" text:anchor-type="as-char" svg:width="4.417cm" svg:height="0.623cm" draw:z-index="74"><draw:object xlink:href="./Object 75" xlink:type="simple" xlink:show="embed" xlink:actuate="onLoad"/><draw:image xlink:href="./ObjectReplacements/Object 75" xlink:type="simple" xlink:show="embed" xlink:actuate="onLoad"/></draw:frame></text:p>
          </table:table-cell>
        </table:table-row>
        <table:table-row table:style-name="Таблица30.1">
          <table:table-cell table:style-name="Таблица30.A1" office:value-type="string">
            <text:p text:style-name="P57">ЦВК</text:p>
          </table:table-cell>
          <table:table-cell table:style-name="Таблица30.A1" office:value-type="string">
            <text:p text:style-name="P92"><text:span text:style-name="T72">T = </text:span><text:span text:style-name="T71">35 ± 5</text:span></text:p>
          </table:table-cell>
          <table:table-cell table:style-name="Таблица30.A1" office:value-type="string">
            <text:p text:style-name="P92"><text:span text:style-name="T72">T = </text:span><text:span text:style-name="T71">55 ± 8</text:span></text:p>
          </table:table-cell>
        </table:table-row>
        <table:table-row table:style-name="Таблица30.1">
          <table:table-cell table:style-name="Таблица30.A1" office:value-type="string">
            <text:p text:style-name="P57">КММ</text:p>
          </table:table-cell>
          <table:table-cell table:style-name="Таблица30.A1" office:value-type="string">
            <text:p text:style-name="P57"><draw:frame draw:style-name="fr3" draw:name="Объект75" text:anchor-type="as-char" svg:width="5.323cm" svg:height="1.561cm" draw:z-index="75"><draw:object xlink:href="./Object 76" xlink:type="simple" xlink:show="embed" xlink:actuate="onLoad"/><draw:image xlink:href="./ObjectReplacements/Object 76" xlink:type="simple" xlink:show="embed" xlink:actuate="onLoad"/></draw:frame></text:p>
          </table:table-cell>
          <table:table-cell table:style-name="Таблица30.A1" office:value-type="string">
            <text:p text:style-name="P57"><draw:frame draw:style-name="fr3" draw:name="Объект76" text:anchor-type="as-char" svg:width="1.499cm" svg:height="1.727cm" draw:z-index="76"><draw:object xlink:href="./Object 77" xlink:type="simple" xlink:show="embed" xlink:actuate="onLoad"/><draw:image xlink:href="./ObjectReplacements/Object 77" xlink:type="simple" xlink:show="embed" xlink:actuate="onLoad"/></draw:frame></text:p>
          </table:table-cell>
        </table:table-row>
        <table:table-row table:style-name="Таблица30.1">
          <table:table-cell table:style-name="Таблица30.A1" office:value-type="string">
            <text:p text:style-name="P57">Условия окончания обслуживания заявок</text:p>
          </table:table-cell>
          <table:table-cell table:style-name="Таблица30.A1" office:value-type="string">
            <text:p text:style-name="P57">Каждая 10-я заявка после обработки на ЦВК покидает систему</text:p>
          </table:table-cell>
          <table:table-cell table:style-name="Таблица30.A1" office:value-type="string">
            <text:p text:style-name="P57">Максимально возможная длина очереди к ЦВК равна 5. Если очередь на ЦВК максимальной длины, заявка уничтожается без обслуживания на ЦВК</text:p>
          </table:table-cell>
        </table:table-row>
        <table:table-row table:style-name="Таблица30.1">
          <table:table-cell table:style-name="Таблица30.A1" office:value-type="string">
            <text:p text:style-name="P57">Условие окончания моделирования</text:p>
          </table:table-cell>
          <table:table-cell table:style-name="Таблица30.A1" office:value-type="string">
            <text:p text:style-name="P57">Время: 13000 тактов </text:p>
          </table:table-cell>
          <table:table-cell table:style-name="Таблица30.A1" office:value-type="string">
            <text:p text:style-name="P57">Количество обработанных на ЦВК заявок достигло 300</text:p>
          </table:table-cell>
        </table:table-row>
        <table:table-row table:style-name="Таблица30.1">
          <table:table-cell table:style-name="Таблица30.A1" office:value-type="string">
            <text:p text:style-name="P57"><text:s/>Определить</text:p>
          </table:table-cell>
          <table:table-cell table:style-name="Таблица30.A1" office:value-type="string">
            <text:p text:style-name="P92"><text:span text:style-name="T71">Количество заявок, обработанных на каждом из </text:span><text:span text:style-name="T72">T</text:span><text:span text:style-name="T51">i</text:span><text:span text:style-name="T71"> (</text:span><text:span text:style-name="T79">i</text:span><text:span text:style-name="T78"> = 1,2,3</text:span><text:span text:style-name="T71">) на момент, когда систему покинет первая заявка</text:span></text:p>
          </table:table-cell>
          <table:table-cell table:style-name="Таблица30.A1" office:value-type="string">
            <text:p text:style-name="P92"><text:span text:style-name="T71">Количество уничтоженных заявок: всего и поступивших с каждого из АРМ</text:span><text:span text:style-name="T51">i</text:span><text:span text:style-name="T71"> (</text:span><text:span text:style-name="T79">i</text:span><text:span text:style-name="T78"> = 1,2,3</text:span><text:span text:style-name="T71">) в отдельности</text:span></text:p>
          </table:table-cell>
        </table:table-row>
      </table:table>
      <text:p text:style-name="P63"/>
      <text:p text:style-name="P90"><text:span text:style-name="T63">16) </text:span><text:span text:style-name="T73">Система включает в себя устройства </text:span><text:span text:style-name="T74">T</text:span><text:span text:style-name="T82">1</text:span><text:span text:style-name="T75">,</text:span><text:span text:style-name="T73"> </text:span><text:span text:style-name="T74">T</text:span><text:span text:style-name="T82">2</text:span><text:span text:style-name="T75">, </text:span><text:span text:style-name="T74">T</text:span><text:span text:style-name="T82">3</text:span><text:span text:style-name="T75">, </text:span><text:span text:style-name="T82"><text:s/></text:span><text:span text:style-name="T76">A</text:span><text:span text:style-name="T63">PM</text:span><text:span text:style-name="T48">1</text:span><text:span text:style-name="T63">, APM</text:span><text:span text:style-name="T48">2</text:span><text:span text:style-name="T63">, APM</text:span><text:span text:style-name="T48">3</text:span><text:span text:style-name="T63">, </text:span>КММ, ЦВК. Порядок обработки заявок:</text:p>
      <table:table table:name="Таблица31" table:style-name="Таблица31">
        <table:table-column table:style-name="Таблица31.A"/>
        <table:table-column table:style-name="Таблица31.B"/>
        <table:table-row table:style-name="Таблица31.1">
          <table:table-cell table:style-name="Таблица31.A1" office:value-type="string">
            <text:p text:style-name="P57">КММ</text:p>
          </table:table-cell>
          <table:table-cell table:style-name="Таблица31.A1" office:value-type="string">
            <text:p text:style-name="P92"><text:span text:style-name="T71">в соответствии с алгоритмом </text:span><text:span text:style-name="T72">FIFO</text:span><text:span text:style-name="T71">, а при одновременном поступлении заявок в следующем порядке:<text:line-break/>заявки любого типа, поступившие с ЦВК (равноприоритетны),<text:line-break/>заявки, поступившие с АРМ</text:span><text:span text:style-name="T50">1</text:span><text:span text:style-name="T71">, АРМ</text:span><text:span text:style-name="T50">2</text:span><text:span text:style-name="T71">, АРМ</text:span><text:span text:style-name="T50">3</text:span><text:span text:style-name="T71"> (равноприоритетны)</text:span></text:p>
          </table:table-cell>
        </table:table-row>
        <table:table-row table:style-name="Таблица31.1">
          <table:table-cell table:style-name="Таблица31.A1" office:value-type="string">
            <text:p text:style-name="P92"><text:span text:style-name="T79">T</text:span><text:span text:style-name="T85">i</text:span><text:span text:style-name="T78"><text:line-break/>(</text:span><text:span text:style-name="T79">i</text:span><text:span text:style-name="T78"> = 1,2,3)</text:span></text:p>
          </table:table-cell>
          <table:table-cell table:style-name="Таблица31.A1" office:value-type="string">
            <text:p text:style-name="P92"><text:span text:style-name="T78">заявки, </text:span><text:span text:style-name="T71">поступившие</text:span><text:span text:style-name="T78"> с ЦВК,<text:line-break/>заявки, </text:span><text:span text:style-name="T71">поступившие с АРМ</text:span><text:span text:style-name="T51">i</text:span></text:p>
          </table:table-cell>
        </table:table-row>
      </table:table>
      <text:p text:style-name="P92"><text:span text:style-name="T73">Все заявки, поступающие на АРМ</text:span><text:span text:style-name="T83">i</text:span><text:span text:style-name="T73"> (</text:span><text:span text:style-name="T74">i</text:span> = 1,2,3), равноприоритетны.</text:p>
      <table:table table:name="Таблица32" table:style-name="Таблица32">
        <table:table-column table:style-name="Таблица32.A"/>
        <table:table-column table:style-name="Таблица32.B" table:number-columns-repeated="2"/>
        <table:table-row table:style-name="Таблица32.1">
          <table:table-cell table:style-name="Таблица32.A1" office:value-type="string">
            <text:p text:style-name="P58">Параметры модели</text:p>
          </table:table-cell>
          <table:table-cell table:style-name="Таблица32.A1" office:value-type="string">
            <text:p text:style-name="P58">Вариант а)</text:p>
          </table:table-cell>
          <table:table-cell table:style-name="Таблица32.A1" office:value-type="string">
            <text:p text:style-name="P58">Вариант б)</text:p>
          </table:table-cell>
        </table:table-row>
        <table:table-row table:style-name="Таблица32.1">
          <table:table-cell table:style-name="Таблица32.A1" office:value-type="string">
            <text:p text:style-name="P57">Поступление заявок в систему</text:p>
          </table:table-cell>
          <table:table-cell table:style-name="Таблица32.A1" office:value-type="string">
            <text:p text:style-name="P92"><text:span text:style-name="T72">t</text:span><text:span text:style-name="T50">1</text:span><text:span text:style-name="T71"> = 90, <text:s/>∆</text:span><text:span text:style-name="T72">t</text:span><text:span text:style-name="T50">1</text:span><text:span text:style-name="T71"> = 250, <text:s/></text:span><text:span text:style-name="T72">n</text:span><text:span text:style-name="T50">1</text:span><text:span text:style-name="T71"> = 30<text:line-break/></text:span><text:span text:style-name="T72">t</text:span><text:span text:style-name="T51">2</text:span><text:span text:style-name="T71"> = 145</text:span><text:span text:style-name="T72"> ± </text:span><text:span text:style-name="T71">12, <text:s/></text:span><text:span text:style-name="T72">n</text:span><text:span text:style-name="T50">2</text:span><text:span text:style-name="T71"> = 25<text:line-break/></text:span><text:span text:style-name="T72">t</text:span><text:span text:style-name="T51">3</text:span><text:span text:style-name="T72"> = </text:span><text:span text:style-name="T71">130</text:span><text:span text:style-name="T72"> ± </text:span><text:span text:style-name="T71">5, <text:s/></text:span><text:span text:style-name="T72">n</text:span><text:span text:style-name="T51">3</text:span><text:span text:style-name="T72"> = </text:span><text:span text:style-name="T71">38</text:span></text:p>
          </table:table-cell>
          <table:table-cell table:style-name="Таблица32.A1" office:value-type="string">
            <text:p text:style-name="P92"><text:span text:style-name="T72">t</text:span><text:span text:style-name="T50">1</text:span><text:span text:style-name="T71"> = </text:span><text:span text:style-name="T72">1</text:span><text:span text:style-name="T71">2</text:span><text:span text:style-name="T72">0 ± </text:span><text:span text:style-name="T71">10, <text:s/></text:span><text:span text:style-name="T72">n</text:span><text:span text:style-name="T50">1</text:span><text:span text:style-name="T72"> = </text:span><text:span text:style-name="T71">24<text:line-break/></text:span><text:span text:style-name="T72">t</text:span><text:span text:style-name="T51">2</text:span><text:span text:style-name="T71"> =100<text:line-break/></text:span><text:span text:style-name="T72">t</text:span><text:span text:style-name="T51">3</text:span><text:span text:style-name="T72"> = </text:span><text:span text:style-name="T71">150</text:span><text:span text:style-name="T72">, <text:s/></text:span><text:span text:style-name="T71">∆</text:span><text:span text:style-name="T72">t</text:span><text:span text:style-name="T50">1</text:span><text:span text:style-name="T71"> = 200, <text:s/></text:span><text:span text:style-name="T72">n</text:span><text:span text:style-name="T50">3</text:span><text:span text:style-name="T72"> = </text:span><text:span text:style-name="T71">34</text:span></text:p>
          </table:table-cell>
        </table:table-row>
        <table:table-row table:style-name="Таблица32.1">
          <table:table-cell table:style-name="Таблица32.A1" office:value-type="string">
            <text:p text:style-name="P92"><text:span text:style-name="T79">T</text:span><text:span text:style-name="T84">1</text:span></text:p>
            <text:p text:style-name="P92"><text:span text:style-name="T79">T</text:span><text:span text:style-name="T84">2</text:span></text:p>
            <text:p text:style-name="P92"><text:span text:style-name="T79">T</text:span><text:span text:style-name="T84">3</text:span></text:p>
          </table:table-cell>
          <table:table-cell table:style-name="Таблица32.A1" office:value-type="string">
            <text:p text:style-name="P57"><draw:frame draw:style-name="fr3" draw:name="Объект77" text:anchor-type="as-char" svg:width="4.507cm" svg:height="0.623cm" draw:z-index="77"><draw:object xlink:href="./Object 78" xlink:type="simple" xlink:show="embed" xlink:actuate="onLoad"/><draw:image xlink:href="./ObjectReplacements/Object 78" xlink:type="simple" xlink:show="embed" xlink:actuate="onLoad"/></draw:frame></text:p>
          </table:table-cell>
          <table:table-cell table:style-name="Таблица32.A1" office:value-type="string">
            <text:p text:style-name="P92"><text:span text:style-name="T72">T = </text:span><text:span text:style-name="T71">50 ± 20</text:span></text:p>
            <text:p text:style-name="P92"><text:span text:style-name="T72">T = </text:span><text:span text:style-name="T71">45 ± 15</text:span></text:p>
            <text:p text:style-name="P92"><text:span text:style-name="T72">T = </text:span><text:span text:style-name="T71">40 ± 8</text:span></text:p>
          </table:table-cell>
        </table:table-row>
        <table:table-row table:style-name="Таблица32.1">
          <table:table-cell table:style-name="Таблица32.A1" office:value-type="string">
            <text:p text:style-name="P92"><text:span text:style-name="T80">A</text:span><text:span text:style-name="T71">PM</text:span><text:span text:style-name="T50">1</text:span></text:p>
            <text:p text:style-name="P92"><text:span text:style-name="T71">APM</text:span><text:span text:style-name="T50">2</text:span></text:p>
            <text:p text:style-name="P92"><text:span text:style-name="T71">APM</text:span><text:span text:style-name="T50">3</text:span></text:p>
          </table:table-cell>
          <table:table-cell table:style-name="Таблица32.A1" office:value-type="string">
            <text:p text:style-name="P92"><text:span text:style-name="T72">T = </text:span><text:span text:style-name="T71">30 ± 5</text:span></text:p>
            <text:p text:style-name="P92"><text:span text:style-name="T72">T = </text:span><text:span text:style-name="T71">22 ± 7</text:span></text:p>
            <text:p text:style-name="P92"><text:span text:style-name="T72">T = </text:span><text:span text:style-name="T71">30 ± 4</text:span></text:p>
          </table:table-cell>
          <table:table-cell table:style-name="Таблица32.A1" office:value-type="string">
            <text:p text:style-name="P57"><draw:frame draw:style-name="fr3" draw:name="Объект78" text:anchor-type="as-char" svg:width="4.634cm" svg:height="0.623cm" draw:z-index="78"><draw:object xlink:href="./Object 79" xlink:type="simple" xlink:show="embed" xlink:actuate="onLoad"/><draw:image xlink:href="./ObjectReplacements/Object 79" xlink:type="simple" xlink:show="embed" xlink:actuate="onLoad"/></draw:frame></text:p>
          </table:table-cell>
        </table:table-row>
        <table:table-row table:style-name="Таблица32.1">
          <table:table-cell table:style-name="Таблица32.A1" office:value-type="string">
            <text:p text:style-name="P57">ЦВК</text:p>
          </table:table-cell>
          <table:table-cell table:style-name="Таблица32.A1" office:value-type="string">
            <text:p text:style-name="P57"><draw:frame draw:style-name="fr3" draw:name="Объект79" text:anchor-type="as-char" svg:width="4.524cm" svg:height="0.623cm" draw:z-index="79"><draw:object xlink:href="./Object 80" xlink:type="simple" xlink:show="embed" xlink:actuate="onLoad"/><draw:image xlink:href="./ObjectReplacements/Object 80" xlink:type="simple" xlink:show="embed" xlink:actuate="onLoad"/></draw:frame></text:p>
          </table:table-cell>
          <table:table-cell table:style-name="Таблица32.A1" office:value-type="string">
            <text:p text:style-name="P57"><draw:frame draw:style-name="fr3" draw:name="Объект80" text:anchor-type="as-char" svg:width="4.424cm" svg:height="0.623cm" draw:z-index="80"><draw:object xlink:href="./Object 81" xlink:type="simple" xlink:show="embed" xlink:actuate="onLoad"/><draw:image xlink:href="./ObjectReplacements/Object 81" xlink:type="simple" xlink:show="embed" xlink:actuate="onLoad"/></draw:frame></text:p>
          </table:table-cell>
        </table:table-row>
        <table:table-row table:style-name="Таблица32.1">
          <table:table-cell table:style-name="Таблица32.A1" office:value-type="string">
            <text:p text:style-name="P57">КММ</text:p>
          </table:table-cell>
          <table:table-cell table:style-name="Таблица32.A1" office:value-type="string">
            <text:p text:style-name="P57"><draw:frame draw:style-name="fr3" draw:name="Объект81" text:anchor-type="as-char" svg:width="1.492cm" svg:height="1.727cm" draw:z-index="81"><draw:object xlink:href="./Object 82" xlink:type="simple" xlink:show="embed" xlink:actuate="onLoad"/><draw:image xlink:href="./ObjectReplacements/Object 82" xlink:type="simple" xlink:show="embed" xlink:actuate="onLoad"/></draw:frame></text:p>
          </table:table-cell>
          <table:table-cell table:style-name="Таблица32.A1" office:value-type="string">
            <text:p text:style-name="P57"><draw:frame draw:style-name="fr3" draw:name="Объект82" text:anchor-type="as-char" svg:width="1.501cm" svg:height="1.727cm" draw:z-index="82"><draw:object xlink:href="./Object 83" xlink:type="simple" xlink:show="embed" xlink:actuate="onLoad"/><draw:image xlink:href="./ObjectReplacements/Object 83" xlink:type="simple" xlink:show="embed" xlink:actuate="onLoad"/></draw:frame></text:p>
          </table:table-cell>
        </table:table-row>
        <table:table-row table:style-name="Таблица32.1">
          <table:table-cell table:style-name="Таблица32.A1" office:value-type="string">
            <text:p text:style-name="P57">Условия окончания обслуживания заявок</text:p>
          </table:table-cell>
          <table:table-cell table:style-name="Таблица32.A1" office:value-type="string">
            <text:p text:style-name="P57">Каждая 15-я заявка после обработки на ЦВК покидает систему</text:p>
          </table:table-cell>
          <table:table-cell table:style-name="Таблица32.A1" office:value-type="string">
            <text:p text:style-name="P92"><text:span text:style-name="T71">Максимально возможная длина очереди к каждому </text:span><text:span text:style-name="T72">T</text:span><text:span text:style-name="T51">i</text:span><text:span text:style-name="T71"> равна 3. Заявка уничтожается до обработки на </text:span><text:span text:style-name="T72">T</text:span><text:span text:style-name="T51">i</text:span><text:span text:style-name="T71">, если очередь к </text:span><text:span text:style-name="T72">T</text:span><text:span text:style-name="T51">i</text:span><text:span text:style-name="T71"> максимальной длины.</text:span></text:p>
          </table:table-cell>
        </table:table-row>
        <table:table-row table:style-name="Таблица32.1">
          <table:table-cell table:style-name="Таблица32.A1" office:value-type="string">
            <text:p text:style-name="P57">Условие окончания моделирования</text:p>
          </table:table-cell>
          <table:table-cell table:style-name="Таблица32.A1" office:value-type="string">
            <text:p text:style-name="P57">Время: 12000 тактов </text:p>
          </table:table-cell>
          <table:table-cell table:style-name="Таблица32.A1" office:value-type="string">
            <text:p text:style-name="P92"><text:span text:style-name="T71">Суммарное количество обработанных на </text:span><text:span text:style-name="T72">T</text:span><text:span text:style-name="T50">1</text:span><text:span text:style-name="T71">, </text:span><text:span text:style-name="T72">T</text:span><text:span text:style-name="T50">2</text:span><text:span text:style-name="T71"> и </text:span><text:span text:style-name="T72">T</text:span><text:span text:style-name="T50">3</text:span><text:span text:style-name="T71"> заявок достигло 700</text:span></text:p>
          </table:table-cell>
        </table:table-row>
        <table:table-row table:style-name="Таблица32.1">
          <table:table-cell table:style-name="Таблица32.A1" office:value-type="string">
            <text:p text:style-name="P57"><text:s/>Определить</text:p>
          </table:table-cell>
          <table:table-cell table:style-name="Таблица32.A1" office:value-type="string">
            <text:p text:style-name="P92"><text:span text:style-name="T71">Количество заявок, обработанных и уничтоженных на ЦВК: всего и поступивших с каждого из АРМ</text:span><text:span text:style-name="T51">i</text:span><text:span text:style-name="T71"> (</text:span><text:span text:style-name="T79">i</text:span><text:span text:style-name="T78"> = 1,2,3</text:span><text:span text:style-name="T71">) в отдельности</text:span></text:p>
          </table:table-cell>
          <table:table-cell table:style-name="Таблица32.A1" office:value-type="string">
            <text:p text:style-name="P92"><text:span text:style-name="T71">Количество обработанных и уничтоженных заявок для каждого </text:span><text:span text:style-name="T72">T</text:span><text:span text:style-name="T51">i</text:span><text:span text:style-name="T71"> (</text:span><text:span text:style-name="T79">i</text:span><text:span text:style-name="T78"> = 1,2,3</text:span><text:span text:style-name="T71">)</text:span></text:p>
          </table:table-cell>
        </table:table-row>
      </table:table>
      <text:p text:style-name="P63"/>
      <text:p text:style-name="P90"><text:span text:style-name="T63">17) </text:span><text:span text:style-name="T73">Система включает в себя устройства </text:span><text:span text:style-name="T74">T</text:span><text:span text:style-name="T82">1</text:span><text:span text:style-name="T75">,</text:span><text:span text:style-name="T73"> </text:span><text:span text:style-name="T74">T</text:span><text:span text:style-name="T82">2</text:span><text:span text:style-name="T75">, </text:span><text:span text:style-name="T74">T</text:span><text:span text:style-name="T82">3</text:span><text:span text:style-name="T75">, </text:span><text:span text:style-name="T82"><text:s/></text:span><text:span text:style-name="T76">A</text:span><text:span text:style-name="T63">PM</text:span><text:span text:style-name="T48">1</text:span><text:span text:style-name="T63">, APM</text:span><text:span text:style-name="T48">2</text:span><text:span text:style-name="T63">, APM</text:span><text:span text:style-name="T48">3</text:span><text:span text:style-name="T63">, </text:span>КММ, ЦВК. Порядок обработки заявок:</text:p>
      <table:table table:name="Таблица33" table:style-name="Таблица33">
        <table:table-column table:style-name="Таблица33.A"/>
        <table:table-column table:style-name="Таблица33.B"/>
        <table:table-row table:style-name="Таблица33.1">
          <table:table-cell table:style-name="Таблица33.A1" office:value-type="string">
            <text:p text:style-name="P62">КММ</text:p>
          </table:table-cell>
          <table:table-cell table:style-name="Таблица33.A1" office:value-type="string">
            <text:p text:style-name="P93"><text:span text:style-name="T71">в соответствии с алгоритмом </text:span><text:span text:style-name="T72">FIFO</text:span><text:span text:style-name="T71">, а при одновременном поступлении заявок в следующем порядке:<text:line-break/>заявки третьего типа, поступившие с ЦВК<text:line-break/>заявки второго типа, поступившие с ЦВК,<text:line-break/>заявки первого типа, поступившие с ЦВК,<text:line-break/>заявки, поступившие с АРМ</text:span><text:span text:style-name="T50">3</text:span><text:span text:style-name="T71">,</text:span><text:span text:style-name="T50"><text:line-break/></text:span><text:span text:style-name="T71">заявки, поступившие с АРМ</text:span><text:span text:style-name="T50">2</text:span><text:span text:style-name="T71">,<text:line-break/>заявки, поступившие с АРМ</text:span><text:span text:style-name="T50">1</text:span></text:p>
          </table:table-cell>
        </table:table-row>
        <table:table-row table:style-name="Таблица33.1">
          <table:table-cell table:style-name="Таблица33.A1" office:value-type="string">
            <text:p text:style-name="P93"><text:span text:style-name="T79">T</text:span><text:span text:style-name="T85">i</text:span><text:span text:style-name="T78"><text:line-break/>(</text:span><text:span text:style-name="T79">i</text:span><text:span text:style-name="T78"> = 1,2,3)</text:span></text:p>
          </table:table-cell>
          <table:table-cell table:style-name="Таблица33.A1" office:value-type="string">
            <text:p text:style-name="P69">все поступающие заявки равноприоритетны</text:p>
          </table:table-cell>
        </table:table-row>
      </table:table>
      <text:p text:style-name="P67"><text:s/></text:p>
      <table:table table:name="Таблица34" table:style-name="Таблица34">
        <table:table-column table:style-name="Таблица34.A"/>
        <table:table-column table:style-name="Таблица34.B" table:number-columns-repeated="2"/>
        <table:table-row table:style-name="Таблица34.1">
          <table:table-cell table:style-name="Таблица34.A1" office:value-type="string">
            <text:p text:style-name="P60">Параметры модели</text:p>
          </table:table-cell>
          <table:table-cell table:style-name="Таблица34.A1" office:value-type="string">
            <text:p text:style-name="P60">Вариант а)</text:p>
          </table:table-cell>
          <table:table-cell table:style-name="Таблица34.A1" office:value-type="string">
            <text:p text:style-name="P60">Вариант б)</text:p>
          </table:table-cell>
        </table:table-row>
        <table:table-row table:style-name="Таблица34.1">
          <table:table-cell table:style-name="Таблица34.A1" office:value-type="string">
            <text:p text:style-name="P57">Поступление заявок в систему</text:p>
          </table:table-cell>
          <table:table-cell table:style-name="Таблица34.A1" office:value-type="string">
            <text:p text:style-name="P92"><text:span text:style-name="T72">t</text:span><text:span text:style-name="T50">1</text:span><text:span text:style-name="T71"> = 140</text:span><text:span text:style-name="T72"> ± </text:span><text:span text:style-name="T71">3</text:span><text:span text:style-name="T72">5</text:span><text:span text:style-name="T71">, </text:span><text:span text:style-name="T72"><text:s/>n</text:span><text:span text:style-name="T50">1</text:span><text:span text:style-name="T71"> = 27<text:line-break/></text:span><text:span text:style-name="T72">t</text:span><text:span text:style-name="T51">2</text:span><text:span text:style-name="T71"> = 180, </text:span><text:span text:style-name="T72"><text:s/>n</text:span><text:span text:style-name="T50">2</text:span><text:span text:style-name="T71"> = 34<text:line-break/></text:span><text:span text:style-name="T72">t</text:span><text:span text:style-name="T51">3</text:span><text:span text:style-name="T72"> = </text:span><text:span text:style-name="T71">220</text:span><text:span text:style-name="T72">, <text:s/>n</text:span><text:span text:style-name="T50">3</text:span><text:span text:style-name="T71"> = 25</text:span></text:p>
          </table:table-cell>
          <table:table-cell table:style-name="Таблица34.A1" office:value-type="string">
            <text:p text:style-name="P92"><text:span text:style-name="T72">t</text:span><text:span text:style-name="T50">1</text:span><text:span text:style-name="T71"> = 130, <text:s/></text:span><text:span text:style-name="T72">n</text:span><text:span text:style-name="T50">1</text:span><text:span text:style-name="T71"> = 38<text:line-break/></text:span><text:span text:style-name="T72">t</text:span><text:span text:style-name="T51">2</text:span><text:span text:style-name="T71"> = 195</text:span><text:span text:style-name="T72"> ± </text:span><text:span text:style-name="T71">2</text:span><text:span text:style-name="T72">5</text:span><text:span text:style-name="T71">, <text:s/>∆</text:span><text:span text:style-name="T72">t</text:span><text:span text:style-name="T50">2</text:span><text:span text:style-name="T71"> = 140, </text:span><text:span text:style-name="T72">n</text:span><text:span text:style-name="T50">2</text:span><text:span text:style-name="T71"> = 24<text:line-break/></text:span><text:span text:style-name="T72">t</text:span><text:span text:style-name="T51">3</text:span><text:span text:style-name="T72"> =</text:span><text:span text:style-name="T71"> 110</text:span><text:span text:style-name="T72"> ± </text:span><text:span text:style-name="T71">30, <text:s/>∆</text:span><text:span text:style-name="T72">t</text:span><text:span text:style-name="T50">3</text:span><text:span text:style-name="T71"> = 200</text:span></text:p>
          </table:table-cell>
        </table:table-row>
        <table:table-row table:style-name="Таблица34.1">
          <table:table-cell table:style-name="Таблица34.A1" office:value-type="string">
            <text:p text:style-name="P93"><text:span text:style-name="T79">T</text:span><text:span text:style-name="T84">1</text:span></text:p>
            <text:p text:style-name="P93"><text:span text:style-name="T79">T</text:span><text:span text:style-name="T84">2</text:span></text:p>
            <text:p text:style-name="P93"><text:span text:style-name="T79">T</text:span><text:span text:style-name="T84">3</text:span></text:p>
          </table:table-cell>
          <table:table-cell table:style-name="Таблица34.A1" office:value-type="string">
            <text:p text:style-name="P93"><text:span text:style-name="T72">T = </text:span><text:span text:style-name="T71">30 ± 10</text:span></text:p>
            <text:p text:style-name="P93"><text:span text:style-name="T72">T = </text:span><text:span text:style-name="T71">30 ± 15</text:span></text:p>
            <text:p text:style-name="P93"><text:span text:style-name="T72">T = </text:span><text:span text:style-name="T71">35 ± 12</text:span></text:p>
          </table:table-cell>
          <table:table-cell table:style-name="Таблица34.A1" office:value-type="string">
            <text:p text:style-name="P57"><draw:frame draw:style-name="fr3" draw:name="Объект83" text:anchor-type="as-char" svg:width="7.862cm" svg:height="0.623cm" draw:z-index="83"><draw:object xlink:href="./Object 84" xlink:type="simple" xlink:show="embed" xlink:actuate="onLoad"/><draw:image xlink:href="./ObjectReplacements/Object 84" xlink:type="simple" xlink:show="embed" xlink:actuate="onLoad"/></draw:frame></text:p>
          </table:table-cell>
        </table:table-row>
        <table:table-row table:style-name="Таблица34.1">
          <table:table-cell table:style-name="Таблица34.A1" office:value-type="string">
            <text:p text:style-name="P93"><text:span text:style-name="T80">A</text:span><text:span text:style-name="T71">PM</text:span><text:span text:style-name="T50">1</text:span></text:p>
            <text:p text:style-name="P93"><text:span text:style-name="T71">APM</text:span><text:span text:style-name="T50">2</text:span></text:p>
            <text:p text:style-name="P93"><text:span text:style-name="T71">APM</text:span><text:span text:style-name="T50">3</text:span></text:p>
          </table:table-cell>
          <table:table-cell table:style-name="Таблица34.A1" office:value-type="string">
            <text:p text:style-name="P57"><draw:frame draw:style-name="fr3" draw:name="Объект84" text:anchor-type="as-char" svg:width="4.424cm" svg:height="0.623cm" draw:z-index="84"><draw:object xlink:href="./Object 85" xlink:type="simple" xlink:show="embed" xlink:actuate="onLoad"/><draw:image xlink:href="./ObjectReplacements/Object 85" xlink:type="simple" xlink:show="embed" xlink:actuate="onLoad"/></draw:frame></text:p>
          </table:table-cell>
          <table:table-cell table:style-name="Таблица34.A1" office:value-type="string">
            <text:p text:style-name="P93"><text:span text:style-name="T72">T = </text:span><text:span text:style-name="T71">22 ± 3</text:span></text:p>
            <text:p text:style-name="P93"><text:span text:style-name="T72">T = </text:span><text:span text:style-name="T71">18 ± 2</text:span></text:p>
            <text:p text:style-name="P93"><text:span text:style-name="T72">T = </text:span><text:span text:style-name="T71">27 ± 5</text:span></text:p>
          </table:table-cell>
        </table:table-row>
        <table:table-row table:style-name="Таблица34.1">
          <table:table-cell table:style-name="Таблица34.A1" office:value-type="string">
            <text:p text:style-name="P57">ЦВК</text:p>
          </table:table-cell>
          <table:table-cell table:style-name="Таблица34.A1" office:value-type="string">
            <text:p text:style-name="P92"><text:span text:style-name="T72">T = </text:span><text:span text:style-name="T71">36 ± 5</text:span></text:p>
          </table:table-cell>
          <table:table-cell table:style-name="Таблица34.A1" office:value-type="string">
            <text:p text:style-name="P57"><draw:frame draw:style-name="fr3" draw:name="Объект85" text:anchor-type="as-char" svg:width="4.424cm" svg:height="0.623cm" draw:z-index="85"><draw:object xlink:href="./Object 86" xlink:type="simple" xlink:show="embed" xlink:actuate="onLoad"/><draw:image xlink:href="./ObjectReplacements/Object 86" xlink:type="simple" xlink:show="embed" xlink:actuate="onLoad"/></draw:frame></text:p>
          </table:table-cell>
        </table:table-row>
        <table:table-row table:style-name="Таблица34.1">
          <table:table-cell table:style-name="Таблица34.A1" office:value-type="string">
            <text:p text:style-name="P57">КММ</text:p>
          </table:table-cell>
          <table:table-cell table:style-name="Таблица34.A1" office:value-type="string">
            <text:p text:style-name="P57"><draw:frame draw:style-name="fr3" draw:name="Объект86" text:anchor-type="as-char" svg:width="5.325cm" svg:height="2.143cm" draw:z-index="86"><draw:object xlink:href="./Object 87" xlink:type="simple" xlink:show="embed" xlink:actuate="onLoad"/><draw:image xlink:href="./ObjectReplacements/Object 87" xlink:type="simple" xlink:show="embed" xlink:actuate="onLoad"/></draw:frame></text:p>
          </table:table-cell>
          <table:table-cell table:style-name="Таблица34.A1" office:value-type="string">
            <text:p text:style-name="P57"><draw:frame draw:style-name="fr3" draw:name="Объект87" text:anchor-type="as-char" svg:width="1.492cm" svg:height="1.727cm" draw:z-index="87"><draw:object xlink:href="./Object 88" xlink:type="simple" xlink:show="embed" xlink:actuate="onLoad"/><draw:image xlink:href="./ObjectReplacements/Object 88" xlink:type="simple" xlink:show="embed" xlink:actuate="onLoad"/></draw:frame></text:p>
          </table:table-cell>
        </table:table-row>
        <table:table-row table:style-name="Таблица34.1">
          <table:table-cell table:style-name="Таблица34.A1" office:value-type="string">
            <text:p text:style-name="P62">Условия окончания обслуживания заявок</text:p>
          </table:table-cell>
          <table:table-cell table:style-name="Таблица34.A1" office:value-type="string">
            <text:p text:style-name="P62">После обработки на КММ систему покидает каждая 5-я заявка, направляющаяся на ЦВК</text:p>
          </table:table-cell>
          <table:table-cell table:style-name="Таблица34.A1" office:value-type="string">
            <text:p text:style-name="P93"><text:span text:style-name="T71">Заявки, поступающие на АРМ</text:span><text:span text:style-name="T50">3</text:span><text:span text:style-name="T71">, уничтожаются, если на АРМ</text:span><text:span text:style-name="T50">3</text:span><text:span text:style-name="T71"> уже обработано 70 заявок</text:span></text:p>
          </table:table-cell>
        </table:table-row>
        <table:table-row table:style-name="Таблица34.1">
          <table:table-cell table:style-name="Таблица34.A1" office:value-type="string">
            <text:p text:style-name="P62">Условие окончания моделирования</text:p>
          </table:table-cell>
          <table:table-cell table:style-name="Таблица34.A1" office:value-type="string">
            <text:p text:style-name="P62">Время: 12000 тактов </text:p>
          </table:table-cell>
          <table:table-cell table:style-name="Таблица34.A1" office:value-type="string">
            <text:p text:style-name="P62">Количество обработанных на ЦВК заявок достигло 200</text:p>
          </table:table-cell>
        </table:table-row>
        <table:table-row table:style-name="Таблица34.1">
          <table:table-cell table:style-name="Таблица34.A1" office:value-type="string">
            <text:p text:style-name="P62"><text:s/>Определить</text:p>
          </table:table-cell>
          <table:table-cell table:style-name="Таблица34.A1" office:value-type="string">
            <text:p text:style-name="P61">Количество заявок, прошедших через КММ:</text:p>
            <text:list xml:id="list203037841918901" text:continue-numbering="true" text:style-name="WW8Num15">
              <text:list-item>
                <text:p text:style-name="P120"><text:span text:style-name="T71">поступивших с АРМ</text:span><text:span text:style-name="T50">1</text:span></text:p>
              </text:list-item>
              <text:list-item>
                <text:p text:style-name="P120"><text:span text:style-name="T71">поступивших с АРМ</text:span><text:span text:style-name="T50">2</text:span></text:p>
              </text:list-item>
              <text:list-item>
                <text:p text:style-name="P120"><text:span text:style-name="T71">поступивших с АРМ</text:span><text:span text:style-name="T50">3</text:span></text:p>
              </text:list-item>
              <text:list-item>
                <text:p text:style-name="P118">первого типа, поступивших с ЦВК</text:p>
              </text:list-item>
              <text:list-item>
                <text:p text:style-name="P118">второго типа, поступивших с ЦВК</text:p>
              </text:list-item>
              <text:list-item>
                <text:p text:style-name="P118">третьего типа, поступивших с ЦВК</text:p>
              </text:list-item>
            </text:list>
          </table:table-cell>
          <table:table-cell table:style-name="Таблица34.A1" office:value-type="string">
            <text:p text:style-name="P93"><text:span text:style-name="T71">Количество обработанных заявок для каждого </text:span><text:span text:style-name="T72">T</text:span><text:span text:style-name="T51">i</text:span><text:span text:style-name="T71"> (</text:span><text:span text:style-name="T79">i</text:span><text:span text:style-name="T78"> = 1,2,3</text:span><text:span text:style-name="T71">) на момент, когда систему покинет<text:line-break/>5-я заявка</text:span></text:p>
          </table:table-cell>
        </table:table-row>
      </table:table>
      <text:p text:style-name="P91"><text:span text:style-name="T70">18) </text:span><text:span text:style-name="T73">Система включает в себя устройства </text:span><text:span text:style-name="T74">T</text:span><text:span text:style-name="T82">1</text:span><text:span text:style-name="T75">,</text:span><text:span text:style-name="T73"> </text:span><text:span text:style-name="T74">T</text:span><text:span text:style-name="T82">2</text:span><text:span text:style-name="T75">, </text:span><text:span text:style-name="T74">T</text:span><text:span text:style-name="T82">3</text:span><text:span text:style-name="T75">, </text:span><text:span text:style-name="T82"><text:s/></text:span><text:span text:style-name="T76">A</text:span><text:span text:style-name="T63">PM</text:span><text:span text:style-name="T48">1</text:span><text:span text:style-name="T63">, APM</text:span><text:span text:style-name="T48">2</text:span><text:span text:style-name="T63">, APM</text:span><text:span text:style-name="T48">3</text:span><text:span text:style-name="T63">, </text:span>КММ, ЦВК. Порядок обработки заявок:</text:p>
      <table:table table:name="Таблица35" table:style-name="Таблица35">
        <table:table-column table:style-name="Таблица35.A"/>
        <table:table-column table:style-name="Таблица35.B"/>
        <text:soft-page-break/>
        <table:table-row table:style-name="Таблица35.1">
          <table:table-cell table:style-name="Таблица35.A1" office:value-type="string">
            <text:p text:style-name="P57">КММ</text:p>
          </table:table-cell>
          <table:table-cell table:style-name="Таблица35.A1" office:value-type="string">
            <text:p text:style-name="P93"><text:span text:style-name="T71">в соответствии с алгоритмом </text:span><text:span text:style-name="T72">FIFO</text:span><text:span text:style-name="T71">, а при одновременном поступлении заявок в следующем порядке:<text:line-break/>заявки, поступившие с АРМ</text:span><text:span text:style-name="T50">2</text:span><text:span text:style-name="T71">,<text:line-break/>заявки, поступившие с АРМ</text:span><text:span text:style-name="T50">3</text:span><text:span text:style-name="T71">,<text:line-break/>заявки, поступившие с АРМ</text:span><text:span text:style-name="T50">1</text:span><text:span text:style-name="T71">,<text:line-break/>заявки любого типа, поступившие с ЦВК (равноприоритетны)</text:span></text:p>
          </table:table-cell>
        </table:table-row>
        <table:table-row table:style-name="Таблица35.1">
          <table:table-cell table:style-name="Таблица35.A1" office:value-type="string">
            <text:p text:style-name="P93"><text:span text:style-name="T79">T</text:span><text:span text:style-name="T85">i</text:span><text:span text:style-name="T78"><text:line-break/>(</text:span><text:span text:style-name="T79">i</text:span><text:span text:style-name="T78"> = 1,2,3)</text:span></text:p>
          </table:table-cell>
          <table:table-cell table:style-name="Таблица35.A1" office:value-type="string">
            <text:p text:style-name="P93"><text:span text:style-name="T78">заявки, </text:span><text:span text:style-name="T71">поступившие</text:span><text:span text:style-name="T78"> с ЦВК,<text:line-break/>заявки, </text:span><text:span text:style-name="T71">поступившие с АРМ</text:span><text:span text:style-name="T51">i</text:span></text:p>
          </table:table-cell>
        </table:table-row>
      </table:table>
      <text:p text:style-name="P92"><text:span text:style-name="T73">Все заявки, поступающие на АРМ</text:span><text:span text:style-name="T83">i</text:span><text:span text:style-name="T73"> (</text:span><text:span text:style-name="T74">i</text:span> = 1,2,3), равноприоритетны.</text:p>
      <table:table table:name="Таблица36" table:style-name="Таблица36">
        <table:table-column table:style-name="Таблица36.A"/>
        <table:table-column table:style-name="Таблица36.B" table:number-columns-repeated="2"/>
        <table:table-row table:style-name="Таблица36.1">
          <table:table-cell table:style-name="Таблица36.A1" office:value-type="string">
            <text:p text:style-name="P58">Параметры модели</text:p>
          </table:table-cell>
          <table:table-cell table:style-name="Таблица36.A1" office:value-type="string">
            <text:p text:style-name="P58">Вариант а)</text:p>
          </table:table-cell>
          <table:table-cell table:style-name="Таблица36.A1" office:value-type="string">
            <text:p text:style-name="P58">Вариант б)</text:p>
          </table:table-cell>
        </table:table-row>
        <table:table-row table:style-name="Таблица36.1">
          <table:table-cell table:style-name="Таблица36.A1" office:value-type="string">
            <text:p text:style-name="P57">Поступление заявок в систему</text:p>
          </table:table-cell>
          <table:table-cell table:style-name="Таблица36.A1" office:value-type="string">
            <text:p text:style-name="P92"><text:span text:style-name="T72">t</text:span><text:span text:style-name="T50">1</text:span><text:span text:style-name="T71"> = 180 ± 25, <text:s/></text:span><text:span text:style-name="T72">n</text:span><text:span text:style-name="T50">1</text:span><text:span text:style-name="T71"> = 40<text:line-break/></text:span><text:span text:style-name="T72">t</text:span><text:span text:style-name="T51">2</text:span><text:span text:style-name="T71"> = 95, <text:s/></text:span><text:span text:style-name="T72">n</text:span><text:span text:style-name="T50">2</text:span><text:span text:style-name="T71"> = 35<text:line-break/></text:span><text:span text:style-name="T72">t</text:span><text:span text:style-name="T51">3</text:span><text:span text:style-name="T72"> = </text:span><text:span text:style-name="T71">210</text:span><text:span text:style-name="T72"> ± </text:span><text:span text:style-name="T71">63, <text:s/>∆</text:span><text:span text:style-name="T72">t</text:span><text:span text:style-name="T50">3</text:span><text:span text:style-name="T71"> = 45</text:span><text:span text:style-name="T72">, <text:s/>n</text:span><text:span text:style-name="T51">3</text:span><text:span text:style-name="T72"> = </text:span><text:span text:style-name="T71">5</text:span><text:span text:style-name="T72">5</text:span></text:p>
          </table:table-cell>
          <table:table-cell table:style-name="Таблица36.A1" office:value-type="string">
            <text:p text:style-name="P92"><text:span text:style-name="T72">t</text:span><text:span text:style-name="T50">1</text:span><text:span text:style-name="T71"> = 90 ± 10, <text:s/></text:span><text:span text:style-name="T72">n</text:span><text:span text:style-name="T50">1</text:span><text:span text:style-name="T71"> = 30<text:line-break/></text:span><text:span text:style-name="T72">t</text:span><text:span text:style-name="T51">2</text:span><text:span text:style-name="T71"> = 250<text:line-break/></text:span><text:span text:style-name="T72">t</text:span><text:span text:style-name="T51">3</text:span><text:span text:style-name="T72"> = 120 ± 35, <text:s/>n</text:span><text:span text:style-name="T51">3</text:span><text:span text:style-name="T72"> = 45</text:span></text:p>
          </table:table-cell>
        </table:table-row>
        <table:table-row table:style-name="Таблица36.1">
          <table:table-cell table:style-name="Таблица36.A1" office:value-type="string">
            <text:p text:style-name="P92"><text:span text:style-name="T79">T</text:span><text:span text:style-name="T84">1</text:span></text:p>
            <text:p text:style-name="P92"><text:span text:style-name="T79">T</text:span><text:span text:style-name="T84">2</text:span></text:p>
            <text:p text:style-name="P92"><text:span text:style-name="T79">T</text:span><text:span text:style-name="T84">3</text:span></text:p>
          </table:table-cell>
          <table:table-cell table:style-name="Таблица36.A1" office:value-type="string">
            <text:p text:style-name="P57"><draw:frame draw:style-name="fr3" draw:name="Объект88" text:anchor-type="as-char" svg:width="4.434cm" svg:height="0.623cm" draw:z-index="88"><draw:object xlink:href="./Object 89" xlink:type="simple" xlink:show="embed" xlink:actuate="onLoad"/><draw:image xlink:href="./ObjectReplacements/Object 89" xlink:type="simple" xlink:show="embed" xlink:actuate="onLoad"/></draw:frame></text:p>
          </table:table-cell>
          <table:table-cell table:style-name="Таблица36.A1" office:value-type="string">
            <text:p text:style-name="P92"><text:span text:style-name="T72">T = </text:span><text:span text:style-name="T71">30 ± 10</text:span></text:p>
            <text:p text:style-name="P92"><text:span text:style-name="T72">T = </text:span><text:span text:style-name="T71">40 ± 15</text:span></text:p>
            <text:p text:style-name="P92"><text:span text:style-name="T72">T = </text:span><text:span text:style-name="T71">35 ± 12</text:span></text:p>
          </table:table-cell>
        </table:table-row>
        <table:table-row table:style-name="Таблица36.1">
          <table:table-cell table:style-name="Таблица36.A1" office:value-type="string">
            <text:p text:style-name="P92"><text:span text:style-name="T81">АРМ</text:span><text:span text:style-name="T50">1</text:span></text:p>
            <text:p text:style-name="P92"><text:span text:style-name="T71">APM</text:span><text:span text:style-name="T50">2</text:span></text:p>
            <text:p text:style-name="P92"><text:span text:style-name="T71">APM</text:span><text:span text:style-name="T50">3</text:span></text:p>
          </table:table-cell>
          <table:table-cell table:style-name="Таблица36.A1" office:value-type="string">
            <text:p text:style-name="P92"><text:span text:style-name="T72">T = </text:span><text:span text:style-name="T71">15 ± 3</text:span></text:p>
            <text:p text:style-name="P92"><text:span text:style-name="T72">T = </text:span><text:span text:style-name="T71">20 ± 4</text:span></text:p>
            <text:p text:style-name="P92"><text:span text:style-name="T72">T = </text:span><text:span text:style-name="T71">30 ± 5</text:span></text:p>
          </table:table-cell>
          <table:table-cell table:style-name="Таблица36.A1" office:value-type="string">
            <text:p text:style-name="P57"><draw:frame draw:style-name="fr3" draw:name="Объект89" text:anchor-type="as-char" svg:width="7.98cm" svg:height="0.623cm" draw:z-index="89"><draw:object xlink:href="./Object 90" xlink:type="simple" xlink:show="embed" xlink:actuate="onLoad"/><draw:image xlink:href="./ObjectReplacements/Object 90" xlink:type="simple" xlink:show="embed" xlink:actuate="onLoad"/></draw:frame></text:p>
          </table:table-cell>
        </table:table-row>
        <table:table-row table:style-name="Таблица36.1">
          <table:table-cell table:style-name="Таблица36.A1" office:value-type="string">
            <text:p text:style-name="P57">ЦВК</text:p>
          </table:table-cell>
          <table:table-cell table:style-name="Таблица36.A1" office:value-type="string">
            <text:p text:style-name="P57"><draw:frame draw:style-name="fr3" draw:name="Объект90" text:anchor-type="as-char" svg:width="4.422cm" svg:height="0.623cm" draw:z-index="90"><draw:object xlink:href="./Object 91" xlink:type="simple" xlink:show="embed" xlink:actuate="onLoad"/><draw:image xlink:href="./ObjectReplacements/Object 91" xlink:type="simple" xlink:show="embed" xlink:actuate="onLoad"/></draw:frame></text:p>
          </table:table-cell>
          <table:table-cell table:style-name="Таблица36.A1" office:value-type="string">
            <text:p text:style-name="P92"><text:span text:style-name="T72">T = </text:span><text:span text:style-name="T71">50 ± 5</text:span></text:p>
          </table:table-cell>
        </table:table-row>
        <table:table-row table:style-name="Таблица36.1">
          <table:table-cell table:style-name="Таблица36.A1" office:value-type="string">
            <text:p text:style-name="P57">КММ</text:p>
          </table:table-cell>
          <table:table-cell table:style-name="Таблица36.A1" office:value-type="string">
            <text:p text:style-name="P57"><draw:frame draw:style-name="fr3" draw:name="Объект91" text:anchor-type="as-char" svg:width="5.697cm" svg:height="0.979cm" draw:z-index="91"><draw:object xlink:href="./Object 92" xlink:type="simple" xlink:show="embed" xlink:actuate="onLoad"/><draw:image xlink:href="./ObjectReplacements/Object 92" xlink:type="simple" xlink:show="embed" xlink:actuate="onLoad"/></draw:frame></text:p>
          </table:table-cell>
          <table:table-cell table:style-name="Таблица36.A1" office:value-type="string">
            <text:p text:style-name="P57"><draw:frame draw:style-name="fr3" draw:name="Объект92" text:anchor-type="as-char" svg:width="5.456cm" svg:height="1.561cm" draw:z-index="92"><draw:object xlink:href="./Object 93" xlink:type="simple" xlink:show="embed" xlink:actuate="onLoad"/><draw:image xlink:href="./ObjectReplacements/Object 93" xlink:type="simple" xlink:show="embed" xlink:actuate="onLoad"/></draw:frame></text:p>
          </table:table-cell>
        </table:table-row>
        <table:table-row table:style-name="Таблица36.1">
          <table:table-cell table:style-name="Таблица36.A1" office:value-type="string">
            <text:p text:style-name="P62">Условия окончания обслуживания заявок</text:p>
          </table:table-cell>
          <table:table-cell table:style-name="Таблица36.A1" office:value-type="string">
            <text:p text:style-name="P93"><text:span text:style-name="T71">Максимально возможная длина очереди к ЦВК равна 10. КММ отбрасывает (уничтожает) заявки, приходящие с АРМ</text:span><text:span text:style-name="T51">i</text:span><text:span text:style-name="T71">, если очередь на ЦВК максимальной длины. </text:span></text:p>
          </table:table-cell>
          <table:table-cell table:style-name="Таблица36.A1" office:value-type="string">
            <text:p text:style-name="P61">Систему покидает:</text:p>
            <text:list xml:id="list203036376130293" text:continue-list="list203036776128133" text:style-name="WW8Num25">
              <text:list-item>
                <text:p text:style-name="P119"><text:span text:style-name="T71">каждая 5-я заявка, поступившая на </text:span><text:span text:style-name="T79">T</text:span><text:span text:style-name="T84">1</text:span><text:span text:style-name="T78"> с ЦВК;</text:span></text:p>
              </text:list-item>
              <text:list-item>
                <text:p text:style-name="P119"><text:span text:style-name="T71">каждая 4-я заявка, поступившая на </text:span><text:span text:style-name="T79">T</text:span><text:span text:style-name="T84">2</text:span><text:span text:style-name="T78"> с ЦВК;</text:span></text:p>
              </text:list-item>
              <text:list-item>
                <text:p text:style-name="P119"><text:span text:style-name="T71">каждая 3-я заявка, поступившая на </text:span><text:span text:style-name="T79">T</text:span><text:span text:style-name="T84">3</text:span><text:span text:style-name="T78"> с ЦВК;</text:span></text:p>
              </text:list-item>
            </text:list>
            <text:p text:style-name="P94"><text:span text:style-name="T78">(до обработки на </text:span><text:span text:style-name="T79">T</text:span><text:span text:style-name="T85">i</text:span><text:span text:style-name="T78">)</text:span></text:p>
          </table:table-cell>
        </table:table-row>
        <table:table-row table:style-name="Таблица36.1">
          <table:table-cell table:style-name="Таблица36.A1" office:value-type="string">
            <text:p text:style-name="P62">Условие окончания моделирования</text:p>
          </table:table-cell>
          <table:table-cell table:style-name="Таблица36.A1" office:value-type="string">
            <text:p text:style-name="P62">Время: 14000 тактов </text:p>
          </table:table-cell>
          <table:table-cell table:style-name="Таблица36.A1" office:value-type="string">
            <text:p text:style-name="P93"><text:span text:style-name="T71">Суммарное количество обработанных на </text:span><text:span text:style-name="T72">T</text:span><text:span text:style-name="T50">1</text:span><text:span text:style-name="T71"> и </text:span><text:span text:style-name="T72">T</text:span><text:span text:style-name="T50">2</text:span><text:span text:style-name="T71"> заявок достигло 650</text:span></text:p>
          </table:table-cell>
        </table:table-row>
        <table:table-row table:style-name="Таблица36.1">
          <table:table-cell table:style-name="Таблица36.A1" office:value-type="string">
            <text:p text:style-name="P62"><text:s/>Определить</text:p>
          </table:table-cell>
          <table:table-cell table:style-name="Таблица36.A1" office:value-type="string">
            <text:p text:style-name="P62">Количество заявок каждого типа, прекративших обслуживание</text:p>
          </table:table-cell>
          <table:table-cell table:style-name="Таблица36.A1" office:value-type="string">
            <text:p text:style-name="P62">Количество заявок, обработанных на ЦВК на момент, когда систему покинет первая заявка</text:p>
          </table:table-cell>
        </table:table-row>
      </table:table>
      <text:p text:style-name="P63"/>
      <text:p text:style-name="P90"><text:span text:style-name="T63">19) </text:span><text:span text:style-name="T73">Система включает в себя устройства </text:span><text:span text:style-name="T74">T</text:span><text:span text:style-name="T82">1</text:span><text:span text:style-name="T75">,</text:span><text:span text:style-name="T73"> </text:span><text:span text:style-name="T74">T</text:span><text:span text:style-name="T82">2</text:span><text:span text:style-name="T75">, </text:span><text:span text:style-name="T74">T</text:span><text:span text:style-name="T82">3</text:span><text:span text:style-name="T75">, </text:span><text:span text:style-name="T82"><text:s/></text:span><text:span text:style-name="T76">A</text:span><text:span text:style-name="T63">PM</text:span><text:span text:style-name="T48">1</text:span><text:span text:style-name="T63">, APM</text:span><text:span text:style-name="T48">2</text:span><text:span text:style-name="T63">, APM</text:span><text:span text:style-name="T48">3</text:span><text:span text:style-name="T63">, </text:span>КММ, ЦВК. Порядок обработки заявок:</text:p>
      <table:table table:name="Таблица37" table:style-name="Таблица37">
        <table:table-column table:style-name="Таблица37.A"/>
        <table:table-column table:style-name="Таблица37.B"/>
        <table:table-row table:style-name="Таблица37.1">
          <table:table-cell table:style-name="Таблица37.A1" office:value-type="string">
            <text:p text:style-name="P57">КММ</text:p>
          </table:table-cell>
          <table:table-cell table:style-name="Таблица37.A1" office:value-type="string">
            <text:p text:style-name="P92"><text:span text:style-name="T71">заявки первого типа, поступившие с ЦВК,<text:line-break/>заявки, поступившие с АРМ</text:span><text:span text:style-name="T50">1</text:span><text:span text:style-name="T71">,<text:line-break/>заявки второго типа, поступившие с ЦВК,<text:line-break/>заявки, поступившие с АРМ</text:span><text:span text:style-name="T50">2</text:span><text:span text:style-name="T71">,<text:line-break/>заявки третьего типа, поступившие с ЦВК,<text:line-break/>заявки, поступившие с АРМ</text:span><text:span text:style-name="T50">3</text:span></text:p>
          </table:table-cell>
        </table:table-row>
        <table:table-row table:style-name="Таблица37.1">
          <table:table-cell table:style-name="Таблица37.A1" office:value-type="string">
            <text:p text:style-name="P92"><text:span text:style-name="T79">T</text:span><text:span text:style-name="T85">i</text:span><text:span text:style-name="T78"><text:line-break/>(</text:span><text:span text:style-name="T79">i</text:span><text:span text:style-name="T78"> = 1,2,3)</text:span></text:p>
          </table:table-cell>
          <table:table-cell table:style-name="Таблица37.A1" office:value-type="string">
            <text:p text:style-name="P67">все поступающие заявки равноприоритетны</text:p>
          </table:table-cell>
        </table:table-row>
      </table:table>
      <text:p text:style-name="P71"><text:s/></text:p>
      <table:table table:name="Таблица38" table:style-name="Таблица38">
        <table:table-column table:style-name="Таблица38.A"/>
        <table:table-column table:style-name="Таблица38.B" table:number-columns-repeated="2"/>
        <table:table-row table:style-name="Таблица38.1">
          <table:table-cell table:style-name="Таблица38.A1" office:value-type="string">
            <text:p text:style-name="P58">Параметры модели</text:p>
          </table:table-cell>
          <table:table-cell table:style-name="Таблица38.A1" office:value-type="string">
            <text:p text:style-name="P58">Вариант а)</text:p>
          </table:table-cell>
          <table:table-cell table:style-name="Таблица38.A1" office:value-type="string">
            <text:p text:style-name="P58">Вариант б)</text:p>
          </table:table-cell>
        </table:table-row>
        <table:table-row table:style-name="Таблица38.1">
          <table:table-cell table:style-name="Таблица38.A1" office:value-type="string">
            <text:p text:style-name="P57">Поступление заявок в систему</text:p>
          </table:table-cell>
          <table:table-cell table:style-name="Таблица38.A1" office:value-type="string">
            <text:p text:style-name="P92"><text:span text:style-name="T72">t</text:span><text:span text:style-name="T50">1</text:span><text:span text:style-name="T71"> = </text:span><text:span text:style-name="T72">1</text:span><text:span text:style-name="T71">6</text:span><text:span text:style-name="T72">0 ± </text:span><text:span text:style-name="T71">5</text:span><text:span text:style-name="T72">5</text:span><text:span text:style-name="T71"><text:line-break/></text:span><text:span text:style-name="T72">t</text:span><text:span text:style-name="T51">2</text:span><text:span text:style-name="T71"> = </text:span><text:span text:style-name="T72">1</text:span><text:span text:style-name="T71">1</text:span><text:span text:style-name="T72">0 ± </text:span><text:span text:style-name="T71">60, <text:s/></text:span><text:span text:style-name="T72">n</text:span><text:span text:style-name="T50">2</text:span><text:span text:style-name="T71"> = 45<text:line-break/></text:span><text:span text:style-name="T72">t</text:span><text:span text:style-name="T51">3</text:span><text:span text:style-name="T72"> = </text:span><text:span text:style-name="T71">180, <text:s/>∆</text:span><text:span text:style-name="T72">t</text:span><text:span text:style-name="T50">3</text:span><text:span text:style-name="T71"> = 200</text:span></text:p>
          </table:table-cell>
          <table:table-cell table:style-name="Таблица38.A1" office:value-type="string">
            <text:p text:style-name="P92"><text:span text:style-name="T72">t</text:span><text:span text:style-name="T50">1</text:span><text:span text:style-name="T71"> = </text:span><text:span text:style-name="T72">1</text:span><text:span text:style-name="T71">4</text:span><text:span text:style-name="T72">0 ± </text:span><text:span text:style-name="T71">3</text:span><text:span text:style-name="T72">5</text:span><text:span text:style-name="T71"><text:line-break/></text:span><text:span text:style-name="T72">t</text:span><text:span text:style-name="T51">2</text:span><text:span text:style-name="T71"> = </text:span><text:span text:style-name="T72">1</text:span><text:span text:style-name="T71">9</text:span><text:span text:style-name="T72">0 ± </text:span><text:span text:style-name="T71">10<text:line-break/></text:span><text:span text:style-name="T72">t</text:span><text:span text:style-name="T51">3</text:span><text:span text:style-name="T72"> = </text:span><text:span text:style-name="T71">23</text:span><text:span text:style-name="T72">0 ± </text:span><text:span text:style-name="T71">10</text:span></text:p>
          </table:table-cell>
        </table:table-row>
        <table:table-row table:style-name="Таблица38.1">
          <table:table-cell table:style-name="Таблица38.A1" office:value-type="string">
            <text:p text:style-name="P92"><text:span text:style-name="T79">T</text:span><text:span text:style-name="T84">1</text:span></text:p>
            <text:p text:style-name="P92"><text:span text:style-name="T79">T</text:span><text:span text:style-name="T84">2</text:span></text:p>
            <text:p text:style-name="P92"><text:span text:style-name="T79">T</text:span><text:span text:style-name="T84">3</text:span></text:p>
          </table:table-cell>
          <table:table-cell table:style-name="Таблица38.A1" office:value-type="string">
            <text:p text:style-name="P57"><draw:frame draw:style-name="fr3" draw:name="Объект93" text:anchor-type="as-char" svg:width="7.855cm" svg:height="0.623cm" draw:z-index="93"><draw:object xlink:href="./Object 94" xlink:type="simple" xlink:show="embed" xlink:actuate="onLoad"/><draw:image xlink:href="./ObjectReplacements/Object 94" xlink:type="simple" xlink:show="embed" xlink:actuate="onLoad"/></draw:frame></text:p>
          </table:table-cell>
          <table:table-cell table:style-name="Таблица38.A1" office:value-type="string">
            <text:p text:style-name="P92"><text:span text:style-name="T72">T = </text:span><text:span text:style-name="T71">40 ± 10</text:span></text:p>
            <text:p text:style-name="P92"><text:span text:style-name="T72">T = </text:span><text:span text:style-name="T71">30 ± 8</text:span></text:p>
            <text:p text:style-name="P92"><text:span text:style-name="T72">T = </text:span><text:span text:style-name="T71">35 ± 12</text:span></text:p>
          </table:table-cell>
        </table:table-row>
        <table:table-row table:style-name="Таблица38.1">
          <table:table-cell table:style-name="Таблица38.A1" office:value-type="string">
            <text:p text:style-name="P92"><text:span text:style-name="T80">A</text:span><text:span text:style-name="T71">PM</text:span><text:span text:style-name="T50">1</text:span></text:p>
            <text:p text:style-name="P92"><text:span text:style-name="T71">APM</text:span><text:span text:style-name="T50">2</text:span></text:p>
            <text:p text:style-name="P92"><text:span text:style-name="T71">APM</text:span><text:span text:style-name="T50">3</text:span></text:p>
          </table:table-cell>
          <table:table-cell table:style-name="Таблица38.A1" office:value-type="string">
            <text:p text:style-name="P57"><draw:frame draw:style-name="fr3" draw:name="Объект94" text:anchor-type="as-char" svg:width="4.299cm" svg:height="0.623cm" draw:z-index="94"><draw:object xlink:href="./Object 95" xlink:type="simple" xlink:show="embed" xlink:actuate="onLoad"/><draw:image xlink:href="./ObjectReplacements/Object 95" xlink:type="simple" xlink:show="embed" xlink:actuate="onLoad"/></draw:frame></text:p>
          </table:table-cell>
          <table:table-cell table:style-name="Таблица38.A1" office:value-type="string">
            <text:p text:style-name="P57"><draw:frame draw:style-name="fr3" draw:name="Объект95" text:anchor-type="as-char" svg:width="4.422cm" svg:height="0.623cm" draw:z-index="95"><draw:object xlink:href="./Object 96" xlink:type="simple" xlink:show="embed" xlink:actuate="onLoad"/><draw:image xlink:href="./ObjectReplacements/Object 96" xlink:type="simple" xlink:show="embed" xlink:actuate="onLoad"/></draw:frame></text:p>
          </table:table-cell>
        </table:table-row>
        <table:table-row table:style-name="Таблица38.1">
          <table:table-cell table:style-name="Таблица38.A1" office:value-type="string">
            <text:p text:style-name="P57">ЦВК</text:p>
          </table:table-cell>
          <table:table-cell table:style-name="Таблица38.A1" office:value-type="string">
            <text:p text:style-name="P92"><text:span text:style-name="T72">T = </text:span><text:span text:style-name="T71">55 ± 8</text:span></text:p>
          </table:table-cell>
          <table:table-cell table:style-name="Таблица38.A1" office:value-type="string">
            <text:p text:style-name="P57"><draw:frame draw:style-name="fr3" draw:name="Объект96" text:anchor-type="as-char" svg:width="4.634cm" svg:height="0.623cm" draw:z-index="96"><draw:object xlink:href="./Object 97" xlink:type="simple" xlink:show="embed" xlink:actuate="onLoad"/><draw:image xlink:href="./ObjectReplacements/Object 97" xlink:type="simple" xlink:show="embed" xlink:actuate="onLoad"/></draw:frame></text:p>
          </table:table-cell>
        </table:table-row>
        <table:table-row table:style-name="Таблица38.1">
          <table:table-cell table:style-name="Таблица38.A1" office:value-type="string">
            <text:p text:style-name="P57">КММ</text:p>
          </table:table-cell>
          <table:table-cell table:style-name="Таблица38.A1" office:value-type="string">
            <text:p text:style-name="P57"><draw:frame draw:style-name="fr3" draw:name="Объект97" text:anchor-type="as-char" svg:width="1.489cm" svg:height="1.727cm" draw:z-index="97"><draw:object xlink:href="./Object 98" xlink:type="simple" xlink:show="embed" xlink:actuate="onLoad"/><draw:image xlink:href="./ObjectReplacements/Object 98" xlink:type="simple" xlink:show="embed" xlink:actuate="onLoad"/></draw:frame></text:p>
          </table:table-cell>
          <table:table-cell table:style-name="Таблица38.A1" office:value-type="string">
            <text:p text:style-name="P57"><draw:frame draw:style-name="fr3" draw:name="Объект98" text:anchor-type="as-char" svg:width="7.061cm" svg:height="1.275cm" draw:z-index="98"><draw:object xlink:href="./Object 99" xlink:type="simple" xlink:show="embed" xlink:actuate="onLoad"/><draw:image xlink:href="./ObjectReplacements/Object 99" xlink:type="simple" xlink:show="embed" xlink:actuate="onLoad"/></draw:frame></text:p>
          </table:table-cell>
        </table:table-row>
        <table:table-row table:style-name="Таблица38.1">
          <table:table-cell table:style-name="Таблица38.A1" office:value-type="string">
            <text:p text:style-name="P57">Условия окончания обслуживания заявок</text:p>
          </table:table-cell>
          <table:table-cell table:style-name="Таблица38.A1" office:value-type="string">
            <text:p text:style-name="P57">Максимально возможная длина очереди к ЦВК равна 8. Если очередь на ЦВК максимальной длины, заявка уничтожается без обслуживания на ЦВК</text:p>
          </table:table-cell>
          <table:table-cell table:style-name="Таблица38.A1" office:value-type="string">
            <text:p text:style-name="P92"><text:span text:style-name="T71">После обработки на </text:span><text:span text:style-name="T72">T</text:span><text:span text:style-name="T51">i</text:span><text:span text:style-name="T71"> уничтожается каждая 8-я заявка</text:span></text:p>
          </table:table-cell>
        </table:table-row>
        <table:table-row table:style-name="Таблица38.1">
          <table:table-cell table:style-name="Таблица38.A1" office:value-type="string">
            <text:p text:style-name="P57">Условие окончания моделирования</text:p>
          </table:table-cell>
          <table:table-cell table:style-name="Таблица38.A1" office:value-type="string">
            <text:p text:style-name="P57">Время: 11000 тактов </text:p>
          </table:table-cell>
          <table:table-cell table:style-name="Таблица38.A1" office:value-type="string">
            <text:p text:style-name="P92"><text:span text:style-name="T71">Суммарное количество обработанных на АРМ</text:span><text:span text:style-name="T50">1</text:span><text:span text:style-name="T71"> и АРМ</text:span><text:span text:style-name="T50">2</text:span><text:span text:style-name="T71"> заявок достигло 650</text:span></text:p>
          </table:table-cell>
        </table:table-row>
        <table:table-row table:style-name="Таблица38.1">
          <table:table-cell table:style-name="Таблица38.A1" office:value-type="string">
            <text:p text:style-name="P57"><text:s/>Определить</text:p>
          </table:table-cell>
          <table:table-cell table:style-name="Таблица38.A1" office:value-type="string">
            <text:p text:style-name="P57">Количество заявок, обработанных на ЦВК на момент, когда систему покинет 1-я заявка</text:p>
          </table:table-cell>
          <table:table-cell table:style-name="Таблица38.A1" office:value-type="string">
            <text:p text:style-name="P92"><text:span text:style-name="T71">Количество обработанных и уничтоженных заявок для каждого </text:span><text:span text:style-name="T72">T</text:span><text:span text:style-name="T51">i</text:span><text:span text:style-name="T71"> (</text:span><text:span text:style-name="T79">i</text:span><text:span text:style-name="T78"> = 1,2,3</text:span><text:span text:style-name="T71">)</text:span></text:p>
          </table:table-cell>
        </table:table-row>
      </table:table>
      <text:p text:style-name="P91"><text:span text:style-name="T63">20) </text:span><text:span text:style-name="T73">Система включает в себя устройства </text:span><text:span text:style-name="T74">T</text:span><text:span text:style-name="T82">1</text:span><text:span text:style-name="T75">,</text:span><text:span text:style-name="T73"> </text:span><text:span text:style-name="T74">T</text:span><text:span text:style-name="T82">2</text:span><text:span text:style-name="T75">, </text:span><text:span text:style-name="T74">T</text:span><text:span text:style-name="T82">3</text:span><text:span text:style-name="T75">, </text:span><text:span text:style-name="T82"><text:s/></text:span><text:span text:style-name="T76">A</text:span><text:span text:style-name="T63">PM</text:span><text:span text:style-name="T48">1</text:span><text:span text:style-name="T63">, APM</text:span><text:span text:style-name="T48">2</text:span><text:span text:style-name="T63">, APM</text:span><text:span text:style-name="T48">3</text:span><text:span text:style-name="T63">, </text:span>КММ, ЦВК. Порядок обработки заявок:</text:p>
      <table:table table:name="Таблица39" table:style-name="Таблица39">
        <table:table-column table:style-name="Таблица39.A"/>
        <table:table-column table:style-name="Таблица39.B"/>
        <text:soft-page-break/>
        <table:table-row table:style-name="Таблица39.1">
          <table:table-cell table:style-name="Таблица39.A1" office:value-type="string">
            <text:p text:style-name="P57">КММ</text:p>
          </table:table-cell>
          <table:table-cell table:style-name="Таблица39.A1" office:value-type="string">
            <text:p text:style-name="P92"><text:span text:style-name="T71">заявки, поступившие с АРМ</text:span><text:span text:style-name="T50">1</text:span><text:span text:style-name="T71">,<text:line-break/>заявки первого типа, поступившие с ЦВК,<text:line-break/>заявки, поступившие с АРМ</text:span><text:span text:style-name="T50">2</text:span><text:span text:style-name="T71">,<text:line-break/>заявки второго типа, поступившие с ЦВК,<text:line-break/>заявки, поступившие с АРМ</text:span><text:span text:style-name="T50">3</text:span><text:span text:style-name="T71">,<text:line-break/>заявки третьего типа, поступившие с ЦВК</text:span></text:p>
          </table:table-cell>
        </table:table-row>
        <table:table-row table:style-name="Таблица39.1">
          <table:table-cell table:style-name="Таблица39.A1" office:value-type="string">
            <text:p text:style-name="P92"><text:span text:style-name="T79">T</text:span><text:span text:style-name="T85">i</text:span><text:span text:style-name="T78"><text:line-break/>(</text:span><text:span text:style-name="T79">i</text:span><text:span text:style-name="T78"> = 1,2,3)</text:span></text:p>
          </table:table-cell>
          <table:table-cell table:style-name="Таблица39.A1" office:value-type="string">
            <text:p text:style-name="P92"><text:span text:style-name="T78">заявки, </text:span><text:span text:style-name="T71">поступившие</text:span><text:span text:style-name="T78"> с ЦВК,<text:line-break/>заявки, </text:span><text:span text:style-name="T71">поступившие с АРМ</text:span><text:span text:style-name="T51">i</text:span></text:p>
          </table:table-cell>
        </table:table-row>
      </table:table>
      <text:p text:style-name="P92"><text:span text:style-name="T73">Все заявки, поступающие на АРМ</text:span><text:span text:style-name="T83">i</text:span><text:span text:style-name="T73"> (</text:span><text:span text:style-name="T74">i</text:span> = 1,2,3), равноприоритетны.</text:p>
      <table:table table:name="Таблица40" table:style-name="Таблица40">
        <table:table-column table:style-name="Таблица40.A"/>
        <table:table-column table:style-name="Таблица40.B" table:number-columns-repeated="2"/>
        <table:table-row table:style-name="Таблица40.1">
          <table:table-cell table:style-name="Таблица40.A1" office:value-type="string">
            <text:p text:style-name="P58">Параметры модели</text:p>
          </table:table-cell>
          <table:table-cell table:style-name="Таблица40.A1" office:value-type="string">
            <text:p text:style-name="P58">Вариант а)</text:p>
          </table:table-cell>
          <table:table-cell table:style-name="Таблица40.A1" office:value-type="string">
            <text:p text:style-name="P58">Вариант б)</text:p>
          </table:table-cell>
        </table:table-row>
        <table:table-row table:style-name="Таблица40.1">
          <table:table-cell table:style-name="Таблица40.A1" office:value-type="string">
            <text:p text:style-name="P57">Поступление заявок в систему</text:p>
          </table:table-cell>
          <table:table-cell table:style-name="Таблица40.A1" office:value-type="string">
            <text:p text:style-name="P92"><text:span text:style-name="T72">t</text:span><text:span text:style-name="T50">1</text:span><text:span text:style-name="T71"> = 150, <text:s/>∆</text:span><text:span text:style-name="T72">t</text:span><text:span text:style-name="T50">1</text:span><text:span text:style-name="T71"> = 30, <text:s/></text:span><text:span text:style-name="T72">n</text:span><text:span text:style-name="T50">1</text:span><text:span text:style-name="T71"> = 48<text:line-break/></text:span><text:span text:style-name="T72">t</text:span><text:span text:style-name="T51">2</text:span><text:span text:style-name="T71"> = 140, <text:s/></text:span><text:span text:style-name="T72">n</text:span><text:span text:style-name="T50">2</text:span><text:span text:style-name="T71"> = 23<text:line-break/></text:span><text:span text:style-name="T72">t</text:span><text:span text:style-name="T51">3</text:span><text:span text:style-name="T72"> = </text:span><text:span text:style-name="T71">200</text:span><text:span text:style-name="T72"> ± </text:span><text:span text:style-name="T71">55, <text:s/></text:span><text:span text:style-name="T72">n</text:span><text:span text:style-name="T51">3</text:span><text:span text:style-name="T72"> = </text:span><text:span text:style-name="T71">34</text:span></text:p>
          </table:table-cell>
          <table:table-cell table:style-name="Таблица40.A1" office:value-type="string">
            <text:p text:style-name="P92"><text:span text:style-name="T72">t</text:span><text:span text:style-name="T50">1</text:span><text:span text:style-name="T71"> = 100, <text:s text:c="2"/>∆</text:span><text:span text:style-name="T72">t</text:span><text:span text:style-name="T50">1</text:span><text:span text:style-name="T71"> = 40<text:line-break/></text:span><text:span text:style-name="T72">t</text:span><text:span text:style-name="T51">2</text:span><text:span text:style-name="T71"> = </text:span><text:span text:style-name="T72">1</text:span><text:span text:style-name="T71">8</text:span><text:span text:style-name="T72">0 ± </text:span><text:span text:style-name="T71">4</text:span><text:span text:style-name="T72">5</text:span><text:span text:style-name="T71">, </text:span><text:span text:style-name="T72"><text:s/>n</text:span><text:span text:style-name="T50">2</text:span><text:span text:style-name="T71"> = 25<text:line-break/></text:span><text:span text:style-name="T72">t</text:span><text:span text:style-name="T51">3</text:span><text:span text:style-name="T72"> = </text:span><text:span text:style-name="T71">100</text:span><text:span text:style-name="T72">, <text:s/>n</text:span><text:span text:style-name="T51">3</text:span><text:span text:style-name="T72"> = </text:span><text:span text:style-name="T71">38</text:span></text:p>
          </table:table-cell>
        </table:table-row>
        <table:table-row table:style-name="Таблица40.1">
          <table:table-cell table:style-name="Таблица40.A1" office:value-type="string">
            <text:p text:style-name="P92"><text:span text:style-name="T79">T</text:span><text:span text:style-name="T84">1</text:span></text:p>
            <text:p text:style-name="P92"><text:span text:style-name="T79">T</text:span><text:span text:style-name="T84">2</text:span></text:p>
            <text:p text:style-name="P92"><text:span text:style-name="T79">T</text:span><text:span text:style-name="T84">3</text:span></text:p>
          </table:table-cell>
          <table:table-cell table:style-name="Таблица40.A1" office:value-type="string">
            <text:p text:style-name="P92"><text:span text:style-name="T72">T = </text:span><text:span text:style-name="T71">25 ± 7</text:span></text:p>
            <text:p text:style-name="P92"><text:span text:style-name="T72">T = </text:span><text:span text:style-name="T71">33 ± 5</text:span></text:p>
            <text:p text:style-name="P92"><text:span text:style-name="T72">T = </text:span><text:span text:style-name="T71">20 ± 3</text:span></text:p>
          </table:table-cell>
          <table:table-cell table:style-name="Таблица40.A1" office:value-type="string">
            <text:p text:style-name="P57"><draw:frame draw:style-name="fr3" draw:name="Объект99" text:anchor-type="as-char" svg:width="4.422cm" svg:height="0.623cm" draw:z-index="99"><draw:object xlink:href="./Object 100" xlink:type="simple" xlink:show="embed" xlink:actuate="onLoad"/><draw:image xlink:href="./ObjectReplacements/Object 100" xlink:type="simple" xlink:show="embed" xlink:actuate="onLoad"/></draw:frame></text:p>
          </table:table-cell>
        </table:table-row>
        <table:table-row table:style-name="Таблица40.1">
          <table:table-cell table:style-name="Таблица40.A1" office:value-type="string">
            <text:p text:style-name="P92"><text:span text:style-name="T80">A</text:span><text:span text:style-name="T71">PM</text:span><text:span text:style-name="T50">1</text:span></text:p>
            <text:p text:style-name="P92"><text:span text:style-name="T71">APM</text:span><text:span text:style-name="T50">2</text:span></text:p>
            <text:p text:style-name="P92"><text:span text:style-name="T71">APM</text:span><text:span text:style-name="T50">3</text:span></text:p>
          </table:table-cell>
          <table:table-cell table:style-name="Таблица40.A1" office:value-type="string">
            <text:p text:style-name="P57"><draw:frame draw:style-name="fr3" draw:name="Объект100" text:anchor-type="as-char" svg:width="4.299cm" svg:height="0.623cm" draw:z-index="100"><draw:object xlink:href="./Object 101" xlink:type="simple" xlink:show="embed" xlink:actuate="onLoad"/><draw:image xlink:href="./ObjectReplacements/Object 101" xlink:type="simple" xlink:show="embed" xlink:actuate="onLoad"/></draw:frame></text:p>
          </table:table-cell>
          <table:table-cell table:style-name="Таблица40.A1" office:value-type="string">
            <text:p text:style-name="P92"><text:span text:style-name="T72">T = </text:span><text:span text:style-name="T71">15 ± 5</text:span></text:p>
            <text:p text:style-name="P92"><text:span text:style-name="T72">T = </text:span><text:span text:style-name="T71">20 ± 4</text:span></text:p>
            <text:p text:style-name="P92"><text:span text:style-name="T72">T = </text:span><text:span text:style-name="T71">10 ± 3</text:span></text:p>
          </table:table-cell>
        </table:table-row>
        <table:table-row table:style-name="Таблица40.1">
          <table:table-cell table:style-name="Таблица40.A1" office:value-type="string">
            <text:p text:style-name="P57">ЦВК</text:p>
          </table:table-cell>
          <table:table-cell table:style-name="Таблица40.A1" office:value-type="string">
            <text:p text:style-name="P92"><text:span text:style-name="T72">T = </text:span><text:span text:style-name="T71">45 ± 8</text:span></text:p>
          </table:table-cell>
          <table:table-cell table:style-name="Таблица40.A1" office:value-type="string">
            <text:p text:style-name="P57"><draw:frame draw:style-name="fr3" draw:name="Объект101" text:anchor-type="as-char" svg:width="4.434cm" svg:height="0.623cm" draw:z-index="101"><draw:object xlink:href="./Object 102" xlink:type="simple" xlink:show="embed" xlink:actuate="onLoad"/><draw:image xlink:href="./ObjectReplacements/Object 102" xlink:type="simple" xlink:show="embed" xlink:actuate="onLoad"/></draw:frame></text:p>
          </table:table-cell>
        </table:table-row>
        <table:table-row table:style-name="Таблица40.1">
          <table:table-cell table:style-name="Таблица40.A1" office:value-type="string">
            <text:p text:style-name="P57">КММ</text:p>
          </table:table-cell>
          <table:table-cell table:style-name="Таблица40.A1" office:value-type="string">
            <text:p text:style-name="P57"><draw:frame draw:style-name="fr3" draw:name="Объект102" text:anchor-type="as-char" svg:width="5.56cm" svg:height="0.979cm" draw:z-index="102"><draw:object xlink:href="./Object 103" xlink:type="simple" xlink:show="embed" xlink:actuate="onLoad"/><draw:image xlink:href="./ObjectReplacements/Object 103" xlink:type="simple" xlink:show="embed" xlink:actuate="onLoad"/></draw:frame></text:p>
          </table:table-cell>
          <table:table-cell table:style-name="Таблица40.A1" office:value-type="string">
            <text:p text:style-name="P57"><draw:frame draw:style-name="fr3" draw:name="Объект103" text:anchor-type="as-char" svg:width="8.717cm" svg:height="2.143cm" draw:z-index="103"><draw:object xlink:href="./Object 104" xlink:type="simple" xlink:show="embed" xlink:actuate="onLoad"/><draw:image xlink:href="./ObjectReplacements/Object 104" xlink:type="simple" xlink:show="embed" xlink:actuate="onLoad"/></draw:frame></text:p>
          </table:table-cell>
        </table:table-row>
        <table:table-row table:style-name="Таблица40.1">
          <table:table-cell table:style-name="Таблица40.A1" office:value-type="string">
            <text:p text:style-name="P57">Условия окончания обслуживания заявок</text:p>
          </table:table-cell>
          <table:table-cell table:style-name="Таблица40.A1" office:value-type="string">
            <text:p text:style-name="P92"><text:span text:style-name="T71">Каждая 20-я заявка, поступающая на </text:span><text:span text:style-name="T72">T</text:span><text:span text:style-name="T51">i</text:span><text:span text:style-name="T71">, уничтожается до обслуживания на </text:span><text:span text:style-name="T72">T</text:span><text:span text:style-name="T51">i</text:span><text:span text:style-name="T71"> (</text:span><text:span text:style-name="T79">i</text:span><text:span text:style-name="T78"> = 1,2,3</text:span><text:span text:style-name="T71">)</text:span></text:p>
          </table:table-cell>
          <table:table-cell table:style-name="Таблица40.A1" office:value-type="string">
            <text:p text:style-name="P92"><text:span text:style-name="T71">Заявки, поступающие на АРМ</text:span><text:span text:style-name="T50">1</text:span><text:span text:style-name="T71">, уничтожаются, если на АРМ</text:span><text:span text:style-name="T50">1</text:span><text:span text:style-name="T71"> уже обработано 50 заявок</text:span></text:p>
          </table:table-cell>
        </table:table-row>
        <table:table-row table:style-name="Таблица40.1">
          <table:table-cell table:style-name="Таблица40.A1" office:value-type="string">
            <text:p text:style-name="P57">Условие окончания моделирования</text:p>
          </table:table-cell>
          <table:table-cell table:style-name="Таблица40.A1" office:value-type="string">
            <text:p text:style-name="P57">Время: 15000 тактов </text:p>
          </table:table-cell>
          <table:table-cell table:style-name="Таблица40.A1" office:value-type="string">
            <text:p text:style-name="P57">Количество обработанных на КММ заявок достигло 550</text:p>
          </table:table-cell>
        </table:table-row>
        <table:table-row table:style-name="Таблица40.1">
          <table:table-cell table:style-name="Таблица40.A1" office:value-type="string">
            <text:p text:style-name="P57"><text:s/>Определить</text:p>
          </table:table-cell>
          <table:table-cell table:style-name="Таблица40.A1" office:value-type="string">
            <text:p text:style-name="P92"><text:span text:style-name="T71">Количество обработанных и уничтоженных заявок для каждого </text:span><text:span text:style-name="T72">T</text:span><text:span text:style-name="T51">i</text:span><text:span text:style-name="T71"> (</text:span><text:span text:style-name="T79">i</text:span><text:span text:style-name="T78"> = 1,2,3</text:span><text:span text:style-name="T71">)</text:span></text:p>
          </table:table-cell>
          <table:table-cell table:style-name="Таблица40.A1" office:value-type="string">
            <text:p text:style-name="P92"><text:span text:style-name="T71">Количество заявок, обработанных на ЦВК: всего и поступивших с каждого из АРМ</text:span><text:span text:style-name="T51">i</text:span><text:span text:style-name="T71"> (</text:span><text:span text:style-name="T79">i</text:span><text:span text:style-name="T78"> = 1,2,3</text:span><text:span text:style-name="T71">) в отдельности</text:span></text:p>
          </table:table-cell>
        </table:table-row>
      </table:table>
      <text:p text:style-name="P91"><text:span text:style-name="T63">21) </text:span><text:span text:style-name="T73">Система включает в себя устройства </text:span><text:span text:style-name="T74">T</text:span><text:span text:style-name="T82">1</text:span><text:span text:style-name="T75">,</text:span><text:span text:style-name="T73"> </text:span><text:span text:style-name="T74">T</text:span><text:span text:style-name="T82">2</text:span><text:span text:style-name="T75">, </text:span><text:span text:style-name="T74">T</text:span><text:span text:style-name="T82">3</text:span><text:span text:style-name="T75">, </text:span><text:span text:style-name="T82"><text:s/></text:span><text:span text:style-name="T76">A</text:span><text:span text:style-name="T63">PM</text:span><text:span text:style-name="T48">1</text:span><text:span text:style-name="T63">, APM</text:span><text:span text:style-name="T48">2</text:span><text:span text:style-name="T63">, APM</text:span><text:span text:style-name="T48">3</text:span><text:span text:style-name="T63">, </text:span>КММ, ЦВК. Порядок обработки заявок:</text:p>
      <table:table table:name="Таблица41" table:style-name="Таблица41">
        <table:table-column table:style-name="Таблица41.A"/>
        <table:table-column table:style-name="Таблица41.B"/>
        <table:table-row table:style-name="Таблица41.1">
          <table:table-cell table:style-name="Таблица41.A1" office:value-type="string">
            <text:p text:style-name="P57">КММ</text:p>
          </table:table-cell>
          <table:table-cell table:style-name="Таблица41.A1" office:value-type="string">
            <text:p text:style-name="P92"><text:span text:style-name="T71">заявки любого типа, поступившие с ЦВК (равноприоритетны)<text:line-break/>заявки, поступившие с АРМ</text:span><text:span text:style-name="T50">2</text:span><text:span text:style-name="T71">,<text:line-break/>заявки, поступившие с АРМ</text:span><text:span text:style-name="T50">1</text:span><text:span text:style-name="T71">,<text:line-break/></text:span><text:soft-page-break/><text:span text:style-name="T71">заявки, поступившие с АРМ</text:span><text:span text:style-name="T50">3</text:span><text:span text:style-name="T71"> </text:span></text:p>
          </table:table-cell>
        </table:table-row>
        <table:table-row table:style-name="Таблица41.1">
          <table:table-cell table:style-name="Таблица41.A1" office:value-type="string">
            <text:p text:style-name="P92"><text:span text:style-name="T79">T</text:span><text:span text:style-name="T85">i</text:span><text:span text:style-name="T78"><text:line-break/>(</text:span><text:span text:style-name="T79">i</text:span><text:span text:style-name="T78"> = 1,2,3)</text:span></text:p>
          </table:table-cell>
          <table:table-cell table:style-name="Таблица41.A1" office:value-type="string">
            <text:p text:style-name="P92"><text:span text:style-name="T78">заявки, </text:span><text:span text:style-name="T71">поступившие с АРМ</text:span><text:span text:style-name="T51">i</text:span><text:span text:style-name="T78">,<text:line-break/>заявки, </text:span><text:span text:style-name="T71">поступившие</text:span><text:span text:style-name="T78"> с ЦВК</text:span></text:p>
          </table:table-cell>
        </table:table-row>
      </table:table>
      <text:p text:style-name="P92"><text:span text:style-name="T73">Все заявки, поступающие на АРМ</text:span><text:span text:style-name="T83">i</text:span><text:span text:style-name="T73"> (</text:span><text:span text:style-name="T74">i</text:span> = 1,2,3), равноприоритетны.</text:p>
      <table:table table:name="Таблица42" table:style-name="Таблица42">
        <table:table-column table:style-name="Таблица42.A"/>
        <table:table-column table:style-name="Таблица42.B" table:number-columns-repeated="2"/>
        <table:table-row table:style-name="Таблица42.1">
          <table:table-cell table:style-name="Таблица42.A1" office:value-type="string">
            <text:p text:style-name="P58">Параметры модели</text:p>
          </table:table-cell>
          <table:table-cell table:style-name="Таблица42.A1" office:value-type="string">
            <text:p text:style-name="P58">Вариант а)</text:p>
          </table:table-cell>
          <table:table-cell table:style-name="Таблица42.A1" office:value-type="string">
            <text:p text:style-name="P58">Вариант б)</text:p>
          </table:table-cell>
        </table:table-row>
        <table:table-row table:style-name="Таблица42.1">
          <table:table-cell table:style-name="Таблица42.A1" office:value-type="string">
            <text:p text:style-name="P57">Поступление заявок в систему</text:p>
          </table:table-cell>
          <table:table-cell table:style-name="Таблица42.A1" office:value-type="string">
            <text:p text:style-name="P92"><text:span text:style-name="T72">t</text:span><text:span text:style-name="T50">1</text:span><text:span text:style-name="T71"> = 120 ± 5, <text:s/></text:span><text:span text:style-name="T72">n</text:span><text:span text:style-name="T50">1</text:span><text:span text:style-name="T71"> = 57<text:line-break/></text:span><text:span text:style-name="T72">t</text:span><text:span text:style-name="T51">2</text:span><text:span text:style-name="T71"> = 200, <text:s/></text:span><text:span text:style-name="T72">n</text:span><text:span text:style-name="T50">2</text:span><text:span text:style-name="T71"> = 18<text:line-break/></text:span><text:span text:style-name="T72">t</text:span><text:span text:style-name="T51">3</text:span><text:span text:style-name="T72"> = </text:span><text:span text:style-name="T71">90</text:span><text:span text:style-name="T72"> ± </text:span><text:span text:style-name="T71">15, <text:s/></text:span><text:span text:style-name="T72">n</text:span><text:span text:style-name="T51">3</text:span><text:span text:style-name="T72"> = </text:span><text:span text:style-name="T71">4</text:span><text:span text:style-name="T72">5</text:span></text:p>
          </table:table-cell>
          <table:table-cell table:style-name="Таблица42.A1" office:value-type="string">
            <text:p text:style-name="P92"><text:span text:style-name="T72">t</text:span><text:span text:style-name="T50">1</text:span><text:span text:style-name="T71"> = 180, <text:s/>∆</text:span><text:span text:style-name="T72">t</text:span><text:span text:style-name="T50">1</text:span><text:span text:style-name="T71"> = 80, <text:s/></text:span><text:span text:style-name="T72">n</text:span><text:span text:style-name="T50">1</text:span><text:span text:style-name="T71"> = 33<text:line-break/></text:span><text:span text:style-name="T72">t</text:span><text:span text:style-name="T51">2</text:span><text:span text:style-name="T71"> = 95, <text:s/></text:span><text:span text:style-name="T72">n</text:span><text:span text:style-name="T50">2</text:span><text:span text:style-name="T71"> = 45<text:line-break/></text:span><text:span text:style-name="T72">t</text:span><text:span text:style-name="T51">3</text:span><text:span text:style-name="T72"> = 1</text:span><text:span text:style-name="T71">1</text:span><text:span text:style-name="T72">0 ± </text:span><text:span text:style-name="T71">90</text:span><text:span text:style-name="T72">, <text:s/>n</text:span><text:span text:style-name="T51">3</text:span><text:span text:style-name="T72"> = 5</text:span><text:span text:style-name="T71">0</text:span></text:p>
          </table:table-cell>
        </table:table-row>
        <table:table-row table:style-name="Таблица42.1">
          <table:table-cell table:style-name="Таблица42.A1" office:value-type="string">
            <text:p text:style-name="P92"><text:span text:style-name="T79">T</text:span><text:span text:style-name="T84">1</text:span></text:p>
            <text:p text:style-name="P92"><text:span text:style-name="T79">T</text:span><text:span text:style-name="T84">2</text:span></text:p>
            <text:p text:style-name="P92"><text:span text:style-name="T79">T</text:span><text:span text:style-name="T84">3</text:span></text:p>
          </table:table-cell>
          <table:table-cell table:style-name="Таблица42.A1" office:value-type="string">
            <text:p text:style-name="P92"><text:span text:style-name="T72">T = </text:span><text:span text:style-name="T71">30 ± 10</text:span></text:p>
            <text:p text:style-name="P92"><text:span text:style-name="T72">T = </text:span><text:span text:style-name="T71">33 ± 5</text:span></text:p>
            <text:p text:style-name="P92"><text:span text:style-name="T72">T = </text:span><text:span text:style-name="T71">35 ± 12</text:span></text:p>
          </table:table-cell>
          <table:table-cell table:style-name="Таблица42.A1" office:value-type="string">
            <text:p text:style-name="P57"><draw:frame draw:style-name="fr3" draw:name="Объект104" text:anchor-type="as-char" svg:width="4.434cm" svg:height="0.623cm" draw:z-index="104"><draw:object xlink:href="./Object 105" xlink:type="simple" xlink:show="embed" xlink:actuate="onLoad"/><draw:image xlink:href="./ObjectReplacements/Object 105" xlink:type="simple" xlink:show="embed" xlink:actuate="onLoad"/></draw:frame></text:p>
          </table:table-cell>
        </table:table-row>
        <table:table-row table:style-name="Таблица42.1">
          <table:table-cell table:style-name="Таблица42.A1" office:value-type="string">
            <text:p text:style-name="P92"><text:span text:style-name="T81">АРМ</text:span><text:span text:style-name="T50">1</text:span></text:p>
            <text:p text:style-name="P92"><text:span text:style-name="T71">APM</text:span><text:span text:style-name="T50">2</text:span></text:p>
            <text:p text:style-name="P92"><text:span text:style-name="T71">APM</text:span><text:span text:style-name="T50">3</text:span></text:p>
          </table:table-cell>
          <table:table-cell table:style-name="Таблица42.A1" office:value-type="string">
            <text:p text:style-name="P57"><draw:frame draw:style-name="fr3" draw:name="Объект105" text:anchor-type="as-char" svg:width="7.982cm" svg:height="0.623cm" draw:z-index="105"><draw:object xlink:href="./Object 106" xlink:type="simple" xlink:show="embed" xlink:actuate="onLoad"/><draw:image xlink:href="./ObjectReplacements/Object 106" xlink:type="simple" xlink:show="embed" xlink:actuate="onLoad"/></draw:frame></text:p>
          </table:table-cell>
          <table:table-cell table:style-name="Таблица42.A1" office:value-type="string">
            <text:p text:style-name="P92"><text:span text:style-name="T72">T = </text:span><text:span text:style-name="T71">15 ± 3</text:span></text:p>
            <text:p text:style-name="P92"><text:span text:style-name="T72">T = </text:span><text:span text:style-name="T71">20 ± 4</text:span></text:p>
            <text:p text:style-name="P92"><text:span text:style-name="T72">T = </text:span><text:span text:style-name="T71">30 ± 5</text:span></text:p>
          </table:table-cell>
        </table:table-row>
        <table:table-row table:style-name="Таблица42.1">
          <table:table-cell table:style-name="Таблица42.A1" office:value-type="string">
            <text:p text:style-name="P57">ЦВК</text:p>
          </table:table-cell>
          <table:table-cell table:style-name="Таблица42.A1" office:value-type="string">
            <text:p text:style-name="P92"><text:span text:style-name="T72">T = </text:span><text:span text:style-name="T71">40 ± 5</text:span></text:p>
          </table:table-cell>
          <table:table-cell table:style-name="Таблица42.A1" office:value-type="string">
            <text:p text:style-name="P57"><draw:frame draw:style-name="fr3" draw:name="Объект106" text:anchor-type="as-char" svg:width="4.417cm" svg:height="0.623cm" draw:z-index="106"><draw:object xlink:href="./Object 107" xlink:type="simple" xlink:show="embed" xlink:actuate="onLoad"/><draw:image xlink:href="./ObjectReplacements/Object 107" xlink:type="simple" xlink:show="embed" xlink:actuate="onLoad"/></draw:frame></text:p>
          </table:table-cell>
        </table:table-row>
        <table:table-row table:style-name="Таблица42.1">
          <table:table-cell table:style-name="Таблица42.A1" office:value-type="string">
            <text:p text:style-name="P57">КММ</text:p>
          </table:table-cell>
          <table:table-cell table:style-name="Таблица42.A1" office:value-type="string">
            <text:p text:style-name="P57"><draw:frame draw:style-name="fr3" draw:name="Объект107" text:anchor-type="as-char" svg:width="5.459cm" svg:height="2.143cm" draw:z-index="107"><draw:object xlink:href="./Object 108" xlink:type="simple" xlink:show="embed" xlink:actuate="onLoad"/><draw:image xlink:href="./ObjectReplacements/Object 108" xlink:type="simple" xlink:show="embed" xlink:actuate="onLoad"/></draw:frame></text:p>
          </table:table-cell>
          <table:table-cell table:style-name="Таблица42.A1" office:value-type="string">
            <text:p text:style-name="P57"><draw:frame draw:style-name="fr3" draw:name="Объект108" text:anchor-type="as-char" svg:width="5.681cm" svg:height="0.979cm" draw:z-index="108"><draw:object xlink:href="./Object 109" xlink:type="simple" xlink:show="embed" xlink:actuate="onLoad"/><draw:image xlink:href="./ObjectReplacements/Object 109" xlink:type="simple" xlink:show="embed" xlink:actuate="onLoad"/></draw:frame></text:p>
          </table:table-cell>
        </table:table-row>
        <table:table-row table:style-name="Таблица42.1">
          <table:table-cell table:style-name="Таблица42.A1" office:value-type="string">
            <text:p text:style-name="P57">Условия окончания обслуживания заявок</text:p>
          </table:table-cell>
          <table:table-cell table:style-name="Таблица42.A1" office:value-type="string">
            <text:p text:style-name="P61">Систему покидает:</text:p>
            <text:list xml:id="list203038251003786" text:continue-numbering="true" text:style-name="WW8Num25">
              <text:list-item>
                <text:p text:style-name="P119"><text:span text:style-name="T71">каждая 5-я заявка, поступившая на </text:span><text:span text:style-name="T79">T</text:span><text:span text:style-name="T84">1</text:span><text:span text:style-name="T78"> с ЦВК;</text:span></text:p>
              </text:list-item>
              <text:list-item>
                <text:p text:style-name="P119"><text:span text:style-name="T71">каждая 4-я заявка, поступившая на </text:span><text:span text:style-name="T79">T</text:span><text:span text:style-name="T84">2</text:span><text:span text:style-name="T78"> с ЦВК;</text:span></text:p>
              </text:list-item>
              <text:list-item>
                <text:p text:style-name="P119"><text:span text:style-name="T71">каждая 3-я заявка, поступившая на </text:span><text:span text:style-name="T79">T</text:span><text:span text:style-name="T84">3</text:span><text:span text:style-name="T78"> с ЦВК;</text:span></text:p>
              </text:list-item>
            </text:list>
            <text:p text:style-name="P94"><text:span text:style-name="T78">(до обработки на </text:span><text:span text:style-name="T79">T</text:span><text:span text:style-name="T85">i</text:span><text:span text:style-name="T78">)</text:span></text:p>
          </table:table-cell>
          <table:table-cell table:style-name="Таблица42.A1" office:value-type="string">
            <text:p text:style-name="P92"><text:span text:style-name="T71">Максимально возможная длина очереди к ЦВК равна 10. КММ отбрасывает (уничтожает) заявки, приходящие с АРМ</text:span><text:span text:style-name="T51">i</text:span><text:span text:style-name="T71">, если очередь на ЦВК максимальной длины. </text:span></text:p>
          </table:table-cell>
        </table:table-row>
        <table:table-row table:style-name="Таблица42.1">
          <table:table-cell table:style-name="Таблица42.A1" office:value-type="string">
            <text:p text:style-name="P57">Условие окончания моделирования</text:p>
          </table:table-cell>
          <table:table-cell table:style-name="Таблица42.A1" office:value-type="string">
            <text:p text:style-name="P57">Время: 12000 тактов</text:p>
          </table:table-cell>
          <table:table-cell table:style-name="Таблица42.A1" office:value-type="string">
            <text:p text:style-name="P92"><text:span text:style-name="T71">Количество обработанных на АРМ</text:span><text:span text:style-name="T50">3</text:span><text:span text:style-name="T71"> заявок достигло 400</text:span></text:p>
          </table:table-cell>
        </table:table-row>
        <table:table-row table:style-name="Таблица42.1">
          <table:table-cell table:style-name="Таблица42.A1" office:value-type="string">
            <text:p text:style-name="P57"><text:s/>Определить</text:p>
          </table:table-cell>
          <table:table-cell table:style-name="Таблица42.A1" office:value-type="string">
            <text:p text:style-name="P92"><text:span text:style-name="T71">Количество заявок каждого типа, обработанных и прекративших обслуживание для каждого из </text:span><text:span text:style-name="T79">T</text:span><text:span text:style-name="T85">i</text:span><text:span text:style-name="T78"> </text:span><text:span text:style-name="T71">(</text:span><text:span text:style-name="T79">i</text:span><text:span text:style-name="T78"> = 1,2,3</text:span><text:span text:style-name="T71">)</text:span></text:p>
          </table:table-cell>
          <table:table-cell table:style-name="Таблица42.A1" office:value-type="string">
            <text:p text:style-name="P57">Количество заявок, обработанных на ЦВК на момент, когда систему покинет 4-я заявка </text:p>
          </table:table-cell>
        </table:table-row>
      </table:table>
      <text:p text:style-name="P91"><text:span text:style-name="T63">22) </text:span><text:span text:style-name="T73">Система включает в себя устройства </text:span><text:span text:style-name="T74">T</text:span><text:span text:style-name="T82">1</text:span><text:span text:style-name="T75">,</text:span><text:span text:style-name="T73"> </text:span><text:span text:style-name="T74">T</text:span><text:span text:style-name="T82">2</text:span><text:span text:style-name="T75">, </text:span><text:span text:style-name="T74">T</text:span><text:span text:style-name="T82">3</text:span><text:span text:style-name="T75">, </text:span><text:span text:style-name="T82"><text:s/></text:span><text:span text:style-name="T76">A</text:span><text:span text:style-name="T63">PM</text:span><text:span text:style-name="T48">1</text:span><text:span text:style-name="T63">, APM</text:span><text:span text:style-name="T48">2</text:span><text:span text:style-name="T63">, APM</text:span><text:span text:style-name="T48">3</text:span><text:span text:style-name="T63">, </text:span>КММ, ЦВК. Порядок обработки заявок:</text:p>
      <table:table table:name="Таблица43" table:style-name="Таблица43">
        <table:table-column table:style-name="Таблица43.A"/>
        <table:table-column table:style-name="Таблица43.B"/>
        <table:table-row table:style-name="Таблица43.1">
          <table:table-cell table:style-name="Таблица43.A1" office:value-type="string">
            <text:p text:style-name="P62">КММ</text:p>
          </table:table-cell>
          <table:table-cell table:style-name="Таблица43.A1" office:value-type="string">
            <text:p text:style-name="P93"><text:span text:style-name="T71">в соответствии с алгоритмом </text:span><text:span text:style-name="T72">FIFO</text:span><text:span text:style-name="T71">, а при одновременном поступлении заявок в следующем порядке:<text:line-break/>заявки, поступившие с АРМ</text:span><text:span text:style-name="T50">1</text:span><text:span text:style-name="T71"> и заявки первого типа, поступившие с ЦВК (равноприоритетны),<text:line-break/>заявки, поступившие с АРМ</text:span><text:span text:style-name="T50">2</text:span><text:span text:style-name="T71"> и заявки второго типа, поступившие с ЦВК (равноприоритетны),<text:line-break/>заявки, поступившие с АРМ</text:span><text:span text:style-name="T50">3</text:span><text:span text:style-name="T71"> и заявки третьего типа, поступившие с </text:span><text:soft-page-break/><text:span text:style-name="T71">ЦВК (равноприоритетны)</text:span></text:p>
          </table:table-cell>
        </table:table-row>
        <table:table-row table:style-name="Таблица43.1">
          <table:table-cell table:style-name="Таблица43.A1" office:value-type="string">
            <text:p text:style-name="P93"><text:span text:style-name="T79">T</text:span><text:span text:style-name="T85">i</text:span><text:span text:style-name="T78"><text:line-break/>(</text:span><text:span text:style-name="T79">i</text:span><text:span text:style-name="T78"> = 1,2,3)</text:span></text:p>
          </table:table-cell>
          <table:table-cell table:style-name="Таблица43.A1" office:value-type="string">
            <text:p text:style-name="P69">все поступающие заявки равноприоритетны</text:p>
          </table:table-cell>
        </table:table-row>
      </table:table>
      <text:p text:style-name="P70"><text:s/></text:p>
      <table:table table:name="Таблица44" table:style-name="Таблица44">
        <table:table-column table:style-name="Таблица44.A"/>
        <table:table-column table:style-name="Таблица44.B" table:number-columns-repeated="2"/>
        <table:table-row table:style-name="Таблица44.1">
          <table:table-cell table:style-name="Таблица44.A1" office:value-type="string">
            <text:p text:style-name="P58">Параметры модели</text:p>
          </table:table-cell>
          <table:table-cell table:style-name="Таблица44.A1" office:value-type="string">
            <text:p text:style-name="P58">Вариант а)</text:p>
          </table:table-cell>
          <table:table-cell table:style-name="Таблица44.A1" office:value-type="string">
            <text:p text:style-name="P58">Вариант б)</text:p>
          </table:table-cell>
        </table:table-row>
        <table:table-row table:style-name="Таблица44.1">
          <table:table-cell table:style-name="Таблица44.A1" office:value-type="string">
            <text:p text:style-name="P57">Поступление заявок в систему</text:p>
          </table:table-cell>
          <table:table-cell table:style-name="Таблица44.A1" office:value-type="string">
            <text:p text:style-name="P92"><text:span text:style-name="T72">t</text:span><text:span text:style-name="T50">1</text:span><text:span text:style-name="T71"> = 140 ± 35<text:line-break/></text:span><text:span text:style-name="T72">t</text:span><text:span text:style-name="T50">2</text:span><text:span text:style-name="T71"> = 190 ± 10<text:line-break/></text:span><text:span text:style-name="T72">t</text:span><text:span text:style-name="T50">3</text:span><text:span text:style-name="T71"> = 230 ± 10</text:span></text:p>
          </table:table-cell>
          <table:table-cell table:style-name="Таблица44.A1" office:value-type="string">
            <text:p text:style-name="P92"><text:span text:style-name="T72">t</text:span><text:span text:style-name="T50">1</text:span><text:span text:style-name="T71"> = 22</text:span><text:span text:style-name="T72">0 ± </text:span><text:span text:style-name="T71">5</text:span><text:span text:style-name="T72">5</text:span><text:span text:style-name="T71"><text:line-break/></text:span><text:span text:style-name="T72">t</text:span><text:span text:style-name="T51">2</text:span><text:span text:style-name="T71"> =19</text:span><text:span text:style-name="T72">0 ± </text:span><text:span text:style-name="T71">10<text:line-break/></text:span><text:span text:style-name="T72">t</text:span><text:span text:style-name="T51">3</text:span><text:span text:style-name="T72"> = </text:span><text:span text:style-name="T71">160</text:span><text:span text:style-name="T72">, <text:s/>n</text:span><text:span text:style-name="T51">3</text:span><text:span text:style-name="T72"> = </text:span><text:span text:style-name="T71">54</text:span></text:p>
          </table:table-cell>
        </table:table-row>
        <table:table-row table:style-name="Таблица44.1">
          <table:table-cell table:style-name="Таблица44.A1" office:value-type="string">
            <text:p text:style-name="P92"><text:span text:style-name="T79">T</text:span><text:span text:style-name="T84">1</text:span></text:p>
            <text:p text:style-name="P92"><text:span text:style-name="T79">T</text:span><text:span text:style-name="T84">2</text:span></text:p>
            <text:p text:style-name="P92"><text:span text:style-name="T79">T</text:span><text:span text:style-name="T84">3</text:span></text:p>
          </table:table-cell>
          <table:table-cell table:style-name="Таблица44.A1" office:value-type="string">
            <text:p text:style-name="P57"><draw:frame draw:style-name="fr3" draw:name="Объект109" text:anchor-type="as-char" svg:width="4.297cm" svg:height="0.623cm" draw:z-index="109"><draw:object xlink:href="./Object 110" xlink:type="simple" xlink:show="embed" xlink:actuate="onLoad"/><draw:image xlink:href="./ObjectReplacements/Object 110" xlink:type="simple" xlink:show="embed" xlink:actuate="onLoad"/></draw:frame></text:p>
          </table:table-cell>
          <table:table-cell table:style-name="Таблица44.A1" office:value-type="string">
            <text:p text:style-name="P92"><text:span text:style-name="T72">T</text:span><text:span text:style-name="T71"> = 25 ± 10</text:span></text:p>
            <text:p text:style-name="P92"><text:span text:style-name="T72">T</text:span><text:span text:style-name="T71"> = 27 ± 7</text:span></text:p>
            <text:p text:style-name="P92"><text:span text:style-name="T72">T</text:span><text:span text:style-name="T71"> = 28 ± 5</text:span></text:p>
          </table:table-cell>
        </table:table-row>
        <table:table-row table:style-name="Таблица44.1">
          <table:table-cell table:style-name="Таблица44.A1" office:value-type="string">
            <text:p text:style-name="P92"><text:span text:style-name="T80">A</text:span><text:span text:style-name="T71">PM</text:span><text:span text:style-name="T50">1</text:span></text:p>
            <text:p text:style-name="P92"><text:span text:style-name="T71">APM</text:span><text:span text:style-name="T50">2</text:span></text:p>
            <text:p text:style-name="P92"><text:span text:style-name="T71">APM</text:span><text:span text:style-name="T50">3</text:span></text:p>
          </table:table-cell>
          <table:table-cell table:style-name="Таблица44.A1" office:value-type="string">
            <text:p text:style-name="P92"><text:span text:style-name="T72">T</text:span><text:span text:style-name="T71"> = 20 ± 4</text:span></text:p>
            <text:p text:style-name="P92"><text:span text:style-name="T72">T</text:span><text:span text:style-name="T71"> = 25 ± 5</text:span></text:p>
            <text:p text:style-name="P92"><text:span text:style-name="T72">T</text:span><text:span text:style-name="T71"> = 28 ± 8</text:span></text:p>
          </table:table-cell>
          <table:table-cell table:style-name="Таблица44.A1" office:value-type="string">
            <text:p text:style-name="P57"><draw:frame draw:style-name="fr3" draw:name="Объект110" text:anchor-type="as-char" svg:width="7.992cm" svg:height="0.623cm" draw:z-index="110"><draw:object xlink:href="./Object 111" xlink:type="simple" xlink:show="embed" xlink:actuate="onLoad"/><draw:image xlink:href="./ObjectReplacements/Object 111" xlink:type="simple" xlink:show="embed" xlink:actuate="onLoad"/></draw:frame></text:p>
          </table:table-cell>
        </table:table-row>
        <table:table-row table:style-name="Таблица44.1">
          <table:table-cell table:style-name="Таблица44.A1" office:value-type="string">
            <text:p text:style-name="P57">ЦВК</text:p>
          </table:table-cell>
          <table:table-cell table:style-name="Таблица44.A1" office:value-type="string">
            <text:p text:style-name="P92"><text:span text:style-name="T72">T = </text:span><text:span text:style-name="T71">48 ± 7</text:span></text:p>
          </table:table-cell>
          <table:table-cell table:style-name="Таблица44.A1" office:value-type="string">
            <text:p text:style-name="P57"><draw:frame draw:style-name="fr3" draw:name="Объект111" text:anchor-type="as-char" svg:width="4.309cm" svg:height="0.623cm" draw:z-index="111"><draw:object xlink:href="./Object 112" xlink:type="simple" xlink:show="embed" xlink:actuate="onLoad"/><draw:image xlink:href="./ObjectReplacements/Object 112" xlink:type="simple" xlink:show="embed" xlink:actuate="onLoad"/></draw:frame></text:p>
          </table:table-cell>
        </table:table-row>
        <table:table-row table:style-name="Таблица44.1">
          <table:table-cell table:style-name="Таблица44.A1" office:value-type="string">
            <text:p text:style-name="P57">КММ</text:p>
          </table:table-cell>
          <table:table-cell table:style-name="Таблица44.A1" office:value-type="string">
            <text:p text:style-name="P57"><draw:frame draw:style-name="fr3" draw:name="Объект112" text:anchor-type="as-char" svg:width="5.352cm" svg:height="1.561cm" draw:z-index="112"><draw:object xlink:href="./Object 113" xlink:type="simple" xlink:show="embed" xlink:actuate="onLoad"/><draw:image xlink:href="./ObjectReplacements/Object 113" xlink:type="simple" xlink:show="embed" xlink:actuate="onLoad"/></draw:frame></text:p>
          </table:table-cell>
          <table:table-cell table:style-name="Таблица44.A1" office:value-type="string">
            <text:p text:style-name="P57"><draw:frame draw:style-name="fr3" draw:name="Объект113" text:anchor-type="as-char" svg:width="1.501cm" svg:height="1.727cm" draw:z-index="113"><draw:object xlink:href="./Object 114" xlink:type="simple" xlink:show="embed" xlink:actuate="onLoad"/><draw:image xlink:href="./ObjectReplacements/Object 114" xlink:type="simple" xlink:show="embed" xlink:actuate="onLoad"/></draw:frame></text:p>
          </table:table-cell>
        </table:table-row>
        <table:table-row table:style-name="Таблица44.1">
          <table:table-cell table:style-name="Таблица44.A1" office:value-type="string">
            <text:p text:style-name="P57">Условия окончания обслуживания заявок</text:p>
          </table:table-cell>
          <table:table-cell table:style-name="Таблица44.A1" office:value-type="string">
            <text:p text:style-name="P92"><text:span text:style-name="T71">После обработки на </text:span><text:span text:style-name="T72">T</text:span><text:span text:style-name="T51">i</text:span><text:span text:style-name="T71"> уничтожается каждая 4</text:span><text:span text:style-name="T72">i</text:span><text:span text:style-name="T71">-тая заявка</text:span></text:p>
          </table:table-cell>
          <table:table-cell table:style-name="Таблица44.A1" office:value-type="string">
            <text:p text:style-name="P57">Максимально возможная длина очереди к ЦВК равна 10. Если очередь на ЦВК максимальной длины, заявка уничтожается без обслуживания на ЦВК</text:p>
          </table:table-cell>
        </table:table-row>
        <table:table-row table:style-name="Таблица44.1">
          <table:table-cell table:style-name="Таблица44.A1" office:value-type="string">
            <text:p text:style-name="P57">Условие окончания моделирования</text:p>
          </table:table-cell>
          <table:table-cell table:style-name="Таблица44.A1" office:value-type="string">
            <text:p text:style-name="P57">Время: 11000 тактов </text:p>
          </table:table-cell>
          <table:table-cell table:style-name="Таблица44.A1" office:value-type="string">
            <text:p text:style-name="P57">Количество обработанных на КММ заявок достигло 800</text:p>
          </table:table-cell>
        </table:table-row>
        <table:table-row table:style-name="Таблица44.1">
          <table:table-cell table:style-name="Таблица44.A1" office:value-type="string">
            <text:p text:style-name="P57"><text:s/>Определить</text:p>
          </table:table-cell>
          <table:table-cell table:style-name="Таблица44.A1" office:value-type="string">
            <text:p text:style-name="P92"><text:span text:style-name="T71">Количество обработанных и уничтоженных заявок для каждого </text:span><text:span text:style-name="T72">T</text:span><text:span text:style-name="T51">i</text:span><text:span text:style-name="T71"> (</text:span><text:span text:style-name="T79">i</text:span><text:span text:style-name="T78"> = 1,2,3</text:span><text:span text:style-name="T71">)</text:span></text:p>
          </table:table-cell>
          <table:table-cell table:style-name="Таблица44.A1" office:value-type="string">
            <text:p text:style-name="P57">Количество заявок, обработанных на ЦВК на момент, когда систему покинет первая заявка</text:p>
          </table:table-cell>
        </table:table-row>
      </table:table>
      <text:p text:style-name="P91"><text:span text:style-name="T77">23) </text:span><text:span text:style-name="T73">Система включает в себя устройства </text:span><text:span text:style-name="T74">T</text:span><text:span text:style-name="T82">1</text:span><text:span text:style-name="T75">,</text:span><text:span text:style-name="T73"> </text:span><text:span text:style-name="T74">T</text:span><text:span text:style-name="T82">2</text:span><text:span text:style-name="T75">, </text:span><text:span text:style-name="T74">T</text:span><text:span text:style-name="T82">3</text:span><text:span text:style-name="T75">, </text:span><text:span text:style-name="T82"><text:s/></text:span><text:span text:style-name="T76">A</text:span><text:span text:style-name="T63">PM</text:span><text:span text:style-name="T48">1</text:span><text:span text:style-name="T63">, APM</text:span><text:span text:style-name="T48">2</text:span><text:span text:style-name="T63">, APM</text:span><text:span text:style-name="T48">3</text:span><text:span text:style-name="T63">, </text:span>КММ, ЦВК. Порядок обработки заявок:</text:p>
      <table:table table:name="Таблица45" table:style-name="Таблица45">
        <table:table-column table:style-name="Таблица45.A"/>
        <table:table-column table:style-name="Таблица45.B"/>
        <table:table-row table:style-name="Таблица45.1">
          <table:table-cell table:style-name="Таблица45.A1" office:value-type="string">
            <text:p text:style-name="P57">КММ</text:p>
          </table:table-cell>
          <table:table-cell table:style-name="Таблица45.A1" office:value-type="string">
            <text:p text:style-name="P92"><text:span text:style-name="T71">в соответствии с алгоритмом </text:span><text:span text:style-name="T72">FIFO</text:span><text:span text:style-name="T71">, а при одновременном поступлении заявок в следующем порядке:<text:line-break/>заявки, поступившие с АРМ</text:span><text:span text:style-name="T50">1</text:span><text:span text:style-name="T71">, АРМ</text:span><text:span text:style-name="T50">2</text:span><text:span text:style-name="T71">, АРМ</text:span><text:span text:style-name="T50">3</text:span><text:span text:style-name="T71"> (равноприоритетны),<text:line-break/>заявки третьего типа, поступившие с ЦВК,<text:line-break/>заявки второго типа, поступившие с ЦВК,<text:line-break/>заявки первого типа, поступившие с ЦВК</text:span></text:p>
          </table:table-cell>
        </table:table-row>
        <text:soft-page-break/>
        <table:table-row table:style-name="Таблица45.1">
          <table:table-cell table:style-name="Таблица45.A1" office:value-type="string">
            <text:p text:style-name="P92"><text:span text:style-name="T79">T</text:span><text:span text:style-name="T85">i</text:span><text:span text:style-name="T78"><text:line-break/>(</text:span><text:span text:style-name="T79">i</text:span><text:span text:style-name="T78"> = 1,2,3)</text:span></text:p>
          </table:table-cell>
          <table:table-cell table:style-name="Таблица45.A1" office:value-type="string">
            <text:p text:style-name="P67">все поступающие заявки равноприоритетны</text:p>
          </table:table-cell>
        </table:table-row>
      </table:table>
      <text:p text:style-name="P71"><text:s/></text:p>
      <table:table table:name="Таблица46" table:style-name="Таблица46">
        <table:table-column table:style-name="Таблица46.A"/>
        <table:table-column table:style-name="Таблица46.B" table:number-columns-repeated="2"/>
        <table:table-row table:style-name="Таблица46.1">
          <table:table-cell table:style-name="Таблица46.A1" office:value-type="string">
            <text:p text:style-name="P58">Параметры модели</text:p>
          </table:table-cell>
          <table:table-cell table:style-name="Таблица46.A1" office:value-type="string">
            <text:p text:style-name="P58">Вариант а)</text:p>
          </table:table-cell>
          <table:table-cell table:style-name="Таблица46.A1" office:value-type="string">
            <text:p text:style-name="P58">Вариант б)</text:p>
          </table:table-cell>
        </table:table-row>
        <table:table-row table:style-name="Таблица46.1">
          <table:table-cell table:style-name="Таблица46.A1" office:value-type="string">
            <text:p text:style-name="P57">Поступление заявок в систему</text:p>
          </table:table-cell>
          <table:table-cell table:style-name="Таблица46.A1" office:value-type="string">
            <text:p text:style-name="P92"><text:span text:style-name="T72">t</text:span><text:span text:style-name="T50">1</text:span><text:span text:style-name="T71"> = 180, <text:s/></text:span><text:span text:style-name="T72">n</text:span><text:span text:style-name="T50">1</text:span><text:span text:style-name="T71"> = 42<text:line-break/></text:span><text:span text:style-name="T72">t</text:span><text:span text:style-name="T51">2</text:span><text:span text:style-name="T71"> = 190 <text:s text:c="2"/></text:span><text:span text:style-name="T72">n</text:span><text:span text:style-name="T50">2</text:span><text:span text:style-name="T71"> = 15<text:line-break/></text:span><text:span text:style-name="T72">t</text:span><text:span text:style-name="T51">3</text:span><text:span text:style-name="T72"> = </text:span><text:span text:style-name="T71">90</text:span><text:span text:style-name="T72"> ± </text:span><text:span text:style-name="T71">13, <text:s/>∆</text:span><text:span text:style-name="T72">t</text:span><text:span text:style-name="T50">3</text:span><text:span text:style-name="T71"> = 120</text:span></text:p>
          </table:table-cell>
          <table:table-cell table:style-name="Таблица46.A1" office:value-type="string">
            <text:p text:style-name="P92"><text:span text:style-name="T72">t</text:span><text:span text:style-name="T50">1</text:span><text:span text:style-name="T71"> = 150</text:span><text:span text:style-name="T72"> ± </text:span><text:span text:style-name="T71">30, <text:s/></text:span><text:span text:style-name="T72">n</text:span><text:span text:style-name="T50">1</text:span><text:span text:style-name="T71"> = 27<text:line-break/></text:span><text:span text:style-name="T72">t</text:span><text:span text:style-name="T51">2</text:span><text:span text:style-name="T71"> = 240, <text:s/>∆</text:span><text:span text:style-name="T72">t</text:span><text:span text:style-name="T50">2</text:span><text:span text:style-name="T71"> = 120<text:line-break/></text:span><text:span text:style-name="T72">t</text:span><text:span text:style-name="T51">3</text:span><text:span text:style-name="T72"> = </text:span><text:span text:style-name="T71">180</text:span><text:span text:style-name="T72"> ± </text:span><text:span text:style-name="T71">20, <text:s/></text:span><text:span text:style-name="T72">n</text:span><text:span text:style-name="T51">3</text:span><text:span text:style-name="T72"> = </text:span><text:span text:style-name="T71">50</text:span></text:p>
          </table:table-cell>
        </table:table-row>
        <table:table-row table:style-name="Таблица46.1">
          <table:table-cell table:style-name="Таблица46.A1" office:value-type="string">
            <text:p text:style-name="P92"><text:span text:style-name="T79">T</text:span><text:span text:style-name="T84">1</text:span></text:p>
            <text:p text:style-name="P92"><text:span text:style-name="T79">T</text:span><text:span text:style-name="T84">2</text:span></text:p>
            <text:p text:style-name="P92"><text:span text:style-name="T79">T</text:span><text:span text:style-name="T84">3</text:span></text:p>
          </table:table-cell>
          <table:table-cell table:style-name="Таблица46.A1" office:value-type="string">
            <text:p text:style-name="P57"><draw:frame draw:style-name="fr3" draw:name="Объект114" text:anchor-type="as-char" svg:width="7.982cm" svg:height="0.623cm" draw:z-index="114"><draw:object xlink:href="./Object 115" xlink:type="simple" xlink:show="embed" xlink:actuate="onLoad"/><draw:image xlink:href="./ObjectReplacements/Object 115" xlink:type="simple" xlink:show="embed" xlink:actuate="onLoad"/></draw:frame></text:p>
          </table:table-cell>
          <table:table-cell table:style-name="Таблица46.A1" office:value-type="string">
            <text:p text:style-name="P92"><text:span text:style-name="T72">T = </text:span><text:span text:style-name="T71">25 ± 7</text:span></text:p>
            <text:p text:style-name="P92"><text:span text:style-name="T72">T = </text:span><text:span text:style-name="T71">30 ± 6</text:span></text:p>
            <text:p text:style-name="P92"><text:span text:style-name="T72">T = </text:span><text:span text:style-name="T71">20 ± 3</text:span></text:p>
          </table:table-cell>
        </table:table-row>
        <table:table-row table:style-name="Таблица46.1">
          <table:table-cell table:style-name="Таблица46.A1" office:value-type="string">
            <text:p text:style-name="P92"><text:span text:style-name="T80">A</text:span><text:span text:style-name="T71">PM</text:span><text:span text:style-name="T50">1</text:span></text:p>
            <text:p text:style-name="P92"><text:span text:style-name="T71">APM</text:span><text:span text:style-name="T50">2</text:span></text:p>
            <text:p text:style-name="P92"><text:span text:style-name="T71">APM</text:span><text:span text:style-name="T50">3</text:span></text:p>
          </table:table-cell>
          <table:table-cell table:style-name="Таблица46.A1" office:value-type="string">
            <text:p text:style-name="P57"><draw:frame draw:style-name="fr3" draw:name="Объект115" text:anchor-type="as-char" svg:width="7.99cm" svg:height="0.623cm" draw:z-index="115"><draw:object xlink:href="./Object 116" xlink:type="simple" xlink:show="embed" xlink:actuate="onLoad"/><draw:image xlink:href="./ObjectReplacements/Object 116" xlink:type="simple" xlink:show="embed" xlink:actuate="onLoad"/></draw:frame></text:p>
          </table:table-cell>
          <table:table-cell table:style-name="Таблица46.A1" office:value-type="string">
            <text:p text:style-name="P57"><draw:frame draw:style-name="fr3" draw:name="Объект116" text:anchor-type="as-char" svg:width="4.299cm" svg:height="0.623cm" draw:z-index="116"><draw:object xlink:href="./Object 117" xlink:type="simple" xlink:show="embed" xlink:actuate="onLoad"/><draw:image xlink:href="./ObjectReplacements/Object 117" xlink:type="simple" xlink:show="embed" xlink:actuate="onLoad"/></draw:frame></text:p>
          </table:table-cell>
        </table:table-row>
        <table:table-row table:style-name="Таблица46.1">
          <table:table-cell table:style-name="Таблица46.A1" office:value-type="string">
            <text:p text:style-name="P57">ЦВК</text:p>
          </table:table-cell>
          <table:table-cell table:style-name="Таблица46.A1" office:value-type="string">
            <text:p text:style-name="P92"><text:span text:style-name="T72">T = </text:span><text:span text:style-name="T71">32 ± 4</text:span></text:p>
          </table:table-cell>
          <table:table-cell table:style-name="Таблица46.A1" office:value-type="string">
            <text:p text:style-name="P92"><text:span text:style-name="T72">T = </text:span><text:span text:style-name="T71">40 ± 8</text:span></text:p>
          </table:table-cell>
        </table:table-row>
        <table:table-row table:style-name="Таблица46.1">
          <table:table-cell table:style-name="Таблица46.A1" office:value-type="string">
            <text:p text:style-name="P57">КММ</text:p>
          </table:table-cell>
          <table:table-cell table:style-name="Таблица46.A1" office:value-type="string">
            <text:p text:style-name="P57"><draw:frame draw:style-name="fr3" draw:name="Объект117" text:anchor-type="as-char" svg:width="1.492cm" svg:height="1.727cm" draw:z-index="117"><draw:object xlink:href="./Object 118" xlink:type="simple" xlink:show="embed" xlink:actuate="onLoad"/><draw:image xlink:href="./ObjectReplacements/Object 118" xlink:type="simple" xlink:show="embed" xlink:actuate="onLoad"/></draw:frame></text:p>
          </table:table-cell>
          <table:table-cell table:style-name="Таблица46.A1" office:value-type="string">
            <text:p text:style-name="P57"><draw:frame draw:style-name="fr3" draw:name="Объект118" text:anchor-type="as-char" svg:width="5.56cm" svg:height="0.979cm" draw:z-index="118"><draw:object xlink:href="./Object 119" xlink:type="simple" xlink:show="embed" xlink:actuate="onLoad"/><draw:image xlink:href="./ObjectReplacements/Object 119" xlink:type="simple" xlink:show="embed" xlink:actuate="onLoad"/></draw:frame></text:p>
          </table:table-cell>
        </table:table-row>
        <table:table-row table:style-name="Таблица46.1">
          <table:table-cell table:style-name="Таблица46.A1" office:value-type="string">
            <text:p text:style-name="P57">Условия окончания обслуживания заявок</text:p>
          </table:table-cell>
          <table:table-cell table:style-name="Таблица46.A1" office:value-type="string">
            <text:p text:style-name="P92"><text:span text:style-name="T71">Максимально возможная длина очереди к каждому </text:span><text:span text:style-name="T72">T</text:span><text:span text:style-name="T51">i</text:span><text:span text:style-name="T71"> равна 2. Заявка уничтожается до обработки на </text:span><text:span text:style-name="T72">T</text:span><text:span text:style-name="T51">i</text:span><text:span text:style-name="T71">, если очередь к </text:span><text:span text:style-name="T72">T</text:span><text:span text:style-name="T51">i</text:span><text:span text:style-name="T71"> максимальной длины.</text:span></text:p>
          </table:table-cell>
          <table:table-cell table:style-name="Таблица46.A1" office:value-type="string">
            <text:p text:style-name="P92"><text:span text:style-name="T71">Каждая 13-я заявка, поступающая на </text:span><text:span text:style-name="T72">T</text:span><text:span text:style-name="T51">i</text:span><text:span text:style-name="T71">, уничтожается до обслуживания на </text:span><text:span text:style-name="T72">T</text:span><text:span text:style-name="T51">i</text:span><text:span text:style-name="T71"> (</text:span><text:span text:style-name="T79">i</text:span><text:span text:style-name="T78"> = 1,2,3</text:span><text:span text:style-name="T71">)</text:span></text:p>
          </table:table-cell>
        </table:table-row>
        <table:table-row table:style-name="Таблица46.1">
          <table:table-cell table:style-name="Таблица46.A1" office:value-type="string">
            <text:p text:style-name="P57">Условие окончания моделирования</text:p>
          </table:table-cell>
          <table:table-cell table:style-name="Таблица46.A1" office:value-type="string">
            <text:p text:style-name="P57">Время: 14000 тактов </text:p>
          </table:table-cell>
          <table:table-cell table:style-name="Таблица46.A1" office:value-type="string">
            <text:p text:style-name="P92"><text:span text:style-name="T71">Суммарное количество обработанных на АРМ</text:span><text:span text:style-name="T50">2</text:span><text:span text:style-name="T71"> и АРМ</text:span><text:span text:style-name="T50">3</text:span><text:span text:style-name="T71"> заявок достигло 750</text:span></text:p>
          </table:table-cell>
        </table:table-row>
        <table:table-row table:style-name="Таблица46.1">
          <table:table-cell table:style-name="Таблица46.A1" office:value-type="string">
            <text:p text:style-name="P57"><text:s/>Определить</text:p>
          </table:table-cell>
          <table:table-cell table:style-name="Таблица46.A1" office:value-type="string">
            <text:p text:style-name="P92"><text:span text:style-name="T71">Количество обработанных и уничтоженных заявок для каждого </text:span><text:span text:style-name="T72">T</text:span><text:span text:style-name="T51">i</text:span><text:span text:style-name="T71"> (</text:span><text:span text:style-name="T79">i</text:span><text:span text:style-name="T78"> = 1,2,3</text:span><text:span text:style-name="T71">)</text:span></text:p>
          </table:table-cell>
          <table:table-cell table:style-name="Таблица46.A1" office:value-type="string">
            <text:p text:style-name="P92"><text:span text:style-name="T71">Количество заявок, обработанных на ЦВК: всего и поступивших с каждого из АРМ</text:span><text:span text:style-name="T51">i</text:span><text:span text:style-name="T71"> (</text:span><text:span text:style-name="T79">i</text:span><text:span text:style-name="T78"> = 1,2,3</text:span><text:span text:style-name="T71">) в отдельности</text:span></text:p>
          </table:table-cell>
        </table:table-row>
      </table:table>
      <text:p text:style-name="P91"><text:span text:style-name="T63">24) </text:span><text:span text:style-name="T73">Система включает в себя устройства </text:span><text:span text:style-name="T74">T</text:span><text:span text:style-name="T82">1</text:span><text:span text:style-name="T75">,</text:span><text:span text:style-name="T73"> </text:span><text:span text:style-name="T74">T</text:span><text:span text:style-name="T82">2</text:span><text:span text:style-name="T75">, </text:span><text:span text:style-name="T74">T</text:span><text:span text:style-name="T82">3</text:span><text:span text:style-name="T75">, </text:span><text:span text:style-name="T82"><text:s/></text:span><text:span text:style-name="T76">A</text:span><text:span text:style-name="T63">PM</text:span><text:span text:style-name="T48">1</text:span><text:span text:style-name="T63">, APM</text:span><text:span text:style-name="T48">2</text:span><text:span text:style-name="T63">, APM</text:span><text:span text:style-name="T48">3</text:span><text:span text:style-name="T63">, </text:span>КММ, ЦВК. Порядок обработки заявок:</text:p>
      <table:table table:name="Таблица47" table:style-name="Таблица47">
        <table:table-column table:style-name="Таблица47.A"/>
        <table:table-column table:style-name="Таблица47.B"/>
        <table:table-row table:style-name="Таблица47.1">
          <table:table-cell table:style-name="Таблица47.A1" office:value-type="string">
            <text:p text:style-name="P62">КММ</text:p>
          </table:table-cell>
          <table:table-cell table:style-name="Таблица47.A1" office:value-type="string">
            <text:p text:style-name="P93"><text:span text:style-name="T71">в соответствии с алгоритмом </text:span><text:span text:style-name="T72">FIFO</text:span><text:span text:style-name="T71">, а при одновременном поступлении заявок в следующем порядке:<text:line-break/>заявки третьего типа, поступившие с ЦВК,<text:line-break/>заявки, поступившие с АРМ</text:span><text:span text:style-name="T50">3</text:span><text:span text:style-name="T71">,<text:line-break/>заявки второго типа, поступившие с ЦВК,<text:line-break/>заявки, поступившие с АРМ</text:span><text:span text:style-name="T50">2</text:span><text:span text:style-name="T71">,<text:line-break/>заявки первого типа, поступившие с ЦВК,<text:line-break/>заявки, поступившие с АРМ</text:span><text:span text:style-name="T50">1</text:span></text:p>
          </table:table-cell>
        </table:table-row>
        <table:table-row table:style-name="Таблица47.1">
          <table:table-cell table:style-name="Таблица47.A1" office:value-type="string">
            <text:p text:style-name="P93"><text:span text:style-name="T79">T</text:span><text:span text:style-name="T85">i</text:span><text:span text:style-name="T78"><text:line-break/>(</text:span><text:span text:style-name="T79">i</text:span><text:span text:style-name="T78"> = 1,2,3)</text:span></text:p>
          </table:table-cell>
          <table:table-cell table:style-name="Таблица47.A1" office:value-type="string">
            <text:p text:style-name="P93"><text:span text:style-name="T78">заявки, </text:span><text:span text:style-name="T71">поступившие</text:span><text:span text:style-name="T78"> с ЦВК,<text:line-break/>заявки, </text:span><text:span text:style-name="T71">поступившие с АРМ</text:span><text:span text:style-name="T51">i</text:span></text:p>
          </table:table-cell>
        </table:table-row>
      </table:table>
      <text:p text:style-name="P92"><text:soft-page-break/><text:span text:style-name="T73">Все заявки, поступающие на АРМ</text:span><text:span text:style-name="T83">i</text:span><text:span text:style-name="T73"> (</text:span><text:span text:style-name="T74">i</text:span> = 1,2,3), равноприоритетны.</text:p>
      <table:table table:name="Таблица48" table:style-name="Таблица48">
        <table:table-column table:style-name="Таблица48.A"/>
        <table:table-column table:style-name="Таблица48.B" table:number-columns-repeated="2"/>
        <table:table-row table:style-name="Таблица48.1">
          <table:table-cell table:style-name="Таблица48.A1" office:value-type="string">
            <text:p text:style-name="P58">Параметры модели</text:p>
          </table:table-cell>
          <table:table-cell table:style-name="Таблица48.A1" office:value-type="string">
            <text:p text:style-name="P58">Вариант а)</text:p>
          </table:table-cell>
          <table:table-cell table:style-name="Таблица48.A1" office:value-type="string">
            <text:p text:style-name="P58">Вариант б)</text:p>
          </table:table-cell>
        </table:table-row>
        <table:table-row table:style-name="Таблица48.1">
          <table:table-cell table:style-name="Таблица48.A1" office:value-type="string">
            <text:p text:style-name="P57">Поступление заявок в систему</text:p>
          </table:table-cell>
          <table:table-cell table:style-name="Таблица48.A1" office:value-type="string">
            <text:p text:style-name="P92"><text:span text:style-name="T72">t</text:span><text:span text:style-name="T50">1</text:span><text:span text:style-name="T71"> = 200</text:span><text:span text:style-name="T72"> ± </text:span><text:span text:style-name="T71">15, <text:s/></text:span><text:span text:style-name="T72">n</text:span><text:span text:style-name="T50">1</text:span><text:span text:style-name="T71"> = 28<text:line-break/></text:span><text:span text:style-name="T72">t</text:span><text:span text:style-name="T51">2</text:span><text:span text:style-name="T71"> = 160</text:span><text:span text:style-name="T72"> ± </text:span><text:span text:style-name="T71">1</text:span><text:span text:style-name="T72">5</text:span><text:span text:style-name="T71">, <text:s/></text:span><text:span text:style-name="T72">n</text:span><text:span text:style-name="T50">2</text:span><text:span text:style-name="T71"> = 34<text:line-break/></text:span><text:span text:style-name="T72">t</text:span><text:span text:style-name="T51">3</text:span><text:span text:style-name="T72"> =</text:span><text:span text:style-name="T71"> 110</text:span><text:span text:style-name="T72"> ± </text:span><text:span text:style-name="T71">20</text:span></text:p>
          </table:table-cell>
          <table:table-cell table:style-name="Таблица48.A1" office:value-type="string">
            <text:p text:style-name="P92"><text:span text:style-name="T72">t</text:span><text:span text:style-name="T50">1</text:span><text:span text:style-name="T71"> = 240</text:span><text:span text:style-name="T72"> ± </text:span><text:span text:style-name="T71">1</text:span><text:span text:style-name="T72">5</text:span><text:span text:style-name="T71"><text:line-break/></text:span><text:span text:style-name="T72">t</text:span><text:span text:style-name="T51">2</text:span><text:span text:style-name="T71"> =180</text:span><text:span text:style-name="T72"> ± </text:span><text:span text:style-name="T71">1</text:span><text:span text:style-name="T72">5</text:span><text:span text:style-name="T71">, </text:span><text:span text:style-name="T72"><text:s/>n</text:span><text:span text:style-name="T50">2</text:span><text:span text:style-name="T71"> = 34<text:line-break/></text:span><text:span text:style-name="T72">t</text:span><text:span text:style-name="T51">3</text:span><text:span text:style-name="T72"> = </text:span><text:span text:style-name="T71">190</text:span><text:span text:style-name="T72">, <text:s/></text:span><text:span text:style-name="T71">∆</text:span><text:span text:style-name="T72">t</text:span><text:span text:style-name="T50">3</text:span><text:span text:style-name="T71"> = 100</text:span></text:p>
          </table:table-cell>
        </table:table-row>
        <table:table-row table:style-name="Таблица48.1">
          <table:table-cell table:style-name="Таблица48.A1" office:value-type="string">
            <text:p text:style-name="P92"><text:span text:style-name="T79">T</text:span><text:span text:style-name="T84">1</text:span></text:p>
            <text:p text:style-name="P92"><text:span text:style-name="T79">T</text:span><text:span text:style-name="T84">2</text:span></text:p>
            <text:p text:style-name="P92"><text:span text:style-name="T79">T</text:span><text:span text:style-name="T84">3</text:span></text:p>
          </table:table-cell>
          <table:table-cell table:style-name="Таблица48.A1" office:value-type="string">
            <text:p text:style-name="P57"><draw:frame draw:style-name="fr3" draw:name="Объект119" text:anchor-type="as-char" svg:width="7.985cm" svg:height="0.623cm" draw:z-index="119"><draw:object xlink:href="./Object 120" xlink:type="simple" xlink:show="embed" xlink:actuate="onLoad"/><draw:image xlink:href="./ObjectReplacements/Object 120" xlink:type="simple" xlink:show="embed" xlink:actuate="onLoad"/></draw:frame></text:p>
          </table:table-cell>
          <table:table-cell table:style-name="Таблица48.A1" office:value-type="string">
            <text:p text:style-name="P92"><text:span text:style-name="T72">T = </text:span><text:span text:style-name="T71">30 ± 10</text:span></text:p>
            <text:p text:style-name="P92"><text:span text:style-name="T72">T = </text:span><text:span text:style-name="T71">30 ± 15</text:span></text:p>
            <text:p text:style-name="P92"><text:span text:style-name="T72">T = </text:span><text:span text:style-name="T71">35 ± 12</text:span></text:p>
          </table:table-cell>
        </table:table-row>
        <table:table-row table:style-name="Таблица48.1">
          <table:table-cell table:style-name="Таблица48.A1" office:value-type="string">
            <text:p text:style-name="P92"><text:span text:style-name="T80">A</text:span><text:span text:style-name="T71">PM</text:span><text:span text:style-name="T50">1</text:span></text:p>
            <text:p text:style-name="P92"><text:span text:style-name="T71">APM</text:span><text:span text:style-name="T50">2</text:span></text:p>
            <text:p text:style-name="P92"><text:span text:style-name="T71">APM</text:span><text:span text:style-name="T50">3</text:span></text:p>
          </table:table-cell>
          <table:table-cell table:style-name="Таблица48.A1" office:value-type="string">
            <text:p text:style-name="P92"><text:span text:style-name="T72">T = </text:span><text:span text:style-name="T71">22 ± 3</text:span></text:p>
            <text:p text:style-name="P92"><text:span text:style-name="T72">T = </text:span><text:span text:style-name="T71">18 ± 2</text:span></text:p>
            <text:p text:style-name="P92"><text:span text:style-name="T72">T = </text:span><text:span text:style-name="T71">35 ± 5</text:span></text:p>
          </table:table-cell>
          <table:table-cell table:style-name="Таблица48.A1" office:value-type="string">
            <text:p text:style-name="P57"><draw:frame draw:style-name="fr3" draw:name="Объект120" text:anchor-type="as-char" svg:width="4.424cm" svg:height="0.623cm" draw:z-index="120"><draw:object xlink:href="./Object 121" xlink:type="simple" xlink:show="embed" xlink:actuate="onLoad"/><draw:image xlink:href="./ObjectReplacements/Object 121" xlink:type="simple" xlink:show="embed" xlink:actuate="onLoad"/></draw:frame></text:p>
          </table:table-cell>
        </table:table-row>
        <table:table-row table:style-name="Таблица48.1">
          <table:table-cell table:style-name="Таблица48.A1" office:value-type="string">
            <text:p text:style-name="P57">ЦВК</text:p>
          </table:table-cell>
          <table:table-cell table:style-name="Таблица48.A1" office:value-type="string">
            <text:p text:style-name="P57"><draw:frame draw:style-name="fr3" draw:name="Объект121" text:anchor-type="as-char" svg:width="4.424cm" svg:height="0.623cm" draw:z-index="121"><draw:object xlink:href="./Object 122" xlink:type="simple" xlink:show="embed" xlink:actuate="onLoad"/><draw:image xlink:href="./ObjectReplacements/Object 122" xlink:type="simple" xlink:show="embed" xlink:actuate="onLoad"/></draw:frame></text:p>
          </table:table-cell>
          <table:table-cell table:style-name="Таблица48.A1" office:value-type="string">
            <text:p text:style-name="P92"><text:span text:style-name="T72">T = </text:span><text:span text:style-name="T71">36 ± 5</text:span></text:p>
          </table:table-cell>
        </table:table-row>
        <table:table-row table:style-name="Таблица48.1">
          <table:table-cell table:style-name="Таблица48.A1" office:value-type="string">
            <text:p text:style-name="P57">КММ</text:p>
          </table:table-cell>
          <table:table-cell table:style-name="Таблица48.A1" office:value-type="string">
            <text:p text:style-name="P57"><draw:frame draw:style-name="fr3" draw:name="Объект122" text:anchor-type="as-char" svg:width="1.503cm" svg:height="1.727cm" draw:z-index="122"><draw:object xlink:href="./Object 123" xlink:type="simple" xlink:show="embed" xlink:actuate="onLoad"/><draw:image xlink:href="./ObjectReplacements/Object 123" xlink:type="simple" xlink:show="embed" xlink:actuate="onLoad"/></draw:frame></text:p>
          </table:table-cell>
          <table:table-cell table:style-name="Таблица48.A1" office:value-type="string">
            <text:p text:style-name="P57"><draw:frame draw:style-name="fr3" draw:name="Объект123" text:anchor-type="as-char" svg:width="5.325cm" svg:height="2.143cm" draw:z-index="123"><draw:object xlink:href="./Object 124" xlink:type="simple" xlink:show="embed" xlink:actuate="onLoad"/><draw:image xlink:href="./ObjectReplacements/Object 124" xlink:type="simple" xlink:show="embed" xlink:actuate="onLoad"/></draw:frame></text:p>
          </table:table-cell>
        </table:table-row>
        <table:table-row table:style-name="Таблица48.1">
          <table:table-cell table:style-name="Таблица48.A1" office:value-type="string">
            <text:p text:style-name="P57">Условия окончания обслуживания заявок</text:p>
          </table:table-cell>
          <table:table-cell table:style-name="Таблица48.A1" office:value-type="string">
            <text:p text:style-name="P92"><text:span text:style-name="T71">Заявки, поступающие на АРМ</text:span><text:span text:style-name="T50">3</text:span><text:span text:style-name="T71">, уничтожаются, если на АРМ</text:span><text:span text:style-name="T50">3</text:span><text:span text:style-name="T71"> уже обработано 100 заявок</text:span></text:p>
          </table:table-cell>
          <table:table-cell table:style-name="Таблица48.A1" office:value-type="string">
            <text:p text:style-name="P57">После обработки на КММ систему покидает каждая 4-я заявка, направляющаяся на ЦВК</text:p>
          </table:table-cell>
        </table:table-row>
        <table:table-row table:style-name="Таблица48.1">
          <table:table-cell table:style-name="Таблица48.A1" office:value-type="string">
            <text:p text:style-name="P57">Условие окончания моделирования</text:p>
          </table:table-cell>
          <table:table-cell table:style-name="Таблица48.A1" office:value-type="string">
            <text:p text:style-name="P57">Время: 15000 тактов </text:p>
          </table:table-cell>
          <table:table-cell table:style-name="Таблица48.A1" office:value-type="string">
            <text:p text:style-name="P57">Суммарное количество обработанных на ЦВК заявок достигло 300</text:p>
          </table:table-cell>
        </table:table-row>
        <table:table-row table:style-name="Таблица48.1">
          <table:table-cell table:style-name="Таблица48.A1" office:value-type="string">
            <text:p text:style-name="P57"><text:s/>Определить</text:p>
          </table:table-cell>
          <table:table-cell table:style-name="Таблица48.A1" office:value-type="string">
            <text:p text:style-name="P92"><text:span text:style-name="T71">Количество заявок, обработанных на ЦВК: всего и поступивших с каждого из АРМ</text:span><text:span text:style-name="T51">i</text:span><text:span text:style-name="T71"> (</text:span><text:span text:style-name="T79">i</text:span><text:span text:style-name="T78"> = 1,2,3</text:span><text:span text:style-name="T71">) в отдельности</text:span></text:p>
          </table:table-cell>
          <table:table-cell table:style-name="Таблица48.A1" office:value-type="string">
            <text:p text:style-name="P92"><text:span text:style-name="T71">Количество уничтоженных заявок: всего и поступивших с каждого из АРМ</text:span><text:span text:style-name="T51">i</text:span><text:span text:style-name="T71"> (</text:span><text:span text:style-name="T79">i</text:span><text:span text:style-name="T78"> = 1,2,3</text:span><text:span text:style-name="T71">) в отдельности</text:span></text:p>
          </table:table-cell>
        </table:table-row>
      </table:table>
      <text:p text:style-name="P56"/>
      <text:p text:style-name="P114"/>
      <text:h text:style-name="P112" text:outline-level="1"><text:bookmark-start text:name="__RefHeading___Toc200344955"/><text:span text:style-name="T16">ПРИЛОЖЕНИЕ 1. <text:s/>Список блоков </text:span><text:span text:style-name="T19">GPSS</text:span><text:bookmark-end text:name="__RefHeading___Toc200344955"/></text:h>
      <text:p text:style-name="P35"/>
      <table:table table:name="Таблица49" table:style-name="Таблица49">
        <table:table-column table:style-name="Таблица49.A"/>
        <table:table-column table:style-name="Таблица49.B"/>
        <table:table-column table:style-name="Таблица49.C" table:number-columns-repeated="2"/>
        <table:table-column table:style-name="Таблица49.E"/>
        <table:table-column table:style-name="Таблица49.F"/>
        <table:table-column table:style-name="Таблица49.G"/>
        <table:table-column table:style-name="Таблица49.H"/>
        <table:table-row table:style-name="Таблица49.1">
          <table:table-cell table:style-name="Таблица49.A1" office:value-type="string">
            <text:p text:style-name="P72">Блок</text:p>
          </table:table-cell>
          <table:table-cell table:style-name="Таблица49.A1" office:value-type="string">
            <text:p text:style-name="P72">Операция</text:p>
          </table:table-cell>
          <table:table-cell table:style-name="Таблица49.C1" office:value-type="string">
            <text:p text:style-name="P15">A</text:p>
          </table:table-cell>
          <table:table-cell table:style-name="Таблица49.C1" office:value-type="string">
            <text:p text:style-name="P15">B</text:p>
          </table:table-cell>
          <table:table-cell table:style-name="Таблица49.C1" office:value-type="string">
            <text:p text:style-name="P15">C</text:p>
          </table:table-cell>
          <table:table-cell table:style-name="Таблица49.C1" office:value-type="string">
            <text:p text:style-name="P15">D</text:p>
          </table:table-cell>
          <table:table-cell table:style-name="Таблица49.C1" office:value-type="string">
            <text:p text:style-name="P15">E</text:p>
          </table:table-cell>
          <table:table-cell table:style-name="Таблица49.C1" office:value-type="string">
            <text:p text:style-name="P15">F</text:p>
          </table:table-cell>
        </table:table-row>
        <table:table-row table:style-name="Таблица49.1">
          <table:table-cell table:style-name="Таблица49.A1" office:value-type="string">
            <text:p text:style-name="P16">ADVANCE</text:p>
          </table:table-cell>
          <table:table-cell table:style-name="Таблица49.A1" office:value-type="string">
            <text:p text:style-name="P73">Задержать</text:p>
          </table:table-cell>
          <table:table-cell table:style-name="Таблица49.C1" office:value-type="string">
            <text:p text:style-name="P72">Среднее время</text:p>
            <text:p text:style-name="P75"><draw:g text:anchor-type="as-char" svg:y="0cm" draw:z-index="124" draw:name="Фигура4" draw:style-name="gr16"><draw:rect draw:style-name="gr2" draw:text-style-name="P121" svg:width="2.223cm" svg:height="1.602cm" svg:x="0cm" svg:y="0cm"><text:p/></draw:rect><draw:g draw:style-name="gr17"><draw:custom-shape draw:style-name="gr25" draw:text-style-name="P127" svg:width="1.892cm" svg:height="1.271cm" svg:x="0.014cm" svg:y="0.014cm"><text:p/><draw:enhanced-geometry svg:viewBox="0 0 21600 21600" draw:type="rectangle" draw:enhanced-path="M 0 0 L 21600 0 21600 21600 0 21600 0 0 Z N"/></draw:custom-shape><draw:custom-shape draw:style-name="gr26" draw:text-style-name="P127" svg:width="1.512cm" svg:height="1.271cm" svg:x="0.203cm" svg:y="0.014cm"><text:p/><draw:enhanced-geometry svg:viewBox="0 0 21600 21600" draw:type="rectangle" draw:enhanced-path="M 0 0 L 21600 0 21600 21600 0 21600 0 0 Z N"/></draw:custom-shape></draw:g><draw:frame draw:style-name="gr13" draw:text-style-name="P122" svg:width="2.209cm" svg:height="1.588cm" svg:x="0.014cm" svg:y="0.014cm"><draw:text-box><text:p text:style-name="P123"><text:span text:style-name="T94"><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49.C1" office:value-type="string">
            <text:p text:style-name="P72">Модификатор разброса или модификатор функций</text:p>
            <text:p text:style-name="P76"><draw:g text:anchor-type="as-char" svg:y="0cm" draw:z-index="125" draw:name="Фигура5" draw:style-name="gr16"><draw:rect draw:style-name="gr2" draw:text-style-name="P121" svg:width="2.223cm" svg:height="2.858cm" svg:x="0cm" svg:y="0cm"><text:p/></draw:rect><draw:g draw:style-name="gr17"><draw:custom-shape draw:style-name="gr33" draw:text-style-name="P127" svg:width="1.906cm" svg:height="2.527cm" svg:x="0cm" svg:y="0.014cm"><text:p/><draw:enhanced-geometry svg:viewBox="0 0 21600 21600" draw:type="rectangle" draw:enhanced-path="M 0 0 L 21600 0 21600 21600 0 21600 0 0 Z N"/></draw:custom-shape><draw:custom-shape draw:style-name="gr34" draw:text-style-name="P127" svg:width="1.525cm" svg:height="2.527cm" svg:x="0.191cm" svg:y="0.014cm"><text:p/><draw:enhanced-geometry svg:viewBox="0 0 21600 21600" draw:type="rectangle" draw:enhanced-path="M 0 0 L 21600 0 21600 21600 0 21600 0 0 Z N"/></draw:custom-shape></draw:g><draw:frame draw:style-name="gr13" draw:text-style-name="P122" svg:width="2.223cm" svg:height="2.858cm" svg:x="0cm" svg:y="0cm"><draw:text-box><text:p text:style-name="P123"><text:span text:style-name="T99"><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span text:style-name="T99">,</text:span></text:p><text:p text:style-name="P123"><text:span text:style-name="T99"><text:s/></text:span><text:span text:style-name="T101">FN</text:span><text:span text:style-name="T100">j</text:span><text:span text:style-name="T94">,</text:span></text:p><text:p text:style-name="P123"><text:span text:style-name="T94"><text:s/></text:span><text:span text:style-name="T101">FN</text:span><text:span text:style-name="T94">$имя,</text:span></text:p><text:p text:style-name="P123"><text:span text:style-name="T94"><text:s/></text:span><text:span text:style-name="T101">FN</text:span><text:span text:style-name="T94">*</text:span><text:span text:style-name="T100">j</text:span></text:p></draw:text-box></draw:frame></draw:g></text:p>
            <text:p text:style-name="P73"/>
          </table:table-cell>
          <table:table-cell table:style-name="Таблица49.C1" office:value-type="string">
            <text:p text:style-name="P74"/>
          </table:table-cell>
          <table:table-cell table:style-name="Таблица49.C1" office:value-type="string">
            <text:p text:style-name="P74"/>
          </table:table-cell>
          <table:table-cell table:style-name="Таблица49.C1" office:value-type="string">
            <text:p text:style-name="P74"/>
          </table:table-cell>
          <table:table-cell table:style-name="Таблица49.C1" office:value-type="string">
            <text:p text:style-name="P74"/>
          </table:table-cell>
        </table:table-row>
        <table:table-row table:style-name="Таблица49.1">
          <table:table-cell table:style-name="Таблица49.A1" office:value-type="string">
            <text:p text:style-name="P16">ASSEMBLE</text:p>
          </table:table-cell>
          <table:table-cell table:style-name="Таблица49.A1" office:value-type="string">
            <text:p text:style-name="P73">Соединить</text:p>
          </table:table-cell>
          <table:table-cell table:style-name="Таблица49.C1" office:value-type="string">
            <text:p text:style-name="P72">Счетчик соединения</text:p>
            <text:p text:style-name="P76"><draw:g text:anchor-type="as-char" svg:y="0cm" draw:z-index="126" draw:name="Фигура6" draw:style-name="gr16"><draw:rect draw:style-name="gr2" draw:text-style-name="P121" svg:width="2.223cm" svg:height="1.588cm" svg:x="0cm" svg:y="0cm"><text:p/></draw:rect><draw:g draw:style-name="gr17"><draw:custom-shape draw:style-name="gr18" draw:text-style-name="P122"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209cm" svg:height="1.588cm" svg:x="0.014cm" svg:y="0cm"><draw:text-box><text:p text:style-name="P123"><text:span text:style-name="T99"><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ext:p text:style-name="P73"/>
          </table:table-cell>
          <table:table-cell table:style-name="Таблица49.C1" office:value-type="string">
            <text:p text:style-name="P74"/>
          </table:table-cell>
          <table:table-cell table:style-name="Таблица49.C1" office:value-type="string">
            <text:p text:style-name="P74"/>
          </table:table-cell>
          <table:table-cell table:style-name="Таблица49.C1" office:value-type="string">
            <text:p text:style-name="P74"/>
          </table:table-cell>
          <table:table-cell table:style-name="Таблица49.C1" office:value-type="string">
            <text:p text:style-name="P74"/>
          </table:table-cell>
          <table:table-cell table:style-name="Таблица49.C1" office:value-type="string">
            <text:p text:style-name="P74"/>
          </table:table-cell>
        </table:table-row>
        <table:table-row table:style-name="Таблица49.1">
          <table:table-cell table:style-name="Таблица49.A1" office:value-type="string">
            <text:p text:style-name="P16">ASSIGN</text:p>
          </table:table-cell>
          <table:table-cell table:style-name="Таблица49.A1" office:value-type="string">
            <text:p text:style-name="P73">Назначить значение параметра</text:p>
          </table:table-cell>
          <table:table-cell table:style-name="Таблица49.C1" office:value-type="string">
            <text:p text:style-name="P8"><text:span text:style-name="T86">№</text:span><text:span text:style-name="T87"> </text:span><text:span text:style-name="T86">параметра</text:span></text:p>
            <text:p text:style-name="P76"><draw:g text:anchor-type="as-char" svg:y="0cm" draw:z-index="127" draw:name="Фигура7" draw:style-name="gr16"><draw:rect draw:style-name="gr2" draw:text-style-name="P121" svg:width="2.858cm" svg:height="1.588cm" svg:x="0cm" svg:y="0cm"><text:p/></draw:rect><draw:g draw:style-name="gr17"><draw:custom-shape draw:style-name="gr18" draw:text-style-name="P122"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209cm" svg:height="1.588cm" svg:x="0.014cm" svg:y="0cm"><draw:text-box><text:p text:style-name="P123"><text:span text:style-name="T99"><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frame draw:style-name="gr13" draw:text-style-name="P122" svg:width="0.953cm" svg:height="0.636cm" svg:x="1.905cm" svg:y="0.318cm"><draw:text-box><text:p text:style-name="P123"><text:span text:style-name="T101">[±]</text:span></text:p></draw:text-box></draw:frame></draw:g></text:p>
          </table:table-cell>
          <table:table-cell table:style-name="Таблица49.C1" office:value-type="string">
            <text:p text:style-name="P72">Назначаемая величина</text:p>
            <text:p text:style-name="P76"><draw:g text:anchor-type="as-char" svg:y="0cm" draw:z-index="128" draw:name="Фигура8" draw:style-name="gr16"><draw:rect draw:style-name="gr2" draw:text-style-name="P121" svg:width="2.223cm" svg:height="1.588cm" svg:x="0cm" svg:y="0cm"><text:p/></draw:rect><draw:g draw:style-name="gr17"><draw:custom-shape draw:style-name="gr18" draw:text-style-name="P122"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209cm" svg:height="1.588cm" svg:x="0.014cm" svg:y="0cm"><draw:text-box><text:p text:style-name="P123"><text:span text:style-name="T99"><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4"/></text:p></draw:text-box></draw:frame></draw:g></text:p>
          </table:table-cell>
          <table:table-cell table:style-name="Таблица49.C1" office:value-type="string">
            <text:p text:style-name="P8"><text:span text:style-name="T86">№</text:span><text:span text:style-name="T87"> </text:span><text:span text:style-name="T86">модифицирующей функции</text:span></text:p>
            <text:p text:style-name="P75"><draw:g text:anchor-type="as-char" svg:y="0cm" draw:z-index="129" draw:name="Фигура9" draw:style-name="gr16"><draw:rect draw:style-name="gr2" draw:text-style-name="P121" svg:width="2.223cm" svg:height="1.602cm" svg:x="0cm" svg:y="0cm"><text:p/></draw:rect><draw:g draw:style-name="gr17"><draw:custom-shape draw:style-name="gr25" draw:text-style-name="P127" svg:width="1.892cm" svg:height="1.271cm" svg:x="0.014cm" svg:y="0.014cm"><text:p/><draw:enhanced-geometry svg:viewBox="0 0 21600 21600" draw:type="rectangle" draw:enhanced-path="M 0 0 L 21600 0 21600 21600 0 21600 0 0 Z N"/></draw:custom-shape><draw:custom-shape draw:style-name="gr26" draw:text-style-name="P127" svg:width="1.512cm" svg:height="1.271cm" svg:x="0.203cm" svg:y="0.014cm"><text:p/><draw:enhanced-geometry svg:viewBox="0 0 21600 21600" draw:type="rectangle" draw:enhanced-path="M 0 0 L 21600 0 21600 21600 0 21600 0 0 Z N"/></draw:custom-shape></draw:g><draw:frame draw:style-name="gr13" draw:text-style-name="P122" svg:width="2.209cm" svg:height="1.588cm" svg:x="0.014cm" svg:y="0.014cm"><draw:text-box><text:p text:style-name="P123"><text:span text:style-name="T94"><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49.C1" office:value-type="string">
            <text:p text:style-name="P74"/>
          </table:table-cell>
          <table:table-cell table:style-name="Таблица49.C1" office:value-type="string">
            <text:p text:style-name="P74"/>
          </table:table-cell>
          <table:table-cell table:style-name="Таблица49.C1" office:value-type="string">
            <text:p text:style-name="P74"/>
          </table:table-cell>
        </table:table-row>
        <table:table-row table:style-name="Таблица49.1">
          <table:table-cell table:style-name="Таблица49.A1" office:value-type="string">
            <text:p text:style-name="P16">BUFFER</text:p>
          </table:table-cell>
          <table:table-cell table:style-name="Таблица49.A1" office:value-type="string">
            <text:p text:style-name="P72">Возобновить просмотр</text:p>
          </table:table-cell>
          <table:table-cell table:style-name="Таблица49.C1" office:value-type="string">
            <text:p text:style-name="P74"/>
          </table:table-cell>
          <table:table-cell table:style-name="Таблица49.C1" office:value-type="string">
            <text:p text:style-name="P74"/>
          </table:table-cell>
          <table:table-cell table:style-name="Таблица49.C1" office:value-type="string">
            <text:p text:style-name="P74"/>
          </table:table-cell>
          <table:table-cell table:style-name="Таблица49.C1" office:value-type="string">
            <text:p text:style-name="P74"/>
          </table:table-cell>
          <table:table-cell table:style-name="Таблица49.C1" office:value-type="string">
            <text:p text:style-name="P74"/>
          </table:table-cell>
          <table:table-cell table:style-name="Таблица49.C1" office:value-type="string">
            <text:p text:style-name="P74"/>
          </table:table-cell>
        </table:table-row>
      </table:table>
      <text:p text:style-name="P7"/>
      <text:p text:style-name="P6"><text:span text:style-name="T16">ПРИЛОЖЕНИЕ 1. <text:s/>Список блоков </text:span><text:span text:style-name="T19">GPSS</text:span><text:span text:style-name="T16"> </text:span>Продолжение</text:p>
      <text:p text:style-name="Standard"/>
      <table:table table:name="Таблица50" table:style-name="Таблица50">
        <table:table-column table:style-name="Таблица50.A"/>
        <table:table-column table:style-name="Таблица50.B"/>
        <table:table-column table:style-name="Таблица50.C" table:number-columns-repeated="2"/>
        <table:table-column table:style-name="Таблица50.E"/>
        <table:table-column table:style-name="Таблица50.F"/>
        <table:table-column table:style-name="Таблица50.G"/>
        <table:table-column table:style-name="Таблица50.H"/>
        <table:table-row table:style-name="Таблица50.1">
          <table:table-cell table:style-name="Таблица50.A1" office:value-type="string">
            <text:p text:style-name="P72">Блок</text:p>
          </table:table-cell>
          <table:table-cell table:style-name="Таблица50.A1" office:value-type="string">
            <text:p text:style-name="P72">Операция</text:p>
          </table:table-cell>
          <table:table-cell table:style-name="Таблица50.C1" office:value-type="string">
            <text:p text:style-name="P15">A</text:p>
          </table:table-cell>
          <table:table-cell table:style-name="Таблица50.C1" office:value-type="string">
            <text:p text:style-name="P15">B</text:p>
          </table:table-cell>
          <table:table-cell table:style-name="Таблица50.C1" office:value-type="string">
            <text:p text:style-name="P15">C</text:p>
          </table:table-cell>
          <table:table-cell table:style-name="Таблица50.C1" office:value-type="string">
            <text:p text:style-name="P15">D</text:p>
          </table:table-cell>
          <table:table-cell table:style-name="Таблица50.C1" office:value-type="string">
            <text:p text:style-name="P15">E</text:p>
          </table:table-cell>
          <table:table-cell table:style-name="Таблица50.C1" office:value-type="string">
            <text:p text:style-name="P15">F</text:p>
          </table:table-cell>
        </table:table-row>
        <table:table-row table:style-name="Таблица50.1">
          <table:table-cell table:style-name="Таблица50.A1" office:value-type="string">
            <text:p text:style-name="P16">DEPART</text:p>
          </table:table-cell>
          <table:table-cell table:style-name="Таблица50.A1" office:value-type="string">
            <text:p text:style-name="P73">Покинуть очередь</text:p>
          </table:table-cell>
          <table:table-cell table:style-name="Таблица50.C1" office:value-type="string">
            <text:p text:style-name="P72">Имя очереди</text:p>
            <text:p text:style-name="P76"><draw:g text:anchor-type="as-char" svg:y="0cm" draw:z-index="130" draw:name="Фигура10" draw:style-name="gr16"><draw:rect draw:style-name="gr2" draw:text-style-name="P121" svg:width="2.541cm" svg:height="1.588cm" svg:x="0cm" svg:y="0cm"><text:p/></draw:rect><draw:g draw:style-name="gr17"><draw:custom-shape draw:style-name="gr18" draw:text-style-name="P122"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1.588cm" svg:x="0.014cm" svg:y="0cm"><draw:text-box><text:p text:style-name="P123"><text:span text:style-name="T99"><text:s/></text:span><text:span text:style-name="T94">имя,</text:span><text:span text:style-name="T99">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0.C1" office:value-type="string">
            <text:p text:style-name="P72">Число единиц</text:p>
            <text:p text:style-name="P75"><draw:g text:anchor-type="as-char" svg:y="0cm" draw:z-index="131" draw:name="Фигура11" draw:style-name="gr16"><draw:rect draw:style-name="gr2" draw:text-style-name="P121" svg:width="2.223cm" svg:height="1.588cm" svg:x="0cm" svg:y="0cm"><text:p/></draw:rect><draw:g draw:style-name="gr17"><draw:custom-shape draw:style-name="gr18" draw:text-style-name="P122"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209cm" svg:height="1.588cm" svg:x="0.014cm" svg:y="0cm"><draw:text-box><text:p text:style-name="P123"><text:span text:style-name="T99"><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4"/></text:p></draw:text-box></draw:frame></draw:g></text:p>
          </table:table-cell>
          <table:table-cell table:style-name="Таблица50.C1" office:value-type="string">
            <text:p text:style-name="P74"/>
          </table:table-cell>
          <table:table-cell table:style-name="Таблица50.C1" office:value-type="string">
            <text:p text:style-name="P74"/>
          </table:table-cell>
          <table:table-cell table:style-name="Таблица50.C1" office:value-type="string">
            <text:p text:style-name="P74"/>
          </table:table-cell>
          <table:table-cell table:style-name="Таблица50.C1" office:value-type="string">
            <text:p text:style-name="P74"/>
          </table:table-cell>
        </table:table-row>
        <table:table-row table:style-name="Таблица50.1">
          <table:table-cell table:style-name="Таблица50.A1" office:value-type="string">
            <text:p text:style-name="P16">ENTER</text:p>
          </table:table-cell>
          <table:table-cell table:style-name="Таблица50.A1" office:value-type="string">
            <text:p text:style-name="P73">Войти в многоканальное устройство</text:p>
          </table:table-cell>
          <table:table-cell table:style-name="Таблица50.C1" office:value-type="string">
            <text:p text:style-name="P72">Имя многоканального устройства</text:p>
            <text:p text:style-name="P76"><draw:g text:anchor-type="as-char" svg:y="0cm" draw:z-index="132" draw:name="Фигура12" draw:style-name="gr16"><draw:rect draw:style-name="gr2" draw:text-style-name="P121" svg:width="2.541cm" svg:height="1.588cm" svg:x="0cm" svg:y="0cm"><text:p/></draw:rect><draw:g draw:style-name="gr17"><draw:custom-shape draw:style-name="gr18" draw:text-style-name="P122"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1.588cm" svg:x="0.014cm" svg:y="0cm"><draw:text-box><text:p text:style-name="P123"><text:span text:style-name="T99"><text:s/></text:span><text:span text:style-name="T94">имя,</text:span><text:span text:style-name="T99">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0.C1" office:value-type="string">
            <text:p text:style-name="P72">Число единиц</text:p>
            <text:p text:style-name="P76"><draw:g text:anchor-type="as-char" svg:y="0cm" draw:z-index="133" draw:name="Фигура13" draw:style-name="gr16"><draw:rect draw:style-name="gr2" draw:text-style-name="P121" svg:width="2.223cm" svg:height="1.602cm" svg:x="0cm" svg:y="0cm"><text:p/></draw:rect><draw:g draw:style-name="gr17"><draw:custom-shape draw:style-name="gr25" draw:text-style-name="P127" svg:width="1.892cm" svg:height="1.271cm" svg:x="0.014cm" svg:y="0.014cm"><text:p/><draw:enhanced-geometry svg:viewBox="0 0 21600 21600" draw:type="rectangle" draw:enhanced-path="M 0 0 L 21600 0 21600 21600 0 21600 0 0 Z N"/></draw:custom-shape><draw:custom-shape draw:style-name="gr26" draw:text-style-name="P127" svg:width="1.512cm" svg:height="1.271cm" svg:x="0.203cm" svg:y="0.014cm"><text:p/><draw:enhanced-geometry svg:viewBox="0 0 21600 21600" draw:type="rectangle" draw:enhanced-path="M 0 0 L 21600 0 21600 21600 0 21600 0 0 Z N"/></draw:custom-shape></draw:g><draw:frame draw:style-name="gr13" draw:text-style-name="P122" svg:width="2.209cm" svg:height="1.588cm" svg:x="0.014cm" svg:y="0.014cm"><draw:text-box><text:p text:style-name="P123"><text:span text:style-name="T94"><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0.C1" office:value-type="string">
            <text:p text:style-name="P74"/>
          </table:table-cell>
          <table:table-cell table:style-name="Таблица50.C1" office:value-type="string">
            <text:p text:style-name="P74"/>
          </table:table-cell>
          <table:table-cell table:style-name="Таблица50.C1" office:value-type="string">
            <text:p text:style-name="P74"/>
          </table:table-cell>
          <table:table-cell table:style-name="Таблица50.C1" office:value-type="string">
            <text:p text:style-name="P74"/>
          </table:table-cell>
        </table:table-row>
        <table:table-row table:style-name="Таблица50.1">
          <table:table-cell table:style-name="Таблица50.A1" office:value-type="string">
            <text:p text:style-name="P17">GATE</text:p>
            <text:p text:style-name="P76"><draw:g text:anchor-type="as-char" svg:y="0cm" draw:z-index="134" draw:name="Фигура14" draw:style-name="gr16"><draw:rect draw:style-name="gr2" draw:text-style-name="P121" svg:width="1.588cm" svg:height="0.953cm" svg:x="0cm" svg:y="0cm"><text:p/></draw:rect><draw:g draw:style-name="gr17"><draw:custom-shape draw:style-name="gr19" draw:text-style-name="P122" svg:width="0.07cm" svg:height="0.939cm" svg:x="0.332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9" draw:text-style-name="P122" svg:width="0.07cm" svg:height="0.939cm" svg:x="1.201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1.271cm" svg:height="0.953cm" svg:x="0.318cm" svg:y="0cm"><draw:text-box><text:p text:style-name="P123"><text:span text:style-name="T103">LS</text:span></text:p><text:p text:style-name="P123"><text:span text:style-name="T103">LR</text:span></text:p></draw:text-box></draw:frame></draw:g></text:p>
          </table:table-cell>
          <table:table-cell table:style-name="Таблица50.A1" office:value-type="string">
            <text:p text:style-name="P73">Впустить</text:p>
          </table:table-cell>
          <table:table-cell table:style-name="Таблица50.C1" office:value-type="string">
            <text:p text:style-name="P72">Имя логического переключателя</text:p>
            <text:p text:style-name="P76"><draw:g text:anchor-type="as-char" svg:y="0cm" draw:z-index="135" draw:name="Фигура15" draw:style-name="gr16"><draw:rect draw:style-name="gr2" draw:text-style-name="P121" svg:width="2.541cm" svg:height="1.588cm" svg:x="0cm" svg:y="0cm"><text:p/></draw:rect><draw:g draw:style-name="gr17"><draw:custom-shape draw:style-name="gr18" draw:text-style-name="P122"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1.588cm" svg:x="0.014cm" svg:y="0cm"><draw:text-box><text:p text:style-name="P123"><text:span text:style-name="T99"><text:s/></text:span><text:span text:style-name="T94">имя,</text:span><text:span text:style-name="T99">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0.C1" office:value-type="string">
            <text:p text:style-name="P72">Следующий блок при невыполнении условия</text:p>
            <text:p text:style-name="P76"><draw:g text:anchor-type="as-char" svg:y="0cm" draw:z-index="136" draw:name="Фигура16" draw:style-name="gr16"><draw:rect draw:style-name="gr2" draw:text-style-name="P121" svg:width="2.541cm" svg:height="1.602cm" svg:x="0cm" svg:y="0cm"><text:p/></draw:rect><draw:g draw:style-name="gr17"><draw:custom-shape draw:style-name="gr23" draw:text-style-name="P127" svg:width="2.223cm" svg:height="1.271cm" svg:x="0.014cm" svg:y="0.014cm"><text:p/><draw:enhanced-geometry svg:viewBox="0 0 21600 21600" draw:type="rectangle" draw:enhanced-path="M 0 0 L 21600 0 21600 21600 0 21600 0 0 Z N"/></draw:custom-shape><draw:custom-shape draw:style-name="gr24" draw:text-style-name="P127" svg:width="1.779cm" svg:height="1.271cm" svg:x="0.236cm" svg:y="0.014cm"><text:p/><draw:enhanced-geometry svg:viewBox="0 0 21600 21600" draw:type="rectangle" draw:enhanced-path="M 0 0 L 21600 0 21600 21600 0 21600 0 0 Z N"/></draw:custom-shape></draw:g><draw:frame draw:style-name="gr13" draw:text-style-name="P122" svg:width="2.527cm" svg:height="1.588cm" svg:x="0.014cm" svg:y="0.014cm"><draw:text-box><text:p text:style-name="P123"><text:span text:style-name="T94"><text:s/></text:span><text:span text:style-name="T94">имя,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0.C1" office:value-type="string">
            <text:p text:style-name="P74"/>
          </table:table-cell>
          <table:table-cell table:style-name="Таблица50.C1" office:value-type="string">
            <text:p text:style-name="P74"/>
          </table:table-cell>
          <table:table-cell table:style-name="Таблица50.C1" office:value-type="string">
            <text:p text:style-name="P74"/>
          </table:table-cell>
          <table:table-cell table:style-name="Таблица50.C1" office:value-type="string">
            <text:p text:style-name="P74"/>
          </table:table-cell>
        </table:table-row>
        <table:table-row table:style-name="Таблица50.1">
          <table:table-cell table:style-name="Таблица50.A1" office:value-type="string">
            <text:p text:style-name="P17">GATE</text:p>
            <text:p text:style-name="P76"><draw:g text:anchor-type="as-char" svg:y="0cm" draw:z-index="137" draw:name="Фигура17" draw:style-name="gr16"><draw:rect draw:style-name="gr2" draw:text-style-name="P121" svg:width="1.588cm" svg:height="0.953cm" svg:x="0cm" svg:y="0cm"><text:p/></draw:rect><draw:g draw:style-name="gr17"><draw:custom-shape draw:style-name="gr19" draw:text-style-name="P122" svg:width="0.07cm" svg:height="0.939cm" svg:x="0.332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9" draw:text-style-name="P122" svg:width="0.07cm" svg:height="0.939cm" svg:x="1.201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1.271cm" svg:height="0.953cm" svg:x="0.318cm" svg:y="0cm"><draw:text-box><text:p text:style-name="P123"><text:span text:style-name="T103">M</text:span></text:p><text:p text:style-name="P123"><text:span text:style-name="T103">NM</text:span></text:p></draw:text-box></draw:frame></draw:g></text:p>
          </table:table-cell>
          <table:table-cell table:style-name="Таблица50.A1" office:value-type="string">
            <text:p text:style-name="P73">Впустить</text:p>
          </table:table-cell>
          <table:table-cell table:style-name="Таблица50.C1" office:value-type="string">
            <text:p text:style-name="P8"><text:span text:style-name="T86">Имя</text:span><text:span text:style-name="T4"> </text:span><text:span text:style-name="T86">блока</text:span><text:span text:style-name="T4"> ASSEMBLE, GATHER </text:span><text:span text:style-name="T86">или</text:span><text:span text:style-name="T4"> MATCH</text:span></text:p>
            <text:p text:style-name="P76"><draw:g text:anchor-type="as-char" svg:y="0cm" draw:z-index="138" draw:name="Фигура18" draw:style-name="gr16"><draw:rect draw:style-name="gr2" draw:text-style-name="P121" svg:width="2.541cm" svg:height="1.588cm" svg:x="0cm" svg:y="0cm"><text:p/></draw:rect><draw:g draw:style-name="gr17"><draw:custom-shape draw:style-name="gr18" draw:text-style-name="P122"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1.588cm" svg:x="0.014cm" svg:y="0cm"><draw:text-box><text:p text:style-name="P123"><text:span text:style-name="T99"><text:s/></text:span><text:span text:style-name="T94">имя,</text:span><text:span text:style-name="T99">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0.C1" office:value-type="string">
            <text:p text:style-name="P72">Следующий блок при невыполнении условия</text:p>
            <text:p text:style-name="P76"><draw:g text:anchor-type="as-char" svg:y="0cm" draw:z-index="139" draw:name="Фигура19" draw:style-name="gr16"><draw:rect draw:style-name="gr2" draw:text-style-name="P121" svg:width="2.541cm" svg:height="1.602cm" svg:x="0cm" svg:y="0cm"><text:p/></draw:rect><draw:g draw:style-name="gr17"><draw:custom-shape draw:style-name="gr23" draw:text-style-name="P127" svg:width="2.223cm" svg:height="1.271cm" svg:x="0.014cm" svg:y="0.014cm"><text:p/><draw:enhanced-geometry svg:viewBox="0 0 21600 21600" draw:type="rectangle" draw:enhanced-path="M 0 0 L 21600 0 21600 21600 0 21600 0 0 Z N"/></draw:custom-shape><draw:custom-shape draw:style-name="gr24" draw:text-style-name="P127" svg:width="1.779cm" svg:height="1.271cm" svg:x="0.236cm" svg:y="0.014cm"><text:p/><draw:enhanced-geometry svg:viewBox="0 0 21600 21600" draw:type="rectangle" draw:enhanced-path="M 0 0 L 21600 0 21600 21600 0 21600 0 0 Z N"/></draw:custom-shape></draw:g><draw:frame draw:style-name="gr13" draw:text-style-name="P122" svg:width="2.527cm" svg:height="1.588cm" svg:x="0.014cm" svg:y="0.014cm"><draw:text-box><text:p text:style-name="P123"><text:span text:style-name="T94"><text:s/></text:span><text:span text:style-name="T94">имя,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0.C1" office:value-type="string">
            <text:p text:style-name="P74"/>
          </table:table-cell>
          <table:table-cell table:style-name="Таблица50.C1" office:value-type="string">
            <text:p text:style-name="P74"/>
          </table:table-cell>
          <table:table-cell table:style-name="Таблица50.C1" office:value-type="string">
            <text:p text:style-name="P74"/>
          </table:table-cell>
          <table:table-cell table:style-name="Таблица50.C1" office:value-type="string">
            <text:p text:style-name="P74"/>
          </table:table-cell>
        </table:table-row>
      </table:table>
      <text:p text:style-name="P7"/>
      <text:p text:style-name="P6"><text:span text:style-name="T16">ПРИЛОЖЕНИЕ 1. <text:s/>Список блоков </text:span><text:span text:style-name="T19">GPSS</text:span><text:span text:style-name="T16"> </text:span>Продолжение</text:p>
      <text:p text:style-name="Standard"/>
      <table:table table:name="Таблица51" table:style-name="Таблица51">
        <table:table-column table:style-name="Таблица51.A"/>
        <table:table-column table:style-name="Таблица51.B"/>
        <table:table-column table:style-name="Таблица51.C" table:number-columns-repeated="2"/>
        <table:table-column table:style-name="Таблица51.E"/>
        <table:table-column table:style-name="Таблица51.F"/>
        <table:table-column table:style-name="Таблица51.G"/>
        <table:table-column table:style-name="Таблица51.H"/>
        <table:table-column table:style-name="Таблица51.I"/>
        <table:table-row table:style-name="Таблица51.1">
          <table:table-cell table:style-name="Таблица51.A1" office:value-type="string">
            <text:p text:style-name="P78">Блок</text:p>
          </table:table-cell>
          <table:table-cell table:style-name="Таблица51.A1" office:value-type="string">
            <text:p text:style-name="P78">Операция</text:p>
          </table:table-cell>
          <table:table-cell table:style-name="Таблица51.A1" office:value-type="string">
            <text:p text:style-name="P82">A</text:p>
          </table:table-cell>
          <table:table-cell table:style-name="Таблица51.A1" office:value-type="string">
            <text:p text:style-name="P82">B</text:p>
          </table:table-cell>
          <table:table-cell table:style-name="Таблица51.A1" office:value-type="string">
            <text:p text:style-name="P82">C</text:p>
          </table:table-cell>
          <table:table-cell table:style-name="Таблица51.A1" office:value-type="string">
            <text:p text:style-name="P82">D</text:p>
          </table:table-cell>
          <table:table-cell table:style-name="Таблица51.A1" office:value-type="string">
            <text:p text:style-name="P82">E</text:p>
          </table:table-cell>
          <table:table-cell table:style-name="Таблица51.A1" table:number-columns-spanned="2" office:value-type="string">
            <text:p text:style-name="P82">F</text:p>
          </table:table-cell>
          <table:covered-table-cell/>
        </table:table-row>
        <table:table-row table:style-name="Таблица51.1">
          <table:table-cell table:style-name="Таблица51.A2" office:value-type="string">
            <text:p text:style-name="P83">GATE</text:p>
            <text:p text:style-name="P86"><draw:g text:anchor-type="as-char" svg:y="0cm" draw:z-index="140" draw:name="Фигура20" draw:style-name="gr16"><draw:rect draw:style-name="gr2" draw:text-style-name="P121" svg:width="1.588cm" svg:height="2.223cm" svg:x="0cm" svg:y="0cm"><text:p/></draw:rect><draw:g draw:style-name="gr17"><draw:custom-shape draw:style-name="gr20" draw:text-style-name="P122" svg:width="0.07cm" svg:height="1.892cm" svg:x="0.332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0" draw:text-style-name="P122" svg:width="0.07cm" svg:height="1.892cm" svg:x="1.201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1.271cm" svg:height="1.906cm" svg:x="0.318cm" svg:y="0cm"><draw:text-box><text:p text:style-name="P123"><text:span text:style-name="T103">NI</text:span></text:p><text:p text:style-name="P123"><text:span text:style-name="T103">I</text:span></text:p><text:p text:style-name="P123"><text:span text:style-name="T103">NU</text:span></text:p><text:p text:style-name="P123"><text:span text:style-name="T103">U</text:span></text:p></draw:text-box></draw:frame></draw:g></text:p>
          </table:table-cell>
          <table:table-cell table:style-name="Таблица51.A2" office:value-type="string">
            <text:p text:style-name="P79">Впустить</text:p>
          </table:table-cell>
          <table:table-cell table:style-name="Таблица51.A1" office:value-type="string">
            <text:p text:style-name="P78">Имя прибора</text:p>
            <text:p text:style-name="P86"><draw:g text:anchor-type="as-char" svg:y="0cm" draw:z-index="141" draw:name="Фигура21" draw:style-name="gr16"><draw:rect draw:style-name="gr2" draw:text-style-name="P121" svg:width="2.541cm" svg:height="1.588cm" svg:x="0cm" svg:y="0cm"><text:p/></draw:rect><draw:g draw:style-name="gr17"><draw:custom-shape draw:style-name="gr18" draw:text-style-name="P122"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1.588cm" svg:x="0.014cm" svg:y="0cm"><draw:text-box><text:p text:style-name="P123"><text:span text:style-name="T99"><text:s/></text:span><text:span text:style-name="T94">имя,</text:span><text:span text:style-name="T99">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1.A1" office:value-type="string">
            <text:p text:style-name="P78">Следующий блок при невыполнении условия</text:p>
            <text:p text:style-name="P86"><draw:g text:anchor-type="as-char" svg:y="0cm" draw:z-index="142" draw:name="Фигура22" draw:style-name="gr16"><draw:rect draw:style-name="gr2" draw:text-style-name="P121" svg:width="2.541cm" svg:height="1.602cm" svg:x="0cm" svg:y="0cm"><text:p/></draw:rect><draw:g draw:style-name="gr17"><draw:custom-shape draw:style-name="gr23" draw:text-style-name="P127" svg:width="2.223cm" svg:height="1.271cm" svg:x="0.014cm" svg:y="0.014cm"><text:p/><draw:enhanced-geometry svg:viewBox="0 0 21600 21600" draw:type="rectangle" draw:enhanced-path="M 0 0 L 21600 0 21600 21600 0 21600 0 0 Z N"/></draw:custom-shape><draw:custom-shape draw:style-name="gr24" draw:text-style-name="P127" svg:width="1.779cm" svg:height="1.271cm" svg:x="0.236cm" svg:y="0.014cm"><text:p/><draw:enhanced-geometry svg:viewBox="0 0 21600 21600" draw:type="rectangle" draw:enhanced-path="M 0 0 L 21600 0 21600 21600 0 21600 0 0 Z N"/></draw:custom-shape></draw:g><draw:frame draw:style-name="gr13" draw:text-style-name="P122" svg:width="2.527cm" svg:height="1.588cm" svg:x="0.014cm" svg:y="0.014cm"><draw:text-box><text:p text:style-name="P123"><text:span text:style-name="T94"><text:s/></text:span><text:span text:style-name="T94">имя,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1.A1" office:value-type="string">
            <text:p text:style-name="P80"/>
          </table:table-cell>
          <table:table-cell table:style-name="Таблица51.A1" office:value-type="string">
            <text:p text:style-name="P80"/>
          </table:table-cell>
          <table:table-cell table:style-name="Таблица51.A1" office:value-type="string">
            <text:p text:style-name="P80"/>
          </table:table-cell>
          <table:table-cell table:style-name="Таблица51.A1" table:number-columns-spanned="2" office:value-type="string">
            <text:p text:style-name="P80"/>
          </table:table-cell>
          <table:covered-table-cell/>
        </table:table-row>
        <table:table-row table:style-name="Таблица51.1">
          <table:table-cell table:style-name="Таблица51.A2" office:value-type="string">
            <text:p text:style-name="P84">GATE</text:p>
            <text:p text:style-name="P86"><draw:g text:anchor-type="as-char" svg:y="0cm" draw:z-index="143" draw:name="Фигура23" draw:style-name="gr16"><draw:rect draw:style-name="gr2" draw:text-style-name="P121" svg:width="1.271cm" svg:height="2.223cm" svg:x="0cm" svg:y="0cm"><text:p/></draw:rect><draw:g draw:style-name="gr17"><draw:custom-shape draw:style-name="gr20" draw:text-style-name="P122" svg:width="0.092cm" svg:height="1.892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0" draw:text-style-name="P122" svg:width="0.092cm" svg:height="1.892cm" svg:x="1.178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1.271cm" svg:height="1.906cm" svg:x="0cm" svg:y="0cm"><draw:text-box><text:p text:style-name="P123"><text:span text:style-name="T103">SE</text:span></text:p><text:p text:style-name="P123"><text:span text:style-name="T103">SF</text:span></text:p><text:p text:style-name="P123"><text:span text:style-name="T103">SNE</text:span></text:p><text:p text:style-name="P123"><text:span text:style-name="T103">SNF</text:span></text:p></draw:text-box></draw:frame></draw:g></text:p>
          </table:table-cell>
          <table:table-cell table:style-name="Таблица51.A2" office:value-type="string">
            <text:p text:style-name="P79">Впустить</text:p>
          </table:table-cell>
          <table:table-cell table:style-name="Таблица51.A1" office:value-type="string">
            <text:p text:style-name="P78">Имя многоканального устройства</text:p>
            <text:p text:style-name="P86"><draw:g text:anchor-type="as-char" svg:y="0cm" draw:z-index="144" draw:name="Фигура24" draw:style-name="gr16"><draw:rect draw:style-name="gr2" draw:text-style-name="P121" svg:width="2.541cm" svg:height="1.588cm" svg:x="0cm" svg:y="0cm"><text:p/></draw:rect><draw:g draw:style-name="gr17"><draw:custom-shape draw:style-name="gr18" draw:text-style-name="P122"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1.588cm" svg:x="0.014cm" svg:y="0cm"><draw:text-box><text:p text:style-name="P123"><text:span text:style-name="T99"><text:s/></text:span><text:span text:style-name="T94">имя,</text:span><text:span text:style-name="T99">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1.A1" office:value-type="string">
            <text:p text:style-name="P78">Следующий блок при невыполнении условия</text:p>
            <text:p text:style-name="P86"><draw:g text:anchor-type="as-char" svg:y="0cm" draw:z-index="145" draw:name="Фигура25" draw:style-name="gr16"><draw:rect draw:style-name="gr2" draw:text-style-name="P121" svg:width="2.541cm" svg:height="1.602cm" svg:x="0cm" svg:y="0cm"><text:p/></draw:rect><draw:g draw:style-name="gr17"><draw:custom-shape draw:style-name="gr23" draw:text-style-name="P127" svg:width="2.223cm" svg:height="1.271cm" svg:x="0.014cm" svg:y="0.014cm"><text:p/><draw:enhanced-geometry svg:viewBox="0 0 21600 21600" draw:type="rectangle" draw:enhanced-path="M 0 0 L 21600 0 21600 21600 0 21600 0 0 Z N"/></draw:custom-shape><draw:custom-shape draw:style-name="gr24" draw:text-style-name="P127" svg:width="1.779cm" svg:height="1.271cm" svg:x="0.236cm" svg:y="0.014cm"><text:p/><draw:enhanced-geometry svg:viewBox="0 0 21600 21600" draw:type="rectangle" draw:enhanced-path="M 0 0 L 21600 0 21600 21600 0 21600 0 0 Z N"/></draw:custom-shape></draw:g><draw:frame draw:style-name="gr13" draw:text-style-name="P122" svg:width="2.527cm" svg:height="1.588cm" svg:x="0.014cm" svg:y="0.014cm"><draw:text-box><text:p text:style-name="P123"><text:span text:style-name="T94"><text:s/></text:span><text:span text:style-name="T94">имя,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1.A1" office:value-type="string">
            <text:p text:style-name="P80"/>
          </table:table-cell>
          <table:table-cell table:style-name="Таблица51.A1" office:value-type="string">
            <text:p text:style-name="P80"/>
          </table:table-cell>
          <table:table-cell table:style-name="Таблица51.A1" office:value-type="string">
            <text:p text:style-name="P80"/>
          </table:table-cell>
          <table:table-cell table:style-name="Таблица51.A1" table:number-columns-spanned="2" office:value-type="string">
            <text:p text:style-name="P80"/>
          </table:table-cell>
          <table:covered-table-cell/>
        </table:table-row>
        <table:table-row table:style-name="Таблица51.1">
          <table:table-cell table:style-name="Таблица51.A2" office:value-type="string">
            <text:p text:style-name="P85">GATHER</text:p>
          </table:table-cell>
          <table:table-cell table:style-name="Таблица51.A2" office:value-type="string">
            <text:p text:style-name="P79">Собрать</text:p>
          </table:table-cell>
          <table:table-cell table:style-name="Таблица51.A1" office:value-type="string">
            <text:p text:style-name="P78">Счетчик сборки</text:p>
            <text:p text:style-name="P87"><draw:g text:anchor-type="as-char" svg:y="0cm" draw:z-index="146" draw:name="Фигура26" draw:style-name="gr16"><draw:rect draw:style-name="gr2" draw:text-style-name="P121" svg:width="2.223cm" svg:height="1.588cm" svg:x="0cm" svg:y="0cm"><text:p/></draw:rect><draw:g draw:style-name="gr17"><draw:custom-shape draw:style-name="gr18" draw:text-style-name="P122"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209cm" svg:height="1.588cm" svg:x="0.014cm" svg:y="0cm"><draw:text-box><text:p text:style-name="P123"><text:span text:style-name="T99"><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4"/></text:p></draw:text-box></draw:frame></draw:g></text:p>
          </table:table-cell>
          <table:table-cell table:style-name="Таблица51.A1" office:value-type="string">
            <text:p text:style-name="P80"/>
          </table:table-cell>
          <table:table-cell table:style-name="Таблица51.A1" office:value-type="string">
            <text:p text:style-name="P80"/>
          </table:table-cell>
          <table:table-cell table:style-name="Таблица51.A1" office:value-type="string">
            <text:p text:style-name="P80"/>
          </table:table-cell>
          <table:table-cell table:style-name="Таблица51.A1" office:value-type="string">
            <text:p text:style-name="P80"/>
          </table:table-cell>
          <table:table-cell table:style-name="Таблица51.A1" table:number-columns-spanned="2" office:value-type="string">
            <text:p text:style-name="P85">G</text:p>
          </table:table-cell>
          <table:covered-table-cell/>
        </table:table-row>
        <table:table-row table:style-name="Таблица51.5">
          <table:table-cell table:style-name="Таблица51.A2" table:number-rows-spanned="2" office:value-type="string">
            <text:p text:style-name="P85">GENERATE</text:p>
          </table:table-cell>
          <table:table-cell table:style-name="Таблица51.A2" table:number-rows-spanned="2" office:value-type="string">
            <text:p text:style-name="P79">Генерировать транзакт(ы)</text:p>
          </table:table-cell>
          <table:table-cell table:style-name="Таблица51.A1" table:number-rows-spanned="2" office:value-type="string">
            <text:p text:style-name="P78">Среднее время</text:p>
            <text:p text:style-name="P86"><draw:g text:anchor-type="as-char" svg:y="0cm" draw:z-index="147" draw:name="Фигура27" draw:style-name="gr16"><draw:rect draw:style-name="gr2" draw:text-style-name="P121" svg:width="2.223cm" svg:height="1.602cm" svg:x="0cm" svg:y="0cm"><text:p/></draw:rect><draw:g draw:style-name="gr17"><draw:custom-shape draw:style-name="gr25" draw:text-style-name="P127" svg:width="1.892cm" svg:height="1.271cm" svg:x="0.014cm" svg:y="0.014cm"><text:p/><draw:enhanced-geometry svg:viewBox="0 0 21600 21600" draw:type="rectangle" draw:enhanced-path="M 0 0 L 21600 0 21600 21600 0 21600 0 0 Z N"/></draw:custom-shape><draw:custom-shape draw:style-name="gr26" draw:text-style-name="P127" svg:width="1.512cm" svg:height="1.271cm" svg:x="0.203cm" svg:y="0.014cm"><text:p/><draw:enhanced-geometry svg:viewBox="0 0 21600 21600" draw:type="rectangle" draw:enhanced-path="M 0 0 L 21600 0 21600 21600 0 21600 0 0 Z N"/></draw:custom-shape></draw:g><draw:frame draw:style-name="gr13" draw:text-style-name="P122" svg:width="2.209cm" svg:height="1.588cm" svg:x="0.014cm" svg:y="0.014cm"><draw:text-box><text:p text:style-name="P123"><text:span text:style-name="T94"><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1.A1" table:number-rows-spanned="2" office:value-type="string">
            <text:p text:style-name="P78">Модификатор разброса или модификатор функций</text:p>
            <text:p text:style-name="P86"><draw:g text:anchor-type="as-char" svg:y="0cm" draw:z-index="148" draw:name="Фигура28" draw:style-name="gr16"><draw:rect draw:style-name="gr2" draw:text-style-name="P121" svg:width="2.237cm" svg:height="1.906cm" svg:x="0cm" svg:y="0cm"><text:p/></draw:rect><draw:g draw:style-name="gr17"><draw:custom-shape draw:style-name="gr31" draw:text-style-name="P127" svg:width="1.906cm" svg:height="1.574cm" svg:x="0.014cm" svg:y="0.014cm"><text:p/><draw:enhanced-geometry svg:viewBox="0 0 21600 21600" draw:type="rectangle" draw:enhanced-path="M 0 0 L 21600 0 21600 21600 0 21600 0 0 Z N"/></draw:custom-shape><draw:custom-shape draw:style-name="gr32" draw:text-style-name="P127" svg:width="1.525cm" svg:height="1.574cm" svg:x="0.205cm" svg:y="0.014cm"><text:p/><draw:enhanced-geometry svg:viewBox="0 0 21600 21600" draw:type="rectangle" draw:enhanced-path="M 0 0 L 21600 0 21600 21600 0 21600 0 0 Z N"/></draw:custom-shape></draw:g><draw:frame draw:style-name="gr13" draw:text-style-name="P122" svg:width="2.223cm" svg:height="1.906cm" svg:x="0.014cm" svg:y="0cm"><draw:text-box><text:p text:style-name="P123"><text:span text:style-name="T99"><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9"><text:s/></text:span><text:span text:style-name="T101">FN</text:span><text:span text:style-name="T100">j</text:span><text:span text:style-name="T94">,</text:span></text:p><text:p text:style-name="P123"><text:span text:style-name="T94"><text:s/></text:span><text:span text:style-name="T101">FN</text:span><text:span text:style-name="T94">$имя</text:span></text:p></draw:text-box></draw:frame></draw:g></text:p>
          </table:table-cell>
          <table:table-cell table:style-name="Таблица51.A1" office:value-type="string">
            <text:p text:style-name="P78">Интервал смещения</text:p>
            <text:p text:style-name="P86"><draw:g text:anchor-type="as-char" svg:y="0cm" draw:z-index="149" draw:name="Фигура29" draw:style-name="gr16"><draw:rect draw:style-name="gr2" draw:text-style-name="P121" svg:width="2.223cm" svg:height="0.967cm" svg:x="0cm" svg:y="0cm"><text:p/></draw:rect><draw:g draw:style-name="gr17"><draw:custom-shape draw:style-name="gr29" draw:text-style-name="P127" svg:width="1.892cm" svg:height="0.939cm" svg:x="0.014cm" svg:y="0.014cm"><text:p/><draw:enhanced-geometry svg:viewBox="0 0 21600 21600" draw:type="rectangle" draw:enhanced-path="M 0 0 L 21600 0 21600 21600 0 21600 0 0 Z N"/></draw:custom-shape><draw:custom-shape draw:style-name="gr30" draw:text-style-name="P127" svg:width="1.512cm" svg:height="0.939cm" svg:x="0.203cm" svg:y="0.014cm"><text:p/><draw:enhanced-geometry svg:viewBox="0 0 21600 21600" draw:type="rectangle" draw:enhanced-path="M 0 0 L 21600 0 21600 21600 0 21600 0 0 Z N"/></draw:custom-shape></draw:g><draw:frame draw:style-name="gr13" draw:text-style-name="P122" svg:width="2.209cm" svg:height="0.939cm" svg:x="0.014cm" svg:y="0.014cm"><draw:text-box><text:p text:style-name="P123"><text:span text:style-name="T94"><text:s/></text:span><text:span text:style-name="T100">k</text:span><text:span text:style-name="T94">, СЧА</text:span><text:span text:style-name="T100">j</text:span><text:span text:style-name="T94">,</text:span></text:p><text:p text:style-name="P123"><text:span text:style-name="T94"><text:s/></text:span><text:span text:style-name="T94">СЧА$имя</text:span><text:span text:style-name="T93"> </text:span></text:p></draw:text-box></draw:frame></draw:g></text:p>
          </table:table-cell>
          <table:table-cell table:style-name="Таблица51.A1" office:value-type="string">
            <text:p text:style-name="P78">Ограничитель</text:p>
            <text:p text:style-name="P86"><draw:g text:anchor-type="as-char" svg:y="0cm" draw:z-index="150" draw:name="Фигура30" draw:style-name="gr16"><draw:rect draw:style-name="gr2" draw:text-style-name="P121" svg:width="2.223cm" svg:height="0.967cm" svg:x="0cm" svg:y="0cm"><text:p/></draw:rect><draw:g draw:style-name="gr17"><draw:custom-shape draw:style-name="gr29" draw:text-style-name="P127" svg:width="1.892cm" svg:height="0.939cm" svg:x="0.014cm" svg:y="0.014cm"><text:p/><draw:enhanced-geometry svg:viewBox="0 0 21600 21600" draw:type="rectangle" draw:enhanced-path="M 0 0 L 21600 0 21600 21600 0 21600 0 0 Z N"/></draw:custom-shape><draw:custom-shape draw:style-name="gr30" draw:text-style-name="P127" svg:width="1.512cm" svg:height="0.939cm" svg:x="0.203cm" svg:y="0.014cm"><text:p/><draw:enhanced-geometry svg:viewBox="0 0 21600 21600" draw:type="rectangle" draw:enhanced-path="M 0 0 L 21600 0 21600 21600 0 21600 0 0 Z N"/></draw:custom-shape></draw:g><draw:frame draw:style-name="gr13" draw:text-style-name="P122" svg:width="2.209cm" svg:height="0.939cm" svg:x="0.014cm" svg:y="0.014cm"><draw:text-box><text:p text:style-name="P123"><text:span text:style-name="T94"><text:s/></text:span><text:span text:style-name="T100">k</text:span><text:span text:style-name="T94">, СЧА</text:span><text:span text:style-name="T100">j</text:span><text:span text:style-name="T94">,</text:span></text:p><text:p text:style-name="P123"><text:span text:style-name="T94"><text:s/></text:span><text:span text:style-name="T94">СЧА$имя</text:span><text:span text:style-name="T93"> </text:span></text:p></draw:text-box></draw:frame></draw:g></text:p>
          </table:table-cell>
          <table:table-cell table:style-name="Таблица51.A1" office:value-type="string">
            <text:p text:style-name="P78">Уровень приоритета</text:p>
            <text:p text:style-name="P86"><draw:g text:anchor-type="as-char" svg:y="0cm" draw:z-index="151" draw:name="Фигура31" draw:style-name="gr16"><draw:rect draw:style-name="gr2" draw:text-style-name="P121" svg:width="2.223cm" svg:height="0.967cm" svg:x="0cm" svg:y="0cm"><text:p/></draw:rect><draw:g draw:style-name="gr17"><draw:custom-shape draw:style-name="gr29" draw:text-style-name="P127" svg:width="1.892cm" svg:height="0.939cm" svg:x="0.014cm" svg:y="0.014cm"><text:p/><draw:enhanced-geometry svg:viewBox="0 0 21600 21600" draw:type="rectangle" draw:enhanced-path="M 0 0 L 21600 0 21600 21600 0 21600 0 0 Z N"/></draw:custom-shape><draw:custom-shape draw:style-name="gr30" draw:text-style-name="P127" svg:width="1.512cm" svg:height="0.939cm" svg:x="0.203cm" svg:y="0.014cm"><text:p/><draw:enhanced-geometry svg:viewBox="0 0 21600 21600" draw:type="rectangle" draw:enhanced-path="M 0 0 L 21600 0 21600 21600 0 21600 0 0 Z N"/></draw:custom-shape></draw:g><draw:frame draw:style-name="gr13" draw:text-style-name="P122" svg:width="2.209cm" svg:height="0.939cm" svg:x="0.014cm" svg:y="0.014cm"><draw:text-box><text:p text:style-name="P123"><text:span text:style-name="T94"><text:s/></text:span><text:span text:style-name="T100">k</text:span><text:span text:style-name="T94">, СЧА</text:span><text:span text:style-name="T100">j</text:span><text:span text:style-name="T94">,</text:span></text:p><text:p text:style-name="P123"><text:span text:style-name="T94"><text:s/></text:span><text:span text:style-name="T94">СЧА$имя</text:span><text:span text:style-name="T93"> </text:span></text:p></draw:text-box></draw:frame></draw:g></text:p>
          </table:table-cell>
          <table:table-cell table:style-name="Таблица51.A1" office:value-type="string">
            <text:p text:style-name="P78">Число параметров</text:p>
            <text:p text:style-name="P86"><draw:g text:anchor-type="as-char" svg:y="0cm" draw:z-index="152" draw:name="Фигура32" draw:style-name="gr16"><draw:rect draw:style-name="gr2" draw:text-style-name="P121" svg:width="2.223cm" svg:height="0.967cm" svg:x="0cm" svg:y="0cm"><text:p/></draw:rect><draw:g draw:style-name="gr17"><draw:custom-shape draw:style-name="gr29" draw:text-style-name="P127" svg:width="1.892cm" svg:height="0.939cm" svg:x="0.014cm" svg:y="0.014cm"><text:p/><draw:enhanced-geometry svg:viewBox="0 0 21600 21600" draw:type="rectangle" draw:enhanced-path="M 0 0 L 21600 0 21600 21600 0 21600 0 0 Z N"/></draw:custom-shape><draw:custom-shape draw:style-name="gr30" draw:text-style-name="P127" svg:width="1.512cm" svg:height="0.939cm" svg:x="0.203cm" svg:y="0.014cm"><text:p/><draw:enhanced-geometry svg:viewBox="0 0 21600 21600" draw:type="rectangle" draw:enhanced-path="M 0 0 L 21600 0 21600 21600 0 21600 0 0 Z N"/></draw:custom-shape></draw:g><draw:frame draw:style-name="gr13" draw:text-style-name="P122" svg:width="2.209cm" svg:height="0.939cm" svg:x="0.014cm" svg:y="0.014cm"><draw:text-box><text:p text:style-name="P123"><text:span text:style-name="T94"><text:s/></text:span><text:span text:style-name="T100">k</text:span><text:span text:style-name="T94">, СЧА</text:span><text:span text:style-name="T100">j</text:span><text:span text:style-name="T94">,</text:span></text:p><text:p text:style-name="P123"><text:span text:style-name="T94"><text:s/></text:span><text:span text:style-name="T94">СЧА$имя</text:span><text:span text:style-name="T93"> </text:span></text:p></draw:text-box></draw:frame></draw:g></text:p>
          </table:table-cell>
          <table:table-cell table:style-name="Таблица51.A1" office:value-type="string">
            <text:p text:style-name="P78">Тип параметров</text:p>
            <text:p text:style-name="P85">[F]</text:p>
          </table:table-cell>
        </table:table-row>
        <table:table-row table:style-name="Таблица51.5">
          <table:covered-table-cell table:style-name="Таблица51.A2"/>
          <table:covered-table-cell table:style-name="Таблица51.A2"/>
          <table:covered-table-cell table:style-name="Таблица51.A1"/>
          <table:covered-table-cell table:style-name="Таблица51.A1"/>
          <table:table-cell table:style-name="Таблица51.A1" table:number-columns-spanned="5" office:value-type="string">
            <text:p text:style-name="P8"><text:span text:style-name="T88">Замечание. Операнды в полях </text:span><text:span text:style-name="T89">A</text:span><text:span text:style-name="T88">–</text:span><text:span text:style-name="T89">F</text:span><text:span text:style-name="T88"> блока </text:span><text:span text:style-name="T89">GENERATE</text:span><text:span text:style-name="T88"> ограничены константами и следующими СЧА: </text:span><text:span text:style-name="T89">FN</text:span><text:span text:style-name="T88">, </text:span><text:span text:style-name="T89">V</text:span><text:span text:style-name="T88">, </text:span><text:span text:style-name="T89">X</text:span><text:span text:style-name="T88">, </text:span><text:span text:style-name="T89">XH</text:span><text:span text:style-name="T88">, </text:span><text:span text:style-name="T89">RN</text:span><text:span text:style-name="T88">, </text:span><text:span text:style-name="T89">N</text:span><text:span text:style-name="T88">, </text:span><text:span text:style-name="T89">CI</text:span><text:span text:style-name="T88">. Элементы функций или переменных, используемых в этих полях, ограничены теми же СЧА.</text:span></text:p>
          </table:table-cell>
          <table:covered-table-cell/>
          <table:covered-table-cell/>
          <table:covered-table-cell/>
          <table:covered-table-cell/>
        </table:table-row>
      </table:table>
      <text:p text:style-name="P10"/>
      <text:p text:style-name="P11"><text:span text:style-name="T16">ПРИЛОЖЕНИЕ 1. <text:s/>Список блоков </text:span><text:span text:style-name="T19">GPSS</text:span><text:span text:style-name="T16"> </text:span>Продолжение</text:p>
      <text:p text:style-name="P11"/>
      <table:table table:name="Таблица52" table:style-name="Таблица52">
        <table:table-column table:style-name="Таблица52.A"/>
        <table:table-column table:style-name="Таблица52.B"/>
        <table:table-column table:style-name="Таблица52.C" table:number-columns-repeated="2"/>
        <table:table-column table:style-name="Таблица52.E"/>
        <table:table-column table:style-name="Таблица52.F"/>
        <table:table-column table:style-name="Таблица52.G"/>
        <table:table-column table:style-name="Таблица52.H"/>
        <table:table-row table:style-name="Таблица52.1">
          <table:table-cell table:style-name="Таблица52.A1" office:value-type="string">
            <text:p text:style-name="P78">Блок</text:p>
          </table:table-cell>
          <table:table-cell table:style-name="Таблица52.A1" office:value-type="string">
            <text:p text:style-name="P78">Операция</text:p>
          </table:table-cell>
          <table:table-cell table:style-name="Таблица52.A1" office:value-type="string">
            <text:p text:style-name="P82">A</text:p>
          </table:table-cell>
          <table:table-cell table:style-name="Таблица52.A1" office:value-type="string">
            <text:p text:style-name="P82">B</text:p>
          </table:table-cell>
          <table:table-cell table:style-name="Таблица52.A1" office:value-type="string">
            <text:p text:style-name="P82">C</text:p>
          </table:table-cell>
          <table:table-cell table:style-name="Таблица52.A1" office:value-type="string">
            <text:p text:style-name="P82">D</text:p>
          </table:table-cell>
          <table:table-cell table:style-name="Таблица52.A1" office:value-type="string">
            <text:p text:style-name="P82">E</text:p>
          </table:table-cell>
          <table:table-cell table:style-name="Таблица52.A1" office:value-type="string">
            <text:p text:style-name="P82">F</text:p>
          </table:table-cell>
        </table:table-row>
        <table:table-row table:style-name="Таблица52.1">
          <table:table-cell table:style-name="Таблица52.A2" office:value-type="string">
            <text:p text:style-name="P85">LEAVE</text:p>
          </table:table-cell>
          <table:table-cell table:style-name="Таблица52.A2" office:value-type="string">
            <text:p text:style-name="P79">Выйти из многоканального устройства</text:p>
          </table:table-cell>
          <table:table-cell table:style-name="Таблица52.A1" office:value-type="string">
            <text:p text:style-name="P78">Имя многоканального устройства</text:p>
            <text:p text:style-name="P86"><draw:g text:anchor-type="as-char" svg:y="0cm" draw:z-index="153" draw:name="Фигура33" draw:style-name="gr16"><draw:rect draw:style-name="gr2" draw:text-style-name="P121" svg:width="2.541cm" svg:height="1.588cm" svg:x="0cm" svg:y="0cm"><text:p/></draw:rect><draw:g draw:style-name="gr17"><draw:custom-shape draw:style-name="gr18" draw:text-style-name="P122"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1.588cm" svg:x="0.014cm" svg:y="0cm"><draw:text-box><text:p text:style-name="P123"><text:span text:style-name="T99"><text:s/></text:span><text:span text:style-name="T94">имя,</text:span><text:span text:style-name="T99">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2.A1" office:value-type="string">
            <text:p text:style-name="P78">Число единиц</text:p>
            <text:p text:style-name="P87"><draw:g text:anchor-type="as-char" svg:y="0cm" draw:z-index="154" draw:name="Фигура34" draw:style-name="gr16"><draw:rect draw:style-name="gr2" draw:text-style-name="P121" svg:width="2.223cm" svg:height="1.602cm" svg:x="0cm" svg:y="0cm"><text:p/></draw:rect><draw:g draw:style-name="gr17"><draw:custom-shape draw:style-name="gr25" draw:text-style-name="P127" svg:width="1.892cm" svg:height="1.271cm" svg:x="0.014cm" svg:y="0.014cm"><text:p/><draw:enhanced-geometry svg:viewBox="0 0 21600 21600" draw:type="rectangle" draw:enhanced-path="M 0 0 L 21600 0 21600 21600 0 21600 0 0 Z N"/></draw:custom-shape><draw:custom-shape draw:style-name="gr26" draw:text-style-name="P127" svg:width="1.512cm" svg:height="1.271cm" svg:x="0.203cm" svg:y="0.014cm"><text:p/><draw:enhanced-geometry svg:viewBox="0 0 21600 21600" draw:type="rectangle" draw:enhanced-path="M 0 0 L 21600 0 21600 21600 0 21600 0 0 Z N"/></draw:custom-shape></draw:g><draw:frame draw:style-name="gr13" draw:text-style-name="P122" svg:width="2.209cm" svg:height="1.588cm" svg:x="0.014cm" svg:y="0.014cm"><draw:text-box><text:p text:style-name="P123"><text:span text:style-name="T94"><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2.A1" office:value-type="string">
            <text:p text:style-name="P80"/>
          </table:table-cell>
          <table:table-cell table:style-name="Таблица52.A1" office:value-type="string">
            <text:p text:style-name="P80"/>
          </table:table-cell>
          <table:table-cell table:style-name="Таблица52.A1" office:value-type="string">
            <text:p text:style-name="P80"/>
          </table:table-cell>
          <table:table-cell table:style-name="Таблица52.A1" office:value-type="string">
            <text:p text:style-name="P80"/>
          </table:table-cell>
        </table:table-row>
        <table:table-row table:style-name="Таблица52.1">
          <table:table-cell table:style-name="Таблица52.A2" office:value-type="string">
            <text:p text:style-name="P85">LINK</text:p>
          </table:table-cell>
          <table:table-cell table:style-name="Таблица52.A2" office:value-type="string">
            <text:p text:style-name="P79">Ввести в цепь пользователя</text:p>
          </table:table-cell>
          <table:table-cell table:style-name="Таблица52.A1" office:value-type="string">
            <text:p text:style-name="P78">Имя цепи пользователя</text:p>
            <text:p text:style-name="P86"><draw:g text:anchor-type="as-char" svg:y="0cm" draw:z-index="155" draw:name="Фигура35" draw:style-name="gr16"><draw:rect draw:style-name="gr2" draw:text-style-name="P121" svg:width="2.541cm" svg:height="1.588cm" svg:x="0cm" svg:y="0cm"><text:p/></draw:rect><draw:g draw:style-name="gr17"><draw:custom-shape draw:style-name="gr18" draw:text-style-name="P122"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1.588cm" svg:x="0.014cm" svg:y="0cm"><draw:text-box><text:p text:style-name="P123"><text:span text:style-name="T99"><text:s/></text:span><text:span text:style-name="T94">имя,</text:span><text:span text:style-name="T99">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2.A1" office:value-type="string">
            <text:p text:style-name="P79">Критерий присоединения</text:p>
            <text:p text:style-name="P86"><draw:g text:anchor-type="as-char" svg:y="0cm" draw:z-index="156" draw:name="Фигура36" draw:style-name="gr16"><draw:rect draw:style-name="gr2" draw:text-style-name="P121" svg:width="1.906cm" svg:height="1.588cm" svg:x="0cm" svg:y="0cm"><text:p/></draw:rect><draw:g draw:style-name="gr17"><draw:custom-shape draw:style-name="gr27" draw:text-style-name="P122" svg:width="0.092cm" svg:height="1.574cm" svg:x="0.332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7" draw:text-style-name="P122" svg:width="0.092cm" svg:height="1.574cm" svg:x="1.49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1.588cm" svg:height="1.588cm" svg:x="0.318cm" svg:y="0cm"><draw:text-box><text:p text:style-name="P123"><text:span text:style-name="T103">LIFO</text:span><text:span text:style-name="T96"> </text:span><text:span text:style-name="T103">FIFO</text:span><text:span text:style-name="T96"> </text:span><text:span text:style-name="T103">P</text:span><text:span text:style-name="T104">j</text:span></text:p></draw:text-box></draw:frame></draw:g></text:p>
          </table:table-cell>
          <table:table-cell table:style-name="Таблица52.A1" office:value-type="string">
            <text:p text:style-name="P78">Альтернативный блок</text:p>
            <text:p text:style-name="P86"><draw:g text:anchor-type="as-char" svg:y="0cm" draw:z-index="157" draw:name="Фигура37" draw:style-name="gr16"><draw:rect draw:style-name="gr2" draw:text-style-name="P121" svg:width="2.541cm" svg:height="1.602cm" svg:x="0cm" svg:y="0cm"><text:p/></draw:rect><draw:g draw:style-name="gr17"><draw:custom-shape draw:style-name="gr23" draw:text-style-name="P127" svg:width="2.223cm" svg:height="1.271cm" svg:x="0.014cm" svg:y="0.014cm"><text:p/><draw:enhanced-geometry svg:viewBox="0 0 21600 21600" draw:type="rectangle" draw:enhanced-path="M 0 0 L 21600 0 21600 21600 0 21600 0 0 Z N"/></draw:custom-shape><draw:custom-shape draw:style-name="gr24" draw:text-style-name="P127" svg:width="1.779cm" svg:height="1.271cm" svg:x="0.236cm" svg:y="0.014cm"><text:p/><draw:enhanced-geometry svg:viewBox="0 0 21600 21600" draw:type="rectangle" draw:enhanced-path="M 0 0 L 21600 0 21600 21600 0 21600 0 0 Z N"/></draw:custom-shape></draw:g><draw:frame draw:style-name="gr13" draw:text-style-name="P122" svg:width="2.527cm" svg:height="1.588cm" svg:x="0.014cm" svg:y="0.014cm"><draw:text-box><text:p text:style-name="P123"><text:span text:style-name="T94"><text:s/></text:span><text:span text:style-name="T94">имя,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2.A1" office:value-type="string">
            <text:p text:style-name="P80"/>
          </table:table-cell>
          <table:table-cell table:style-name="Таблица52.A1" office:value-type="string">
            <text:p text:style-name="P80"/>
          </table:table-cell>
          <table:table-cell table:style-name="Таблица52.A1" office:value-type="string">
            <text:p text:style-name="P80"/>
          </table:table-cell>
        </table:table-row>
        <table:table-row table:style-name="Таблица52.1">
          <table:table-cell table:style-name="Таблица52.A2" office:value-type="string">
            <text:p text:style-name="P84">LOGIC</text:p>
            <text:p text:style-name="P86"><draw:g text:anchor-type="as-char" svg:y="0cm" draw:z-index="158" draw:name="Фигура38" draw:style-name="gr16"><draw:rect draw:style-name="gr2" draw:text-style-name="P121" svg:width="1.588cm" svg:height="1.588cm" svg:x="0cm" svg:y="0cm"><text:p/></draw:rect><draw:g draw:style-name="gr17"><draw:custom-shape draw:style-name="gr27" draw:text-style-name="P122" svg:width="0.07cm" svg:height="1.574cm" svg:x="0.332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7" draw:text-style-name="P122" svg:width="0.07cm" svg:height="1.574cm" svg:x="1.201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0.953cm" svg:height="1.588cm" svg:x="0.318cm" svg:y="0cm"><draw:text-box><text:p text:style-name="P123"><text:span text:style-name="T103">I</text:span></text:p><text:p text:style-name="P123"><text:span text:style-name="T103">R</text:span></text:p><text:p text:style-name="P123"><text:span text:style-name="T103">S</text:span></text:p></draw:text-box></draw:frame></draw:g></text:p>
          </table:table-cell>
          <table:table-cell table:style-name="Таблица52.A2" office:value-type="string">
            <text:p text:style-name="P79">Воздействовать на логический переключатель</text:p>
          </table:table-cell>
          <table:table-cell table:style-name="Таблица52.A1" office:value-type="string">
            <text:p text:style-name="P78">Имя логического переключателя</text:p>
            <text:p text:style-name="P86"><draw:g text:anchor-type="as-char" svg:y="0cm" draw:z-index="159" draw:name="Фигура39" draw:style-name="gr16"><draw:rect draw:style-name="gr2" draw:text-style-name="P121" svg:width="2.541cm" svg:height="1.588cm" svg:x="0cm" svg:y="0cm"><text:p/></draw:rect><draw:g draw:style-name="gr17"><draw:custom-shape draw:style-name="gr18" draw:text-style-name="P122"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1.588cm" svg:x="0.014cm" svg:y="0cm"><draw:text-box><text:p text:style-name="P123"><text:span text:style-name="T99"><text:s/></text:span><text:span text:style-name="T94">имя,</text:span><text:span text:style-name="T99">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2.A1" office:value-type="string">
            <text:p text:style-name="P80"/>
          </table:table-cell>
          <table:table-cell table:style-name="Таблица52.A1" office:value-type="string">
            <text:p text:style-name="P80"/>
          </table:table-cell>
          <table:table-cell table:style-name="Таблица52.A1" office:value-type="string">
            <text:p text:style-name="P80"/>
          </table:table-cell>
          <table:table-cell table:style-name="Таблица52.A1" office:value-type="string">
            <text:p text:style-name="P80"/>
          </table:table-cell>
          <table:table-cell table:style-name="Таблица52.A1" office:value-type="string">
            <text:p text:style-name="P80"/>
          </table:table-cell>
        </table:table-row>
        <table:table-row table:style-name="Таблица52.1">
          <table:table-cell table:style-name="Таблица52.A2" office:value-type="string">
            <text:p text:style-name="P85">LOOP</text:p>
          </table:table-cell>
          <table:table-cell table:style-name="Таблица52.A2" office:value-type="string">
            <text:p text:style-name="P79">Организовать цикл</text:p>
          </table:table-cell>
          <table:table-cell table:style-name="Таблица52.A1" office:value-type="string">
            <text:p text:style-name="P77"><text:span text:style-name="T86">№</text:span><text:span text:style-name="T87"> </text:span><text:span text:style-name="T86">параметра</text:span></text:p>
            <text:p text:style-name="P87"><draw:g text:anchor-type="as-char" svg:y="0cm" draw:z-index="160" draw:name="Фигура40" draw:style-name="gr16"><draw:rect draw:style-name="gr2" draw:text-style-name="P121" svg:width="2.223cm" svg:height="1.588cm" svg:x="0cm" svg:y="0cm"><text:p/></draw:rect><draw:g draw:style-name="gr17"><draw:custom-shape draw:style-name="gr18" draw:text-style-name="P122"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209cm" svg:height="1.588cm" svg:x="0.014cm" svg:y="0cm"><draw:text-box><text:p text:style-name="P123"><text:span text:style-name="T99"><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4"/></text:p></draw:text-box></draw:frame></draw:g></text:p>
          </table:table-cell>
          <table:table-cell table:style-name="Таблица52.A1" office:value-type="string">
            <text:p text:style-name="P78">Следующий блок, если параметр не равен 0</text:p>
            <text:p text:style-name="P86"><draw:g text:anchor-type="as-char" svg:y="0cm" draw:z-index="161" draw:name="Фигура41" draw:style-name="gr16"><draw:rect draw:style-name="gr2" draw:text-style-name="P121" svg:width="2.541cm" svg:height="1.588cm" svg:x="0cm" svg:y="0cm"><text:p/></draw:rect><draw:g draw:style-name="gr17"><draw:custom-shape draw:style-name="gr18" draw:text-style-name="P122"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1.588cm" svg:x="0.014cm" svg:y="0cm"><draw:text-box><text:p text:style-name="P123"><text:span text:style-name="T99"><text:s/></text:span><text:span text:style-name="T94">имя,</text:span><text:span text:style-name="T99">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2.A1" office:value-type="string">
            <text:p text:style-name="P80"/>
          </table:table-cell>
          <table:table-cell table:style-name="Таблица52.A1" office:value-type="string">
            <text:p text:style-name="P80"/>
          </table:table-cell>
          <table:table-cell table:style-name="Таблица52.A1" office:value-type="string">
            <text:p text:style-name="P80"/>
          </table:table-cell>
          <table:table-cell table:style-name="Таблица52.A1" office:value-type="string">
            <text:p text:style-name="P80"/>
          </table:table-cell>
        </table:table-row>
        <table:table-row table:style-name="Таблица52.1">
          <table:table-cell table:style-name="Таблица52.A2" office:value-type="string">
            <text:p text:style-name="P85">MARK</text:p>
          </table:table-cell>
          <table:table-cell table:style-name="Таблица52.A2" office:value-type="string">
            <text:p text:style-name="P79">Отметить</text:p>
          </table:table-cell>
          <table:table-cell table:style-name="Таблица52.A1" office:value-type="string">
            <text:p text:style-name="P77"><text:span text:style-name="T86">№</text:span><text:span text:style-name="T87"> </text:span><text:span text:style-name="T86">параметра</text:span></text:p>
            <text:p text:style-name="P87"><draw:g text:anchor-type="as-char" svg:y="0cm" draw:z-index="162" draw:name="Фигура42" draw:style-name="gr16"><draw:rect draw:style-name="gr2" draw:text-style-name="P121" svg:width="2.223cm" svg:height="1.588cm" svg:x="0cm" svg:y="0cm"><text:p/></draw:rect><draw:g draw:style-name="gr17"><draw:custom-shape draw:style-name="gr18" draw:text-style-name="P122"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209cm" svg:height="1.588cm" svg:x="0.014cm" svg:y="0cm"><draw:text-box><text:p text:style-name="P123"><text:span text:style-name="T99"><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4"/></text:p></draw:text-box></draw:frame></draw:g></text:p>
          </table:table-cell>
          <table:table-cell table:style-name="Таблица52.A1" office:value-type="string">
            <text:p text:style-name="P80"/>
          </table:table-cell>
          <table:table-cell table:style-name="Таблица52.A1" office:value-type="string">
            <text:p text:style-name="P80"/>
          </table:table-cell>
          <table:table-cell table:style-name="Таблица52.A1" office:value-type="string">
            <text:p text:style-name="P80"/>
          </table:table-cell>
          <table:table-cell table:style-name="Таблица52.A1" office:value-type="string">
            <text:p text:style-name="P80"/>
          </table:table-cell>
          <table:table-cell table:style-name="Таблица52.A1" office:value-type="string">
            <text:p text:style-name="P80"/>
          </table:table-cell>
        </table:table-row>
      </table:table>
      <text:p text:style-name="P7"><text:span text:style-name="T16">ПРИЛОЖЕНИЕ 1. <text:s/>Список блоков </text:span><text:span text:style-name="T19">GPSS</text:span><text:span text:style-name="T16"> </text:span>Продолжение</text:p>
      <text:p text:style-name="Standard"/>
      <table:table table:name="Таблица53" table:style-name="Таблица53">
        <table:table-column table:style-name="Таблица53.A"/>
        <table:table-column table:style-name="Таблица53.B"/>
        <table:table-column table:style-name="Таблица53.C" table:number-columns-repeated="2"/>
        <table:table-column table:style-name="Таблица53.E"/>
        <table:table-column table:style-name="Таблица53.F"/>
        <table:table-column table:style-name="Таблица53.G"/>
        <table:table-column table:style-name="Таблица53.H"/>
        <table:table-row table:style-name="Таблица53.1">
          <table:table-cell table:style-name="Таблица53.A1" office:value-type="string">
            <text:p text:style-name="P78">Блок</text:p>
          </table:table-cell>
          <table:table-cell table:style-name="Таблица53.A1" office:value-type="string">
            <text:p text:style-name="P78">Операция</text:p>
          </table:table-cell>
          <table:table-cell table:style-name="Таблица53.A1" office:value-type="string">
            <text:p text:style-name="P82">A</text:p>
          </table:table-cell>
          <table:table-cell table:style-name="Таблица53.A1" office:value-type="string">
            <text:p text:style-name="P82">B</text:p>
          </table:table-cell>
          <table:table-cell table:style-name="Таблица53.A1" office:value-type="string">
            <text:p text:style-name="P82">C</text:p>
          </table:table-cell>
          <table:table-cell table:style-name="Таблица53.A1" office:value-type="string">
            <text:p text:style-name="P82">D</text:p>
          </table:table-cell>
          <table:table-cell table:style-name="Таблица53.A1" office:value-type="string">
            <text:p text:style-name="P82">E</text:p>
          </table:table-cell>
          <table:table-cell table:style-name="Таблица53.A1" office:value-type="string">
            <text:p text:style-name="P82">F</text:p>
          </table:table-cell>
        </table:table-row>
        <table:table-row table:style-name="Таблица53.1">
          <table:table-cell table:style-name="Таблица53.A2" office:value-type="string">
            <text:p text:style-name="P85">MATCH</text:p>
          </table:table-cell>
          <table:table-cell table:style-name="Таблица53.A2" office:value-type="string">
            <text:p text:style-name="P79">Синхронизировать</text:p>
          </table:table-cell>
          <table:table-cell table:style-name="Таблица53.A1" office:value-type="string">
            <text:p text:style-name="P8"><text:span text:style-name="T88">Адрес сопряженного блока </text:span><text:span text:style-name="T89">MATCH</text:span></text:p>
            <text:p text:style-name="P9"><text:span text:style-name="T91"><draw:g text:anchor-type="as-char" svg:y="0cm" draw:z-index="163" draw:name="Фигура43" draw:style-name="gr16"><draw:rect draw:style-name="gr2" draw:text-style-name="P121" svg:width="2.541cm" svg:height="1.588cm" svg:x="0cm" svg:y="0cm"><text:p/></draw:rect><draw:g draw:style-name="gr17"><draw:custom-shape draw:style-name="gr18" draw:text-style-name="P122"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1.588cm" svg:x="0.014cm" svg:y="0cm"><draw:text-box><text:p text:style-name="P123"><text:span text:style-name="T99"><text:s/></text:span><text:span text:style-name="T94">имя,</text:span><text:span text:style-name="T99">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span><text:span text:style-name="T90">j</text:span></text:p>
          </table:table-cell>
          <table:table-cell table:style-name="Таблица53.A1" office:value-type="string">
            <text:p text:style-name="P80"/>
          </table:table-cell>
          <table:table-cell table:style-name="Таблица53.A1" office:value-type="string">
            <text:p text:style-name="P80"/>
          </table:table-cell>
          <table:table-cell table:style-name="Таблица53.A1" office:value-type="string">
            <text:p text:style-name="P80"/>
          </table:table-cell>
          <table:table-cell table:style-name="Таблица53.A1" office:value-type="string">
            <text:p text:style-name="P80"/>
          </table:table-cell>
          <table:table-cell table:style-name="Таблица53.A1" office:value-type="string">
            <text:p text:style-name="P80"/>
          </table:table-cell>
        </table:table-row>
        <table:table-row table:style-name="Таблица53.1">
          <table:table-cell table:style-name="Таблица53.A2" office:value-type="string">
            <text:p text:style-name="P85">MSAVEVALUE</text:p>
          </table:table-cell>
          <table:table-cell table:style-name="Таблица53.A2" office:value-type="string">
            <text:p text:style-name="P79">Сохранить значение</text:p>
          </table:table-cell>
          <table:table-cell table:style-name="Таблица53.A1" office:value-type="string">
            <text:p text:style-name="P78">Имя матрицы</text:p>
            <text:p text:style-name="P86"><draw:g text:anchor-type="as-char" svg:y="0cm" draw:z-index="164" draw:name="Фигура44" draw:style-name="gr16"><draw:rect draw:style-name="gr2" draw:text-style-name="P121" svg:width="3.176cm" svg:height="1.906cm" svg:x="0cm" svg:y="0cm"><text:p/></draw:rect><draw:g draw:style-name="gr17"><draw:custom-shape draw:style-name="gr27" draw:text-style-name="P122" svg:width="0.138cm" svg:height="1.574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7" draw:text-style-name="P122" svg:width="0.138cm" svg:height="1.574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209cm" svg:height="1.906cm" svg:x="0.014cm" svg:y="0cm"><draw:text-box><text:p text:style-name="P123"><text:span text:style-name="T94">имя,</text:span></text:p><text:p text:style-name="P123"><text:span text:style-name="T99"><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frame draw:style-name="gr13" draw:text-style-name="P122" svg:width="1.271cm" svg:height="0.636cm" svg:x="1.905cm" svg:y="0.318cm"><draw:text-box><text:p text:style-name="P123"><text:span text:style-name="T101">[±</text:span><text:span text:style-name="T94">1</text:span><text:span text:style-name="T101">]</text:span></text:p></draw:text-box></draw:frame></draw:g></text:p>
          </table:table-cell>
          <table:table-cell table:style-name="Таблица53.A1" office:value-type="string">
            <text:p text:style-name="P77"><text:span text:style-name="T86">№</text:span><text:span text:style-name="T87"> </text:span><text:span text:style-name="T86">строки</text:span></text:p>
            <text:p text:style-name="P87"><draw:g text:anchor-type="as-char" svg:y="0cm" draw:z-index="165" draw:name="Фигура45" draw:style-name="gr16"><draw:rect draw:style-name="gr2" draw:text-style-name="P121" svg:width="2.223cm" svg:height="1.588cm" svg:x="0cm" svg:y="0cm"><text:p/></draw:rect><draw:g draw:style-name="gr17"><draw:custom-shape draw:style-name="gr18" draw:text-style-name="P122"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209cm" svg:height="1.588cm" svg:x="0.014cm" svg:y="0cm"><draw:text-box><text:p text:style-name="P123"><text:span text:style-name="T99"><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4"/></text:p></draw:text-box></draw:frame></draw:g></text:p>
          </table:table-cell>
          <table:table-cell table:style-name="Таблица53.A1" office:value-type="string">
            <text:p text:style-name="P77"><text:span text:style-name="T86">№</text:span><text:span text:style-name="T87"> </text:span><text:span text:style-name="T86">столбца</text:span></text:p>
            <text:p text:style-name="P87"><draw:g text:anchor-type="as-char" svg:y="0cm" draw:z-index="166" draw:name="Фигура46" draw:style-name="gr16"><draw:rect draw:style-name="gr2" draw:text-style-name="P121" svg:width="2.223cm" svg:height="1.588cm" svg:x="0cm" svg:y="0cm"><text:p/></draw:rect><draw:g draw:style-name="gr17"><draw:custom-shape draw:style-name="gr18" draw:text-style-name="P122"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209cm" svg:height="1.588cm" svg:x="0.014cm" svg:y="0cm"><draw:text-box><text:p text:style-name="P123"><text:span text:style-name="T99"><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4"/></text:p></draw:text-box></draw:frame></draw:g></text:p>
          </table:table-cell>
          <table:table-cell table:style-name="Таблица53.A1" office:value-type="string">
            <text:p text:style-name="P78">Величина, которую следует сохранить</text:p>
            <text:p text:style-name="P87"><draw:g text:anchor-type="as-char" svg:y="0cm" draw:z-index="167" draw:name="Фигура47" draw:style-name="gr16"><draw:rect draw:style-name="gr2" draw:text-style-name="P121" svg:width="2.223cm" svg:height="1.588cm" svg:x="0cm" svg:y="0cm"><text:p/></draw:rect><draw:g draw:style-name="gr17"><draw:custom-shape draw:style-name="gr18" draw:text-style-name="P122"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209cm" svg:height="1.588cm" svg:x="0.014cm" svg:y="0cm"><draw:text-box><text:p text:style-name="P123"><text:span text:style-name="T99"><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4"/></text:p></draw:text-box></draw:frame></draw:g></text:p>
          </table:table-cell>
          <table:table-cell table:style-name="Таблица53.A1" office:value-type="string">
            <text:p text:style-name="P78">Тип матрицы</text:p>
            <text:p text:style-name="P85">[H]</text:p>
          </table:table-cell>
          <table:table-cell table:style-name="Таблица53.A1" office:value-type="string">
            <text:p text:style-name="P80"/>
          </table:table-cell>
        </table:table-row>
        <table:table-row table:style-name="Таблица53.1">
          <table:table-cell table:style-name="Таблица53.A2" office:value-type="string">
            <text:p text:style-name="P85">PREEMPT</text:p>
          </table:table-cell>
          <table:table-cell table:style-name="Таблица53.A2" office:value-type="string">
            <text:p text:style-name="P79">Захватить устройство</text:p>
          </table:table-cell>
          <table:table-cell table:style-name="Таблица53.A1" office:value-type="string">
            <text:p text:style-name="P78">Имя устройства</text:p>
            <text:p text:style-name="P86"><draw:g text:anchor-type="as-char" svg:y="0cm" draw:z-index="168" draw:name="Фигура48" draw:style-name="gr16"><draw:rect draw:style-name="gr2" draw:text-style-name="P121" svg:width="2.541cm" svg:height="1.588cm" svg:x="0cm" svg:y="0cm"><text:p/></draw:rect><draw:g draw:style-name="gr17"><draw:custom-shape draw:style-name="gr18" draw:text-style-name="P122"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1.588cm" svg:x="0.014cm" svg:y="0cm"><draw:text-box><text:p text:style-name="P123"><text:span text:style-name="T99"><text:s/></text:span><text:span text:style-name="T94">имя,</text:span><text:span text:style-name="T99">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3.A1" office:value-type="string">
            <text:p text:style-name="P78">Возможность захвата по приоритету</text:p>
            <text:p text:style-name="P9"><text:span text:style-name="T88">[</text:span><text:span text:style-name="T89">PR</text:span><text:span text:style-name="T88">]</text:span></text:p>
          </table:table-cell>
          <table:table-cell table:style-name="Таблица53.A1" office:value-type="string">
            <text:p text:style-name="P78">Блок, в который переходит захваченный транзакт</text:p>
            <text:p text:style-name="P86"><draw:g text:anchor-type="as-char" svg:y="0cm" draw:z-index="169" draw:name="Фигура49" draw:style-name="gr16"><draw:rect draw:style-name="gr2" draw:text-style-name="P121" svg:width="2.541cm" svg:height="1.602cm" svg:x="0cm" svg:y="0cm"><text:p/></draw:rect><draw:g draw:style-name="gr17"><draw:custom-shape draw:style-name="gr23" draw:text-style-name="P127" svg:width="2.223cm" svg:height="1.271cm" svg:x="0.014cm" svg:y="0.014cm"><text:p/><draw:enhanced-geometry svg:viewBox="0 0 21600 21600" draw:type="rectangle" draw:enhanced-path="M 0 0 L 21600 0 21600 21600 0 21600 0 0 Z N"/></draw:custom-shape><draw:custom-shape draw:style-name="gr24" draw:text-style-name="P127" svg:width="1.779cm" svg:height="1.271cm" svg:x="0.236cm" svg:y="0.014cm"><text:p/><draw:enhanced-geometry svg:viewBox="0 0 21600 21600" draw:type="rectangle" draw:enhanced-path="M 0 0 L 21600 0 21600 21600 0 21600 0 0 Z N"/></draw:custom-shape></draw:g><draw:frame draw:style-name="gr13" draw:text-style-name="P122" svg:width="2.527cm" svg:height="1.588cm" svg:x="0.014cm" svg:y="0.014cm"><draw:text-box><text:p text:style-name="P123"><text:span text:style-name="T94"><text:s/></text:span><text:span text:style-name="T94">имя,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3.A1" office:value-type="string">
            <text:p text:style-name="P77"><text:span text:style-name="T86">№</text:span><text:span text:style-name="T87"> </text:span><text:span text:style-name="T86">параметра у захваченного транзакта</text:span></text:p>
            <text:p text:style-name="P86"><draw:g text:anchor-type="as-char" svg:y="0cm" draw:z-index="170" draw:name="Фигура50" draw:style-name="gr16"><draw:rect draw:style-name="gr2" draw:text-style-name="P121" svg:width="2.223cm" svg:height="1.602cm" svg:x="0cm" svg:y="0cm"><text:p/></draw:rect><draw:g draw:style-name="gr17"><draw:custom-shape draw:style-name="gr25" draw:text-style-name="P127" svg:width="1.892cm" svg:height="1.271cm" svg:x="0.014cm" svg:y="0.014cm"><text:p/><draw:enhanced-geometry svg:viewBox="0 0 21600 21600" draw:type="rectangle" draw:enhanced-path="M 0 0 L 21600 0 21600 21600 0 21600 0 0 Z N"/></draw:custom-shape><draw:custom-shape draw:style-name="gr26" draw:text-style-name="P127" svg:width="1.512cm" svg:height="1.271cm" svg:x="0.203cm" svg:y="0.014cm"><text:p/><draw:enhanced-geometry svg:viewBox="0 0 21600 21600" draw:type="rectangle" draw:enhanced-path="M 0 0 L 21600 0 21600 21600 0 21600 0 0 Z N"/></draw:custom-shape></draw:g><draw:frame draw:style-name="gr13" draw:text-style-name="P122" svg:width="2.209cm" svg:height="1.588cm" svg:x="0.014cm" svg:y="0.014cm"><draw:text-box><text:p text:style-name="P123"><text:span text:style-name="T94"><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3.A1" office:value-type="string">
            <text:p text:style-name="P78">Возможность снятия с обслуживания</text:p>
            <text:p text:style-name="P9"><text:span text:style-name="T88">[</text:span><text:span text:style-name="T89">RE</text:span><text:span text:style-name="T88">]</text:span></text:p>
          </table:table-cell>
          <table:table-cell table:style-name="Таблица53.A1" office:value-type="string">
            <text:p text:style-name="P80"/>
          </table:table-cell>
        </table:table-row>
        <table:table-row table:style-name="Таблица53.1">
          <table:table-cell table:style-name="Таблица53.A2" office:value-type="string">
            <text:p text:style-name="P85">PRINT</text:p>
          </table:table-cell>
          <table:table-cell table:style-name="Таблица53.A2" office:value-type="string">
            <text:p text:style-name="P79">Напечатать</text:p>
          </table:table-cell>
          <table:table-cell table:style-name="Таблица53.A1" office:value-type="string">
            <text:p text:style-name="P78">Нижний предел</text:p>
            <text:p text:style-name="P86"><draw:g text:anchor-type="as-char" svg:y="0cm" draw:z-index="171" draw:name="Фигура51" draw:style-name="gr16"><draw:rect draw:style-name="gr2" draw:text-style-name="P121" svg:width="2.541cm" svg:height="1.602cm" svg:x="0cm" svg:y="0cm"><text:p/></draw:rect><draw:g draw:style-name="gr17"><draw:custom-shape draw:style-name="gr23" draw:text-style-name="P127" svg:width="2.223cm" svg:height="1.271cm" svg:x="0.014cm" svg:y="0.014cm"><text:p/><draw:enhanced-geometry svg:viewBox="0 0 21600 21600" draw:type="rectangle" draw:enhanced-path="M 0 0 L 21600 0 21600 21600 0 21600 0 0 Z N"/></draw:custom-shape><draw:custom-shape draw:style-name="gr24" draw:text-style-name="P127" svg:width="1.779cm" svg:height="1.271cm" svg:x="0.236cm" svg:y="0.014cm"><text:p/><draw:enhanced-geometry svg:viewBox="0 0 21600 21600" draw:type="rectangle" draw:enhanced-path="M 0 0 L 21600 0 21600 21600 0 21600 0 0 Z N"/></draw:custom-shape></draw:g><draw:frame draw:style-name="gr13" draw:text-style-name="P122" svg:width="2.527cm" svg:height="1.588cm" svg:x="0.014cm" svg:y="0.014cm"><draw:text-box><text:p text:style-name="P123"><text:span text:style-name="T94"><text:s/></text:span><text:span text:style-name="T94">имя,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3.A1" office:value-type="string">
            <text:p text:style-name="P78">Верхний предел</text:p>
            <text:p text:style-name="P86"><draw:g text:anchor-type="as-char" svg:y="0cm" draw:z-index="172" draw:name="Фигура52" draw:style-name="gr16"><draw:rect draw:style-name="gr2" draw:text-style-name="P121" svg:width="2.541cm" svg:height="1.602cm" svg:x="0cm" svg:y="0cm"><text:p/></draw:rect><draw:g draw:style-name="gr17"><draw:custom-shape draw:style-name="gr23" draw:text-style-name="P127" svg:width="2.223cm" svg:height="1.271cm" svg:x="0.014cm" svg:y="0.014cm"><text:p/><draw:enhanced-geometry svg:viewBox="0 0 21600 21600" draw:type="rectangle" draw:enhanced-path="M 0 0 L 21600 0 21600 21600 0 21600 0 0 Z N"/></draw:custom-shape><draw:custom-shape draw:style-name="gr24" draw:text-style-name="P127" svg:width="1.779cm" svg:height="1.271cm" svg:x="0.236cm" svg:y="0.014cm"><text:p/><draw:enhanced-geometry svg:viewBox="0 0 21600 21600" draw:type="rectangle" draw:enhanced-path="M 0 0 L 21600 0 21600 21600 0 21600 0 0 Z N"/></draw:custom-shape></draw:g><draw:frame draw:style-name="gr13" draw:text-style-name="P122" svg:width="2.527cm" svg:height="1.588cm" svg:x="0.014cm" svg:y="0.014cm"><draw:text-box><text:p text:style-name="P123"><text:span text:style-name="T94"><text:s/></text:span><text:span text:style-name="T94">имя,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3.A1" office:value-type="string">
            <text:p text:style-name="P78">Мнемоническое обозначение элемента</text:p>
          </table:table-cell>
          <table:table-cell table:style-name="Таблица53.A1" office:value-type="string">
            <text:p text:style-name="P78">Указатель разбивки по страницам</text:p>
            <text:p text:style-name="P79">[любая буква]</text:p>
          </table:table-cell>
          <table:table-cell table:style-name="Таблица53.A1" office:value-type="string">
            <text:p text:style-name="P80"/>
          </table:table-cell>
          <table:table-cell table:style-name="Таблица53.A1" office:value-type="string">
            <text:p text:style-name="P80"/>
          </table:table-cell>
        </table:table-row>
      </table:table>
      <text:p text:style-name="P12"/>
      <text:p text:style-name="P13"><text:span text:style-name="T16">ПРИЛОЖЕНИЕ 1. <text:s/>Список блоков </text:span><text:span text:style-name="T19">GPSS</text:span><text:span text:style-name="T16"> </text:span>Продолжение</text:p>
      <text:p text:style-name="P13"/>
      <table:table table:name="Таблица54" table:style-name="Таблица54">
        <table:table-column table:style-name="Таблица54.A"/>
        <table:table-column table:style-name="Таблица54.B"/>
        <table:table-column table:style-name="Таблица54.C" table:number-columns-repeated="2"/>
        <table:table-column table:style-name="Таблица54.E"/>
        <table:table-column table:style-name="Таблица54.F"/>
        <table:table-column table:style-name="Таблица54.G"/>
        <table:table-column table:style-name="Таблица54.H"/>
        <table:table-row table:style-name="Таблица54.1">
          <table:table-cell table:style-name="Таблица54.A1" office:value-type="string">
            <text:p text:style-name="P78">Блок</text:p>
          </table:table-cell>
          <table:table-cell table:style-name="Таблица54.A1" office:value-type="string">
            <text:p text:style-name="P78">Операция</text:p>
          </table:table-cell>
          <table:table-cell table:style-name="Таблица54.A1" office:value-type="string">
            <text:p text:style-name="P82">A</text:p>
          </table:table-cell>
          <table:table-cell table:style-name="Таблица54.A1" office:value-type="string">
            <text:p text:style-name="P82">B</text:p>
          </table:table-cell>
          <table:table-cell table:style-name="Таблица54.A1" office:value-type="string">
            <text:p text:style-name="P82">C</text:p>
          </table:table-cell>
          <table:table-cell table:style-name="Таблица54.A1" office:value-type="string">
            <text:p text:style-name="P82">D</text:p>
          </table:table-cell>
          <table:table-cell table:style-name="Таблица54.A1" office:value-type="string">
            <text:p text:style-name="P82">E</text:p>
          </table:table-cell>
          <table:table-cell table:style-name="Таблица54.A1" office:value-type="string">
            <text:p text:style-name="P82">F</text:p>
          </table:table-cell>
        </table:table-row>
        <table:table-row table:style-name="Таблица54.1">
          <table:table-cell table:style-name="Таблица54.A2" office:value-type="string">
            <text:p text:style-name="P85">PRIORITY</text:p>
          </table:table-cell>
          <table:table-cell table:style-name="Таблица54.A2" office:value-type="string">
            <text:p text:style-name="P79">Назначить приоритет</text:p>
          </table:table-cell>
          <table:table-cell table:style-name="Таблица54.A1" office:value-type="string">
            <text:p text:style-name="P78">Новое значение приоритета</text:p>
            <text:p text:style-name="P86"><draw:g text:anchor-type="as-char" svg:y="0cm" draw:z-index="173" draw:name="Фигура53" draw:style-name="gr16"><draw:rect draw:style-name="gr2" draw:text-style-name="P121" svg:width="2.223cm" svg:height="1.588cm" svg:x="0cm" svg:y="0cm"><text:p/></draw:rect><draw:g draw:style-name="gr17"><draw:custom-shape draw:style-name="gr18" draw:text-style-name="P122"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209cm" svg:height="1.588cm" svg:x="0.014cm" svg:y="0cm"><draw:text-box><text:p text:style-name="P123"><text:span text:style-name="T99"><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4"/></text:p></draw:text-box></draw:frame></draw:g></text:p>
          </table:table-cell>
          <table:table-cell table:style-name="Таблица54.A1" office:value-type="string">
            <text:p text:style-name="P78">Возможность возобновления просмотра</text:p>
            <text:p text:style-name="P85">[BUFFER]</text:p>
          </table:table-cell>
          <table:table-cell table:style-name="Таблица54.A1" office:value-type="string">
            <text:p text:style-name="P80"/>
          </table:table-cell>
          <table:table-cell table:style-name="Таблица54.A1" office:value-type="string">
            <text:p text:style-name="P80"/>
          </table:table-cell>
          <table:table-cell table:style-name="Таблица54.A1" office:value-type="string">
            <text:p text:style-name="P80"/>
          </table:table-cell>
          <table:table-cell table:style-name="Таблица54.A1" office:value-type="string">
            <text:p text:style-name="P80"/>
          </table:table-cell>
        </table:table-row>
        <table:table-row table:style-name="Таблица54.1">
          <table:table-cell table:style-name="Таблица54.A2" office:value-type="string">
            <text:p text:style-name="P85">QUEUE</text:p>
          </table:table-cell>
          <table:table-cell table:style-name="Таблица54.A2" office:value-type="string">
            <text:p text:style-name="P79">Встать в очередь</text:p>
          </table:table-cell>
          <table:table-cell table:style-name="Таблица54.A1" office:value-type="string">
            <text:p text:style-name="P78">Имя очереди</text:p>
            <text:p text:style-name="P86"><draw:g text:anchor-type="as-char" svg:y="0cm" draw:z-index="174" draw:name="Фигура54" draw:style-name="gr16"><draw:rect draw:style-name="gr2" draw:text-style-name="P121" svg:width="2.541cm" svg:height="1.588cm" svg:x="0cm" svg:y="0cm"><text:p/></draw:rect><draw:g draw:style-name="gr17"><draw:custom-shape draw:style-name="gr18" draw:text-style-name="P122"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1.588cm" svg:x="0.014cm" svg:y="0cm"><draw:text-box><text:p text:style-name="P123"><text:span text:style-name="T99"><text:s/></text:span><text:span text:style-name="T94">имя,</text:span><text:span text:style-name="T99">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4.A1" office:value-type="string">
            <text:p text:style-name="P78">Число единиц</text:p>
            <text:p text:style-name="P86"><draw:g text:anchor-type="as-char" svg:y="0cm" draw:z-index="175" draw:name="Фигура55" draw:style-name="gr16"><draw:rect draw:style-name="gr2" draw:text-style-name="P121" svg:width="2.223cm" svg:height="1.602cm" svg:x="0cm" svg:y="0cm"><text:p/></draw:rect><draw:g draw:style-name="gr17"><draw:custom-shape draw:style-name="gr25" draw:text-style-name="P127" svg:width="1.892cm" svg:height="1.271cm" svg:x="0.014cm" svg:y="0.014cm"><text:p/><draw:enhanced-geometry svg:viewBox="0 0 21600 21600" draw:type="rectangle" draw:enhanced-path="M 0 0 L 21600 0 21600 21600 0 21600 0 0 Z N"/></draw:custom-shape><draw:custom-shape draw:style-name="gr26" draw:text-style-name="P127" svg:width="1.512cm" svg:height="1.271cm" svg:x="0.203cm" svg:y="0.014cm"><text:p/><draw:enhanced-geometry svg:viewBox="0 0 21600 21600" draw:type="rectangle" draw:enhanced-path="M 0 0 L 21600 0 21600 21600 0 21600 0 0 Z N"/></draw:custom-shape></draw:g><draw:frame draw:style-name="gr13" draw:text-style-name="P122" svg:width="2.209cm" svg:height="1.588cm" svg:x="0.014cm" svg:y="0.014cm"><draw:text-box><text:p text:style-name="P123"><text:span text:style-name="T94"><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4.A1" office:value-type="string">
            <text:p text:style-name="P80"/>
          </table:table-cell>
          <table:table-cell table:style-name="Таблица54.A1" office:value-type="string">
            <text:p text:style-name="P80"/>
          </table:table-cell>
          <table:table-cell table:style-name="Таблица54.A1" office:value-type="string">
            <text:p text:style-name="P80"/>
          </table:table-cell>
          <table:table-cell table:style-name="Таблица54.A1" office:value-type="string">
            <text:p text:style-name="P80"/>
          </table:table-cell>
        </table:table-row>
        <table:table-row table:style-name="Таблица54.1">
          <table:table-cell table:style-name="Таблица54.A2" office:value-type="string">
            <text:p text:style-name="P85">RELEASE</text:p>
          </table:table-cell>
          <table:table-cell table:style-name="Таблица54.A2" office:value-type="string">
            <text:p text:style-name="P79">Освободить устройство</text:p>
          </table:table-cell>
          <table:table-cell table:style-name="Таблица54.A1" office:value-type="string">
            <text:p text:style-name="P78">Имя устройства</text:p>
            <text:p text:style-name="P86"><draw:g text:anchor-type="as-char" svg:y="0cm" draw:z-index="176" draw:name="Фигура56" draw:style-name="gr16"><draw:rect draw:style-name="gr2" draw:text-style-name="P121" svg:width="2.541cm" svg:height="1.588cm" svg:x="0cm" svg:y="0cm"><text:p/></draw:rect><draw:g draw:style-name="gr17"><draw:custom-shape draw:style-name="gr18" draw:text-style-name="P122"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1.588cm" svg:x="0.014cm" svg:y="0cm"><draw:text-box><text:p text:style-name="P123"><text:span text:style-name="T99"><text:s/></text:span><text:span text:style-name="T94">имя,</text:span><text:span text:style-name="T99">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4.A1" office:value-type="string">
            <text:p text:style-name="P80"/>
          </table:table-cell>
          <table:table-cell table:style-name="Таблица54.A1" office:value-type="string">
            <text:p text:style-name="P80"/>
          </table:table-cell>
          <table:table-cell table:style-name="Таблица54.A1" office:value-type="string">
            <text:p text:style-name="P80"/>
          </table:table-cell>
          <table:table-cell table:style-name="Таблица54.A1" office:value-type="string">
            <text:p text:style-name="P80"/>
          </table:table-cell>
          <table:table-cell table:style-name="Таблица54.A1" office:value-type="string">
            <text:p text:style-name="P80"/>
          </table:table-cell>
        </table:table-row>
        <table:table-row table:style-name="Таблица54.1">
          <table:table-cell table:style-name="Таблица54.A2" office:value-type="string">
            <text:p text:style-name="P85">RETURN</text:p>
          </table:table-cell>
          <table:table-cell table:style-name="Таблица54.A2" office:value-type="string">
            <text:p text:style-name="P79">Вернуть захваченное устройство</text:p>
          </table:table-cell>
          <table:table-cell table:style-name="Таблица54.A1" office:value-type="string">
            <text:p text:style-name="P78">Имя устройства</text:p>
            <text:p text:style-name="P86"><draw:g text:anchor-type="as-char" svg:y="0cm" draw:z-index="177" draw:name="Фигура57" draw:style-name="gr16"><draw:rect draw:style-name="gr2" draw:text-style-name="P121" svg:width="2.541cm" svg:height="1.588cm" svg:x="0cm" svg:y="0cm"><text:p/></draw:rect><draw:g draw:style-name="gr17"><draw:custom-shape draw:style-name="gr18" draw:text-style-name="P122"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1.588cm" svg:x="0.014cm" svg:y="0cm"><draw:text-box><text:p text:style-name="P123"><text:span text:style-name="T99"><text:s/></text:span><text:span text:style-name="T94">имя,</text:span><text:span text:style-name="T99">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4.A1" office:value-type="string">
            <text:p text:style-name="P80"/>
          </table:table-cell>
          <table:table-cell table:style-name="Таблица54.A1" office:value-type="string">
            <text:p text:style-name="P80"/>
          </table:table-cell>
          <table:table-cell table:style-name="Таблица54.A1" office:value-type="string">
            <text:p text:style-name="P80"/>
          </table:table-cell>
          <table:table-cell table:style-name="Таблица54.A1" office:value-type="string">
            <text:p text:style-name="P80"/>
          </table:table-cell>
          <table:table-cell table:style-name="Таблица54.A1" office:value-type="string">
            <text:p text:style-name="P80"/>
          </table:table-cell>
        </table:table-row>
        <table:table-row table:style-name="Таблица54.1">
          <table:table-cell table:style-name="Таблица54.A2" office:value-type="string">
            <text:p text:style-name="P85">SAVEVALUE</text:p>
          </table:table-cell>
          <table:table-cell table:style-name="Таблица54.A2" office:value-type="string">
            <text:p text:style-name="P79">Сохранить значение</text:p>
          </table:table-cell>
          <table:table-cell table:style-name="Таблица54.A1" office:value-type="string">
            <text:p text:style-name="P78">Имя сохраняемой величины</text:p>
            <text:p text:style-name="P86"><draw:g text:anchor-type="as-char" svg:y="0cm" draw:z-index="178" draw:name="Фигура58" draw:style-name="gr16"><draw:rect draw:style-name="gr2" draw:text-style-name="P121" svg:width="2.858cm" svg:height="1.906cm" svg:x="0cm" svg:y="0cm"><text:p/></draw:rect><draw:g draw:style-name="gr17"><draw:custom-shape draw:style-name="gr27" draw:text-style-name="P122" svg:width="0.138cm" svg:height="1.574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7" draw:text-style-name="P122" svg:width="0.138cm" svg:height="1.574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209cm" svg:height="1.906cm" svg:x="0.014cm" svg:y="0cm"><draw:text-box><text:p text:style-name="P123"><text:span text:style-name="T94">имя,</text:span></text:p><text:p text:style-name="P123"><text:span text:style-name="T99"><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frame draw:style-name="gr13" draw:text-style-name="P122" svg:width="0.953cm" svg:height="0.636cm" svg:x="1.905cm" svg:y="0.318cm"><draw:text-box><text:p text:style-name="P123"><text:span text:style-name="T101">[±]</text:span></text:p></draw:text-box></draw:frame></draw:g></text:p>
          </table:table-cell>
          <table:table-cell table:style-name="Таблица54.A1" office:value-type="string">
            <text:p text:style-name="P78">Величина, которую следует сохранить</text:p>
            <text:p text:style-name="P86"><draw:g text:anchor-type="as-char" svg:y="0cm" draw:z-index="179" draw:name="Фигура59" draw:style-name="gr16"><draw:rect draw:style-name="gr2" draw:text-style-name="P121" svg:width="2.223cm" svg:height="1.588cm" svg:x="0cm" svg:y="0cm"><text:p/></draw:rect><draw:g draw:style-name="gr17"><draw:custom-shape draw:style-name="gr18" draw:text-style-name="P122"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209cm" svg:height="1.588cm" svg:x="0.014cm" svg:y="0cm"><draw:text-box><text:p text:style-name="P123"><text:span text:style-name="T99"><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4"/></text:p></draw:text-box></draw:frame></draw:g></text:p>
            <text:p text:style-name="P79"/>
          </table:table-cell>
          <table:table-cell table:style-name="Таблица54.A1" office:value-type="string">
            <text:p text:style-name="P78">Тип сохраняемой величины</text:p>
            <text:p text:style-name="P85">[H]</text:p>
          </table:table-cell>
          <table:table-cell table:style-name="Таблица54.A1" office:value-type="string">
            <text:p text:style-name="P80"/>
          </table:table-cell>
          <table:table-cell table:style-name="Таблица54.A1" office:value-type="string">
            <text:p text:style-name="P80"/>
          </table:table-cell>
          <table:table-cell table:style-name="Таблица54.A1" office:value-type="string">
            <text:p text:style-name="P80"/>
          </table:table-cell>
        </table:table-row>
      </table:table>
      <text:p text:style-name="P7"/>
      <text:p text:style-name="P6"><text:span text:style-name="T16">ПРИЛОЖЕНИЕ 1. <text:s/>Список блоков </text:span><text:span text:style-name="T19">GPSS</text:span><text:span text:style-name="T16"> </text:span>Продолжение</text:p>
      <text:p text:style-name="Standard"/>
      <table:table table:name="Таблица55" table:style-name="Таблица55">
        <table:table-column table:style-name="Таблица55.A"/>
        <table:table-column table:style-name="Таблица55.B"/>
        <table:table-column table:style-name="Таблица55.C" table:number-columns-repeated="2"/>
        <table:table-column table:style-name="Таблица55.E"/>
        <table:table-column table:style-name="Таблица55.F"/>
        <table:table-column table:style-name="Таблица55.G"/>
        <table:table-column table:style-name="Таблица55.H"/>
        <table:table-row table:style-name="Таблица55.1">
          <table:table-cell table:style-name="Таблица55.A1" office:value-type="string">
            <text:p text:style-name="P78">Блок</text:p>
          </table:table-cell>
          <table:table-cell table:style-name="Таблица55.A1" office:value-type="string">
            <text:p text:style-name="P78">Операция</text:p>
          </table:table-cell>
          <table:table-cell table:style-name="Таблица55.A1" office:value-type="string">
            <text:p text:style-name="P82">A</text:p>
          </table:table-cell>
          <table:table-cell table:style-name="Таблица55.A1" office:value-type="string">
            <text:p text:style-name="P82">B</text:p>
          </table:table-cell>
          <table:table-cell table:style-name="Таблица55.A1" office:value-type="string">
            <text:p text:style-name="P82">C</text:p>
          </table:table-cell>
          <table:table-cell table:style-name="Таблица55.A1" office:value-type="string">
            <text:p text:style-name="P82">D</text:p>
          </table:table-cell>
          <table:table-cell table:style-name="Таблица55.A1" office:value-type="string">
            <text:p text:style-name="P82">E</text:p>
          </table:table-cell>
          <table:table-cell table:style-name="Таблица55.A1" office:value-type="string">
            <text:p text:style-name="P82">F</text:p>
          </table:table-cell>
        </table:table-row>
        <table:table-row table:style-name="Таблица55.1">
          <table:table-cell table:style-name="Таблица55.A2" office:value-type="string">
            <text:p text:style-name="P85">SEIZE</text:p>
          </table:table-cell>
          <table:table-cell table:style-name="Таблица55.A2" office:value-type="string">
            <text:p text:style-name="P79">Занять устройство</text:p>
          </table:table-cell>
          <table:table-cell table:style-name="Таблица55.A1" office:value-type="string">
            <text:p text:style-name="P78">Имя устройства</text:p>
            <text:p text:style-name="P86"><draw:g text:anchor-type="as-char" svg:y="0cm" draw:z-index="180" draw:name="Фигура60" draw:style-name="gr16"><draw:rect draw:style-name="gr2" draw:text-style-name="P121" svg:width="2.541cm" svg:height="1.588cm" svg:x="0cm" svg:y="0cm"><text:p/></draw:rect><draw:g draw:style-name="gr17"><draw:custom-shape draw:style-name="gr18" draw:text-style-name="P122"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1.588cm" svg:x="0.014cm" svg:y="0cm"><draw:text-box><text:p text:style-name="P123"><text:span text:style-name="T99"><text:s/></text:span><text:span text:style-name="T94">имя,</text:span><text:span text:style-name="T99">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5.A1" office:value-type="string">
            <text:p text:style-name="P80"/>
          </table:table-cell>
          <table:table-cell table:style-name="Таблица55.A1" office:value-type="string">
            <text:p text:style-name="P80"/>
          </table:table-cell>
          <table:table-cell table:style-name="Таблица55.A1" office:value-type="string">
            <text:p text:style-name="P80"/>
          </table:table-cell>
          <table:table-cell table:style-name="Таблица55.A1" office:value-type="string">
            <text:p text:style-name="P80"/>
          </table:table-cell>
          <table:table-cell table:style-name="Таблица55.A1" office:value-type="string">
            <text:p text:style-name="P80"/>
          </table:table-cell>
        </table:table-row>
        <table:table-row table:style-name="Таблица55.1">
          <table:table-cell table:style-name="Таблица55.A2" office:value-type="string">
            <text:p text:style-name="P82">SELECT</text:p>
            <text:p text:style-name="P86"><draw:g text:anchor-type="as-char" svg:y="0cm" draw:z-index="181" draw:name="Фигура61" draw:style-name="gr16"><draw:rect draw:style-name="gr2" draw:text-style-name="P121" svg:width="1.934cm" svg:height="2.237cm" svg:x="0cm" svg:y="0cm"><text:p/></draw:rect><draw:g draw:style-name="gr17"><draw:custom-shape draw:style-name="gr28" draw:text-style-name="P122" svg:width="0.14cm" svg:height="2.209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8" draw:text-style-name="P122" svg:width="0.14cm" svg:height="2.209cm" svg:x="1.78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1.906cm" svg:height="2.223cm" svg:x="0.014cm" svg:y="0cm"><draw:text-box><text:p text:style-name="P123"><text:span text:style-name="T103">U, NU,</text:span></text:p><text:p text:style-name="P123"><text:span text:style-name="T103">I, NI,</text:span></text:p><text:p text:style-name="P123"><text:span text:style-name="T103">SE, SNE,</text:span></text:p><text:p text:style-name="P123"><text:span text:style-name="T103">SF, SNF,</text:span></text:p><text:p text:style-name="P123"><text:span text:style-name="T103">LR, LS</text:span></text:p></draw:text-box></draw:frame></draw:g></text:p>
            <text:p text:style-name="P79"/>
          </table:table-cell>
          <table:table-cell table:style-name="Таблица55.A2" office:value-type="string">
            <text:p text:style-name="P79">Выбрать<text:line-break/>(в логическом режиме)</text:p>
          </table:table-cell>
          <table:table-cell table:style-name="Таблица55.A1" office:value-type="string">
            <text:p text:style-name="P78">Параметр, в который заносят номер элемента</text:p>
            <text:p text:style-name="P86"><draw:g text:anchor-type="as-char" svg:y="0cm" draw:z-index="182" draw:name="Фигура62" draw:style-name="gr16"><draw:rect draw:style-name="gr2" draw:text-style-name="P121" svg:width="2.223cm" svg:height="1.588cm" svg:x="0cm" svg:y="0cm"><text:p/></draw:rect><draw:g draw:style-name="gr17"><draw:custom-shape draw:style-name="gr18" draw:text-style-name="P122"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209cm" svg:height="1.588cm" svg:x="0.014cm" svg:y="0cm"><draw:text-box><text:p text:style-name="P123"><text:span text:style-name="T99"><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4"/></text:p></draw:text-box></draw:frame></draw:g></text:p>
          </table:table-cell>
          <table:table-cell table:style-name="Таблица55.A1" office:value-type="string">
            <text:p text:style-name="P78">Нижний предел</text:p>
            <text:p text:style-name="P86"><draw:g text:anchor-type="as-char" svg:y="0cm" draw:z-index="183" draw:name="Фигура63" draw:style-name="gr16"><draw:rect draw:style-name="gr2" draw:text-style-name="P121" svg:width="2.541cm" svg:height="1.588cm" svg:x="0cm" svg:y="0cm"><text:p/></draw:rect><draw:g draw:style-name="gr17"><draw:custom-shape draw:style-name="gr18" draw:text-style-name="P122"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1.588cm" svg:x="0.014cm" svg:y="0cm"><draw:text-box><text:p text:style-name="P123"><text:span text:style-name="T99"><text:s/></text:span><text:span text:style-name="T94">имя,</text:span><text:span text:style-name="T99">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5.A1" office:value-type="string">
            <text:p text:style-name="P78">Верхний предел</text:p>
            <text:p text:style-name="P86"><draw:g text:anchor-type="as-char" svg:y="0cm" draw:z-index="184" draw:name="Фигура64" draw:style-name="gr16"><draw:rect draw:style-name="gr2" draw:text-style-name="P121" svg:width="2.541cm" svg:height="1.588cm" svg:x="0cm" svg:y="0cm"><text:p/></draw:rect><draw:g draw:style-name="gr17"><draw:custom-shape draw:style-name="gr18" draw:text-style-name="P122"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1.588cm" svg:x="0.014cm" svg:y="0cm"><draw:text-box><text:p text:style-name="P123"><text:span text:style-name="T99"><text:s/></text:span><text:span text:style-name="T94">имя,</text:span><text:span text:style-name="T99">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5.A1" office:value-type="string">
            <text:p text:style-name="P78">Не используется</text:p>
          </table:table-cell>
          <table:table-cell table:style-name="Таблица55.A1" office:value-type="string">
            <text:p text:style-name="P78">Не используется</text:p>
          </table:table-cell>
          <table:table-cell table:style-name="Таблица55.A1" office:value-type="string">
            <text:p text:style-name="P78">Альтернативный выход</text:p>
            <text:p text:style-name="P86"><draw:g text:anchor-type="as-char" svg:y="0cm" draw:z-index="185" draw:name="Фигура65" draw:style-name="gr16"><draw:rect draw:style-name="gr2" draw:text-style-name="P121" svg:width="2.541cm" svg:height="1.588cm" svg:x="0cm" svg:y="0cm"><text:p/></draw:rect><draw:g draw:style-name="gr17"><draw:custom-shape draw:style-name="gr18" draw:text-style-name="P122"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1.588cm" svg:x="0.014cm" svg:y="0cm"><draw:text-box><text:p text:style-name="P123"><text:span text:style-name="T99"><text:s/></text:span><text:span text:style-name="T94">имя,</text:span><text:span text:style-name="T99">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row>
        <table:table-row table:style-name="Таблица55.1">
          <table:table-cell table:style-name="Таблица55.A2" office:value-type="string">
            <text:p text:style-name="P84">SELECT</text:p>
            <text:p text:style-name="P86"><draw:g text:anchor-type="as-char" svg:y="0cm" draw:z-index="186" draw:name="Фигура66" draw:style-name="gr16"><draw:rect draw:style-name="gr2" draw:text-style-name="P121" svg:width="1.602cm" svg:height="0.967cm" svg:x="0cm" svg:y="0cm"><text:p/></draw:rect><draw:g draw:style-name="gr17"><draw:custom-shape draw:style-name="gr19" draw:text-style-name="P122" svg:width="0.115cm" svg:height="0.939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9" draw:text-style-name="P122" svg:width="0.115cm" svg:height="0.939cm" svg:x="1.473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1.588cm" svg:height="0.953cm" svg:x="0cm" svg:y="0cm"><draw:text-box><text:p text:style-name="P123"><text:span text:style-name="T103">MIN</text:span></text:p><text:p text:style-name="P123"><text:span text:style-name="T103">MAX</text:span></text:p></draw:text-box></draw:frame></draw:g></text:p>
          </table:table-cell>
          <table:table-cell table:style-name="Таблица55.A2" office:value-type="string">
            <text:p text:style-name="P9"><text:span text:style-name="T88">Выбрать<text:line-break/>(в режиме </text:span><text:span text:style-name="T89">max</text:span><text:span text:style-name="T88"> или </text:span><text:span text:style-name="T89">min</text:span><text:span text:style-name="T88">)</text:span></text:p>
          </table:table-cell>
          <table:table-cell table:style-name="Таблица55.A1" office:value-type="string">
            <text:p text:style-name="P78">Параметр, в который заносят номер элемента</text:p>
            <text:p text:style-name="P86"><draw:g text:anchor-type="as-char" svg:y="0cm" draw:z-index="187" draw:name="Фигура67" draw:style-name="gr16"><draw:rect draw:style-name="gr2" draw:text-style-name="P121" svg:width="2.223cm" svg:height="1.588cm" svg:x="0cm" svg:y="0cm"><text:p/></draw:rect><draw:g draw:style-name="gr17"><draw:custom-shape draw:style-name="gr18" draw:text-style-name="P122"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209cm" svg:height="1.588cm" svg:x="0.014cm" svg:y="0cm"><draw:text-box><text:p text:style-name="P123"><text:span text:style-name="T99"><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4"/></text:p></draw:text-box></draw:frame></draw:g></text:p>
          </table:table-cell>
          <table:table-cell table:style-name="Таблица55.A1" office:value-type="string">
            <text:p text:style-name="P78">Нижний предел</text:p>
            <text:p text:style-name="P86"><draw:g text:anchor-type="as-char" svg:y="0cm" draw:z-index="188" draw:name="Фигура68" draw:style-name="gr16"><draw:rect draw:style-name="gr2" draw:text-style-name="P121" svg:width="2.541cm" svg:height="1.588cm" svg:x="0cm" svg:y="0cm"><text:p/></draw:rect><draw:g draw:style-name="gr17"><draw:custom-shape draw:style-name="gr18" draw:text-style-name="P122"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1.588cm" svg:x="0.014cm" svg:y="0cm"><draw:text-box><text:p text:style-name="P123"><text:span text:style-name="T99"><text:s/></text:span><text:span text:style-name="T94">имя,</text:span><text:span text:style-name="T99">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5.A1" office:value-type="string">
            <text:p text:style-name="P78">Верхний предел</text:p>
            <text:p text:style-name="P86"><draw:g text:anchor-type="as-char" svg:y="0cm" draw:z-index="189" draw:name="Фигура69" draw:style-name="gr16"><draw:rect draw:style-name="gr2" draw:text-style-name="P121" svg:width="2.541cm" svg:height="1.588cm" svg:x="0cm" svg:y="0cm"><text:p/></draw:rect><draw:g draw:style-name="gr17"><draw:custom-shape draw:style-name="gr18" draw:text-style-name="P122"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1.588cm" svg:x="0.014cm" svg:y="0cm"><draw:text-box><text:p text:style-name="P123"><text:span text:style-name="T99"><text:s/></text:span><text:span text:style-name="T94">имя,</text:span><text:span text:style-name="T99">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5.A1" office:value-type="string">
            <text:p text:style-name="P78">Не используется</text:p>
          </table:table-cell>
          <table:table-cell table:style-name="Таблица55.A1" office:value-type="string">
            <text:p text:style-name="P78">Исследуемый атрибут</text:p>
            <text:p text:style-name="P79">(любой СЧА, кроме МХ, МН)</text:p>
          </table:table-cell>
          <table:table-cell table:style-name="Таблица55.A1" office:value-type="string">
            <text:p text:style-name="P80"/>
          </table:table-cell>
        </table:table-row>
        <table:table-row table:style-name="Таблица55.1">
          <table:table-cell table:style-name="Таблица55.A2" office:value-type="string">
            <text:p text:style-name="P84">SELECT</text:p>
            <text:p text:style-name="P86"><draw:g text:anchor-type="as-char" svg:y="0cm" draw:z-index="190" draw:name="Фигура70" draw:style-name="gr16"><draw:rect draw:style-name="gr2" draw:text-style-name="P121" svg:width="1.602cm" svg:height="1.602cm" svg:x="0cm" svg:y="0cm"><text:p/></draw:rect><draw:g draw:style-name="gr17"><draw:custom-shape draw:style-name="gr27" draw:text-style-name="P122" svg:width="0.115cm" svg:height="1.574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7" draw:text-style-name="P122" svg:width="0.115cm" svg:height="1.574cm" svg:x="1.473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1.588cm" svg:height="1.588cm" svg:x="0cm" svg:y="0cm"><draw:text-box><text:p text:style-name="P123"><text:span text:style-name="T103">G, GE,</text:span></text:p><text:p text:style-name="P123"><text:span text:style-name="T103">E, NE,</text:span></text:p><text:p text:style-name="P123"><text:span text:style-name="T103">LE, L</text:span></text:p></draw:text-box></draw:frame></draw:g></text:p>
          </table:table-cell>
          <table:table-cell table:style-name="Таблица55.A2" office:value-type="string">
            <text:p text:style-name="P79">Выбрать<text:line-break/>(в режиме отношения)</text:p>
          </table:table-cell>
          <table:table-cell table:style-name="Таблица55.A1" office:value-type="string">
            <text:p text:style-name="P78">Параметр, в который заносят номер элемента</text:p>
            <text:p text:style-name="P86"><draw:g text:anchor-type="as-char" svg:y="0cm" draw:z-index="191" draw:name="Фигура71" draw:style-name="gr16"><draw:rect draw:style-name="gr2" draw:text-style-name="P121" svg:width="2.223cm" svg:height="1.588cm" svg:x="0cm" svg:y="0cm"><text:p/></draw:rect><draw:g draw:style-name="gr17"><draw:custom-shape draw:style-name="gr18" draw:text-style-name="P122"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209cm" svg:height="1.588cm" svg:x="0.014cm" svg:y="0cm"><draw:text-box><text:p text:style-name="P123"><text:span text:style-name="T99"><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4"/></text:p></draw:text-box></draw:frame></draw:g></text:p>
          </table:table-cell>
          <table:table-cell table:style-name="Таблица55.A1" office:value-type="string">
            <text:p text:style-name="P78">Нижний предел</text:p>
            <text:p text:style-name="P86"><draw:g text:anchor-type="as-char" svg:y="0cm" draw:z-index="192" draw:name="Фигура72" draw:style-name="gr16"><draw:rect draw:style-name="gr2" draw:text-style-name="P121" svg:width="2.541cm" svg:height="1.588cm" svg:x="0cm" svg:y="0cm"><text:p/></draw:rect><draw:g draw:style-name="gr17"><draw:custom-shape draw:style-name="gr18" draw:text-style-name="P122"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1.588cm" svg:x="0.014cm" svg:y="0cm"><draw:text-box><text:p text:style-name="P123"><text:span text:style-name="T99"><text:s/></text:span><text:span text:style-name="T94">имя,</text:span><text:span text:style-name="T99">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5.A1" office:value-type="string">
            <text:p text:style-name="P78">Верхний предел</text:p>
            <text:p text:style-name="P86"><draw:g text:anchor-type="as-char" svg:y="0cm" draw:z-index="193" draw:name="Фигура73" draw:style-name="gr16"><draw:rect draw:style-name="gr2" draw:text-style-name="P121" svg:width="2.541cm" svg:height="1.588cm" svg:x="0cm" svg:y="0cm"><text:p/></draw:rect><draw:g draw:style-name="gr17"><draw:custom-shape draw:style-name="gr18" draw:text-style-name="P122"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1.588cm" svg:x="0.014cm" svg:y="0cm"><draw:text-box><text:p text:style-name="P123"><text:span text:style-name="T99"><text:s/></text:span><text:span text:style-name="T94">имя,</text:span><text:span text:style-name="T99">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5.A1" office:value-type="string">
            <text:p text:style-name="P78">Величина для сравнения</text:p>
            <text:p text:style-name="P86"><draw:g text:anchor-type="as-char" svg:y="0cm" draw:z-index="194" draw:name="Фигура74" draw:style-name="gr16"><draw:rect draw:style-name="gr2" draw:text-style-name="P121" svg:width="2.223cm" svg:height="1.588cm" svg:x="0cm" svg:y="0cm"><text:p/></draw:rect><draw:g draw:style-name="gr17"><draw:custom-shape draw:style-name="gr18" draw:text-style-name="P122"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209cm" svg:height="1.588cm" svg:x="0.014cm" svg:y="0cm"><draw:text-box><text:p text:style-name="P123"><text:span text:style-name="T99"><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4"/></text:p></draw:text-box></draw:frame></draw:g></text:p>
          </table:table-cell>
          <table:table-cell table:style-name="Таблица55.A1" office:value-type="string">
            <text:p text:style-name="P78">Исследуемый атрибут</text:p>
            <text:p text:style-name="P79">(любой СЧА, кроме МХ, МН)</text:p>
          </table:table-cell>
          <table:table-cell table:style-name="Таблица55.A1" office:value-type="string">
            <text:p text:style-name="P78">Альтернативный выход</text:p>
            <text:p text:style-name="P86"><draw:g text:anchor-type="as-char" svg:y="0cm" draw:z-index="195" draw:name="Фигура75" draw:style-name="gr16"><draw:rect draw:style-name="gr2" draw:text-style-name="P121" svg:width="2.541cm" svg:height="1.602cm" svg:x="0cm" svg:y="0cm"><text:p/></draw:rect><draw:g draw:style-name="gr17"><draw:custom-shape draw:style-name="gr23" draw:text-style-name="P127" svg:width="2.223cm" svg:height="1.271cm" svg:x="0.014cm" svg:y="0.014cm"><text:p/><draw:enhanced-geometry svg:viewBox="0 0 21600 21600" draw:type="rectangle" draw:enhanced-path="M 0 0 L 21600 0 21600 21600 0 21600 0 0 Z N"/></draw:custom-shape><draw:custom-shape draw:style-name="gr24" draw:text-style-name="P127" svg:width="1.779cm" svg:height="1.271cm" svg:x="0.236cm" svg:y="0.014cm"><text:p/><draw:enhanced-geometry svg:viewBox="0 0 21600 21600" draw:type="rectangle" draw:enhanced-path="M 0 0 L 21600 0 21600 21600 0 21600 0 0 Z N"/></draw:custom-shape></draw:g><draw:frame draw:style-name="gr13" draw:text-style-name="P122" svg:width="2.527cm" svg:height="1.588cm" svg:x="0.014cm" svg:y="0.014cm"><draw:text-box><text:p text:style-name="P123"><text:span text:style-name="T94"><text:s/></text:span><text:span text:style-name="T94">имя,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row>
      </table:table>
      <text:p text:style-name="P7"/>
      <text:p text:style-name="P6"><text:span text:style-name="T16">ПРИЛОЖЕНИЕ 1. <text:s/>Список блоков </text:span><text:span text:style-name="T19">GPSS</text:span><text:span text:style-name="T16"> </text:span>Продолжение</text:p>
      <text:p text:style-name="Standard"/>
      <table:table table:name="Таблица56" table:style-name="Таблица56">
        <table:table-column table:style-name="Таблица56.A"/>
        <table:table-column table:style-name="Таблица56.B"/>
        <table:table-column table:style-name="Таблица56.C" table:number-columns-repeated="2"/>
        <table:table-column table:style-name="Таблица56.E"/>
        <table:table-column table:style-name="Таблица56.F"/>
        <table:table-column table:style-name="Таблица56.G"/>
        <table:table-column table:style-name="Таблица56.H"/>
        <table:table-row table:style-name="Таблица56.1">
          <table:table-cell table:style-name="Таблица56.A1" office:value-type="string">
            <text:p text:style-name="P78">Блок</text:p>
          </table:table-cell>
          <table:table-cell table:style-name="Таблица56.A1" office:value-type="string">
            <text:p text:style-name="P78">Операция</text:p>
          </table:table-cell>
          <table:table-cell table:style-name="Таблица56.A1" office:value-type="string">
            <text:p text:style-name="P82">A</text:p>
          </table:table-cell>
          <table:table-cell table:style-name="Таблица56.A1" office:value-type="string">
            <text:p text:style-name="P82">B</text:p>
          </table:table-cell>
          <table:table-cell table:style-name="Таблица56.A1" office:value-type="string">
            <text:p text:style-name="P82">C</text:p>
          </table:table-cell>
          <table:table-cell table:style-name="Таблица56.A1" office:value-type="string">
            <text:p text:style-name="P82">D</text:p>
          </table:table-cell>
          <table:table-cell table:style-name="Таблица56.A1" office:value-type="string">
            <text:p text:style-name="P82">E</text:p>
          </table:table-cell>
          <table:table-cell table:style-name="Таблица56.A1" office:value-type="string">
            <text:p text:style-name="P82">F</text:p>
          </table:table-cell>
        </table:table-row>
        <table:table-row table:style-name="Таблица56.1">
          <table:table-cell table:style-name="Таблица56.A2" office:value-type="string">
            <text:p text:style-name="P85">SPLIT</text:p>
          </table:table-cell>
          <table:table-cell table:style-name="Таблица56.A2" office:value-type="string">
            <text:p text:style-name="P79">Расщепить</text:p>
          </table:table-cell>
          <table:table-cell table:style-name="Таблица56.A1" office:value-type="string">
            <text:p text:style-name="P78">Число потомков</text:p>
            <text:p text:style-name="P86"><draw:g text:anchor-type="as-char" svg:y="0cm" draw:z-index="196" draw:name="Фигура76" draw:style-name="gr16"><draw:rect draw:style-name="gr2" draw:text-style-name="P121" svg:width="2.223cm" svg:height="1.588cm" svg:x="0cm" svg:y="0cm"><text:p/></draw:rect><draw:g draw:style-name="gr17"><draw:custom-shape draw:style-name="gr18" draw:text-style-name="P122"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209cm" svg:height="1.588cm" svg:x="0.014cm" svg:y="0cm"><draw:text-box><text:p text:style-name="P123"><text:span text:style-name="T99"><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4"/></text:p></draw:text-box></draw:frame></draw:g></text:p>
          </table:table-cell>
          <table:table-cell table:style-name="Таблица56.A1" office:value-type="string">
            <text:p text:style-name="P78">Следующий блок для потомков</text:p>
            <text:p text:style-name="P86"><draw:g text:anchor-type="as-char" svg:y="0cm" draw:z-index="197" draw:name="Фигура77" draw:style-name="gr16"><draw:rect draw:style-name="gr2" draw:text-style-name="P121" svg:width="2.541cm" svg:height="1.588cm" svg:x="0cm" svg:y="0cm"><text:p/></draw:rect><draw:g draw:style-name="gr17"><draw:custom-shape draw:style-name="gr18" draw:text-style-name="P122"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1.588cm" svg:x="0.014cm" svg:y="0cm"><draw:text-box><text:p text:style-name="P123"><text:span text:style-name="T99"><text:s/></text:span><text:span text:style-name="T94">имя,</text:span><text:span text:style-name="T99">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6.A1" office:value-type="string">
            <text:p text:style-name="P78">Параметр, в который заносят порядковый номер</text:p>
            <text:p text:style-name="P86"><draw:g text:anchor-type="as-char" svg:y="0cm" draw:z-index="198" draw:name="Фигура78" draw:style-name="gr16"><draw:rect draw:style-name="gr2" draw:text-style-name="P121" svg:width="2.223cm" svg:height="1.588cm" svg:x="0cm" svg:y="0cm"><text:p/></draw:rect><draw:g draw:style-name="gr17"><draw:custom-shape draw:style-name="gr18" draw:text-style-name="P122"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209cm" svg:height="1.588cm" svg:x="0.014cm" svg:y="0cm"><draw:text-box><text:p text:style-name="P123"><text:span text:style-name="T99"><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4"/></text:p></draw:text-box></draw:frame></draw:g></text:p>
          </table:table-cell>
          <table:table-cell table:style-name="Таблица56.A1" office:value-type="string">
            <text:p text:style-name="P78">Число параметров у каждого потомка</text:p>
            <text:p text:style-name="P86"><draw:g text:anchor-type="as-char" svg:y="0cm" draw:z-index="199" draw:name="Фигура79" draw:style-name="gr16"><draw:rect draw:style-name="gr2" draw:text-style-name="P121" svg:width="2.223cm" svg:height="1.588cm" svg:x="0cm" svg:y="0cm"><text:p/></draw:rect><draw:g draw:style-name="gr17"><draw:custom-shape draw:style-name="gr18" draw:text-style-name="P122"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209cm" svg:height="1.588cm" svg:x="0.014cm" svg:y="0cm"><draw:text-box><text:p text:style-name="P123"><text:span text:style-name="T99"><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4"/></text:p></draw:text-box></draw:frame></draw:g></text:p>
          </table:table-cell>
          <table:table-cell table:style-name="Таблица56.A1" office:value-type="string">
            <text:p text:style-name="P80"/>
          </table:table-cell>
          <table:table-cell table:style-name="Таблица56.A1" office:value-type="string">
            <text:p text:style-name="P80"/>
          </table:table-cell>
        </table:table-row>
        <table:table-row table:style-name="Таблица56.1">
          <table:table-cell table:style-name="Таблица56.A2" office:value-type="string">
            <text:p text:style-name="P85">TABULATE</text:p>
          </table:table-cell>
          <table:table-cell table:style-name="Таблица56.A2" office:value-type="string">
            <text:p text:style-name="P79">Табулировать</text:p>
          </table:table-cell>
          <table:table-cell table:style-name="Таблица56.A1" office:value-type="string">
            <text:p text:style-name="P78">Имя таблицы</text:p>
            <text:p text:style-name="P86"><draw:g text:anchor-type="as-char" svg:y="0cm" draw:z-index="200" draw:name="Фигура80" draw:style-name="gr16"><draw:rect draw:style-name="gr2" draw:text-style-name="P121" svg:width="2.541cm" svg:height="1.588cm" svg:x="0cm" svg:y="0cm"><text:p/></draw:rect><draw:g draw:style-name="gr17"><draw:custom-shape draw:style-name="gr18" draw:text-style-name="P122"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1.588cm" svg:x="0.014cm" svg:y="0cm"><draw:text-box><text:p text:style-name="P123"><text:span text:style-name="T99"><text:s/></text:span><text:span text:style-name="T94">имя,</text:span><text:span text:style-name="T99">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6.A1" office:value-type="string">
            <text:p text:style-name="P78">Весовой фактор</text:p>
            <text:p text:style-name="P86"><draw:g text:anchor-type="as-char" svg:y="0cm" draw:z-index="201" draw:name="Фигура81" draw:style-name="gr16"><draw:rect draw:style-name="gr2" draw:text-style-name="P121" svg:width="2.223cm" svg:height="1.588cm" svg:x="0cm" svg:y="0cm"><text:p/></draw:rect><draw:g draw:style-name="gr17"><draw:custom-shape draw:style-name="gr18" draw:text-style-name="P122"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209cm" svg:height="1.588cm" svg:x="0.014cm" svg:y="0cm"><draw:text-box><text:p text:style-name="P123"><text:span text:style-name="T99"><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4"/></text:p></draw:text-box></draw:frame></draw:g></text:p>
          </table:table-cell>
          <table:table-cell table:style-name="Таблица56.A1" office:value-type="string">
            <text:p text:style-name="P80"/>
          </table:table-cell>
          <table:table-cell table:style-name="Таблица56.A1" office:value-type="string">
            <text:p text:style-name="P80"/>
          </table:table-cell>
          <table:table-cell table:style-name="Таблица56.A1" office:value-type="string">
            <text:p text:style-name="P80"/>
          </table:table-cell>
          <table:table-cell table:style-name="Таблица56.A1" office:value-type="string">
            <text:p text:style-name="P80"/>
          </table:table-cell>
        </table:table-row>
        <table:table-row table:style-name="Таблица56.1">
          <table:table-cell table:style-name="Таблица56.A2" office:value-type="string">
            <text:p text:style-name="P85">TERMINATE</text:p>
          </table:table-cell>
          <table:table-cell table:style-name="Таблица56.A2" office:value-type="string">
            <text:p text:style-name="P79">Завершить</text:p>
          </table:table-cell>
          <table:table-cell table:style-name="Таблица56.A1" office:value-type="string">
            <text:p text:style-name="P78">Счетчик числа завершений</text:p>
            <text:p text:style-name="P86"><draw:g text:anchor-type="as-char" svg:y="0cm" draw:z-index="202" draw:name="Фигура82" draw:style-name="gr16"><draw:rect draw:style-name="gr2" draw:text-style-name="P121" svg:width="2.223cm" svg:height="1.602cm" svg:x="0cm" svg:y="0cm"><text:p/></draw:rect><draw:g draw:style-name="gr17"><draw:custom-shape draw:style-name="gr25" draw:text-style-name="P127" svg:width="1.892cm" svg:height="1.271cm" svg:x="0.014cm" svg:y="0.014cm"><text:p/><draw:enhanced-geometry svg:viewBox="0 0 21600 21600" draw:type="rectangle" draw:enhanced-path="M 0 0 L 21600 0 21600 21600 0 21600 0 0 Z N"/></draw:custom-shape><draw:custom-shape draw:style-name="gr26" draw:text-style-name="P127" svg:width="1.512cm" svg:height="1.271cm" svg:x="0.203cm" svg:y="0.014cm"><text:p/><draw:enhanced-geometry svg:viewBox="0 0 21600 21600" draw:type="rectangle" draw:enhanced-path="M 0 0 L 21600 0 21600 21600 0 21600 0 0 Z N"/></draw:custom-shape></draw:g><draw:frame draw:style-name="gr13" draw:text-style-name="P122" svg:width="2.209cm" svg:height="1.588cm" svg:x="0.014cm" svg:y="0.014cm"><draw:text-box><text:p text:style-name="P123"><text:span text:style-name="T94"><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6.A1" office:value-type="string">
            <text:p text:style-name="P80"/>
          </table:table-cell>
          <table:table-cell table:style-name="Таблица56.A1" office:value-type="string">
            <text:p text:style-name="P80"/>
          </table:table-cell>
          <table:table-cell table:style-name="Таблица56.A1" office:value-type="string">
            <text:p text:style-name="P80"/>
          </table:table-cell>
          <table:table-cell table:style-name="Таблица56.A1" office:value-type="string">
            <text:p text:style-name="P80"/>
          </table:table-cell>
          <table:table-cell table:style-name="Таблица56.A1" office:value-type="string">
            <text:p text:style-name="P80"/>
          </table:table-cell>
        </table:table-row>
        <table:table-row table:style-name="Таблица56.1">
          <table:table-cell table:style-name="Таблица56.A2" office:value-type="string">
            <text:p text:style-name="P83">TEST</text:p>
            <text:p text:style-name="P86"><draw:g text:anchor-type="as-char" svg:y="0cm" draw:z-index="203" draw:name="Фигура83" draw:style-name="gr16"><draw:rect draw:style-name="gr2" draw:text-style-name="P121" svg:width="1.602cm" svg:height="1.602cm" svg:x="0cm" svg:y="0cm"><text:p/></draw:rect><draw:g draw:style-name="gr17"><draw:custom-shape draw:style-name="gr27" draw:text-style-name="P122" svg:width="0.115cm" svg:height="1.574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7" draw:text-style-name="P122" svg:width="0.115cm" svg:height="1.574cm" svg:x="1.473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1.588cm" svg:height="1.588cm" svg:x="0cm" svg:y="0cm"><draw:text-box><text:p text:style-name="P123"><text:span text:style-name="T103">G, GE,</text:span></text:p><text:p text:style-name="P123"><text:span text:style-name="T103">E, NE,</text:span></text:p><text:p text:style-name="P123"><text:span text:style-name="T103">LE, L</text:span></text:p></draw:text-box></draw:frame></draw:g></text:p>
          </table:table-cell>
          <table:table-cell table:style-name="Таблица56.A2" office:value-type="string">
            <text:p text:style-name="P79">Проверить</text:p>
          </table:table-cell>
          <table:table-cell table:style-name="Таблица56.A1" office:value-type="string">
            <text:p text:style-name="P78">Первая величина</text:p>
            <text:p text:style-name="P86"><draw:g text:anchor-type="as-char" svg:y="0cm" draw:z-index="204" draw:name="Фигура84" draw:style-name="gr16"><draw:rect draw:style-name="gr2" draw:text-style-name="P121" svg:width="2.223cm" svg:height="1.588cm" svg:x="0cm" svg:y="0cm"><text:p/></draw:rect><draw:g draw:style-name="gr17"><draw:custom-shape draw:style-name="gr18" draw:text-style-name="P122"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209cm" svg:height="1.588cm" svg:x="0.014cm" svg:y="0cm"><draw:text-box><text:p text:style-name="P123"><text:span text:style-name="T99"><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4"/></text:p></draw:text-box></draw:frame></draw:g></text:p>
          </table:table-cell>
          <table:table-cell table:style-name="Таблица56.A1" office:value-type="string">
            <text:p text:style-name="P78">Вторая величина</text:p>
            <text:p text:style-name="P86"><draw:g text:anchor-type="as-char" svg:y="0cm" draw:z-index="205" draw:name="Фигура85" draw:style-name="gr16"><draw:rect draw:style-name="gr2" draw:text-style-name="P121" svg:width="2.223cm" svg:height="1.588cm" svg:x="0cm" svg:y="0cm"><text:p/></draw:rect><draw:g draw:style-name="gr17"><draw:custom-shape draw:style-name="gr18" draw:text-style-name="P122"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209cm" svg:height="1.588cm" svg:x="0.014cm" svg:y="0cm"><draw:text-box><text:p text:style-name="P123"><text:span text:style-name="T99"><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4"/></text:p></draw:text-box></draw:frame></draw:g></text:p>
          </table:table-cell>
          <table:table-cell table:style-name="Таблица56.A1" office:value-type="string">
            <text:p text:style-name="P78">Следующий блок при невыполнении условия</text:p>
            <text:p text:style-name="P86"><draw:g text:anchor-type="as-char" svg:y="0cm" draw:z-index="206" draw:name="Фигура86" draw:style-name="gr16"><draw:rect draw:style-name="gr2" draw:text-style-name="P121" svg:width="2.541cm" svg:height="1.602cm" svg:x="0cm" svg:y="0cm"><text:p/></draw:rect><draw:g draw:style-name="gr17"><draw:custom-shape draw:style-name="gr23" draw:text-style-name="P127" svg:width="2.223cm" svg:height="1.271cm" svg:x="0.014cm" svg:y="0.014cm"><text:p/><draw:enhanced-geometry svg:viewBox="0 0 21600 21600" draw:type="rectangle" draw:enhanced-path="M 0 0 L 21600 0 21600 21600 0 21600 0 0 Z N"/></draw:custom-shape><draw:custom-shape draw:style-name="gr24" draw:text-style-name="P127" svg:width="1.779cm" svg:height="1.271cm" svg:x="0.236cm" svg:y="0.014cm"><text:p/><draw:enhanced-geometry svg:viewBox="0 0 21600 21600" draw:type="rectangle" draw:enhanced-path="M 0 0 L 21600 0 21600 21600 0 21600 0 0 Z N"/></draw:custom-shape></draw:g><draw:frame draw:style-name="gr13" draw:text-style-name="P122" svg:width="2.527cm" svg:height="1.588cm" svg:x="0.014cm" svg:y="0.014cm"><draw:text-box><text:p text:style-name="P123"><text:span text:style-name="T94"><text:s/></text:span><text:span text:style-name="T94">имя,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6.A1" office:value-type="string">
            <text:p text:style-name="P80"/>
          </table:table-cell>
          <table:table-cell table:style-name="Таблица56.A1" office:value-type="string">
            <text:p text:style-name="P80"/>
          </table:table-cell>
          <table:table-cell table:style-name="Таблица56.A1" office:value-type="string">
            <text:p text:style-name="P80"/>
          </table:table-cell>
        </table:table-row>
      </table:table>
      <text:p text:style-name="P7"/>
      <text:p text:style-name="P6"><text:span text:style-name="T16">ПРИЛОЖЕНИЕ 1. <text:s/>Список блоков </text:span><text:span text:style-name="T19">GPSS</text:span><text:span text:style-name="T16"> </text:span>Продолжение</text:p>
      <text:p text:style-name="Standard"/>
      <table:table table:name="Таблица57" table:style-name="Таблица57">
        <table:table-column table:style-name="Таблица57.A"/>
        <table:table-column table:style-name="Таблица57.B"/>
        <table:table-column table:style-name="Таблица57.C" table:number-columns-repeated="2"/>
        <table:table-column table:style-name="Таблица57.E"/>
        <table:table-column table:style-name="Таблица57.F"/>
        <table:table-column table:style-name="Таблица57.G"/>
        <table:table-column table:style-name="Таблица57.H"/>
        <table:table-row table:style-name="Таблица57.1">
          <table:table-cell table:style-name="Таблица57.A1" office:value-type="string">
            <text:p text:style-name="P78">Блок</text:p>
          </table:table-cell>
          <table:table-cell table:style-name="Таблица57.A1" office:value-type="string">
            <text:p text:style-name="P78">Операция</text:p>
          </table:table-cell>
          <table:table-cell table:style-name="Таблица57.A1" office:value-type="string">
            <text:p text:style-name="P82">A</text:p>
          </table:table-cell>
          <table:table-cell table:style-name="Таблица57.A1" office:value-type="string">
            <text:p text:style-name="P82">B</text:p>
          </table:table-cell>
          <table:table-cell table:style-name="Таблица57.A1" office:value-type="string">
            <text:p text:style-name="P82">C</text:p>
          </table:table-cell>
          <table:table-cell table:style-name="Таблица57.A1" office:value-type="string">
            <text:p text:style-name="P82">D</text:p>
          </table:table-cell>
          <table:table-cell table:style-name="Таблица57.A1" office:value-type="string">
            <text:p text:style-name="P82">E</text:p>
          </table:table-cell>
          <table:table-cell table:style-name="Таблица57.A1" office:value-type="string">
            <text:p text:style-name="P82">F</text:p>
          </table:table-cell>
        </table:table-row>
        <table:table-row table:style-name="Таблица57.1">
          <table:table-cell table:style-name="Таблица57.A2" office:value-type="string">
            <text:p text:style-name="P85">TRANSFER</text:p>
          </table:table-cell>
          <table:table-cell table:style-name="Таблица57.A2" office:value-type="string">
            <text:p text:style-name="P79">Передать<text:line-break/>(в условном режиме)</text:p>
          </table:table-cell>
          <table:table-cell table:style-name="Таблица57.A1" office:value-type="string">
            <text:p text:style-name="P8"><text:span text:style-name="T88">Режим выбора<text:line-break/></text:span><text:span text:style-name="T89">BOTH</text:span></text:p>
          </table:table-cell>
          <table:table-cell table:style-name="Таблица57.A1" office:value-type="string">
            <text:p text:style-name="P78">Первый исследуемый блок</text:p>
            <text:p text:style-name="P86"><draw:g text:anchor-type="as-char" svg:y="0cm" draw:z-index="207" draw:name="Фигура87" draw:style-name="gr16"><draw:rect draw:style-name="gr2" draw:text-style-name="P121" svg:width="2.541cm" svg:height="1.588cm" svg:x="0cm" svg:y="0cm"><text:p/></draw:rect><draw:g draw:style-name="gr17"><draw:custom-shape draw:style-name="gr18" draw:text-style-name="P122"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1.588cm" svg:x="0.014cm" svg:y="0cm"><draw:text-box><text:p text:style-name="P123"><text:span text:style-name="T99"><text:s/></text:span><text:span text:style-name="T94">имя,</text:span><text:span text:style-name="T99">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7.A1" office:value-type="string">
            <text:p text:style-name="P78">Второй исследуемый блок</text:p>
            <text:p text:style-name="P86"><draw:g text:anchor-type="as-char" svg:y="0cm" draw:z-index="208" draw:name="Фигура88" draw:style-name="gr16"><draw:rect draw:style-name="gr2" draw:text-style-name="P121" svg:width="2.541cm" svg:height="1.588cm" svg:x="0cm" svg:y="0cm"><text:p/></draw:rect><draw:g draw:style-name="gr17"><draw:custom-shape draw:style-name="gr18" draw:text-style-name="P122"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1.588cm" svg:x="0.014cm" svg:y="0cm"><draw:text-box><text:p text:style-name="P123"><text:span text:style-name="T99"><text:s/></text:span><text:span text:style-name="T94">имя,</text:span><text:span text:style-name="T99">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7.A1" office:value-type="string">
            <text:p text:style-name="P80"/>
          </table:table-cell>
          <table:table-cell table:style-name="Таблица57.A1" office:value-type="string">
            <text:p text:style-name="P80"/>
          </table:table-cell>
          <table:table-cell table:style-name="Таблица57.A1" office:value-type="string">
            <text:p text:style-name="P80"/>
          </table:table-cell>
        </table:table-row>
        <table:table-row table:style-name="Таблица57.1">
          <table:table-cell table:style-name="Таблица57.A2" office:value-type="string">
            <text:p text:style-name="P85">TRANSFER</text:p>
          </table:table-cell>
          <table:table-cell table:style-name="Таблица57.A2" office:value-type="string">
            <text:p text:style-name="P79">Передать<text:line-break/>(в статическом режиме)</text:p>
          </table:table-cell>
          <table:table-cell table:style-name="Таблица57.A1" office:value-type="string">
            <text:p text:style-name="P78">Режим выбора</text:p>
            <text:p text:style-name="P86"><draw:g text:anchor-type="as-char" svg:y="0cm" draw:z-index="209" draw:name="Фигура89" draw:style-name="gr16"><draw:rect draw:style-name="gr2" draw:text-style-name="P121" svg:width="2.223cm" svg:height="1.588cm" svg:x="0cm" svg:y="0cm"><text:p/></draw:rect><draw:g draw:style-name="gr17"><draw:custom-shape draw:style-name="gr18" draw:text-style-name="P122"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209cm" svg:height="1.588cm" svg:x="0.014cm" svg:y="0cm"><draw:text-box><text:p text:style-name="P123"><text:span text:style-name="T99"><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4"/></text:p></draw:text-box></draw:frame></draw:g></text:p>
          </table:table-cell>
          <table:table-cell table:style-name="Таблица57.A1" office:value-type="string">
            <text:p text:style-name="P78">Первый блок</text:p>
            <text:p text:style-name="P86"><draw:g text:anchor-type="as-char" svg:y="0cm" draw:z-index="210" draw:name="Фигура90" draw:style-name="gr16"><draw:rect draw:style-name="gr2" draw:text-style-name="P121" svg:width="2.541cm" svg:height="1.602cm" svg:x="0cm" svg:y="0cm"><text:p/></draw:rect><draw:g draw:style-name="gr17"><draw:custom-shape draw:style-name="gr23" draw:text-style-name="P127" svg:width="2.223cm" svg:height="1.271cm" svg:x="0.014cm" svg:y="0.014cm"><text:p/><draw:enhanced-geometry svg:viewBox="0 0 21600 21600" draw:type="rectangle" draw:enhanced-path="M 0 0 L 21600 0 21600 21600 0 21600 0 0 Z N"/></draw:custom-shape><draw:custom-shape draw:style-name="gr24" draw:text-style-name="P127" svg:width="1.779cm" svg:height="1.271cm" svg:x="0.236cm" svg:y="0.014cm"><text:p/><draw:enhanced-geometry svg:viewBox="0 0 21600 21600" draw:type="rectangle" draw:enhanced-path="M 0 0 L 21600 0 21600 21600 0 21600 0 0 Z N"/></draw:custom-shape></draw:g><draw:frame draw:style-name="gr13" draw:text-style-name="P122" svg:width="2.527cm" svg:height="1.588cm" svg:x="0.014cm" svg:y="0.014cm"><draw:text-box><text:p text:style-name="P123"><text:span text:style-name="T94"><text:s/></text:span><text:span text:style-name="T94">имя,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7.A1" office:value-type="string">
            <text:p text:style-name="P78">Второй блок</text:p>
            <text:p text:style-name="P87"><draw:g text:anchor-type="as-char" svg:y="0cm" draw:z-index="211" draw:name="Фигура91" draw:style-name="gr16"><draw:rect draw:style-name="gr2" draw:text-style-name="P121" svg:width="2.541cm" svg:height="1.588cm" svg:x="0cm" svg:y="0cm"><text:p/></draw:rect><draw:g draw:style-name="gr17"><draw:custom-shape draw:style-name="gr18" draw:text-style-name="P122"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1.588cm" svg:x="0.014cm" svg:y="0cm"><draw:text-box><text:p text:style-name="P123"><text:span text:style-name="T99"><text:s/></text:span><text:span text:style-name="T94">имя,</text:span><text:span text:style-name="T99">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7.A1" office:value-type="string">
            <text:p text:style-name="P80"/>
          </table:table-cell>
          <table:table-cell table:style-name="Таблица57.A1" office:value-type="string">
            <text:p text:style-name="P80"/>
          </table:table-cell>
          <table:table-cell table:style-name="Таблица57.A1" office:value-type="string">
            <text:p text:style-name="P80"/>
          </table:table-cell>
        </table:table-row>
        <table:table-row table:style-name="Таблица57.1">
          <table:table-cell table:style-name="Таблица57.A2" office:value-type="string">
            <text:p text:style-name="P85">TRANSFER</text:p>
          </table:table-cell>
          <table:table-cell table:style-name="Таблица57.A2" office:value-type="string">
            <text:p text:style-name="P79">Передать<text:line-break/>(в безусловном режиме)</text:p>
          </table:table-cell>
          <table:table-cell table:style-name="Таблица57.A1" office:value-type="string">
            <text:p text:style-name="P78">Режим выбора не используется</text:p>
          </table:table-cell>
          <table:table-cell table:style-name="Таблица57.A1" office:value-type="string">
            <text:p text:style-name="P78">Блок, в который переходит транзакт</text:p>
            <text:p text:style-name="P87"><draw:g text:anchor-type="as-char" svg:y="0cm" draw:z-index="212" draw:name="Фигура92" draw:style-name="gr16"><draw:rect draw:style-name="gr2" draw:text-style-name="P121" svg:width="2.541cm" svg:height="1.588cm" svg:x="0cm" svg:y="0cm"><text:p/></draw:rect><draw:g draw:style-name="gr17"><draw:custom-shape draw:style-name="gr18" draw:text-style-name="P122"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1.588cm" svg:x="0.014cm" svg:y="0cm"><draw:text-box><text:p text:style-name="P123"><text:span text:style-name="T99"><text:s/></text:span><text:span text:style-name="T94">имя,</text:span><text:span text:style-name="T99">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7.A1" office:value-type="string">
            <text:p text:style-name="P80"/>
          </table:table-cell>
          <table:table-cell table:style-name="Таблица57.A1" office:value-type="string">
            <text:p text:style-name="P80"/>
          </table:table-cell>
          <table:table-cell table:style-name="Таблица57.A1" office:value-type="string">
            <text:p text:style-name="P80"/>
          </table:table-cell>
          <table:table-cell table:style-name="Таблица57.A1" office:value-type="string">
            <text:p text:style-name="P80"/>
          </table:table-cell>
        </table:table-row>
        <table:table-row table:style-name="Таблица57.1">
          <table:table-cell table:style-name="Таблица57.A2" office:value-type="string">
            <text:p text:style-name="P85">UNLINK</text:p>
          </table:table-cell>
          <table:table-cell table:style-name="Таблица57.A2" office:value-type="string">
            <text:p text:style-name="P79">Вывести из цепи пользователя</text:p>
          </table:table-cell>
          <table:table-cell table:style-name="Таблица57.A1" office:value-type="string">
            <text:p text:style-name="P78">Имя цепи пользователя</text:p>
            <text:p text:style-name="P86"><draw:g text:anchor-type="as-char" svg:y="0cm" draw:z-index="213" draw:name="Фигура93" draw:style-name="gr16"><draw:rect draw:style-name="gr2" draw:text-style-name="P121" svg:width="2.541cm" svg:height="1.588cm" svg:x="0cm" svg:y="0cm"><text:p/></draw:rect><draw:g draw:style-name="gr17"><draw:custom-shape draw:style-name="gr18" draw:text-style-name="P122"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1.588cm" svg:x="0.014cm" svg:y="0cm"><draw:text-box><text:p text:style-name="P123"><text:span text:style-name="T99"><text:s/></text:span><text:span text:style-name="T94">имя,</text:span><text:span text:style-name="T99">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7.A1" office:value-type="string">
            <text:p text:style-name="P78">Блок, в который входят выведенные транзакты</text:p>
            <text:p text:style-name="P86"><draw:g text:anchor-type="as-char" svg:y="0cm" draw:z-index="214" draw:name="Фигура94" draw:style-name="gr16"><draw:rect draw:style-name="gr2" draw:text-style-name="P121" svg:width="2.541cm" svg:height="1.588cm" svg:x="0cm" svg:y="0cm"><text:p/></draw:rect><draw:g draw:style-name="gr17"><draw:custom-shape draw:style-name="gr18" draw:text-style-name="P122"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1.588cm" svg:x="0.014cm" svg:y="0cm"><draw:text-box><text:p text:style-name="P123"><text:span text:style-name="T99"><text:s/></text:span><text:span text:style-name="T94">имя,</text:span><text:span text:style-name="T99">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7.A1" office:value-type="string">
            <text:p text:style-name="P78">Счетчик выводимых транзактов</text:p>
            <text:p text:style-name="P86"><draw:g text:anchor-type="as-char" svg:y="0cm" draw:z-index="215" draw:name="Фигура95" draw:style-name="gr16"><draw:rect draw:style-name="gr2" draw:text-style-name="P121" svg:width="2.223cm" svg:height="1.588cm" svg:x="0cm" svg:y="0cm"><text:p/></draw:rect><draw:g draw:style-name="gr17"><draw:custom-shape draw:style-name="gr18" draw:text-style-name="P122"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209cm" svg:height="1.588cm" svg:x="0.014cm" svg:y="0cm"><draw:text-box><text:p text:style-name="P123"><text:span text:style-name="T99"><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4"/></text:p></draw:text-box></draw:frame></draw:g></text:p>
            <text:p text:style-name="P9"><text:span text:style-name="T88">или </text:span><text:span text:style-name="T89">ALL</text:span></text:p>
          </table:table-cell>
          <table:table-cell table:style-name="Таблица57.A1" office:value-type="string">
            <text:p text:style-name="P77"><text:span text:style-name="T86">№</text:span><text:span text:style-name="T87"> </text:span><text:span text:style-name="T86">параметра</text:span></text:p>
            <text:p text:style-name="P86"><draw:g text:anchor-type="as-char" svg:y="0cm" draw:z-index="216" draw:name="Фигура96" draw:style-name="gr16"><draw:rect draw:style-name="gr2" draw:text-style-name="P121" svg:width="2.223cm" svg:height="1.602cm" svg:x="0cm" svg:y="0cm"><text:p/></draw:rect><draw:g draw:style-name="gr17"><draw:custom-shape draw:style-name="gr25" draw:text-style-name="P127" svg:width="1.892cm" svg:height="1.271cm" svg:x="0.014cm" svg:y="0.014cm"><text:p/><draw:enhanced-geometry svg:viewBox="0 0 21600 21600" draw:type="rectangle" draw:enhanced-path="M 0 0 L 21600 0 21600 21600 0 21600 0 0 Z N"/></draw:custom-shape><draw:custom-shape draw:style-name="gr26" draw:text-style-name="P127" svg:width="1.512cm" svg:height="1.271cm" svg:x="0.203cm" svg:y="0.014cm"><text:p/><draw:enhanced-geometry svg:viewBox="0 0 21600 21600" draw:type="rectangle" draw:enhanced-path="M 0 0 L 21600 0 21600 21600 0 21600 0 0 Z N"/></draw:custom-shape></draw:g><draw:frame draw:style-name="gr13" draw:text-style-name="P122" svg:width="2.209cm" svg:height="1.588cm" svg:x="0.014cm" svg:y="0.014cm"><draw:text-box><text:p text:style-name="P123"><text:span text:style-name="T94"><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ext:p text:style-name="P9"><text:span text:style-name="T88">или [</text:span><text:span text:style-name="T89">BACK</text:span><text:span text:style-name="T88">]</text:span></text:p>
          </table:table-cell>
          <table:table-cell table:style-name="Таблица57.A1" office:value-type="string">
            <text:p text:style-name="P78">Аргумент парности</text:p>
            <text:p text:style-name="P86"><draw:g text:anchor-type="as-char" svg:y="0cm" draw:z-index="217" draw:name="Фигура97" draw:style-name="gr16"><draw:rect draw:style-name="gr2" draw:text-style-name="P121" svg:width="2.223cm" svg:height="1.602cm" svg:x="0cm" svg:y="0cm"><text:p/></draw:rect><draw:g draw:style-name="gr17"><draw:custom-shape draw:style-name="gr25" draw:text-style-name="P127" svg:width="1.892cm" svg:height="1.271cm" svg:x="0.014cm" svg:y="0.014cm"><text:p/><draw:enhanced-geometry svg:viewBox="0 0 21600 21600" draw:type="rectangle" draw:enhanced-path="M 0 0 L 21600 0 21600 21600 0 21600 0 0 Z N"/></draw:custom-shape><draw:custom-shape draw:style-name="gr26" draw:text-style-name="P127" svg:width="1.512cm" svg:height="1.271cm" svg:x="0.203cm" svg:y="0.014cm"><text:p/><draw:enhanced-geometry svg:viewBox="0 0 21600 21600" draw:type="rectangle" draw:enhanced-path="M 0 0 L 21600 0 21600 21600 0 21600 0 0 Z N"/></draw:custom-shape></draw:g><draw:frame draw:style-name="gr13" draw:text-style-name="P122" svg:width="2.209cm" svg:height="1.588cm" svg:x="0.014cm" svg:y="0.014cm"><draw:text-box><text:p text:style-name="P123"><text:span text:style-name="T94"><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cell table:style-name="Таблица57.A1" office:value-type="string">
            <text:p text:style-name="P78">Альтернативный выход</text:p>
            <text:p text:style-name="P86"><draw:g text:anchor-type="as-char" svg:y="0cm" draw:z-index="218" draw:name="Фигура98" draw:style-name="gr16"><draw:rect draw:style-name="gr2" draw:text-style-name="P121" svg:width="2.541cm" svg:height="1.602cm" svg:x="0cm" svg:y="0cm"><text:p/></draw:rect><draw:g draw:style-name="gr17"><draw:custom-shape draw:style-name="gr23" draw:text-style-name="P127" svg:width="2.223cm" svg:height="1.271cm" svg:x="0.014cm" svg:y="0.014cm"><text:p/><draw:enhanced-geometry svg:viewBox="0 0 21600 21600" draw:type="rectangle" draw:enhanced-path="M 0 0 L 21600 0 21600 21600 0 21600 0 0 Z N"/></draw:custom-shape><draw:custom-shape draw:style-name="gr24" draw:text-style-name="P127" svg:width="1.779cm" svg:height="1.271cm" svg:x="0.236cm" svg:y="0.014cm"><text:p/><draw:enhanced-geometry svg:viewBox="0 0 21600 21600" draw:type="rectangle" draw:enhanced-path="M 0 0 L 21600 0 21600 21600 0 21600 0 0 Z N"/></draw:custom-shape></draw:g><draw:frame draw:style-name="gr13" draw:text-style-name="P122" svg:width="2.527cm" svg:height="1.588cm" svg:x="0.014cm" svg:y="0.014cm"><draw:text-box><text:p text:style-name="P123"><text:span text:style-name="T94"><text:s/></text:span><text:span text:style-name="T94">имя, </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3"/></text:p></draw:text-box></draw:frame></draw:g></text:p>
          </table:table-cell>
        </table:table-row>
      </table:table>
      <text:p text:style-name="Standard"/>
      <text:h text:style-name="P113" text:outline-level="1"><text:bookmark-start text:name="__RefHeading___Toc200344956"/><text:span text:style-name="T16">ПРИЛОЖЕНИЕ 2. <text:s/>Список операторов </text:span><text:span text:style-name="T19">GPSS</text:span><text:span text:style-name="T16">, не являющихся блоками</text:span><text:bookmark-end text:name="__RefHeading___Toc200344956"/></text:h>
      <text:p text:style-name="P35"/>
      <table:table table:name="Таблица58" table:style-name="Таблица58">
        <table:table-column table:style-name="Таблица58.A"/>
        <table:table-column table:style-name="Таблица58.B"/>
        <table:table-column table:style-name="Таблица58.C" table:number-columns-repeated="2"/>
        <table:table-column table:style-name="Таблица58.E"/>
        <table:table-column table:style-name="Таблица58.F"/>
        <table:table-column table:style-name="Таблица58.G"/>
        <table:table-row table:style-name="Таблица58.1">
          <table:table-cell table:style-name="Таблица58.A1" office:value-type="string">
            <text:p text:style-name="P72">Поле имени</text:p>
          </table:table-cell>
          <table:table-cell table:style-name="Таблица58.A1" office:value-type="string">
            <text:p text:style-name="P72">Поле операции</text:p>
          </table:table-cell>
          <table:table-cell table:style-name="Таблица58.A1" office:value-type="string">
            <text:p text:style-name="P15">A</text:p>
          </table:table-cell>
          <table:table-cell table:style-name="Таблица58.A1" office:value-type="string">
            <text:p text:style-name="P15">B</text:p>
          </table:table-cell>
          <table:table-cell table:style-name="Таблица58.A1" office:value-type="string">
            <text:p text:style-name="P15">C</text:p>
          </table:table-cell>
          <table:table-cell table:style-name="Таблица58.A1" office:value-type="string">
            <text:p text:style-name="P15">D</text:p>
          </table:table-cell>
          <table:table-cell table:style-name="Таблица58.A1" office:value-type="string">
            <text:p text:style-name="P15">E</text:p>
          </table:table-cell>
        </table:table-row>
        <table:table-row table:style-name="Таблица58.2">
          <table:table-cell table:style-name="Таблица58.A1" table:number-rows-spanned="2" office:value-type="string">
            <text:p text:style-name="P72">Имя булевской переменной</text:p>
            <text:p text:style-name="P9"><text:span text:style-name="T86">{</text:span><text:span text:style-name="T5">k</text:span><text:span text:style-name="T86">, имя}</text:span></text:p>
          </table:table-cell>
          <table:table-cell table:style-name="Таблица58.A1" table:number-rows-spanned="2" office:value-type="string">
            <text:p text:style-name="P15">BVARIABLE</text:p>
            <text:p text:style-name="P73">(булевская переменная)</text:p>
          </table:table-cell>
          <table:table-cell table:style-name="Таблица58.A1" table:number-columns-spanned="5" office:value-type="string">
            <text:p text:style-name="P72">Комбинация определений числовых данных, операторов отношения, логических атрибутов и булевских операторов</text:p>
          </table:table-cell>
          <table:covered-table-cell/>
          <table:covered-table-cell/>
          <table:covered-table-cell/>
          <table:covered-table-cell/>
        </table:table-row>
        <table:table-row table:style-name="Таблица58.2">
          <table:covered-table-cell table:style-name="Таблица58.A1"/>
          <table:covered-table-cell table:style-name="Таблица58.A1"/>
          <table:table-cell table:style-name="Таблица58.A1" office:value-type="string">
            <text:p text:style-name="P72">Определение числовых данных</text:p>
            <text:p text:style-name="P48"><text:span text:style-name="T87"><text:s text:c="15"/></text:span><text:span text:style-name="T5">k</text:span><text:span text:style-name="T86">, СЧА</text:span><text:span text:style-name="T5">j</text:span><text:span text:style-name="T86">,<text:line-break/> <text:s text:c="14"/>СЧА$имя,<text:line-break/> <text:s text:c="14"/>СЧА*</text:span><text:span text:style-name="T5">j</text:span></text:p>
            <text:p text:style-name="P73"/>
          </table:table-cell>
          <table:table-cell table:style-name="Таблица58.A1" office:value-type="string">
            <text:p text:style-name="P72">Операторы отношения</text:p>
            <text:p text:style-name="P9"><text:span text:style-name="T86">‘</text:span><text:span text:style-name="T4">G</text:span><text:span text:style-name="T86">’ <text:s text:c="2"/>‘</text:span><text:span text:style-name="T4">GE</text:span><text:span text:style-name="T86">’<text:line-break/>’</text:span><text:span text:style-name="T4">L</text:span><text:span text:style-name="T86">’ <text:s text:c="2"/>‘</text:span><text:span text:style-name="T4">LE</text:span><text:span text:style-name="T86">’<text:line-break/>’</text:span><text:span text:style-name="T4">E</text:span><text:span text:style-name="T86">’ <text:s text:c="2"/>‘</text:span><text:span text:style-name="T4">NE</text:span><text:span text:style-name="T86">’</text:span></text:p>
          </table:table-cell>
          <table:table-cell table:style-name="Таблица58.A1" office:value-type="string">
            <text:p text:style-name="P8"><text:span text:style-name="T86">Логические атрибуты: формируются посредством добавления </text:span><text:span text:style-name="T5">j</text:span><text:span text:style-name="T86">,$имя или *</text:span><text:span text:style-name="T5">j</text:span><text:span text:style-name="T86"> к логическим операторам</text:span></text:p>
            <text:p text:style-name="P48"><text:span text:style-name="T87"><text:s text:c="11"/></text:span><text:span text:style-name="T4">FU <text:s text:c="4"/>LS <text:s text:c="4"/>SE<text:line-break/> <text:s text:c="10"/>F <text:s text:c="7"/>LR <text:s text:c="4"/>SNE<text:line-break/> <text:s text:c="10"/>FNU<text:line-break/> <text:s text:c="10"/>FI <text:s text:c="15"/>SF<text:line-break/> <text:s text:c="10"/>FNI <text:s text:c="12"/>SNF</text:span></text:p>
            <text:p text:style-name="P19"/>
          </table:table-cell>
          <table:table-cell table:style-name="Таблица58.A1" office:value-type="string">
            <text:p text:style-name="P72">Булевские операторы</text:p>
            <text:p text:style-name="P48"><text:span text:style-name="T87"><text:s text:c="12"/></text:span><text:span text:style-name="T86">+ (или)<text:line-break/> <text:s text:c="11"/>* (и)</text:span></text:p>
          </table:table-cell>
          <table:table-cell table:style-name="Таблица58.A1" office:value-type="string">
            <text:p text:style-name="P18"/>
          </table:table-cell>
        </table:table-row>
        <table:table-row table:style-name="Таблица58.1">
          <table:table-cell table:style-name="Таблица58.A1" office:value-type="string">
            <text:p text:style-name="P88"></text:p>
          </table:table-cell>
          <table:table-cell table:style-name="Таблица58.A1" office:value-type="string">
            <text:p text:style-name="P15">CLEAR</text:p>
            <text:p text:style-name="P73">(очистить)</text:p>
          </table:table-cell>
          <table:table-cell table:style-name="Таблица58.A1" office:value-type="string">
            <text:p text:style-name="P72">Сохраняемая величина (сохраняемые величины), не подлежащая обнулению</text:p>
            <text:p text:style-name="P76"><draw:g text:anchor-type="as-char" svg:y="0cm" draw:z-index="219" draw:name="Фигура99" draw:style-name="gr16"><draw:rect draw:style-name="gr2" draw:text-style-name="P121" svg:width="2.541cm" svg:height="1.271cm" svg:x="0cm" svg:y="0cm"><text:p/></draw:rect><draw:g draw:style-name="gr17"><draw:custom-shape draw:style-name="gr21" draw:text-style-name="P127" svg:width="2.209cm" svg:height="0.939cm" svg:x="0.014cm" svg:y="0.014cm"><text:p/><draw:enhanced-geometry svg:viewBox="0 0 21600 21600" draw:type="rectangle" draw:enhanced-path="M 0 0 L 21600 0 21600 21600 0 21600 0 0 Z N"/></draw:custom-shape><draw:custom-shape draw:style-name="gr22" draw:text-style-name="P127" svg:width="1.766cm" svg:height="0.939cm" svg:x="0.235cm" svg:y="0.014cm"><text:p/><draw:enhanced-geometry svg:viewBox="0 0 21600 21600" draw:type="rectangle" draw:enhanced-path="M 0 0 L 21600 0 21600 21600 0 21600 0 0 Z N"/></draw:custom-shape></draw:g><draw:frame draw:style-name="gr13" draw:text-style-name="P122" svg:width="2.527cm" svg:height="0.939cm" svg:x="0.014cm" svg:y="0.014cm"><draw:text-box><text:p text:style-name="P123"><text:span text:style-name="T101">Xj</text:span><text:span text:style-name="T94">, </text:span><text:span text:style-name="T101">X</text:span><text:span text:style-name="T94">$имя</text:span><text:span text:style-name="T101">,</text:span></text:p><text:p text:style-name="P123"><text:span text:style-name="T101">XHj</text:span><text:span text:style-name="T94">, </text:span><text:span text:style-name="T101">XH</text:span><text:span text:style-name="T94">$имя</text:span></text:p></draw:text-box></draw:frame></draw:g></text:p>
          </table:table-cell>
          <table:table-cell table:style-name="Таблица58.A1" office:value-type="string">
            <text:p text:style-name="P72">Разделитель в случае нескольких входов</text:p>
            <text:p text:style-name="P73">[,]</text:p>
          </table:table-cell>
          <table:table-cell table:style-name="Таблица58.A1" office:value-type="string">
            <text:p text:style-name="P74"/>
          </table:table-cell>
          <table:table-cell table:style-name="Таблица58.A1" office:value-type="string">
            <text:p text:style-name="P74"/>
          </table:table-cell>
          <table:table-cell table:style-name="Таблица58.A1" office:value-type="string">
            <text:p text:style-name="P74"/>
          </table:table-cell>
        </table:table-row>
        <table:table-row table:style-name="Таблица58.1">
          <table:table-cell table:style-name="Таблица58.A1" office:value-type="string">
            <text:p text:style-name="P72">Символическое имя элемента</text:p>
          </table:table-cell>
          <table:table-cell table:style-name="Таблица58.A1" office:value-type="string">
            <text:p text:style-name="P15">EQU</text:p>
            <text:p text:style-name="P73">(определить эквивалентность)</text:p>
          </table:table-cell>
          <table:table-cell table:style-name="Таблица58.A1" office:value-type="string">
            <text:p text:style-name="P72">Числовой эквивалент символического имени</text:p>
            <text:p text:style-name="P20">k</text:p>
            <text:p text:style-name="P89"/>
          </table:table-cell>
          <table:table-cell table:style-name="Таблица58.A1" office:value-type="string">
            <text:p text:style-name="P72">Мнемоническое обозначение для типа элемента</text:p>
          </table:table-cell>
          <table:table-cell table:style-name="Таблица58.A1" office:value-type="string">
            <text:p text:style-name="P74"/>
          </table:table-cell>
          <table:table-cell table:style-name="Таблица58.A1" office:value-type="string">
            <text:p text:style-name="P74"/>
          </table:table-cell>
          <table:table-cell table:style-name="Таблица58.A1" office:value-type="string">
            <text:p text:style-name="P74"/>
          </table:table-cell>
        </table:table-row>
      </table:table>
      <text:p text:style-name="P7"><text:span text:style-name="T16">ПРИЛОЖЕНИЕ 2. <text:s/>Список операторов </text:span><text:span text:style-name="T19">GPSS</text:span><text:span text:style-name="T16">, не являющихся блоками <text:s/></text:span>Продолжение</text:p>
      <text:p text:style-name="P35"/>
      <table:table table:name="Таблица59" table:style-name="Таблица59">
        <table:table-column table:style-name="Таблица59.A"/>
        <table:table-column table:style-name="Таблица59.B"/>
        <table:table-column table:style-name="Таблица59.C" table:number-columns-repeated="2"/>
        <table:table-column table:style-name="Таблица59.E"/>
        <table:table-column table:style-name="Таблица59.F"/>
        <table:table-column table:style-name="Таблица59.G"/>
        <table:table-row table:style-name="Таблица59.1">
          <table:table-cell table:style-name="Таблица59.A1" office:value-type="string">
            <text:p text:style-name="P72">Поле имени</text:p>
          </table:table-cell>
          <table:table-cell table:style-name="Таблица59.A1" office:value-type="string">
            <text:p text:style-name="P72">Поле операции</text:p>
          </table:table-cell>
          <table:table-cell table:style-name="Таблица59.A1" office:value-type="string">
            <text:p text:style-name="P15">A</text:p>
          </table:table-cell>
          <table:table-cell table:style-name="Таблица59.A1" office:value-type="string">
            <text:p text:style-name="P15">B</text:p>
          </table:table-cell>
          <table:table-cell table:style-name="Таблица59.A1" office:value-type="string">
            <text:p text:style-name="P15">C</text:p>
          </table:table-cell>
          <table:table-cell table:style-name="Таблица59.A1" office:value-type="string">
            <text:p text:style-name="P15">D</text:p>
          </table:table-cell>
          <table:table-cell table:style-name="Таблица59.A1" office:value-type="string">
            <text:p text:style-name="P15">E</text:p>
          </table:table-cell>
        </table:table-row>
        <table:table-row table:style-name="Таблица59.1">
          <table:table-cell table:style-name="Таблица59.A1" office:value-type="string">
            <text:p text:style-name="P72">Имя функции</text:p>
            <text:p text:style-name="P9"><text:span text:style-name="T86">{</text:span><text:span text:style-name="T5">k</text:span><text:span text:style-name="T86">, имя}</text:span></text:p>
          </table:table-cell>
          <table:table-cell table:style-name="Таблица59.A1" office:value-type="string">
            <text:p text:style-name="P15">FUNCTION</text:p>
            <text:p text:style-name="P73">(функция)</text:p>
          </table:table-cell>
          <table:table-cell table:style-name="Таблица59.A1" office:value-type="string">
            <text:p text:style-name="P72">Аргумент функции</text:p>
            <text:p text:style-name="P76"><draw:g text:anchor-type="as-char" svg:y="0cm" draw:z-index="220" draw:name="Фигура100" draw:style-name="gr16"><draw:rect draw:style-name="gr2" draw:text-style-name="P121" svg:width="2.555cm" svg:height="2.223cm" svg:x="0cm" svg:y="0cm"><text:p/></draw:rect><draw:g draw:style-name="gr17"><draw:custom-shape draw:style-name="gr20" draw:text-style-name="P122" svg:width="0.186cm" svg:height="1.892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0" draw:text-style-name="P122" svg:width="0.186cm" svg:height="1.892cm" svg:x="2.355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2.223cm" svg:x="0.014cm" svg:y="0cm"><draw:text-box><text:p text:style-name="P123"><text:span text:style-name="T94"><text:s/></text:span><text:span text:style-name="T94">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span text:style-name="T94"> за</text:span></text:p><text:p text:style-name="P123"><text:span text:style-name="T94"><text:s/></text:span><text:span text:style-name="T94">исключением</text:span></text:p><text:p text:style-name="P123"><text:span text:style-name="T94"><text:s/></text:span><text:span text:style-name="T101">MX</text:span><text:span text:style-name="T94">, </text:span><text:span text:style-name="T101">MH</text:span></text:p><text:p text:style-name="P123"><text:span text:style-name="T93"/></text:p></draw:text-box></draw:frame></draw:g></text:p>
          </table:table-cell>
          <table:table-cell table:style-name="Таблица59.A1" office:value-type="string">
            <text:p text:style-name="P72">Тип функции и число точек</text:p>
            <text:p text:style-name="P76"><draw:g text:anchor-type="as-char" svg:y="0cm" draw:z-index="221" draw:name="Фигура101" draw:style-name="gr16"><draw:rect draw:style-name="gr2" draw:text-style-name="P121" svg:width="1.588cm" svg:height="2.223cm" svg:x="0cm" svg:y="0cm"><text:p/></draw:rect><draw:g draw:style-name="gr17"><draw:custom-shape draw:style-name="gr20" draw:text-style-name="P122" svg:width="0.07cm" svg:height="1.892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0" draw:text-style-name="P122" svg:width="0.07cm" svg:height="1.892cm" svg:x="0.884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0.939cm" svg:height="2.223cm" svg:x="0.014cm" svg:y="0cm"><draw:text-box><text:p text:style-name="P123"><text:span text:style-name="T101">C</text:span></text:p><text:p text:style-name="P123"><text:span text:style-name="T101">D</text:span></text:p><text:p text:style-name="P123"><text:span text:style-name="T101">E</text:span></text:p><text:p text:style-name="P123"><text:span text:style-name="T101">L</text:span></text:p><text:p text:style-name="P123"><text:span text:style-name="T101">M</text:span></text:p></draw:text-box></draw:frame><draw:frame draw:style-name="gr13" draw:text-style-name="P122" svg:width="0.636cm" svg:height="0.636cm" svg:x="0.953cm" svg:y="0.635cm"><draw:text-box><text:p text:style-name="P123"><text:span text:style-name="T100">k</text:span></text:p></draw:text-box></draw:frame></draw:g></text:p>
          </table:table-cell>
          <table:table-cell table:style-name="Таблица59.A1" office:value-type="string">
            <text:p text:style-name="P74"/>
          </table:table-cell>
          <table:table-cell table:style-name="Таблица59.A1" office:value-type="string">
            <text:p text:style-name="P74"/>
          </table:table-cell>
          <table:table-cell table:style-name="Таблица59.A1" office:value-type="string">
            <text:p text:style-name="P74"/>
          </table:table-cell>
        </table:table-row>
        <table:table-row table:style-name="Таблица59.1">
          <table:table-cell table:style-name="Таблица59.A1" table:number-columns-spanned="7" office:value-type="string">
            <text:p text:style-name="P49"><text:span text:style-name="T86">Карта (карты), следующая за функцией: </text:span><text:span text:style-name="T4">X</text:span><text:span text:style-name="T52">1</text:span><text:span text:style-name="T86">,</text:span><text:span text:style-name="T4">Y</text:span><text:span text:style-name="T52">1</text:span><text:span text:style-name="T86">/</text:span><text:span text:style-name="T4">X</text:span><text:span text:style-name="T52">2</text:span><text:span text:style-name="T86">,</text:span><text:span text:style-name="T4">Y</text:span><text:span text:style-name="T52">2</text:span><text:span text:style-name="T86">/</text:span><text:span text:style-name="T4">X</text:span><text:span text:style-name="T52">3</text:span><text:span text:style-name="T86">,</text:span><text:span text:style-name="T4">Y</text:span><text:span text:style-name="T52">3</text:span><text:span text:style-name="T86">/ и т.д.<text:line-break/></text:span><text:span text:style-name="T4">X</text:span><text:span text:style-name="T52">1</text:span><text:span text:style-name="T86"> должна начинаться в первом столбце;<text:line-break/></text:span><text:span text:style-name="T4">MX</text:span><text:span text:style-name="T86"> и </text:span><text:span text:style-name="T4">MH</text:span><text:span text:style-name="T86"> не разрешены в качестве величин </text:span><text:span text:style-name="T4">Y</text:span><text:span text:style-name="T86"> в функциях Е- или М-типа</text:span></text:p>
          </table:table-cell>
          <table:covered-table-cell/>
          <table:covered-table-cell/>
          <table:covered-table-cell/>
          <table:covered-table-cell/>
          <table:covered-table-cell/>
          <table:covered-table-cell/>
        </table:table-row>
        <table:table-row table:style-name="Таблица59.1">
          <table:table-cell table:style-name="Таблица59.A1" table:number-rows-spanned="3" office:value-type="string">
            <text:p text:style-name="P74"/>
          </table:table-cell>
          <table:table-cell table:style-name="Таблица59.A1" office:value-type="string">
            <text:p text:style-name="P15">INITIAL</text:p>
            <text:p text:style-name="P73">(инициализировать)</text:p>
          </table:table-cell>
          <table:table-cell table:style-name="Таблица59.A1" office:value-type="string">
            <text:p text:style-name="P72">Тип матрицы</text:p>
            <text:p text:style-name="P9"><text:span text:style-name="T86">{</text:span><text:span text:style-name="T4">LS</text:span><text:span text:style-name="T5">j</text:span><text:span text:style-name="T86">, </text:span><text:span text:style-name="T4">LS</text:span><text:span text:style-name="T86">$имя}</text:span></text:p>
          </table:table-cell>
          <table:table-cell table:style-name="Таблица59.A1" office:value-type="string">
            <text:p text:style-name="P72">Разделитель в случае нескольких входов</text:p>
            <text:p text:style-name="P73">[/]</text:p>
            <text:p text:style-name="P73"/>
          </table:table-cell>
          <table:table-cell table:style-name="Таблица59.A1" office:value-type="string">
            <text:p text:style-name="P74"/>
          </table:table-cell>
          <table:table-cell table:style-name="Таблица59.A1" office:value-type="string">
            <text:p text:style-name="P74"/>
          </table:table-cell>
          <table:table-cell table:style-name="Таблица59.A1" office:value-type="string">
            <text:p text:style-name="P74"/>
          </table:table-cell>
        </table:table-row>
        <table:table-row table:style-name="Таблица59.1">
          <table:covered-table-cell table:style-name="Таблица59.A1"/>
          <table:table-cell table:style-name="Таблица59.A1" office:value-type="string">
            <text:p text:style-name="P74"/>
          </table:table-cell>
          <table:table-cell table:style-name="Таблица59.A1" office:value-type="string">
            <text:p text:style-name="P72">Матричные сохраняемые величины</text:p>
            <text:p text:style-name="P76"><draw:g text:anchor-type="as-char" svg:y="0cm" draw:z-index="222" draw:name="Фигура102" draw:style-name="gr16"><draw:rect draw:style-name="gr2" draw:text-style-name="P121" svg:width="2.858cm" svg:height="1.271cm" svg:x="0cm" svg:y="0cm"><text:p/></draw:rect><draw:g draw:style-name="gr17"><draw:custom-shape draw:style-name="gr19" draw:text-style-name="P122" svg:width="0.186cm" svg:height="0.939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9" draw:text-style-name="P122" svg:width="0.186cm" svg:height="0.939cm" svg:x="2.355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844cm" svg:height="0.953cm" svg:x="0.014cm" svg:y="0cm"><draw:text-box><text:p text:style-name="P123"><text:span text:style-name="T101">MX</text:span><text:span text:style-name="T100">j</text:span><text:span text:style-name="T94">, </text:span><text:span text:style-name="T101">MX</text:span><text:span text:style-name="T94">$имя,</text:span></text:p><text:p text:style-name="P123"><text:span text:style-name="T101">MH</text:span><text:span text:style-name="T100">j</text:span><text:span text:style-name="T94">, </text:span><text:span text:style-name="T101">MH</text:span><text:span text:style-name="T94">$имя</text:span></text:p></draw:text-box></draw:frame></draw:g></text:p>
          </table:table-cell>
          <table:table-cell table:style-name="Таблица59.A1" office:value-type="string">
            <text:p text:style-name="P72">Начальное значение</text:p>
            <text:p text:style-name="P9"><text:span text:style-name="T4">[</text:span><text:span text:style-name="T86">–</text:span><text:span text:style-name="T4">]</text:span><text:span text:style-name="T86"> </text:span><text:span text:style-name="T5">k</text:span></text:p>
          </table:table-cell>
          <table:table-cell table:style-name="Таблица59.A1" office:value-type="string">
            <text:p text:style-name="P72">Разделитель в случае нескольких входов</text:p>
            <text:p text:style-name="P73">[/]</text:p>
            <text:p text:style-name="P73"/>
          </table:table-cell>
          <table:table-cell table:style-name="Таблица59.A1" office:value-type="string">
            <text:p text:style-name="P74"/>
          </table:table-cell>
          <table:table-cell table:style-name="Таблица59.A1" office:value-type="string">
            <text:p text:style-name="P74"/>
          </table:table-cell>
        </table:table-row>
        <table:table-row table:style-name="Таблица59.1">
          <table:covered-table-cell table:style-name="Таблица59.A1"/>
          <table:table-cell table:style-name="Таблица59.A1" office:value-type="string">
            <text:p text:style-name="P74"/>
          </table:table-cell>
          <table:table-cell table:style-name="Таблица59.A1" office:value-type="string">
            <text:p text:style-name="P72">Сохраняемые величины</text:p>
            <text:p text:style-name="P76"><draw:g text:anchor-type="as-char" svg:y="0cm" draw:z-index="223" draw:name="Фигура103" draw:style-name="gr16"><draw:rect draw:style-name="gr2" draw:text-style-name="P121" svg:width="2.555cm" svg:height="0.967cm" svg:x="0cm" svg:y="0cm"><text:p/></draw:rect><draw:g draw:style-name="gr17"><draw:custom-shape draw:style-name="gr19" draw:text-style-name="P122" svg:width="0.186cm" svg:height="0.939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9" draw:text-style-name="P122" svg:width="0.186cm" svg:height="0.939cm" svg:x="2.355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527cm" svg:height="0.953cm" svg:x="0.014cm" svg:y="0cm"><draw:text-box><text:p text:style-name="P123"><text:span text:style-name="T101">X</text:span><text:span text:style-name="T100">j</text:span><text:span text:style-name="T94">, </text:span><text:span text:style-name="T101">X</text:span><text:span text:style-name="T94">$имя</text:span><text:span text:style-name="T101">,</text:span></text:p><text:p text:style-name="P123"><text:span text:style-name="T101">XH</text:span><text:span text:style-name="T100">j</text:span><text:span text:style-name="T94">, </text:span><text:span text:style-name="T101">XH</text:span><text:span text:style-name="T94">$имя</text:span></text:p><text:p text:style-name="P123"><text:span text:style-name="T102"/></text:p></draw:text-box></draw:frame></draw:g></text:p>
          </table:table-cell>
          <table:table-cell table:style-name="Таблица59.A1" office:value-type="string">
            <text:p text:style-name="P72">Начальное значение</text:p>
            <text:p text:style-name="P9"><text:span text:style-name="T4">[</text:span><text:span text:style-name="T86">–</text:span><text:span text:style-name="T4">]</text:span><text:span text:style-name="T86"> </text:span><text:span text:style-name="T5">k</text:span></text:p>
          </table:table-cell>
          <table:table-cell table:style-name="Таблица59.A1" office:value-type="string">
            <text:p text:style-name="P72">Разделитель в случае нескольких входов</text:p>
            <text:p text:style-name="P73">[/]</text:p>
            <text:p text:style-name="P73"/>
          </table:table-cell>
          <table:table-cell table:style-name="Таблица59.A1" office:value-type="string">
            <text:p text:style-name="P74"/>
          </table:table-cell>
          <table:table-cell table:style-name="Таблица59.A1" office:value-type="string">
            <text:p text:style-name="P74"/>
          </table:table-cell>
        </table:table-row>
        <table:table-row table:style-name="Таблица59.1">
          <table:table-cell table:style-name="Таблица59.A1" office:value-type="string">
            <text:p text:style-name="P72">Имя матрицы</text:p>
            <text:p text:style-name="P9"><text:span text:style-name="T86">{</text:span><text:span text:style-name="T5">k</text:span><text:span text:style-name="T86">, имя}</text:span></text:p>
          </table:table-cell>
          <table:table-cell table:style-name="Таблица59.A1" office:value-type="string">
            <text:p text:style-name="P15">MATRIX</text:p>
            <text:p text:style-name="P73">(задать матрицу)</text:p>
          </table:table-cell>
          <table:table-cell table:style-name="Таблица59.A1" office:value-type="string">
            <text:p text:style-name="P72">Тип матрицы</text:p>
            <text:p text:style-name="P9"><text:span text:style-name="T86">{</text:span><text:span text:style-name="T4">X</text:span><text:span text:style-name="T86">, </text:span><text:span text:style-name="T4">H</text:span><text:span text:style-name="T86">}</text:span></text:p>
            <text:p text:style-name="P73"/>
          </table:table-cell>
          <table:table-cell table:style-name="Таблица59.A1" office:value-type="string">
            <text:p text:style-name="P72">Число строк</text:p>
            <text:p text:style-name="P20">k</text:p>
          </table:table-cell>
          <table:table-cell table:style-name="Таблица59.A1" office:value-type="string">
            <text:p text:style-name="P72">Число столбцов</text:p>
            <text:p text:style-name="P20">k</text:p>
          </table:table-cell>
          <table:table-cell table:style-name="Таблица59.A1" office:value-type="string">
            <text:p text:style-name="P74"/>
          </table:table-cell>
          <table:table-cell table:style-name="Таблица59.A1" office:value-type="string">
            <text:p text:style-name="P74"/>
          </table:table-cell>
        </table:table-row>
      </table:table>
      <text:p text:style-name="P7"><text:span text:style-name="T16">ПРИЛОЖЕНИЕ 2. <text:s/>Список операторов </text:span><text:span text:style-name="T19">GPSS</text:span><text:span text:style-name="T16">, не являющихся блоками <text:s/></text:span>Продолжение</text:p>
      <text:p text:style-name="P35"/>
      <table:table table:name="Таблица60" table:style-name="Таблица60">
        <table:table-column table:style-name="Таблица60.A"/>
        <table:table-column table:style-name="Таблица60.B"/>
        <table:table-column table:style-name="Таблица60.C" table:number-columns-repeated="2"/>
        <table:table-column table:style-name="Таблица60.E"/>
        <table:table-column table:style-name="Таблица60.F"/>
        <table:table-column table:style-name="Таблица60.G"/>
        <table:table-row table:style-name="Таблица60.1">
          <table:table-cell table:style-name="Таблица60.A1" office:value-type="string">
            <text:p text:style-name="P72">Поле имени</text:p>
          </table:table-cell>
          <table:table-cell table:style-name="Таблица60.A1" office:value-type="string">
            <text:p text:style-name="P72">Поле операции</text:p>
          </table:table-cell>
          <table:table-cell table:style-name="Таблица60.A1" office:value-type="string">
            <text:p text:style-name="P15">A</text:p>
          </table:table-cell>
          <table:table-cell table:style-name="Таблица60.A1" office:value-type="string">
            <text:p text:style-name="P15">B</text:p>
          </table:table-cell>
          <table:table-cell table:style-name="Таблица60.A1" office:value-type="string">
            <text:p text:style-name="P15">C</text:p>
          </table:table-cell>
          <table:table-cell table:style-name="Таблица60.A1" office:value-type="string">
            <text:p text:style-name="P15">D</text:p>
          </table:table-cell>
          <table:table-cell table:style-name="Таблица60.A1" office:value-type="string">
            <text:p text:style-name="P15">E</text:p>
          </table:table-cell>
        </table:table-row>
        <table:table-row table:style-name="Таблица60.1">
          <table:table-cell table:style-name="Таблица60.A1" office:value-type="string">
            <text:p text:style-name="P72">Имя таблицы</text:p>
            <text:p text:style-name="P9"><text:span text:style-name="T86">{</text:span><text:span text:style-name="T5">k</text:span><text:span text:style-name="T86">, имя}</text:span></text:p>
          </table:table-cell>
          <table:table-cell table:style-name="Таблица60.A1" office:value-type="string">
            <text:p text:style-name="P15">QTABLE</text:p>
            <text:p text:style-name="P9"><text:span text:style-name="T86">(</text:span><text:span text:style-name="T4">Q </text:span><text:span text:style-name="T36"></text:span><text:span text:style-name="T4"> </text:span><text:span text:style-name="T86">таблица)</text:span></text:p>
          </table:table-cell>
          <table:table-cell table:style-name="Таблица60.A1" office:value-type="string">
            <text:p text:style-name="P72">Имя очереди</text:p>
            <text:p text:style-name="P9"><text:span text:style-name="T4">{</text:span><text:span text:style-name="T86">имя, </text:span><text:span text:style-name="T5">k</text:span><text:span text:style-name="T4">}</text:span></text:p>
          </table:table-cell>
          <table:table-cell table:style-name="Таблица60.A1" office:value-type="string">
            <text:p text:style-name="P72">Верхний предел левого частотного класса</text:p>
            <text:p text:style-name="P20">k</text:p>
          </table:table-cell>
          <table:table-cell table:style-name="Таблица60.A1" office:value-type="string">
            <text:p text:style-name="P72">Ширина промежутка между частотными классами</text:p>
            <text:p text:style-name="P20">k</text:p>
            <text:p text:style-name="P89"/>
          </table:table-cell>
          <table:table-cell table:style-name="Таблица60.A1" office:value-type="string">
            <text:p text:style-name="P72">Число частотных классов</text:p>
            <text:p text:style-name="P20">k</text:p>
          </table:table-cell>
          <table:table-cell table:style-name="Таблица60.A1" office:value-type="string">
            <text:p text:style-name="P74"/>
          </table:table-cell>
        </table:table-row>
        <table:table-row table:style-name="Таблица60.1">
          <table:table-cell table:style-name="Таблица60.A1" office:value-type="string">
            <text:p text:style-name="P88"></text:p>
          </table:table-cell>
          <table:table-cell table:style-name="Таблица60.A1" office:value-type="string">
            <text:p text:style-name="P15">REALLOCATE</text:p>
            <text:p text:style-name="P73">(перераспределитель)</text:p>
          </table:table-cell>
          <table:table-cell table:style-name="Таблица60.A1" office:value-type="string">
            <text:p text:style-name="P72">Мнемоническое обозначение переопределяемого элемента</text:p>
          </table:table-cell>
          <table:table-cell table:style-name="Таблица60.A1" office:value-type="string">
            <text:p text:style-name="P72">Общее число единиц этого элемента после переопределения</text:p>
            <text:p text:style-name="P20">k</text:p>
            <text:p text:style-name="P89"/>
          </table:table-cell>
          <table:table-cell table:style-name="Таблица60.A1" office:value-type="string">
            <text:p text:style-name="P72">Разделитель в случае нескольких входов</text:p>
            <text:p text:style-name="P73">[,]</text:p>
            <text:p text:style-name="P73"/>
          </table:table-cell>
          <table:table-cell table:style-name="Таблица60.A1" office:value-type="string">
            <text:p text:style-name="P74"/>
          </table:table-cell>
          <table:table-cell table:style-name="Таблица60.A1" office:value-type="string">
            <text:p text:style-name="P74"/>
          </table:table-cell>
        </table:table-row>
        <table:table-row table:style-name="Таблица60.1">
          <table:table-cell table:style-name="Таблица60.A1" office:value-type="string">
            <text:p text:style-name="P88"></text:p>
          </table:table-cell>
          <table:table-cell table:style-name="Таблица60.A1" office:value-type="string">
            <text:p text:style-name="P15">RMULT</text:p>
            <text:p text:style-name="P73">(установить значения генератора)</text:p>
            <text:p text:style-name="P73"/>
          </table:table-cell>
          <table:table-cell table:style-name="Таблица60.A1" table:number-columns-spanned="5" office:value-type="string">
            <text:p text:style-name="P8"><text:span text:style-name="T86">Положительная нечетная целая константа, которая по желанию может вводиться в один или несколько операндов от </text:span><text:span text:style-name="T4">A</text:span><text:span text:style-name="T86"> до </text:span><text:span text:style-name="T4">H</text:span><text:span text:style-name="T86"> для определения нестандартного начального множителя для датчиков случайных чисел соответственно с 1-го по 8-й. По умолчанию текущее значение множителя не изменяется. В случае нескольких входов разделителем является запятая</text:span></text:p>
          </table:table-cell>
          <table:covered-table-cell/>
          <table:covered-table-cell/>
          <table:covered-table-cell/>
          <table:covered-table-cell/>
        </table:table-row>
        <table:table-row table:style-name="Таблица60.1">
          <table:table-cell table:style-name="Таблица60.A1" office:value-type="string">
            <text:p text:style-name="P88"></text:p>
          </table:table-cell>
          <table:table-cell table:style-name="Таблица60.A1" office:value-type="string">
            <text:p text:style-name="P15">START</text:p>
            <text:p text:style-name="P73">(начать)</text:p>
          </table:table-cell>
          <table:table-cell table:style-name="Таблица60.A1" office:value-type="string">
            <text:p text:style-name="P72">Начальное значение счетчика числа завершений</text:p>
            <text:p text:style-name="P20">k</text:p>
          </table:table-cell>
          <table:table-cell table:style-name="Таблица60.A1" office:value-type="string">
            <text:p text:style-name="P72">Подавление печати</text:p>
            <text:p text:style-name="P16">[NP]</text:p>
          </table:table-cell>
          <table:table-cell table:style-name="Таблица60.A1" office:value-type="string">
            <text:p text:style-name="P72">Начальное значение счетчика промежуточной выдачи</text:p>
            <text:p text:style-name="P9"><text:span text:style-name="T86">[</text:span><text:span text:style-name="T5">k</text:span><text:span text:style-name="T86">]</text:span></text:p>
            <text:p text:style-name="P73"/>
          </table:table-cell>
          <table:table-cell table:style-name="Таблица60.A1" office:value-type="string">
            <text:p text:style-name="P72">Признак распечатки цепей</text:p>
            <text:p text:style-name="P9"><text:span text:style-name="T4">[</text:span><text:span text:style-name="T86">1</text:span><text:span text:style-name="T4">]</text:span></text:p>
          </table:table-cell>
          <table:table-cell table:style-name="Таблица60.A1" office:value-type="string">
            <text:p text:style-name="P18"/>
          </table:table-cell>
        </table:table-row>
        <table:table-row table:style-name="Таблица60.1">
          <table:table-cell table:style-name="Таблица60.A1" office:value-type="string">
            <text:p text:style-name="P72">Имя многоканального устройства</text:p>
            <text:p text:style-name="P9"><text:span text:style-name="T86">{</text:span><text:span text:style-name="T5">k</text:span><text:span text:style-name="T86">, имя}</text:span></text:p>
            <text:p text:style-name="P73"/>
          </table:table-cell>
          <table:table-cell table:style-name="Таблица60.A1" office:value-type="string">
            <text:p text:style-name="P15">STORAGE</text:p>
            <text:p text:style-name="P73">(многоканальное устройство)</text:p>
          </table:table-cell>
          <table:table-cell table:style-name="Таблица60.A1" office:value-type="string">
            <text:p text:style-name="P72">Емкость многоканального устройства</text:p>
            <text:p text:style-name="P20">k</text:p>
          </table:table-cell>
          <table:table-cell table:style-name="Таблица60.A1" office:value-type="string">
            <text:p text:style-name="P74"/>
          </table:table-cell>
          <table:table-cell table:style-name="Таблица60.A1" office:value-type="string">
            <text:p text:style-name="P74"/>
          </table:table-cell>
          <table:table-cell table:style-name="Таблица60.A1" office:value-type="string">
            <text:p text:style-name="P74"/>
          </table:table-cell>
          <table:table-cell table:style-name="Таблица60.A1" office:value-type="string">
            <text:p text:style-name="P74"/>
          </table:table-cell>
        </table:table-row>
      </table:table>
      <text:p text:style-name="P7"><text:span text:style-name="T16">ПРИЛОЖЕНИЕ 2. <text:s/>Список операторов </text:span><text:span text:style-name="T19">GPSS</text:span><text:span text:style-name="T16">, не являющихся блоками <text:s/></text:span>Продолжение</text:p>
      <text:p text:style-name="P35"/>
      <table:table table:name="Таблица61" table:style-name="Таблица61">
        <table:table-column table:style-name="Таблица61.A"/>
        <table:table-column table:style-name="Таблица61.B"/>
        <table:table-column table:style-name="Таблица61.C"/>
        <table:table-column table:style-name="Таблица61.D" table:number-columns-repeated="2"/>
        <table:table-column table:style-name="Таблица61.F"/>
        <table:table-column table:style-name="Таблица61.G"/>
        <table:table-column table:style-name="Таблица61.H"/>
        <table:table-row table:style-name="Таблица61.1">
          <table:table-cell table:style-name="Таблица61.A1" office:value-type="string">
            <text:p text:style-name="P72">Поле имени</text:p>
          </table:table-cell>
          <table:table-cell table:style-name="Таблица61.A1" office:value-type="string">
            <text:p text:style-name="P72">Поле операции</text:p>
          </table:table-cell>
          <table:table-cell table:style-name="Таблица61.A1" office:value-type="string">
            <text:p text:style-name="P15">A</text:p>
          </table:table-cell>
          <table:table-cell table:style-name="Таблица61.A1" table:number-columns-spanned="2" office:value-type="string">
            <text:p text:style-name="P15">B</text:p>
          </table:table-cell>
          <table:covered-table-cell/>
          <table:table-cell table:style-name="Таблица61.A1" office:value-type="string">
            <text:p text:style-name="P15">C</text:p>
          </table:table-cell>
          <table:table-cell table:style-name="Таблица61.A1" office:value-type="string">
            <text:p text:style-name="P15">D</text:p>
          </table:table-cell>
          <table:table-cell table:style-name="Таблица61.A1" office:value-type="string">
            <text:p text:style-name="P15">E</text:p>
          </table:table-cell>
        </table:table-row>
        <table:table-row table:style-name="Таблица61.1">
          <table:table-cell table:style-name="Таблица61.A1" office:value-type="string">
            <text:p text:style-name="P88"></text:p>
          </table:table-cell>
          <table:table-cell table:style-name="Таблица61.A1" office:value-type="string">
            <text:p text:style-name="P15">STORAGE</text:p>
            <text:p text:style-name="P73">(многоканальное устройство)</text:p>
          </table:table-cell>
          <table:table-cell table:style-name="Таблица61.A1" office:value-type="string">
            <text:p text:style-name="P72">Ссылка на многоканальное устройство</text:p>
            <text:p text:style-name="P9"><text:span text:style-name="T86">{</text:span><text:span text:style-name="T4">S</text:span><text:span text:style-name="T5">j</text:span><text:span text:style-name="T86">, </text:span><text:span text:style-name="T4">S</text:span><text:span text:style-name="T86">$имя}</text:span></text:p>
            <text:p text:style-name="P73"/>
          </table:table-cell>
          <table:table-cell table:style-name="Таблица61.A1" table:number-columns-spanned="2" office:value-type="string">
            <text:p text:style-name="P72">Емкость многоканального устройства</text:p>
            <text:p text:style-name="P20">k</text:p>
            <text:p text:style-name="P89"/>
          </table:table-cell>
          <table:covered-table-cell/>
          <table:table-cell table:style-name="Таблица61.A1" office:value-type="string">
            <text:p text:style-name="P72">Разделитель в случае нескольких входов</text:p>
            <text:p text:style-name="P73">[/]</text:p>
            <text:p text:style-name="P73"/>
          </table:table-cell>
          <table:table-cell table:style-name="Таблица61.A1" office:value-type="string">
            <text:p text:style-name="P74"/>
          </table:table-cell>
          <table:table-cell table:style-name="Таблица61.A1" office:value-type="string">
            <text:p text:style-name="P74"/>
          </table:table-cell>
        </table:table-row>
        <table:table-row table:style-name="Таблица61.1">
          <table:table-cell table:style-name="Таблица61.A1" office:value-type="string">
            <text:p text:style-name="P72">Имя таблицы</text:p>
            <text:p text:style-name="P9"><text:span text:style-name="T86">{</text:span><text:span text:style-name="T5">k</text:span><text:span text:style-name="T86">, имя}</text:span></text:p>
          </table:table-cell>
          <table:table-cell table:style-name="Таблица61.A1" office:value-type="string">
            <text:p text:style-name="P15">TABLE</text:p>
            <text:p text:style-name="P73">(таблица)</text:p>
          </table:table-cell>
          <table:table-cell table:style-name="Таблица61.A1" office:value-type="string">
            <text:p text:style-name="P72">Аргументы таблицы</text:p>
            <text:p text:style-name="P76"><draw:g text:anchor-type="as-char" svg:y="0cm" draw:z-index="224" draw:name="Фигура104" draw:style-name="gr16"><draw:rect draw:style-name="gr2" draw:text-style-name="P121" svg:width="2.223cm" svg:height="1.588cm" svg:x="0cm" svg:y="0cm"><text:p/></draw:rect><draw:g draw:style-name="gr17"><draw:custom-shape draw:style-name="gr18" draw:text-style-name="P122"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209cm" svg:height="1.588cm" svg:x="0.014cm" svg:y="0cm"><draw:text-box><text:p text:style-name="P123"><text:span text:style-name="T99"><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4"/></text:p></draw:text-box></draw:frame></draw:g></text:p>
          </table:table-cell>
          <table:table-cell table:style-name="Таблица61.A1" table:number-columns-spanned="2" office:value-type="string">
            <text:p text:style-name="P72">Верхний предел левого частотного класса</text:p>
            <text:p text:style-name="P20">k</text:p>
          </table:table-cell>
          <table:covered-table-cell/>
          <table:table-cell table:style-name="Таблица61.A1" office:value-type="string">
            <text:p text:style-name="P72">Ширина промежутка между частотными классами</text:p>
            <text:p text:style-name="P20">k</text:p>
            <text:p text:style-name="P89"/>
          </table:table-cell>
          <table:table-cell table:style-name="Таблица61.A1" office:value-type="string">
            <text:p text:style-name="P72">Число частотных классов</text:p>
            <text:p text:style-name="P9"><text:span text:style-name="T86">[</text:span><text:span text:style-name="T4">W</text:span><text:span text:style-name="T86">]</text:span><text:span text:style-name="T43"> </text:span><text:span text:style-name="T5">k</text:span></text:p>
          </table:table-cell>
          <table:table-cell table:style-name="Таблица61.A1" office:value-type="string">
            <text:p text:style-name="P8"><text:span text:style-name="T86">Временной интервал для </text:span><text:span text:style-name="T4">RT</text:span><text:span text:style-name="T86">-таблиц</text:span></text:p>
            <text:p text:style-name="P9"><text:span text:style-name="T86">[</text:span><text:span text:style-name="T5">k</text:span><text:span text:style-name="T86">]</text:span></text:p>
          </table:table-cell>
        </table:table-row>
        <table:table-row table:style-name="Таблица61.4">
          <table:table-cell table:style-name="Таблица61.A1" table:number-rows-spanned="3" office:value-type="string">
            <text:p text:style-name="P72">Имя переменной</text:p>
            <text:p text:style-name="P9"><text:span text:style-name="T86">{</text:span><text:span text:style-name="T5">k</text:span><text:span text:style-name="T86">, имя}</text:span></text:p>
          </table:table-cell>
          <table:table-cell table:style-name="Таблица61.A1" table:number-rows-spanned="3" office:value-type="string">
            <text:p text:style-name="P8"><text:span text:style-name="T4">VARIABLE</text:span><text:span text:style-name="T86"><text:line-break/></text:span><text:span text:style-name="T4">FVARIABLE</text:span></text:p>
            <text:p text:style-name="P73">(переменная;<text:line-break/>переменная с плавающей запятой)</text:p>
          </table:table-cell>
          <table:table-cell table:style-name="Таблица61.A1" table:number-columns-spanned="4" office:value-type="string">
            <text:p text:style-name="P72">Комбинации числовых данных и арифметических операторов</text:p>
          </table:table-cell>
          <table:covered-table-cell/>
          <table:covered-table-cell/>
          <table:covered-table-cell/>
          <table:table-cell table:style-name="Таблица61.A1" table:number-rows-spanned="3" office:value-type="string">
            <text:p text:style-name="P74"/>
          </table:table-cell>
          <table:table-cell table:style-name="Таблица61.A1" table:number-rows-spanned="3" office:value-type="string">
            <text:p text:style-name="P74"/>
          </table:table-cell>
        </table:table-row>
        <table:table-row table:style-name="Таблица61.4">
          <table:covered-table-cell table:style-name="Таблица61.A1"/>
          <table:covered-table-cell table:style-name="Таблица61.A1"/>
          <table:table-cell table:style-name="Таблица61.A1" table:number-columns-spanned="2" office:value-type="string">
            <text:p text:style-name="P72">Числовые данные</text:p>
          </table:table-cell>
          <table:covered-table-cell/>
          <table:table-cell table:style-name="Таблица61.A1" table:number-columns-spanned="2" office:value-type="string">
            <text:p text:style-name="P72">Арифметические операторы</text:p>
          </table:table-cell>
          <table:covered-table-cell/>
          <table:covered-table-cell table:style-name="Таблица61.A1"/>
          <table:covered-table-cell table:style-name="Таблица61.A1"/>
        </table:table-row>
        <table:table-row table:style-name="Таблица61.4">
          <table:covered-table-cell table:style-name="Таблица61.A1"/>
          <table:covered-table-cell table:style-name="Таблица61.A1"/>
          <table:table-cell table:style-name="Таблица61.A1" table:number-columns-spanned="2" office:value-type="string">
            <text:p text:style-name="P74"/>
            <text:p text:style-name="P76"><draw:g text:anchor-type="as-char" svg:y="0cm" draw:z-index="225" draw:name="Фигура105" draw:style-name="gr16"><draw:rect draw:style-name="gr2" draw:text-style-name="P121" svg:width="2.223cm" svg:height="1.588cm" svg:x="0cm" svg:y="0cm"><text:p/></draw:rect><draw:g draw:style-name="gr17"><draw:custom-shape draw:style-name="gr18" draw:text-style-name="P122"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2"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2" svg:width="2.209cm" svg:height="1.588cm" svg:x="0.014cm" svg:y="0cm"><draw:text-box><text:p text:style-name="P123"><text:span text:style-name="T99"><text:s/></text:span><text:span text:style-name="T100">k</text:span><text:span text:style-name="T94">, СЧА</text:span><text:span text:style-name="T100">j</text:span><text:span text:style-name="T94">,</text:span></text:p><text:p text:style-name="P123"><text:span text:style-name="T94"><text:s/></text:span><text:span text:style-name="T94">СЧА$имя,</text:span></text:p><text:p text:style-name="P123"><text:span text:style-name="T94"><text:s/></text:span><text:span text:style-name="T94">СЧА*</text:span><text:span text:style-name="T100">j</text:span></text:p><text:p text:style-name="P123"><text:span text:style-name="T94"/></text:p></draw:text-box></draw:frame></draw:g></text:p>
          </table:table-cell>
          <table:covered-table-cell/>
          <table:table-cell table:style-name="Таблица61.A1" table:number-columns-spanned="2" office:value-type="string">
            <text:p text:style-name="P72">+<text:line-break/>–<text:line-break/>/<text:line-break/>*</text:p>
            <text:p text:style-name="P9"><text:span text:style-name="T4">@</text:span><text:span text:style-name="T86"> (только для </text:span><text:span text:style-name="T4">VARIABLE</text:span><text:span text:style-name="T86">)</text:span></text:p>
            <text:p text:style-name="P73"/>
          </table:table-cell>
          <table:covered-table-cell/>
          <table:covered-table-cell table:style-name="Таблица61.A1"/>
          <table:covered-table-cell table:style-name="Таблица61.A1"/>
        </table:table-row>
      </table:table>
      <text:p text:style-name="Standard"/>
      <text:p text:style-name="Standard"/>
      <text:h text:style-name="P105" text:outline-level="1"><text:bookmark-start text:name="__RefHeading___Toc200344957"/>ПРИЛОЖЕНИЕ 3. <text:s/>Список стандартных числовых атрибутов<text:bookmark-end text:name="__RefHeading___Toc200344957"/></text:h>
      <text:p text:style-name="P38"/>
      <table:table table:name="Таблица62" table:style-name="Таблица62">
        <table:table-column table:style-name="Таблица62.A"/>
        <table:table-column table:style-name="Таблица62.B"/>
        <table:table-column table:style-name="Таблица62.C"/>
        <table:table-row table:style-name="Таблица62.1">
          <table:table-cell table:style-name="Таблица62.A1" office:value-type="string">
            <text:p text:style-name="P78">Элемент</text:p>
          </table:table-cell>
          <table:table-cell table:style-name="Таблица62.A1" office:value-type="string">
            <text:p text:style-name="P78">СЧА</text:p>
          </table:table-cell>
          <table:table-cell table:style-name="Таблица62.A1" office:value-type="string">
            <text:p text:style-name="P78">Краткое определение</text:p>
          </table:table-cell>
        </table:table-row>
        <table:table-row table:style-name="Таблица62.1">
          <table:table-cell table:style-name="Таблица62.A2" office:value-type="string">
            <text:p text:style-name="P81">Блоки</text:p>
          </table:table-cell>
          <table:table-cell table:style-name="Таблица62.A1" office:value-type="string">
            <text:p text:style-name="P8"><text:span text:style-name="T89">N</text:span><text:span text:style-name="T88"><text:line-break/></text:span><text:span text:style-name="T89">W</text:span></text:p>
          </table:table-cell>
          <table:table-cell table:style-name="Таблица62.A1" office:value-type="string">
            <text:p text:style-name="P81">Счетчик входов<text:line-break/>Счетчик текущего содержимого</text:p>
          </table:table-cell>
        </table:table-row>
        <table:table-row table:style-name="Таблица62.1">
          <table:table-cell table:style-name="Таблица62.A2" office:value-type="string">
            <text:p text:style-name="P81">Время</text:p>
          </table:table-cell>
          <table:table-cell table:style-name="Таблица62.A1" office:value-type="string">
            <text:p text:style-name="P82">Cl</text:p>
          </table:table-cell>
          <table:table-cell table:style-name="Таблица62.A1" office:value-type="string">
            <text:p text:style-name="P81">Значение относительного времени</text:p>
          </table:table-cell>
        </table:table-row>
        <table:table-row table:style-name="Таблица62.1">
          <table:table-cell table:style-name="Таблица62.A2" office:value-type="string">
            <text:p text:style-name="P81">Генераторы случайных чисел</text:p>
          </table:table-cell>
          <table:table-cell table:style-name="Таблица62.A1" office:value-type="string">
            <text:p text:style-name="P82">RN</text:p>
          </table:table-cell>
          <table:table-cell table:style-name="Таблица62.A1" office:value-type="string">
            <text:p text:style-name="P47"><text:span text:style-name="T88">При использовании в качестве аргумента функции представляется шестизначной дробью в диапазоне от 0,000000 и 0,999999 включительно; в любом другом случае </text:span><text:span text:style-name="T42"></text:span><text:span text:style-name="T88"> целым трехзначным числом от 000 до 999 включительно</text:span></text:p>
          </table:table-cell>
        </table:table-row>
        <table:table-row table:style-name="Таблица62.1">
          <table:table-cell table:style-name="Таблица62.A2" office:value-type="string">
            <text:p text:style-name="P81">Матрицы сохраняемых величин</text:p>
          </table:table-cell>
          <table:table-cell table:style-name="Таблица62.A1" office:value-type="string">
            <text:p text:style-name="P8"><text:span text:style-name="T89">MX(a,b)</text:span><text:span text:style-name="T88"><text:line-break/></text:span><text:span text:style-name="T89"><text:line-break/>MH(a,b)</text:span></text:p>
          </table:table-cell>
          <table:table-cell table:style-name="Таблица62.A1" office:value-type="string">
            <text:p text:style-name="P47"><text:span text:style-name="T88">Величина элемента, стоящего в строке </text:span><text:span text:style-name="T90">a</text:span><text:span text:style-name="T88">, столбце </text:span><text:span text:style-name="T90">b</text:span><text:span text:style-name="T88">; матрица полусловная<text:line-break/>Величина элемента, стоящего в строке </text:span><text:span text:style-name="T90">a</text:span><text:span text:style-name="T88">, столбце </text:span><text:span text:style-name="T90">b</text:span><text:span text:style-name="T88">; матрица полнословная</text:span></text:p>
          </table:table-cell>
        </table:table-row>
        <table:table-row table:style-name="Таблица62.1">
          <table:table-cell table:style-name="Таблица62.A2" office:value-type="string">
            <text:p text:style-name="P81">Многоканальные устройства</text:p>
          </table:table-cell>
          <table:table-cell table:style-name="Таблица62.A1" office:value-type="string">
            <text:p text:style-name="P82">R<text:line-break/>S<text:line-break/>SA<text:line-break/>SC<text:line-break/>SR<text:line-break/>SM<text:line-break/>ST</text:p>
          </table:table-cell>
          <table:table-cell table:style-name="Таблица62.A1" office:value-type="string">
            <text:p text:style-name="P81">Остающаяся емкость<text:line-break/>Текущее содержимое<text:line-break/>Среднее содержимое (округление до целого)<text:line-break/>Счетчик числа входов<text:line-break/>Коэффициент использования (в долях тысячи)<text:line-break/>Максимальное содержимое<text:line-break/>Среднее время задержки на единицу емкости (в долях тысячи)</text:p>
          </table:table-cell>
        </table:table-row>
        <table:table-row table:style-name="Таблица62.1">
          <table:table-cell table:style-name="Таблица62.A2" office:value-type="string">
            <text:p text:style-name="P81">Очереди</text:p>
          </table:table-cell>
          <table:table-cell table:style-name="Таблица62.A1" office:value-type="string">
            <text:p text:style-name="P8"><text:span text:style-name="T89">Q</text:span><text:span text:style-name="T88"><text:line-break/></text:span><text:span text:style-name="T89">QA</text:span><text:span text:style-name="T88"><text:line-break/></text:span><text:span text:style-name="T89">QC</text:span><text:span text:style-name="T88"><text:line-break/></text:span><text:span text:style-name="T89">QM</text:span><text:span text:style-name="T88"><text:line-break/></text:span><text:span text:style-name="T89">QT</text:span><text:span text:style-name="T88"><text:line-break/></text:span><text:span text:style-name="T89">QX</text:span><text:span text:style-name="T88"><text:line-break/></text:span><text:span text:style-name="T89">QZ</text:span></text:p>
          </table:table-cell>
          <table:table-cell table:style-name="Таблица62.A1" office:value-type="string">
            <text:p text:style-name="P47"><text:span text:style-name="T88">Текущее содержимое<text:line-break/>Среднее содержимое (округление до целого)<text:line-break/>Счетчик числа входов (общее число)<text:line-break/>Максимальное содержимое<text:line-break/>Среднее время пребывания (на основании </text:span><text:span text:style-name="T89">QC</text:span><text:span text:style-name="T88">) (округленное)<text:line-break/>Среднее время пребывания (на основании </text:span><text:span text:style-name="T89">QZ</text:span><text:span text:style-name="T88">) (округленное)<text:line-break/>Счетчик числа входов (нулевые входы)</text:span></text:p>
          </table:table-cell>
        </table:table-row>
        <table:table-row table:style-name="Таблица62.1">
          <table:table-cell table:style-name="Таблица62.A2" office:value-type="string">
            <text:p text:style-name="P81">Переменные</text:p>
          </table:table-cell>
          <table:table-cell table:style-name="Таблица62.A1" office:value-type="string">
            <text:p text:style-name="P8"><text:span text:style-name="T89">BV</text:span><text:span text:style-name="T88"><text:line-break/></text:span><text:span text:style-name="T89">V</text:span></text:p>
          </table:table-cell>
          <table:table-cell table:style-name="Таблица62.A1" office:value-type="string">
            <text:p text:style-name="P81">Значение булевской переменной<text:line-break/>Значение арифметической переменной</text:p>
          </table:table-cell>
        </table:table-row>
        <table:table-row table:style-name="Таблица62.1">
          <table:table-cell table:style-name="Таблица62.A2" office:value-type="string">
            <text:p text:style-name="P81">Приборы</text:p>
          </table:table-cell>
          <table:table-cell table:style-name="Таблица62.A1" office:value-type="string">
            <text:p text:style-name="P8"><text:span text:style-name="T89">F</text:span><text:span text:style-name="T88"><text:line-break/></text:span><text:span text:style-name="T89">FC</text:span><text:span text:style-name="T88"><text:line-break/></text:span><text:span text:style-name="T89">FR</text:span><text:span text:style-name="T88"><text:line-break/></text:span><text:span text:style-name="T89">FT</text:span></text:p>
          </table:table-cell>
          <table:table-cell table:style-name="Таблица62.A1" office:value-type="string">
            <text:p text:style-name="P47"><text:span text:style-name="T88">Состояние прибора (1 </text:span><text:span text:style-name="T42"></text:span><text:span text:style-name="T88"> занят, 0 </text:span><text:span text:style-name="T42"></text:span><text:span text:style-name="T88"> свободен)<text:line-break/>Счетчик числа занятий<text:line-break/>Коэффициент использования (в долях тысячи)<text:line-break/>Среднее время задержки на одно занятие (округленное)</text:span></text:p>
          </table:table-cell>
        </table:table-row>
        <table:table-row table:style-name="Таблица62.1">
          <table:table-cell table:style-name="Таблица62.A2" office:value-type="string">
            <text:p text:style-name="P81">Сохраняемые величины</text:p>
          </table:table-cell>
          <table:table-cell table:style-name="Таблица62.A1" office:value-type="string">
            <text:p text:style-name="P8"><text:span text:style-name="T89">X</text:span><text:span text:style-name="T88"><text:line-break/></text:span><text:span text:style-name="T89">XH</text:span></text:p>
          </table:table-cell>
          <table:table-cell table:style-name="Таблица62.A1" office:value-type="string">
            <text:p text:style-name="P81">Значение полнословной сохраняемой величины<text:line-break/>Значение полусловной сохраняемой величины</text:p>
          </table:table-cell>
        </table:table-row>
        <table:table-row table:style-name="Таблица62.1">
          <table:table-cell table:style-name="Таблица62.A2" office:value-type="string">
            <text:p text:style-name="P81">Таблицы</text:p>
          </table:table-cell>
          <table:table-cell table:style-name="Таблица62.A1" office:value-type="string">
            <text:p text:style-name="P8"><text:span text:style-name="T89">TB</text:span><text:span text:style-name="T88"><text:line-break/></text:span><text:span text:style-name="T89">TC</text:span><text:span text:style-name="T88"><text:line-break/></text:span><text:span text:style-name="T89">TD</text:span></text:p>
          </table:table-cell>
          <table:table-cell table:style-name="Таблица62.A1" office:value-type="string">
            <text:p text:style-name="P81">Средняя величина невзвешенных входов (округленно)<text:line-break/>Количество невзвешенных входов<text:line-break/>Стандартное отклонение невзвешенных входов (округленно)</text:p>
          </table:table-cell>
        </table:table-row>
        <table:table-row table:style-name="Таблица62.1">
          <table:table-cell table:style-name="Таблица62.A2" office:value-type="string">
            <text:p text:style-name="P81">Транзакты</text:p>
          </table:table-cell>
          <table:table-cell table:style-name="Таблица62.A1" office:value-type="string">
            <text:p text:style-name="P8"><text:span text:style-name="T89">P</text:span><text:span text:style-name="T88"><text:line-break/></text:span><text:span text:style-name="T89">RP</text:span><text:span text:style-name="T88"><text:line-break/></text:span><text:span text:style-name="T89">Ml</text:span><text:span text:style-name="T88"><text:line-break/></text:span><text:span text:style-name="T89">MP</text:span></text:p>
          </table:table-cell>
          <table:table-cell table:style-name="Таблица62.A1" office:value-type="string">
            <text:p text:style-name="P47"><text:span text:style-name="T88">Величина параметра<text:line-break/>Уровень приоритета<text:line-break/>Время пребывания в модели<text:line-break/>Время с момента входа в блок </text:span><text:span text:style-name="T89">MARK</text:span></text:p>
          </table:table-cell>
        </table:table-row>
        <table:table-row table:style-name="Таблица62.1">
          <table:table-cell table:style-name="Таблица62.A2" office:value-type="string">
            <text:p text:style-name="P81">Функции</text:p>
          </table:table-cell>
          <table:table-cell table:style-name="Таблица62.A1" office:value-type="string">
            <text:p text:style-name="P82">FN</text:p>
          </table:table-cell>
          <table:table-cell table:style-name="Таблица62.A1" office:value-type="string">
            <text:p text:style-name="P81">Значение функции</text:p>
          </table:table-cell>
        </table:table-row>
        <table:table-row table:style-name="Таблица62.1">
          <table:table-cell table:style-name="Таблица62.A2" office:value-type="string">
            <text:p text:style-name="P81">Цепи пользователя</text:p>
          </table:table-cell>
          <table:table-cell table:style-name="Таблица62.A1" office:value-type="string">
            <text:p text:style-name="P82">CA<text:line-break/>CC<text:line-break/>CH<text:line-break/>CM<text:line-break/>CT</text:p>
          </table:table-cell>
          <table:table-cell table:style-name="Таблица62.A1" office:value-type="string">
            <text:p text:style-name="P81">Среднее содержимое (округленное до целого)<text:line-break/>Общее число входов<text:line-break/>Текущее содержимое<text:line-break/>Максимальное содержимое<text:line-break/>Среднее время пребывания в цепи на один вход (округленное до целого)</text:p>
          </table:table-cell>
        </table:table-row>
      </table:table>
      <text:h text:style-name="P106" text:outline-level="1"><text:bookmark-start text:name="__RefHeading___Toc200344958"/><text:soft-page-break/>Список литературы<text:bookmark-end text:name="__RefHeading___Toc200344958"/></text:h>
      <text:p text:style-name="P38"/>
      <text:list text:style-name="WW8Num20">
        <text:list-item>
          <text:p text:style-name="P115"><text:span text:style-name="T16">В.А. Ивашенцев, Г.А. Звонарева, А.И. Долгов Автоматизированное проектирование вычислительных систем: Учебное пособие. </text:span><text:span text:style-name="T37"></text:span><text:span text:style-name="T16"> М.: Изд-во МАИ,1991</text:span></text:p>
        </text:list-item>
        <text:list-item>
          <text:p text:style-name="P115"><text:span text:style-name="T16">Шрайбер Т.Дж. <text:s/>Моделирование на </text:span><text:span text:style-name="T19">GPSS</text:span><text:span text:style-name="T16">. </text:span><text:span text:style-name="T37"></text:span><text:span text:style-name="T16"> М.: Машиностроение, 1980</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family-generic="swiss"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Arial"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Mangal" svg:font-family="Mangal" style:font-pitch="variable"/>
    <style:font-face style:name="NSimSun" svg:font-family="NSimSun" style:font-family-generic="roman" style:font-pitch="variable"/>
    <style:font-face style:name="NSimSun1" svg:font-family="NSimSun" style:font-family-generic="system" style:font-pitch="variable"/>
    <style:font-face style:name="Symbol" svg:font-family="Symbol, 'Symbol type B'" style:font-family-generic="roman"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ru" fo:country="RU"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fo:orphans="0" fo:widows="0" style:text-autospace="none"/>
      <style:text-properties fo:font-weight="bold" style:font-weight-asian="bold" style:font-size-complex="10pt" style:font-weight-complex="bold"/>
    </style:style>
    <style:style style:name="Text_20_body" style:display-name="Text body" style:family="paragraph" style:parent-style-name="Standard" style:class="text">
      <style:paragraph-properties fo:margin-top="0cm" fo:margin-bottom="0.212cm" style:contextual-spacing="false" fo:orphans="0" fo:widows="0" fo:hyphenation-ladder-count="no-limit"/>
      <style:text-properties style:font-name="Arial2" fo:font-family="Arial" style:font-family-generic="swiss" style:font-pitch="variable" fo:font-size="10pt" style:letter-kerning="true" style:font-name-asian="Arial Unicode MS" style:font-family-asian="'Arial Unicode MS'" style:font-family-generic-asian="swiss" style:font-pitch-asian="variable" style:font-size-asian="10pt" style:font-name-complex="Arial2" style:font-family-complex="Arial" style:font-family-generic-complex="swiss" style:font-pitch-complex="variable" fo:hyphenate="fals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orphans="0" fo:widows="0" fo:keep-with-next="always" style:text-autospace="none"/>
      <style:text-properties fo:color="#365f91" loext:opacity="100%"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font-weight-complex="bold"/>
    </style:style>
    <style:style style:name="Text" style:family="paragraph" style:parent-style-name="Standard" style:class="extra">
      <style:text-properties style:font-name="Courier New" fo:font-family="'Courier New'" style:font-family-generic="modern" fo:font-size="10pt" style:font-size-asian="10pt" style:font-name-complex="Mangal" style:font-family-complex="Mangal" style:font-pitch-complex="variable" style:font-size-complex="10pt" style:language-complex="sa" style:country-complex="IN"/>
    </style:style>
    <style:style style:name="Без_20_интервала" style:display-name="Без интервала" style:family="paragraph">
      <style:paragraph-properties fo:orphans="0" fo:widows="0" style:text-autospace="none" style:writing-mode="lr-tb"/>
      <style:text-properties style:use-window-font-color="true" loext:opacity="0%" style:font-name="Courier New" fo:font-family="'Courier New'" style:font-family-generic="modern" fo:font-size="10pt" fo:language="ru" fo:country="RU"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Абзац_20_списка" style:display-name="Абзац списка" style:family="paragraph" style:parent-style-name="Standard">
      <style:paragraph-properties fo:margin-left="1.27cm" fo:margin-right="0cm" fo:margin-top="0cm" fo:margin-bottom="0cm" style:contextual-spacing="true" fo:orphans="0" fo:widows="0" fo:text-indent="0cm" style:auto-text-indent="false" style:text-autospace="none"/>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orphans="0" fo:widows="0" style:text-autospace="none">
        <style:tab-stops>
          <style:tab-stop style:position="8.25cm" style:type="center"/>
          <style:tab-stop style:position="16.501cm" style:type="right"/>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Normal" style:family="paragraph">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ru" fo:country="RU" style:letter-kerning="true" style:font-name-asian="Arial2"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class="index">
      <style:paragraph-properties fo:margin-top="0.635cm" fo:margin-bottom="0cm" style:contextual-spacing="false"/>
      <style:text-properties fo:text-transform="uppercase" fo:font-size="14pt" fo:font-weight="bold" style:font-size-asian="14pt" style:font-weight-asian="bold" style:font-name-complex="Arial2" style:font-family-complex="Arial" style:font-family-generic-complex="swiss" style:font-pitch-complex="variable" style:font-weight-complex="bold"/>
    </style:style>
    <style:style style:name="Схема_20_документа" style:display-name="Схема документа"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fo:font-size="14pt" style:font-size-asian="14pt" style:font-size-complex="10pt"/>
    </style:style>
    <style:style style:name="Contents_20_2" style:display-name="Contents 2" style:family="paragraph" style:parent-style-name="Standard" style:next-style-name="Standard" style:class="index">
      <style:paragraph-properties fo:margin-top="0.423cm" fo:margin-bottom="0cm" style:contextual-spacing="false"/>
      <style:text-properties fo:font-size="14pt" fo:font-weight="bold" style:font-size-asian="14pt" style:font-weight-asian="bold" style:font-size-complex="10pt" style:font-weight-complex="bold"/>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Основной_20_текст_20_2" style:display-name="Основной текст 2" style:family="paragraph" style:parent-style-name="Standard">
      <style:paragraph-properties fo:margin-top="0cm" fo:margin-bottom="0.212cm" style:contextual-spacing="false" fo:line-height="200%"/>
    </style:style>
    <style:style style:name="Основной_20_текст_20_3" style:display-name="Основной текст 3" style:family="paragraph" style:parent-style-name="Standard">
      <style:paragraph-properties fo:margin-top="0cm" fo:margin-bottom="0.212cm" style:contextual-spacing="false"/>
      <style:text-properties fo:font-size="8pt" style:font-size-asian="8pt"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ymbol type B'" style:font-family-generic="roman" style:font-charset="x-symbol" style:font-name-complex="Symbol" style:font-family-complex="Symbol, 'Symbol type B'" style:font-family-generic-complex="roman"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ymbol type B'" style:font-family-generic="roman" style:font-charset="x-symbol" style:font-name-complex="Symbol" style:font-family-complex="Symbol, 'Symbol type B'" style:font-family-generic-complex="roman" style:font-charset-complex="x-symbol"/>
    </style:style>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ymbol type B'" style:font-family-generic="roman" style:font-charset="x-symbol" style:font-name-complex="Symbol" style:font-family-complex="Symbol, 'Symbol type B'" style:font-family-generic-complex="roman" style:font-charset-complex="x-symbol"/>
    </style:style>
    <style:style style:name="WW8Num4z0" style:family="text">
      <style:text-properties style:font-name="Symbol" fo:font-family="Symbol, 'Symbol type B'" style:font-family-generic="roman" style:font-charset="x-symbol" style:font-name-complex="Symbol" style:font-family-complex="Symbol, 'Symbol type B'" style:font-family-generic-complex="roman"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z0"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ymbol type B'" style:font-family-generic="roman" style:font-charset="x-symbol" style:font-name-complex="Symbol" style:font-family-complex="Symbol, 'Symbol type B'" style:font-family-generic-complex="roman"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ymbol type B'" style:font-family-generic="roman" style:font-charset="x-symbol" style:font-name-complex="Symbol" style:font-family-complex="Symbol, 'Symbol type B'" style:font-family-generic-complex="roman"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fo:color="#000000" loext:opacity="1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0" style:family="text">
      <style:text-properties fo:color="#000000" loext:opacity="100%" style:font-name-asian="Times New Roman" style:font-family-asian="'Times New Roman'" style:font-family-generic-asian="roman" style:font-pitch-asian="variable"/>
    </style:style>
    <style:style style:name="WW8Num11z0" style:family="text">
      <style:text-properties style:font-name="Courier New" fo:font-family="'Courier New'" style:font-family-generic="modern" style:font-name-complex="Courier New" style:font-family-complex="'Courier New'" style:font-family-generic-complex="modern"/>
    </style:style>
    <style:style style:name="WW8Num1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ymbol type B'" style:font-family-generic="roman" style:font-charset="x-symbol" style:font-name-complex="Symbol" style:font-family-complex="Symbol, 'Symbol type B'" style:font-family-generic-complex="roman" style:font-charset-complex="x-symbol"/>
    </style:style>
    <style:style style:name="WW8Num13z0" style:family="text">
      <style:text-properties style:font-name="Symbol" fo:font-family="Symbol, 'Symbol type B'" style:font-family-generic="roman" style:font-charset="x-symbol" style:font-name-complex="Symbol" style:font-family-complex="Symbol, 'Symbol type B'" style:font-family-generic-complex="roman"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ymbol type B'" style:font-family-generic="roman" style:font-charset="x-symbol" style:font-name-complex="Symbol" style:font-family-complex="Symbol, 'Symbol type B'" style:font-family-generic-complex="roman" style:font-charset-complex="x-symbol"/>
    </style:style>
    <style:style style:name="WW8Num15z0" style:family="text">
      <style:text-properties style:font-name="Symbol" fo:font-family="Symbol, 'Symbol type B'" style:font-family-generic="roman" style:font-charset="x-symbol" style:font-name-complex="Symbol" style:font-family-complex="Symbol, 'Symbol type B'" style:font-family-generic-complex="roman"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ymbol type B'" style:font-family-generic="roman" style:font-charset="x-symbol" style:font-name-complex="Symbol" style:font-family-complex="Symbol, 'Symbol type B'" style:font-family-generic-complex="roman" style:font-charset-complex="x-symbol"/>
    </style:style>
    <style:style style:name="WW8Num19z0" style:family="text">
      <style:text-properties fo:color="#000000" loext:opacity="100%" style:font-name-asian="Times New Roman" style:font-family-asian="'Times New Roman'" style:font-family-generic-asian="roman" style:font-pitch-asian="variable"/>
    </style:style>
    <style:style style:name="WW8Num21z0" style:family="text">
      <style:text-properties style:font-name="Symbol" fo:font-family="Symbol, 'Symbol type B'" style:font-family-generic="roman" style:font-charset="x-symbol" style:font-name-complex="Symbol" style:font-family-complex="Symbol, 'Symbol type B'" style:font-family-generic-complex="roman"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ymbol type B'" style:font-family-generic="roman" style:font-charset="x-symbol" style:font-name-complex="Symbol" style:font-family-complex="Symbol, 'Symbol type B'" style:font-family-generic-complex="roman" style:font-charset-complex="x-symbol"/>
    </style:style>
    <style:style style:name="WW8Num23z0"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loext:opacity="100%" style:font-name-asian="Times New Roman" style:font-family-asian="'Times New Roman'" style:font-family-generic-asian="roman" style:font-pitch-asian="variable"/>
    </style:style>
    <style:style style:name="WW8Num25z0" style:family="text">
      <style:text-properties style:font-name="Symbol" fo:font-family="Symbol, 'Symbol type B'" style:font-family-generic="roman" style:font-charset="x-symbol" style:font-name-complex="Symbol" style:font-family-complex="Symbol, 'Symbol type B'" style:font-family-generic-complex="roman"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ymbol type B'" style:font-family-generic="roman" style:font-charset="x-symbol" style:font-name-complex="Symbol" style:font-family-complex="Symbol, 'Symbol type B'" style:font-family-generic-complex="roman" style:font-charset-complex="x-symbol"/>
    </style:style>
    <style:style style:name="WW8Num2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ymbol type B'" style:font-family-generic="roman" style:font-charset="x-symbol" style:font-name-complex="Symbol" style:font-family-complex="Symbol, 'Symbol type B'" style:font-family-generic-complex="roman" style:font-charset-complex="x-symbol"/>
    </style:style>
    <style:style style:name="WW8Num28z0" style:family="text">
      <style:text-properties fo:color="#000000" loext:opacity="100%" style:font-name-asian="Times New Roman" style:font-family-asian="'Times New Roman'" style:font-family-generic-asian="roman" style:font-pitch-asian="variable"/>
    </style:style>
    <style:style style:name="Основной_20_шрифт_20_абзаца" style:display-name="Основной шрифт абзаца" style:family="text"/>
    <style:style style:name="_20_Знак_20_Знак" style:display-name=" Знак Знак" style:family="text" style:parent-style-name="Основной_20_шрифт_20_абзаца">
      <style:text-properties fo:color="#365f91" loext:opacity="100%" style:font-name="Cambria" fo:font-family="Cambria" style:font-family-generic="roman" style:font-pitch="variable" fo:font-size="14pt" fo:language="ru" fo:country="RU" fo:font-weight="bold" style:font-size-asian="14pt" style:font-weight-asian="bold" style:font-name-complex="Cambria" style:font-family-complex="Cambria" style:font-family-generic-complex="roman" style:font-pitch-complex="variable" style:font-size-complex="14pt" style:language-complex="ar" style:country-complex="SA" style:font-weight-complex="bold"/>
    </style:style>
    <style:style style:name="Page_20_Number" style:display-name="Page Number" style:family="text" style:parent-style-name="Основной_20_шрифт_20_абзаца"/>
    <style:style style:name="Internet_20_link" style:display-name="Internet link" style:family="text" style:parent-style-name="Основной_20_шрифт_20_абзаца">
      <style:text-properties fo:color="#0000ff" loext:opacity="100%" style:text-underline-style="solid" style:text-underline-width="auto" style:text-underline-color="font-color"/>
    </style:style>
    <style:style style:name="_20_Знак_20_Знак4" style:display-name=" Знак Знак4" style:family="text" style:parent-style-name="Основной_20_шрифт_20_абзаца">
      <style:text-properties fo:font-size="12pt" fo:language="ru" fo:country="RU" fo:font-weight="bold" style:font-size-asian="12pt" style:font-weight-asian="bold" style:language-complex="ar" style:country-complex="SA"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409cm"/>
        </style:list-level-properties>
        <style:text-properties style:font-name="Times New Roman"/>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409cm"/>
        </style:list-level-properties>
        <style:text-properties style:font-name="Times New Roman"/>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1.24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1%." style:num-suffix="." style:num-format="1" text:start-value="5">
        <style:list-level-properties text:list-level-position-and-space-mode="label-alignment">
          <style:list-level-label-alignment text:label-followed-by="listtab" text:list-tab-stop-position="0.51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loext:num-list-format="%1%." style:num-suffix="." style:num-format="1" text:start-value="10">
        <style:list-level-properties text:list-level-position-and-space-mode="label-alignment">
          <style:list-level-label-alignment text:label-followed-by="listtab" text:list-tab-stop-position="0.686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0.409cm"/>
        </style:list-level-properties>
        <style:text-properties style:font-name="Times New Roman"/>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0.409cm"/>
        </style:list-level-properties>
        <style:text-properties style:font-name="Times New Roman"/>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loext:num-list-format="%1%." style:num-suffix="." style:num-format="1" text:start-value="7">
        <style:list-level-properties text:list-level-position-and-space-mode="label-alignment">
          <style:list-level-label-alignment text:label-followed-by="listtab" text:list-tab-stop-position="0.51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loext:num-list-format="%1%." style:num-suffix="." style:num-format="1" text:start-value="3">
        <style:list-level-properties text:list-level-position-and-space-mode="label-alignment">
          <style:list-level-label-alignment text:label-followed-by="listtab" text:list-tab-stop-position="0.51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0.409cm"/>
        </style:list-level-properties>
        <style:text-properties style:font-name="Times New Roman"/>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0.409cm"/>
        </style:list-level-properties>
        <style:text-properties style:font-name="Times New Roman"/>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22z3"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22z3"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loext:num-list-format="%1%)" style:num-suffix=")" style:num-format="1">
        <style:list-level-properties text:list-level-position-and-space-mode="label-alignment">
          <style:list-level-label-alignment text:label-followed-by="listtab" text:list-tab-stop-position="0.52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0.409cm"/>
        </style:list-level-properties>
        <style:text-properties style:font-name="Times New Roman"/>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text:list-tab-stop-position="0.409cm"/>
        </style:list-level-properties>
        <style:text-properties style:font-name="Times New Roman"/>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27z3" loext:num-list-format="%4%."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27z2" loext:num-list-format="%6%."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27z3" loext:num-list-format="%7%."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27z2" loext:num-list-format="%9%."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0.953cm" fo:margin-bottom="1.249cm" fo:margin-left="3cm" fo:margin-right="1.499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9.7cm" fo:page-height="21.001cm" style:num-format="1" style:print-orientation="landscape" fo:margin-top="0.953cm" fo:margin-bottom="1.251cm" fo:margin-left="0.951cm" fo:margin-right="0.63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3">
      <style:page-layout-properties fo:page-width="21.001cm" fo:page-height="29.7cm" style:num-format="1" style:print-orientation="portrait" fo:margin-top="0.951cm" fo:margin-bottom="1.251cm" fo:margin-left="1.27cm" fo:margin-right="0.95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Врезка2" text:anchor-type="paragraph" svg:y="0.002cm" draw:z-index="269"><draw:text-box fo:min-height="0.058cm" fo:min-width="0.041cm"><text:p text:style-name="Footer"><text:span text:style-name="Page_20_Number"><text:page-number text:select-page="current">30</text:page-number></text:span></text:p></draw:text-box></draw:frame></text:p>
      </style:footer>
    </style:master-page>
    <style:master-page style:name="Преобразование_20_1" style:display-name="Преобразование 1" style:page-layout-name="Mpm2" draw:style-name="Mdp1">
      <style:footer>
        <text:p text:style-name="MP1"><draw:frame draw:style-name="Mfr1" draw:name="Врезка3" text:anchor-type="paragraph" svg:y="0.002cm" draw:z-index="282"><draw:text-box fo:min-height="0.058cm" fo:min-width="0.041cm"><text:p text:style-name="Footer"><text:span text:style-name="Page_20_Number"><text:page-number text:select-page="current">57</text:page-number></text:span></text:p></draw:text-box></draw:frame></text:p>
      </style:footer>
    </style:master-page>
    <style:master-page style:name="Преобразование_20_2" style:display-name="Преобразование 2" style:page-layout-name="Mpm3" draw:style-name="Mdp1">
      <style:footer>
        <text:p text:style-name="MP1"><draw:frame draw:style-name="Mfr1" draw:name="Врезка4" text:anchor-type="paragraph" svg:y="0.002cm" draw:z-index="284"><draw:text-box fo:min-height="0.058cm" fo:min-width="0.041cm"><text:p text:style-name="Footer"><text:span text:style-name="Page_20_Number"><text:page-number text:select-page="current">59</text:page-number></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Московский Авиационный Институт</dc:title>
    <dc:subject/>
    <meta:keyword/>
    <meta:initial-creator>Yaffle</meta:initial-creator>
    <meta:creation-date>2012-03-25T22:22:00</meta:creation-date>
    <dc:date>2024-05-22T20:30:34.544000000</dc:date>
    <meta:editing-cycles>7</meta:editing-cycles>
    <meta:editing-duration>PT14M58S</meta:editing-duration>
    <meta:generator>LibreOffice/7.4.1.2$Windows_X86_64 LibreOffice_project/3c58a8f3a960df8bc8fd77b461821e42c061c5f0</meta:generator>
    <meta:document-statistic meta:table-count="62" meta:image-count="0" meta:object-count="123" meta:page-count="59" meta:paragraph-count="1736" meta:word-count="12281" meta:character-count="78566" meta:non-whitespace-character-count="67375"/>
  </office:meta>
</office:document-meta>
</file>

<file path=Object 10/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4,  T </mtext>
                            <mo stretchy="false">=</mo>
                            <mtext> 50</mtext>
                          </mrow>
                          <mrow/>
                        </mrow>
                        <mrow/>
                      </mrow>
                    </mrow>
                  </mrow>
                  <mrow/>
                </mrow>
              </mtd>
            </mtr>
          </mtable>
          <mrow/>
        </mrow>
        <mrow/>
      </mrow>
    </mstyle>
    <annotation encoding="StarMath 5.0"> size 12{alignl { stack {
 left lbrace P rSub { size 8{1} }  =" 0" "." "4,  T "=" 50" {} # 
 right none  left lbrace P rSub { size 8{2} }  =" 0" "." "6,  T "=" 40" {} # 
 right no } }  lbrace } {}</annotation>
  </semantics>
</math>
</file>

<file path=Object 100/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  T </mtext>
                            <mo stretchy="false">=</mo>
                            <mtext> 30</mtext>
                          </mrow>
                          <mrow/>
                        </mrow>
                        <mrow/>
                      </mrow>
                    </mrow>
                  </mrow>
                  <mrow/>
                </mrow>
              </mtd>
            </mtr>
          </mtable>
          <mrow/>
        </mrow>
        <mrow/>
      </mrow>
    </mstyle>
    <annotation encoding="StarMath 5.0"> size 12{alignl { stack {
 left lbrace P rSub { size 8{1} }  =" 0" "." "7,  T "=" 30" {} # 
 right none  left lbrace P rSub { size 8{2} }  =" 0" "." "3,  T "=" 20" {} # 
 right no } }  lbrace } {}</annotation>
  </semantics>
</math>
</file>

<file path=Object 101/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  T </mtext>
                            <mo stretchy="false">=</mo>
                            <mtext>20</mtext>
                          </mrow>
                          <mrow/>
                        </mrow>
                        <mrow/>
                      </mrow>
                    </mrow>
                  </mrow>
                  <mrow/>
                </mrow>
              </mtd>
            </mtr>
          </mtable>
          <mrow/>
        </mrow>
        <mrow/>
      </mrow>
    </mstyle>
    <annotation encoding="StarMath 5.0"> size 12{alignl { stack {
 left lbrace P rSub { size 8{1} }  =" 0" "." "2,  T "="20" {} # 
 right none  left lbrace P rSub { size 8{2} }  =" 0" "." "8,  T "="30" {} # 
 right no } }  lbrace  } {}</annotation>
  </semantics>
</math>
</file>

<file path=Object 102/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4,  T </mtext>
                            <mo stretchy="false">=</mo>
                            <mtext> 50</mtext>
                          </mrow>
                          <mrow/>
                        </mrow>
                        <mrow/>
                      </mrow>
                    </mrow>
                  </mrow>
                  <mrow/>
                </mrow>
              </mtd>
            </mtr>
          </mtable>
          <mrow/>
        </mrow>
        <mrow/>
      </mrow>
    </mstyle>
    <annotation encoding="StarMath 5.0"> size 12{alignl { stack {
 left lbrace P rSub { size 8{1} }  =" 0" "." "4,  T "=" 50" {} # 
 right none  left lbrace P rSub { size 8{2} }  =" 0" "." "6,  T "=" 40" {} # 
 right no } }  lbrace } {}</annotation>
  </semantics>
</math>
</file>

<file path=Object 103/content.xml><?xml version="1.0" encoding="utf-8"?>
<math xmlns="http://www.w3.org/1998/Math/MathML" display="block">
  <semantics>
    <mrow>
      <mtable>
        <mtr>
          <mtd>
            <mstyle mathsize="12pt">
              <mrow>
                <mrow>
                  <mrow>
                    <msub>
                      <mtext>tk</mtext>
                      <mstyle mathsize="8pt">
                        <mn>1</mn>
                      </mstyle>
                    </msub>
                    <mo stretchy="false">=</mo>
                    <mrow/>
                  </mrow>
                  <mtable>
                    <mtr>
                      <mtd>
                        <mrow>
                          <mrow>
                            <mo fence="true" form="prefix" stretchy="true">{</mo>
                            <mrow>
                              <mrow>
                                <mrow>
                                  <mrow>
                                    <msub>
                                      <mi>P</mi>
                                      <mstyle mathsize="8pt">
                                        <mn>1</mn>
                                      </mstyle>
                                    </msub>
                                    <mo stretchy="false">=</mo>
                                    <mtext> 0</mtext>
                                  </mrow>
                                  <mtext>.</mtext>
                                  <mrow>
                                    <msub>
                                      <mtext>1,  tk</mtext>
                                      <mstyle mathsize="8pt">
                                        <mn>1</mn>
                                      </mstyle>
                                    </msub>
                                    <mo stretchy="false">=</mo>
                                    <mn>3</mn>
                                  </mrow>
                                  <mrow/>
                                </mrow>
                                <mrow/>
                              </mrow>
                            </mrow>
                          </mrow>
                          <mrow/>
                        </mrow>
                      </mtd>
                    </mtr>
                  </mtable>
                  <mrow/>
                </mrow>
                <mrow/>
              </mrow>
            </mstyle>
          </mtd>
        </mtr>
        <mtr>
          <mtd>
            <mrow/>
          </mtd>
        </mtr>
      </mtable>
      <mrow/>
    </mrow>
    <annotation encoding="StarMath 5.0">alignl { stack {
 size 12{"tk" rSub { size 8{1} }  =alignl { stack {
 left lbrace P rSub { size 8{1} }  =" 0" "." "1,  tk" rSub { size 8{1} }  =3 {} # 
 right none  left lbrace P rSub { size 8{2} }  =" 0" "." "9,  tk" rSub { size 8{1} }  =2 {} # 
 right no } }  lbrace  }  {} # 
"tk" rSub { size 8{2} }  =4 {} # 
"tk" rSub { size 8{3} }  =" 1" {} 
} } {}</annotation>
  </semantics>
</math>
</file>

<file path=Object 104/content.xml><?xml version="1.0" encoding="utf-8"?>
<math xmlns="http://www.w3.org/1998/Math/MathML" display="block">
  <semantics>
    <mrow>
      <mtable>
        <mtr>
          <mtd>
            <mrow>
              <mstyle mathsize="12pt">
                <mrow>
                  <msub>
                    <mtext>tk</mtext>
                    <mstyle mathsize="8pt">
                      <mn>1</mn>
                    </mstyle>
                  </msub>
                  <mo stretchy="false">=</mo>
                  <mtext> 4</mtext>
                </mrow>
              </mstyle>
              <mrow/>
            </mrow>
          </mtd>
        </mtr>
        <mtr>
          <mtd>
            <mrow>
              <mrow>
                <msub>
                  <mtext>tk</mtext>
                  <mstyle mathsize="8pt">
                    <mn>2</mn>
                  </mstyle>
                </msub>
                <mo stretchy="false">=</mo>
                <mtext> 2</mtext>
              </mrow>
              <mrow/>
            </mrow>
          </mtd>
        </mtr>
        <mtr>
          <mtd>
            <mrow>
              <mrow>
                <msub>
                  <mtext>tk</mtext>
                  <mstyle mathsize="8pt">
                    <mn>3</mn>
                  </mstyle>
                </msub>
                <mo stretchy="false">=</mo>
                <mrow/>
              </mrow>
              <mtable>
                <mtr>
                  <mtd>
                    <mrow>
                      <mrow>
                        <mo fence="true" form="prefix" stretchy="true">{</mo>
                        <mrow>
                          <mrow>
                            <mrow>
                              <mrow>
                                <msub>
                                  <mi>P</mi>
                                  <mstyle mathsize="8pt">
                                    <mn>1</mn>
                                  </mstyle>
                                </msub>
                                <mo stretchy="false">=</mo>
                                <mtext> 0</mtext>
                              </mrow>
                              <mtext>.</mtext>
                              <mrow>
                                <msub>
                                  <mtext>2,  tk</mtext>
                                  <mstyle mathsize="8pt">
                                    <mn>3</mn>
                                  </mstyle>
                                </msub>
                                <mo stretchy="false">=</mo>
                                <mn>4</mn>
                              </mrow>
                              <mrow/>
                            </mrow>
                            <mrow/>
                          </mrow>
                        </mrow>
                      </mrow>
                      <mrow>
                        <mo fence="true" form="prefix" stretchy="true">{</mo>
                        <mrow>
                          <mrow>
                            <mrow>
                              <mrow>
                                <msub>
                                  <mi>P</mi>
                                  <mstyle mathsize="8pt">
                                    <mn>2</mn>
                                  </mstyle>
                                </msub>
                                <mo stretchy="false">=</mo>
                                <mtext> 0</mtext>
                              </mrow>
                              <mtext>.</mtext>
                              <mrow>
                                <msub>
                                  <mtext>5,  tk</mtext>
                                  <mstyle mathsize="8pt">
                                    <mn>3</mn>
                                  </mstyle>
                                </msub>
                                <mo stretchy="false">=</mo>
                                <mn>2</mn>
                              </mrow>
                              <mrow/>
                            </mrow>
                            <mrow/>
                          </mrow>
                        </mrow>
                      </mrow>
                      <mrow/>
                    </mrow>
                  </mtd>
                </mtr>
              </mtable>
              <mrow/>
            </mrow>
          </mtd>
        </mtr>
        <mtr>
          <mtd>
            <mrow/>
          </mtd>
        </mtr>
      </mtable>
      <mrow/>
    </mrow>
    <annotation encoding="StarMath 5.0">alignl { stack {
 size 12{"tk" rSub { size 8{1} }  =" 4"}  {} # 
"tk" rSub { size 8{2} }  =" 2" {} # 
"tk" rSub { size 8{3} }  = alignl { stack {
 left lbrace P rSub { size 8{1} }  =" 0" "." "2,  tk" rSub { size 8{3} }  =4 {} # 
 right none  left lbrace P rSub { size 8{2} }  =" 0" "." "5,  tk" rSub { size 8{3} }  =2 {} # 
 right none  left lbrace P rSub { size 8{3} }  =" 0" "." "3,  tk" rSub { size 8{3} }  =1 {} # 
 right no } }  lbrace  {} 
} } {}</annotation>
  </semantics>
</math>
</file>

<file path=Object 105/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4,  T </mtext>
                            <mo stretchy="false">=</mo>
                            <mtext> 25</mtext>
                          </mrow>
                          <mrow/>
                        </mrow>
                        <mrow/>
                      </mrow>
                    </mrow>
                  </mrow>
                  <mrow/>
                </mrow>
              </mtd>
            </mtr>
          </mtable>
          <mrow/>
        </mrow>
        <mrow/>
      </mrow>
    </mstyle>
    <annotation encoding="StarMath 5.0"> size 12{alignl { stack {
 left lbrace P rSub { size 8{1} }  =" 0" "." "4,  T "=" 25" {} # 
 right none  left lbrace P rSub { size 8{2} }  =" 0" "." "6,  T "=" 30" {} # 
 right no } }  lbrace } {}</annotation>
  </semantics>
</math>
</file>

<file path=Object 106/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1,  T </mtext>
                            <mo stretchy="false">=</mo>
                            <mtext> 16</mtext>
                          </mrow>
                          <mrow/>
                        </mrow>
                        <mrow/>
                      </mrow>
                    </mrow>
                  </mrow>
                  <mrow>
                    <mo fence="true" form="prefix" stretchy="true">{</mo>
                    <mrow>
                      <mrow>
                        <mrow>
                          <mrow>
                            <msub>
                              <mi>P</mi>
                              <mstyle mathsize="8pt">
                                <mn>2</mn>
                              </mstyle>
                            </msub>
                            <mo stretchy="false">=</mo>
                            <mtext> 0</mtext>
                          </mrow>
                          <mtext>.</mtext>
                          <mrow>
                            <mtext>7,  T </mtext>
                            <mo stretchy="false">=</mo>
                            <mtext> 25</mtext>
                          </mrow>
                          <mrow/>
                        </mrow>
                        <mrow/>
                      </mrow>
                    </mrow>
                  </mrow>
                  <mrow/>
                </mrow>
              </mtd>
            </mtr>
          </mtable>
          <mrow/>
        </mrow>
        <mrow/>
      </mrow>
    </mstyle>
    <annotation encoding="StarMath 5.0"> size 12{alignl { stack {
 left lbrace P rSub { size 8{1} }  =" 0" "." "1,  T "=" 16" {} # 
 right none  left lbrace P rSub { size 8{2} }  =" 0" "." "7,  T "=" 25" {} # 
 right none  left lbrace P rSub { size 8{3} }  =" 0" "." "2,  T "=" 30" {} # 
 right no } }  lbrace } {}</annotation>
  </semantics>
</math>
</file>

<file path=Object 107/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  T </mtext>
                            <mo stretchy="false">=</mo>
                            <mtext> 42</mtext>
                          </mrow>
                          <mrow/>
                        </mrow>
                        <mrow/>
                      </mrow>
                    </mrow>
                  </mrow>
                  <mrow/>
                </mrow>
              </mtd>
            </mtr>
          </mtable>
          <mrow/>
        </mrow>
        <mrow/>
      </mrow>
    </mstyle>
    <annotation encoding="StarMath 5.0"> size 12{alignl { stack {
 left lbrace P rSub { size 8{1} }  =" 0" "." "7,  T "=" 42" {} # 
 right none  left lbrace P rSub { size 8{2} }  =" 0" "." "3,  T "=" 45" {} # 
 right no } }  lbrace } {}</annotation>
  </semantics>
</math>
</file>

<file path=Object 108/content.xml><?xml version="1.0" encoding="utf-8"?>
<math xmlns="http://www.w3.org/1998/Math/MathML" display="block">
  <semantics>
    <mrow>
      <mtable>
        <mtr>
          <mtd>
            <mrow>
              <mstyle mathsize="12pt">
                <mrow>
                  <msub>
                    <mtext>tk</mtext>
                    <mstyle mathsize="8pt">
                      <mn>1</mn>
                    </mstyle>
                  </msub>
                  <mo stretchy="false">=</mo>
                  <mtext> 2</mtext>
                </mrow>
              </mstyle>
              <mrow/>
            </mrow>
          </mtd>
        </mtr>
        <mtr>
          <mtd>
            <mrow>
              <mrow>
                <msub>
                  <mtext>tk</mtext>
                  <mstyle mathsize="8pt">
                    <mn>2</mn>
                  </mstyle>
                </msub>
                <mo stretchy="false">=</mo>
                <mtext> 3</mtext>
              </mrow>
              <mrow/>
            </mrow>
          </mtd>
        </mtr>
        <mtr>
          <mtd>
            <mrow>
              <mrow>
                <msub>
                  <mtext>tk</mtext>
                  <mstyle mathsize="8pt">
                    <mn>3</mn>
                  </mstyle>
                </msub>
                <mo stretchy="false">=</mo>
                <mrow/>
              </mrow>
              <mtable>
                <mtr>
                  <mtd>
                    <mrow>
                      <mrow>
                        <mo fence="true" form="prefix" stretchy="true">{</mo>
                        <mrow>
                          <mrow>
                            <mrow>
                              <mrow>
                                <msub>
                                  <mi>P</mi>
                                  <mstyle mathsize="8pt">
                                    <mn>1</mn>
                                  </mstyle>
                                </msub>
                                <mo stretchy="false">=</mo>
                                <mtext> 0</mtext>
                              </mrow>
                              <mtext>.</mtext>
                              <mrow>
                                <msub>
                                  <mtext>2,  tk</mtext>
                                  <mstyle mathsize="8pt">
                                    <mn>3</mn>
                                  </mstyle>
                                </msub>
                                <mo stretchy="false">=</mo>
                                <mtext> 3</mtext>
                              </mrow>
                              <mrow/>
                            </mrow>
                            <mrow/>
                          </mrow>
                        </mrow>
                      </mrow>
                      <mrow/>
                    </mrow>
                  </mtd>
                </mtr>
              </mtable>
              <mrow/>
            </mrow>
          </mtd>
        </mtr>
        <mtr>
          <mtd>
            <mrow/>
          </mtd>
        </mtr>
      </mtable>
      <mrow/>
    </mrow>
    <annotation encoding="StarMath 5.0">alignl { stack {
 size 12{"tk" rSub { size 8{1} }  =" 2"}  {} # 
"tk" rSub { size 8{2} }  =" 3" {} # 
"tk" rSub { size 8{3} }  = alignl { stack {
 left lbrace P rSub { size 8{1} }  =" 0" "." "2,  tk" rSub { size 8{3} }  =" 3" {} # 
 right none  left lbrace P rSub { size 8{2} }  =" 0" "." "8,  tk" rSub { size 8{3} }  =1 {} # 
 right no } }  lbrace  {} 
} } {}</annotation>
  </semantics>
</math>
</file>

<file path=Object 109/content.xml><?xml version="1.0" encoding="utf-8"?>
<math xmlns="http://www.w3.org/1998/Math/MathML" display="block">
  <semantics>
    <mrow>
      <mtable>
        <mtr>
          <mtd>
            <mstyle mathsize="12pt">
              <mrow>
                <mrow>
                  <mrow>
                    <msub>
                      <mtext>tk</mtext>
                      <mstyle mathsize="8pt">
                        <mn>1</mn>
                      </mstyle>
                    </msub>
                    <mo stretchy="false">=</mo>
                    <mrow/>
                  </mrow>
                  <mtable>
                    <mtr>
                      <mtd>
                        <mrow>
                          <mrow>
                            <mo fence="true" form="prefix" stretchy="true">{</mo>
                            <mrow>
                              <mrow>
                                <mrow>
                                  <mrow>
                                    <msub>
                                      <mi>P</mi>
                                      <mstyle mathsize="8pt">
                                        <mn>1</mn>
                                      </mstyle>
                                    </msub>
                                    <mo stretchy="false">=</mo>
                                    <mtext> 0</mtext>
                                  </mrow>
                                  <mtext>.</mtext>
                                  <mrow>
                                    <msub>
                                      <mtext>3,  tk</mtext>
                                      <mstyle mathsize="8pt">
                                        <mn>1</mn>
                                      </mstyle>
                                    </msub>
                                    <mo stretchy="false">=</mo>
                                    <mtext> 2</mtext>
                                  </mrow>
                                  <mrow/>
                                </mrow>
                                <mrow/>
                              </mrow>
                            </mrow>
                          </mrow>
                          <mrow/>
                        </mrow>
                      </mtd>
                    </mtr>
                  </mtable>
                  <mrow/>
                </mrow>
                <mrow/>
              </mrow>
            </mstyle>
          </mtd>
        </mtr>
        <mtr>
          <mtd>
            <mrow/>
          </mtd>
        </mtr>
      </mtable>
      <mrow/>
    </mrow>
    <annotation encoding="StarMath 5.0">alignl { stack {
 size 12{"tk" rSub { size 8{1} }  =alignl { stack {
 left lbrace P rSub { size 8{1} }  =" 0" "." "3,  tk" rSub { size 8{1} }  =" 2" {} # 
 right none  left lbrace P rSub { size 8{2} }  =" 0" "." "7,  tk" rSub { size 8{1} }  =4 {} # 
 right no } }  lbrace  }  {} # 
"tk" rSub { size 8{2} }  =2  {} # 
"tk" rSub { size 8{3} }  =" 4" {} 
} } {}</annotation>
  </semantics>
</math>
</file>

<file path=Object 11/content.xml><?xml version="1.0" encoding="utf-8"?>
<math xmlns="http://www.w3.org/1998/Math/MathML" display="block">
  <semantics>
    <mrow>
      <mtable>
        <mtr>
          <mtd>
            <mrow>
              <mstyle mathsize="12pt">
                <mrow>
                  <msub>
                    <mtext>tk</mtext>
                    <mstyle mathsize="8pt">
                      <mn>1</mn>
                    </mstyle>
                  </msub>
                  <mo stretchy="false">=</mo>
                  <mtext> 4</mtext>
                </mrow>
              </mstyle>
              <mrow/>
            </mrow>
          </mtd>
        </mtr>
        <mtr>
          <mtd>
            <mrow>
              <mrow>
                <msub>
                  <mtext>tk</mtext>
                  <mstyle mathsize="8pt">
                    <mn>2</mn>
                  </mstyle>
                </msub>
                <mo stretchy="false">=</mo>
                <mtext> 2</mtext>
              </mrow>
              <mrow/>
            </mrow>
          </mtd>
        </mtr>
        <mtr>
          <mtd>
            <mrow>
              <mrow>
                <msub>
                  <mtext>tk</mtext>
                  <mstyle mathsize="8pt">
                    <mn>3</mn>
                  </mstyle>
                </msub>
                <mo stretchy="false">=</mo>
                <mrow/>
              </mrow>
              <mtable>
                <mtr>
                  <mtd>
                    <mrow>
                      <mrow>
                        <mo fence="true" form="prefix" stretchy="true">{</mo>
                        <mrow>
                          <mrow>
                            <mrow>
                              <mrow>
                                <msub>
                                  <mi>P</mi>
                                  <mstyle mathsize="8pt">
                                    <mn>1</mn>
                                  </mstyle>
                                </msub>
                                <mo stretchy="false">=</mo>
                                <mtext> 0</mtext>
                              </mrow>
                              <mtext>.</mtext>
                              <mrow>
                                <msub>
                                  <mtext>2,  tk</mtext>
                                  <mstyle mathsize="8pt">
                                    <mn>3</mn>
                                  </mstyle>
                                </msub>
                                <mo stretchy="false">=</mo>
                                <mn>4</mn>
                              </mrow>
                              <mrow/>
                            </mrow>
                            <mrow/>
                          </mrow>
                        </mrow>
                      </mrow>
                      <mrow>
                        <mo fence="true" form="prefix" stretchy="true">{</mo>
                        <mrow>
                          <mrow>
                            <mrow>
                              <mrow>
                                <msub>
                                  <mi>P</mi>
                                  <mstyle mathsize="8pt">
                                    <mn>2</mn>
                                  </mstyle>
                                </msub>
                                <mo stretchy="false">=</mo>
                                <mtext> 0</mtext>
                              </mrow>
                              <mtext>.</mtext>
                              <mrow>
                                <msub>
                                  <mtext>5,  tk</mtext>
                                  <mstyle mathsize="8pt">
                                    <mn>3</mn>
                                  </mstyle>
                                </msub>
                                <mo stretchy="false">=</mo>
                                <mn>2</mn>
                              </mrow>
                              <mrow/>
                            </mrow>
                            <mrow/>
                          </mrow>
                        </mrow>
                      </mrow>
                      <mrow/>
                    </mrow>
                  </mtd>
                </mtr>
              </mtable>
              <mrow/>
            </mrow>
          </mtd>
        </mtr>
        <mtr>
          <mtd>
            <mrow/>
          </mtd>
        </mtr>
      </mtable>
      <mrow/>
    </mrow>
    <annotation encoding="StarMath 5.0">alignl { stack {
 size 12{"tk" rSub { size 8{1} }  =" 4"}  {} # 
"tk" rSub { size 8{2} }  =" 2" {} # 
"tk" rSub { size 8{3} }  = alignl { stack {
 left lbrace P rSub { size 8{1} }  =" 0" "." "2,  tk" rSub { size 8{3} }  =4 {} # 
 right none  left lbrace P rSub { size 8{2} }  =" 0" "." "5,  tk" rSub { size 8{3} }  =2 {} # 
 right none  left lbrace P rSub { size 8{3} }  =" 0" "." "3,  tk" rSub { size 8{3} }  =1 {} # 
 right no } }  lbrace  {} 
} } {}</annotation>
  </semantics>
</math>
</file>

<file path=Object 110/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3,  T </mtext>
                            <mo stretchy="false">=</mo>
                            <mtext>30</mtext>
                          </mrow>
                          <mrow/>
                        </mrow>
                        <mrow/>
                      </mrow>
                    </mrow>
                  </mrow>
                  <mrow/>
                </mrow>
              </mtd>
            </mtr>
          </mtable>
          <mrow/>
        </mrow>
        <mrow/>
      </mrow>
    </mstyle>
    <annotation encoding="StarMath 5.0"> size 12{alignl { stack {
 left lbrace P rSub { size 8{1} }  =" 0" "." "3,  T "="30" {} # 
 right none  left lbrace P rSub { size 8{2} }  =" 0" "." "7,  T "="35" {} # 
 right no } }  lbrace  } {}</annotation>
  </semantics>
</math>
</file>

<file path=Object 111/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5,  T </mtext>
                            <mo stretchy="false">=</mo>
                            <mtext> 18</mtext>
                          </mrow>
                          <mrow/>
                        </mrow>
                        <mrow/>
                      </mrow>
                    </mrow>
                  </mrow>
                  <mrow>
                    <mo fence="true" form="prefix" stretchy="true">{</mo>
                    <mrow>
                      <mrow>
                        <mrow>
                          <mrow>
                            <msub>
                              <mi>P</mi>
                              <mstyle mathsize="8pt">
                                <mn>2</mn>
                              </mstyle>
                            </msub>
                            <mo stretchy="false">=</mo>
                            <mtext> 0</mtext>
                          </mrow>
                          <mtext>.</mtext>
                          <mrow>
                            <mtext>4,  T </mtext>
                            <mo stretchy="false">=</mo>
                            <mtext> 20</mtext>
                          </mrow>
                          <mrow/>
                        </mrow>
                        <mrow/>
                      </mrow>
                    </mrow>
                  </mrow>
                  <mrow/>
                </mrow>
              </mtd>
            </mtr>
          </mtable>
          <mrow/>
        </mrow>
        <mrow/>
      </mrow>
    </mstyle>
    <annotation encoding="StarMath 5.0"> size 12{alignl { stack {
 left lbrace P rSub { size 8{1} }  =" 0" "." "5,  T "=" 18" {} # 
 right none  left lbrace P rSub { size 8{2} }  =" 0" "." "4,  T "=" 20" {} # 
 right none  left lbrace P rSub { size 8{3} }  =" 0" "." "1,  T "=" 27" {} # 
 right no } }  lbrace } {}</annotation>
  </semantics>
</math>
</file>

<file path=Object 112/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3,  T </mtext>
                            <mo stretchy="false">=</mo>
                            <mtext>40</mtext>
                          </mrow>
                          <mrow/>
                        </mrow>
                        <mrow/>
                      </mrow>
                    </mrow>
                  </mrow>
                  <mrow/>
                </mrow>
              </mtd>
            </mtr>
          </mtable>
          <mrow/>
        </mrow>
        <mrow/>
      </mrow>
    </mstyle>
    <annotation encoding="StarMath 5.0"> size 12{alignl { stack {
 left lbrace P rSub { size 8{1} }  =" 0" "." "3,  T "="40" {} # 
 right none  left lbrace P rSub { size 8{2} }  =" 0" "." "7,  T "="50" {} # 
 right no } }  lbrace  } {}</annotation>
  </semantics>
</math>
</file>

<file path=Object 113/content.xml><?xml version="1.0" encoding="utf-8"?>
<math xmlns="http://www.w3.org/1998/Math/MathML" display="block">
  <semantics>
    <mrow>
      <mtable>
        <mtr>
          <mtd>
            <mrow>
              <mstyle mathsize="12pt">
                <mrow>
                  <msub>
                    <mtext>tk</mtext>
                    <mstyle mathsize="8pt">
                      <mn>1</mn>
                    </mstyle>
                  </msub>
                  <mo stretchy="false">=</mo>
                  <mn>2</mn>
                </mrow>
              </mstyle>
              <mrow/>
            </mrow>
          </mtd>
        </mtr>
        <mtr>
          <mtd>
            <mrow>
              <mrow>
                <msub>
                  <mtext>tk</mtext>
                  <mstyle mathsize="8pt">
                    <mn>2</mn>
                  </mstyle>
                </msub>
                <mo stretchy="false">=</mo>
                <mrow/>
              </mrow>
              <mtable>
                <mtr>
                  <mtd>
                    <mrow>
                      <mrow>
                        <mo fence="true" form="prefix" stretchy="true">{</mo>
                        <mrow>
                          <mrow>
                            <mrow>
                              <mrow>
                                <msub>
                                  <mi>P</mi>
                                  <mstyle mathsize="8pt">
                                    <mn>1</mn>
                                  </mstyle>
                                </msub>
                                <mo stretchy="false">=</mo>
                                <mtext> 0</mtext>
                              </mrow>
                              <mtext>.</mtext>
                              <mrow>
                                <msub>
                                  <mtext>6,  tk</mtext>
                                  <mstyle mathsize="8pt">
                                    <mn>2</mn>
                                  </mstyle>
                                </msub>
                                <mo stretchy="false">=</mo>
                                <mn>4</mn>
                              </mrow>
                              <mrow/>
                            </mrow>
                            <mrow/>
                          </mrow>
                        </mrow>
                      </mrow>
                      <mrow/>
                    </mrow>
                  </mtd>
                </mtr>
              </mtable>
              <mrow/>
            </mrow>
          </mtd>
        </mtr>
        <mtr>
          <mtd>
            <mrow/>
          </mtd>
        </mtr>
      </mtable>
      <mrow/>
    </mrow>
    <annotation encoding="StarMath 5.0">alignl { stack {
 size 12{"tk" rSub { size 8{1} }  =2 }  {} # 
"tk" rSub { size 8{2} }  =alignl { stack {
 left lbrace P rSub { size 8{1} }  =" 0" "." "6,  tk" rSub { size 8{2} }  =4 {} # 
 right none  left lbrace P rSub { size 8{2} }  =" 0" "." "4,  tk" rSub { size 8{2} }  =2 {} # 
 right no } }  lbrace  {} # 
"tk" rSub { size 8{3} }  =" 1" {} 
} } {}</annotation>
  </semantics>
</math>
</file>

<file path=Object 114/content.xml><?xml version="1.0" encoding="utf-8"?>
<math xmlns="http://www.w3.org/1998/Math/MathML" display="block">
  <semantics>
    <mrow>
      <mtable>
        <mtr>
          <mtd>
            <mrow>
              <mstyle mathsize="12pt">
                <mrow>
                  <msub>
                    <mtext>tk</mtext>
                    <mstyle mathsize="8pt">
                      <mn>1</mn>
                    </mstyle>
                  </msub>
                  <mo stretchy="false">=</mo>
                  <mtext> 1</mtext>
                </mrow>
              </mstyle>
              <mrow/>
            </mrow>
          </mtd>
        </mtr>
        <mtr>
          <mtd>
            <mrow>
              <mrow>
                <msub>
                  <mtext>tk</mtext>
                  <mstyle mathsize="8pt">
                    <mn>2</mn>
                  </mstyle>
                </msub>
                <mo stretchy="false">=</mo>
                <mtext> 4</mtext>
              </mrow>
              <mrow/>
            </mrow>
          </mtd>
        </mtr>
        <mtr>
          <mtd>
            <mrow>
              <mrow>
                <msub>
                  <mtext>tk</mtext>
                  <mstyle mathsize="8pt">
                    <mn>3</mn>
                  </mstyle>
                </msub>
                <mo stretchy="false">=</mo>
                <mtext> 2</mtext>
              </mrow>
              <mrow/>
            </mrow>
          </mtd>
        </mtr>
      </mtable>
      <mrow/>
    </mrow>
    <annotation encoding="StarMath 5.0">alignl { stack {
 size 12{"tk" rSub { size 8{1} }  =" 1"}  {} # 
"tk" rSub { size 8{2} }  =" 4" {} # 
"tk" rSub { size 8{3} }  =" 2" {} 
} } {}</annotation>
  </semantics>
</math>
</file>

<file path=Object 115/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  T </mtext>
                            <mo stretchy="false">=</mo>
                            <mtext> 30</mtext>
                          </mrow>
                          <mrow/>
                        </mrow>
                        <mrow/>
                      </mrow>
                    </mrow>
                  </mrow>
                  <mrow>
                    <mo fence="true" form="prefix" stretchy="true">{</mo>
                    <mrow>
                      <mrow>
                        <mrow>
                          <mrow>
                            <msub>
                              <mi>P</mi>
                              <mstyle mathsize="8pt">
                                <mn>2</mn>
                              </mstyle>
                            </msub>
                            <mo stretchy="false">=</mo>
                            <mtext> 0</mtext>
                          </mrow>
                          <mtext>.</mtext>
                          <mrow>
                            <mtext>2,  T </mtext>
                            <mo stretchy="false">=</mo>
                            <mtext> 20</mtext>
                          </mrow>
                          <mrow/>
                        </mrow>
                        <mrow/>
                      </mrow>
                    </mrow>
                  </mrow>
                  <mrow/>
                </mrow>
              </mtd>
            </mtr>
          </mtable>
          <mrow/>
        </mrow>
        <mrow/>
      </mrow>
    </mstyle>
    <annotation encoding="StarMath 5.0"> size 12{alignl { stack {
 left lbrace P rSub { size 8{1} }  =" 0" "." "7,  T "=" 30" {} # 
 right none  left lbrace P rSub { size 8{2} }  =" 0" "." "2,  T "=" 20" {} # 
 right none  left lbrace P rSub { size 8{3} }  =" 0" "." "1,  T "=" 35" {} # 
 right no } }  lbrace } {}</annotation>
  </semantics>
</math>
</file>

<file path=Object 116/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5,  T </mtext>
                            <mo stretchy="false">=</mo>
                            <mtext> 20</mtext>
                          </mrow>
                          <mrow/>
                        </mrow>
                        <mrow/>
                      </mrow>
                    </mrow>
                  </mrow>
                  <mrow>
                    <mo fence="true" form="prefix" stretchy="true">{</mo>
                    <mrow>
                      <mrow>
                        <mrow>
                          <mrow>
                            <msub>
                              <mi>P</mi>
                              <mstyle mathsize="8pt">
                                <mn>2</mn>
                              </mstyle>
                            </msub>
                            <mo stretchy="false">=</mo>
                            <mtext> 0</mtext>
                          </mrow>
                          <mtext>.</mtext>
                          <mrow>
                            <mtext>2,  T </mtext>
                            <mo stretchy="false">=</mo>
                            <mtext> 24</mtext>
                          </mrow>
                          <mrow/>
                        </mrow>
                        <mrow/>
                      </mrow>
                    </mrow>
                  </mrow>
                  <mrow/>
                </mrow>
              </mtd>
            </mtr>
          </mtable>
          <mrow/>
        </mrow>
        <mrow/>
      </mrow>
    </mstyle>
    <annotation encoding="StarMath 5.0"> size 12{alignl { stack {
 left lbrace P rSub { size 8{1} }  =" 0" "." "5,  T "=" 20" {} # 
 right none  left lbrace P rSub { size 8{2} }  =" 0" "." "2,  T "=" 24" {} # 
 right none  left lbrace P rSub { size 8{3} }  =" 0" "." "3,  T "=" 27" {} # 
 right no } }  lbrace } {}</annotation>
  </semantics>
</math>
</file>

<file path=Object 117/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3,  T </mtext>
                            <mo stretchy="false">=</mo>
                            <mtext>20</mtext>
                          </mrow>
                          <mrow/>
                        </mrow>
                        <mrow/>
                      </mrow>
                    </mrow>
                  </mrow>
                  <mrow/>
                </mrow>
              </mtd>
            </mtr>
          </mtable>
          <mrow/>
        </mrow>
        <mrow/>
      </mrow>
    </mstyle>
    <annotation encoding="StarMath 5.0"> size 12{alignl { stack {
 left lbrace P rSub { size 8{1} }  =" 0" "." "3,  T "="20" {} # 
 right none  left lbrace P rSub { size 8{2} }  =" 0" "." "7,  T "="25" {} # 
 right no } }  lbrace  } {}</annotation>
  </semantics>
</math>
</file>

<file path=Object 118/content.xml><?xml version="1.0" encoding="utf-8"?>
<math xmlns="http://www.w3.org/1998/Math/MathML" display="block">
  <semantics>
    <mrow>
      <mtable>
        <mtr>
          <mtd>
            <mrow>
              <mstyle mathsize="12pt">
                <mrow>
                  <msub>
                    <mtext>tk</mtext>
                    <mstyle mathsize="8pt">
                      <mn>1</mn>
                    </mstyle>
                  </msub>
                  <mo stretchy="false">=</mo>
                  <mn>1</mn>
                </mrow>
              </mstyle>
              <mrow/>
            </mrow>
          </mtd>
        </mtr>
        <mtr>
          <mtd>
            <mrow>
              <mrow>
                <msub>
                  <mtext>tk</mtext>
                  <mstyle mathsize="8pt">
                    <mn>2</mn>
                  </mstyle>
                </msub>
                <mo stretchy="false">=</mo>
                <mn>2</mn>
              </mrow>
              <mrow/>
            </mrow>
          </mtd>
        </mtr>
        <mtr>
          <mtd>
            <mrow>
              <mrow>
                <msub>
                  <mtext>tk</mtext>
                  <mstyle mathsize="8pt">
                    <mn>3</mn>
                  </mstyle>
                </msub>
                <mo stretchy="false">=</mo>
                <mtext> 3</mtext>
              </mrow>
              <mrow/>
            </mrow>
          </mtd>
        </mtr>
      </mtable>
      <mrow/>
    </mrow>
    <annotation encoding="StarMath 5.0">alignl { stack {
 size 12{"tk" rSub { size 8{1} }  =1 }  {} # 
"tk" rSub { size 8{2} }  =2 {} # 
"tk" rSub { size 8{3} }  =" 3" {} 
} } {}</annotation>
  </semantics>
</math>
</file>

<file path=Object 119/content.xml><?xml version="1.0" encoding="utf-8"?>
<math xmlns="http://www.w3.org/1998/Math/MathML" display="block">
  <semantics>
    <mrow>
      <mtable>
        <mtr>
          <mtd>
            <mstyle mathsize="12pt">
              <mrow>
                <mrow>
                  <mrow>
                    <msub>
                      <mtext>tk</mtext>
                      <mstyle mathsize="8pt">
                        <mn>1</mn>
                      </mstyle>
                    </msub>
                    <mo stretchy="false">=</mo>
                    <mrow/>
                  </mrow>
                  <mtable>
                    <mtr>
                      <mtd>
                        <mrow>
                          <mrow>
                            <mo fence="true" form="prefix" stretchy="true">{</mo>
                            <mrow>
                              <mrow>
                                <mrow>
                                  <mrow>
                                    <msub>
                                      <mi>P</mi>
                                      <mstyle mathsize="8pt">
                                        <mn>1</mn>
                                      </mstyle>
                                    </msub>
                                    <mo stretchy="false">=</mo>
                                    <mtext> 0</mtext>
                                  </mrow>
                                  <mtext>.</mtext>
                                  <mrow>
                                    <msub>
                                      <mtext>1,  tk</mtext>
                                      <mstyle mathsize="8pt">
                                        <mn>1</mn>
                                      </mstyle>
                                    </msub>
                                    <mo stretchy="false">=</mo>
                                    <mn>3</mn>
                                  </mrow>
                                  <mrow/>
                                </mrow>
                                <mrow/>
                              </mrow>
                            </mrow>
                          </mrow>
                          <mrow/>
                        </mrow>
                      </mtd>
                    </mtr>
                  </mtable>
                  <mrow/>
                </mrow>
                <mrow/>
              </mrow>
            </mstyle>
          </mtd>
        </mtr>
        <mtr>
          <mtd>
            <mrow/>
          </mtd>
        </mtr>
      </mtable>
      <mrow/>
    </mrow>
    <annotation encoding="StarMath 5.0">alignl { stack {
 size 12{"tk" rSub { size 8{1} }  =alignl { stack {
 left lbrace P rSub { size 8{1} }  =" 0" "." "1,  tk" rSub { size 8{1} }  =3 {} # 
 right none  left lbrace P rSub { size 8{2} }  =" 0" "." "9,  tk" rSub { size 8{1} }  =1 {} # 
 right no } }  lbrace  }  {} # 
"tk" rSub { size 8{2} }  =4 {} # 
"tk" rSub { size 8{3} }  =" 1" {} 
} } {}</annotation>
  </semantics>
</math>
</file>

<file path=Object 12/content.xml><?xml version="1.0" encoding="utf-8"?>
<math xmlns="http://www.w3.org/1998/Math/MathML" display="block">
  <semantics>
    <mrow>
      <mtable>
        <mtr>
          <mtd>
            <mstyle mathsize="12pt">
              <mrow>
                <mrow>
                  <mrow>
                    <msub>
                      <mtext>tk</mtext>
                      <mstyle mathsize="8pt">
                        <mn>1</mn>
                      </mstyle>
                    </msub>
                    <mo stretchy="false">=</mo>
                    <mrow/>
                  </mrow>
                  <mtable>
                    <mtr>
                      <mtd>
                        <mrow>
                          <mrow>
                            <mo fence="true" form="prefix" stretchy="true">{</mo>
                            <mrow>
                              <mrow>
                                <mrow>
                                  <mrow>
                                    <msub>
                                      <mi>P</mi>
                                      <mstyle mathsize="8pt">
                                        <mn>1</mn>
                                      </mstyle>
                                    </msub>
                                    <mo stretchy="false">=</mo>
                                    <mtext> 0</mtext>
                                  </mrow>
                                  <mtext>.</mtext>
                                  <mrow>
                                    <msub>
                                      <mtext>1,  tk</mtext>
                                      <mstyle mathsize="8pt">
                                        <mn>1</mn>
                                      </mstyle>
                                    </msub>
                                    <mo stretchy="false">=</mo>
                                    <mn>3</mn>
                                  </mrow>
                                  <mrow/>
                                </mrow>
                                <mrow/>
                              </mrow>
                            </mrow>
                          </mrow>
                          <mrow/>
                        </mrow>
                      </mtd>
                    </mtr>
                  </mtable>
                  <mrow/>
                </mrow>
                <mrow/>
              </mrow>
            </mstyle>
          </mtd>
        </mtr>
        <mtr>
          <mtd>
            <mrow/>
          </mtd>
        </mtr>
      </mtable>
      <mrow/>
    </mrow>
    <annotation encoding="StarMath 5.0">alignl { stack {
 size 12{"tk" rSub { size 8{1} }  =alignl { stack {
 left lbrace P rSub { size 8{1} }  =" 0" "." "1,  tk" rSub { size 8{1} }  =3 {} # 
 right none  left lbrace P rSub { size 8{2} }  =" 0" "." "9,  tk" rSub { size 8{1} }  =2 {} # 
 right no } }  lbrace  }  {} # 
"tk" rSub { size 8{2} }  =4 {} # 
"tk" rSub { size 8{3} }  =" 1" {} 
} } {}</annotation>
  </semantics>
</math>
</file>

<file path=Object 120/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5,  T </mtext>
                            <mo stretchy="false">=</mo>
                            <mtext> 50</mtext>
                          </mrow>
                          <mrow/>
                        </mrow>
                        <mrow/>
                      </mrow>
                    </mrow>
                  </mrow>
                  <mrow>
                    <mo fence="true" form="prefix" stretchy="true">{</mo>
                    <mrow>
                      <mrow>
                        <mrow>
                          <mrow>
                            <msub>
                              <mi>P</mi>
                              <mstyle mathsize="8pt">
                                <mn>2</mn>
                              </mstyle>
                            </msub>
                            <mo stretchy="false">=</mo>
                            <mtext> 0</mtext>
                          </mrow>
                          <mtext>.</mtext>
                          <mrow>
                            <mtext>3,  T </mtext>
                            <mo stretchy="false">=</mo>
                            <mtext> 47</mtext>
                          </mrow>
                          <mrow/>
                        </mrow>
                        <mrow/>
                      </mrow>
                    </mrow>
                  </mrow>
                  <mrow/>
                </mrow>
              </mtd>
            </mtr>
          </mtable>
          <mrow/>
        </mrow>
        <mrow/>
      </mrow>
    </mstyle>
    <annotation encoding="StarMath 5.0"> size 12{alignl { stack {
 left lbrace P rSub { size 8{1} }  =" 0" "." "5,  T "=" 50" {} # 
 right none  left lbrace P rSub { size 8{2} }  =" 0" "." "3,  T "=" 47" {} # 
 right none  left lbrace P rSub { size 8{3} }  =" 0" "." "2,  T "=" 40" {} # 
 right no } }  lbrace } {}</annotation>
  </semantics>
</math>
</file>

<file path=Object 121/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3,  T </mtext>
                            <mo stretchy="false">=</mo>
                            <mtext> 28</mtext>
                          </mrow>
                          <mrow/>
                        </mrow>
                        <mrow/>
                      </mrow>
                    </mrow>
                  </mrow>
                  <mrow/>
                </mrow>
              </mtd>
            </mtr>
          </mtable>
          <mrow/>
        </mrow>
        <mrow/>
      </mrow>
    </mstyle>
    <annotation encoding="StarMath 5.0"> size 12{alignl { stack {
 left lbrace P rSub { size 8{1} }  =" 0" "." "3,  T "=" 28" {} # 
 right none  left lbrace P rSub { size 8{2} }  =" 0" "." "7,  T "=" 23" {} # 
 right no } }  lbrace } {}</annotation>
  </semantics>
</math>
</file>

<file path=Object 122/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  T </mtext>
                            <mo stretchy="false">=</mo>
                            <mtext> 45</mtext>
                          </mrow>
                          <mrow/>
                        </mrow>
                        <mrow/>
                      </mrow>
                    </mrow>
                  </mrow>
                  <mrow/>
                </mrow>
              </mtd>
            </mtr>
          </mtable>
          <mrow/>
        </mrow>
        <mrow/>
      </mrow>
    </mstyle>
    <annotation encoding="StarMath 5.0"> size 12{alignl { stack {
 left lbrace P rSub { size 8{1} }  =" 0" "." "2,  T "=" 45" {} # 
 right none  left lbrace P rSub { size 8{2} }  =" 0" "." "8,  T "=" 30" {} # 
 right no } }  lbrace } {}</annotation>
  </semantics>
</math>
</file>

<file path=Object 123/content.xml><?xml version="1.0" encoding="utf-8"?>
<math xmlns="http://www.w3.org/1998/Math/MathML" display="block">
  <semantics>
    <mrow>
      <mtable>
        <mtr>
          <mtd>
            <mrow>
              <mstyle mathsize="12pt">
                <mrow>
                  <msub>
                    <mtext>tk</mtext>
                    <mstyle mathsize="8pt">
                      <mn>1</mn>
                    </mstyle>
                  </msub>
                  <mo stretchy="false">=</mo>
                  <mn>2</mn>
                </mrow>
              </mstyle>
              <mrow/>
            </mrow>
          </mtd>
        </mtr>
        <mtr>
          <mtd>
            <mrow>
              <mrow>
                <msub>
                  <mtext>tk</mtext>
                  <mstyle mathsize="8pt">
                    <mn>2</mn>
                  </mstyle>
                </msub>
                <mo stretchy="false">=</mo>
                <mn>3</mn>
              </mrow>
              <mrow/>
            </mrow>
          </mtd>
        </mtr>
        <mtr>
          <mtd>
            <mrow>
              <mrow>
                <msub>
                  <mtext>tk</mtext>
                  <mstyle mathsize="8pt">
                    <mn>3</mn>
                  </mstyle>
                </msub>
                <mo stretchy="false">=</mo>
                <mtext> 4</mtext>
              </mrow>
              <mrow/>
            </mrow>
          </mtd>
        </mtr>
      </mtable>
      <mrow/>
    </mrow>
    <annotation encoding="StarMath 5.0">alignl { stack {
 size 12{"tk" rSub { size 8{1} }  =2}  {} # 
"tk" rSub { size 8{2} }  =3 {} # 
"tk" rSub { size 8{3} }  =" 4" {} 
} } {}</annotation>
  </semantics>
</math>
</file>

<file path=Object 124/content.xml><?xml version="1.0" encoding="utf-8"?>
<math xmlns="http://www.w3.org/1998/Math/MathML" display="block">
  <semantics>
    <mrow>
      <mtable>
        <mtr>
          <mtd>
            <mrow>
              <mstyle mathsize="12pt">
                <mrow>
                  <msub>
                    <mtext>tk</mtext>
                    <mstyle mathsize="8pt">
                      <mn>1</mn>
                    </mstyle>
                  </msub>
                  <mo stretchy="false">=</mo>
                  <mn>2</mn>
                </mrow>
              </mstyle>
              <mrow/>
            </mrow>
          </mtd>
        </mtr>
        <mtr>
          <mtd>
            <mrow>
              <mrow>
                <msub>
                  <mtext>tk</mtext>
                  <mstyle mathsize="8pt">
                    <mn>2</mn>
                  </mstyle>
                </msub>
                <mo stretchy="false">=</mo>
                <mn>3</mn>
              </mrow>
              <mrow/>
            </mrow>
          </mtd>
        </mtr>
        <mtr>
          <mtd>
            <mrow>
              <mrow>
                <msub>
                  <mtext>tk</mtext>
                  <mstyle mathsize="8pt">
                    <mn>3</mn>
                  </mstyle>
                </msub>
                <mo stretchy="false">=</mo>
                <mrow/>
              </mrow>
              <mtable>
                <mtr>
                  <mtd>
                    <mrow>
                      <mrow>
                        <mo fence="true" form="prefix" stretchy="true">{</mo>
                        <mrow>
                          <mrow>
                            <mrow>
                              <mrow>
                                <msub>
                                  <mi>P</mi>
                                  <mstyle mathsize="8pt">
                                    <mn>1</mn>
                                  </mstyle>
                                </msub>
                                <mo stretchy="false">=</mo>
                                <mtext> 0</mtext>
                              </mrow>
                              <mtext>.</mtext>
                              <mrow>
                                <msub>
                                  <mtext>1,  tk</mtext>
                                  <mstyle mathsize="8pt">
                                    <mn>3</mn>
                                  </mstyle>
                                </msub>
                                <mo stretchy="false">=</mo>
                                <mn>1</mn>
                              </mrow>
                              <mrow/>
                            </mrow>
                            <mrow/>
                          </mrow>
                        </mrow>
                      </mrow>
                      <mrow/>
                    </mrow>
                  </mtd>
                </mtr>
              </mtable>
              <mrow/>
            </mrow>
          </mtd>
        </mtr>
        <mtr>
          <mtd>
            <mrow/>
          </mtd>
        </mtr>
      </mtable>
      <mrow/>
    </mrow>
    <annotation encoding="StarMath 5.0">alignl { stack {
 size 12{"tk" rSub { size 8{1} }  =2 }  {} # 
"tk" rSub { size 8{2} }  =3 {} # 
"tk" rSub { size 8{3} }  = alignl { stack {
 left lbrace P rSub { size 8{1} }  =" 0" "." "1,  tk" rSub { size 8{3} }  =1 {} # 
 right none  left lbrace P rSub { size 8{2} }  =" 0" "." "9,  tk" rSub { size 8{3} }  =4 {} # 
 right no } }  lbrace  {} 
} } {}</annotation>
  </semantics>
</math>
</file>

<file path=Object 13/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  T </mtext>
                            <mo stretchy="false">=</mo>
                            <mtext> 30</mtext>
                          </mrow>
                          <mrow/>
                        </mrow>
                        <mrow/>
                      </mrow>
                    </mrow>
                  </mrow>
                  <mrow>
                    <mo fence="true" form="prefix" stretchy="true">{</mo>
                    <mrow>
                      <mrow>
                        <mrow>
                          <mrow>
                            <msub>
                              <mi>P</mi>
                              <mstyle mathsize="8pt">
                                <mn>2</mn>
                              </mstyle>
                            </msub>
                            <mo stretchy="false">=</mo>
                            <mtext> 0</mtext>
                          </mrow>
                          <mtext>.</mtext>
                          <mrow>
                            <mtext>2,  T </mtext>
                            <mo stretchy="false">=</mo>
                            <mtext> 20</mtext>
                          </mrow>
                          <mrow/>
                        </mrow>
                        <mrow/>
                      </mrow>
                    </mrow>
                  </mrow>
                  <mrow/>
                </mrow>
              </mtd>
            </mtr>
          </mtable>
          <mrow/>
        </mrow>
        <mrow/>
      </mrow>
    </mstyle>
    <annotation encoding="StarMath 5.0"> size 12{alignl { stack {
 left lbrace P rSub { size 8{1} }  =" 0" "." "7,  T "=" 30" {} # 
 right none  left lbrace P rSub { size 8{2} }  =" 0" "." "2,  T "=" 20" {} # 
 right none  left lbrace P rSub { size 8{3} }  =" 0" "." "1,  T "=" 35" {} # 
 right no } }  lbrace } {}</annotation>
  </semantics>
</math>
</file>

<file path=Object 14/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8,  T </mtext>
                            <mo stretchy="false">=</mo>
                            <mtext> 45</mtext>
                          </mrow>
                          <mrow/>
                        </mrow>
                        <mrow/>
                      </mrow>
                    </mrow>
                  </mrow>
                  <mrow/>
                </mrow>
              </mtd>
            </mtr>
          </mtable>
          <mrow/>
        </mrow>
        <mrow/>
      </mrow>
    </mstyle>
    <annotation encoding="StarMath 5.0"> size 12{alignl { stack {
 left lbrace P rSub { size 8{1} }  =" 0" "." "8,  T "=" 45" {} # 
 right none  left lbrace P rSub { size 8{2} }  =" 0" "." "2,  T "=" 35" {} # 
 right no } }  lbrace } {}</annotation>
  </semantics>
</math>
</file>

<file path=Object 15/content.xml><?xml version="1.0" encoding="utf-8"?>
<math xmlns="http://www.w3.org/1998/Math/MathML" display="block">
  <semantics>
    <mrow>
      <mtable>
        <mtr>
          <mtd>
            <mstyle mathsize="12pt">
              <mrow>
                <mrow>
                  <mrow>
                    <msub>
                      <mtext>tk</mtext>
                      <mstyle mathsize="8pt">
                        <mn>1</mn>
                      </mstyle>
                    </msub>
                    <mo stretchy="false">=</mo>
                    <mrow/>
                  </mrow>
                  <mtable>
                    <mtr>
                      <mtd>
                        <mrow>
                          <mrow>
                            <mo fence="true" form="prefix" stretchy="true">{</mo>
                            <mrow>
                              <mrow>
                                <mrow>
                                  <mrow>
                                    <msub>
                                      <mi>P</mi>
                                      <mstyle mathsize="8pt">
                                        <mn>1</mn>
                                      </mstyle>
                                    </msub>
                                    <mo stretchy="false">=</mo>
                                    <mtext> 0</mtext>
                                  </mrow>
                                  <mtext>.</mtext>
                                  <mrow>
                                    <msub>
                                      <mtext>1,  tk</mtext>
                                      <mstyle mathsize="8pt">
                                        <mn>1</mn>
                                      </mstyle>
                                    </msub>
                                    <mo stretchy="false">=</mo>
                                    <mn>3</mn>
                                  </mrow>
                                  <mrow/>
                                </mrow>
                                <mrow/>
                              </mrow>
                            </mrow>
                          </mrow>
                          <mrow>
                            <mo fence="true" form="prefix" stretchy="true">{</mo>
                            <mrow>
                              <mrow>
                                <mrow>
                                  <mrow>
                                    <msub>
                                      <mi>P</mi>
                                      <mstyle mathsize="8pt">
                                        <mn>2</mn>
                                      </mstyle>
                                    </msub>
                                    <mo stretchy="false">=</mo>
                                    <mtext> 0</mtext>
                                  </mrow>
                                  <mtext>.</mtext>
                                  <mrow>
                                    <msub>
                                      <mtext>6,  tk</mtext>
                                      <mstyle mathsize="8pt">
                                        <mn>1</mn>
                                      </mstyle>
                                    </msub>
                                    <mo stretchy="false">=</mo>
                                    <mn>1</mn>
                                  </mrow>
                                  <mrow/>
                                </mrow>
                                <mrow/>
                              </mrow>
                            </mrow>
                          </mrow>
                          <mrow/>
                        </mrow>
                      </mtd>
                    </mtr>
                  </mtable>
                  <mrow/>
                </mrow>
                <mrow/>
              </mrow>
            </mstyle>
          </mtd>
        </mtr>
        <mtr>
          <mtd>
            <mrow/>
          </mtd>
        </mtr>
      </mtable>
      <mrow/>
    </mrow>
    <annotation encoding="StarMath 5.0">alignl { stack {
 size 12{"tk" rSub { size 8{1} }  = alignl { stack {
 left lbrace P rSub { size 8{1} }  =" 0" "." "1,  tk" rSub { size 8{1} }  =3 {} # 
 right none  left lbrace P rSub { size 8{2} }  =" 0" "." "6,  tk" rSub { size 8{1} }  =1 {} # 
 right none  left lbrace P rSub { size 8{3} }  =" 0" "." "3,  tk" rSub { size 8{1} }  =2 {} # 
 right no } }  lbrace }  {} # 
"tk" rSub { size 8{2} }  = alignl { stack {
 left lbrace P rSub { size 8{1} }  =" 0" "." "2,  tk" rSub { size 8{2} }  =4 {} # 
 right none  left lbrace P rSub { size 8{2} }  =" 0" "." "8,  tk" rSub { size 8{2} }  =3 {} # 
 right no } }  lbrace  {} # 
"tk" rSub { size 8{3} }  =" 2" {} 
} } {}</annotation>
  </semantics>
</math>
</file>

<file path=Object 16/content.xml><?xml version="1.0" encoding="utf-8"?>
<math xmlns="http://www.w3.org/1998/Math/MathML" display="block">
  <semantics>
    <mrow>
      <mtable>
        <mtr>
          <mtd>
            <mrow>
              <mstyle mathsize="12pt">
                <mrow>
                  <msub>
                    <mtext>tk</mtext>
                    <mstyle mathsize="8pt">
                      <mn>1</mn>
                    </mstyle>
                  </msub>
                  <mo stretchy="false">=</mo>
                  <mn>1</mn>
                </mrow>
              </mstyle>
              <mrow/>
            </mrow>
          </mtd>
        </mtr>
        <mtr>
          <mtd>
            <mrow>
              <mrow>
                <msub>
                  <mtext>tk</mtext>
                  <mstyle mathsize="8pt">
                    <mn>2</mn>
                  </mstyle>
                </msub>
                <mo stretchy="false">=</mo>
                <mn>2</mn>
              </mrow>
              <mrow/>
            </mrow>
          </mtd>
        </mtr>
        <mtr>
          <mtd>
            <mrow>
              <mrow>
                <msub>
                  <mtext>tk</mtext>
                  <mstyle mathsize="8pt">
                    <mn>3</mn>
                  </mstyle>
                </msub>
                <mo stretchy="false">=</mo>
                <mtext> 3</mtext>
              </mrow>
              <mrow/>
            </mrow>
          </mtd>
        </mtr>
      </mtable>
      <mrow/>
    </mrow>
    <annotation encoding="StarMath 5.0">alignl { stack {
 size 12{"tk" rSub { size 8{1} }  =1 }  {} # 
"tk" rSub { size 8{2} }  =2 {} # 
"tk" rSub { size 8{3} }  =" 3" {} 
} } {}</annotation>
  </semantics>
</math>
</file>

<file path=Object 17/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65,  T </mtext>
                            <mo stretchy="false">=</mo>
                            <mtext> 40</mtext>
                          </mrow>
                          <mrow/>
                        </mrow>
                        <mrow/>
                      </mrow>
                    </mrow>
                  </mrow>
                  <mrow/>
                </mrow>
              </mtd>
            </mtr>
          </mtable>
          <mrow/>
        </mrow>
        <mrow/>
      </mrow>
    </mstyle>
    <annotation encoding="StarMath 5.0"> size 12{alignl { stack {
 left lbrace P rSub { size 8{1} }  =" 0" "." "65,  T "=" 40" {} # 
 right none  left lbrace P rSub { size 8{2} }  =" 0" "." "35,  T "=" 30" {} # 
 right no } }  lbrace } {}</annotation>
  </semantics>
</math>
</file>

<file path=Object 18/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3,  T </mtext>
                            <mo stretchy="false">=</mo>
                            <mtext> 22</mtext>
                          </mrow>
                          <mrow/>
                        </mrow>
                        <mrow/>
                      </mrow>
                    </mrow>
                  </mrow>
                  <mrow/>
                </mrow>
              </mtd>
            </mtr>
          </mtable>
          <mrow/>
        </mrow>
        <mrow/>
      </mrow>
    </mstyle>
    <annotation encoding="StarMath 5.0"> size 12{alignl { stack {
 left lbrace P rSub { size 8{1} }  =" 0" "." "3,  T "=" 22" {} # 
 right none  left lbrace P rSub { size 8{2} }  =" 0" "." "7,  T "=" 15" {} # 
 right no } }  lbrace } {}</annotation>
  </semantics>
</math>
</file>

<file path=Object 19/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  T </mtext>
                            <mo stretchy="false">=</mo>
                            <mtext>20</mtext>
                          </mrow>
                          <mrow/>
                        </mrow>
                        <mrow/>
                      </mrow>
                    </mrow>
                  </mrow>
                  <mrow/>
                </mrow>
              </mtd>
            </mtr>
          </mtable>
          <mrow/>
        </mrow>
        <mrow/>
      </mrow>
    </mstyle>
    <annotation encoding="StarMath 5.0"> size 12{alignl { stack {
 left lbrace P rSub { size 8{1} }  =" 0" "." "2,  T "="20" {} # 
 right none  left lbrace P rSub { size 8{2} }  =" 0" "." "8,  T "="25" {} # 
 right no } }  lbrace  } {}</annotation>
  </semantics>
</math>
</file>

<file path=Object 20/content.xml><?xml version="1.0" encoding="utf-8"?>
<math xmlns="http://www.w3.org/1998/Math/MathML" display="block">
  <semantics>
    <mrow>
      <mtable>
        <mtr>
          <mtd>
            <mrow>
              <mstyle mathsize="12pt">
                <mrow>
                  <msub>
                    <mtext>tk</mtext>
                    <mstyle mathsize="8pt">
                      <mn>1</mn>
                    </mstyle>
                  </msub>
                  <mo stretchy="false">=</mo>
                  <mtext> 4</mtext>
                </mrow>
              </mstyle>
              <mrow/>
            </mrow>
          </mtd>
        </mtr>
        <mtr>
          <mtd>
            <mrow>
              <mrow>
                <msub>
                  <mtext>tk</mtext>
                  <mstyle mathsize="8pt">
                    <mn>2</mn>
                  </mstyle>
                </msub>
                <mo stretchy="false">=</mo>
                <mtext> 3</mtext>
              </mrow>
              <mrow/>
            </mrow>
          </mtd>
        </mtr>
        <mtr>
          <mtd>
            <mrow>
              <mrow>
                <msub>
                  <mtext>tk</mtext>
                  <mstyle mathsize="8pt">
                    <mn>3</mn>
                  </mstyle>
                </msub>
                <mo stretchy="false">=</mo>
                <mtext> 2</mtext>
              </mrow>
              <mrow/>
            </mrow>
          </mtd>
        </mtr>
      </mtable>
      <mrow/>
    </mrow>
    <annotation encoding="StarMath 5.0">alignl { stack {
 size 12{"tk" rSub { size 8{1} }  =" 4"}  {} # 
"tk" rSub { size 8{2} }  =" 3" {} # 
"tk" rSub { size 8{3} }  =" 2" {} 
} } {}</annotation>
  </semantics>
</math>
</file>

<file path=Object 21/content.xml><?xml version="1.0" encoding="utf-8"?>
<math xmlns="http://www.w3.org/1998/Math/MathML" display="block">
  <semantics>
    <mrow>
      <mtable>
        <mtr>
          <mtd>
            <mrow>
              <mstyle mathsize="12pt">
                <mrow>
                  <msub>
                    <mtext>tk</mtext>
                    <mstyle mathsize="8pt">
                      <mn>1</mn>
                    </mstyle>
                  </msub>
                  <mo stretchy="false">=</mo>
                  <mn>1</mn>
                </mrow>
              </mstyle>
              <mrow/>
            </mrow>
          </mtd>
        </mtr>
        <mtr>
          <mtd>
            <mrow>
              <mrow>
                <msub>
                  <mtext>tk</mtext>
                  <mstyle mathsize="8pt">
                    <mn>2</mn>
                  </mstyle>
                </msub>
                <mo stretchy="false">=</mo>
                <mrow/>
              </mrow>
              <mtable>
                <mtr>
                  <mtd>
                    <mrow>
                      <mrow>
                        <mo fence="true" form="prefix" stretchy="true">{</mo>
                        <mrow>
                          <mrow>
                            <mrow>
                              <mrow>
                                <msub>
                                  <mi>P</mi>
                                  <mstyle mathsize="8pt">
                                    <mn>1</mn>
                                  </mstyle>
                                </msub>
                                <mo stretchy="false">=</mo>
                                <mtext> 0</mtext>
                              </mrow>
                              <mtext>.</mtext>
                              <mrow>
                                <msub>
                                  <mtext>1,  tk</mtext>
                                  <mstyle mathsize="8pt">
                                    <mn>2</mn>
                                  </mstyle>
                                </msub>
                                <mo stretchy="false">=</mo>
                                <mn>2</mn>
                              </mrow>
                              <mrow/>
                            </mrow>
                            <mrow/>
                          </mrow>
                        </mrow>
                      </mrow>
                      <mrow/>
                    </mrow>
                  </mtd>
                </mtr>
              </mtable>
              <mrow/>
            </mrow>
          </mtd>
        </mtr>
        <mtr>
          <mtd>
            <mrow/>
          </mtd>
        </mtr>
      </mtable>
      <mrow/>
    </mrow>
    <annotation encoding="StarMath 5.0">alignl { stack {
 size 12{"tk" rSub { size 8{1} }  =1 }  {} # 
"tk" rSub { size 8{2} }  =alignl { stack {
 left lbrace P rSub { size 8{1} }  =" 0" "." "1,  tk" rSub { size 8{2} }  =2 {} # 
 right none  left lbrace P rSub { size 8{2} }  =" 0" "." "9,  tk" rSub { size 8{2} }  =3 {} # 
 right no } }  lbrace  {} # 
"tk" rSub { size 8{3} }  = alignl { stack {
 left lbrace P rSub { size 8{1} }  =" 0" "." "1,  tk" rSub { size 8{3} }  =1 {} # 
 right none  left lbrace P rSub { size 8{2} }  =" 0" "." "9,  tk" rSub { size 8{3} }  =3 {} # 
 right no } }  lbrace  {} 
} } {}</annotation>
  </semantics>
</math>
</file>

<file path=Object 22/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3,  T </mtext>
                            <mo stretchy="false">=</mo>
                            <mtext>30</mtext>
                          </mrow>
                          <mrow/>
                        </mrow>
                        <mrow/>
                      </mrow>
                    </mrow>
                  </mrow>
                  <mrow/>
                </mrow>
              </mtd>
            </mtr>
          </mtable>
          <mrow/>
        </mrow>
        <mrow/>
      </mrow>
    </mstyle>
    <annotation encoding="StarMath 5.0"> size 12{alignl { stack {
 left lbrace P rSub { size 8{1} }  =" 0" "." "3,  T "="30" {} # 
 right none  left lbrace P rSub { size 8{2} }  =" 0" "." "7,  T "="35" {} # 
 right no } }  lbrace  } {}</annotation>
  </semantics>
</math>
</file>

<file path=Object 23/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5,  T </mtext>
                            <mo stretchy="false">=</mo>
                            <mtext> 18</mtext>
                          </mrow>
                          <mrow/>
                        </mrow>
                        <mrow/>
                      </mrow>
                    </mrow>
                  </mrow>
                  <mrow>
                    <mo fence="true" form="prefix" stretchy="true">{</mo>
                    <mrow>
                      <mrow>
                        <mrow>
                          <mrow>
                            <msub>
                              <mi>P</mi>
                              <mstyle mathsize="8pt">
                                <mn>2</mn>
                              </mstyle>
                            </msub>
                            <mo stretchy="false">=</mo>
                            <mtext> 0</mtext>
                          </mrow>
                          <mtext>.</mtext>
                          <mrow>
                            <mtext>4,  T </mtext>
                            <mo stretchy="false">=</mo>
                            <mtext> 20</mtext>
                          </mrow>
                          <mrow/>
                        </mrow>
                        <mrow/>
                      </mrow>
                    </mrow>
                  </mrow>
                  <mrow/>
                </mrow>
              </mtd>
            </mtr>
          </mtable>
          <mrow/>
        </mrow>
        <mrow/>
      </mrow>
    </mstyle>
    <annotation encoding="StarMath 5.0"> size 12{alignl { stack {
 left lbrace P rSub { size 8{1} }  =" 0" "." "5,  T "=" 18" {} # 
 right none  left lbrace P rSub { size 8{2} }  =" 0" "." "4,  T "=" 20" {} # 
 right none  left lbrace P rSub { size 8{3} }  =" 0" "." "1,  T "=" 27" {} # 
 right no } }  lbrace } {}</annotation>
  </semantics>
</math>
</file>

<file path=Object 24/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3,  T </mtext>
                            <mo stretchy="false">=</mo>
                            <mtext>40</mtext>
                          </mrow>
                          <mrow/>
                        </mrow>
                        <mrow/>
                      </mrow>
                    </mrow>
                  </mrow>
                  <mrow/>
                </mrow>
              </mtd>
            </mtr>
          </mtable>
          <mrow/>
        </mrow>
        <mrow/>
      </mrow>
    </mstyle>
    <annotation encoding="StarMath 5.0"> size 12{alignl { stack {
 left lbrace P rSub { size 8{1} }  =" 0" "." "3,  T "="40" {} # 
 right none  left lbrace P rSub { size 8{2} }  =" 0" "." "7,  T "="50" {} # 
 right no } }  lbrace  } {}</annotation>
  </semantics>
</math>
</file>

<file path=Object 25/content.xml><?xml version="1.0" encoding="utf-8"?>
<math xmlns="http://www.w3.org/1998/Math/MathML" display="block">
  <semantics>
    <mrow>
      <mtable>
        <mtr>
          <mtd>
            <mrow>
              <mstyle mathsize="12pt">
                <mrow>
                  <msub>
                    <mtext>tk</mtext>
                    <mstyle mathsize="8pt">
                      <mn>1</mn>
                    </mstyle>
                  </msub>
                  <mo stretchy="false">=</mo>
                  <mtext> 1</mtext>
                </mrow>
              </mstyle>
              <mrow/>
            </mrow>
          </mtd>
        </mtr>
        <mtr>
          <mtd>
            <mrow>
              <mrow>
                <msub>
                  <mtext>tk</mtext>
                  <mstyle mathsize="8pt">
                    <mn>2</mn>
                  </mstyle>
                </msub>
                <mo stretchy="false">=</mo>
                <mtext> 4</mtext>
              </mrow>
              <mrow/>
            </mrow>
          </mtd>
        </mtr>
        <mtr>
          <mtd>
            <mrow>
              <mrow>
                <msub>
                  <mtext>tk</mtext>
                  <mstyle mathsize="8pt">
                    <mn>3</mn>
                  </mstyle>
                </msub>
                <mo stretchy="false">=</mo>
                <mtext> 2</mtext>
              </mrow>
              <mrow/>
            </mrow>
          </mtd>
        </mtr>
      </mtable>
      <mrow/>
    </mrow>
    <annotation encoding="StarMath 5.0">alignl { stack {
 size 12{"tk" rSub { size 8{1} }  =" 1"}  {} # 
"tk" rSub { size 8{2} }  =" 4" {} # 
"tk" rSub { size 8{3} }  =" 2" {} 
} } {}</annotation>
  </semantics>
</math>
</file>

<file path=Object 26/content.xml><?xml version="1.0" encoding="utf-8"?>
<math xmlns="http://www.w3.org/1998/Math/MathML" display="block">
  <semantics>
    <mrow>
      <mtable>
        <mtr>
          <mtd>
            <mrow>
              <mstyle mathsize="12pt">
                <mrow>
                  <msub>
                    <mtext>tk</mtext>
                    <mstyle mathsize="8pt">
                      <mn>1</mn>
                    </mstyle>
                  </msub>
                  <mo stretchy="false">=</mo>
                  <mn>2</mn>
                </mrow>
              </mstyle>
              <mrow/>
            </mrow>
          </mtd>
        </mtr>
        <mtr>
          <mtd>
            <mrow>
              <mrow>
                <msub>
                  <mtext>tk</mtext>
                  <mstyle mathsize="8pt">
                    <mn>2</mn>
                  </mstyle>
                </msub>
                <mo stretchy="false">=</mo>
                <mrow/>
              </mrow>
              <mtable>
                <mtr>
                  <mtd>
                    <mrow>
                      <mrow>
                        <mo fence="true" form="prefix" stretchy="true">{</mo>
                        <mrow>
                          <mrow>
                            <mrow>
                              <mrow>
                                <msub>
                                  <mi>P</mi>
                                  <mstyle mathsize="8pt">
                                    <mn>1</mn>
                                  </mstyle>
                                </msub>
                                <mo stretchy="false">=</mo>
                                <mtext> 0</mtext>
                              </mrow>
                              <mtext>.</mtext>
                              <mrow>
                                <msub>
                                  <mtext>6,  tk</mtext>
                                  <mstyle mathsize="8pt">
                                    <mn>2</mn>
                                  </mstyle>
                                </msub>
                                <mo stretchy="false">=</mo>
                                <mn>4</mn>
                              </mrow>
                              <mrow/>
                            </mrow>
                            <mrow/>
                          </mrow>
                        </mrow>
                      </mrow>
                      <mrow/>
                    </mrow>
                  </mtd>
                </mtr>
              </mtable>
              <mrow/>
            </mrow>
          </mtd>
        </mtr>
        <mtr>
          <mtd>
            <mrow/>
          </mtd>
        </mtr>
      </mtable>
      <mrow/>
    </mrow>
    <annotation encoding="StarMath 5.0">alignl { stack {
 size 12{"tk" rSub { size 8{1} }  =2 }  {} # 
"tk" rSub { size 8{2} }  =alignl { stack {
 left lbrace P rSub { size 8{1} }  =" 0" "." "6,  tk" rSub { size 8{2} }  =4 {} # 
 right none  left lbrace P rSub { size 8{2} }  =" 0" "." "4,  tk" rSub { size 8{2} }  =2 {} # 
 right no } }  lbrace  {} # 
"tk" rSub { size 8{3} }  =" 1" {} 
} } {}</annotation>
  </semantics>
</math>
</file>

<file path=Object 27/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5,  T </mtext>
                            <mo stretchy="false">=</mo>
                            <mtext> 50</mtext>
                          </mrow>
                          <mrow/>
                        </mrow>
                        <mrow/>
                      </mrow>
                    </mrow>
                  </mrow>
                  <mrow>
                    <mo fence="true" form="prefix" stretchy="true">{</mo>
                    <mrow>
                      <mrow>
                        <mrow>
                          <mrow>
                            <msub>
                              <mi>P</mi>
                              <mstyle mathsize="8pt">
                                <mn>2</mn>
                              </mstyle>
                            </msub>
                            <mo stretchy="false">=</mo>
                            <mtext> 0</mtext>
                          </mrow>
                          <mtext>.</mtext>
                          <mrow>
                            <mtext>3,  T </mtext>
                            <mo stretchy="false">=</mo>
                            <mtext> 47</mtext>
                          </mrow>
                          <mrow/>
                        </mrow>
                        <mrow/>
                      </mrow>
                    </mrow>
                  </mrow>
                  <mrow/>
                </mrow>
              </mtd>
            </mtr>
          </mtable>
          <mrow/>
        </mrow>
        <mrow/>
      </mrow>
    </mstyle>
    <annotation encoding="StarMath 5.0"> size 12{alignl { stack {
 left lbrace P rSub { size 8{1} }  =" 0" "." "5,  T "=" 50" {} # 
 right none  left lbrace P rSub { size 8{2} }  =" 0" "." "3,  T "=" 47" {} # 
 right none  left lbrace P rSub { size 8{3} }  =" 0" "." "2,  T "=" 40" {} # 
 right no } }  lbrace } {}</annotation>
  </semantics>
</math>
</file>

<file path=Object 28/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3,  T </mtext>
                            <mo stretchy="false">=</mo>
                            <mtext> 28</mtext>
                          </mrow>
                          <mrow/>
                        </mrow>
                        <mrow/>
                      </mrow>
                    </mrow>
                  </mrow>
                  <mrow/>
                </mrow>
              </mtd>
            </mtr>
          </mtable>
          <mrow/>
        </mrow>
        <mrow/>
      </mrow>
    </mstyle>
    <annotation encoding="StarMath 5.0"> size 12{alignl { stack {
 left lbrace P rSub { size 8{1} }  =" 0" "." "3,  T "=" 28" {} # 
 right none  left lbrace P rSub { size 8{2} }  =" 0" "." "7,  T "=" 23" {} # 
 right no } }  lbrace } {}</annotation>
  </semantics>
</math>
</file>

<file path=Object 29/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  T </mtext>
                            <mo stretchy="false">=</mo>
                            <mtext> 45</mtext>
                          </mrow>
                          <mrow/>
                        </mrow>
                        <mrow/>
                      </mrow>
                    </mrow>
                  </mrow>
                  <mrow/>
                </mrow>
              </mtd>
            </mtr>
          </mtable>
          <mrow/>
        </mrow>
        <mrow/>
      </mrow>
    </mstyle>
    <annotation encoding="StarMath 5.0"> size 12{alignl { stack {
 left lbrace P rSub { size 8{1} }  =" 0" "." "2,  T "=" 45" {} # 
 right none  left lbrace P rSub { size 8{2} }  =" 0" "." "8,  T "=" 30" {} # 
 right no } }  lbrace } {}</annotation>
  </semantics>
</math>
</file>

<file path=Object 3/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4,  T </mtext>
                            <mo stretchy="false">=</mo>
                            <mtext> 20</mtext>
                          </mrow>
                          <mrow/>
                        </mrow>
                        <mrow/>
                      </mrow>
                    </mrow>
                  </mrow>
                  <mrow/>
                </mrow>
              </mtd>
            </mtr>
          </mtable>
          <mrow/>
        </mrow>
        <mrow/>
      </mrow>
    </mstyle>
    <annotation encoding="StarMath 5.0"> size 12{alignl { stack {
 left lbrace P rSub { size 8{1} }  =" 0" "." "4,  T "=" 20" {} # 
 right none  left lbrace P rSub { size 8{2} }  =" 0" "." "6,  T "=" 31" {} # 
 right no } }  lbrace } {}</annotation>
  </semantics>
</math>
</file>

<file path=Object 30/content.xml><?xml version="1.0" encoding="utf-8"?>
<math xmlns="http://www.w3.org/1998/Math/MathML" display="block">
  <semantics>
    <mrow>
      <mtable>
        <mtr>
          <mtd>
            <mrow>
              <mstyle mathsize="12pt">
                <mrow>
                  <msub>
                    <mtext>tk</mtext>
                    <mstyle mathsize="8pt">
                      <mn>1</mn>
                    </mstyle>
                  </msub>
                  <mo stretchy="false">=</mo>
                  <mn>2</mn>
                </mrow>
              </mstyle>
              <mrow/>
            </mrow>
          </mtd>
        </mtr>
        <mtr>
          <mtd>
            <mrow>
              <mrow>
                <msub>
                  <mtext>tk</mtext>
                  <mstyle mathsize="8pt">
                    <mn>2</mn>
                  </mstyle>
                </msub>
                <mo stretchy="false">=</mo>
                <mn>3</mn>
              </mrow>
              <mrow/>
            </mrow>
          </mtd>
        </mtr>
        <mtr>
          <mtd>
            <mrow>
              <mrow>
                <msub>
                  <mtext>tk</mtext>
                  <mstyle mathsize="8pt">
                    <mn>3</mn>
                  </mstyle>
                </msub>
                <mo stretchy="false">=</mo>
                <mrow/>
              </mrow>
              <mtable>
                <mtr>
                  <mtd>
                    <mrow>
                      <mrow>
                        <mo fence="true" form="prefix" stretchy="true">{</mo>
                        <mrow>
                          <mrow>
                            <mrow>
                              <mrow>
                                <msub>
                                  <mi>P</mi>
                                  <mstyle mathsize="8pt">
                                    <mn>1</mn>
                                  </mstyle>
                                </msub>
                                <mo stretchy="false">=</mo>
                                <mtext> 0</mtext>
                              </mrow>
                              <mtext>.</mtext>
                              <mrow>
                                <msub>
                                  <mtext>1,  tk</mtext>
                                  <mstyle mathsize="8pt">
                                    <mn>3</mn>
                                  </mstyle>
                                </msub>
                                <mo stretchy="false">=</mo>
                                <mn>1</mn>
                              </mrow>
                              <mrow/>
                            </mrow>
                            <mrow/>
                          </mrow>
                        </mrow>
                      </mrow>
                      <mrow/>
                    </mrow>
                  </mtd>
                </mtr>
              </mtable>
              <mrow/>
            </mrow>
          </mtd>
        </mtr>
        <mtr>
          <mtd>
            <mrow/>
          </mtd>
        </mtr>
      </mtable>
      <mrow/>
    </mrow>
    <annotation encoding="StarMath 5.0">alignl { stack {
 size 12{"tk" rSub { size 8{1} }  =2 }  {} # 
"tk" rSub { size 8{2} }  =3 {} # 
"tk" rSub { size 8{3} }  = alignl { stack {
 left lbrace P rSub { size 8{1} }  =" 0" "." "1,  tk" rSub { size 8{3} }  =1 {} # 
 right none  left lbrace P rSub { size 8{2} }  =" 0" "." "9,  tk" rSub { size 8{3} }  =4 {} # 
 right no } }  lbrace  {} 
} } {}</annotation>
  </semantics>
</math>
</file>

<file path=Object 31/content.xml><?xml version="1.0" encoding="utf-8"?>
<math xmlns="http://www.w3.org/1998/Math/MathML" display="block">
  <semantics>
    <mrow>
      <mtable>
        <mtr>
          <mtd>
            <mrow>
              <mstyle mathsize="12pt">
                <mrow>
                  <msub>
                    <mtext>tk</mtext>
                    <mstyle mathsize="8pt">
                      <mn>1</mn>
                    </mstyle>
                  </msub>
                  <mo stretchy="false">=</mo>
                  <mn>2</mn>
                </mrow>
              </mstyle>
              <mrow/>
            </mrow>
          </mtd>
        </mtr>
        <mtr>
          <mtd>
            <mrow>
              <mrow>
                <msub>
                  <mtext>tk</mtext>
                  <mstyle mathsize="8pt">
                    <mn>2</mn>
                  </mstyle>
                </msub>
                <mo stretchy="false">=</mo>
                <mn>3</mn>
              </mrow>
              <mrow/>
            </mrow>
          </mtd>
        </mtr>
        <mtr>
          <mtd>
            <mrow>
              <mrow>
                <msub>
                  <mtext>tk</mtext>
                  <mstyle mathsize="8pt">
                    <mn>3</mn>
                  </mstyle>
                </msub>
                <mo stretchy="false">=</mo>
                <mtext> 4</mtext>
              </mrow>
              <mrow/>
            </mrow>
          </mtd>
        </mtr>
      </mtable>
      <mrow/>
    </mrow>
    <annotation encoding="StarMath 5.0">alignl { stack {
 size 12{"tk" rSub { size 8{1} }  =2}  {} # 
"tk" rSub { size 8{2} }  =3 {} # 
"tk" rSub { size 8{3} }  =" 4" {} 
} } {}</annotation>
  </semantics>
</math>
</file>

<file path=Object 32/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6,  T </mtext>
                            <mo stretchy="false">=</mo>
                            <mtext> 40</mtext>
                          </mrow>
                          <mrow/>
                        </mrow>
                        <mrow/>
                      </mrow>
                    </mrow>
                  </mrow>
                  <mrow/>
                </mrow>
              </mtd>
            </mtr>
          </mtable>
          <mrow/>
        </mrow>
        <mrow/>
      </mrow>
    </mstyle>
    <annotation encoding="StarMath 5.0"> size 12{alignl { stack {
 left lbrace P rSub { size 8{1} }  =" 0" "." "6,  T "=" 40" {} # 
 right none  left lbrace P rSub { size 8{2} }  =" 0" "." "4,  T "=" 35" {} # 
 right no } }  lbrace } {}</annotation>
  </semantics>
</math>
</file>

<file path=Object 33/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  T </mtext>
                            <mo stretchy="false">=</mo>
                            <mtext>17</mtext>
                          </mrow>
                          <mrow/>
                        </mrow>
                        <mrow/>
                      </mrow>
                    </mrow>
                  </mrow>
                  <mrow/>
                </mrow>
              </mtd>
            </mtr>
          </mtable>
          <mrow/>
        </mrow>
        <mrow/>
      </mrow>
    </mstyle>
    <annotation encoding="StarMath 5.0"> size 12{alignl { stack {
 left lbrace P rSub { size 8{1} }  =" 0" "." "2,  T "="17" {} # 
 right none  left lbrace P rSub { size 8{2} }  =" 0" "." "8,  T "="30" {} # 
 right no } }  lbrace  } {}</annotation>
  </semantics>
</math>
</file>

<file path=Object 34/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5,  T </mtext>
                            <mo stretchy="false">=</mo>
                            <mn>4</mn>
                          </mrow>
                          <mtext> 5</mtext>
                          <mrow/>
                        </mrow>
                        <mrow/>
                      </mrow>
                    </mrow>
                  </mrow>
                  <mrow/>
                </mrow>
              </mtd>
            </mtr>
          </mtable>
          <mrow/>
        </mrow>
        <mrow/>
      </mrow>
    </mstyle>
    <annotation encoding="StarMath 5.0"> size 12{alignl { stack {
 left lbrace P rSub { size 8{1} }  =" 0" "." "5,  T "=4" 5" {} # 
 right none  left lbrace P rSub { size 8{2} }  =" 0" "." "5,  T "=" 40" {} # 
 right no } }  lbrace } {}</annotation>
  </semantics>
</math>
</file>

<file path=Object 35/content.xml><?xml version="1.0" encoding="utf-8"?>
<math xmlns="http://www.w3.org/1998/Math/MathML" display="block">
  <semantics>
    <mrow>
      <mtable>
        <mtr>
          <mtd>
            <mrow>
              <mstyle mathsize="12pt">
                <mrow>
                  <msub>
                    <mtext>tk</mtext>
                    <mstyle mathsize="8pt">
                      <mn>1</mn>
                    </mstyle>
                  </msub>
                  <mo stretchy="false">=</mo>
                  <mn>1</mn>
                </mrow>
              </mstyle>
              <mrow/>
            </mrow>
          </mtd>
        </mtr>
        <mtr>
          <mtd>
            <mrow>
              <mrow>
                <msub>
                  <mtext>tk</mtext>
                  <mstyle mathsize="8pt">
                    <mn>2</mn>
                  </mstyle>
                </msub>
                <mo stretchy="false">=</mo>
                <mrow/>
              </mrow>
              <mtable>
                <mtr>
                  <mtd>
                    <mrow>
                      <mrow>
                        <mo fence="true" form="prefix" stretchy="true">{</mo>
                        <mrow>
                          <mrow>
                            <mrow>
                              <mrow>
                                <msub>
                                  <mi>P</mi>
                                  <mstyle mathsize="8pt">
                                    <mn>1</mn>
                                  </mstyle>
                                </msub>
                                <mo stretchy="false">=</mo>
                                <mtext> 0</mtext>
                              </mrow>
                              <mtext>.</mtext>
                              <mrow>
                                <msub>
                                  <mtext>1,  tk</mtext>
                                  <mstyle mathsize="8pt">
                                    <mn>2</mn>
                                  </mstyle>
                                </msub>
                                <mo stretchy="false">=</mo>
                                <mn>3</mn>
                              </mrow>
                              <mrow/>
                            </mrow>
                            <mrow/>
                          </mrow>
                        </mrow>
                      </mrow>
                      <mrow/>
                    </mrow>
                  </mtd>
                </mtr>
              </mtable>
              <mrow/>
            </mrow>
          </mtd>
        </mtr>
        <mtr>
          <mtd>
            <mrow/>
          </mtd>
        </mtr>
      </mtable>
      <mrow/>
    </mrow>
    <annotation encoding="StarMath 5.0">alignl { stack {
 size 12{"tk" rSub { size 8{1} }  =1 }  {} # 
"tk" rSub { size 8{2} }  =alignl { stack {
 left lbrace P rSub { size 8{1} }  =" 0" "." "1,  tk" rSub { size 8{2} }  =3 {} # 
 right none  left lbrace P rSub { size 8{2} }  =" 0" "." "9,  tk" rSub { size 8{2} }  =2 {} # 
 right no } }  lbrace  {} # 
"tk" rSub { size 8{3} }  =" 4" {} 
} } {}</annotation>
  </semantics>
</math>
</file>

<file path=Object 36/content.xml><?xml version="1.0" encoding="utf-8"?>
<math xmlns="http://www.w3.org/1998/Math/MathML" display="block">
  <semantics>
    <mrow>
      <mtable>
        <mtr>
          <mtd>
            <mstyle mathsize="12pt">
              <mrow>
                <mrow>
                  <mrow>
                    <msub>
                      <mtext>tk</mtext>
                      <mstyle mathsize="8pt">
                        <mn>1</mn>
                      </mstyle>
                    </msub>
                    <mo stretchy="false">=</mo>
                    <mrow/>
                  </mrow>
                  <mtable>
                    <mtr>
                      <mtd>
                        <mrow>
                          <mrow>
                            <mo fence="true" form="prefix" stretchy="true">{</mo>
                            <mrow>
                              <mrow>
                                <mrow>
                                  <mrow>
                                    <msub>
                                      <mi>P</mi>
                                      <mstyle mathsize="8pt">
                                        <mn>1</mn>
                                      </mstyle>
                                    </msub>
                                    <mo stretchy="false">=</mo>
                                    <mtext> 0</mtext>
                                  </mrow>
                                  <mtext>.</mtext>
                                  <mrow>
                                    <msub>
                                      <mtext>3,  tk</mtext>
                                      <mstyle mathsize="8pt">
                                        <mn>1</mn>
                                      </mstyle>
                                    </msub>
                                    <mo stretchy="false">=</mo>
                                    <mn>4</mn>
                                  </mrow>
                                  <mrow/>
                                </mrow>
                                <mrow/>
                              </mrow>
                            </mrow>
                          </mrow>
                          <mrow/>
                        </mrow>
                      </mtd>
                    </mtr>
                  </mtable>
                  <mrow/>
                </mrow>
                <mrow/>
              </mrow>
            </mstyle>
          </mtd>
        </mtr>
        <mtr>
          <mtd>
            <mrow/>
          </mtd>
        </mtr>
      </mtable>
      <mrow/>
    </mrow>
    <annotation encoding="StarMath 5.0">alignl { stack {
 size 12{"tk" rSub { size 8{1} }  = alignl { stack {
 left lbrace P rSub { size 8{1} }  =" 0" "." "3,  tk" rSub { size 8{1} }  =4 {} # 
 right none  left lbrace P rSub { size 8{2} }  =" 0" "." "7,  tk" rSub { size 8{1} }  =2 {} # 
 right no } }  lbrace }  {} # 
"tk" rSub { size 8{2} }  = alignl { stack {
 left lbrace P rSub { size 8{1} }  =" 0" "." "4,  tk" rSub { size 8{2} }  =3 {} # 
 right none  left lbrace P rSub { size 8{2} }  =" 0" "." "6,  tk" rSub { size 8{2} }  =1 {} # 
 right no } }  lbrace  {} # 
"tk" rSub { size 8{3} }  =" 2" {} 
} } {}</annotation>
  </semantics>
</math>
</file>

<file path=Object 37/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15,  T </mtext>
                            <mo stretchy="false">=</mo>
                            <mtext>18</mtext>
                          </mrow>
                          <mrow/>
                        </mrow>
                        <mrow/>
                      </mrow>
                    </mrow>
                  </mrow>
                  <mrow/>
                </mrow>
              </mtd>
            </mtr>
          </mtable>
          <mrow/>
        </mrow>
        <mrow/>
      </mrow>
    </mstyle>
    <annotation encoding="StarMath 5.0"> size 12{alignl { stack {
 left lbrace P rSub { size 8{1} }  =" 0" "." "15,  T "="18" {} # 
 right none  left lbrace P rSub { size 8{2} }  =" 0" "." "85,  T "="27" {} # 
 right no } }  lbrace  } {}</annotation>
  </semantics>
</math>
</file>

<file path=Object 38/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5,  T </mtext>
                            <mo stretchy="false">=</mo>
                            <mtext> 18</mtext>
                          </mrow>
                          <mrow/>
                        </mrow>
                        <mrow/>
                      </mrow>
                    </mrow>
                  </mrow>
                  <mrow/>
                </mrow>
              </mtd>
            </mtr>
          </mtable>
          <mrow/>
        </mrow>
        <mrow/>
      </mrow>
    </mstyle>
    <annotation encoding="StarMath 5.0"> size 12{alignl { stack {
 left lbrace P rSub { size 8{1} }  =" 0" "." "75,  T "=" 18" {} # 
 right none  left lbrace P rSub { size 8{2} }  =" 0" "." "25,  T "=" 25" {} # 
 right no } }  lbrace } {}</annotation>
  </semantics>
</math>
</file>

<file path=Object 39/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  T </mtext>
                            <mo stretchy="false">=</mo>
                            <mtext> 50</mtext>
                          </mrow>
                          <mrow/>
                        </mrow>
                        <mrow/>
                      </mrow>
                    </mrow>
                  </mrow>
                  <mrow/>
                </mrow>
              </mtd>
            </mtr>
          </mtable>
          <mrow/>
        </mrow>
        <mrow/>
      </mrow>
    </mstyle>
    <annotation encoding="StarMath 5.0"> size 12{alignl { stack {
 left lbrace P rSub { size 8{1} }  =" 0" "." "2,  T "=" 50" {} # 
 right none  left lbrace P rSub { size 8{2} }  =" 0" "." "8,  T "=" 40" {} # 
 right no } }  lbrace } {}</annotation>
  </semantics>
</math>
</file>

<file path=Object 4/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5,  T </mtext>
                            <mo stretchy="false">=</mo>
                            <mtext> 18</mtext>
                          </mrow>
                          <mrow/>
                        </mrow>
                        <mrow/>
                      </mrow>
                    </mrow>
                  </mrow>
                  <mrow>
                    <mo fence="true" form="prefix" stretchy="true">{</mo>
                    <mrow>
                      <mrow>
                        <mrow>
                          <mrow>
                            <msub>
                              <mi>P</mi>
                              <mstyle mathsize="8pt">
                                <mn>2</mn>
                              </mstyle>
                            </msub>
                            <mo stretchy="false">=</mo>
                            <mtext> 0</mtext>
                          </mrow>
                          <mtext>.</mtext>
                          <mrow>
                            <mtext>3,  T </mtext>
                            <mo stretchy="false">=</mo>
                            <mtext> 25</mtext>
                          </mrow>
                          <mrow/>
                        </mrow>
                        <mrow/>
                      </mrow>
                    </mrow>
                  </mrow>
                  <mrow/>
                </mrow>
              </mtd>
            </mtr>
          </mtable>
          <mrow/>
        </mrow>
        <mrow/>
      </mrow>
    </mstyle>
    <annotation encoding="StarMath 5.0"> size 12{alignl { stack {
 left lbrace P rSub { size 8{1} }  =" 0" "." "5,  T "=" 18" {} # 
 right none  left lbrace P rSub { size 8{2} }  =" 0" "." "3,  T "=" 25" {} # 
 right none  left lbrace P rSub { size 8{3} }  =" 0" "." "2,  T "=" 30" {} # 
 right no } }  lbrace } {}</annotation>
  </semantics>
</math>
</file>

<file path=Object 40/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5,  T </mtext>
                            <mo stretchy="false">=</mo>
                            <mtext>47</mtext>
                          </mrow>
                          <mrow/>
                        </mrow>
                        <mrow/>
                      </mrow>
                    </mrow>
                  </mrow>
                  <mrow/>
                </mrow>
              </mtd>
            </mtr>
          </mtable>
          <mrow/>
        </mrow>
        <mrow/>
      </mrow>
    </mstyle>
    <annotation encoding="StarMath 5.0"> size 12{alignl { stack {
 left lbrace P rSub { size 8{1} }  =" 0" "." "25,  T "="47" {} # 
 right none  left lbrace P rSub { size 8{2} }  =" 0" "." "75,  T "="36" {} # 
 right no } }  lbrace  } {}</annotation>
  </semantics>
</math>
</file>

<file path=Object 41/content.xml><?xml version="1.0" encoding="utf-8"?>
<math xmlns="http://www.w3.org/1998/Math/MathML" display="block">
  <semantics>
    <mrow>
      <mtable>
        <mtr>
          <mtd>
            <mrow>
              <mstyle mathsize="12pt">
                <mrow>
                  <msub>
                    <mtext>tk</mtext>
                    <mstyle mathsize="8pt">
                      <mn>1</mn>
                    </mstyle>
                  </msub>
                  <mo stretchy="false">=</mo>
                  <mtext> 1</mtext>
                </mrow>
              </mstyle>
              <mrow/>
            </mrow>
          </mtd>
        </mtr>
        <mtr>
          <mtd>
            <mrow>
              <mrow>
                <msub>
                  <mtext>tk</mtext>
                  <mstyle mathsize="8pt">
                    <mn>2</mn>
                  </mstyle>
                </msub>
                <mo stretchy="false">=</mo>
                <mtext> 4</mtext>
              </mrow>
              <mrow/>
            </mrow>
          </mtd>
        </mtr>
        <mtr>
          <mtd>
            <mrow>
              <mrow>
                <msub>
                  <mtext>tk</mtext>
                  <mstyle mathsize="8pt">
                    <mn>3</mn>
                  </mstyle>
                </msub>
                <mo stretchy="false">=</mo>
                <mtext> 3</mtext>
              </mrow>
              <mrow/>
            </mrow>
          </mtd>
        </mtr>
      </mtable>
      <mrow/>
    </mrow>
    <annotation encoding="StarMath 5.0">alignl { stack {
 size 12{"tk" rSub { size 8{1} }  =" 1"}  {} # 
"tk" rSub { size 8{2} }  =" 4" {} # 
"tk" rSub { size 8{3} }  =" 3" {} 
} } {}</annotation>
  </semantics>
</math>
</file>

<file path=Object 42/content.xml><?xml version="1.0" encoding="utf-8"?>
<math xmlns="http://www.w3.org/1998/Math/MathML" display="block">
  <semantics>
    <mrow>
      <mtable>
        <mtr>
          <mtd>
            <mrow>
              <mstyle mathsize="12pt">
                <mrow>
                  <msub>
                    <mtext>tk</mtext>
                    <mstyle mathsize="8pt">
                      <mn>1</mn>
                    </mstyle>
                  </msub>
                  <mo stretchy="false">=</mo>
                  <mn>1</mn>
                </mrow>
              </mstyle>
              <mrow/>
            </mrow>
          </mtd>
        </mtr>
        <mtr>
          <mtd>
            <mrow>
              <mrow>
                <msub>
                  <mtext>tk</mtext>
                  <mstyle mathsize="8pt">
                    <mn>2</mn>
                  </mstyle>
                </msub>
                <mo stretchy="false">=</mo>
                <mn>2</mn>
              </mrow>
              <mrow/>
            </mrow>
          </mtd>
        </mtr>
        <mtr>
          <mtd>
            <mrow>
              <mrow>
                <msub>
                  <mtext>tk</mtext>
                  <mstyle mathsize="8pt">
                    <mn>3</mn>
                  </mstyle>
                </msub>
                <mo stretchy="false">=</mo>
                <mtext> 3</mtext>
              </mrow>
              <mrow/>
            </mrow>
          </mtd>
        </mtr>
      </mtable>
      <mrow/>
    </mrow>
    <annotation encoding="StarMath 5.0">alignl { stack {
 size 12{"tk" rSub { size 8{1} }  =1 }  {} # 
"tk" rSub { size 8{2} }  =2 {} # 
"tk" rSub { size 8{3} }  =" 3" {} 
} } {}</annotation>
  </semantics>
</math>
</file>

<file path=Object 43/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  T </mtext>
                            <mo stretchy="false">=</mo>
                            <mtext>35</mtext>
                          </mrow>
                          <mrow/>
                        </mrow>
                        <mrow/>
                      </mrow>
                    </mrow>
                  </mrow>
                  <mrow>
                    <mo fence="true" form="prefix" stretchy="true">{</mo>
                    <mrow>
                      <mrow>
                        <mrow>
                          <mrow>
                            <msub>
                              <mi>P</mi>
                              <mstyle mathsize="8pt">
                                <mn>2</mn>
                              </mstyle>
                            </msub>
                            <mo stretchy="false">=</mo>
                            <mtext> 0</mtext>
                          </mrow>
                          <mtext>.</mtext>
                          <mrow>
                            <mtext>1,  T </mtext>
                            <mo stretchy="false">=</mo>
                            <mtext> 20</mtext>
                          </mrow>
                          <mrow/>
                        </mrow>
                        <mrow/>
                      </mrow>
                    </mrow>
                  </mrow>
                  <mrow/>
                </mrow>
              </mtd>
            </mtr>
          </mtable>
          <mrow/>
        </mrow>
        <mrow/>
      </mrow>
    </mstyle>
    <annotation encoding="StarMath 5.0"> size 12{alignl { stack {
 left lbrace P rSub { size 8{1} }  =" 0" "." "7,  T "="35" {} # 
 right none  left lbrace P rSub { size 8{2} }  =" 0" "." "1,  T "=" 20" {} # 
 right none  left lbrace P rSub { size 8{3} }  =" 0" "." "2,  T "=" 30" {} # 
 right no } }  lbrace } {}</annotation>
  </semantics>
</math>
</file>

<file path=Object 44/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  T </mtext>
                            <mo stretchy="false">=</mo>
                            <mtext> 30</mtext>
                          </mrow>
                          <mrow/>
                        </mrow>
                        <mrow/>
                      </mrow>
                    </mrow>
                  </mrow>
                  <mrow/>
                </mrow>
              </mtd>
            </mtr>
          </mtable>
          <mrow/>
        </mrow>
        <mrow/>
      </mrow>
    </mstyle>
    <annotation encoding="StarMath 5.0"> size 12{alignl { stack {
 left lbrace P rSub { size 8{1} }  =" 0" "." "7,  T "=" 30" {} # 
 right none  left lbrace P rSub { size 8{2} }  =" 0" "." "3,  T "=" 23" {} # 
 right no } }  lbrace } {}</annotation>
  </semantics>
</math>
</file>

<file path=Object 45/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  T </mtext>
                            <mo stretchy="false">=</mo>
                            <mtext>20</mtext>
                          </mrow>
                          <mrow/>
                        </mrow>
                        <mrow/>
                      </mrow>
                    </mrow>
                  </mrow>
                  <mrow/>
                </mrow>
              </mtd>
            </mtr>
          </mtable>
          <mrow/>
        </mrow>
        <mrow/>
      </mrow>
    </mstyle>
    <annotation encoding="StarMath 5.0"> size 12{alignl { stack {
 left lbrace P rSub { size 8{1} }  =" 0" "." "2,  T "="20" {} # 
 right none  left lbrace P rSub { size 8{2} }  =" 0" "." "8,  T "="25" {} # 
 right no } }  lbrace  } {}</annotation>
  </semantics>
</math>
</file>

<file path=Object 46/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5,  T </mtext>
                            <mo stretchy="false">=</mo>
                            <mtext> 30</mtext>
                          </mrow>
                          <mrow/>
                        </mrow>
                        <mrow/>
                      </mrow>
                    </mrow>
                  </mrow>
                  <mrow/>
                </mrow>
              </mtd>
            </mtr>
          </mtable>
          <mrow/>
        </mrow>
        <mrow/>
      </mrow>
    </mstyle>
    <annotation encoding="StarMath 5.0"> size 12{alignl { stack {
 left lbrace P rSub { size 8{1} }  =" 0" "." "75,  T "=" 30" {} # 
 right none  left lbrace P rSub { size 8{2} }  =" 0" "." "25,  T "=" 40" {} # 
 right no } }  lbrace } {}</annotation>
  </semantics>
</math>
</file>

<file path=Object 47/content.xml><?xml version="1.0" encoding="utf-8"?>
<math xmlns="http://www.w3.org/1998/Math/MathML" display="block">
  <semantics>
    <mrow>
      <mrow>
        <mtable>
          <mtr>
            <mtd>
              <mrow>
                <mstyle mathsize="12pt">
                  <mrow>
                    <msub>
                      <mtext>tk</mtext>
                      <mstyle mathsize="8pt">
                        <mn>1</mn>
                      </mstyle>
                    </msub>
                    <mo stretchy="false">=</mo>
                    <msub>
                      <mtext> tk</mtext>
                      <mstyle mathsize="8pt">
                        <mn>2</mn>
                      </mstyle>
                    </msub>
                    <mo stretchy="false">=</mo>
                    <msub>
                      <mtext> tk</mtext>
                      <mstyle mathsize="8pt">
                        <mn>3</mn>
                      </mstyle>
                    </msub>
                    <mo stretchy="false">=</mo>
                    <mrow/>
                  </mrow>
                </mstyle>
                <mrow/>
              </mrow>
            </mtd>
          </mtr>
          <mtr>
            <mtd>
              <mrow/>
            </mtd>
          </mtr>
          <mtr>
            <mtd>
              <mrow/>
            </mtd>
          </mtr>
        </mtable>
        <mtable>
          <mtr>
            <mtd>
              <mrow>
                <mrow>
                  <mo fence="true" form="prefix" stretchy="true">{</mo>
                  <mrow>
                    <mrow>
                      <mrow>
                        <mrow>
                          <msub>
                            <mi>P</mi>
                            <mstyle mathsize="8pt">
                              <mn>1</mn>
                            </mstyle>
                          </msub>
                          <mo stretchy="false">=</mo>
                          <mtext> 0</mtext>
                        </mrow>
                        <mtext>.</mtext>
                        <mrow>
                          <msub>
                            <mtext>2,  tk</mtext>
                            <mstyle mathsize="8pt">
                              <mi>i</mi>
                            </mstyle>
                          </msub>
                          <mo stretchy="false">=</mo>
                          <mn>2</mn>
                        </mrow>
                        <mrow/>
                      </mrow>
                      <mrow/>
                    </mrow>
                  </mrow>
                </mrow>
                <mrow/>
              </mrow>
            </mtd>
          </mtr>
        </mtable>
        <mrow/>
      </mrow>
      <mrow/>
    </mrow>
    <annotation encoding="StarMath 5.0">alignl { stack {
 size 12{"tk" rSub { size 8{1} }  =" tk" rSub { size 8{2} }  =" tk" rSub { size 8{3} }  ={}}  {} # 
= alignl { stack {
 left lbrace P rSub { size 8{1} }  =" 0" "." "2,  tk" rSub { size 8{i} }  =2 {} # 
 right none  left lbrace P rSub { size 8{2} }  =" 0" "." "8,  tk" rSub { size 8{i} }  =1 {} # 
 right no } }  lbrace  {} 
} } {}</annotation>
  </semantics>
</math>
</file>

<file path=Object 48/content.xml><?xml version="1.0" encoding="utf-8"?>
<math xmlns="http://www.w3.org/1998/Math/MathML" display="block">
  <semantics>
    <mrow>
      <mtable>
        <mtr>
          <mtd>
            <mrow>
              <mstyle mathsize="12pt">
                <mrow>
                  <msub>
                    <mtext>tk</mtext>
                    <mstyle mathsize="8pt">
                      <mn>1</mn>
                    </mstyle>
                  </msub>
                  <mo stretchy="false">=</mo>
                  <mn>4</mn>
                </mrow>
              </mstyle>
              <mrow/>
            </mrow>
          </mtd>
        </mtr>
        <mtr>
          <mtd>
            <mrow>
              <mrow>
                <msub>
                  <mtext>tk</mtext>
                  <mstyle mathsize="8pt">
                    <mn>2</mn>
                  </mstyle>
                </msub>
                <mo stretchy="false">=</mo>
                <mn>3</mn>
              </mrow>
              <mrow/>
            </mrow>
          </mtd>
        </mtr>
        <mtr>
          <mtd>
            <mrow>
              <mrow>
                <msub>
                  <mtext>tk</mtext>
                  <mstyle mathsize="8pt">
                    <mn>3</mn>
                  </mstyle>
                </msub>
                <mo stretchy="false">=</mo>
                <mtext> 1</mtext>
              </mrow>
              <mrow/>
            </mrow>
          </mtd>
        </mtr>
      </mtable>
      <mrow/>
    </mrow>
    <annotation encoding="StarMath 5.0">alignl { stack {
 size 12{"tk" rSub { size 8{1} }  =4 }  {} # 
"tk" rSub { size 8{2} }  =3 {} # 
"tk" rSub { size 8{3} }  =" 1" {} 
} } {}</annotation>
  </semantics>
</math>
</file>

<file path=Object 49/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4,  T </mtext>
                            <mo stretchy="false">=</mo>
                            <mtext> 25</mtext>
                          </mrow>
                          <mrow/>
                        </mrow>
                        <mrow/>
                      </mrow>
                    </mrow>
                  </mrow>
                  <mrow/>
                </mrow>
              </mtd>
            </mtr>
          </mtable>
          <mrow/>
        </mrow>
        <mrow/>
      </mrow>
    </mstyle>
    <annotation encoding="StarMath 5.0"> size 12{alignl { stack {
 left lbrace P rSub { size 8{1} }  =" 0" "." "4,  T "=" 25" {} # 
 right none  left lbrace P rSub { size 8{2} }  =" 0" "." "6,  T "=" 30" {} # 
 right no } }  lbrace } {}</annotation>
  </semantics>
</math>
</file>

<file path=Object 5/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  T </mtext>
                            <mo stretchy="false">=</mo>
                            <mtext> 40</mtext>
                          </mrow>
                          <mrow/>
                        </mrow>
                        <mrow/>
                      </mrow>
                    </mrow>
                  </mrow>
                  <mrow/>
                </mrow>
              </mtd>
            </mtr>
          </mtable>
          <mrow/>
        </mrow>
        <mrow/>
      </mrow>
    </mstyle>
    <annotation encoding="StarMath 5.0"> size 12{alignl { stack {
 left lbrace P rSub { size 8{1} }  =" 0" "." "7,  T "=" 40" {} # 
 right none  left lbrace P rSub { size 8{2} }  =" 0" "." "3,  T "=" 45" {} # 
 right no } }  lbrace } {}</annotation>
  </semantics>
</math>
</file>

<file path=Object 50/content.xml><?xml version="1.0" encoding="utf-8"?>
<math xmlns="http://www.w3.org/1998/Math/MathML" display="block">
  <semantics>
    <mtable>
      <mtr>
        <mtd>
          <mrow>
            <mrow>
              <msub>
                <mi>P</mi>
                <mn>1</mn>
              </msub>
              <mo stretchy="false">=</mo>
              <mn>0.1</mn>
            </mrow>
            <mi>,</mi>
            <mrow>
              <mi>T</mi>
              <mo stretchy="false">=</mo>
              <mn>16</mn>
            </mrow>
          </mrow>
        </mtd>
      </mtr>
      <mtr>
        <mtd>
          <mrow>
            <mrow>
              <msub>
                <mi>P</mi>
                <mn>2</mn>
              </msub>
              <mo stretchy="false">=</mo>
              <mn>0.7</mn>
            </mrow>
            <mi>,</mi>
            <mrow>
              <mi>T</mi>
              <mo stretchy="false">=</mo>
              <mn>25</mn>
            </mrow>
          </mrow>
        </mtd>
      </mtr>
      <mtr>
        <mtd>
          <mrow>
            <mrow>
              <msub>
                <mi>P</mi>
                <mn>3</mn>
              </msub>
              <mo stretchy="false">=</mo>
              <mn>0.2</mn>
            </mrow>
            <mi>,</mi>
            <mrow>
              <mi>T</mi>
              <mo stretchy="false">=</mo>
              <mn>30</mn>
            </mrow>
          </mrow>
        </mtd>
      </mtr>
    </mtable>
    <annotation encoding="StarMath 5.0">
stack{P_1=0.1, T=16#P_2=0.7,T=25#P_3=0.2,T=30 }</annotation>
  </semantics>
</math>
</file>

<file path=Object 51/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  T </mtext>
                            <mo stretchy="false">=</mo>
                            <mtext> 42</mtext>
                          </mrow>
                          <mrow/>
                        </mrow>
                        <mrow/>
                      </mrow>
                    </mrow>
                  </mrow>
                  <mrow/>
                </mrow>
              </mtd>
            </mtr>
          </mtable>
          <mrow/>
        </mrow>
        <mrow/>
      </mrow>
    </mstyle>
    <annotation encoding="StarMath 5.0"> size 12{alignl { stack {
 left lbrace P rSub { size 8{1} }  =" 0" "." "7,  T "=" 42" {} # 
 right none  left lbrace P rSub { size 8{2} }  =" 0" "." "3,  T "=" 45" {} # 
 right no } }  lbrace } {}</annotation>
  </semantics>
</math>
</file>

<file path=Object 52/content.xml><?xml version="1.0" encoding="utf-8"?>
<math xmlns="http://www.w3.org/1998/Math/MathML" display="block">
  <semantics>
    <mrow>
      <mtable>
        <mtr>
          <mtd>
            <mstyle mathsize="12pt">
              <mrow>
                <mrow>
                  <mrow>
                    <msub>
                      <mtext>tk</mtext>
                      <mstyle mathsize="8pt">
                        <mn>1</mn>
                      </mstyle>
                    </msub>
                    <mo stretchy="false">=</mo>
                    <mrow/>
                  </mrow>
                  <mtable>
                    <mtr>
                      <mtd>
                        <mrow>
                          <mrow>
                            <mo fence="true" form="prefix" stretchy="true">{</mo>
                            <mrow>
                              <mrow>
                                <mrow>
                                  <mrow>
                                    <msub>
                                      <mi>P</mi>
                                      <mstyle mathsize="8pt">
                                        <mn>1</mn>
                                      </mstyle>
                                    </msub>
                                    <mo stretchy="false">=</mo>
                                    <mtext> 0</mtext>
                                  </mrow>
                                  <mtext>.</mtext>
                                  <mrow>
                                    <msub>
                                      <mtext>3,  tk</mtext>
                                      <mstyle mathsize="8pt">
                                        <mn>1</mn>
                                      </mstyle>
                                    </msub>
                                    <mo stretchy="false">=</mo>
                                    <mtext> 2</mtext>
                                  </mrow>
                                  <mrow/>
                                </mrow>
                                <mrow/>
                              </mrow>
                            </mrow>
                          </mrow>
                          <mrow/>
                        </mrow>
                      </mtd>
                    </mtr>
                  </mtable>
                  <mrow/>
                </mrow>
                <mrow/>
              </mrow>
            </mstyle>
          </mtd>
        </mtr>
        <mtr>
          <mtd>
            <mrow/>
          </mtd>
        </mtr>
      </mtable>
      <mrow/>
    </mrow>
    <annotation encoding="StarMath 5.0">alignl { stack {
 size 12{"tk" rSub { size 8{1} }  =alignl { stack {
 left lbrace P rSub { size 8{1} }  =" 0" "." "3,  tk" rSub { size 8{1} }  =" 2" {} # 
 right none  left lbrace P rSub { size 8{2} }  =" 0" "." "7,  tk" rSub { size 8{1} }  =4 {} # 
 right no } }  lbrace  }  {} # 
"tk" rSub { size 8{2} }  =2  {} # 
"tk" rSub { size 8{3} }  =" 4" {} 
} } {}</annotation>
  </semantics>
</math>
</file>

<file path=Object 53/content.xml><?xml version="1.0" encoding="utf-8"?>
<math xmlns="http://www.w3.org/1998/Math/MathML" display="block">
  <semantics>
    <mrow>
      <mtable>
        <mtr>
          <mtd>
            <mrow>
              <mstyle mathsize="12pt">
                <mrow>
                  <msub>
                    <mtext>tk</mtext>
                    <mstyle mathsize="8pt">
                      <mn>1</mn>
                    </mstyle>
                  </msub>
                  <mo stretchy="false">=</mo>
                  <mtext> 2</mtext>
                </mrow>
              </mstyle>
              <mrow/>
            </mrow>
          </mtd>
        </mtr>
        <mtr>
          <mtd>
            <mrow>
              <mrow>
                <msub>
                  <mtext>tk</mtext>
                  <mstyle mathsize="8pt">
                    <mn>2</mn>
                  </mstyle>
                </msub>
                <mo stretchy="false">=</mo>
                <mtext> 3</mtext>
              </mrow>
              <mrow/>
            </mrow>
          </mtd>
        </mtr>
        <mtr>
          <mtd>
            <mrow>
              <mrow>
                <msub>
                  <mtext>tk</mtext>
                  <mstyle mathsize="8pt">
                    <mn>3</mn>
                  </mstyle>
                </msub>
                <mo stretchy="false">=</mo>
                <mrow/>
              </mrow>
              <mtable>
                <mtr>
                  <mtd>
                    <mrow>
                      <mrow>
                        <mo fence="true" form="prefix" stretchy="true">{</mo>
                        <mrow>
                          <mrow>
                            <mrow>
                              <mrow>
                                <msub>
                                  <mi>P</mi>
                                  <mstyle mathsize="8pt">
                                    <mn>1</mn>
                                  </mstyle>
                                </msub>
                                <mo stretchy="false">=</mo>
                                <mtext> 0</mtext>
                              </mrow>
                              <mtext>.</mtext>
                              <mrow>
                                <msub>
                                  <mtext>2,  tk</mtext>
                                  <mstyle mathsize="8pt">
                                    <mn>3</mn>
                                  </mstyle>
                                </msub>
                                <mo stretchy="false">=</mo>
                                <mtext> 3</mtext>
                              </mrow>
                              <mrow/>
                            </mrow>
                            <mrow/>
                          </mrow>
                        </mrow>
                      </mrow>
                      <mrow/>
                    </mrow>
                  </mtd>
                </mtr>
              </mtable>
              <mrow/>
            </mrow>
          </mtd>
        </mtr>
        <mtr>
          <mtd>
            <mrow/>
          </mtd>
        </mtr>
      </mtable>
      <mrow/>
    </mrow>
    <annotation encoding="StarMath 5.0">alignl { stack {
 size 12{"tk" rSub { size 8{1} }  =" 2"}  {} # 
"tk" rSub { size 8{2} }  =" 3" {} # 
"tk" rSub { size 8{3} }  = alignl { stack {
 left lbrace P rSub { size 8{1} }  =" 0" "." "2,  tk" rSub { size 8{3} }  =" 3" {} # 
 right none  left lbrace P rSub { size 8{2} }  =" 0" "." "8,  tk" rSub { size 8{3} }  =1 {} # 
 right no } }  lbrace  {} 
} } {}</annotation>
  </semantics>
</math>
</file>

<file path=Object 54/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  T </mtext>
                            <mo stretchy="false">=</mo>
                            <mn>30</mn>
                          </mrow>
                          <mrow/>
                        </mrow>
                        <mrow/>
                      </mrow>
                    </mrow>
                  </mrow>
                  <mrow>
                    <mo fence="true" form="prefix" stretchy="true">{</mo>
                    <mrow>
                      <mrow>
                        <mrow>
                          <mrow>
                            <msub>
                              <mi>P</mi>
                              <mstyle mathsize="8pt">
                                <mn>2</mn>
                              </mstyle>
                            </msub>
                            <mo stretchy="false">=</mo>
                            <mtext> 0</mtext>
                          </mrow>
                          <mtext>.</mtext>
                          <mrow>
                            <mtext>3,  T </mtext>
                            <mo stretchy="false">=</mo>
                            <mtext> 37</mtext>
                          </mrow>
                          <mrow/>
                        </mrow>
                        <mrow/>
                      </mrow>
                    </mrow>
                  </mrow>
                  <mrow/>
                </mrow>
              </mtd>
            </mtr>
          </mtable>
          <mrow/>
        </mrow>
        <mrow/>
      </mrow>
    </mstyle>
    <annotation encoding="StarMath 5.0"> size 12{alignl { stack {
 left lbrace P rSub { size 8{1} }  =" 0" "." "2,  T "=30 {} # 
 right none  left lbrace P rSub { size 8{2} }  =" 0" "." "3,  T "=" 37" {} # 
 right none  left lbrace P rSub { size 8{3} }  =" 0" "." "5,  T "=" 35" {} # 
 right no } }  lbrace } {}</annotation>
  </semantics>
</math>
</file>

<file path=Object 55/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3,  T </mtext>
                            <mo stretchy="false">=</mo>
                            <mtext> 28</mtext>
                          </mrow>
                          <mrow/>
                        </mrow>
                        <mrow/>
                      </mrow>
                    </mrow>
                  </mrow>
                  <mrow/>
                </mrow>
              </mtd>
            </mtr>
          </mtable>
          <mrow/>
        </mrow>
        <mrow/>
      </mrow>
    </mstyle>
    <annotation encoding="StarMath 5.0"> size 12{alignl { stack {
 left lbrace P rSub { size 8{1} }  =" 0" "." "3,  T "=" 28" {} # 
 right none  left lbrace P rSub { size 8{2} }  =" 0" "." "7,  T "=" 23" {} # 
 right no } }  lbrace } {}</annotation>
  </semantics>
</math>
</file>

<file path=Object 56/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  T </mtext>
                            <mo stretchy="false">=</mo>
                            <mtext> 45</mtext>
                          </mrow>
                          <mrow/>
                        </mrow>
                        <mrow/>
                      </mrow>
                    </mrow>
                  </mrow>
                  <mrow/>
                </mrow>
              </mtd>
            </mtr>
          </mtable>
          <mrow/>
        </mrow>
        <mrow/>
      </mrow>
    </mstyle>
    <annotation encoding="StarMath 5.0"> size 12{alignl { stack {
 left lbrace P rSub { size 8{1} }  =" 0" "." "2,  T "=" 45" {} # 
 right none  left lbrace P rSub { size 8{2} }  =" 0" "." "8,  T "=" 50" {} # 
 right no } }  lbrace } {}</annotation>
  </semantics>
</math>
</file>

<file path=Object 57/content.xml><?xml version="1.0" encoding="utf-8"?>
<math xmlns="http://www.w3.org/1998/Math/MathML" display="block">
  <semantics>
    <mrow>
      <mtable>
        <mtr>
          <mtd>
            <mrow>
              <mstyle mathsize="12pt">
                <mrow>
                  <msub>
                    <mtext>tk</mtext>
                    <mstyle mathsize="8pt">
                      <mn>1</mn>
                    </mstyle>
                  </msub>
                  <mo stretchy="false">=</mo>
                  <mn>2</mn>
                </mrow>
              </mstyle>
              <mrow/>
            </mrow>
          </mtd>
        </mtr>
        <mtr>
          <mtd>
            <mrow>
              <mrow>
                <msub>
                  <mtext>tk</mtext>
                  <mstyle mathsize="8pt">
                    <mn>2</mn>
                  </mstyle>
                </msub>
                <mo stretchy="false">=</mo>
                <mn>3</mn>
              </mrow>
              <mrow/>
            </mrow>
          </mtd>
        </mtr>
        <mtr>
          <mtd>
            <mrow>
              <mrow>
                <msub>
                  <mtext>tk</mtext>
                  <mstyle mathsize="8pt">
                    <mn>3</mn>
                  </mstyle>
                </msub>
                <mo stretchy="false">=</mo>
                <mtext> 3</mtext>
              </mrow>
              <mrow/>
            </mrow>
          </mtd>
        </mtr>
      </mtable>
      <mrow/>
    </mrow>
    <annotation encoding="StarMath 5.0">alignl { stack {
 size 12{"tk" rSub { size 8{1} }  =2}  {} # 
"tk" rSub { size 8{2} }  =3 {} # 
"tk" rSub { size 8{3} }  =" 3" {} 
} } {}</annotation>
  </semantics>
</math>
</file>

<file path=Object 58/content.xml><?xml version="1.0" encoding="utf-8"?>
<math xmlns="http://www.w3.org/1998/Math/MathML" display="block">
  <semantics>
    <mrow>
      <mtable>
        <mtr>
          <mtd>
            <mrow>
              <mstyle mathsize="12pt">
                <mrow>
                  <msub>
                    <mtext>tk</mtext>
                    <mstyle mathsize="8pt">
                      <mn>1</mn>
                    </mstyle>
                  </msub>
                  <mo stretchy="false">=</mo>
                  <mn>4</mn>
                </mrow>
              </mstyle>
              <mrow/>
            </mrow>
          </mtd>
        </mtr>
        <mtr>
          <mtd>
            <mrow>
              <mrow>
                <msub>
                  <mtext>tk</mtext>
                  <mstyle mathsize="8pt">
                    <mn>2</mn>
                  </mstyle>
                </msub>
                <mo stretchy="false">=</mo>
                <mn>3</mn>
              </mrow>
              <mrow/>
            </mrow>
          </mtd>
        </mtr>
        <mtr>
          <mtd>
            <mrow>
              <mrow>
                <msub>
                  <mtext>tk</mtext>
                  <mstyle mathsize="8pt">
                    <mn>3</mn>
                  </mstyle>
                </msub>
                <mo stretchy="false">=</mo>
                <mrow/>
              </mrow>
              <mtable>
                <mtr>
                  <mtd>
                    <mrow>
                      <mrow>
                        <mo fence="true" form="prefix" stretchy="true">{</mo>
                        <mrow>
                          <mrow>
                            <mrow>
                              <mrow>
                                <msub>
                                  <mi>P</mi>
                                  <mstyle mathsize="8pt">
                                    <mn>1</mn>
                                  </mstyle>
                                </msub>
                                <mo stretchy="false">=</mo>
                                <mtext> 0</mtext>
                              </mrow>
                              <mtext>.</mtext>
                              <mrow>
                                <msub>
                                  <mtext>1,  tk</mtext>
                                  <mstyle mathsize="8pt">
                                    <mn>3</mn>
                                  </mstyle>
                                </msub>
                                <mo stretchy="false">=</mo>
                                <mn>1</mn>
                              </mrow>
                              <mrow/>
                            </mrow>
                            <mrow/>
                          </mrow>
                        </mrow>
                      </mrow>
                      <mrow/>
                    </mrow>
                  </mtd>
                </mtr>
              </mtable>
              <mrow/>
            </mrow>
          </mtd>
        </mtr>
        <mtr>
          <mtd>
            <mrow/>
          </mtd>
        </mtr>
      </mtable>
      <mrow/>
    </mrow>
    <annotation encoding="StarMath 5.0">alignl { stack {
 size 12{"tk" rSub { size 8{1} }  =4 }  {} # 
"tk" rSub { size 8{2} }  =3 {} # 
"tk" rSub { size 8{3} }  = alignl { stack {
 left lbrace P rSub { size 8{1} }  =" 0" "." "1,  tk" rSub { size 8{3} }  =1 {} # 
 right none  left lbrace P rSub { size 8{2} }  =" 0" "." "9,  tk" rSub { size 8{3} }  =2 {} # 
 right no } }  lbrace  {} 
} } {}</annotation>
  </semantics>
</math>
</file>

<file path=Object 59/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  T </mtext>
                            <mo stretchy="false">=</mo>
                            <mtext> 30</mtext>
                          </mrow>
                          <mrow/>
                        </mrow>
                        <mrow/>
                      </mrow>
                    </mrow>
                  </mrow>
                  <mrow>
                    <mo fence="true" form="prefix" stretchy="true">{</mo>
                    <mrow>
                      <mrow>
                        <mrow>
                          <mrow>
                            <msub>
                              <mi>P</mi>
                              <mstyle mathsize="8pt">
                                <mn>2</mn>
                              </mstyle>
                            </msub>
                            <mo stretchy="false">=</mo>
                            <mtext> 0</mtext>
                          </mrow>
                          <mtext>.</mtext>
                          <mrow>
                            <mtext>2,  T </mtext>
                            <mo stretchy="false">=</mo>
                            <mtext> 20</mtext>
                          </mrow>
                          <mrow/>
                        </mrow>
                        <mrow/>
                      </mrow>
                    </mrow>
                  </mrow>
                  <mrow/>
                </mrow>
              </mtd>
            </mtr>
          </mtable>
          <mrow/>
        </mrow>
        <mrow/>
      </mrow>
    </mstyle>
    <annotation encoding="StarMath 5.0"> size 12{alignl { stack {
 left lbrace P rSub { size 8{1} }  =" 0" "." "7,  T "=" 30" {} # 
 right none  left lbrace P rSub { size 8{2} }  =" 0" "." "2,  T "=" 20" {} # 
 right none  left lbrace P rSub { size 8{3} }  =" 0" "." "1,  T "=" 35" {} # 
 right no } }  lbrace } {}</annotation>
  </semantics>
</math>
</file>

<file path=Object 6/content.xml><?xml version="1.0" encoding="utf-8"?>
<math xmlns="http://www.w3.org/1998/Math/MathML" display="block">
  <semantics>
    <mrow>
      <mtable>
        <mtr>
          <mtd>
            <mrow>
              <mstyle mathsize="12pt">
                <mrow>
                  <msub>
                    <mtext>tk</mtext>
                    <mstyle mathsize="8pt">
                      <mn>1</mn>
                    </mstyle>
                  </msub>
                  <mo stretchy="false">=</mo>
                  <mtext> 2</mtext>
                </mrow>
              </mstyle>
              <mrow/>
            </mrow>
          </mtd>
        </mtr>
        <mtr>
          <mtd>
            <mrow>
              <mrow>
                <msub>
                  <mtext>tk</mtext>
                  <mstyle mathsize="8pt">
                    <mn>2</mn>
                  </mstyle>
                </msub>
                <mo stretchy="false">=</mo>
                <mrow/>
              </mrow>
              <mtable>
                <mtr>
                  <mtd>
                    <mrow>
                      <mrow>
                        <mo fence="true" form="prefix" stretchy="true">{</mo>
                        <mrow>
                          <mrow>
                            <mrow>
                              <mrow>
                                <msub>
                                  <mi>P</mi>
                                  <mstyle mathsize="8pt">
                                    <mn>1</mn>
                                  </mstyle>
                                </msub>
                                <mo stretchy="false">=</mo>
                                <mtext> 0</mtext>
                              </mrow>
                              <mtext>.</mtext>
                              <mrow>
                                <msub>
                                  <mtext>2,  tk</mtext>
                                  <mstyle mathsize="8pt">
                                    <mn>2</mn>
                                  </mstyle>
                                </msub>
                                <mo stretchy="false">=</mo>
                                <mtext> 3</mtext>
                              </mrow>
                              <mrow/>
                            </mrow>
                            <mrow/>
                          </mrow>
                        </mrow>
                      </mrow>
                      <mrow/>
                    </mrow>
                  </mtd>
                </mtr>
              </mtable>
              <mrow/>
            </mrow>
          </mtd>
        </mtr>
        <mtr>
          <mtd>
            <mrow/>
          </mtd>
        </mtr>
      </mtable>
      <mrow/>
    </mrow>
    <annotation encoding="StarMath 5.0">alignl { stack {
 size 12{"tk" rSub { size 8{1} }  =" 2"}  {} # 
"tk" rSub { size 8{2} }  = alignl { stack {
 left lbrace P rSub { size 8{1} }  =" 0" "." "2,  tk" rSub { size 8{2} }  =" 3" {} # 
 right none  left lbrace P rSub { size 8{2} }  =" 0" "." "8,  tk" rSub { size 8{2} }  =1 {} # 
 right no } }  lbrace  {} # 
"tk" rSub { size 8{3} }  =" 1" {} 
} } {}</annotation>
  </semantics>
</math>
</file>

<file path=Object 60/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3,  T </mtext>
                            <mo stretchy="false">=</mo>
                            <mtext>20</mtext>
                          </mrow>
                          <mrow/>
                        </mrow>
                        <mrow/>
                      </mrow>
                    </mrow>
                  </mrow>
                  <mrow/>
                </mrow>
              </mtd>
            </mtr>
          </mtable>
          <mrow/>
        </mrow>
        <mrow/>
      </mrow>
    </mstyle>
    <annotation encoding="StarMath 5.0"> size 12{alignl { stack {
 left lbrace P rSub { size 8{1} }  =" 0" "." "3,  T "="20" {} # 
 right none  left lbrace P rSub { size 8{2} }  =" 0" "." "7,  T "="25" {} # 
 right no } }  lbrace  } {}</annotation>
  </semantics>
</math>
</file>

<file path=Object 61/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5,  T </mtext>
                            <mo stretchy="false">=</mo>
                            <mtext> 20</mtext>
                          </mrow>
                          <mrow/>
                        </mrow>
                        <mrow/>
                      </mrow>
                    </mrow>
                  </mrow>
                  <mrow>
                    <mo fence="true" form="prefix" stretchy="true">{</mo>
                    <mrow>
                      <mrow>
                        <mrow>
                          <mrow>
                            <msub>
                              <mi>P</mi>
                              <mstyle mathsize="8pt">
                                <mn>2</mn>
                              </mstyle>
                            </msub>
                            <mo stretchy="false">=</mo>
                            <mtext> 0</mtext>
                          </mrow>
                          <mtext>.</mtext>
                          <mrow>
                            <mtext>2,  T </mtext>
                            <mo stretchy="false">=</mo>
                            <mtext> 24</mtext>
                          </mrow>
                          <mrow/>
                        </mrow>
                        <mrow/>
                      </mrow>
                    </mrow>
                  </mrow>
                  <mrow/>
                </mrow>
              </mtd>
            </mtr>
          </mtable>
          <mrow/>
        </mrow>
        <mrow/>
      </mrow>
    </mstyle>
    <annotation encoding="StarMath 5.0"> size 12{alignl { stack {
 left lbrace P rSub { size 8{1} }  =" 0" "." "5,  T "=" 20" {} # 
 right none  left lbrace P rSub { size 8{2} }  =" 0" "." "2,  T "=" 24" {} # 
 right none  left lbrace P rSub { size 8{3} }  =" 0" "." "3,  T "=" 27" {} # 
 right no } }  lbrace } {}</annotation>
  </semantics>
</math>
</file>

<file path=Object 62/content.xml><?xml version="1.0" encoding="utf-8"?>
<math xmlns="http://www.w3.org/1998/Math/MathML" display="block">
  <semantics>
    <mrow>
      <mtable>
        <mtr>
          <mtd>
            <mstyle mathsize="12pt">
              <mrow>
                <mrow>
                  <mrow>
                    <msub>
                      <mtext>tk</mtext>
                      <mstyle mathsize="8pt">
                        <mn>1</mn>
                      </mstyle>
                    </msub>
                    <mo stretchy="false">=</mo>
                    <mrow/>
                  </mrow>
                  <mtable>
                    <mtr>
                      <mtd>
                        <mrow>
                          <mrow>
                            <mo fence="true" form="prefix" stretchy="true">{</mo>
                            <mrow>
                              <mrow>
                                <mrow>
                                  <mrow>
                                    <msub>
                                      <mi>P</mi>
                                      <mstyle mathsize="8pt">
                                        <mn>1</mn>
                                      </mstyle>
                                    </msub>
                                    <mo stretchy="false">=</mo>
                                    <mtext> 0</mtext>
                                  </mrow>
                                  <mtext>.</mtext>
                                  <mrow>
                                    <msub>
                                      <mtext>1,  tk</mtext>
                                      <mstyle mathsize="8pt">
                                        <mn>1</mn>
                                      </mstyle>
                                    </msub>
                                    <mo stretchy="false">=</mo>
                                    <mn>3</mn>
                                  </mrow>
                                  <mrow/>
                                </mrow>
                                <mrow/>
                              </mrow>
                            </mrow>
                          </mrow>
                          <mrow/>
                        </mrow>
                      </mtd>
                    </mtr>
                  </mtable>
                  <mrow/>
                </mrow>
                <mrow/>
              </mrow>
            </mstyle>
          </mtd>
        </mtr>
        <mtr>
          <mtd>
            <mrow/>
          </mtd>
        </mtr>
      </mtable>
      <mrow/>
    </mrow>
    <annotation encoding="StarMath 5.0">alignl { stack {
 size 12{"tk" rSub { size 8{1} }  =alignl { stack {
 left lbrace P rSub { size 8{1} }  =" 0" "." "1,  tk" rSub { size 8{1} }  =3 {} # 
 right none  left lbrace P rSub { size 8{2} }  =" 0" "." "9,  tk" rSub { size 8{1} }  =1 {} # 
 right no } }  lbrace  }  {} # 
"tk" rSub { size 8{2} }  =4 {} # 
"tk" rSub { size 8{3} }  =" 1" {} 
} } {}</annotation>
  </semantics>
</math>
</file>

<file path=Object 63/content.xml><?xml version="1.0" encoding="utf-8"?>
<math xmlns="http://www.w3.org/1998/Math/MathML" display="block">
  <semantics>
    <mrow>
      <mtable>
        <mtr>
          <mtd>
            <mrow>
              <mstyle mathsize="12pt">
                <mrow>
                  <msub>
                    <mtext>tk</mtext>
                    <mstyle mathsize="8pt">
                      <mn>1</mn>
                    </mstyle>
                  </msub>
                  <mo stretchy="false">=</mo>
                  <mn>1</mn>
                </mrow>
              </mstyle>
              <mrow/>
            </mrow>
          </mtd>
        </mtr>
        <mtr>
          <mtd>
            <mrow>
              <mrow>
                <msub>
                  <mtext>tk</mtext>
                  <mstyle mathsize="8pt">
                    <mn>2</mn>
                  </mstyle>
                </msub>
                <mo stretchy="false">=</mo>
                <mn>2</mn>
              </mrow>
              <mrow/>
            </mrow>
          </mtd>
        </mtr>
        <mtr>
          <mtd>
            <mrow>
              <mrow>
                <msub>
                  <mtext>tk</mtext>
                  <mstyle mathsize="8pt">
                    <mn>3</mn>
                  </mstyle>
                </msub>
                <mo stretchy="false">=</mo>
                <mtext> 3</mtext>
              </mrow>
              <mrow/>
            </mrow>
          </mtd>
        </mtr>
      </mtable>
      <mrow/>
    </mrow>
    <annotation encoding="StarMath 5.0">alignl { stack {
 size 12{"tk" rSub { size 8{1} }  =1 }  {} # 
"tk" rSub { size 8{2} }  =2 {} # 
"tk" rSub { size 8{3} }  =" 3" {} 
} } {}</annotation>
  </semantics>
</math>
</file>

<file path=Object 64/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  T </mtext>
                            <mo stretchy="false">=</mo>
                            <mtext> 30</mtext>
                          </mrow>
                          <mrow/>
                        </mrow>
                        <mrow/>
                      </mrow>
                    </mrow>
                  </mrow>
                  <mrow>
                    <mo fence="true" form="prefix" stretchy="true">{</mo>
                    <mrow>
                      <mrow>
                        <mrow>
                          <mrow>
                            <msub>
                              <mi>P</mi>
                              <mstyle mathsize="8pt">
                                <mn>2</mn>
                              </mstyle>
                            </msub>
                            <mo stretchy="false">=</mo>
                            <mtext> 0</mtext>
                          </mrow>
                          <mtext>.</mtext>
                          <mrow>
                            <mtext>2,  T </mtext>
                            <mo stretchy="false">=</mo>
                            <mtext> 20</mtext>
                          </mrow>
                          <mrow/>
                        </mrow>
                        <mrow/>
                      </mrow>
                    </mrow>
                  </mrow>
                  <mrow/>
                </mrow>
              </mtd>
            </mtr>
          </mtable>
          <mrow/>
        </mrow>
        <mrow/>
      </mrow>
    </mstyle>
    <annotation encoding="StarMath 5.0"> size 12{alignl { stack {
 left lbrace P rSub { size 8{1} }  =" 0" "." "7,  T "=" 30" {} # 
 right none  left lbrace P rSub { size 8{2} }  =" 0" "." "2,  T "=" 20" {} # 
 right none  left lbrace P rSub { size 8{3} }  =" 0" "." "1,  T "=" 35" {} # 
 right no } }  lbrace } {}</annotation>
  </semantics>
</math>
</file>

<file path=Object 65/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8,  T </mtext>
                            <mo stretchy="false">=</mo>
                            <mtext> 45</mtext>
                          </mrow>
                          <mrow/>
                        </mrow>
                        <mrow/>
                      </mrow>
                    </mrow>
                  </mrow>
                  <mrow/>
                </mrow>
              </mtd>
            </mtr>
          </mtable>
          <mrow/>
        </mrow>
        <mrow/>
      </mrow>
    </mstyle>
    <annotation encoding="StarMath 5.0"> size 12{alignl { stack {
 left lbrace P rSub { size 8{1} }  =" 0" "." "8,  T "=" 45" {} # 
 right none  left lbrace P rSub { size 8{2} }  =" 0" "." "2,  T "=" 35" {} # 
 right no } }  lbrace } {}</annotation>
  </semantics>
</math>
</file>

<file path=Object 66/content.xml><?xml version="1.0" encoding="utf-8"?>
<math xmlns="http://www.w3.org/1998/Math/MathML" display="block">
  <semantics>
    <mrow>
      <mtable>
        <mtr>
          <mtd>
            <mrow>
              <mstyle mathsize="12pt">
                <mrow>
                  <msub>
                    <mtext>tk</mtext>
                    <mstyle mathsize="8pt">
                      <mn>1</mn>
                    </mstyle>
                  </msub>
                  <mo stretchy="false">=</mo>
                  <mn>1</mn>
                </mrow>
              </mstyle>
              <mrow/>
            </mrow>
          </mtd>
        </mtr>
        <mtr>
          <mtd>
            <mrow>
              <mrow>
                <msub>
                  <mtext>tk</mtext>
                  <mstyle mathsize="8pt">
                    <mn>2</mn>
                  </mstyle>
                </msub>
                <mo stretchy="false">=</mo>
                <mn>2</mn>
              </mrow>
              <mrow/>
            </mrow>
          </mtd>
        </mtr>
        <mtr>
          <mtd>
            <mrow>
              <mrow>
                <msub>
                  <mtext>tk</mtext>
                  <mstyle mathsize="8pt">
                    <mn>3</mn>
                  </mstyle>
                </msub>
                <mo stretchy="false">=</mo>
                <mtext> 3</mtext>
              </mrow>
              <mrow/>
            </mrow>
          </mtd>
        </mtr>
      </mtable>
      <mrow/>
    </mrow>
    <annotation encoding="StarMath 5.0">alignl { stack {
 size 12{"tk" rSub { size 8{1} }  =1 }  {} # 
"tk" rSub { size 8{2} }  =2 {} # 
"tk" rSub { size 8{3} }  =" 3" {} 
} } {}</annotation>
  </semantics>
</math>
</file>

<file path=Object 67/content.xml><?xml version="1.0" encoding="utf-8"?>
<math xmlns="http://www.w3.org/1998/Math/MathML" display="block">
  <semantics>
    <mrow>
      <mtable>
        <mtr>
          <mtd>
            <mstyle mathsize="12pt">
              <mrow>
                <mrow>
                  <mrow>
                    <msub>
                      <mtext>tk</mtext>
                      <mstyle mathsize="8pt">
                        <mn>1</mn>
                      </mstyle>
                    </msub>
                    <mo stretchy="false">=</mo>
                    <mrow/>
                  </mrow>
                  <mtable>
                    <mtr>
                      <mtd>
                        <mrow>
                          <mrow>
                            <mo fence="true" form="prefix" stretchy="true">{</mo>
                            <mrow>
                              <mrow>
                                <mrow>
                                  <mrow>
                                    <msub>
                                      <mi>P</mi>
                                      <mstyle mathsize="8pt">
                                        <mn>1</mn>
                                      </mstyle>
                                    </msub>
                                    <mo stretchy="false">=</mo>
                                    <mtext> 0</mtext>
                                  </mrow>
                                  <mtext>.</mtext>
                                  <mrow>
                                    <msub>
                                      <mtext>1,  tk</mtext>
                                      <mstyle mathsize="8pt">
                                        <mn>1</mn>
                                      </mstyle>
                                    </msub>
                                    <mo stretchy="false">=</mo>
                                    <mn>3</mn>
                                  </mrow>
                                  <mrow/>
                                </mrow>
                                <mrow/>
                              </mrow>
                            </mrow>
                          </mrow>
                          <mrow>
                            <mo fence="true" form="prefix" stretchy="true">{</mo>
                            <mrow>
                              <mrow>
                                <mrow>
                                  <mrow>
                                    <msub>
                                      <mi>P</mi>
                                      <mstyle mathsize="8pt">
                                        <mn>2</mn>
                                      </mstyle>
                                    </msub>
                                    <mo stretchy="false">=</mo>
                                    <mtext> 0</mtext>
                                  </mrow>
                                  <mtext>.</mtext>
                                  <mrow>
                                    <msub>
                                      <mtext>6,  tk</mtext>
                                      <mstyle mathsize="8pt">
                                        <mn>1</mn>
                                      </mstyle>
                                    </msub>
                                    <mo stretchy="false">=</mo>
                                    <mn>1</mn>
                                  </mrow>
                                  <mrow/>
                                </mrow>
                                <mrow/>
                              </mrow>
                            </mrow>
                          </mrow>
                          <mrow/>
                        </mrow>
                      </mtd>
                    </mtr>
                  </mtable>
                  <mrow/>
                </mrow>
                <mrow/>
              </mrow>
            </mstyle>
          </mtd>
        </mtr>
        <mtr>
          <mtd>
            <mrow/>
          </mtd>
        </mtr>
      </mtable>
      <mrow/>
    </mrow>
    <annotation encoding="StarMath 5.0">alignl { stack {
 size 12{"tk" rSub { size 8{1} }  = alignl { stack {
 left lbrace P rSub { size 8{1} }  =" 0" "." "1,  tk" rSub { size 8{1} }  =3 {} # 
 right none  left lbrace P rSub { size 8{2} }  =" 0" "." "6,  tk" rSub { size 8{1} }  =1 {} # 
 right none  left lbrace P rSub { size 8{3} }  =" 0" "." "3,  tk" rSub { size 8{1} }  =2 {} # 
 right no } }  lbrace }  {} # 
"tk" rSub { size 8{2} }  = alignl { stack {
 left lbrace P rSub { size 8{1} }  =" 0" "." "2,  tk" rSub { size 8{2} }  =4 {} # 
 right none  left lbrace P rSub { size 8{2} }  =" 0" "." "8,  tk" rSub { size 8{2} }  =3 {} # 
 right no } }  lbrace  {} # 
"tk" rSub { size 8{3} }  =" 2" {} 
} } {}</annotation>
  </semantics>
</math>
</file>

<file path=Object 68/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6,  T </mtext>
                            <mo stretchy="false">=</mo>
                            <mtext> 40</mtext>
                          </mrow>
                          <mrow/>
                        </mrow>
                        <mrow/>
                      </mrow>
                    </mrow>
                  </mrow>
                  <mrow/>
                </mrow>
              </mtd>
            </mtr>
          </mtable>
          <mrow/>
        </mrow>
        <mrow/>
      </mrow>
    </mstyle>
    <annotation encoding="StarMath 5.0"> size 12{alignl { stack {
 left lbrace P rSub { size 8{1} }  =" 0" "." "6,  T "=" 40" {} # 
 right none  left lbrace P rSub { size 8{2} }  =" 0" "." "4,  T "=" 35" {} # 
 right no } }  lbrace } {}</annotation>
  </semantics>
</math>
</file>

<file path=Object 69/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  T </mtext>
                            <mo stretchy="false">=</mo>
                            <mtext>17</mtext>
                          </mrow>
                          <mrow/>
                        </mrow>
                        <mrow/>
                      </mrow>
                    </mrow>
                  </mrow>
                  <mrow/>
                </mrow>
              </mtd>
            </mtr>
          </mtable>
          <mrow/>
        </mrow>
        <mrow/>
      </mrow>
    </mstyle>
    <annotation encoding="StarMath 5.0"> size 12{alignl { stack {
 left lbrace P rSub { size 8{1} }  =" 0" "." "2,  T "="17" {} # 
 right none  left lbrace P rSub { size 8{2} }  =" 0" "." "8,  T "="30" {} # 
 right no } }  lbrace  } {}</annotation>
  </semantics>
</math>
</file>

<file path=Object 7/content.xml><?xml version="1.0" encoding="utf-8"?>
<math xmlns="http://www.w3.org/1998/Math/MathML" display="block">
  <semantics>
    <mrow>
      <mtable>
        <mtr>
          <mtd>
            <mstyle mathsize="12pt">
              <mrow>
                <mrow>
                  <mrow>
                    <msub>
                      <mtext>tk</mtext>
                      <mstyle mathsize="8pt">
                        <mn>1</mn>
                      </mstyle>
                    </msub>
                    <mo stretchy="false">=</mo>
                    <mrow/>
                  </mrow>
                  <mtable>
                    <mtr>
                      <mtd>
                        <mrow>
                          <mrow>
                            <mo fence="true" form="prefix" stretchy="true">{</mo>
                            <mrow>
                              <mrow>
                                <mrow>
                                  <mrow>
                                    <msub>
                                      <mi>P</mi>
                                      <mstyle mathsize="8pt">
                                        <mn>1</mn>
                                      </mstyle>
                                    </msub>
                                    <mo stretchy="false">=</mo>
                                    <mtext> 0</mtext>
                                  </mrow>
                                  <mtext>.</mtext>
                                  <mrow>
                                    <msub>
                                      <mtext>2,  tk</mtext>
                                      <mstyle mathsize="8pt">
                                        <mn>1</mn>
                                      </mstyle>
                                    </msub>
                                    <mo stretchy="false">=</mo>
                                    <mtext> 4</mtext>
                                  </mrow>
                                  <mrow/>
                                </mrow>
                                <mrow/>
                              </mrow>
                            </mrow>
                          </mrow>
                          <mrow/>
                        </mrow>
                      </mtd>
                    </mtr>
                  </mtable>
                  <mrow/>
                </mrow>
                <mrow/>
              </mrow>
            </mstyle>
          </mtd>
        </mtr>
        <mtr>
          <mtd>
            <mrow/>
          </mtd>
        </mtr>
      </mtable>
      <mrow/>
    </mrow>
    <annotation encoding="StarMath 5.0">alignl { stack {
 size 12{"tk" rSub { size 8{1} }  =alignl { stack {
 left lbrace P rSub { size 8{1} }  =" 0" "." "2,  tk" rSub { size 8{1} }  =" 4" {} # 
 right none  left lbrace P rSub { size 8{2} }  =" 0" "." "8,  tk" rSub { size 8{1} }  =3 {} # 
 right no } }  lbrace  }  {} # 
"tk" rSub { size 8{2} }  =2  {} # 
"tk" rSub { size 8{3} }  =" 4" {} 
} } {}</annotation>
  </semantics>
</math>
</file>

<file path=Object 70/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5,  T </mtext>
                            <mo stretchy="false">=</mo>
                            <mn>4</mn>
                          </mrow>
                          <mtext> 5</mtext>
                          <mrow/>
                        </mrow>
                        <mrow/>
                      </mrow>
                    </mrow>
                  </mrow>
                  <mrow/>
                </mrow>
              </mtd>
            </mtr>
          </mtable>
          <mrow/>
        </mrow>
        <mrow/>
      </mrow>
    </mstyle>
    <annotation encoding="StarMath 5.0"> size 12{alignl { stack {
 left lbrace P rSub { size 8{1} }  =" 0" "." "5,  T "=4" 5" {} # 
 right none  left lbrace P rSub { size 8{2} }  =" 0" "." "5,  T "=" 40" {} # 
 right no } }  lbrace } {}</annotation>
  </semantics>
</math>
</file>

<file path=Object 71/content.xml><?xml version="1.0" encoding="utf-8"?>
<math xmlns="http://www.w3.org/1998/Math/MathML" display="block">
  <semantics>
    <mrow>
      <mtable>
        <mtr>
          <mtd>
            <mstyle mathsize="12pt">
              <mrow>
                <mrow>
                  <mrow>
                    <msub>
                      <mtext>tk</mtext>
                      <mstyle mathsize="8pt">
                        <mn>1</mn>
                      </mstyle>
                    </msub>
                    <mo stretchy="false">=</mo>
                    <mrow/>
                  </mrow>
                  <mtable>
                    <mtr>
                      <mtd>
                        <mrow>
                          <mrow>
                            <mo fence="true" form="prefix" stretchy="true">{</mo>
                            <mrow>
                              <mrow>
                                <mrow>
                                  <mrow>
                                    <msub>
                                      <mi>P</mi>
                                      <mstyle mathsize="8pt">
                                        <mn>1</mn>
                                      </mstyle>
                                    </msub>
                                    <mo stretchy="false">=</mo>
                                    <mtext> 0</mtext>
                                  </mrow>
                                  <mtext>.</mtext>
                                  <mrow>
                                    <msub>
                                      <mtext>3,  tk</mtext>
                                      <mstyle mathsize="8pt">
                                        <mn>1</mn>
                                      </mstyle>
                                    </msub>
                                    <mo stretchy="false">=</mo>
                                    <mn>4</mn>
                                  </mrow>
                                  <mrow/>
                                </mrow>
                                <mrow/>
                              </mrow>
                            </mrow>
                          </mrow>
                          <mrow/>
                        </mrow>
                      </mtd>
                    </mtr>
                  </mtable>
                  <mrow/>
                </mrow>
                <mrow/>
              </mrow>
            </mstyle>
          </mtd>
        </mtr>
        <mtr>
          <mtd>
            <mrow/>
          </mtd>
        </mtr>
      </mtable>
      <mrow/>
    </mrow>
    <annotation encoding="StarMath 5.0">alignl { stack {
 size 12{"tk" rSub { size 8{1} }  = alignl { stack {
 left lbrace P rSub { size 8{1} }  =" 0" "." "3,  tk" rSub { size 8{1} }  =4 {} # 
 right none  left lbrace P rSub { size 8{2} }  =" 0" "." "7,  tk" rSub { size 8{1} }  =2 {} # 
 right no } }  lbrace }  {} # 
"tk" rSub { size 8{2} }  = alignl { stack {
 left lbrace P rSub { size 8{1} }  =" 0" "." "4,  tk" rSub { size 8{2} }  =3 {} # 
 right none  left lbrace P rSub { size 8{2} }  =" 0" "." "6,  tk" rSub { size 8{2} }  =1 {} # 
 right no } }  lbrace  {} # 
"tk" rSub { size 8{3} }  =" 2" {} 
} } {}</annotation>
  </semantics>
</math>
</file>

<file path=Object 72/content.xml><?xml version="1.0" encoding="utf-8"?>
<math xmlns="http://www.w3.org/1998/Math/MathML" display="block">
  <semantics>
    <mrow>
      <mtable>
        <mtr>
          <mtd>
            <mrow>
              <mstyle mathsize="12pt">
                <mrow>
                  <msub>
                    <mtext>tk</mtext>
                    <mstyle mathsize="8pt">
                      <mn>1</mn>
                    </mstyle>
                  </msub>
                  <mo stretchy="false">=</mo>
                  <mn>1</mn>
                </mrow>
              </mstyle>
              <mrow/>
            </mrow>
          </mtd>
        </mtr>
        <mtr>
          <mtd>
            <mrow>
              <mrow>
                <msub>
                  <mtext>tk</mtext>
                  <mstyle mathsize="8pt">
                    <mn>2</mn>
                  </mstyle>
                </msub>
                <mo stretchy="false">=</mo>
                <mrow/>
              </mrow>
              <mtable>
                <mtr>
                  <mtd>
                    <mrow>
                      <mrow>
                        <mo fence="true" form="prefix" stretchy="true">{</mo>
                        <mrow>
                          <mrow>
                            <mrow>
                              <mrow>
                                <msub>
                                  <mi>P</mi>
                                  <mstyle mathsize="8pt">
                                    <mn>1</mn>
                                  </mstyle>
                                </msub>
                                <mo stretchy="false">=</mo>
                                <mtext> 0</mtext>
                              </mrow>
                              <mtext>.</mtext>
                              <mrow>
                                <msub>
                                  <mtext>1,  tk</mtext>
                                  <mstyle mathsize="8pt">
                                    <mn>2</mn>
                                  </mstyle>
                                </msub>
                                <mo stretchy="false">=</mo>
                                <mn>3</mn>
                              </mrow>
                              <mrow/>
                            </mrow>
                            <mrow/>
                          </mrow>
                        </mrow>
                      </mrow>
                      <mrow/>
                    </mrow>
                  </mtd>
                </mtr>
              </mtable>
              <mrow/>
            </mrow>
          </mtd>
        </mtr>
        <mtr>
          <mtd>
            <mrow/>
          </mtd>
        </mtr>
      </mtable>
      <mrow/>
    </mrow>
    <annotation encoding="StarMath 5.0">alignl { stack {
 size 12{"tk" rSub { size 8{1} }  =1 }  {} # 
"tk" rSub { size 8{2} }  =alignl { stack {
 left lbrace P rSub { size 8{1} }  =" 0" "." "1,  tk" rSub { size 8{2} }  =3 {} # 
 right none  left lbrace P rSub { size 8{2} }  =" 0" "." "9,  tk" rSub { size 8{2} }  =2 {} # 
 right no } }  lbrace  {} # 
"tk" rSub { size 8{3} }  =" 4" {} 
} } {}</annotation>
  </semantics>
</math>
</file>

<file path=Object 73/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65,  T </mtext>
                            <mo stretchy="false">=</mo>
                            <mtext> 40</mtext>
                          </mrow>
                          <mrow/>
                        </mrow>
                        <mrow/>
                      </mrow>
                    </mrow>
                  </mrow>
                  <mrow/>
                </mrow>
              </mtd>
            </mtr>
          </mtable>
          <mrow/>
        </mrow>
        <mrow/>
      </mrow>
    </mstyle>
    <annotation encoding="StarMath 5.0"> size 12{alignl { stack {
 left lbrace P rSub { size 8{1} }  =" 0" "." "65,  T "=" 40" {} # 
 right none  left lbrace P rSub { size 8{2} }  =" 0" "." "35,  T "=" 30" {} # 
 right no } }  lbrace } {}</annotation>
  </semantics>
</math>
</file>

<file path=Object 74/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  T </mtext>
                            <mo stretchy="false">=</mo>
                            <mtext>20</mtext>
                          </mrow>
                          <mrow/>
                        </mrow>
                        <mrow/>
                      </mrow>
                    </mrow>
                  </mrow>
                  <mrow/>
                </mrow>
              </mtd>
            </mtr>
          </mtable>
          <mrow/>
        </mrow>
        <mrow/>
      </mrow>
    </mstyle>
    <annotation encoding="StarMath 5.0"> size 12{alignl { stack {
 left lbrace P rSub { size 8{1} }  =" 0" "." "2,  T "="20" {} # 
 right none  left lbrace P rSub { size 8{2} }  =" 0" "." "8,  T "="25" {} # 
 right no } }  lbrace  } {}</annotation>
  </semantics>
</math>
</file>

<file path=Object 75/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3,  T </mtext>
                            <mo stretchy="false">=</mo>
                            <mtext> 22</mtext>
                          </mrow>
                          <mrow/>
                        </mrow>
                        <mrow/>
                      </mrow>
                    </mrow>
                  </mrow>
                  <mrow/>
                </mrow>
              </mtd>
            </mtr>
          </mtable>
          <mrow/>
        </mrow>
        <mrow/>
      </mrow>
    </mstyle>
    <annotation encoding="StarMath 5.0"> size 12{alignl { stack {
 left lbrace P rSub { size 8{1} }  =" 0" "." "3,  T "=" 22" {} # 
 right none  left lbrace P rSub { size 8{2} }  =" 0" "." "7,  T "=" 15" {} # 
 right no } }  lbrace } {}</annotation>
  </semantics>
</math>
</file>

<file path=Object 76/content.xml><?xml version="1.0" encoding="utf-8"?>
<math xmlns="http://www.w3.org/1998/Math/MathML" display="block">
  <semantics>
    <mrow>
      <mtable>
        <mtr>
          <mtd>
            <mrow>
              <mstyle mathsize="12pt">
                <mrow>
                  <msub>
                    <mtext>tk</mtext>
                    <mstyle mathsize="8pt">
                      <mn>1</mn>
                    </mstyle>
                  </msub>
                  <mo stretchy="false">=</mo>
                  <mn>1</mn>
                </mrow>
              </mstyle>
              <mrow/>
            </mrow>
          </mtd>
        </mtr>
        <mtr>
          <mtd>
            <mrow>
              <mrow>
                <msub>
                  <mtext>tk</mtext>
                  <mstyle mathsize="8pt">
                    <mn>2</mn>
                  </mstyle>
                </msub>
                <mo stretchy="false">=</mo>
                <mrow/>
              </mrow>
              <mtable>
                <mtr>
                  <mtd>
                    <mrow>
                      <mrow>
                        <mo fence="true" form="prefix" stretchy="true">{</mo>
                        <mrow>
                          <mrow>
                            <mrow>
                              <mrow>
                                <msub>
                                  <mi>P</mi>
                                  <mstyle mathsize="8pt">
                                    <mn>1</mn>
                                  </mstyle>
                                </msub>
                                <mo stretchy="false">=</mo>
                                <mtext> 0</mtext>
                              </mrow>
                              <mtext>.</mtext>
                              <mrow>
                                <msub>
                                  <mtext>1,  tk</mtext>
                                  <mstyle mathsize="8pt">
                                    <mn>2</mn>
                                  </mstyle>
                                </msub>
                                <mo stretchy="false">=</mo>
                                <mn>2</mn>
                              </mrow>
                              <mrow/>
                            </mrow>
                            <mrow/>
                          </mrow>
                        </mrow>
                      </mrow>
                      <mrow/>
                    </mrow>
                  </mtd>
                </mtr>
              </mtable>
              <mrow/>
            </mrow>
          </mtd>
        </mtr>
        <mtr>
          <mtd>
            <mrow/>
          </mtd>
        </mtr>
      </mtable>
      <mrow/>
    </mrow>
    <annotation encoding="StarMath 5.0">alignl { stack {
 size 12{"tk" rSub { size 8{1} }  =1 }  {} # 
"tk" rSub { size 8{2} }  =alignl { stack {
 left lbrace P rSub { size 8{1} }  =" 0" "." "1,  tk" rSub { size 8{2} }  =2 {} # 
 right none  left lbrace P rSub { size 8{2} }  =" 0" "." "9,  tk" rSub { size 8{2} }  =3 {} # 
 right no } }  lbrace  {} # 
"tk" rSub { size 8{3} }  = alignl { stack {
 left lbrace P rSub { size 8{1} }  =" 0" "." "1,  tk" rSub { size 8{3} }  =1 {} # 
 right none  left lbrace P rSub { size 8{2} }  =" 0" "." "9,  tk" rSub { size 8{3} }  =3 {} # 
 right no } }  lbrace  {} 
} } {}</annotation>
  </semantics>
</math>
</file>

<file path=Object 77/content.xml><?xml version="1.0" encoding="utf-8"?>
<math xmlns="http://www.w3.org/1998/Math/MathML" display="block">
  <semantics>
    <mrow>
      <mtable>
        <mtr>
          <mtd>
            <mrow>
              <mstyle mathsize="12pt">
                <mrow>
                  <msub>
                    <mtext>tk</mtext>
                    <mstyle mathsize="8pt">
                      <mn>1</mn>
                    </mstyle>
                  </msub>
                  <mo stretchy="false">=</mo>
                  <mtext> 4</mtext>
                </mrow>
              </mstyle>
              <mrow/>
            </mrow>
          </mtd>
        </mtr>
        <mtr>
          <mtd>
            <mrow>
              <mrow>
                <msub>
                  <mtext>tk</mtext>
                  <mstyle mathsize="8pt">
                    <mn>2</mn>
                  </mstyle>
                </msub>
                <mo stretchy="false">=</mo>
                <mtext> 3</mtext>
              </mrow>
              <mrow/>
            </mrow>
          </mtd>
        </mtr>
        <mtr>
          <mtd>
            <mrow>
              <mrow>
                <msub>
                  <mtext>tk</mtext>
                  <mstyle mathsize="8pt">
                    <mn>3</mn>
                  </mstyle>
                </msub>
                <mo stretchy="false">=</mo>
                <mtext> 2</mtext>
              </mrow>
              <mrow/>
            </mrow>
          </mtd>
        </mtr>
      </mtable>
      <mrow/>
    </mrow>
    <annotation encoding="StarMath 5.0">alignl { stack {
 size 12{"tk" rSub { size 8{1} }  =" 4"}  {} # 
"tk" rSub { size 8{2} }  =" 3" {} # 
"tk" rSub { size 8{3} }  =" 2" {} 
} } {}</annotation>
  </semantics>
</math>
</file>

<file path=Object 78/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15,  T </mtext>
                            <mo stretchy="false">=</mo>
                            <mtext>18</mtext>
                          </mrow>
                          <mrow/>
                        </mrow>
                        <mrow/>
                      </mrow>
                    </mrow>
                  </mrow>
                  <mrow/>
                </mrow>
              </mtd>
            </mtr>
          </mtable>
          <mrow/>
        </mrow>
        <mrow/>
      </mrow>
    </mstyle>
    <annotation encoding="StarMath 5.0"> size 12{alignl { stack {
 left lbrace P rSub { size 8{1} }  =" 0" "." "15,  T "="18" {} # 
 right none  left lbrace P rSub { size 8{2} }  =" 0" "." "85,  T "="27" {} # 
 right no } }  lbrace  } {}</annotation>
  </semantics>
</math>
</file>

<file path=Object 79/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5,  T </mtext>
                            <mo stretchy="false">=</mo>
                            <mtext> 18</mtext>
                          </mrow>
                          <mrow/>
                        </mrow>
                        <mrow/>
                      </mrow>
                    </mrow>
                  </mrow>
                  <mrow/>
                </mrow>
              </mtd>
            </mtr>
          </mtable>
          <mrow/>
        </mrow>
        <mrow/>
      </mrow>
    </mstyle>
    <annotation encoding="StarMath 5.0"> size 12{alignl { stack {
 left lbrace P rSub { size 8{1} }  =" 0" "." "75,  T "=" 18" {} # 
 right none  left lbrace P rSub { size 8{2} }  =" 0" "." "25,  T "=" 25" {} # 
 right no } }  lbrace } {}</annotation>
  </semantics>
</math>
</file>

<file path=Object 8/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  T </mtext>
                            <mo stretchy="false">=</mo>
                            <mtext> 30</mtext>
                          </mrow>
                          <mrow/>
                        </mrow>
                        <mrow/>
                      </mrow>
                    </mrow>
                  </mrow>
                  <mrow/>
                </mrow>
              </mtd>
            </mtr>
          </mtable>
          <mrow/>
        </mrow>
        <mrow/>
      </mrow>
    </mstyle>
    <annotation encoding="StarMath 5.0"> size 12{alignl { stack {
 left lbrace P rSub { size 8{1} }  =" 0" "." "7,  T "=" 30" {} # 
 right none  left lbrace P rSub { size 8{2} }  =" 0" "." "3,  T "=" 20" {} # 
 right no } }  lbrace } {}</annotation>
  </semantics>
</math>
</file>

<file path=Object 80/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5,  T </mtext>
                            <mo stretchy="false">=</mo>
                            <mtext>47</mtext>
                          </mrow>
                          <mrow/>
                        </mrow>
                        <mrow/>
                      </mrow>
                    </mrow>
                  </mrow>
                  <mrow/>
                </mrow>
              </mtd>
            </mtr>
          </mtable>
          <mrow/>
        </mrow>
        <mrow/>
      </mrow>
    </mstyle>
    <annotation encoding="StarMath 5.0"> size 12{alignl { stack {
 left lbrace P rSub { size 8{1} }  =" 0" "." "25,  T "="47" {} # 
 right none  left lbrace P rSub { size 8{2} }  =" 0" "." "75,  T "="36" {} # 
 right no } }  lbrace  } {}</annotation>
  </semantics>
</math>
</file>

<file path=Object 81/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  T </mtext>
                            <mo stretchy="false">=</mo>
                            <mtext> 50</mtext>
                          </mrow>
                          <mrow/>
                        </mrow>
                        <mrow/>
                      </mrow>
                    </mrow>
                  </mrow>
                  <mrow/>
                </mrow>
              </mtd>
            </mtr>
          </mtable>
          <mrow/>
        </mrow>
        <mrow/>
      </mrow>
    </mstyle>
    <annotation encoding="StarMath 5.0"> size 12{alignl { stack {
 left lbrace P rSub { size 8{1} }  =" 0" "." "2,  T "=" 50" {} # 
 right none  left lbrace P rSub { size 8{2} }  =" 0" "." "8,  T "=" 40" {} # 
 right no } }  lbrace } {}</annotation>
  </semantics>
</math>
</file>

<file path=Object 82/content.xml><?xml version="1.0" encoding="utf-8"?>
<math xmlns="http://www.w3.org/1998/Math/MathML" display="block">
  <semantics>
    <mrow>
      <mtable>
        <mtr>
          <mtd>
            <mrow>
              <mstyle mathsize="12pt">
                <mrow>
                  <msub>
                    <mtext>tk</mtext>
                    <mstyle mathsize="8pt">
                      <mn>1</mn>
                    </mstyle>
                  </msub>
                  <mo stretchy="false">=</mo>
                  <mn>1</mn>
                </mrow>
              </mstyle>
              <mrow/>
            </mrow>
          </mtd>
        </mtr>
        <mtr>
          <mtd>
            <mrow>
              <mrow>
                <msub>
                  <mtext>tk</mtext>
                  <mstyle mathsize="8pt">
                    <mn>2</mn>
                  </mstyle>
                </msub>
                <mo stretchy="false">=</mo>
                <mn>2</mn>
              </mrow>
              <mrow/>
            </mrow>
          </mtd>
        </mtr>
        <mtr>
          <mtd>
            <mrow>
              <mrow>
                <msub>
                  <mtext>tk</mtext>
                  <mstyle mathsize="8pt">
                    <mn>3</mn>
                  </mstyle>
                </msub>
                <mo stretchy="false">=</mo>
                <mtext> 3</mtext>
              </mrow>
              <mrow/>
            </mrow>
          </mtd>
        </mtr>
      </mtable>
      <mrow/>
    </mrow>
    <annotation encoding="StarMath 5.0">alignl { stack {
 size 12{"tk" rSub { size 8{1} }  =1 }  {} # 
"tk" rSub { size 8{2} }  =2 {} # 
"tk" rSub { size 8{3} }  =" 3" {} 
} } {}</annotation>
  </semantics>
</math>
</file>

<file path=Object 83/content.xml><?xml version="1.0" encoding="utf-8"?>
<math xmlns="http://www.w3.org/1998/Math/MathML" display="block">
  <semantics>
    <mrow>
      <mtable>
        <mtr>
          <mtd>
            <mrow>
              <mstyle mathsize="12pt">
                <mrow>
                  <msub>
                    <mtext>tk</mtext>
                    <mstyle mathsize="8pt">
                      <mn>1</mn>
                    </mstyle>
                  </msub>
                  <mo stretchy="false">=</mo>
                  <mtext> 1</mtext>
                </mrow>
              </mstyle>
              <mrow/>
            </mrow>
          </mtd>
        </mtr>
        <mtr>
          <mtd>
            <mrow>
              <mrow>
                <msub>
                  <mtext>tk</mtext>
                  <mstyle mathsize="8pt">
                    <mn>2</mn>
                  </mstyle>
                </msub>
                <mo stretchy="false">=</mo>
                <mtext> 4</mtext>
              </mrow>
              <mrow/>
            </mrow>
          </mtd>
        </mtr>
        <mtr>
          <mtd>
            <mrow>
              <mrow>
                <msub>
                  <mtext>tk</mtext>
                  <mstyle mathsize="8pt">
                    <mn>3</mn>
                  </mstyle>
                </msub>
                <mo stretchy="false">=</mo>
                <mtext> 3</mtext>
              </mrow>
              <mrow/>
            </mrow>
          </mtd>
        </mtr>
      </mtable>
      <mrow/>
    </mrow>
    <annotation encoding="StarMath 5.0">alignl { stack {
 size 12{"tk" rSub { size 8{1} }  =" 1"}  {} # 
"tk" rSub { size 8{2} }  =" 4" {} # 
"tk" rSub { size 8{3} }  =" 3" {} 
} } {}</annotation>
  </semantics>
</math>
</file>

<file path=Object 84/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  T </mtext>
                            <mo stretchy="false">=</mo>
                            <mn>30</mn>
                          </mrow>
                          <mrow/>
                        </mrow>
                        <mrow/>
                      </mrow>
                    </mrow>
                  </mrow>
                  <mrow>
                    <mo fence="true" form="prefix" stretchy="true">{</mo>
                    <mrow>
                      <mrow>
                        <mrow>
                          <mrow>
                            <msub>
                              <mi>P</mi>
                              <mstyle mathsize="8pt">
                                <mn>2</mn>
                              </mstyle>
                            </msub>
                            <mo stretchy="false">=</mo>
                            <mtext> 0</mtext>
                          </mrow>
                          <mtext>.</mtext>
                          <mrow>
                            <mtext>3,  T </mtext>
                            <mo stretchy="false">=</mo>
                            <mtext> 37</mtext>
                          </mrow>
                          <mrow/>
                        </mrow>
                        <mrow/>
                      </mrow>
                    </mrow>
                  </mrow>
                  <mrow/>
                </mrow>
              </mtd>
            </mtr>
          </mtable>
          <mrow/>
        </mrow>
        <mrow/>
      </mrow>
    </mstyle>
    <annotation encoding="StarMath 5.0"> size 12{alignl { stack {
 left lbrace P rSub { size 8{1} }  =" 0" "." "2,  T "=30 {} # 
 right none  left lbrace P rSub { size 8{2} }  =" 0" "." "3,  T "=" 37" {} # 
 right none  left lbrace P rSub { size 8{3} }  =" 0" "." "5,  T "=" 35" {} # 
 right no } }  lbrace } {}</annotation>
  </semantics>
</math>
</file>

<file path=Object 85/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3,  T </mtext>
                            <mo stretchy="false">=</mo>
                            <mtext> 28</mtext>
                          </mrow>
                          <mrow/>
                        </mrow>
                        <mrow/>
                      </mrow>
                    </mrow>
                  </mrow>
                  <mrow/>
                </mrow>
              </mtd>
            </mtr>
          </mtable>
          <mrow/>
        </mrow>
        <mrow/>
      </mrow>
    </mstyle>
    <annotation encoding="StarMath 5.0"> size 12{alignl { stack {
 left lbrace P rSub { size 8{1} }  =" 0" "." "3,  T "=" 28" {} # 
 right none  left lbrace P rSub { size 8{2} }  =" 0" "." "7,  T "=" 23" {} # 
 right no } }  lbrace } {}</annotation>
  </semantics>
</math>
</file>

<file path=Object 86/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  T </mtext>
                            <mo stretchy="false">=</mo>
                            <mtext> 45</mtext>
                          </mrow>
                          <mrow/>
                        </mrow>
                        <mrow/>
                      </mrow>
                    </mrow>
                  </mrow>
                  <mrow/>
                </mrow>
              </mtd>
            </mtr>
          </mtable>
          <mrow/>
        </mrow>
        <mrow/>
      </mrow>
    </mstyle>
    <annotation encoding="StarMath 5.0"> size 12{alignl { stack {
 left lbrace P rSub { size 8{1} }  =" 0" "." "2,  T "=" 45" {} # 
 right none  left lbrace P rSub { size 8{2} }  =" 0" "." "8,  T "=" 50" {} # 
 right no } }  lbrace } {}</annotation>
  </semantics>
</math>
</file>

<file path=Object 87/content.xml><?xml version="1.0" encoding="utf-8"?>
<math xmlns="http://www.w3.org/1998/Math/MathML" display="block">
  <semantics>
    <mrow>
      <mtable>
        <mtr>
          <mtd>
            <mrow>
              <mstyle mathsize="12pt">
                <mrow>
                  <msub>
                    <mtext>tk</mtext>
                    <mstyle mathsize="8pt">
                      <mn>1</mn>
                    </mstyle>
                  </msub>
                  <mo stretchy="false">=</mo>
                  <mn>4</mn>
                </mrow>
              </mstyle>
              <mrow/>
            </mrow>
          </mtd>
        </mtr>
        <mtr>
          <mtd>
            <mrow>
              <mrow>
                <msub>
                  <mtext>tk</mtext>
                  <mstyle mathsize="8pt">
                    <mn>2</mn>
                  </mstyle>
                </msub>
                <mo stretchy="false">=</mo>
                <mn>3</mn>
              </mrow>
              <mrow/>
            </mrow>
          </mtd>
        </mtr>
        <mtr>
          <mtd>
            <mrow>
              <mrow>
                <msub>
                  <mtext>tk</mtext>
                  <mstyle mathsize="8pt">
                    <mn>3</mn>
                  </mstyle>
                </msub>
                <mo stretchy="false">=</mo>
                <mrow/>
              </mrow>
              <mtable>
                <mtr>
                  <mtd>
                    <mrow>
                      <mrow>
                        <mo fence="true" form="prefix" stretchy="true">{</mo>
                        <mrow>
                          <mrow>
                            <mrow>
                              <mrow>
                                <msub>
                                  <mi>P</mi>
                                  <mstyle mathsize="8pt">
                                    <mn>1</mn>
                                  </mstyle>
                                </msub>
                                <mo stretchy="false">=</mo>
                                <mtext> 0</mtext>
                              </mrow>
                              <mtext>.</mtext>
                              <mrow>
                                <msub>
                                  <mtext>1,  tk</mtext>
                                  <mstyle mathsize="8pt">
                                    <mn>3</mn>
                                  </mstyle>
                                </msub>
                                <mo stretchy="false">=</mo>
                                <mn>1</mn>
                              </mrow>
                              <mrow/>
                            </mrow>
                            <mrow/>
                          </mrow>
                        </mrow>
                      </mrow>
                      <mrow/>
                    </mrow>
                  </mtd>
                </mtr>
              </mtable>
              <mrow/>
            </mrow>
          </mtd>
        </mtr>
        <mtr>
          <mtd>
            <mrow/>
          </mtd>
        </mtr>
      </mtable>
      <mrow/>
    </mrow>
    <annotation encoding="StarMath 5.0">alignl { stack {
 size 12{"tk" rSub { size 8{1} }  =4 }  {} # 
"tk" rSub { size 8{2} }  =3 {} # 
"tk" rSub { size 8{3} }  = alignl { stack {
 left lbrace P rSub { size 8{1} }  =" 0" "." "1,  tk" rSub { size 8{3} }  =1 {} # 
 right none  left lbrace P rSub { size 8{2} }  =" 0" "." "9,  tk" rSub { size 8{3} }  =2 {} # 
 right no } }  lbrace  {} 
} } {}</annotation>
  </semantics>
</math>
</file>

<file path=Object 88/content.xml><?xml version="1.0" encoding="utf-8"?>
<math xmlns="http://www.w3.org/1998/Math/MathML" display="block">
  <semantics>
    <mrow>
      <mtable>
        <mtr>
          <mtd>
            <mrow>
              <mstyle mathsize="12pt">
                <mrow>
                  <msub>
                    <mtext>tk</mtext>
                    <mstyle mathsize="8pt">
                      <mn>1</mn>
                    </mstyle>
                  </msub>
                  <mo stretchy="false">=</mo>
                  <mn>2</mn>
                </mrow>
              </mstyle>
              <mrow/>
            </mrow>
          </mtd>
        </mtr>
        <mtr>
          <mtd>
            <mrow>
              <mrow>
                <msub>
                  <mtext>tk</mtext>
                  <mstyle mathsize="8pt">
                    <mn>2</mn>
                  </mstyle>
                </msub>
                <mo stretchy="false">=</mo>
                <mn>3</mn>
              </mrow>
              <mrow/>
            </mrow>
          </mtd>
        </mtr>
        <mtr>
          <mtd>
            <mrow>
              <mrow>
                <msub>
                  <mtext>tk</mtext>
                  <mstyle mathsize="8pt">
                    <mn>3</mn>
                  </mstyle>
                </msub>
                <mo stretchy="false">=</mo>
                <mtext> 3</mtext>
              </mrow>
              <mrow/>
            </mrow>
          </mtd>
        </mtr>
      </mtable>
      <mrow/>
    </mrow>
    <annotation encoding="StarMath 5.0">alignl { stack {
 size 12{"tk" rSub { size 8{1} }  =2}  {} # 
"tk" rSub { size 8{2} }  =3 {} # 
"tk" rSub { size 8{3} }  =" 3" {} 
} } {}</annotation>
  </semantics>
</math>
</file>

<file path=Object 89/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4,  T </mtext>
                            <mo stretchy="false">=</mo>
                            <mtext> 20</mtext>
                          </mrow>
                          <mrow/>
                        </mrow>
                        <mrow/>
                      </mrow>
                    </mrow>
                  </mrow>
                  <mrow/>
                </mrow>
              </mtd>
            </mtr>
          </mtable>
          <mrow/>
        </mrow>
        <mrow/>
      </mrow>
    </mstyle>
    <annotation encoding="StarMath 5.0"> size 12{alignl { stack {
 left lbrace P rSub { size 8{1} }  =" 0" "." "4,  T "=" 20" {} # 
 right none  left lbrace P rSub { size 8{2} }  =" 0" "." "6,  T "=" 31" {} # 
 right no } }  lbrace } {}</annotation>
  </semantics>
</math>
</file>

<file path=Object 9/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  T </mtext>
                            <mo stretchy="false">=</mo>
                            <mtext>20</mtext>
                          </mrow>
                          <mrow/>
                        </mrow>
                        <mrow/>
                      </mrow>
                    </mrow>
                  </mrow>
                  <mrow/>
                </mrow>
              </mtd>
            </mtr>
          </mtable>
          <mrow/>
        </mrow>
        <mrow/>
      </mrow>
    </mstyle>
    <annotation encoding="StarMath 5.0"> size 12{alignl { stack {
 left lbrace P rSub { size 8{1} }  =" 0" "." "2,  T "="20" {} # 
 right none  left lbrace P rSub { size 8{2} }  =" 0" "." "8,  T "="30" {} # 
 right no } }  lbrace  } {}</annotation>
  </semantics>
</math>
</file>

<file path=Object 90/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5,  T </mtext>
                            <mo stretchy="false">=</mo>
                            <mtext> 18</mtext>
                          </mrow>
                          <mrow/>
                        </mrow>
                        <mrow/>
                      </mrow>
                    </mrow>
                  </mrow>
                  <mrow>
                    <mo fence="true" form="prefix" stretchy="true">{</mo>
                    <mrow>
                      <mrow>
                        <mrow>
                          <mrow>
                            <msub>
                              <mi>P</mi>
                              <mstyle mathsize="8pt">
                                <mn>2</mn>
                              </mstyle>
                            </msub>
                            <mo stretchy="false">=</mo>
                            <mtext> 0</mtext>
                          </mrow>
                          <mtext>.</mtext>
                          <mrow>
                            <mtext>3,  T </mtext>
                            <mo stretchy="false">=</mo>
                            <mtext> 25</mtext>
                          </mrow>
                          <mrow/>
                        </mrow>
                        <mrow/>
                      </mrow>
                    </mrow>
                  </mrow>
                  <mrow/>
                </mrow>
              </mtd>
            </mtr>
          </mtable>
          <mrow/>
        </mrow>
        <mrow/>
      </mrow>
    </mstyle>
    <annotation encoding="StarMath 5.0"> size 12{alignl { stack {
 left lbrace P rSub { size 8{1} }  =" 0" "." "5,  T "=" 18" {} # 
 right none  left lbrace P rSub { size 8{2} }  =" 0" "." "3,  T "=" 25" {} # 
 right none  left lbrace P rSub { size 8{3} }  =" 0" "." "2,  T "=" 30" {} # 
 right no } }  lbrace } {}</annotation>
  </semantics>
</math>
</file>

<file path=Object 91/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  T </mtext>
                            <mo stretchy="false">=</mo>
                            <mtext> 40</mtext>
                          </mrow>
                          <mrow/>
                        </mrow>
                        <mrow/>
                      </mrow>
                    </mrow>
                  </mrow>
                  <mrow/>
                </mrow>
              </mtd>
            </mtr>
          </mtable>
          <mrow/>
        </mrow>
        <mrow/>
      </mrow>
    </mstyle>
    <annotation encoding="StarMath 5.0"> size 12{alignl { stack {
 left lbrace P rSub { size 8{1} }  =" 0" "." "7,  T "=" 40" {} # 
 right none  left lbrace P rSub { size 8{2} }  =" 0" "." "3,  T "=" 45" {} # 
 right no } }  lbrace } {}</annotation>
  </semantics>
</math>
</file>

<file path=Object 92/content.xml><?xml version="1.0" encoding="utf-8"?>
<math xmlns="http://www.w3.org/1998/Math/MathML" display="block">
  <semantics>
    <mrow>
      <mtable>
        <mtr>
          <mtd>
            <mstyle mathsize="12pt">
              <mrow>
                <mrow>
                  <mrow>
                    <msub>
                      <mtext>tk</mtext>
                      <mstyle mathsize="8pt">
                        <mn>1</mn>
                      </mstyle>
                    </msub>
                    <mo stretchy="false">=</mo>
                    <mrow/>
                  </mrow>
                  <mtable>
                    <mtr>
                      <mtd>
                        <mrow>
                          <mrow>
                            <mo fence="true" form="prefix" stretchy="true">{</mo>
                            <mrow>
                              <mrow>
                                <mrow>
                                  <mrow>
                                    <msub>
                                      <mi>P</mi>
                                      <mstyle mathsize="8pt">
                                        <mn>1</mn>
                                      </mstyle>
                                    </msub>
                                    <mo stretchy="false">=</mo>
                                    <mtext> 0</mtext>
                                  </mrow>
                                  <mtext>.</mtext>
                                  <mrow>
                                    <msub>
                                      <mtext>2,  tk</mtext>
                                      <mstyle mathsize="8pt">
                                        <mn>1</mn>
                                      </mstyle>
                                    </msub>
                                    <mo stretchy="false">=</mo>
                                    <mtext> 4</mtext>
                                  </mrow>
                                  <mrow/>
                                </mrow>
                                <mrow/>
                              </mrow>
                            </mrow>
                          </mrow>
                          <mrow/>
                        </mrow>
                      </mtd>
                    </mtr>
                  </mtable>
                  <mrow/>
                </mrow>
                <mrow/>
              </mrow>
            </mstyle>
          </mtd>
        </mtr>
        <mtr>
          <mtd>
            <mrow/>
          </mtd>
        </mtr>
      </mtable>
      <mrow/>
    </mrow>
    <annotation encoding="StarMath 5.0">alignl { stack {
 size 12{"tk" rSub { size 8{1} }  =alignl { stack {
 left lbrace P rSub { size 8{1} }  =" 0" "." "2,  tk" rSub { size 8{1} }  =" 4" {} # 
 right none  left lbrace P rSub { size 8{2} }  =" 0" "." "8,  tk" rSub { size 8{1} }  =3 {} # 
 right no } }  lbrace  }  {} # 
"tk" rSub { size 8{2} }  =2  {} # 
"tk" rSub { size 8{3} }  =" 4" {} 
} } {}</annotation>
  </semantics>
</math>
</file>

<file path=Object 93/content.xml><?xml version="1.0" encoding="utf-8"?>
<math xmlns="http://www.w3.org/1998/Math/MathML" display="block">
  <semantics>
    <mrow>
      <mtable>
        <mtr>
          <mtd>
            <mrow>
              <mstyle mathsize="12pt">
                <mrow>
                  <msub>
                    <mtext>tk</mtext>
                    <mstyle mathsize="8pt">
                      <mn>1</mn>
                    </mstyle>
                  </msub>
                  <mo stretchy="false">=</mo>
                  <mtext> 2</mtext>
                </mrow>
              </mstyle>
              <mrow/>
            </mrow>
          </mtd>
        </mtr>
        <mtr>
          <mtd>
            <mrow>
              <mrow>
                <msub>
                  <mtext>tk</mtext>
                  <mstyle mathsize="8pt">
                    <mn>2</mn>
                  </mstyle>
                </msub>
                <mo stretchy="false">=</mo>
                <mrow/>
              </mrow>
              <mtable>
                <mtr>
                  <mtd>
                    <mrow>
                      <mrow>
                        <mo fence="true" form="prefix" stretchy="true">{</mo>
                        <mrow>
                          <mrow>
                            <mrow>
                              <mrow>
                                <msub>
                                  <mi>P</mi>
                                  <mstyle mathsize="8pt">
                                    <mn>1</mn>
                                  </mstyle>
                                </msub>
                                <mo stretchy="false">=</mo>
                                <mtext> 0</mtext>
                              </mrow>
                              <mtext>.</mtext>
                              <mrow>
                                <msub>
                                  <mtext>2,  tk</mtext>
                                  <mstyle mathsize="8pt">
                                    <mn>2</mn>
                                  </mstyle>
                                </msub>
                                <mo stretchy="false">=</mo>
                                <mtext> 3</mtext>
                              </mrow>
                              <mrow/>
                            </mrow>
                            <mrow/>
                          </mrow>
                        </mrow>
                      </mrow>
                      <mrow/>
                    </mrow>
                  </mtd>
                </mtr>
              </mtable>
              <mrow/>
            </mrow>
          </mtd>
        </mtr>
        <mtr>
          <mtd>
            <mrow/>
          </mtd>
        </mtr>
      </mtable>
      <mrow/>
    </mrow>
    <annotation encoding="StarMath 5.0">alignl { stack {
 size 12{"tk" rSub { size 8{1} }  =" 2"}  {} # 
"tk" rSub { size 8{2} }  = alignl { stack {
 left lbrace P rSub { size 8{1} }  =" 0" "." "2,  tk" rSub { size 8{2} }  =" 3" {} # 
 right none  left lbrace P rSub { size 8{2} }  =" 0" "." "8,  tk" rSub { size 8{2} }  =1 {} # 
 right no } }  lbrace  {} # 
"tk" rSub { size 8{3} }  =" 1" {} 
} } {}</annotation>
  </semantics>
</math>
</file>

<file path=Object 94/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  T </mtext>
                            <mo stretchy="false">=</mo>
                            <mtext>35</mtext>
                          </mrow>
                          <mrow/>
                        </mrow>
                        <mrow/>
                      </mrow>
                    </mrow>
                  </mrow>
                  <mrow>
                    <mo fence="true" form="prefix" stretchy="true">{</mo>
                    <mrow>
                      <mrow>
                        <mrow>
                          <mrow>
                            <msub>
                              <mi>P</mi>
                              <mstyle mathsize="8pt">
                                <mn>2</mn>
                              </mstyle>
                            </msub>
                            <mo stretchy="false">=</mo>
                            <mtext> 0</mtext>
                          </mrow>
                          <mtext>.</mtext>
                          <mrow>
                            <mtext>1,  T </mtext>
                            <mo stretchy="false">=</mo>
                            <mtext> 20</mtext>
                          </mrow>
                          <mrow/>
                        </mrow>
                        <mrow/>
                      </mrow>
                    </mrow>
                  </mrow>
                  <mrow/>
                </mrow>
              </mtd>
            </mtr>
          </mtable>
          <mrow/>
        </mrow>
        <mrow/>
      </mrow>
    </mstyle>
    <annotation encoding="StarMath 5.0"> size 12{alignl { stack {
 left lbrace P rSub { size 8{1} }  =" 0" "." "7,  T "="35" {} # 
 right none  left lbrace P rSub { size 8{2} }  =" 0" "." "1,  T "=" 20" {} # 
 right none  left lbrace P rSub { size 8{3} }  =" 0" "." "2,  T "=" 30" {} # 
 right no } }  lbrace } {}</annotation>
  </semantics>
</math>
</file>

<file path=Object 95/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  T </mtext>
                            <mo stretchy="false">=</mo>
                            <mtext>20</mtext>
                          </mrow>
                          <mrow/>
                        </mrow>
                        <mrow/>
                      </mrow>
                    </mrow>
                  </mrow>
                  <mrow/>
                </mrow>
              </mtd>
            </mtr>
          </mtable>
          <mrow/>
        </mrow>
        <mrow/>
      </mrow>
    </mstyle>
    <annotation encoding="StarMath 5.0"> size 12{alignl { stack {
 left lbrace P rSub { size 8{1} }  =" 0" "." "2,  T "="20" {} # 
 right none  left lbrace P rSub { size 8{2} }  =" 0" "." "8,  T "="25" {} # 
 right no } }  lbrace  } {}</annotation>
  </semantics>
</math>
</file>

<file path=Object 96/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  T </mtext>
                            <mo stretchy="false">=</mo>
                            <mtext> 30</mtext>
                          </mrow>
                          <mrow/>
                        </mrow>
                        <mrow/>
                      </mrow>
                    </mrow>
                  </mrow>
                  <mrow/>
                </mrow>
              </mtd>
            </mtr>
          </mtable>
          <mrow/>
        </mrow>
        <mrow/>
      </mrow>
    </mstyle>
    <annotation encoding="StarMath 5.0"> size 12{alignl { stack {
 left lbrace P rSub { size 8{1} }  =" 0" "." "7,  T "=" 30" {} # 
 right none  left lbrace P rSub { size 8{2} }  =" 0" "." "3,  T "=" 23" {} # 
 right no } }  lbrace } {}</annotation>
  </semantics>
</math>
</file>

<file path=Object 97/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5,  T </mtext>
                            <mo stretchy="false">=</mo>
                            <mtext> 30</mtext>
                          </mrow>
                          <mrow/>
                        </mrow>
                        <mrow/>
                      </mrow>
                    </mrow>
                  </mrow>
                  <mrow/>
                </mrow>
              </mtd>
            </mtr>
          </mtable>
          <mrow/>
        </mrow>
        <mrow/>
      </mrow>
    </mstyle>
    <annotation encoding="StarMath 5.0"> size 12{alignl { stack {
 left lbrace P rSub { size 8{1} }  =" 0" "." "75,  T "=" 30" {} # 
 right none  left lbrace P rSub { size 8{2} }  =" 0" "." "25,  T "=" 40" {} # 
 right no } }  lbrace } {}</annotation>
  </semantics>
</math>
</file>

<file path=Object 98/content.xml><?xml version="1.0" encoding="utf-8"?>
<math xmlns="http://www.w3.org/1998/Math/MathML" display="block">
  <semantics>
    <mrow>
      <mtable>
        <mtr>
          <mtd>
            <mrow>
              <mstyle mathsize="12pt">
                <mrow>
                  <msub>
                    <mtext>tk</mtext>
                    <mstyle mathsize="8pt">
                      <mn>1</mn>
                    </mstyle>
                  </msub>
                  <mo stretchy="false">=</mo>
                  <mn>4</mn>
                </mrow>
              </mstyle>
              <mrow/>
            </mrow>
          </mtd>
        </mtr>
        <mtr>
          <mtd>
            <mrow>
              <mrow>
                <msub>
                  <mtext>tk</mtext>
                  <mstyle mathsize="8pt">
                    <mn>2</mn>
                  </mstyle>
                </msub>
                <mo stretchy="false">=</mo>
                <mn>3</mn>
              </mrow>
              <mrow/>
            </mrow>
          </mtd>
        </mtr>
        <mtr>
          <mtd>
            <mrow>
              <mrow>
                <msub>
                  <mtext>tk</mtext>
                  <mstyle mathsize="8pt">
                    <mn>3</mn>
                  </mstyle>
                </msub>
                <mo stretchy="false">=</mo>
                <mtext> 1</mtext>
              </mrow>
              <mrow/>
            </mrow>
          </mtd>
        </mtr>
      </mtable>
      <mrow/>
    </mrow>
    <annotation encoding="StarMath 5.0">alignl { stack {
 size 12{"tk" rSub { size 8{1} }  =4 }  {} # 
"tk" rSub { size 8{2} }  =3 {} # 
"tk" rSub { size 8{3} }  =" 1" {} 
} } {}</annotation>
  </semantics>
</math>
</file>

<file path=Object 99/content.xml><?xml version="1.0" encoding="utf-8"?>
<math xmlns="http://www.w3.org/1998/Math/MathML" display="block">
  <semantics>
    <mrow>
      <mrow>
        <mtable>
          <mtr>
            <mtd>
              <mrow>
                <mstyle mathsize="12pt">
                  <mrow>
                    <msub>
                      <mtext>tk</mtext>
                      <mstyle mathsize="8pt">
                        <mn>1</mn>
                      </mstyle>
                    </msub>
                    <mo stretchy="false">=</mo>
                    <msub>
                      <mtext> tk</mtext>
                      <mstyle mathsize="8pt">
                        <mn>2</mn>
                      </mstyle>
                    </msub>
                    <mo stretchy="false">=</mo>
                    <msub>
                      <mtext> tk</mtext>
                      <mstyle mathsize="8pt">
                        <mn>3</mn>
                      </mstyle>
                    </msub>
                    <mo stretchy="false">=</mo>
                    <mrow/>
                  </mrow>
                </mstyle>
                <mrow/>
              </mrow>
            </mtd>
          </mtr>
          <mtr>
            <mtd>
              <mrow/>
            </mtd>
          </mtr>
          <mtr>
            <mtd>
              <mrow/>
            </mtd>
          </mtr>
        </mtable>
        <mtable>
          <mtr>
            <mtd>
              <mrow>
                <mrow>
                  <mo fence="true" form="prefix" stretchy="true">{</mo>
                  <mrow>
                    <mrow>
                      <mrow>
                        <mrow>
                          <msub>
                            <mi>P</mi>
                            <mstyle mathsize="8pt">
                              <mn>1</mn>
                            </mstyle>
                          </msub>
                          <mo stretchy="false">=</mo>
                          <mtext> 0</mtext>
                        </mrow>
                        <mtext>.</mtext>
                        <mrow>
                          <msub>
                            <mtext>2,  tk</mtext>
                            <mstyle mathsize="8pt">
                              <mi>i</mi>
                            </mstyle>
                          </msub>
                          <mo stretchy="false">=</mo>
                          <mn>2</mn>
                        </mrow>
                        <mrow/>
                      </mrow>
                      <mrow/>
                    </mrow>
                  </mrow>
                </mrow>
                <mrow/>
              </mrow>
            </mtd>
          </mtr>
        </mtable>
        <mrow/>
      </mrow>
      <mrow/>
    </mrow>
    <annotation encoding="StarMath 5.0">alignl { stack {
 size 12{"tk" rSub { size 8{1} }  =" tk" rSub { size 8{2} }  =" tk" rSub { size 8{3} }  ={}}  {} # 
= alignl { stack {
 left lbrace P rSub { size 8{1} }  =" 0" "." "2,  tk" rSub { size 8{i} }  =2 {} # 
 right none  left lbrace P rSub { size 8{2} }  =" 0" "." "8,  tk" rSub { size 8{i} }  =1 {} # 
 right no } }  lbrace  {} 
} } {}</annotation>
  </semantics>
</math>
</file>